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314492" calcext:value-type="float">
            <text:p>0,314492</text:p>
          </table:table-cell>
          <table:table-cell table:style-name="ce2" office:value-type="float" office:value="0.283059" calcext:value-type="float">
            <text:p>0,283059</text:p>
          </table:table-cell>
          <table:table-cell table:style-name="ce2" office:value-type="float" office:value="0.26758" calcext:value-type="float">
            <text:p>0,267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3" calcext:value-type="float">
            <text:p>53</text:p>
          </table:table-cell>
          <table:table-cell table:style-name="ce2" office:value-type="float" office:value="0.05785" calcext:value-type="float">
            <text:p>0,05785</text:p>
          </table:table-cell>
          <table:table-cell table:style-name="ce2" office:value-type="float" office:value="0.048175" calcext:value-type="float">
            <text:p>0,0481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5" calcext:value-type="float">
            <text:p>2,74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,6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9" calcext:value-type="float">
            <text:p>2,6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" calcext:value-type="float">
            <text:p>2,8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65" calcext:value-type="float">
            <text:p>2,96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1" calcext:value-type="float">
            <text:p>2,9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5" calcext:value-type="float">
            <text:p>2,8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4" calcext:value-type="float">
            <text:p>2,8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4" calcext:value-type="float">
            <text:p>2,8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1" calcext:value-type="float">
            <text:p>2,8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,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1" calcext:value-type="float">
            <text:p>2,8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25" calcext:value-type="float">
            <text:p>2,82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65" calcext:value-type="float">
            <text:p>2,76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85" calcext:value-type="float">
            <text:p>2,78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79" calcext:value-type="float">
            <text:p>2,7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5" calcext:value-type="float">
            <text:p>2,7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755" calcext:value-type="float">
            <text:p>2,75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74" calcext:value-type="float">
            <text:p>2,7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45" calcext:value-type="float">
            <text:p>2,84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35" calcext:value-type="float">
            <text:p>2,83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935" calcext:value-type="float">
            <text:p>2,93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99" calcext:value-type="float">
            <text:p>2,9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,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82" calcext:value-type="float">
            <text:p>2,8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83" calcext:value-type="float">
            <text:p>2,8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6" calcext:value-type="float">
            <text:p>2,8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25" calcext:value-type="float">
            <text:p>2,82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76" calcext:value-type="float">
            <text:p>2,7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1" calcext:value-type="float">
            <text:p>2,7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73" calcext:value-type="float">
            <text:p>2,7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76" calcext:value-type="float">
            <text:p>2,7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6" calcext:value-type="float">
            <text:p>2,6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72" calcext:value-type="float">
            <text:p>2,7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75" calcext:value-type="float">
            <text:p>2,7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" calcext:value-type="float">
            <text:p>2,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695" calcext:value-type="float">
            <text:p>2,6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35" calcext:value-type="float">
            <text:p>2,73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73" calcext:value-type="float">
            <text:p>2,7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705" calcext:value-type="float">
            <text:p>2,70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95" calcext:value-type="float">
            <text:p>2,6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685" calcext:value-type="float">
            <text:p>2,68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6" calcext:value-type="float">
            <text:p>2,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465" calcext:value-type="float">
            <text:p>2,46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5" calcext:value-type="float">
            <text:p>2,45</text:p>
          </table:table-cell>
          <table:table-cell table:number-columns-repeated="7"/>
          <table:table-cell table:formula="of:=[.J55]+[.I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43" calcext:value-type="float">
            <text:p>2,43</text:p>
          </table:table-cell>
          <table:table-cell table:number-columns-repeated="2"/>
          <table:table-cell office:value-type="string" calcext:value-type="string">
            <text:p>Vender</text:p>
          </table:table-cell>
          <table:table-cell table:number-columns-repeated="2"/>
          <table:table-cell table:formula="of:=[.H56]" office:value-type="float" office:value="0" calcext:value-type="float">
            <text:p>0</text:p>
          </table:table-cell>
          <table:table-cell/>
          <table:table-cell table:formula="of:=[.J56]+[.I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39" calcext:value-type="float">
            <text:p>2,39</text:p>
          </table:table-cell>
          <table:table-cell table:formula="of:=IF([.F57]&lt;&gt;&quot;&quot;;[.B5];IF([.E57]=&quot;Vender&quot;;IF([.B5]&gt;[.C57];[.B5];[.C57]);IF([.B5]&lt;[.C57];[.B5];[.C57])))" office:value-type="float" office:value="2.745" calcext:value-type="float">
            <text:p>2,745</text:p>
          </table:table-cell>
          <table:table-cell table:formula="of:=IF([.E57]=&quot;Comprar&quot;;([.B58]-[.C58])/[.C58];([.C58]-[.B58])/[.C58])" office:value-type="float" office:value="0.129326047358834" calcext:value-type="float">
            <text:p>0,129326047358834</text:p>
          </table:table-cell>
          <table:table-cell table:formula="of:=IF([.E57]=&quot;Comprar&quot;;IF([.D58]&gt;[.D$3];&quot;Vender&quot;;&quot;Comprar&quot;);IF([.D58]&gt;[.C$3];&quot;Comprar&quot;;&quot;Vender&quot;))" office:value-type="string" office:string-value="Comprar" calcext:value-type="string">
            <text:p>Comprar</text:p>
          </table:table-cell>
          <table:table-cell table:formula="of:=IF(AND([.E57]=&quot;Vender&quot;;[.E58]=&quot;Comprar&quot;);&quot;VENTA&quot;;IF(AND([.E57]=&quot;Comprar&quot;;[.E58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7]" office:value-type="float" office:value="0" calcext:value-type="float">
            <text:p>0</text:p>
          </table:table-cell>
          <table:table-cell/>
          <table:table-cell table:formula="of:=[.J57]+[.I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31" calcext:value-type="float">
            <text:p>2,31</text:p>
          </table:table-cell>
          <table:table-cell table:formula="of:=IF([.F58]&lt;&gt;&quot;&quot;;[.B6];IF([.E58]=&quot;Vender&quot;;IF([.B6]&gt;[.C58];[.B6];[.C58]);IF([.B6]&lt;[.C58];[.B6];[.C58])))" office:value-type="float" office:value="2.78" calcext:value-type="float">
            <text:p>2,78</text:p>
          </table:table-cell>
          <table:table-cell table:formula="of:=IF([.E58]=&quot;Comprar&quot;;([.B59]-[.C59])/[.C59];([.C59]-[.B59])/[.C59])" office:value-type="float" office:value="-0.169064748201439" calcext:value-type="float">
            <text:p>-0,169064748201439</text:p>
          </table:table-cell>
          <table:table-cell table:formula="of:=IF([.E58]=&quot;Comprar&quot;;IF([.D59]&gt;[.D$3];&quot;Vender&quot;;&quot;Comprar&quot;);IF([.D59]&gt;[.C$3];&quot;Comprar&quot;;&quot;Vender&quot;))" office:value-type="string" office:string-value="Comprar" calcext:value-type="string">
            <text:p>Comprar</text:p>
          </table:table-cell>
          <table:table-cell table:formula="of:=IF(AND([.E58]=&quot;Vender&quot;;[.E59]=&quot;Comprar&quot;);&quot;VENTA&quot;;IF(AND([.E58]=&quot;Comprar&quot;;[.E59]=&quot;Vender&quot;);&quot;COMPRA&quot;;&quot;&quot;))">
            <text:p/>
          </table:table-cell>
          <table:table-cell/>
          <table:table-cell table:formula="of:=[.H58]" office:value-type="float" office:value="0" calcext:value-type="float">
            <text:p>0</text:p>
          </table:table-cell>
          <table:table-cell/>
          <table:table-cell table:formula="of:=[.J58]+[.I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335" calcext:value-type="float">
            <text:p>2,335</text:p>
          </table:table-cell>
          <table:table-cell table:formula="of:=IF([.F59]&lt;&gt;&quot;&quot;;[.B7];IF([.E59]=&quot;Vender&quot;;IF([.B7]&gt;[.C59];[.B7];[.C59]);IF([.B7]&lt;[.C59];[.B7];[.C59])))" office:value-type="float" office:value="2.77" calcext:value-type="float">
            <text:p>2,77</text:p>
          </table:table-cell>
          <table:table-cell table:formula="of:=IF([.E59]=&quot;Comprar&quot;;([.B60]-[.C60])/[.C60];([.C60]-[.B60])/[.C60])" office:value-type="float" office:value="-0.157039711191336" calcext:value-type="float">
            <text:p>-0,157039711191336</text:p>
          </table:table-cell>
          <table:table-cell table:formula="of:=IF([.E59]=&quot;Comprar&quot;;IF([.D60]&gt;[.D$3];&quot;Vender&quot;;&quot;Comprar&quot;);IF([.D60]&gt;[.C$3];&quot;Comprar&quot;;&quot;Vender&quot;))" office:value-type="string" office:string-value="Comprar" calcext:value-type="string">
            <text:p>Comprar</text:p>
          </table:table-cell>
          <table:table-cell table:formula="of:=IF(AND([.E59]=&quot;Vender&quot;;[.E60]=&quot;Comprar&quot;);&quot;VENTA&quot;;IF(AND([.E59]=&quot;Comprar&quot;;[.E60]=&quot;Vender&quot;);&quot;COMPRA&quot;;&quot;&quot;))">
            <text:p/>
          </table:table-cell>
          <table:table-cell/>
          <table:table-cell table:formula="of:=[.H59]" office:value-type="float" office:value="0" calcext:value-type="float">
            <text:p>0</text:p>
          </table:table-cell>
          <table:table-cell/>
          <table:table-cell table:formula="of:=[.J59]+[.I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32" calcext:value-type="float">
            <text:p>2,32</text:p>
          </table:table-cell>
          <table:table-cell table:formula="of:=IF([.F60]&lt;&gt;&quot;&quot;;[.B8];IF([.E60]=&quot;Vender&quot;;IF([.B8]&gt;[.C60];[.B8];[.C60]);IF([.B8]&lt;[.C60];[.B8];[.C60])))" office:value-type="float" office:value="2.68" calcext:value-type="float">
            <text:p>2,68</text:p>
          </table:table-cell>
          <table:table-cell table:formula="of:=IF([.E60]=&quot;Comprar&quot;;([.B61]-[.C61])/[.C61];([.C61]-[.B61])/[.C61])" office:value-type="float" office:value="-0.134328358208955" calcext:value-type="float">
            <text:p>-0,134328358208955</text:p>
          </table:table-cell>
          <table:table-cell table:formula="of:=IF([.E60]=&quot;Comprar&quot;;IF([.D61]&gt;[.D$3];&quot;Vender&quot;;&quot;Comprar&quot;);IF([.D61]&gt;[.C$3];&quot;Comprar&quot;;&quot;Vender&quot;))" office:value-type="string" office:string-value="Comprar" calcext:value-type="string">
            <text:p>Comprar</text:p>
          </table:table-cell>
          <table:table-cell table:formula="of:=IF(AND([.E60]=&quot;Vender&quot;;[.E61]=&quot;Comprar&quot;);&quot;VENTA&quot;;IF(AND([.E60]=&quot;Comprar&quot;;[.E61]=&quot;Vender&quot;);&quot;COMPRA&quot;;&quot;&quot;))">
            <text:p/>
          </table:table-cell>
          <table:table-cell/>
          <table:table-cell table:formula="of:=[.H60]" office:value-type="float" office:value="0" calcext:value-type="float">
            <text:p>0</text:p>
          </table:table-cell>
          <table:table-cell/>
          <table:table-cell table:formula="of:=[.J60]+[.I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49" calcext:value-type="float">
            <text:p>2,49</text:p>
          </table:table-cell>
          <table:table-cell table:formula="of:=IF([.F61]&lt;&gt;&quot;&quot;;[.B9];IF([.E61]=&quot;Vender&quot;;IF([.B9]&gt;[.C61];[.B9];[.C61]);IF([.B9]&lt;[.C61];[.B9];[.C61])))" office:value-type="float" office:value="2.68" calcext:value-type="float">
            <text:p>2,68</text:p>
          </table:table-cell>
          <table:table-cell table:formula="of:=IF([.E61]=&quot;Comprar&quot;;([.B62]-[.C62])/[.C62];([.C62]-[.B62])/[.C62])" office:value-type="float" office:value="-0.0708955223880597" calcext:value-type="float">
            <text:p>-0,07089552238806</text:p>
          </table:table-cell>
          <table:table-cell table:formula="of:=IF([.E61]=&quot;Comprar&quot;;IF([.D62]&gt;[.D$3];&quot;Vender&quot;;&quot;Comprar&quot;);IF([.D62]&gt;[.C$3];&quot;Comprar&quot;;&quot;Vender&quot;))" office:value-type="string" office:string-value="Comprar" calcext:value-type="string">
            <text:p>Comprar</text:p>
          </table:table-cell>
          <table:table-cell table:formula="of:=IF(AND([.E61]=&quot;Vender&quot;;[.E62]=&quot;Comprar&quot;);&quot;VENTA&quot;;IF(AND([.E61]=&quot;Comprar&quot;;[.E62]=&quot;Vender&quot;);&quot;COMPRA&quot;;&quot;&quot;))">
            <text:p/>
          </table:table-cell>
          <table:table-cell/>
          <table:table-cell table:formula="of:=[.H61]" office:value-type="float" office:value="0" calcext:value-type="float">
            <text:p>0</text:p>
          </table:table-cell>
          <table:table-cell/>
          <table:table-cell table:formula="of:=[.J61]+[.I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46" calcext:value-type="float">
            <text:p>2,46</text:p>
          </table:table-cell>
          <table:table-cell table:formula="of:=IF([.F62]&lt;&gt;&quot;&quot;;[.B10];IF([.E62]=&quot;Vender&quot;;IF([.B10]&gt;[.C62];[.B10];[.C62]);IF([.B10]&lt;[.C62];[.B10];[.C62])))" office:value-type="float" office:value="2.68" calcext:value-type="float">
            <text:p>2,68</text:p>
          </table:table-cell>
          <table:table-cell table:formula="of:=IF([.E62]=&quot;Comprar&quot;;([.B63]-[.C63])/[.C63];([.C63]-[.B63])/[.C63])" office:value-type="float" office:value="-0.082089552238806" calcext:value-type="float">
            <text:p>-0,082089552238806</text:p>
          </table:table-cell>
          <table:table-cell table:formula="of:=IF([.E62]=&quot;Comprar&quot;;IF([.D63]&gt;[.D$3];&quot;Vender&quot;;&quot;Comprar&quot;);IF([.D63]&gt;[.C$3];&quot;Comprar&quot;;&quot;Vender&quot;))" office:value-type="string" office:string-value="Comprar" calcext:value-type="string">
            <text:p>Comprar</text:p>
          </table:table-cell>
          <table:table-cell table:formula="of:=IF(AND([.E62]=&quot;Vender&quot;;[.E63]=&quot;Comprar&quot;);&quot;VENTA&quot;;IF(AND([.E62]=&quot;Comprar&quot;;[.E63]=&quot;Vender&quot;);&quot;COMPRA&quot;;&quot;&quot;))">
            <text:p/>
          </table:table-cell>
          <table:table-cell/>
          <table:table-cell table:formula="of:=[.H62]" office:value-type="float" office:value="0" calcext:value-type="float">
            <text:p>0</text:p>
          </table:table-cell>
          <table:table-cell/>
          <table:table-cell table:formula="of:=[.J62]+[.I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6" calcext:value-type="float">
            <text:p>2,46</text:p>
          </table:table-cell>
          <table:table-cell table:formula="of:=IF([.F63]&lt;&gt;&quot;&quot;;[.B11];IF([.E63]=&quot;Vender&quot;;IF([.B11]&gt;[.C63];[.B11];[.C63]);IF([.B11]&lt;[.C63];[.B11];[.C63])))" office:value-type="float" office:value="2.68" calcext:value-type="float">
            <text:p>2,68</text:p>
          </table:table-cell>
          <table:table-cell table:formula="of:=IF([.E63]=&quot;Comprar&quot;;([.B64]-[.C64])/[.C64];([.C64]-[.B64])/[.C64])" office:value-type="float" office:value="-0.082089552238806" calcext:value-type="float">
            <text:p>-0,082089552238806</text:p>
          </table:table-cell>
          <table:table-cell table:formula="of:=IF([.E63]=&quot;Comprar&quot;;IF([.D64]&gt;[.D$3];&quot;Vender&quot;;&quot;Comprar&quot;);IF([.D64]&gt;[.C$3];&quot;Comprar&quot;;&quot;Vender&quot;))" office:value-type="string" office:string-value="Comprar" calcext:value-type="string">
            <text:p>Comprar</text:p>
          </table:table-cell>
          <table:table-cell table:formula="of:=IF(AND([.E63]=&quot;Vender&quot;;[.E64]=&quot;Comprar&quot;);&quot;VENTA&quot;;IF(AND([.E63]=&quot;Comprar&quot;;[.E64]=&quot;Vender&quot;);&quot;COMPRA&quot;;&quot;&quot;))">
            <text:p/>
          </table:table-cell>
          <table:table-cell/>
          <table:table-cell table:formula="of:=[.H63]" office:value-type="float" office:value="0" calcext:value-type="float">
            <text:p>0</text:p>
          </table:table-cell>
          <table:table-cell/>
          <table:table-cell table:formula="of:=[.J63]+[.I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formula="of:=IF([.F64]&lt;&gt;&quot;&quot;;[.B12];IF([.E64]=&quot;Vender&quot;;IF([.B12]&gt;[.C64];[.B12];[.C64]);IF([.B12]&lt;[.C64];[.B12];[.C64])))" office:value-type="float" office:value="2.68" calcext:value-type="float">
            <text:p>2,68</text:p>
          </table:table-cell>
          <table:table-cell table:formula="of:=IF([.E64]=&quot;Comprar&quot;;([.B65]-[.C65])/[.C65];([.C65]-[.B65])/[.C65])" office:value-type="float" office:value="-0.0671641791044777" calcext:value-type="float">
            <text:p>-0,067164179104478</text:p>
          </table:table-cell>
          <table:table-cell table:formula="of:=IF([.E64]=&quot;Comprar&quot;;IF([.D65]&gt;[.D$3];&quot;Vender&quot;;&quot;Comprar&quot;);IF([.D65]&gt;[.C$3];&quot;Comprar&quot;;&quot;Vender&quot;))" office:value-type="string" office:string-value="Comprar" calcext:value-type="string">
            <text:p>Comprar</text:p>
          </table:table-cell>
          <table:table-cell table:formula="of:=IF(AND([.E64]=&quot;Vender&quot;;[.E65]=&quot;Comprar&quot;);&quot;VENTA&quot;;IF(AND([.E64]=&quot;Comprar&quot;;[.E65]=&quot;Vender&quot;);&quot;COMPRA&quot;;&quot;&quot;))">
            <text:p/>
          </table:table-cell>
          <table:table-cell/>
          <table:table-cell table:formula="of:=[.H64]" office:value-type="float" office:value="0" calcext:value-type="float">
            <text:p>0</text:p>
          </table:table-cell>
          <table:table-cell/>
          <table:table-cell table:formula="of:=[.J64]+[.I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,5</text:p>
          </table:table-cell>
          <table:table-cell table:formula="of:=IF([.F65]&lt;&gt;&quot;&quot;;[.B13];IF([.E65]=&quot;Vender&quot;;IF([.B13]&gt;[.C65];[.B13];[.C65]);IF([.B13]&lt;[.C65];[.B13];[.C65])))" office:value-type="float" office:value="2.68" calcext:value-type="float">
            <text:p>2,68</text:p>
          </table:table-cell>
          <table:table-cell table:formula="of:=IF([.E65]=&quot;Comprar&quot;;([.B66]-[.C66])/[.C66];([.C66]-[.B66])/[.C66])" office:value-type="float" office:value="-0.0671641791044777" calcext:value-type="float">
            <text:p>-0,067164179104478</text:p>
          </table:table-cell>
          <table:table-cell table:formula="of:=IF([.E65]=&quot;Comprar&quot;;IF([.D66]&gt;[.D$3];&quot;Vender&quot;;&quot;Comprar&quot;);IF([.D66]&gt;[.C$3];&quot;Comprar&quot;;&quot;Vender&quot;))" office:value-type="string" office:string-value="Comprar" calcext:value-type="string">
            <text:p>Comprar</text:p>
          </table:table-cell>
          <table:table-cell table:formula="of:=IF(AND([.E65]=&quot;Vender&quot;;[.E66]=&quot;Comprar&quot;);&quot;VENTA&quot;;IF(AND([.E65]=&quot;Comprar&quot;;[.E66]=&quot;Vender&quot;);&quot;COMPRA&quot;;&quot;&quot;))">
            <text:p/>
          </table:table-cell>
          <table:table-cell/>
          <table:table-cell table:formula="of:=[.H65]" office:value-type="float" office:value="0" calcext:value-type="float">
            <text:p>0</text:p>
          </table:table-cell>
          <table:table-cell/>
          <table:table-cell table:formula="of:=[.J65]+[.I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56" calcext:value-type="float">
            <text:p>2,56</text:p>
          </table:table-cell>
          <table:table-cell table:formula="of:=IF([.F66]&lt;&gt;&quot;&quot;;[.B14];IF([.E66]=&quot;Vender&quot;;IF([.B14]&gt;[.C66];[.B14];[.C66]);IF([.B14]&lt;[.C66];[.B14];[.C66])))" office:value-type="float" office:value="2.68" calcext:value-type="float">
            <text:p>2,68</text:p>
          </table:table-cell>
          <table:table-cell table:formula="of:=IF([.E66]=&quot;Comprar&quot;;([.B67]-[.C67])/[.C67];([.C67]-[.B67])/[.C67])" office:value-type="float" office:value="-0.0447761194029851" calcext:value-type="float">
            <text:p>-0,044776119402985</text:p>
          </table:table-cell>
          <table:table-cell table:formula="of:=IF([.E66]=&quot;Comprar&quot;;IF([.D67]&gt;[.D$3];&quot;Vender&quot;;&quot;Comprar&quot;);IF([.D67]&gt;[.C$3];&quot;Comprar&quot;;&quot;Vender&quot;))" office:value-type="string" office:string-value="Comprar" calcext:value-type="string">
            <text:p>Comprar</text:p>
          </table:table-cell>
          <table:table-cell table:formula="of:=IF(AND([.E66]=&quot;Vender&quot;;[.E67]=&quot;Comprar&quot;);&quot;VENTA&quot;;IF(AND([.E66]=&quot;Comprar&quot;;[.E67]=&quot;Vender&quot;);&quot;COMPRA&quot;;&quot;&quot;))">
            <text:p/>
          </table:table-cell>
          <table:table-cell/>
          <table:table-cell table:formula="of:=[.H66]" office:value-type="float" office:value="0" calcext:value-type="float">
            <text:p>0</text:p>
          </table:table-cell>
          <table:table-cell/>
          <table:table-cell table:formula="of:=[.J66]+[.I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1" calcext:value-type="float">
            <text:p>2,51</text:p>
          </table:table-cell>
          <table:table-cell table:formula="of:=IF([.F67]&lt;&gt;&quot;&quot;;[.B15];IF([.E67]=&quot;Vender&quot;;IF([.B15]&gt;[.C67];[.B15];[.C67]);IF([.B15]&lt;[.C67];[.B15];[.C67])))" office:value-type="float" office:value="2.68" calcext:value-type="float">
            <text:p>2,68</text:p>
          </table:table-cell>
          <table:table-cell table:formula="of:=IF([.E67]=&quot;Comprar&quot;;([.B68]-[.C68])/[.C68];([.C68]-[.B68])/[.C68])" office:value-type="float" office:value="-0.0634328358208957" calcext:value-type="float">
            <text:p>-0,063432835820896</text:p>
          </table:table-cell>
          <table:table-cell table:formula="of:=IF([.E67]=&quot;Comprar&quot;;IF([.D68]&gt;[.D$3];&quot;Vender&quot;;&quot;Comprar&quot;);IF([.D68]&gt;[.C$3];&quot;Comprar&quot;;&quot;Vender&quot;))" office:value-type="string" office:string-value="Comprar" calcext:value-type="string">
            <text:p>Comprar</text:p>
          </table:table-cell>
          <table:table-cell table:formula="of:=IF(AND([.E67]=&quot;Vender&quot;;[.E68]=&quot;Comprar&quot;);&quot;VENTA&quot;;IF(AND([.E67]=&quot;Comprar&quot;;[.E68]=&quot;Vender&quot;);&quot;COMPRA&quot;;&quot;&quot;))">
            <text:p/>
          </table:table-cell>
          <table:table-cell/>
          <table:table-cell table:formula="of:=[.H67]" office:value-type="float" office:value="0" calcext:value-type="float">
            <text:p>0</text:p>
          </table:table-cell>
          <table:table-cell/>
          <table:table-cell table:formula="of:=[.J67]+[.I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44" calcext:value-type="float">
            <text:p>2,44</text:p>
          </table:table-cell>
          <table:table-cell table:formula="of:=IF([.F68]&lt;&gt;&quot;&quot;;[.B16];IF([.E68]=&quot;Vender&quot;;IF([.B16]&gt;[.C68];[.B16];[.C68]);IF([.B16]&lt;[.C68];[.B16];[.C68])))" office:value-type="float" office:value="2.68" calcext:value-type="float">
            <text:p>2,68</text:p>
          </table:table-cell>
          <table:table-cell table:formula="of:=IF([.E68]=&quot;Comprar&quot;;([.B69]-[.C69])/[.C69];([.C69]-[.B69])/[.C69])" office:value-type="float" office:value="-0.0895522388059702" calcext:value-type="float">
            <text:p>-0,08955223880597</text:p>
          </table:table-cell>
          <table:table-cell table:formula="of:=IF([.E68]=&quot;Comprar&quot;;IF([.D69]&gt;[.D$3];&quot;Vender&quot;;&quot;Comprar&quot;);IF([.D69]&gt;[.C$3];&quot;Comprar&quot;;&quot;Vender&quot;))" office:value-type="string" office:string-value="Comprar" calcext:value-type="string">
            <text:p>Comprar</text:p>
          </table:table-cell>
          <table:table-cell table:formula="of:=IF(AND([.E68]=&quot;Vender&quot;;[.E69]=&quot;Comprar&quot;);&quot;VENTA&quot;;IF(AND([.E68]=&quot;Comprar&quot;;[.E69]=&quot;Vender&quot;);&quot;COMPRA&quot;;&quot;&quot;))">
            <text:p/>
          </table:table-cell>
          <table:table-cell/>
          <table:table-cell table:formula="of:=[.H68]" office:value-type="float" office:value="0" calcext:value-type="float">
            <text:p>0</text:p>
          </table:table-cell>
          <table:table-cell/>
          <table:table-cell table:formula="of:=[.J68]+[.I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385" calcext:value-type="float">
            <text:p>2,385</text:p>
          </table:table-cell>
          <table:table-cell table:formula="of:=IF([.F69]&lt;&gt;&quot;&quot;;[.B17];IF([.E69]=&quot;Vender&quot;;IF([.B17]&gt;[.C69];[.B17];[.C69]);IF([.B17]&lt;[.C69];[.B17];[.C69])))" office:value-type="float" office:value="2.68" calcext:value-type="float">
            <text:p>2,68</text:p>
          </table:table-cell>
          <table:table-cell table:formula="of:=IF([.E69]=&quot;Comprar&quot;;([.B70]-[.C70])/[.C70];([.C70]-[.B70])/[.C70])" office:value-type="float" office:value="-0.110074626865672" calcext:value-type="float">
            <text:p>-0,110074626865672</text:p>
          </table:table-cell>
          <table:table-cell table:formula="of:=IF([.E69]=&quot;Comprar&quot;;IF([.D70]&gt;[.D$3];&quot;Vender&quot;;&quot;Comprar&quot;);IF([.D70]&gt;[.C$3];&quot;Comprar&quot;;&quot;Vender&quot;))" office:value-type="string" office:string-value="Comprar" calcext:value-type="string">
            <text:p>Comprar</text:p>
          </table:table-cell>
          <table:table-cell table:formula="of:=IF(AND([.E69]=&quot;Vender&quot;;[.E70]=&quot;Comprar&quot;);&quot;VENTA&quot;;IF(AND([.E69]=&quot;Comprar&quot;;[.E70]=&quot;Vender&quot;);&quot;COMPRA&quot;;&quot;&quot;))">
            <text:p/>
          </table:table-cell>
          <table:table-cell/>
          <table:table-cell table:formula="of:=[.H69]" office:value-type="float" office:value="0" calcext:value-type="float">
            <text:p>0</text:p>
          </table:table-cell>
          <table:table-cell/>
          <table:table-cell table:formula="of:=[.J69]+[.I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425" calcext:value-type="float">
            <text:p>2,425</text:p>
          </table:table-cell>
          <table:table-cell table:formula="of:=IF([.F70]&lt;&gt;&quot;&quot;;[.B18];IF([.E70]=&quot;Vender&quot;;IF([.B18]&gt;[.C70];[.B18];[.C70]);IF([.B18]&lt;[.C70];[.B18];[.C70])))" office:value-type="float" office:value="2.68" calcext:value-type="float">
            <text:p>2,68</text:p>
          </table:table-cell>
          <table:table-cell table:formula="of:=IF([.E70]=&quot;Comprar&quot;;([.B71]-[.C71])/[.C71];([.C71]-[.B71])/[.C71])" office:value-type="float" office:value="-0.0951492537313434" calcext:value-type="float">
            <text:p>-0,095149253731343</text:p>
          </table:table-cell>
          <table:table-cell table:formula="of:=IF([.E70]=&quot;Comprar&quot;;IF([.D71]&gt;[.D$3];&quot;Vender&quot;;&quot;Comprar&quot;);IF([.D71]&gt;[.C$3];&quot;Comprar&quot;;&quot;Vender&quot;))" office:value-type="string" office:string-value="Comprar" calcext:value-type="string">
            <text:p>Comprar</text:p>
          </table:table-cell>
          <table:table-cell table:formula="of:=IF(AND([.E70]=&quot;Vender&quot;;[.E71]=&quot;Comprar&quot;);&quot;VENTA&quot;;IF(AND([.E70]=&quot;Comprar&quot;;[.E71]=&quot;Vender&quot;);&quot;COMPRA&quot;;&quot;&quot;))">
            <text:p/>
          </table:table-cell>
          <table:table-cell/>
          <table:table-cell table:formula="of:=[.H70]" office:value-type="float" office:value="0" calcext:value-type="float">
            <text:p>0</text:p>
          </table:table-cell>
          <table:table-cell/>
          <table:table-cell table:formula="of:=[.J70]+[.I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435" calcext:value-type="float">
            <text:p>2,435</text:p>
          </table:table-cell>
          <table:table-cell table:formula="of:=IF([.F71]&lt;&gt;&quot;&quot;;[.B19];IF([.E71]=&quot;Vender&quot;;IF([.B19]&gt;[.C71];[.B19];[.C71]);IF([.B19]&lt;[.C71];[.B19];[.C71])))" office:value-type="float" office:value="2.68" calcext:value-type="float">
            <text:p>2,68</text:p>
          </table:table-cell>
          <table:table-cell table:formula="of:=IF([.E71]=&quot;Comprar&quot;;([.B72]-[.C72])/[.C72];([.C72]-[.B72])/[.C72])" office:value-type="float" office:value="-0.0914179104477612" calcext:value-type="float">
            <text:p>-0,091417910447761</text:p>
          </table:table-cell>
          <table:table-cell table:formula="of:=IF([.E71]=&quot;Comprar&quot;;IF([.D72]&gt;[.D$3];&quot;Vender&quot;;&quot;Comprar&quot;);IF([.D72]&gt;[.C$3];&quot;Comprar&quot;;&quot;Vender&quot;))" office:value-type="string" office:string-value="Comprar" calcext:value-type="string">
            <text:p>Comprar</text:p>
          </table:table-cell>
          <table:table-cell table:formula="of:=IF(AND([.E71]=&quot;Vender&quot;;[.E72]=&quot;Comprar&quot;);&quot;VENTA&quot;;IF(AND([.E71]=&quot;Comprar&quot;;[.E72]=&quot;Vender&quot;);&quot;COMPRA&quot;;&quot;&quot;))">
            <text:p/>
          </table:table-cell>
          <table:table-cell/>
          <table:table-cell table:formula="of:=[.H71]" office:value-type="float" office:value="0" calcext:value-type="float">
            <text:p>0</text:p>
          </table:table-cell>
          <table:table-cell/>
          <table:table-cell table:formula="of:=[.J71]+[.I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455" calcext:value-type="float">
            <text:p>2,455</text:p>
          </table:table-cell>
          <table:table-cell table:formula="of:=IF([.F72]&lt;&gt;&quot;&quot;;[.B20];IF([.E72]=&quot;Vender&quot;;IF([.B20]&gt;[.C72];[.B20];[.C72]);IF([.B20]&lt;[.C72];[.B20];[.C72])))" office:value-type="float" office:value="2.68" calcext:value-type="float">
            <text:p>2,68</text:p>
          </table:table-cell>
          <table:table-cell table:formula="of:=IF([.E72]=&quot;Comprar&quot;;([.B73]-[.C73])/[.C73];([.C73]-[.B73])/[.C73])" office:value-type="float" office:value="-0.0839552238805971" calcext:value-type="float">
            <text:p>-0,083955223880597</text:p>
          </table:table-cell>
          <table:table-cell table:formula="of:=IF([.E72]=&quot;Comprar&quot;;IF([.D73]&gt;[.D$3];&quot;Vender&quot;;&quot;Comprar&quot;);IF([.D73]&gt;[.C$3];&quot;Comprar&quot;;&quot;Vender&quot;))" office:value-type="string" office:string-value="Comprar" calcext:value-type="string">
            <text:p>Comprar</text:p>
          </table:table-cell>
          <table:table-cell table:formula="of:=IF(AND([.E72]=&quot;Vender&quot;;[.E73]=&quot;Comprar&quot;);&quot;VENTA&quot;;IF(AND([.E72]=&quot;Comprar&quot;;[.E73]=&quot;Vender&quot;);&quot;COMPRA&quot;;&quot;&quot;))">
            <text:p/>
          </table:table-cell>
          <table:table-cell/>
          <table:table-cell table:formula="of:=[.H72]" office:value-type="float" office:value="0" calcext:value-type="float">
            <text:p>0</text:p>
          </table:table-cell>
          <table:table-cell/>
          <table:table-cell table:formula="of:=[.J72]+[.I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39" calcext:value-type="float">
            <text:p>2,39</text:p>
          </table:table-cell>
          <table:table-cell table:formula="of:=IF([.F73]&lt;&gt;&quot;&quot;;[.B21];IF([.E73]=&quot;Vender&quot;;IF([.B21]&gt;[.C73];[.B21];[.C73]);IF([.B21]&lt;[.C73];[.B21];[.C73])))" office:value-type="float" office:value="2.68" calcext:value-type="float">
            <text:p>2,68</text:p>
          </table:table-cell>
          <table:table-cell table:formula="of:=IF([.E73]=&quot;Comprar&quot;;([.B74]-[.C74])/[.C74];([.C74]-[.B74])/[.C74])" office:value-type="float" office:value="-0.108208955223881" calcext:value-type="float">
            <text:p>-0,108208955223881</text:p>
          </table:table-cell>
          <table:table-cell table:formula="of:=IF([.E73]=&quot;Comprar&quot;;IF([.D74]&gt;[.D$3];&quot;Vender&quot;;&quot;Comprar&quot;);IF([.D74]&gt;[.C$3];&quot;Comprar&quot;;&quot;Vender&quot;))" office:value-type="string" office:string-value="Comprar" calcext:value-type="string">
            <text:p>Comprar</text:p>
          </table:table-cell>
          <table:table-cell table:formula="of:=IF(AND([.E73]=&quot;Vender&quot;;[.E74]=&quot;Comprar&quot;);&quot;VENTA&quot;;IF(AND([.E73]=&quot;Comprar&quot;;[.E74]=&quot;Vender&quot;);&quot;COMPRA&quot;;&quot;&quot;))">
            <text:p/>
          </table:table-cell>
          <table:table-cell/>
          <table:table-cell table:formula="of:=[.H73]" office:value-type="float" office:value="0" calcext:value-type="float">
            <text:p>0</text:p>
          </table:table-cell>
          <table:table-cell/>
          <table:table-cell table:formula="of:=[.J73]+[.I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325" calcext:value-type="float">
            <text:p>2,325</text:p>
          </table:table-cell>
          <table:table-cell table:formula="of:=IF([.F74]&lt;&gt;&quot;&quot;;[.B22];IF([.E74]=&quot;Vender&quot;;IF([.B22]&gt;[.C74];[.B22];[.C74]);IF([.B22]&lt;[.C74];[.B22];[.C74])))" office:value-type="float" office:value="2.68" calcext:value-type="float">
            <text:p>2,68</text:p>
          </table:table-cell>
          <table:table-cell table:formula="of:=IF([.E74]=&quot;Comprar&quot;;([.B75]-[.C75])/[.C75];([.C75]-[.B75])/[.C75])" office:value-type="float" office:value="-0.132462686567164" calcext:value-type="float">
            <text:p>-0,132462686567164</text:p>
          </table:table-cell>
          <table:table-cell table:formula="of:=IF([.E74]=&quot;Comprar&quot;;IF([.D75]&gt;[.D$3];&quot;Vender&quot;;&quot;Comprar&quot;);IF([.D75]&gt;[.C$3];&quot;Comprar&quot;;&quot;Vender&quot;))" office:value-type="string" office:string-value="Comprar" calcext:value-type="string">
            <text:p>Comprar</text:p>
          </table:table-cell>
          <table:table-cell table:formula="of:=IF(AND([.E74]=&quot;Vender&quot;;[.E75]=&quot;Comprar&quot;);&quot;VENTA&quot;;IF(AND([.E74]=&quot;Comprar&quot;;[.E75]=&quot;Vender&quot;);&quot;COMPRA&quot;;&quot;&quot;))">
            <text:p/>
          </table:table-cell>
          <table:table-cell/>
          <table:table-cell table:formula="of:=[.H74]" office:value-type="float" office:value="0" calcext:value-type="float">
            <text:p>0</text:p>
          </table:table-cell>
          <table:table-cell/>
          <table:table-cell table:formula="of:=[.J74]+[.I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1" calcext:value-type="float">
            <text:p>2,31</text:p>
          </table:table-cell>
          <table:table-cell table:formula="of:=IF([.F75]&lt;&gt;&quot;&quot;;[.B23];IF([.E75]=&quot;Vender&quot;;IF([.B23]&gt;[.C75];[.B23];[.C75]);IF([.B23]&lt;[.C75];[.B23];[.C75])))" office:value-type="float" office:value="2.68" calcext:value-type="float">
            <text:p>2,68</text:p>
          </table:table-cell>
          <table:table-cell table:formula="of:=IF([.E75]=&quot;Comprar&quot;;([.B76]-[.C76])/[.C76];([.C76]-[.B76])/[.C76])" office:value-type="float" office:value="-0.138059701492537" calcext:value-type="float">
            <text:p>-0,138059701492537</text:p>
          </table:table-cell>
          <table:table-cell table:formula="of:=IF([.E75]=&quot;Comprar&quot;;IF([.D76]&gt;[.D$3];&quot;Vender&quot;;&quot;Comprar&quot;);IF([.D76]&gt;[.C$3];&quot;Comprar&quot;;&quot;Vender&quot;))" office:value-type="string" office:string-value="Comprar" calcext:value-type="string">
            <text:p>Comprar</text:p>
          </table:table-cell>
          <table:table-cell table:formula="of:=IF(AND([.E75]=&quot;Vender&quot;;[.E76]=&quot;Comprar&quot;);&quot;VENTA&quot;;IF(AND([.E75]=&quot;Comprar&quot;;[.E76]=&quot;Vender&quot;);&quot;COMPRA&quot;;&quot;&quot;))">
            <text:p/>
          </table:table-cell>
          <table:table-cell/>
          <table:table-cell table:formula="of:=[.H75]" office:value-type="float" office:value="0" calcext:value-type="float">
            <text:p>0</text:p>
          </table:table-cell>
          <table:table-cell/>
          <table:table-cell table:formula="of:=[.J75]+[.I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35" calcext:value-type="float">
            <text:p>2,35</text:p>
          </table:table-cell>
          <table:table-cell table:formula="of:=IF([.F76]&lt;&gt;&quot;&quot;;[.B24];IF([.E76]=&quot;Vender&quot;;IF([.B24]&gt;[.C76];[.B24];[.C76]);IF([.B24]&lt;[.C76];[.B24];[.C76])))" office:value-type="float" office:value="2.68" calcext:value-type="float">
            <text:p>2,68</text:p>
          </table:table-cell>
          <table:table-cell table:formula="of:=IF([.E76]=&quot;Comprar&quot;;([.B77]-[.C77])/[.C77];([.C77]-[.B77])/[.C77])" office:value-type="float" office:value="-0.123134328358209" calcext:value-type="float">
            <text:p>-0,123134328358209</text:p>
          </table:table-cell>
          <table:table-cell table:formula="of:=IF([.E76]=&quot;Comprar&quot;;IF([.D77]&gt;[.D$3];&quot;Vender&quot;;&quot;Comprar&quot;);IF([.D77]&gt;[.C$3];&quot;Comprar&quot;;&quot;Vender&quot;))" office:value-type="string" office:string-value="Comprar" calcext:value-type="string">
            <text:p>Comprar</text:p>
          </table:table-cell>
          <table:table-cell table:formula="of:=IF(AND([.E76]=&quot;Vender&quot;;[.E77]=&quot;Comprar&quot;);&quot;VENTA&quot;;IF(AND([.E76]=&quot;Comprar&quot;;[.E77]=&quot;Vender&quot;);&quot;COMPRA&quot;;&quot;&quot;))">
            <text:p/>
          </table:table-cell>
          <table:table-cell/>
          <table:table-cell table:formula="of:=[.H76]" office:value-type="float" office:value="0" calcext:value-type="float">
            <text:p>0</text:p>
          </table:table-cell>
          <table:table-cell/>
          <table:table-cell table:formula="of:=[.J76]+[.I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43" calcext:value-type="float">
            <text:p>2,43</text:p>
          </table:table-cell>
          <table:table-cell table:formula="of:=IF([.F77]&lt;&gt;&quot;&quot;;[.B25];IF([.E77]=&quot;Vender&quot;;IF([.B25]&gt;[.C77];[.B25];[.C77]);IF([.B25]&lt;[.C77];[.B25];[.C77])))" office:value-type="float" office:value="2.68" calcext:value-type="float">
            <text:p>2,68</text:p>
          </table:table-cell>
          <table:table-cell table:formula="of:=IF([.E77]=&quot;Comprar&quot;;([.B78]-[.C78])/[.C78];([.C78]-[.B78])/[.C78])" office:value-type="float" office:value="-0.0932835820895522" calcext:value-type="float">
            <text:p>-0,093283582089552</text:p>
          </table:table-cell>
          <table:table-cell table:formula="of:=IF([.E77]=&quot;Comprar&quot;;IF([.D78]&gt;[.D$3];&quot;Vender&quot;;&quot;Comprar&quot;);IF([.D78]&gt;[.C$3];&quot;Comprar&quot;;&quot;Vender&quot;))" office:value-type="string" office:string-value="Comprar" calcext:value-type="string">
            <text:p>Comprar</text:p>
          </table:table-cell>
          <table:table-cell table:formula="of:=IF(AND([.E77]=&quot;Vender&quot;;[.E78]=&quot;Comprar&quot;);&quot;VENTA&quot;;IF(AND([.E77]=&quot;Comprar&quot;;[.E78]=&quot;Vender&quot;);&quot;COMPRA&quot;;&quot;&quot;))">
            <text:p/>
          </table:table-cell>
          <table:table-cell/>
          <table:table-cell table:formula="of:=[.H77]" office:value-type="float" office:value="0" calcext:value-type="float">
            <text:p>0</text:p>
          </table:table-cell>
          <table:table-cell/>
          <table:table-cell table:formula="of:=[.J77]+[.I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table:formula="of:=IF([.F78]&lt;&gt;&quot;&quot;;[.B26];IF([.E78]=&quot;Vender&quot;;IF([.B26]&gt;[.C78];[.B26];[.C78]);IF([.B26]&lt;[.C78];[.B26];[.C78])))" office:value-type="float" office:value="2.68" calcext:value-type="float">
            <text:p>2,68</text:p>
          </table:table-cell>
          <table:table-cell table:formula="of:=IF([.E78]=&quot;Comprar&quot;;([.B79]-[.C79])/[.C79];([.C79]-[.B79])/[.C79])" office:value-type="float" office:value="-0.123134328358209" calcext:value-type="float">
            <text:p>-0,123134328358209</text:p>
          </table:table-cell>
          <table:table-cell table:formula="of:=IF([.E78]=&quot;Comprar&quot;;IF([.D79]&gt;[.D$3];&quot;Vender&quot;;&quot;Comprar&quot;);IF([.D79]&gt;[.C$3];&quot;Comprar&quot;;&quot;Vender&quot;))" office:value-type="string" office:string-value="Comprar" calcext:value-type="string">
            <text:p>Comprar</text:p>
          </table:table-cell>
          <table:table-cell table:formula="of:=IF(AND([.E78]=&quot;Vender&quot;;[.E79]=&quot;Comprar&quot;);&quot;VENTA&quot;;IF(AND([.E78]=&quot;Comprar&quot;;[.E79]=&quot;Vender&quot;);&quot;COMPRA&quot;;&quot;&quot;))">
            <text:p/>
          </table:table-cell>
          <table:table-cell/>
          <table:table-cell table:formula="of:=[.H78]" office:value-type="float" office:value="0" calcext:value-type="float">
            <text:p>0</text:p>
          </table:table-cell>
          <table:table-cell/>
          <table:table-cell table:formula="of:=[.J78]+[.I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445" calcext:value-type="float">
            <text:p>2,445</text:p>
          </table:table-cell>
          <table:table-cell table:formula="of:=IF([.F79]&lt;&gt;&quot;&quot;;[.B27];IF([.E79]=&quot;Vender&quot;;IF([.B27]&gt;[.C79];[.B27];[.C79]);IF([.B27]&lt;[.C79];[.B27];[.C79])))" office:value-type="float" office:value="2.68" calcext:value-type="float">
            <text:p>2,68</text:p>
          </table:table-cell>
          <table:table-cell table:formula="of:=IF([.E79]=&quot;Comprar&quot;;([.B80]-[.C80])/[.C80];([.C80]-[.B80])/[.C80])" office:value-type="float" office:value="-0.0876865671641792" calcext:value-type="float">
            <text:p>-0,087686567164179</text:p>
          </table:table-cell>
          <table:table-cell table:formula="of:=IF([.E79]=&quot;Comprar&quot;;IF([.D80]&gt;[.D$3];&quot;Vender&quot;;&quot;Comprar&quot;);IF([.D80]&gt;[.C$3];&quot;Comprar&quot;;&quot;Vender&quot;))" office:value-type="string" office:string-value="Comprar" calcext:value-type="string">
            <text:p>Comprar</text:p>
          </table:table-cell>
          <table:table-cell table:formula="of:=IF(AND([.E79]=&quot;Vender&quot;;[.E80]=&quot;Comprar&quot;);&quot;VENTA&quot;;IF(AND([.E79]=&quot;Comprar&quot;;[.E80]=&quot;Vender&quot;);&quot;COMPRA&quot;;&quot;&quot;))">
            <text:p/>
          </table:table-cell>
          <table:table-cell/>
          <table:table-cell table:formula="of:=[.H79]" office:value-type="float" office:value="0" calcext:value-type="float">
            <text:p>0</text:p>
          </table:table-cell>
          <table:table-cell/>
          <table:table-cell table:formula="of:=[.J79]+[.I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465" calcext:value-type="float">
            <text:p>2,465</text:p>
          </table:table-cell>
          <table:table-cell table:formula="of:=IF([.F80]&lt;&gt;&quot;&quot;;[.B28];IF([.E80]=&quot;Vender&quot;;IF([.B28]&gt;[.C80];[.B28];[.C80]);IF([.B28]&lt;[.C80];[.B28];[.C80])))" office:value-type="float" office:value="2.68" calcext:value-type="float">
            <text:p>2,68</text:p>
          </table:table-cell>
          <table:table-cell table:formula="of:=IF([.E80]=&quot;Comprar&quot;;([.B81]-[.C81])/[.C81];([.C81]-[.B81])/[.C81])" office:value-type="float" office:value="-0.080223880597015" calcext:value-type="float">
            <text:p>-0,080223880597015</text:p>
          </table:table-cell>
          <table:table-cell table:formula="of:=IF([.E80]=&quot;Comprar&quot;;IF([.D81]&gt;[.D$3];&quot;Vender&quot;;&quot;Comprar&quot;);IF([.D81]&gt;[.C$3];&quot;Comprar&quot;;&quot;Vender&quot;))" office:value-type="string" office:string-value="Comprar" calcext:value-type="string">
            <text:p>Comprar</text:p>
          </table:table-cell>
          <table:table-cell table:formula="of:=IF(AND([.E80]=&quot;Vender&quot;;[.E81]=&quot;Comprar&quot;);&quot;VENTA&quot;;IF(AND([.E80]=&quot;Comprar&quot;;[.E81]=&quot;Vender&quot;);&quot;COMPRA&quot;;&quot;&quot;))">
            <text:p/>
          </table:table-cell>
          <table:table-cell/>
          <table:table-cell table:formula="of:=[.H80]" office:value-type="float" office:value="0" calcext:value-type="float">
            <text:p>0</text:p>
          </table:table-cell>
          <table:table-cell/>
          <table:table-cell table:formula="of:=[.J80]+[.I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2" calcext:value-type="float">
            <text:p>2,52</text:p>
          </table:table-cell>
          <table:table-cell table:formula="of:=IF([.F81]&lt;&gt;&quot;&quot;;[.B29];IF([.E81]=&quot;Vender&quot;;IF([.B29]&gt;[.C81];[.B29];[.C81]);IF([.B29]&lt;[.C81];[.B29];[.C81])))" office:value-type="float" office:value="2.68" calcext:value-type="float">
            <text:p>2,68</text:p>
          </table:table-cell>
          <table:table-cell table:formula="of:=IF([.E81]=&quot;Comprar&quot;;([.B82]-[.C82])/[.C82];([.C82]-[.B82])/[.C82])" office:value-type="float" office:value="-0.0597014925373135" calcext:value-type="float">
            <text:p>-0,059701492537314</text:p>
          </table:table-cell>
          <table:table-cell table:formula="of:=IF([.E81]=&quot;Comprar&quot;;IF([.D82]&gt;[.D$3];&quot;Vender&quot;;&quot;Comprar&quot;);IF([.D82]&gt;[.C$3];&quot;Comprar&quot;;&quot;Vender&quot;))" office:value-type="string" office:string-value="Comprar" calcext:value-type="string">
            <text:p>Comprar</text:p>
          </table:table-cell>
          <table:table-cell table:formula="of:=IF(AND([.E81]=&quot;Vender&quot;;[.E82]=&quot;Comprar&quot;);&quot;VENTA&quot;;IF(AND([.E81]=&quot;Comprar&quot;;[.E82]=&quot;Vender&quot;);&quot;COMPRA&quot;;&quot;&quot;))">
            <text:p/>
          </table:table-cell>
          <table:table-cell/>
          <table:table-cell table:formula="of:=[.H81]" office:value-type="float" office:value="0" calcext:value-type="float">
            <text:p>0</text:p>
          </table:table-cell>
          <table:table-cell/>
          <table:table-cell table:formula="of:=[.J81]+[.I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95" calcext:value-type="float">
            <text:p>2,495</text:p>
          </table:table-cell>
          <table:table-cell table:formula="of:=IF([.F82]&lt;&gt;&quot;&quot;;[.B30];IF([.E82]=&quot;Vender&quot;;IF([.B30]&gt;[.C82];[.B30];[.C82]);IF([.B30]&lt;[.C82];[.B30];[.C82])))" office:value-type="float" office:value="2.68" calcext:value-type="float">
            <text:p>2,68</text:p>
          </table:table-cell>
          <table:table-cell table:formula="of:=IF([.E82]=&quot;Comprar&quot;;([.B83]-[.C83])/[.C83];([.C83]-[.B83])/[.C83])" office:value-type="float" office:value="-0.0690298507462687" calcext:value-type="float">
            <text:p>-0,069029850746269</text:p>
          </table:table-cell>
          <table:table-cell table:formula="of:=IF([.E82]=&quot;Comprar&quot;;IF([.D83]&gt;[.D$3];&quot;Vender&quot;;&quot;Comprar&quot;);IF([.D83]&gt;[.C$3];&quot;Comprar&quot;;&quot;Vender&quot;))" office:value-type="string" office:string-value="Comprar" calcext:value-type="string">
            <text:p>Comprar</text:p>
          </table:table-cell>
          <table:table-cell table:formula="of:=IF(AND([.E82]=&quot;Vender&quot;;[.E83]=&quot;Comprar&quot;);&quot;VENTA&quot;;IF(AND([.E82]=&quot;Comprar&quot;;[.E83]=&quot;Vender&quot;);&quot;COMPRA&quot;;&quot;&quot;))">
            <text:p/>
          </table:table-cell>
          <table:table-cell/>
          <table:table-cell table:formula="of:=[.H82]" office:value-type="float" office:value="0" calcext:value-type="float">
            <text:p>0</text:p>
          </table:table-cell>
          <table:table-cell/>
          <table:table-cell table:formula="of:=[.J82]+[.I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,5</text:p>
          </table:table-cell>
          <table:table-cell table:formula="of:=IF([.F83]&lt;&gt;&quot;&quot;;[.B31];IF([.E83]=&quot;Vender&quot;;IF([.B31]&gt;[.C83];[.B31];[.C83]);IF([.B31]&lt;[.C83];[.B31];[.C83])))" office:value-type="float" office:value="2.68" calcext:value-type="float">
            <text:p>2,68</text:p>
          </table:table-cell>
          <table:table-cell table:formula="of:=IF([.E83]=&quot;Comprar&quot;;([.B84]-[.C84])/[.C84];([.C84]-[.B84])/[.C84])" office:value-type="float" office:value="-0.0671641791044777" calcext:value-type="float">
            <text:p>-0,067164179104478</text:p>
          </table:table-cell>
          <table:table-cell table:formula="of:=IF([.E83]=&quot;Comprar&quot;;IF([.D84]&gt;[.D$3];&quot;Vender&quot;;&quot;Comprar&quot;);IF([.D84]&gt;[.C$3];&quot;Comprar&quot;;&quot;Vender&quot;))" office:value-type="string" office:string-value="Comprar" calcext:value-type="string">
            <text:p>Comprar</text:p>
          </table:table-cell>
          <table:table-cell table:formula="of:=IF(AND([.E83]=&quot;Vender&quot;;[.E84]=&quot;Comprar&quot;);&quot;VENTA&quot;;IF(AND([.E83]=&quot;Comprar&quot;;[.E84]=&quot;Vender&quot;);&quot;COMPRA&quot;;&quot;&quot;))">
            <text:p/>
          </table:table-cell>
          <table:table-cell/>
          <table:table-cell table:formula="of:=[.H83]" office:value-type="float" office:value="0" calcext:value-type="float">
            <text:p>0</text:p>
          </table:table-cell>
          <table:table-cell/>
          <table:table-cell table:formula="of:=[.J83]+[.I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525" calcext:value-type="float">
            <text:p>2,525</text:p>
          </table:table-cell>
          <table:table-cell table:formula="of:=IF([.F84]&lt;&gt;&quot;&quot;;[.B32];IF([.E84]=&quot;Vender&quot;;IF([.B32]&gt;[.C84];[.B32];[.C84]);IF([.B32]&lt;[.C84];[.B32];[.C84])))" office:value-type="float" office:value="2.68" calcext:value-type="float">
            <text:p>2,68</text:p>
          </table:table-cell>
          <table:table-cell table:formula="of:=IF([.E84]=&quot;Comprar&quot;;([.B85]-[.C85])/[.C85];([.C85]-[.B85])/[.C85])" office:value-type="float" office:value="-0.0578358208955225" calcext:value-type="float">
            <text:p>-0,057835820895523</text:p>
          </table:table-cell>
          <table:table-cell table:formula="of:=IF([.E84]=&quot;Comprar&quot;;IF([.D85]&gt;[.D$3];&quot;Vender&quot;;&quot;Comprar&quot;);IF([.D85]&gt;[.C$3];&quot;Comprar&quot;;&quot;Vender&quot;))" office:value-type="string" office:string-value="Comprar" calcext:value-type="string">
            <text:p>Comprar</text:p>
          </table:table-cell>
          <table:table-cell table:formula="of:=IF(AND([.E84]=&quot;Vender&quot;;[.E85]=&quot;Comprar&quot;);&quot;VENTA&quot;;IF(AND([.E84]=&quot;Comprar&quot;;[.E85]=&quot;Vender&quot;);&quot;COMPRA&quot;;&quot;&quot;))">
            <text:p/>
          </table:table-cell>
          <table:table-cell/>
          <table:table-cell table:formula="of:=[.H84]" office:value-type="float" office:value="0" calcext:value-type="float">
            <text:p>0</text:p>
          </table:table-cell>
          <table:table-cell/>
          <table:table-cell table:formula="of:=[.J84]+[.I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1" calcext:value-type="float">
            <text:p>2,61</text:p>
          </table:table-cell>
          <table:table-cell table:formula="of:=IF([.F85]&lt;&gt;&quot;&quot;;[.B33];IF([.E85]=&quot;Vender&quot;;IF([.B33]&gt;[.C85];[.B33];[.C85]);IF([.B33]&lt;[.C85];[.B33];[.C85])))" office:value-type="float" office:value="2.68" calcext:value-type="float">
            <text:p>2,68</text:p>
          </table:table-cell>
          <table:table-cell table:formula="of:=IF([.E85]=&quot;Comprar&quot;;([.B86]-[.C86])/[.C86];([.C86]-[.B86])/[.C86])" office:value-type="float" office:value="-0.0261194029850747" calcext:value-type="float">
            <text:p>-0,026119402985075</text:p>
          </table:table-cell>
          <table:table-cell table:formula="of:=IF([.E85]=&quot;Comprar&quot;;IF([.D86]&gt;[.D$3];&quot;Vender&quot;;&quot;Comprar&quot;);IF([.D86]&gt;[.C$3];&quot;Comprar&quot;;&quot;Vender&quot;))" office:value-type="string" office:string-value="Comprar" calcext:value-type="string">
            <text:p>Comprar</text:p>
          </table:table-cell>
          <table:table-cell table:formula="of:=IF(AND([.E85]=&quot;Vender&quot;;[.E86]=&quot;Comprar&quot;);&quot;VENTA&quot;;IF(AND([.E85]=&quot;Comprar&quot;;[.E86]=&quot;Vender&quot;);&quot;COMPRA&quot;;&quot;&quot;))">
            <text:p/>
          </table:table-cell>
          <table:table-cell/>
          <table:table-cell table:formula="of:=[.H85]" office:value-type="float" office:value="0" calcext:value-type="float">
            <text:p>0</text:p>
          </table:table-cell>
          <table:table-cell/>
          <table:table-cell table:formula="of:=[.J85]+[.I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56" calcext:value-type="float">
            <text:p>2,56</text:p>
          </table:table-cell>
          <table:table-cell table:formula="of:=IF([.F86]&lt;&gt;&quot;&quot;;[.B34];IF([.E86]=&quot;Vender&quot;;IF([.B34]&gt;[.C86];[.B34];[.C86]);IF([.B34]&lt;[.C86];[.B34];[.C86])))" office:value-type="float" office:value="2.68" calcext:value-type="float">
            <text:p>2,68</text:p>
          </table:table-cell>
          <table:table-cell table:formula="of:=IF([.E86]=&quot;Comprar&quot;;([.B87]-[.C87])/[.C87];([.C87]-[.B87])/[.C87])" office:value-type="float" office:value="-0.0447761194029851" calcext:value-type="float">
            <text:p>-0,044776119402985</text:p>
          </table:table-cell>
          <table:table-cell table:formula="of:=IF([.E86]=&quot;Comprar&quot;;IF([.D87]&gt;[.D$3];&quot;Vender&quot;;&quot;Comprar&quot;);IF([.D87]&gt;[.C$3];&quot;Comprar&quot;;&quot;Vender&quot;))" office:value-type="string" office:string-value="Comprar" calcext:value-type="string">
            <text:p>Comprar</text:p>
          </table:table-cell>
          <table:table-cell table:formula="of:=IF(AND([.E86]=&quot;Vender&quot;;[.E87]=&quot;Comprar&quot;);&quot;VENTA&quot;;IF(AND([.E86]=&quot;Comprar&quot;;[.E87]=&quot;Vender&quot;);&quot;COMPRA&quot;;&quot;&quot;))">
            <text:p/>
          </table:table-cell>
          <table:table-cell/>
          <table:table-cell table:formula="of:=[.H86]" office:value-type="float" office:value="0" calcext:value-type="float">
            <text:p>0</text:p>
          </table:table-cell>
          <table:table-cell/>
          <table:table-cell table:formula="of:=[.J86]+[.I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7" calcext:value-type="float">
            <text:p>2,57</text:p>
          </table:table-cell>
          <table:table-cell table:formula="of:=IF([.F87]&lt;&gt;&quot;&quot;;[.B35];IF([.E87]=&quot;Vender&quot;;IF([.B35]&gt;[.C87];[.B35];[.C87]);IF([.B35]&lt;[.C87];[.B35];[.C87])))" office:value-type="float" office:value="2.68" calcext:value-type="float">
            <text:p>2,68</text:p>
          </table:table-cell>
          <table:table-cell table:formula="of:=IF([.E87]=&quot;Comprar&quot;;([.B88]-[.C88])/[.C88];([.C88]-[.B88])/[.C88])" office:value-type="float" office:value="-0.0410447761194029" calcext:value-type="float">
            <text:p>-0,041044776119403</text:p>
          </table:table-cell>
          <table:table-cell table:formula="of:=IF([.E87]=&quot;Comprar&quot;;IF([.D88]&gt;[.D$3];&quot;Vender&quot;;&quot;Comprar&quot;);IF([.D88]&gt;[.C$3];&quot;Comprar&quot;;&quot;Vender&quot;))" office:value-type="string" office:string-value="Comprar" calcext:value-type="string">
            <text:p>Comprar</text:p>
          </table:table-cell>
          <table:table-cell table:formula="of:=IF(AND([.E87]=&quot;Vender&quot;;[.E88]=&quot;Comprar&quot;);&quot;VENTA&quot;;IF(AND([.E87]=&quot;Comprar&quot;;[.E88]=&quot;Vender&quot;);&quot;COMPRA&quot;;&quot;&quot;))">
            <text:p/>
          </table:table-cell>
          <table:table-cell/>
          <table:table-cell table:formula="of:=[.H87]" office:value-type="float" office:value="0" calcext:value-type="float">
            <text:p>0</text:p>
          </table:table-cell>
          <table:table-cell/>
          <table:table-cell table:formula="of:=[.J87]+[.I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545" calcext:value-type="float">
            <text:p>2,545</text:p>
          </table:table-cell>
          <table:table-cell table:formula="of:=IF([.F88]&lt;&gt;&quot;&quot;;[.B36];IF([.E88]=&quot;Vender&quot;;IF([.B36]&gt;[.C88];[.B36];[.C88]);IF([.B36]&lt;[.C88];[.B36];[.C88])))" office:value-type="float" office:value="2.68" calcext:value-type="float">
            <text:p>2,68</text:p>
          </table:table-cell>
          <table:table-cell table:formula="of:=IF([.E88]=&quot;Comprar&quot;;([.B89]-[.C89])/[.C89];([.C89]-[.B89])/[.C89])" office:value-type="float" office:value="-0.0503731343283583" calcext:value-type="float">
            <text:p>-0,050373134328358</text:p>
          </table:table-cell>
          <table:table-cell table:formula="of:=IF([.E88]=&quot;Comprar&quot;;IF([.D89]&gt;[.D$3];&quot;Vender&quot;;&quot;Comprar&quot;);IF([.D89]&gt;[.C$3];&quot;Comprar&quot;;&quot;Vender&quot;))" office:value-type="string" office:string-value="Comprar" calcext:value-type="string">
            <text:p>Comprar</text:p>
          </table:table-cell>
          <table:table-cell table:formula="of:=IF(AND([.E88]=&quot;Vender&quot;;[.E89]=&quot;Comprar&quot;);&quot;VENTA&quot;;IF(AND([.E88]=&quot;Comprar&quot;;[.E89]=&quot;Vender&quot;);&quot;COMPRA&quot;;&quot;&quot;))">
            <text:p/>
          </table:table-cell>
          <table:table-cell/>
          <table:table-cell table:formula="of:=[.H88]" office:value-type="float" office:value="0" calcext:value-type="float">
            <text:p>0</text:p>
          </table:table-cell>
          <table:table-cell/>
          <table:table-cell table:formula="of:=[.J88]+[.I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7" calcext:value-type="float">
            <text:p>2,57</text:p>
          </table:table-cell>
          <table:table-cell table:formula="of:=IF([.F89]&lt;&gt;&quot;&quot;;[.B37];IF([.E89]=&quot;Vender&quot;;IF([.B37]&gt;[.C89];[.B37];[.C89]);IF([.B37]&lt;[.C89];[.B37];[.C89])))" office:value-type="float" office:value="2.68" calcext:value-type="float">
            <text:p>2,68</text:p>
          </table:table-cell>
          <table:table-cell table:formula="of:=IF([.E89]=&quot;Comprar&quot;;([.B90]-[.C90])/[.C90];([.C90]-[.B90])/[.C90])" office:value-type="float" office:value="-0.0410447761194029" calcext:value-type="float">
            <text:p>-0,041044776119403</text:p>
          </table:table-cell>
          <table:table-cell table:formula="of:=IF([.E89]=&quot;Comprar&quot;;IF([.D90]&gt;[.D$3];&quot;Vender&quot;;&quot;Comprar&quot;);IF([.D90]&gt;[.C$3];&quot;Comprar&quot;;&quot;Vender&quot;))" office:value-type="string" office:string-value="Comprar" calcext:value-type="string">
            <text:p>Comprar</text:p>
          </table:table-cell>
          <table:table-cell table:formula="of:=IF(AND([.E89]=&quot;Vender&quot;;[.E90]=&quot;Comprar&quot;);&quot;VENTA&quot;;IF(AND([.E89]=&quot;Comprar&quot;;[.E90]=&quot;Vender&quot;);&quot;COMPRA&quot;;&quot;&quot;))">
            <text:p/>
          </table:table-cell>
          <table:table-cell/>
          <table:table-cell table:formula="of:=[.H89]" office:value-type="float" office:value="0" calcext:value-type="float">
            <text:p>0</text:p>
          </table:table-cell>
          <table:table-cell/>
          <table:table-cell table:formula="of:=[.J89]+[.I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54" calcext:value-type="float">
            <text:p>2,54</text:p>
          </table:table-cell>
          <table:table-cell table:formula="of:=IF([.F90]&lt;&gt;&quot;&quot;;[.B38];IF([.E90]=&quot;Vender&quot;;IF([.B38]&gt;[.C90];[.B38];[.C90]);IF([.B38]&lt;[.C90];[.B38];[.C90])))" office:value-type="float" office:value="2.68" calcext:value-type="float">
            <text:p>2,68</text:p>
          </table:table-cell>
          <table:table-cell table:formula="of:=IF([.E90]=&quot;Comprar&quot;;([.B91]-[.C91])/[.C91];([.C91]-[.B91])/[.C91])" office:value-type="float" office:value="-0.0522388059701493" calcext:value-type="float">
            <text:p>-0,052238805970149</text:p>
          </table:table-cell>
          <table:table-cell table:formula="of:=IF([.E90]=&quot;Comprar&quot;;IF([.D91]&gt;[.D$3];&quot;Vender&quot;;&quot;Comprar&quot;);IF([.D91]&gt;[.C$3];&quot;Comprar&quot;;&quot;Vender&quot;))" office:value-type="string" office:string-value="Comprar" calcext:value-type="string">
            <text:p>Comprar</text:p>
          </table:table-cell>
          <table:table-cell table:formula="of:=IF(AND([.E90]=&quot;Vender&quot;;[.E91]=&quot;Comprar&quot;);&quot;VENTA&quot;;IF(AND([.E90]=&quot;Comprar&quot;;[.E91]=&quot;Vender&quot;);&quot;COMPRA&quot;;&quot;&quot;))">
            <text:p/>
          </table:table-cell>
          <table:table-cell/>
          <table:table-cell table:formula="of:=[.H90]" office:value-type="float" office:value="0" calcext:value-type="float">
            <text:p>0</text:p>
          </table:table-cell>
          <table:table-cell/>
          <table:table-cell table:formula="of:=[.J90]+[.I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6" calcext:value-type="float">
            <text:p>2,6</text:p>
          </table:table-cell>
          <table:table-cell table:formula="of:=IF([.F91]&lt;&gt;&quot;&quot;;[.B39];IF([.E91]=&quot;Vender&quot;;IF([.B39]&gt;[.C91];[.B39];[.C91]);IF([.B39]&lt;[.C91];[.B39];[.C91])))" office:value-type="float" office:value="2.68" calcext:value-type="float">
            <text:p>2,68</text:p>
          </table:table-cell>
          <table:table-cell table:formula="of:=IF([.E91]=&quot;Comprar&quot;;([.B92]-[.C92])/[.C92];([.C92]-[.B92])/[.C92])" office:value-type="float" office:value="-0.0298507462686567" calcext:value-type="float">
            <text:p>-0,029850746268657</text:p>
          </table:table-cell>
          <table:table-cell table:formula="of:=IF([.E91]=&quot;Comprar&quot;;IF([.D92]&gt;[.D$3];&quot;Vender&quot;;&quot;Comprar&quot;);IF([.D92]&gt;[.C$3];&quot;Comprar&quot;;&quot;Vender&quot;))" office:value-type="string" office:string-value="Comprar" calcext:value-type="string">
            <text:p>Comprar</text:p>
          </table:table-cell>
          <table:table-cell table:formula="of:=IF(AND([.E91]=&quot;Vender&quot;;[.E92]=&quot;Comprar&quot;);&quot;VENTA&quot;;IF(AND([.E91]=&quot;Comprar&quot;;[.E92]=&quot;Vender&quot;);&quot;COMPRA&quot;;&quot;&quot;))">
            <text:p/>
          </table:table-cell>
          <table:table-cell/>
          <table:table-cell table:formula="of:=[.H91]" office:value-type="float" office:value="0" calcext:value-type="float">
            <text:p>0</text:p>
          </table:table-cell>
          <table:table-cell/>
          <table:table-cell table:formula="of:=[.J91]+[.I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87" calcext:value-type="float">
            <text:p>2,87</text:p>
          </table:table-cell>
          <table:table-cell table:formula="of:=IF([.F92]&lt;&gt;&quot;&quot;;[.B40];IF([.E92]=&quot;Vender&quot;;IF([.B40]&gt;[.C92];[.B40];[.C92]);IF([.B40]&lt;[.C92];[.B40];[.C92])))" office:value-type="float" office:value="2.68" calcext:value-type="float">
            <text:p>2,68</text:p>
          </table:table-cell>
          <table:table-cell table:formula="of:=IF([.E92]=&quot;Comprar&quot;;([.B93]-[.C93])/[.C93];([.C93]-[.B93])/[.C93])" office:value-type="float" office:value="0.0708955223880597" calcext:value-type="float">
            <text:p>0,07089552238806</text:p>
          </table:table-cell>
          <table:table-cell table:formula="of:=IF([.E92]=&quot;Comprar&quot;;IF([.D93]&gt;[.D$3];&quot;Vender&quot;;&quot;Comprar&quot;);IF([.D93]&gt;[.C$3];&quot;Comprar&quot;;&quot;Vender&quot;))" office:value-type="string" office:string-value="Vender" calcext:value-type="string">
            <text:p>Vender</text:p>
          </table:table-cell>
          <table:table-cell table:formula="of:=IF(AND([.E92]=&quot;Vender&quot;;[.E93]=&quot;Comprar&quot;);&quot;VENTA&quot;;IF(AND([.E92]=&quot;Comprar&quot;;[.E93]=&quot;Vender&quot;);&quot;COMPRA&quot;;&quot;&quot;))" office:value-type="string" office:string-value="COMPRA" calcext:value-type="string">
            <text:p>COMPRA</text:p>
          </table:table-cell>
          <table:table-cell table:formula="of:=INT(15000/[.B93])" office:value-type="float" office:value="5226" calcext:value-type="float">
            <text:p>5226</text:p>
          </table:table-cell>
          <table:table-cell table:formula="of:=[.G93]" office:value-type="float" office:value="5226" calcext:value-type="float">
            <text:p>5226</text:p>
          </table:table-cell>
          <table:table-cell table:formula="of:=-[.G93]*[.B93]" office:value-type="float" office:value="-14998.62" calcext:value-type="float">
            <text:p>-14998,62</text:p>
          </table:table-cell>
          <table:table-cell table:formula="of:=[.J92]+[.I9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75" calcext:value-type="float">
            <text:p>2,75</text:p>
          </table:table-cell>
          <table:table-cell table:formula="of:=IF([.F93]&lt;&gt;&quot;&quot;;[.B41];IF([.E93]=&quot;Vender&quot;;IF([.B41]&gt;[.C93];[.B41];[.C93]);IF([.B41]&lt;[.C93];[.B41];[.C93])))" office:value-type="float" office:value="2.77" calcext:value-type="float">
            <text:p>2,77</text:p>
          </table:table-cell>
          <table:table-cell table:formula="of:=IF([.E93]=&quot;Comprar&quot;;([.B94]-[.C94])/[.C94];([.C94]-[.B94])/[.C94])" office:value-type="float" office:value="0.0072202166064982" calcext:value-type="float">
            <text:p>0,007220216606498</text:p>
          </table:table-cell>
          <table:table-cell table:formula="of:=IF([.E93]=&quot;Comprar&quot;;IF([.D94]&gt;[.D$3];&quot;Vender&quot;;&quot;Comprar&quot;);IF([.D94]&gt;[.C$3];&quot;Comprar&quot;;&quot;Vender&quot;))" office:value-type="string" office:string-value="Vender" calcext:value-type="string">
            <text:p>Vender</text:p>
          </table:table-cell>
          <table:table-cell table:formula="of:=IF(AND([.E93]=&quot;Vender&quot;;[.E94]=&quot;Comprar&quot;);&quot;VENTA&quot;;IF(AND([.E93]=&quot;Comprar&quot;;[.E94]=&quot;Vender&quot;);&quot;COMPRA&quot;;&quot;&quot;))">
            <text:p/>
          </table:table-cell>
          <table:table-cell/>
          <table:table-cell table:formula="of:=[.H93]" office:value-type="float" office:value="5226" calcext:value-type="float">
            <text:p>5226</text:p>
          </table:table-cell>
          <table:table-cell/>
          <table:table-cell table:formula="of:=[.J93]+[.I9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7" calcext:value-type="float">
            <text:p>2,7</text:p>
          </table:table-cell>
          <table:table-cell table:formula="of:=IF([.F94]&lt;&gt;&quot;&quot;;[.B42];IF([.E94]=&quot;Vender&quot;;IF([.B42]&gt;[.C94];[.B42];[.C94]);IF([.B42]&lt;[.C94];[.B42];[.C94])))" office:value-type="float" office:value="2.77" calcext:value-type="float">
            <text:p>2,77</text:p>
          </table:table-cell>
          <table:table-cell table:formula="of:=IF([.E94]=&quot;Comprar&quot;;([.B95]-[.C95])/[.C95];([.C95]-[.B95])/[.C95])" office:value-type="float" office:value="0.0252707581227436" calcext:value-type="float">
            <text:p>0,025270758122744</text:p>
          </table:table-cell>
          <table:table-cell table:formula="of:=IF([.E94]=&quot;Comprar&quot;;IF([.D95]&gt;[.D$3];&quot;Vender&quot;;&quot;Comprar&quot;);IF([.D95]&gt;[.C$3];&quot;Comprar&quot;;&quot;Vender&quot;))" office:value-type="string" office:string-value="Vender" calcext:value-type="string">
            <text:p>Vender</text:p>
          </table:table-cell>
          <table:table-cell table:formula="of:=IF(AND([.E94]=&quot;Vender&quot;;[.E95]=&quot;Comprar&quot;);&quot;VENTA&quot;;IF(AND([.E94]=&quot;Comprar&quot;;[.E95]=&quot;Vender&quot;);&quot;COMPRA&quot;;&quot;&quot;))">
            <text:p/>
          </table:table-cell>
          <table:table-cell/>
          <table:table-cell table:formula="of:=[.H94]" office:value-type="float" office:value="5226" calcext:value-type="float">
            <text:p>5226</text:p>
          </table:table-cell>
          <table:table-cell/>
          <table:table-cell table:formula="of:=[.J94]+[.I9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665" calcext:value-type="float">
            <text:p>2,665</text:p>
          </table:table-cell>
          <table:table-cell table:formula="of:=IF([.F95]&lt;&gt;&quot;&quot;;[.B43];IF([.E95]=&quot;Vender&quot;;IF([.B43]&gt;[.C95];[.B43];[.C95]);IF([.B43]&lt;[.C95];[.B43];[.C95])))" office:value-type="float" office:value="2.77" calcext:value-type="float">
            <text:p>2,77</text:p>
          </table:table-cell>
          <table:table-cell table:formula="of:=IF([.E95]=&quot;Comprar&quot;;([.B96]-[.C96])/[.C96];([.C96]-[.B96])/[.C96])" office:value-type="float" office:value="0.0379061371841155" calcext:value-type="float">
            <text:p>0,037906137184116</text:p>
          </table:table-cell>
          <table:table-cell table:formula="of:=IF([.E95]=&quot;Comprar&quot;;IF([.D96]&gt;[.D$3];&quot;Vender&quot;;&quot;Comprar&quot;);IF([.D96]&gt;[.C$3];&quot;Comprar&quot;;&quot;Vender&quot;))" office:value-type="string" office:string-value="Vender" calcext:value-type="string">
            <text:p>Vender</text:p>
          </table:table-cell>
          <table:table-cell table:formula="of:=IF(AND([.E95]=&quot;Vender&quot;;[.E96]=&quot;Comprar&quot;);&quot;VENTA&quot;;IF(AND([.E95]=&quot;Comprar&quot;;[.E96]=&quot;Vender&quot;);&quot;COMPRA&quot;;&quot;&quot;))">
            <text:p/>
          </table:table-cell>
          <table:table-cell/>
          <table:table-cell table:formula="of:=[.H95]" office:value-type="float" office:value="5226" calcext:value-type="float">
            <text:p>5226</text:p>
          </table:table-cell>
          <table:table-cell/>
          <table:table-cell table:formula="of:=[.J95]+[.I9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64" calcext:value-type="float">
            <text:p>2,64</text:p>
          </table:table-cell>
          <table:table-cell table:formula="of:=IF([.F96]&lt;&gt;&quot;&quot;;[.B44];IF([.E96]=&quot;Vender&quot;;IF([.B44]&gt;[.C96];[.B44];[.C96]);IF([.B44]&lt;[.C96];[.B44];[.C96])))" office:value-type="float" office:value="2.77" calcext:value-type="float">
            <text:p>2,77</text:p>
          </table:table-cell>
          <table:table-cell table:formula="of:=IF([.E96]=&quot;Comprar&quot;;([.B97]-[.C97])/[.C97];([.C97]-[.B97])/[.C97])" office:value-type="float" office:value="0.0469314079422382" calcext:value-type="float">
            <text:p>0,046931407942238</text:p>
          </table:table-cell>
          <table:table-cell table:formula="of:=IF([.E96]=&quot;Comprar&quot;;IF([.D97]&gt;[.D$3];&quot;Vender&quot;;&quot;Comprar&quot;);IF([.D97]&gt;[.C$3];&quot;Comprar&quot;;&quot;Vender&quot;))" office:value-type="string" office:string-value="Vender" calcext:value-type="string">
            <text:p>Vender</text:p>
          </table:table-cell>
          <table:table-cell table:formula="of:=IF(AND([.E96]=&quot;Vender&quot;;[.E97]=&quot;Comprar&quot;);&quot;VENTA&quot;;IF(AND([.E96]=&quot;Comprar&quot;;[.E97]=&quot;Vender&quot;);&quot;COMPRA&quot;;&quot;&quot;))">
            <text:p/>
          </table:table-cell>
          <table:table-cell/>
          <table:table-cell table:formula="of:=[.H96]" office:value-type="float" office:value="5226" calcext:value-type="float">
            <text:p>5226</text:p>
          </table:table-cell>
          <table:table-cell/>
          <table:table-cell table:formula="of:=[.J96]+[.I9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71" calcext:value-type="float">
            <text:p>2,71</text:p>
          </table:table-cell>
          <table:table-cell table:formula="of:=IF([.F97]&lt;&gt;&quot;&quot;;[.B45];IF([.E97]=&quot;Vender&quot;;IF([.B45]&gt;[.C97];[.B45];[.C97]);IF([.B45]&lt;[.C97];[.B45];[.C97])))" office:value-type="float" office:value="2.77" calcext:value-type="float">
            <text:p>2,77</text:p>
          </table:table-cell>
          <table:table-cell table:formula="of:=IF([.E97]=&quot;Comprar&quot;;([.B98]-[.C98])/[.C98];([.C98]-[.B98])/[.C98])" office:value-type="float" office:value="0.0216606498194946" calcext:value-type="float">
            <text:p>0,021660649819495</text:p>
          </table:table-cell>
          <table:table-cell table:formula="of:=IF([.E97]=&quot;Comprar&quot;;IF([.D98]&gt;[.D$3];&quot;Vender&quot;;&quot;Comprar&quot;);IF([.D98]&gt;[.C$3];&quot;Comprar&quot;;&quot;Vender&quot;))" office:value-type="string" office:string-value="Vender" calcext:value-type="string">
            <text:p>Vender</text:p>
          </table:table-cell>
          <table:table-cell table:formula="of:=IF(AND([.E97]=&quot;Vender&quot;;[.E98]=&quot;Comprar&quot;);&quot;VENTA&quot;;IF(AND([.E97]=&quot;Comprar&quot;;[.E98]=&quot;Vender&quot;);&quot;COMPRA&quot;;&quot;&quot;))">
            <text:p/>
          </table:table-cell>
          <table:table-cell/>
          <table:table-cell table:formula="of:=[.H97]" office:value-type="float" office:value="5226" calcext:value-type="float">
            <text:p>5226</text:p>
          </table:table-cell>
          <table:table-cell/>
          <table:table-cell table:formula="of:=[.J97]+[.I9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755" calcext:value-type="float">
            <text:p>2,755</text:p>
          </table:table-cell>
          <table:table-cell table:formula="of:=IF([.F98]&lt;&gt;&quot;&quot;;[.B46];IF([.E98]=&quot;Vender&quot;;IF([.B46]&gt;[.C98];[.B46];[.C98]);IF([.B46]&lt;[.C98];[.B46];[.C98])))" office:value-type="float" office:value="2.77" calcext:value-type="float">
            <text:p>2,77</text:p>
          </table:table-cell>
          <table:table-cell table:formula="of:=IF([.E98]=&quot;Comprar&quot;;([.B99]-[.C99])/[.C99];([.C99]-[.B99])/[.C99])" office:value-type="float" office:value="0.00541516245487369" calcext:value-type="float">
            <text:p>0,005415162454874</text:p>
          </table:table-cell>
          <table:table-cell table:formula="of:=IF([.E98]=&quot;Comprar&quot;;IF([.D99]&gt;[.D$3];&quot;Vender&quot;;&quot;Comprar&quot;);IF([.D99]&gt;[.C$3];&quot;Comprar&quot;;&quot;Vender&quot;))" office:value-type="string" office:string-value="Vender" calcext:value-type="string">
            <text:p>Vender</text:p>
          </table:table-cell>
          <table:table-cell table:formula="of:=IF(AND([.E98]=&quot;Vender&quot;;[.E99]=&quot;Comprar&quot;);&quot;VENTA&quot;;IF(AND([.E98]=&quot;Comprar&quot;;[.E99]=&quot;Vender&quot;);&quot;COMPRA&quot;;&quot;&quot;))">
            <text:p/>
          </table:table-cell>
          <table:table-cell/>
          <table:table-cell table:formula="of:=[.H98]" office:value-type="float" office:value="5226" calcext:value-type="float">
            <text:p>5226</text:p>
          </table:table-cell>
          <table:table-cell/>
          <table:table-cell table:formula="of:=[.J98]+[.I9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725" calcext:value-type="float">
            <text:p>2,725</text:p>
          </table:table-cell>
          <table:table-cell table:formula="of:=IF([.F99]&lt;&gt;&quot;&quot;;[.B47];IF([.E99]=&quot;Vender&quot;;IF([.B47]&gt;[.C99];[.B47];[.C99]);IF([.B47]&lt;[.C99];[.B47];[.C99])))" office:value-type="float" office:value="2.77" calcext:value-type="float">
            <text:p>2,77</text:p>
          </table:table-cell>
          <table:table-cell table:formula="of:=IF([.E99]=&quot;Comprar&quot;;([.B100]-[.C100])/[.C100];([.C100]-[.B100])/[.C100])" office:value-type="float" office:value="0.0162454873646209" calcext:value-type="float">
            <text:p>0,016245487364621</text:p>
          </table:table-cell>
          <table:table-cell table:formula="of:=IF([.E99]=&quot;Comprar&quot;;IF([.D100]&gt;[.D$3];&quot;Vender&quot;;&quot;Comprar&quot;);IF([.D100]&gt;[.C$3];&quot;Comprar&quot;;&quot;Vender&quot;))" office:value-type="string" office:string-value="Vender" calcext:value-type="string">
            <text:p>Vender</text:p>
          </table:table-cell>
          <table:table-cell table:formula="of:=IF(AND([.E99]=&quot;Vender&quot;;[.E100]=&quot;Comprar&quot;);&quot;VENTA&quot;;IF(AND([.E99]=&quot;Comprar&quot;;[.E100]=&quot;Vender&quot;);&quot;COMPRA&quot;;&quot;&quot;))">
            <text:p/>
          </table:table-cell>
          <table:table-cell/>
          <table:table-cell table:formula="of:=[.H99]" office:value-type="float" office:value="5226" calcext:value-type="float">
            <text:p>5226</text:p>
          </table:table-cell>
          <table:table-cell/>
          <table:table-cell table:formula="of:=[.J99]+[.I100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73" calcext:value-type="float">
            <text:p>2,73</text:p>
          </table:table-cell>
          <table:table-cell table:formula="of:=IF([.F100]&lt;&gt;&quot;&quot;;[.B48];IF([.E100]=&quot;Vender&quot;;IF([.B48]&gt;[.C100];[.B48];[.C100]);IF([.B48]&lt;[.C100];[.B48];[.C100])))" office:value-type="float" office:value="2.77" calcext:value-type="float">
            <text:p>2,77</text:p>
          </table:table-cell>
          <table:table-cell table:formula="of:=IF([.E100]=&quot;Comprar&quot;;([.B101]-[.C101])/[.C101];([.C101]-[.B101])/[.C101])" office:value-type="float" office:value="0.0144404332129964" calcext:value-type="float">
            <text:p>0,014440433212996</text:p>
          </table:table-cell>
          <table:table-cell table:formula="of:=IF([.E100]=&quot;Comprar&quot;;IF([.D101]&gt;[.D$3];&quot;Vender&quot;;&quot;Comprar&quot;);IF([.D101]&gt;[.C$3];&quot;Comprar&quot;;&quot;Vender&quot;))" office:value-type="string" office:string-value="Vender" calcext:value-type="string">
            <text:p>Vender</text:p>
          </table:table-cell>
          <table:table-cell table:formula="of:=IF(AND([.E100]=&quot;Vender&quot;;[.E101]=&quot;Comprar&quot;);&quot;VENTA&quot;;IF(AND([.E100]=&quot;Comprar&quot;;[.E101]=&quot;Vender&quot;);&quot;COMPRA&quot;;&quot;&quot;))">
            <text:p/>
          </table:table-cell>
          <table:table-cell/>
          <table:table-cell table:formula="of:=[.H100]" office:value-type="float" office:value="5226" calcext:value-type="float">
            <text:p>5226</text:p>
          </table:table-cell>
          <table:table-cell/>
          <table:table-cell table:formula="of:=[.J100]+[.I101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76" calcext:value-type="float">
            <text:p>2,76</text:p>
          </table:table-cell>
          <table:table-cell table:formula="of:=IF([.F101]&lt;&gt;&quot;&quot;;[.B49];IF([.E101]=&quot;Vender&quot;;IF([.B49]&gt;[.C101];[.B49];[.C101]);IF([.B49]&lt;[.C101];[.B49];[.C101])))" office:value-type="float" office:value="2.77" calcext:value-type="float">
            <text:p>2,77</text:p>
          </table:table-cell>
          <table:table-cell table:formula="of:=IF([.E101]=&quot;Comprar&quot;;([.B102]-[.C102])/[.C102];([.C102]-[.B102])/[.C102])" office:value-type="float" office:value="0.00361010830324918" calcext:value-type="float">
            <text:p>0,003610108303249</text:p>
          </table:table-cell>
          <table:table-cell table:formula="of:=IF([.E101]=&quot;Comprar&quot;;IF([.D102]&gt;[.D$3];&quot;Vender&quot;;&quot;Comprar&quot;);IF([.D102]&gt;[.C$3];&quot;Comprar&quot;;&quot;Vender&quot;))" office:value-type="string" office:string-value="Vender" calcext:value-type="string">
            <text:p>Vender</text:p>
          </table:table-cell>
          <table:table-cell table:formula="of:=IF(AND([.E101]=&quot;Vender&quot;;[.E102]=&quot;Comprar&quot;);&quot;VENTA&quot;;IF(AND([.E101]=&quot;Comprar&quot;;[.E102]=&quot;Vender&quot;);&quot;COMPRA&quot;;&quot;&quot;))">
            <text:p/>
          </table:table-cell>
          <table:table-cell/>
          <table:table-cell table:formula="of:=[.H101]" office:value-type="float" office:value="5226" calcext:value-type="float">
            <text:p>5226</text:p>
          </table:table-cell>
          <table:table-cell/>
          <table:table-cell table:formula="of:=[.J101]+[.I102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7" calcext:value-type="float">
            <text:p>2,77</text:p>
          </table:table-cell>
          <table:table-cell table:formula="of:=IF([.F102]&lt;&gt;&quot;&quot;;[.B50];IF([.E102]=&quot;Vender&quot;;IF([.B50]&gt;[.C102];[.B50];[.C102]);IF([.B50]&lt;[.C102];[.B50];[.C102])))" office:value-type="float" office:value="2.77" calcext:value-type="float">
            <text:p>2,77</text:p>
          </table:table-cell>
          <table:table-cell table:formula="of:=IF([.E102]=&quot;Comprar&quot;;([.B103]-[.C103])/[.C103];([.C103]-[.B103])/[.C103])" office:value-type="float" office:value="0" calcext:value-type="float">
            <text:p>0</text:p>
          </table:table-cell>
          <table:table-cell table:formula="of:=IF([.E102]=&quot;Comprar&quot;;IF([.D103]&gt;[.D$3];&quot;Vender&quot;;&quot;Comprar&quot;);IF([.D103]&gt;[.C$3];&quot;Comprar&quot;;&quot;Vender&quot;))" office:value-type="string" office:string-value="Vender" calcext:value-type="string">
            <text:p>Vender</text:p>
          </table:table-cell>
          <table:table-cell table:formula="of:=IF(AND([.E102]=&quot;Vender&quot;;[.E103]=&quot;Comprar&quot;);&quot;VENTA&quot;;IF(AND([.E102]=&quot;Comprar&quot;;[.E103]=&quot;Vender&quot;);&quot;COMPRA&quot;;&quot;&quot;))">
            <text:p/>
          </table:table-cell>
          <table:table-cell/>
          <table:table-cell table:formula="of:=[.H102]" office:value-type="float" office:value="5226" calcext:value-type="float">
            <text:p>5226</text:p>
          </table:table-cell>
          <table:table-cell/>
          <table:table-cell table:formula="of:=[.J102]+[.I10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,86</text:p>
          </table:table-cell>
          <table:table-cell table:formula="of:=IF([.F103]&lt;&gt;&quot;&quot;;[.B51];IF([.E103]=&quot;Vender&quot;;IF([.B51]&gt;[.C103];[.B51];[.C103]);IF([.B51]&lt;[.C103];[.B51];[.C103])))" office:value-type="float" office:value="2.77" calcext:value-type="float">
            <text:p>2,77</text:p>
          </table:table-cell>
          <table:table-cell table:formula="of:=IF([.E103]=&quot;Comprar&quot;;([.B104]-[.C104])/[.C104];([.C104]-[.B104])/[.C104])" office:value-type="float" office:value="-0.0324909747292418" calcext:value-type="float">
            <text:p>-0,032490974729242</text:p>
          </table:table-cell>
          <table:table-cell table:formula="of:=IF([.E103]=&quot;Comprar&quot;;IF([.D104]&gt;[.D$3];&quot;Vender&quot;;&quot;Comprar&quot;);IF([.D104]&gt;[.C$3];&quot;Comprar&quot;;&quot;Vender&quot;))" office:value-type="string" office:string-value="Vender" calcext:value-type="string">
            <text:p>Vender</text:p>
          </table:table-cell>
          <table:table-cell table:formula="of:=IF(AND([.E103]=&quot;Vender&quot;;[.E104]=&quot;Comprar&quot;);&quot;VENTA&quot;;IF(AND([.E103]=&quot;Comprar&quot;;[.E104]=&quot;Vender&quot;);&quot;COMPRA&quot;;&quot;&quot;))">
            <text:p/>
          </table:table-cell>
          <table:table-cell/>
          <table:table-cell table:formula="of:=[.H103]" office:value-type="float" office:value="5226" calcext:value-type="float">
            <text:p>5226</text:p>
          </table:table-cell>
          <table:table-cell/>
          <table:table-cell table:formula="of:=[.J103]+[.I10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87" calcext:value-type="float">
            <text:p>2,87</text:p>
          </table:table-cell>
          <table:table-cell table:formula="of:=IF([.F104]&lt;&gt;&quot;&quot;;[.B52];IF([.E104]=&quot;Vender&quot;;IF([.B52]&gt;[.C104];[.B52];[.C104]);IF([.B52]&lt;[.C104];[.B52];[.C104])))" office:value-type="float" office:value="2.77" calcext:value-type="float">
            <text:p>2,77</text:p>
          </table:table-cell>
          <table:table-cell table:formula="of:=IF([.E104]=&quot;Comprar&quot;;([.B105]-[.C105])/[.C105];([.C105]-[.B105])/[.C105])" office:value-type="float" office:value="-0.036101083032491" calcext:value-type="float">
            <text:p>-0,036101083032491</text:p>
          </table:table-cell>
          <table:table-cell table:formula="of:=IF([.E104]=&quot;Comprar&quot;;IF([.D105]&gt;[.D$3];&quot;Vender&quot;;&quot;Comprar&quot;);IF([.D105]&gt;[.C$3];&quot;Comprar&quot;;&quot;Vender&quot;))" office:value-type="string" office:string-value="Vender" calcext:value-type="string">
            <text:p>Vender</text:p>
          </table:table-cell>
          <table:table-cell table:formula="of:=IF(AND([.E104]=&quot;Vender&quot;;[.E105]=&quot;Comprar&quot;);&quot;VENTA&quot;;IF(AND([.E104]=&quot;Comprar&quot;;[.E105]=&quot;Vender&quot;);&quot;COMPRA&quot;;&quot;&quot;))">
            <text:p/>
          </table:table-cell>
          <table:table-cell/>
          <table:table-cell table:formula="of:=[.H104]" office:value-type="float" office:value="5226" calcext:value-type="float">
            <text:p>5226</text:p>
          </table:table-cell>
          <table:table-cell/>
          <table:table-cell table:formula="of:=[.J104]+[.I10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88" calcext:value-type="float">
            <text:p>2,88</text:p>
          </table:table-cell>
          <table:table-cell table:formula="of:=IF([.F105]&lt;&gt;&quot;&quot;;[.B53];IF([.E105]=&quot;Vender&quot;;IF([.B53]&gt;[.C105];[.B53];[.C105]);IF([.B53]&lt;[.C105];[.B53];[.C105])))" office:value-type="float" office:value="2.77" calcext:value-type="float">
            <text:p>2,77</text:p>
          </table:table-cell>
          <table:table-cell table:formula="of:=IF([.E105]=&quot;Comprar&quot;;([.B106]-[.C106])/[.C106];([.C106]-[.B106])/[.C106])" office:value-type="float" office:value="-0.03971119133574" calcext:value-type="float">
            <text:p>-0,03971119133574</text:p>
          </table:table-cell>
          <table:table-cell table:formula="of:=IF([.E105]=&quot;Comprar&quot;;IF([.D106]&gt;[.D$3];&quot;Vender&quot;;&quot;Comprar&quot;);IF([.D106]&gt;[.C$3];&quot;Comprar&quot;;&quot;Vender&quot;))" office:value-type="string" office:string-value="Vender" calcext:value-type="string">
            <text:p>Vender</text:p>
          </table:table-cell>
          <table:table-cell table:formula="of:=IF(AND([.E105]=&quot;Vender&quot;;[.E106]=&quot;Comprar&quot;);&quot;VENTA&quot;;IF(AND([.E105]=&quot;Comprar&quot;;[.E106]=&quot;Vender&quot;);&quot;COMPRA&quot;;&quot;&quot;))">
            <text:p/>
          </table:table-cell>
          <table:table-cell/>
          <table:table-cell table:formula="of:=[.H105]" office:value-type="float" office:value="5226" calcext:value-type="float">
            <text:p>5226</text:p>
          </table:table-cell>
          <table:table-cell/>
          <table:table-cell table:formula="of:=[.J105]+[.I10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81" calcext:value-type="float">
            <text:p>2,81</text:p>
          </table:table-cell>
          <table:table-cell table:formula="of:=IF([.F106]&lt;&gt;&quot;&quot;;[.B54];IF([.E106]=&quot;Vender&quot;;IF([.B54]&gt;[.C106];[.B54];[.C106]);IF([.B54]&lt;[.C106];[.B54];[.C106])))" office:value-type="float" office:value="2.77" calcext:value-type="float">
            <text:p>2,77</text:p>
          </table:table-cell>
          <table:table-cell table:formula="of:=IF([.E106]=&quot;Comprar&quot;;([.B107]-[.C107])/[.C107];([.C107]-[.B107])/[.C107])" office:value-type="float" office:value="-0.0144404332129964" calcext:value-type="float">
            <text:p>-0,014440433212996</text:p>
          </table:table-cell>
          <table:table-cell table:formula="of:=IF([.E106]=&quot;Comprar&quot;;IF([.D107]&gt;[.D$3];&quot;Vender&quot;;&quot;Comprar&quot;);IF([.D107]&gt;[.C$3];&quot;Comprar&quot;;&quot;Vender&quot;))" office:value-type="string" office:string-value="Vender" calcext:value-type="string">
            <text:p>Vender</text:p>
          </table:table-cell>
          <table:table-cell table:formula="of:=IF(AND([.E106]=&quot;Vender&quot;;[.E107]=&quot;Comprar&quot;);&quot;VENTA&quot;;IF(AND([.E106]=&quot;Comprar&quot;;[.E107]=&quot;Vender&quot;);&quot;COMPRA&quot;;&quot;&quot;))">
            <text:p/>
          </table:table-cell>
          <table:table-cell/>
          <table:table-cell table:formula="of:=[.H106]" office:value-type="float" office:value="5226" calcext:value-type="float">
            <text:p>5226</text:p>
          </table:table-cell>
          <table:table-cell/>
          <table:table-cell table:formula="of:=[.J106]+[.I10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84" calcext:value-type="float">
            <text:p>2,84</text:p>
          </table:table-cell>
          <table:table-cell table:formula="of:=IF([.F107]&lt;&gt;&quot;&quot;;[.B55];IF([.E107]=&quot;Vender&quot;;IF([.B55]&gt;[.C107];[.B55];[.C107]);IF([.B55]&lt;[.C107];[.B55];[.C107])))" office:value-type="float" office:value="2.77" calcext:value-type="float">
            <text:p>2,77</text:p>
          </table:table-cell>
          <table:table-cell table:formula="of:=IF([.E107]=&quot;Comprar&quot;;([.B108]-[.C108])/[.C108];([.C108]-[.B108])/[.C108])" office:value-type="float" office:value="-0.0252707581227436" calcext:value-type="float">
            <text:p>-0,025270758122744</text:p>
          </table:table-cell>
          <table:table-cell table:formula="of:=IF([.E107]=&quot;Comprar&quot;;IF([.D108]&gt;[.D$3];&quot;Vender&quot;;&quot;Comprar&quot;);IF([.D108]&gt;[.C$3];&quot;Comprar&quot;;&quot;Vender&quot;))" office:value-type="string" office:string-value="Vender" calcext:value-type="string">
            <text:p>Vender</text:p>
          </table:table-cell>
          <table:table-cell table:formula="of:=IF(AND([.E107]=&quot;Vender&quot;;[.E108]=&quot;Comprar&quot;);&quot;VENTA&quot;;IF(AND([.E107]=&quot;Comprar&quot;;[.E108]=&quot;Vender&quot;);&quot;COMPRA&quot;;&quot;&quot;))">
            <text:p/>
          </table:table-cell>
          <table:table-cell/>
          <table:table-cell table:formula="of:=[.H107]" office:value-type="float" office:value="5226" calcext:value-type="float">
            <text:p>5226</text:p>
          </table:table-cell>
          <table:table-cell/>
          <table:table-cell table:formula="of:=[.J107]+[.I10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84" calcext:value-type="float">
            <text:p>2,84</text:p>
          </table:table-cell>
          <table:table-cell table:formula="of:=IF([.F108]&lt;&gt;&quot;&quot;;[.B56];IF([.E108]=&quot;Vender&quot;;IF([.B56]&gt;[.C108];[.B56];[.C108]);IF([.B56]&lt;[.C108];[.B56];[.C108])))" office:value-type="float" office:value="2.77" calcext:value-type="float">
            <text:p>2,77</text:p>
          </table:table-cell>
          <table:table-cell table:formula="of:=IF([.E108]=&quot;Comprar&quot;;([.B109]-[.C109])/[.C109];([.C109]-[.B109])/[.C109])" office:value-type="float" office:value="-0.0252707581227436" calcext:value-type="float">
            <text:p>-0,025270758122744</text:p>
          </table:table-cell>
          <table:table-cell table:formula="of:=IF([.E108]=&quot;Comprar&quot;;IF([.D109]&gt;[.D$3];&quot;Vender&quot;;&quot;Comprar&quot;);IF([.D109]&gt;[.C$3];&quot;Comprar&quot;;&quot;Vender&quot;))" office:value-type="string" office:string-value="Vender" calcext:value-type="string">
            <text:p>Vender</text:p>
          </table:table-cell>
          <table:table-cell table:formula="of:=IF(AND([.E108]=&quot;Vender&quot;;[.E109]=&quot;Comprar&quot;);&quot;VENTA&quot;;IF(AND([.E108]=&quot;Comprar&quot;;[.E109]=&quot;Vender&quot;);&quot;COMPRA&quot;;&quot;&quot;))">
            <text:p/>
          </table:table-cell>
          <table:table-cell/>
          <table:table-cell table:formula="of:=[.H108]" office:value-type="float" office:value="5226" calcext:value-type="float">
            <text:p>5226</text:p>
          </table:table-cell>
          <table:table-cell/>
          <table:table-cell table:formula="of:=[.J108]+[.I10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84" calcext:value-type="float">
            <text:p>2,84</text:p>
          </table:table-cell>
          <table:table-cell table:formula="of:=IF([.F109]&lt;&gt;&quot;&quot;;[.B57];IF([.E109]=&quot;Vender&quot;;IF([.B57]&gt;[.C109];[.B57];[.C109]);IF([.B57]&lt;[.C109];[.B57];[.C109])))" office:value-type="float" office:value="2.77" calcext:value-type="float">
            <text:p>2,77</text:p>
          </table:table-cell>
          <table:table-cell table:formula="of:=IF([.E109]=&quot;Comprar&quot;;([.B110]-[.C110])/[.C110];([.C110]-[.B110])/[.C110])" office:value-type="float" office:value="-0.0252707581227436" calcext:value-type="float">
            <text:p>-0,025270758122744</text:p>
          </table:table-cell>
          <table:table-cell table:formula="of:=IF([.E109]=&quot;Comprar&quot;;IF([.D110]&gt;[.D$3];&quot;Vender&quot;;&quot;Comprar&quot;);IF([.D110]&gt;[.C$3];&quot;Comprar&quot;;&quot;Vender&quot;))" office:value-type="string" office:string-value="Vender" calcext:value-type="string">
            <text:p>Vender</text:p>
          </table:table-cell>
          <table:table-cell table:formula="of:=IF(AND([.E109]=&quot;Vender&quot;;[.E110]=&quot;Comprar&quot;);&quot;VENTA&quot;;IF(AND([.E109]=&quot;Comprar&quot;;[.E110]=&quot;Vender&quot;);&quot;COMPRA&quot;;&quot;&quot;))">
            <text:p/>
          </table:table-cell>
          <table:table-cell/>
          <table:table-cell table:formula="of:=[.H109]" office:value-type="float" office:value="5226" calcext:value-type="float">
            <text:p>5226</text:p>
          </table:table-cell>
          <table:table-cell/>
          <table:table-cell table:formula="of:=[.J109]+[.I110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775" calcext:value-type="float">
            <text:p>2,775</text:p>
          </table:table-cell>
          <table:table-cell table:formula="of:=IF([.F110]&lt;&gt;&quot;&quot;;[.B58];IF([.E110]=&quot;Vender&quot;;IF([.B58]&gt;[.C110];[.B58];[.C110]);IF([.B58]&lt;[.C110];[.B58];[.C110])))" office:value-type="float" office:value="2.77" calcext:value-type="float">
            <text:p>2,77</text:p>
          </table:table-cell>
          <table:table-cell table:formula="of:=IF([.E110]=&quot;Comprar&quot;;([.B111]-[.C111])/[.C111];([.C111]-[.B111])/[.C111])" office:value-type="float" office:value="-0.00180505415162451" calcext:value-type="float">
            <text:p>-0,001805054151625</text:p>
          </table:table-cell>
          <table:table-cell table:formula="of:=IF([.E110]=&quot;Comprar&quot;;IF([.D111]&gt;[.D$3];&quot;Vender&quot;;&quot;Comprar&quot;);IF([.D111]&gt;[.C$3];&quot;Comprar&quot;;&quot;Vender&quot;))" office:value-type="string" office:string-value="Vender" calcext:value-type="string">
            <text:p>Vender</text:p>
          </table:table-cell>
          <table:table-cell table:formula="of:=IF(AND([.E110]=&quot;Vender&quot;;[.E111]=&quot;Comprar&quot;);&quot;VENTA&quot;;IF(AND([.E110]=&quot;Comprar&quot;;[.E111]=&quot;Vender&quot;);&quot;COMPRA&quot;;&quot;&quot;))">
            <text:p/>
          </table:table-cell>
          <table:table-cell/>
          <table:table-cell table:formula="of:=[.H110]" office:value-type="float" office:value="5226" calcext:value-type="float">
            <text:p>5226</text:p>
          </table:table-cell>
          <table:table-cell/>
          <table:table-cell table:formula="of:=[.J110]+[.I111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84" calcext:value-type="float">
            <text:p>2,84</text:p>
          </table:table-cell>
          <table:table-cell table:formula="of:=IF([.F111]&lt;&gt;&quot;&quot;;[.B59];IF([.E111]=&quot;Vender&quot;;IF([.B59]&gt;[.C111];[.B59];[.C111]);IF([.B59]&lt;[.C111];[.B59];[.C111])))" office:value-type="float" office:value="2.77" calcext:value-type="float">
            <text:p>2,77</text:p>
          </table:table-cell>
          <table:table-cell table:formula="of:=IF([.E111]=&quot;Comprar&quot;;([.B112]-[.C112])/[.C112];([.C112]-[.B112])/[.C112])" office:value-type="float" office:value="-0.0252707581227436" calcext:value-type="float">
            <text:p>-0,025270758122744</text:p>
          </table:table-cell>
          <table:table-cell table:formula="of:=IF([.E111]=&quot;Comprar&quot;;IF([.D112]&gt;[.D$3];&quot;Vender&quot;;&quot;Comprar&quot;);IF([.D112]&gt;[.C$3];&quot;Comprar&quot;;&quot;Vender&quot;))" office:value-type="string" office:string-value="Vender" calcext:value-type="string">
            <text:p>Vender</text:p>
          </table:table-cell>
          <table:table-cell table:formula="of:=IF(AND([.E111]=&quot;Vender&quot;;[.E112]=&quot;Comprar&quot;);&quot;VENTA&quot;;IF(AND([.E111]=&quot;Comprar&quot;;[.E112]=&quot;Vender&quot;);&quot;COMPRA&quot;;&quot;&quot;))">
            <text:p/>
          </table:table-cell>
          <table:table-cell/>
          <table:table-cell table:formula="of:=[.H111]" office:value-type="float" office:value="5226" calcext:value-type="float">
            <text:p>5226</text:p>
          </table:table-cell>
          <table:table-cell/>
          <table:table-cell table:formula="of:=[.J111]+[.I112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825" calcext:value-type="float">
            <text:p>2,825</text:p>
          </table:table-cell>
          <table:table-cell table:formula="of:=IF([.F112]&lt;&gt;&quot;&quot;;[.B60];IF([.E112]=&quot;Vender&quot;;IF([.B60]&gt;[.C112];[.B60];[.C112]);IF([.B60]&lt;[.C112];[.B60];[.C112])))" office:value-type="float" office:value="2.77" calcext:value-type="float">
            <text:p>2,77</text:p>
          </table:table-cell>
          <table:table-cell table:formula="of:=IF([.E112]=&quot;Comprar&quot;;([.B113]-[.C113])/[.C113];([.C113]-[.B113])/[.C113])" office:value-type="float" office:value="-0.0198555956678701" calcext:value-type="float">
            <text:p>-0,01985559566787</text:p>
          </table:table-cell>
          <table:table-cell table:formula="of:=IF([.E112]=&quot;Comprar&quot;;IF([.D113]&gt;[.D$3];&quot;Vender&quot;;&quot;Comprar&quot;);IF([.D113]&gt;[.C$3];&quot;Comprar&quot;;&quot;Vender&quot;))" office:value-type="string" office:string-value="Vender" calcext:value-type="string">
            <text:p>Vender</text:p>
          </table:table-cell>
          <table:table-cell table:formula="of:=IF(AND([.E112]=&quot;Vender&quot;;[.E113]=&quot;Comprar&quot;);&quot;VENTA&quot;;IF(AND([.E112]=&quot;Comprar&quot;;[.E113]=&quot;Vender&quot;);&quot;COMPRA&quot;;&quot;&quot;))">
            <text:p/>
          </table:table-cell>
          <table:table-cell/>
          <table:table-cell table:formula="of:=[.H112]" office:value-type="float" office:value="5226" calcext:value-type="float">
            <text:p>5226</text:p>
          </table:table-cell>
          <table:table-cell/>
          <table:table-cell table:formula="of:=[.J112]+[.I11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25" calcext:value-type="float">
            <text:p>2,825</text:p>
          </table:table-cell>
          <table:table-cell table:formula="of:=IF([.F113]&lt;&gt;&quot;&quot;;[.B61];IF([.E113]=&quot;Vender&quot;;IF([.B61]&gt;[.C113];[.B61];[.C113]);IF([.B61]&lt;[.C113];[.B61];[.C113])))" office:value-type="float" office:value="2.77" calcext:value-type="float">
            <text:p>2,77</text:p>
          </table:table-cell>
          <table:table-cell table:formula="of:=IF([.E113]=&quot;Comprar&quot;;([.B114]-[.C114])/[.C114];([.C114]-[.B114])/[.C114])" office:value-type="float" office:value="-0.0198555956678701" calcext:value-type="float">
            <text:p>-0,01985559566787</text:p>
          </table:table-cell>
          <table:table-cell table:formula="of:=IF([.E113]=&quot;Comprar&quot;;IF([.D114]&gt;[.D$3];&quot;Vender&quot;;&quot;Comprar&quot;);IF([.D114]&gt;[.C$3];&quot;Comprar&quot;;&quot;Vender&quot;))" office:value-type="string" office:string-value="Vender" calcext:value-type="string">
            <text:p>Vender</text:p>
          </table:table-cell>
          <table:table-cell table:formula="of:=IF(AND([.E113]=&quot;Vender&quot;;[.E114]=&quot;Comprar&quot;);&quot;VENTA&quot;;IF(AND([.E113]=&quot;Comprar&quot;;[.E114]=&quot;Vender&quot;);&quot;COMPRA&quot;;&quot;&quot;))">
            <text:p/>
          </table:table-cell>
          <table:table-cell/>
          <table:table-cell table:formula="of:=[.H113]" office:value-type="float" office:value="5226" calcext:value-type="float">
            <text:p>5226</text:p>
          </table:table-cell>
          <table:table-cell/>
          <table:table-cell table:formula="of:=[.J113]+[.I11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895" calcext:value-type="float">
            <text:p>2,895</text:p>
          </table:table-cell>
          <table:table-cell table:formula="of:=IF([.F114]&lt;&gt;&quot;&quot;;[.B62];IF([.E114]=&quot;Vender&quot;;IF([.B62]&gt;[.C114];[.B62];[.C114]);IF([.B62]&lt;[.C114];[.B62];[.C114])))" office:value-type="float" office:value="2.77" calcext:value-type="float">
            <text:p>2,77</text:p>
          </table:table-cell>
          <table:table-cell table:formula="of:=IF([.E114]=&quot;Comprar&quot;;([.B115]-[.C115])/[.C115];([.C115]-[.B115])/[.C115])" office:value-type="float" office:value="-0.0451263537906137" calcext:value-type="float">
            <text:p>-0,045126353790614</text:p>
          </table:table-cell>
          <table:table-cell table:formula="of:=IF([.E114]=&quot;Comprar&quot;;IF([.D115]&gt;[.D$3];&quot;Vender&quot;;&quot;Comprar&quot;);IF([.D115]&gt;[.C$3];&quot;Comprar&quot;;&quot;Vender&quot;))" office:value-type="string" office:string-value="Vender" calcext:value-type="string">
            <text:p>Vender</text:p>
          </table:table-cell>
          <table:table-cell table:formula="of:=IF(AND([.E114]=&quot;Vender&quot;;[.E115]=&quot;Comprar&quot;);&quot;VENTA&quot;;IF(AND([.E114]=&quot;Comprar&quot;;[.E115]=&quot;Vender&quot;);&quot;COMPRA&quot;;&quot;&quot;))">
            <text:p/>
          </table:table-cell>
          <table:table-cell/>
          <table:table-cell table:formula="of:=[.H114]" office:value-type="float" office:value="5226" calcext:value-type="float">
            <text:p>5226</text:p>
          </table:table-cell>
          <table:table-cell/>
          <table:table-cell table:formula="of:=[.J114]+[.I11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1" calcext:value-type="float">
            <text:p>2,91</text:p>
          </table:table-cell>
          <table:table-cell table:formula="of:=IF([.F115]&lt;&gt;&quot;&quot;;[.B63];IF([.E115]=&quot;Vender&quot;;IF([.B63]&gt;[.C115];[.B63];[.C115]);IF([.B63]&lt;[.C115];[.B63];[.C115])))" office:value-type="float" office:value="2.77" calcext:value-type="float">
            <text:p>2,77</text:p>
          </table:table-cell>
          <table:table-cell table:formula="of:=IF([.E115]=&quot;Comprar&quot;;([.B116]-[.C116])/[.C116];([.C116]-[.B116])/[.C116])" office:value-type="float" office:value="-0.0505415162454874" calcext:value-type="float">
            <text:p>-0,050541516245487</text:p>
          </table:table-cell>
          <table:table-cell table:formula="of:=IF([.E115]=&quot;Comprar&quot;;IF([.D116]&gt;[.D$3];&quot;Vender&quot;;&quot;Comprar&quot;);IF([.D116]&gt;[.C$3];&quot;Comprar&quot;;&quot;Vender&quot;))" office:value-type="string" office:string-value="Vender" calcext:value-type="string">
            <text:p>Vender</text:p>
          </table:table-cell>
          <table:table-cell table:formula="of:=IF(AND([.E115]=&quot;Vender&quot;;[.E116]=&quot;Comprar&quot;);&quot;VENTA&quot;;IF(AND([.E115]=&quot;Comprar&quot;;[.E116]=&quot;Vender&quot;);&quot;COMPRA&quot;;&quot;&quot;))">
            <text:p/>
          </table:table-cell>
          <table:table-cell/>
          <table:table-cell table:formula="of:=[.H115]" office:value-type="float" office:value="5226" calcext:value-type="float">
            <text:p>5226</text:p>
          </table:table-cell>
          <table:table-cell/>
          <table:table-cell table:formula="of:=[.J115]+[.I11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96" calcext:value-type="float">
            <text:p>2,96</text:p>
          </table:table-cell>
          <table:table-cell table:formula="of:=IF([.F116]&lt;&gt;&quot;&quot;;[.B64];IF([.E116]=&quot;Vender&quot;;IF([.B64]&gt;[.C116];[.B64];[.C116]);IF([.B64]&lt;[.C116];[.B64];[.C116])))" office:value-type="float" office:value="2.77" calcext:value-type="float">
            <text:p>2,77</text:p>
          </table:table-cell>
          <table:table-cell table:formula="of:=IF([.E116]=&quot;Comprar&quot;;([.B117]-[.C117])/[.C117];([.C117]-[.B117])/[.C117])" office:value-type="float" office:value="-0.0685920577617328" calcext:value-type="float">
            <text:p>-0,068592057761733</text:p>
          </table:table-cell>
          <table:table-cell table:formula="of:=IF([.E116]=&quot;Comprar&quot;;IF([.D117]&gt;[.D$3];&quot;Vender&quot;;&quot;Comprar&quot;);IF([.D117]&gt;[.C$3];&quot;Comprar&quot;;&quot;Vender&quot;))" office:value-type="string" office:string-value="Vender" calcext:value-type="string">
            <text:p>Vender</text:p>
          </table:table-cell>
          <table:table-cell table:formula="of:=IF(AND([.E116]=&quot;Vender&quot;;[.E117]=&quot;Comprar&quot;);&quot;VENTA&quot;;IF(AND([.E116]=&quot;Comprar&quot;;[.E117]=&quot;Vender&quot;);&quot;COMPRA&quot;;&quot;&quot;))">
            <text:p/>
          </table:table-cell>
          <table:table-cell/>
          <table:table-cell table:formula="of:=[.H116]" office:value-type="float" office:value="5226" calcext:value-type="float">
            <text:p>5226</text:p>
          </table:table-cell>
          <table:table-cell/>
          <table:table-cell table:formula="of:=[.J116]+[.I11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955" calcext:value-type="float">
            <text:p>2,955</text:p>
          </table:table-cell>
          <table:table-cell table:formula="of:=IF([.F117]&lt;&gt;&quot;&quot;;[.B65];IF([.E117]=&quot;Vender&quot;;IF([.B65]&gt;[.C117];[.B65];[.C117]);IF([.B65]&lt;[.C117];[.B65];[.C117])))" office:value-type="float" office:value="2.77" calcext:value-type="float">
            <text:p>2,77</text:p>
          </table:table-cell>
          <table:table-cell table:formula="of:=IF([.E117]=&quot;Comprar&quot;;([.B118]-[.C118])/[.C118];([.C118]-[.B118])/[.C118])" office:value-type="float" office:value="-0.0667870036101083" calcext:value-type="float">
            <text:p>-0,066787003610108</text:p>
          </table:table-cell>
          <table:table-cell table:formula="of:=IF([.E117]=&quot;Comprar&quot;;IF([.D118]&gt;[.D$3];&quot;Vender&quot;;&quot;Comprar&quot;);IF([.D118]&gt;[.C$3];&quot;Comprar&quot;;&quot;Vender&quot;))" office:value-type="string" office:string-value="Vender" calcext:value-type="string">
            <text:p>Vender</text:p>
          </table:table-cell>
          <table:table-cell table:formula="of:=IF(AND([.E117]=&quot;Vender&quot;;[.E118]=&quot;Comprar&quot;);&quot;VENTA&quot;;IF(AND([.E117]=&quot;Comprar&quot;;[.E118]=&quot;Vender&quot;);&quot;COMPRA&quot;;&quot;&quot;))">
            <text:p/>
          </table:table-cell>
          <table:table-cell/>
          <table:table-cell table:formula="of:=[.H117]" office:value-type="float" office:value="5226" calcext:value-type="float">
            <text:p>5226</text:p>
          </table:table-cell>
          <table:table-cell/>
          <table:table-cell table:formula="of:=[.J117]+[.I11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9" calcext:value-type="float">
            <text:p>2,89</text:p>
          </table:table-cell>
          <table:table-cell table:formula="of:=IF([.F118]&lt;&gt;&quot;&quot;;[.B66];IF([.E118]=&quot;Vender&quot;;IF([.B66]&gt;[.C118];[.B66];[.C118]);IF([.B66]&lt;[.C118];[.B66];[.C118])))" office:value-type="float" office:value="2.77" calcext:value-type="float">
            <text:p>2,77</text:p>
          </table:table-cell>
          <table:table-cell table:formula="of:=IF([.E118]=&quot;Comprar&quot;;([.B119]-[.C119])/[.C119];([.C119]-[.B119])/[.C119])" office:value-type="float" office:value="-0.0433212996389892" calcext:value-type="float">
            <text:p>-0,043321299638989</text:p>
          </table:table-cell>
          <table:table-cell table:formula="of:=IF([.E118]=&quot;Comprar&quot;;IF([.D119]&gt;[.D$3];&quot;Vender&quot;;&quot;Comprar&quot;);IF([.D119]&gt;[.C$3];&quot;Comprar&quot;;&quot;Vender&quot;))" office:value-type="string" office:string-value="Vender" calcext:value-type="string">
            <text:p>Vender</text:p>
          </table:table-cell>
          <table:table-cell table:formula="of:=IF(AND([.E118]=&quot;Vender&quot;;[.E119]=&quot;Comprar&quot;);&quot;VENTA&quot;;IF(AND([.E118]=&quot;Comprar&quot;;[.E119]=&quot;Vender&quot;);&quot;COMPRA&quot;;&quot;&quot;))">
            <text:p/>
          </table:table-cell>
          <table:table-cell/>
          <table:table-cell table:formula="of:=[.H118]" office:value-type="float" office:value="5226" calcext:value-type="float">
            <text:p>5226</text:p>
          </table:table-cell>
          <table:table-cell/>
          <table:table-cell table:formula="of:=[.J118]+[.I11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01" calcext:value-type="float">
            <text:p>3,01</text:p>
          </table:table-cell>
          <table:table-cell table:formula="of:=IF([.F119]&lt;&gt;&quot;&quot;;[.B67];IF([.E119]=&quot;Vender&quot;;IF([.B67]&gt;[.C119];[.B67];[.C119]);IF([.B67]&lt;[.C119];[.B67];[.C119])))" office:value-type="float" office:value="2.77" calcext:value-type="float">
            <text:p>2,77</text:p>
          </table:table-cell>
          <table:table-cell table:formula="of:=IF([.E119]=&quot;Comprar&quot;;([.B120]-[.C120])/[.C120];([.C120]-[.B120])/[.C120])" office:value-type="float" office:value="-0.0866425992779783" calcext:value-type="float">
            <text:p>-0,086642599277978</text:p>
          </table:table-cell>
          <table:table-cell table:formula="of:=IF([.E119]=&quot;Comprar&quot;;IF([.D120]&gt;[.D$3];&quot;Vender&quot;;&quot;Comprar&quot;);IF([.D120]&gt;[.C$3];&quot;Comprar&quot;;&quot;Vender&quot;))" office:value-type="string" office:string-value="Vender" calcext:value-type="string">
            <text:p>Vender</text:p>
          </table:table-cell>
          <table:table-cell table:formula="of:=IF(AND([.E119]=&quot;Vender&quot;;[.E120]=&quot;Comprar&quot;);&quot;VENTA&quot;;IF(AND([.E119]=&quot;Comprar&quot;;[.E120]=&quot;Vender&quot;);&quot;COMPRA&quot;;&quot;&quot;))">
            <text:p/>
          </table:table-cell>
          <table:table-cell/>
          <table:table-cell table:formula="of:=[.H119]" office:value-type="float" office:value="5226" calcext:value-type="float">
            <text:p>5226</text:p>
          </table:table-cell>
          <table:table-cell/>
          <table:table-cell table:formula="of:=[.J119]+[.I120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925" calcext:value-type="float">
            <text:p>2,925</text:p>
          </table:table-cell>
          <table:table-cell table:formula="of:=IF([.F120]&lt;&gt;&quot;&quot;;[.B68];IF([.E120]=&quot;Vender&quot;;IF([.B68]&gt;[.C120];[.B68];[.C120]);IF([.B68]&lt;[.C120];[.B68];[.C120])))" office:value-type="float" office:value="2.77" calcext:value-type="float">
            <text:p>2,77</text:p>
          </table:table-cell>
          <table:table-cell table:formula="of:=IF([.E120]=&quot;Comprar&quot;;([.B121]-[.C121])/[.C121];([.C121]-[.B121])/[.C121])" office:value-type="float" office:value="-0.0559566787003609" calcext:value-type="float">
            <text:p>-0,055956678700361</text:p>
          </table:table-cell>
          <table:table-cell table:formula="of:=IF([.E120]=&quot;Comprar&quot;;IF([.D121]&gt;[.D$3];&quot;Vender&quot;;&quot;Comprar&quot;);IF([.D121]&gt;[.C$3];&quot;Comprar&quot;;&quot;Vender&quot;))" office:value-type="string" office:string-value="Vender" calcext:value-type="string">
            <text:p>Vender</text:p>
          </table:table-cell>
          <table:table-cell table:formula="of:=IF(AND([.E120]=&quot;Vender&quot;;[.E121]=&quot;Comprar&quot;);&quot;VENTA&quot;;IF(AND([.E120]=&quot;Comprar&quot;;[.E121]=&quot;Vender&quot;);&quot;COMPRA&quot;;&quot;&quot;))">
            <text:p/>
          </table:table-cell>
          <table:table-cell/>
          <table:table-cell table:formula="of:=[.H120]" office:value-type="float" office:value="5226" calcext:value-type="float">
            <text:p>5226</text:p>
          </table:table-cell>
          <table:table-cell/>
          <table:table-cell table:formula="of:=[.J120]+[.I121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96" calcext:value-type="float">
            <text:p>2,96</text:p>
          </table:table-cell>
          <table:table-cell table:formula="of:=IF([.F121]&lt;&gt;&quot;&quot;;[.B69];IF([.E121]=&quot;Vender&quot;;IF([.B69]&gt;[.C121];[.B69];[.C121]);IF([.B69]&lt;[.C121];[.B69];[.C121])))" office:value-type="float" office:value="2.77" calcext:value-type="float">
            <text:p>2,77</text:p>
          </table:table-cell>
          <table:table-cell table:formula="of:=IF([.E121]=&quot;Comprar&quot;;([.B122]-[.C122])/[.C122];([.C122]-[.B122])/[.C122])" office:value-type="float" office:value="-0.0685920577617328" calcext:value-type="float">
            <text:p>-0,068592057761733</text:p>
          </table:table-cell>
          <table:table-cell table:formula="of:=IF([.E121]=&quot;Comprar&quot;;IF([.D122]&gt;[.D$3];&quot;Vender&quot;;&quot;Comprar&quot;);IF([.D122]&gt;[.C$3];&quot;Comprar&quot;;&quot;Vender&quot;))" office:value-type="string" office:string-value="Vender" calcext:value-type="string">
            <text:p>Vender</text:p>
          </table:table-cell>
          <table:table-cell table:formula="of:=IF(AND([.E121]=&quot;Vender&quot;;[.E122]=&quot;Comprar&quot;);&quot;VENTA&quot;;IF(AND([.E121]=&quot;Comprar&quot;;[.E122]=&quot;Vender&quot;);&quot;COMPRA&quot;;&quot;&quot;))">
            <text:p/>
          </table:table-cell>
          <table:table-cell/>
          <table:table-cell table:formula="of:=[.H121]" office:value-type="float" office:value="5226" calcext:value-type="float">
            <text:p>5226</text:p>
          </table:table-cell>
          <table:table-cell/>
          <table:table-cell table:formula="of:=[.J121]+[.I122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3" calcext:value-type="float">
            <text:p>2,93</text:p>
          </table:table-cell>
          <table:table-cell table:formula="of:=IF([.F122]&lt;&gt;&quot;&quot;;[.B70];IF([.E122]=&quot;Vender&quot;;IF([.B70]&gt;[.C122];[.B70];[.C122]);IF([.B70]&lt;[.C122];[.B70];[.C122])))" office:value-type="float" office:value="2.77" calcext:value-type="float">
            <text:p>2,77</text:p>
          </table:table-cell>
          <table:table-cell table:formula="of:=IF([.E122]=&quot;Comprar&quot;;([.B123]-[.C123])/[.C123];([.C123]-[.B123])/[.C123])" office:value-type="float" office:value="-0.0577617328519856" calcext:value-type="float">
            <text:p>-0,057761732851986</text:p>
          </table:table-cell>
          <table:table-cell table:formula="of:=IF([.E122]=&quot;Comprar&quot;;IF([.D123]&gt;[.D$3];&quot;Vender&quot;;&quot;Comprar&quot;);IF([.D123]&gt;[.C$3];&quot;Comprar&quot;;&quot;Vender&quot;))" office:value-type="string" office:string-value="Vender" calcext:value-type="string">
            <text:p>Vender</text:p>
          </table:table-cell>
          <table:table-cell table:formula="of:=IF(AND([.E122]=&quot;Vender&quot;;[.E123]=&quot;Comprar&quot;);&quot;VENTA&quot;;IF(AND([.E122]=&quot;Comprar&quot;;[.E123]=&quot;Vender&quot;);&quot;COMPRA&quot;;&quot;&quot;))">
            <text:p/>
          </table:table-cell>
          <table:table-cell/>
          <table:table-cell table:formula="of:=[.H122]" office:value-type="float" office:value="5226" calcext:value-type="float">
            <text:p>5226</text:p>
          </table:table-cell>
          <table:table-cell/>
          <table:table-cell table:formula="of:=[.J122]+[.I12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93" calcext:value-type="float">
            <text:p>2,93</text:p>
          </table:table-cell>
          <table:table-cell table:formula="of:=IF([.F123]&lt;&gt;&quot;&quot;;[.B71];IF([.E123]=&quot;Vender&quot;;IF([.B71]&gt;[.C123];[.B71];[.C123]);IF([.B71]&lt;[.C123];[.B71];[.C123])))" office:value-type="float" office:value="2.77" calcext:value-type="float">
            <text:p>2,77</text:p>
          </table:table-cell>
          <table:table-cell table:formula="of:=IF([.E123]=&quot;Comprar&quot;;([.B124]-[.C124])/[.C124];([.C124]-[.B124])/[.C124])" office:value-type="float" office:value="-0.0577617328519856" calcext:value-type="float">
            <text:p>-0,057761732851986</text:p>
          </table:table-cell>
          <table:table-cell table:formula="of:=IF([.E123]=&quot;Comprar&quot;;IF([.D124]&gt;[.D$3];&quot;Vender&quot;;&quot;Comprar&quot;);IF([.D124]&gt;[.C$3];&quot;Comprar&quot;;&quot;Vender&quot;))" office:value-type="string" office:string-value="Vender" calcext:value-type="string">
            <text:p>Vender</text:p>
          </table:table-cell>
          <table:table-cell table:formula="of:=IF(AND([.E123]=&quot;Vender&quot;;[.E124]=&quot;Comprar&quot;);&quot;VENTA&quot;;IF(AND([.E123]=&quot;Comprar&quot;;[.E124]=&quot;Vender&quot;);&quot;COMPRA&quot;;&quot;&quot;))">
            <text:p/>
          </table:table-cell>
          <table:table-cell/>
          <table:table-cell table:formula="of:=[.H123]" office:value-type="float" office:value="5226" calcext:value-type="float">
            <text:p>5226</text:p>
          </table:table-cell>
          <table:table-cell/>
          <table:table-cell table:formula="of:=[.J123]+[.I12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97" calcext:value-type="float">
            <text:p>2,97</text:p>
          </table:table-cell>
          <table:table-cell table:formula="of:=IF([.F124]&lt;&gt;&quot;&quot;;[.B72];IF([.E124]=&quot;Vender&quot;;IF([.B72]&gt;[.C124];[.B72];[.C124]);IF([.B72]&lt;[.C124];[.B72];[.C124])))" office:value-type="float" office:value="2.77" calcext:value-type="float">
            <text:p>2,77</text:p>
          </table:table-cell>
          <table:table-cell table:formula="of:=IF([.E124]=&quot;Comprar&quot;;([.B125]-[.C125])/[.C125];([.C125]-[.B125])/[.C125])" office:value-type="float" office:value="-0.072202166064982" calcext:value-type="float">
            <text:p>-0,072202166064982</text:p>
          </table:table-cell>
          <table:table-cell table:formula="of:=IF([.E124]=&quot;Comprar&quot;;IF([.D125]&gt;[.D$3];&quot;Vender&quot;;&quot;Comprar&quot;);IF([.D125]&gt;[.C$3];&quot;Comprar&quot;;&quot;Vender&quot;))" office:value-type="string" office:string-value="Vender" calcext:value-type="string">
            <text:p>Vender</text:p>
          </table:table-cell>
          <table:table-cell table:formula="of:=IF(AND([.E124]=&quot;Vender&quot;;[.E125]=&quot;Comprar&quot;);&quot;VENTA&quot;;IF(AND([.E124]=&quot;Comprar&quot;;[.E125]=&quot;Vender&quot;);&quot;COMPRA&quot;;&quot;&quot;))">
            <text:p/>
          </table:table-cell>
          <table:table-cell/>
          <table:table-cell table:formula="of:=[.H124]" office:value-type="float" office:value="5226" calcext:value-type="float">
            <text:p>5226</text:p>
          </table:table-cell>
          <table:table-cell/>
          <table:table-cell table:formula="of:=[.J124]+[.I12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955" calcext:value-type="float">
            <text:p>2,955</text:p>
          </table:table-cell>
          <table:table-cell table:formula="of:=IF([.F125]&lt;&gt;&quot;&quot;;[.B73];IF([.E125]=&quot;Vender&quot;;IF([.B73]&gt;[.C125];[.B73];[.C125]);IF([.B73]&lt;[.C125];[.B73];[.C125])))" office:value-type="float" office:value="2.77" calcext:value-type="float">
            <text:p>2,77</text:p>
          </table:table-cell>
          <table:table-cell table:formula="of:=IF([.E125]=&quot;Comprar&quot;;([.B126]-[.C126])/[.C126];([.C126]-[.B126])/[.C126])" office:value-type="float" office:value="-0.0667870036101083" calcext:value-type="float">
            <text:p>-0,066787003610108</text:p>
          </table:table-cell>
          <table:table-cell table:formula="of:=IF([.E125]=&quot;Comprar&quot;;IF([.D126]&gt;[.D$3];&quot;Vender&quot;;&quot;Comprar&quot;);IF([.D126]&gt;[.C$3];&quot;Comprar&quot;;&quot;Vender&quot;))" office:value-type="string" office:string-value="Vender" calcext:value-type="string">
            <text:p>Vender</text:p>
          </table:table-cell>
          <table:table-cell table:formula="of:=IF(AND([.E125]=&quot;Vender&quot;;[.E126]=&quot;Comprar&quot;);&quot;VENTA&quot;;IF(AND([.E125]=&quot;Comprar&quot;;[.E126]=&quot;Vender&quot;);&quot;COMPRA&quot;;&quot;&quot;))">
            <text:p/>
          </table:table-cell>
          <table:table-cell/>
          <table:table-cell table:formula="of:=[.H125]" office:value-type="float" office:value="5226" calcext:value-type="float">
            <text:p>5226</text:p>
          </table:table-cell>
          <table:table-cell/>
          <table:table-cell table:formula="of:=[.J125]+[.I12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97" calcext:value-type="float">
            <text:p>2,97</text:p>
          </table:table-cell>
          <table:table-cell table:formula="of:=IF([.F126]&lt;&gt;&quot;&quot;;[.B74];IF([.E126]=&quot;Vender&quot;;IF([.B74]&gt;[.C126];[.B74];[.C126]);IF([.B74]&lt;[.C126];[.B74];[.C126])))" office:value-type="float" office:value="2.77" calcext:value-type="float">
            <text:p>2,77</text:p>
          </table:table-cell>
          <table:table-cell table:formula="of:=IF([.E126]=&quot;Comprar&quot;;([.B127]-[.C127])/[.C127];([.C127]-[.B127])/[.C127])" office:value-type="float" office:value="-0.072202166064982" calcext:value-type="float">
            <text:p>-0,072202166064982</text:p>
          </table:table-cell>
          <table:table-cell table:formula="of:=IF([.E126]=&quot;Comprar&quot;;IF([.D127]&gt;[.D$3];&quot;Vender&quot;;&quot;Comprar&quot;);IF([.D127]&gt;[.C$3];&quot;Comprar&quot;;&quot;Vender&quot;))" office:value-type="string" office:string-value="Vender" calcext:value-type="string">
            <text:p>Vender</text:p>
          </table:table-cell>
          <table:table-cell table:formula="of:=IF(AND([.E126]=&quot;Vender&quot;;[.E127]=&quot;Comprar&quot;);&quot;VENTA&quot;;IF(AND([.E126]=&quot;Comprar&quot;;[.E127]=&quot;Vender&quot;);&quot;COMPRA&quot;;&quot;&quot;))">
            <text:p/>
          </table:table-cell>
          <table:table-cell/>
          <table:table-cell table:formula="of:=[.H126]" office:value-type="float" office:value="5226" calcext:value-type="float">
            <text:p>5226</text:p>
          </table:table-cell>
          <table:table-cell/>
          <table:table-cell table:formula="of:=[.J126]+[.I12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965" calcext:value-type="float">
            <text:p>2,965</text:p>
          </table:table-cell>
          <table:table-cell table:formula="of:=IF([.F127]&lt;&gt;&quot;&quot;;[.B75];IF([.E127]=&quot;Vender&quot;;IF([.B75]&gt;[.C127];[.B75];[.C127]);IF([.B75]&lt;[.C127];[.B75];[.C127])))" office:value-type="float" office:value="2.77" calcext:value-type="float">
            <text:p>2,77</text:p>
          </table:table-cell>
          <table:table-cell table:formula="of:=IF([.E127]=&quot;Comprar&quot;;([.B128]-[.C128])/[.C128];([.C128]-[.B128])/[.C128])" office:value-type="float" office:value="-0.0703971119133573" calcext:value-type="float">
            <text:p>-0,070397111913357</text:p>
          </table:table-cell>
          <table:table-cell table:formula="of:=IF([.E127]=&quot;Comprar&quot;;IF([.D128]&gt;[.D$3];&quot;Vender&quot;;&quot;Comprar&quot;);IF([.D128]&gt;[.C$3];&quot;Comprar&quot;;&quot;Vender&quot;))" office:value-type="string" office:string-value="Vender" calcext:value-type="string">
            <text:p>Vender</text:p>
          </table:table-cell>
          <table:table-cell table:formula="of:=IF(AND([.E127]=&quot;Vender&quot;;[.E128]=&quot;Comprar&quot;);&quot;VENTA&quot;;IF(AND([.E127]=&quot;Comprar&quot;;[.E128]=&quot;Vender&quot;);&quot;COMPRA&quot;;&quot;&quot;))">
            <text:p/>
          </table:table-cell>
          <table:table-cell/>
          <table:table-cell table:formula="of:=[.H127]" office:value-type="float" office:value="5226" calcext:value-type="float">
            <text:p>5226</text:p>
          </table:table-cell>
          <table:table-cell/>
          <table:table-cell table:formula="of:=[.J127]+[.I12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945" calcext:value-type="float">
            <text:p>2,945</text:p>
          </table:table-cell>
          <table:table-cell table:formula="of:=IF([.F128]&lt;&gt;&quot;&quot;;[.B76];IF([.E128]=&quot;Vender&quot;;IF([.B76]&gt;[.C128];[.B76];[.C128]);IF([.B76]&lt;[.C128];[.B76];[.C128])))" office:value-type="float" office:value="2.77" calcext:value-type="float">
            <text:p>2,77</text:p>
          </table:table-cell>
          <table:table-cell table:formula="of:=IF([.E128]=&quot;Comprar&quot;;([.B129]-[.C129])/[.C129];([.C129]-[.B129])/[.C129])" office:value-type="float" office:value="-0.0631768953068593" calcext:value-type="float">
            <text:p>-0,063176895306859</text:p>
          </table:table-cell>
          <table:table-cell table:formula="of:=IF([.E128]=&quot;Comprar&quot;;IF([.D129]&gt;[.D$3];&quot;Vender&quot;;&quot;Comprar&quot;);IF([.D129]&gt;[.C$3];&quot;Comprar&quot;;&quot;Vender&quot;))" office:value-type="string" office:string-value="Vender" calcext:value-type="string">
            <text:p>Vender</text:p>
          </table:table-cell>
          <table:table-cell table:formula="of:=IF(AND([.E128]=&quot;Vender&quot;;[.E129]=&quot;Comprar&quot;);&quot;VENTA&quot;;IF(AND([.E128]=&quot;Comprar&quot;;[.E129]=&quot;Vender&quot;);&quot;COMPRA&quot;;&quot;&quot;))">
            <text:p/>
          </table:table-cell>
          <table:table-cell/>
          <table:table-cell table:formula="of:=[.H128]" office:value-type="float" office:value="5226" calcext:value-type="float">
            <text:p>5226</text:p>
          </table:table-cell>
          <table:table-cell/>
          <table:table-cell table:formula="of:=[.J128]+[.I12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99" calcext:value-type="float">
            <text:p>2,99</text:p>
          </table:table-cell>
          <table:table-cell table:formula="of:=IF([.F129]&lt;&gt;&quot;&quot;;[.B77];IF([.E129]=&quot;Vender&quot;;IF([.B77]&gt;[.C129];[.B77];[.C129]);IF([.B77]&lt;[.C129];[.B77];[.C129])))" office:value-type="float" office:value="2.77" calcext:value-type="float">
            <text:p>2,77</text:p>
          </table:table-cell>
          <table:table-cell table:formula="of:=IF([.E129]=&quot;Comprar&quot;;([.B130]-[.C130])/[.C130];([.C130]-[.B130])/[.C130])" office:value-type="float" office:value="-0.0794223826714802" calcext:value-type="float">
            <text:p>-0,07942238267148</text:p>
          </table:table-cell>
          <table:table-cell table:formula="of:=IF([.E129]=&quot;Comprar&quot;;IF([.D130]&gt;[.D$3];&quot;Vender&quot;;&quot;Comprar&quot;);IF([.D130]&gt;[.C$3];&quot;Comprar&quot;;&quot;Vender&quot;))" office:value-type="string" office:string-value="Vender" calcext:value-type="string">
            <text:p>Vender</text:p>
          </table:table-cell>
          <table:table-cell table:formula="of:=IF(AND([.E129]=&quot;Vender&quot;;[.E130]=&quot;Comprar&quot;);&quot;VENTA&quot;;IF(AND([.E129]=&quot;Comprar&quot;;[.E130]=&quot;Vender&quot;);&quot;COMPRA&quot;;&quot;&quot;))">
            <text:p/>
          </table:table-cell>
          <table:table-cell/>
          <table:table-cell table:formula="of:=[.H129]" office:value-type="float" office:value="5226" calcext:value-type="float">
            <text:p>5226</text:p>
          </table:table-cell>
          <table:table-cell/>
          <table:table-cell table:formula="of:=[.J129]+[.I130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85" calcext:value-type="float">
            <text:p>2,985</text:p>
          </table:table-cell>
          <table:table-cell table:formula="of:=IF([.F130]&lt;&gt;&quot;&quot;;[.B78];IF([.E130]=&quot;Vender&quot;;IF([.B78]&gt;[.C130];[.B78];[.C130]);IF([.B78]&lt;[.C130];[.B78];[.C130])))" office:value-type="float" office:value="2.77" calcext:value-type="float">
            <text:p>2,77</text:p>
          </table:table-cell>
          <table:table-cell table:formula="of:=IF([.E130]=&quot;Comprar&quot;;([.B131]-[.C131])/[.C131];([.C131]-[.B131])/[.C131])" office:value-type="float" office:value="-0.0776173285198557" calcext:value-type="float">
            <text:p>-0,077617328519856</text:p>
          </table:table-cell>
          <table:table-cell table:formula="of:=IF([.E130]=&quot;Comprar&quot;;IF([.D131]&gt;[.D$3];&quot;Vender&quot;;&quot;Comprar&quot;);IF([.D131]&gt;[.C$3];&quot;Comprar&quot;;&quot;Vender&quot;))" office:value-type="string" office:string-value="Vender" calcext:value-type="string">
            <text:p>Vender</text:p>
          </table:table-cell>
          <table:table-cell table:formula="of:=IF(AND([.E130]=&quot;Vender&quot;;[.E131]=&quot;Comprar&quot;);&quot;VENTA&quot;;IF(AND([.E130]=&quot;Comprar&quot;;[.E131]=&quot;Vender&quot;);&quot;COMPRA&quot;;&quot;&quot;))">
            <text:p/>
          </table:table-cell>
          <table:table-cell/>
          <table:table-cell table:formula="of:=[.H130]" office:value-type="float" office:value="5226" calcext:value-type="float">
            <text:p>5226</text:p>
          </table:table-cell>
          <table:table-cell/>
          <table:table-cell table:formula="of:=[.J130]+[.I131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955" calcext:value-type="float">
            <text:p>2,955</text:p>
          </table:table-cell>
          <table:table-cell table:formula="of:=IF([.F131]&lt;&gt;&quot;&quot;;[.B79];IF([.E131]=&quot;Vender&quot;;IF([.B79]&gt;[.C131];[.B79];[.C131]);IF([.B79]&lt;[.C131];[.B79];[.C131])))" office:value-type="float" office:value="2.77" calcext:value-type="float">
            <text:p>2,77</text:p>
          </table:table-cell>
          <table:table-cell table:formula="of:=IF([.E131]=&quot;Comprar&quot;;([.B132]-[.C132])/[.C132];([.C132]-[.B132])/[.C132])" office:value-type="float" office:value="-0.0667870036101083" calcext:value-type="float">
            <text:p>-0,066787003610108</text:p>
          </table:table-cell>
          <table:table-cell table:formula="of:=IF([.E131]=&quot;Comprar&quot;;IF([.D132]&gt;[.D$3];&quot;Vender&quot;;&quot;Comprar&quot;);IF([.D132]&gt;[.C$3];&quot;Comprar&quot;;&quot;Vender&quot;))" office:value-type="string" office:string-value="Vender" calcext:value-type="string">
            <text:p>Vender</text:p>
          </table:table-cell>
          <table:table-cell table:formula="of:=IF(AND([.E131]=&quot;Vender&quot;;[.E132]=&quot;Comprar&quot;);&quot;VENTA&quot;;IF(AND([.E131]=&quot;Comprar&quot;;[.E132]=&quot;Vender&quot;);&quot;COMPRA&quot;;&quot;&quot;))">
            <text:p/>
          </table:table-cell>
          <table:table-cell/>
          <table:table-cell table:formula="of:=[.H131]" office:value-type="float" office:value="5226" calcext:value-type="float">
            <text:p>5226</text:p>
          </table:table-cell>
          <table:table-cell/>
          <table:table-cell table:formula="of:=[.J131]+[.I132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955" calcext:value-type="float">
            <text:p>2,955</text:p>
          </table:table-cell>
          <table:table-cell table:formula="of:=IF([.F132]&lt;&gt;&quot;&quot;;[.B80];IF([.E132]=&quot;Vender&quot;;IF([.B80]&gt;[.C132];[.B80];[.C132]);IF([.B80]&lt;[.C132];[.B80];[.C132])))" office:value-type="float" office:value="2.77" calcext:value-type="float">
            <text:p>2,77</text:p>
          </table:table-cell>
          <table:table-cell table:formula="of:=IF([.E132]=&quot;Comprar&quot;;([.B133]-[.C133])/[.C133];([.C133]-[.B133])/[.C133])" office:value-type="float" office:value="-0.0667870036101083" calcext:value-type="float">
            <text:p>-0,066787003610108</text:p>
          </table:table-cell>
          <table:table-cell table:formula="of:=IF([.E132]=&quot;Comprar&quot;;IF([.D133]&gt;[.D$3];&quot;Vender&quot;;&quot;Comprar&quot;);IF([.D133]&gt;[.C$3];&quot;Comprar&quot;;&quot;Vender&quot;))" office:value-type="string" office:string-value="Vender" calcext:value-type="string">
            <text:p>Vender</text:p>
          </table:table-cell>
          <table:table-cell table:formula="of:=IF(AND([.E132]=&quot;Vender&quot;;[.E133]=&quot;Comprar&quot;);&quot;VENTA&quot;;IF(AND([.E132]=&quot;Comprar&quot;;[.E133]=&quot;Vender&quot;);&quot;COMPRA&quot;;&quot;&quot;))">
            <text:p/>
          </table:table-cell>
          <table:table-cell/>
          <table:table-cell table:formula="of:=[.H132]" office:value-type="float" office:value="5226" calcext:value-type="float">
            <text:p>5226</text:p>
          </table:table-cell>
          <table:table-cell/>
          <table:table-cell table:formula="of:=[.J132]+[.I13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IF([.F133]&lt;&gt;&quot;&quot;;[.B81];IF([.E133]=&quot;Vender&quot;;IF([.B81]&gt;[.C133];[.B81];[.C133]);IF([.B81]&lt;[.C133];[.B81];[.C133])))" office:value-type="float" office:value="2.77" calcext:value-type="float">
            <text:p>2,77</text:p>
          </table:table-cell>
          <table:table-cell table:formula="of:=IF([.E133]=&quot;Comprar&quot;;([.B134]-[.C134])/[.C134];([.C134]-[.B134])/[.C134])" office:value-type="float" office:value="-0.0830324909747292" calcext:value-type="float">
            <text:p>-0,083032490974729</text:p>
          </table:table-cell>
          <table:table-cell table:formula="of:=IF([.E133]=&quot;Comprar&quot;;IF([.D134]&gt;[.D$3];&quot;Vender&quot;;&quot;Comprar&quot;);IF([.D134]&gt;[.C$3];&quot;Comprar&quot;;&quot;Vender&quot;))" office:value-type="string" office:string-value="Vender" calcext:value-type="string">
            <text:p>Vender</text:p>
          </table:table-cell>
          <table:table-cell table:formula="of:=IF(AND([.E133]=&quot;Vender&quot;;[.E134]=&quot;Comprar&quot;);&quot;VENTA&quot;;IF(AND([.E133]=&quot;Comprar&quot;;[.E134]=&quot;Vender&quot;);&quot;COMPRA&quot;;&quot;&quot;))">
            <text:p/>
          </table:table-cell>
          <table:table-cell/>
          <table:table-cell table:formula="of:=[.H133]" office:value-type="float" office:value="5226" calcext:value-type="float">
            <text:p>5226</text:p>
          </table:table-cell>
          <table:table-cell/>
          <table:table-cell table:formula="of:=[.J133]+[.I13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045" calcext:value-type="float">
            <text:p>3,045</text:p>
          </table:table-cell>
          <table:table-cell table:formula="of:=IF([.F134]&lt;&gt;&quot;&quot;;[.B82];IF([.E134]=&quot;Vender&quot;;IF([.B82]&gt;[.C134];[.B82];[.C134]);IF([.B82]&lt;[.C134];[.B82];[.C134])))" office:value-type="float" office:value="2.77" calcext:value-type="float">
            <text:p>2,77</text:p>
          </table:table-cell>
          <table:table-cell table:formula="of:=IF([.E134]=&quot;Comprar&quot;;([.B135]-[.C135])/[.C135];([.C135]-[.B135])/[.C135])" office:value-type="float" office:value="-0.0992779783393502" calcext:value-type="float">
            <text:p>-0,09927797833935</text:p>
          </table:table-cell>
          <table:table-cell table:formula="of:=IF([.E134]=&quot;Comprar&quot;;IF([.D135]&gt;[.D$3];&quot;Vender&quot;;&quot;Comprar&quot;);IF([.D135]&gt;[.C$3];&quot;Comprar&quot;;&quot;Vender&quot;))" office:value-type="string" office:string-value="Vender" calcext:value-type="string">
            <text:p>Vender</text:p>
          </table:table-cell>
          <table:table-cell table:formula="of:=IF(AND([.E134]=&quot;Vender&quot;;[.E135]=&quot;Comprar&quot;);&quot;VENTA&quot;;IF(AND([.E134]=&quot;Comprar&quot;;[.E135]=&quot;Vender&quot;);&quot;COMPRA&quot;;&quot;&quot;))">
            <text:p/>
          </table:table-cell>
          <table:table-cell/>
          <table:table-cell table:formula="of:=[.H134]" office:value-type="float" office:value="5226" calcext:value-type="float">
            <text:p>5226</text:p>
          </table:table-cell>
          <table:table-cell/>
          <table:table-cell table:formula="of:=[.J134]+[.I13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05" calcext:value-type="float">
            <text:p>3,05</text:p>
          </table:table-cell>
          <table:table-cell table:formula="of:=IF([.F135]&lt;&gt;&quot;&quot;;[.B83];IF([.E135]=&quot;Vender&quot;;IF([.B83]&gt;[.C135];[.B83];[.C135]);IF([.B83]&lt;[.C135];[.B83];[.C135])))" office:value-type="float" office:value="2.77" calcext:value-type="float">
            <text:p>2,77</text:p>
          </table:table-cell>
          <table:table-cell table:formula="of:=IF([.E135]=&quot;Comprar&quot;;([.B136]-[.C136])/[.C136];([.C136]-[.B136])/[.C136])" office:value-type="float" office:value="-0.101083032490975" calcext:value-type="float">
            <text:p>-0,101083032490975</text:p>
          </table:table-cell>
          <table:table-cell table:formula="of:=IF([.E135]=&quot;Comprar&quot;;IF([.D136]&gt;[.D$3];&quot;Vender&quot;;&quot;Comprar&quot;);IF([.D136]&gt;[.C$3];&quot;Comprar&quot;;&quot;Vender&quot;))" office:value-type="string" office:string-value="Vender" calcext:value-type="string">
            <text:p>Vender</text:p>
          </table:table-cell>
          <table:table-cell table:formula="of:=IF(AND([.E135]=&quot;Vender&quot;;[.E136]=&quot;Comprar&quot;);&quot;VENTA&quot;;IF(AND([.E135]=&quot;Comprar&quot;;[.E136]=&quot;Vender&quot;);&quot;COMPRA&quot;;&quot;&quot;))">
            <text:p/>
          </table:table-cell>
          <table:table-cell/>
          <table:table-cell table:formula="of:=[.H135]" office:value-type="float" office:value="5226" calcext:value-type="float">
            <text:p>5226</text:p>
          </table:table-cell>
          <table:table-cell/>
          <table:table-cell table:formula="of:=[.J135]+[.I13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97" calcext:value-type="float">
            <text:p>2,97</text:p>
          </table:table-cell>
          <table:table-cell table:formula="of:=IF([.F136]&lt;&gt;&quot;&quot;;[.B84];IF([.E136]=&quot;Vender&quot;;IF([.B84]&gt;[.C136];[.B84];[.C136]);IF([.B84]&lt;[.C136];[.B84];[.C136])))" office:value-type="float" office:value="2.77" calcext:value-type="float">
            <text:p>2,77</text:p>
          </table:table-cell>
          <table:table-cell table:formula="of:=IF([.E136]=&quot;Comprar&quot;;([.B137]-[.C137])/[.C137];([.C137]-[.B137])/[.C137])" office:value-type="float" office:value="-0.072202166064982" calcext:value-type="float">
            <text:p>-0,072202166064982</text:p>
          </table:table-cell>
          <table:table-cell table:formula="of:=IF([.E136]=&quot;Comprar&quot;;IF([.D137]&gt;[.D$3];&quot;Vender&quot;;&quot;Comprar&quot;);IF([.D137]&gt;[.C$3];&quot;Comprar&quot;;&quot;Vender&quot;))" office:value-type="string" office:string-value="Vender" calcext:value-type="string">
            <text:p>Vender</text:p>
          </table:table-cell>
          <table:table-cell table:formula="of:=IF(AND([.E136]=&quot;Vender&quot;;[.E137]=&quot;Comprar&quot;);&quot;VENTA&quot;;IF(AND([.E136]=&quot;Comprar&quot;;[.E137]=&quot;Vender&quot;);&quot;COMPRA&quot;;&quot;&quot;))">
            <text:p/>
          </table:table-cell>
          <table:table-cell/>
          <table:table-cell table:formula="of:=[.H136]" office:value-type="float" office:value="5226" calcext:value-type="float">
            <text:p>5226</text:p>
          </table:table-cell>
          <table:table-cell/>
          <table:table-cell table:formula="of:=[.J136]+[.I13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77" calcext:value-type="float">
            <text:p>2,77</text:p>
          </table:table-cell>
          <table:table-cell table:formula="of:=IF([.F137]&lt;&gt;&quot;&quot;;[.B85];IF([.E137]=&quot;Vender&quot;;IF([.B85]&gt;[.C137];[.B85];[.C137]);IF([.B85]&lt;[.C137];[.B85];[.C137])))" office:value-type="float" office:value="2.77" calcext:value-type="float">
            <text:p>2,77</text:p>
          </table:table-cell>
          <table:table-cell table:formula="of:=IF([.E137]=&quot;Comprar&quot;;([.B138]-[.C138])/[.C138];([.C138]-[.B138])/[.C138])" office:value-type="float" office:value="0" calcext:value-type="float">
            <text:p>0</text:p>
          </table:table-cell>
          <table:table-cell table:formula="of:=IF([.E137]=&quot;Comprar&quot;;IF([.D138]&gt;[.D$3];&quot;Vender&quot;;&quot;Comprar&quot;);IF([.D138]&gt;[.C$3];&quot;Comprar&quot;;&quot;Vender&quot;))" office:value-type="string" office:string-value="Vender" calcext:value-type="string">
            <text:p>Vender</text:p>
          </table:table-cell>
          <table:table-cell table:formula="of:=IF(AND([.E137]=&quot;Vender&quot;;[.E138]=&quot;Comprar&quot;);&quot;VENTA&quot;;IF(AND([.E137]=&quot;Comprar&quot;;[.E138]=&quot;Vender&quot;);&quot;COMPRA&quot;;&quot;&quot;))">
            <text:p/>
          </table:table-cell>
          <table:table-cell/>
          <table:table-cell table:formula="of:=[.H137]" office:value-type="float" office:value="5226" calcext:value-type="float">
            <text:p>5226</text:p>
          </table:table-cell>
          <table:table-cell/>
          <table:table-cell table:formula="of:=[.J137]+[.I13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685" calcext:value-type="float">
            <text:p>2,685</text:p>
          </table:table-cell>
          <table:table-cell table:formula="of:=IF([.F138]&lt;&gt;&quot;&quot;;[.B86];IF([.E138]=&quot;Vender&quot;;IF([.B86]&gt;[.C138];[.B86];[.C138]);IF([.B86]&lt;[.C138];[.B86];[.C138])))" office:value-type="float" office:value="2.77" calcext:value-type="float">
            <text:p>2,77</text:p>
          </table:table-cell>
          <table:table-cell table:formula="of:=IF([.E138]=&quot;Comprar&quot;;([.B139]-[.C139])/[.C139];([.C139]-[.B139])/[.C139])" office:value-type="float" office:value="0.0306859205776173" calcext:value-type="float">
            <text:p>0,030685920577617</text:p>
          </table:table-cell>
          <table:table-cell table:formula="of:=IF([.E138]=&quot;Comprar&quot;;IF([.D139]&gt;[.D$3];&quot;Vender&quot;;&quot;Comprar&quot;);IF([.D139]&gt;[.C$3];&quot;Comprar&quot;;&quot;Vender&quot;))" office:value-type="string" office:string-value="Vender" calcext:value-type="string">
            <text:p>Vender</text:p>
          </table:table-cell>
          <table:table-cell table:formula="of:=IF(AND([.E138]=&quot;Vender&quot;;[.E139]=&quot;Comprar&quot;);&quot;VENTA&quot;;IF(AND([.E138]=&quot;Comprar&quot;;[.E139]=&quot;Vender&quot;);&quot;COMPRA&quot;;&quot;&quot;))">
            <text:p/>
          </table:table-cell>
          <table:table-cell/>
          <table:table-cell table:formula="of:=[.H138]" office:value-type="float" office:value="5226" calcext:value-type="float">
            <text:p>5226</text:p>
          </table:table-cell>
          <table:table-cell/>
          <table:table-cell table:formula="of:=[.J138]+[.I13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715" calcext:value-type="float">
            <text:p>2,715</text:p>
          </table:table-cell>
          <table:table-cell table:formula="of:=IF([.F139]&lt;&gt;&quot;&quot;;[.B87];IF([.E139]=&quot;Vender&quot;;IF([.B87]&gt;[.C139];[.B87];[.C139]);IF([.B87]&lt;[.C139];[.B87];[.C139])))" office:value-type="float" office:value="2.77" calcext:value-type="float">
            <text:p>2,77</text:p>
          </table:table-cell>
          <table:table-cell table:formula="of:=IF([.E139]=&quot;Comprar&quot;;([.B140]-[.C140])/[.C140];([.C140]-[.B140])/[.C140])" office:value-type="float" office:value="0.0198555956678701" calcext:value-type="float">
            <text:p>0,01985559566787</text:p>
          </table:table-cell>
          <table:table-cell table:formula="of:=IF([.E139]=&quot;Comprar&quot;;IF([.D140]&gt;[.D$3];&quot;Vender&quot;;&quot;Comprar&quot;);IF([.D140]&gt;[.C$3];&quot;Comprar&quot;;&quot;Vender&quot;))" office:value-type="string" office:string-value="Vender" calcext:value-type="string">
            <text:p>Vender</text:p>
          </table:table-cell>
          <table:table-cell table:formula="of:=IF(AND([.E139]=&quot;Vender&quot;;[.E140]=&quot;Comprar&quot;);&quot;VENTA&quot;;IF(AND([.E139]=&quot;Comprar&quot;;[.E140]=&quot;Vender&quot;);&quot;COMPRA&quot;;&quot;&quot;))">
            <text:p/>
          </table:table-cell>
          <table:table-cell/>
          <table:table-cell table:formula="of:=[.H139]" office:value-type="float" office:value="5226" calcext:value-type="float">
            <text:p>5226</text:p>
          </table:table-cell>
          <table:table-cell/>
          <table:table-cell table:formula="of:=[.J139]+[.I140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785" calcext:value-type="float">
            <text:p>2,785</text:p>
          </table:table-cell>
          <table:table-cell table:formula="of:=IF([.F140]&lt;&gt;&quot;&quot;;[.B88];IF([.E140]=&quot;Vender&quot;;IF([.B88]&gt;[.C140];[.B88];[.C140]);IF([.B88]&lt;[.C140];[.B88];[.C140])))" office:value-type="float" office:value="2.77" calcext:value-type="float">
            <text:p>2,77</text:p>
          </table:table-cell>
          <table:table-cell table:formula="of:=IF([.E140]=&quot;Comprar&quot;;([.B141]-[.C141])/[.C141];([.C141]-[.B141])/[.C141])" office:value-type="float" office:value="-0.00541516245487369" calcext:value-type="float">
            <text:p>-0,005415162454874</text:p>
          </table:table-cell>
          <table:table-cell table:formula="of:=IF([.E140]=&quot;Comprar&quot;;IF([.D141]&gt;[.D$3];&quot;Vender&quot;;&quot;Comprar&quot;);IF([.D141]&gt;[.C$3];&quot;Comprar&quot;;&quot;Vender&quot;))" office:value-type="string" office:string-value="Vender" calcext:value-type="string">
            <text:p>Vender</text:p>
          </table:table-cell>
          <table:table-cell table:formula="of:=IF(AND([.E140]=&quot;Vender&quot;;[.E141]=&quot;Comprar&quot;);&quot;VENTA&quot;;IF(AND([.E140]=&quot;Comprar&quot;;[.E141]=&quot;Vender&quot;);&quot;COMPRA&quot;;&quot;&quot;))">
            <text:p/>
          </table:table-cell>
          <table:table-cell/>
          <table:table-cell table:formula="of:=[.H140]" office:value-type="float" office:value="5226" calcext:value-type="float">
            <text:p>5226</text:p>
          </table:table-cell>
          <table:table-cell/>
          <table:table-cell table:formula="of:=[.J140]+[.I141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83" calcext:value-type="float">
            <text:p>2,83</text:p>
          </table:table-cell>
          <table:table-cell table:formula="of:=IF([.F141]&lt;&gt;&quot;&quot;;[.B89];IF([.E141]=&quot;Vender&quot;;IF([.B89]&gt;[.C141];[.B89];[.C141]);IF([.B89]&lt;[.C141];[.B89];[.C141])))" office:value-type="float" office:value="2.77" calcext:value-type="float">
            <text:p>2,77</text:p>
          </table:table-cell>
          <table:table-cell table:formula="of:=IF([.E141]=&quot;Comprar&quot;;([.B142]-[.C142])/[.C142];([.C142]-[.B142])/[.C142])" office:value-type="float" office:value="-0.0216606498194946" calcext:value-type="float">
            <text:p>-0,021660649819495</text:p>
          </table:table-cell>
          <table:table-cell table:formula="of:=IF([.E141]=&quot;Comprar&quot;;IF([.D142]&gt;[.D$3];&quot;Vender&quot;;&quot;Comprar&quot;);IF([.D142]&gt;[.C$3];&quot;Comprar&quot;;&quot;Vender&quot;))" office:value-type="string" office:string-value="Vender" calcext:value-type="string">
            <text:p>Vender</text:p>
          </table:table-cell>
          <table:table-cell table:formula="of:=IF(AND([.E141]=&quot;Vender&quot;;[.E142]=&quot;Comprar&quot;);&quot;VENTA&quot;;IF(AND([.E141]=&quot;Comprar&quot;;[.E142]=&quot;Vender&quot;);&quot;COMPRA&quot;;&quot;&quot;))">
            <text:p/>
          </table:table-cell>
          <table:table-cell/>
          <table:table-cell table:formula="of:=[.H141]" office:value-type="float" office:value="5226" calcext:value-type="float">
            <text:p>5226</text:p>
          </table:table-cell>
          <table:table-cell/>
          <table:table-cell table:formula="of:=[.J141]+[.I142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82" calcext:value-type="float">
            <text:p>2,82</text:p>
          </table:table-cell>
          <table:table-cell table:formula="of:=IF([.F142]&lt;&gt;&quot;&quot;;[.B90];IF([.E142]=&quot;Vender&quot;;IF([.B90]&gt;[.C142];[.B90];[.C142]);IF([.B90]&lt;[.C142];[.B90];[.C142])))" office:value-type="float" office:value="2.77" calcext:value-type="float">
            <text:p>2,77</text:p>
          </table:table-cell>
          <table:table-cell table:formula="of:=IF([.E142]=&quot;Comprar&quot;;([.B143]-[.C143])/[.C143];([.C143]-[.B143])/[.C143])" office:value-type="float" office:value="-0.0180505415162456" calcext:value-type="float">
            <text:p>-0,018050541516246</text:p>
          </table:table-cell>
          <table:table-cell table:formula="of:=IF([.E142]=&quot;Comprar&quot;;IF([.D143]&gt;[.D$3];&quot;Vender&quot;;&quot;Comprar&quot;);IF([.D143]&gt;[.C$3];&quot;Comprar&quot;;&quot;Vender&quot;))" office:value-type="string" office:string-value="Vender" calcext:value-type="string">
            <text:p>Vender</text:p>
          </table:table-cell>
          <table:table-cell table:formula="of:=IF(AND([.E142]=&quot;Vender&quot;;[.E143]=&quot;Comprar&quot;);&quot;VENTA&quot;;IF(AND([.E142]=&quot;Comprar&quot;;[.E143]=&quot;Vender&quot;);&quot;COMPRA&quot;;&quot;&quot;))">
            <text:p/>
          </table:table-cell>
          <table:table-cell/>
          <table:table-cell table:formula="of:=[.H142]" office:value-type="float" office:value="5226" calcext:value-type="float">
            <text:p>5226</text:p>
          </table:table-cell>
          <table:table-cell/>
          <table:table-cell table:formula="of:=[.J142]+[.I143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765" calcext:value-type="float">
            <text:p>2,765</text:p>
          </table:table-cell>
          <table:table-cell table:formula="of:=IF([.F143]&lt;&gt;&quot;&quot;;[.B91];IF([.E143]=&quot;Vender&quot;;IF([.B91]&gt;[.C143];[.B91];[.C143]);IF([.B91]&lt;[.C143];[.B91];[.C143])))" office:value-type="float" office:value="2.77" calcext:value-type="float">
            <text:p>2,77</text:p>
          </table:table-cell>
          <table:table-cell table:formula="of:=IF([.E143]=&quot;Comprar&quot;;([.B144]-[.C144])/[.C144];([.C144]-[.B144])/[.C144])" office:value-type="float" office:value="0.00180505415162451" calcext:value-type="float">
            <text:p>0,001805054151625</text:p>
          </table:table-cell>
          <table:table-cell table:formula="of:=IF([.E143]=&quot;Comprar&quot;;IF([.D144]&gt;[.D$3];&quot;Vender&quot;;&quot;Comprar&quot;);IF([.D144]&gt;[.C$3];&quot;Comprar&quot;;&quot;Vender&quot;))" office:value-type="string" office:string-value="Vender" calcext:value-type="string">
            <text:p>Vender</text:p>
          </table:table-cell>
          <table:table-cell table:formula="of:=IF(AND([.E143]=&quot;Vender&quot;;[.E144]=&quot;Comprar&quot;);&quot;VENTA&quot;;IF(AND([.E143]=&quot;Comprar&quot;;[.E144]=&quot;Vender&quot;);&quot;COMPRA&quot;;&quot;&quot;))">
            <text:p/>
          </table:table-cell>
          <table:table-cell/>
          <table:table-cell table:formula="of:=[.H143]" office:value-type="float" office:value="5226" calcext:value-type="float">
            <text:p>5226</text:p>
          </table:table-cell>
          <table:table-cell/>
          <table:table-cell table:formula="of:=[.J143]+[.I144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755" calcext:value-type="float">
            <text:p>2,755</text:p>
          </table:table-cell>
          <table:table-cell table:formula="of:=IF([.F144]&lt;&gt;&quot;&quot;;[.B92];IF([.E144]=&quot;Vender&quot;;IF([.B92]&gt;[.C144];[.B92];[.C144]);IF([.B92]&lt;[.C144];[.B92];[.C144])))" office:value-type="float" office:value="2.77" calcext:value-type="float">
            <text:p>2,77</text:p>
          </table:table-cell>
          <table:table-cell table:formula="of:=IF([.E144]=&quot;Comprar&quot;;([.B145]-[.C145])/[.C145];([.C145]-[.B145])/[.C145])" office:value-type="float" office:value="0.00541516245487369" calcext:value-type="float">
            <text:p>0,005415162454874</text:p>
          </table:table-cell>
          <table:table-cell table:formula="of:=IF([.E144]=&quot;Comprar&quot;;IF([.D145]&gt;[.D$3];&quot;Vender&quot;;&quot;Comprar&quot;);IF([.D145]&gt;[.C$3];&quot;Comprar&quot;;&quot;Vender&quot;))" office:value-type="string" office:string-value="Vender" calcext:value-type="string">
            <text:p>Vender</text:p>
          </table:table-cell>
          <table:table-cell table:formula="of:=IF(AND([.E144]=&quot;Vender&quot;;[.E145]=&quot;Comprar&quot;);&quot;VENTA&quot;;IF(AND([.E144]=&quot;Comprar&quot;;[.E145]=&quot;Vender&quot;);&quot;COMPRA&quot;;&quot;&quot;))">
            <text:p/>
          </table:table-cell>
          <table:table-cell/>
          <table:table-cell table:formula="of:=[.H144]" office:value-type="float" office:value="5226" calcext:value-type="float">
            <text:p>5226</text:p>
          </table:table-cell>
          <table:table-cell/>
          <table:table-cell table:formula="of:=[.J144]+[.I145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735" calcext:value-type="float">
            <text:p>2,735</text:p>
          </table:table-cell>
          <table:table-cell table:formula="of:=IF([.F145]&lt;&gt;&quot;&quot;;[.B93];IF([.E145]=&quot;Vender&quot;;IF([.B93]&gt;[.C145];[.B93];[.C145]);IF([.B93]&lt;[.C145];[.B93];[.C145])))" office:value-type="float" office:value="2.87" calcext:value-type="float">
            <text:p>2,87</text:p>
          </table:table-cell>
          <table:table-cell table:formula="of:=IF([.E145]=&quot;Comprar&quot;;([.B146]-[.C146])/[.C146];([.C146]-[.B146])/[.C146])" office:value-type="float" office:value="0.0470383275261325" calcext:value-type="float">
            <text:p>0,047038327526133</text:p>
          </table:table-cell>
          <table:table-cell table:formula="of:=IF([.E145]=&quot;Comprar&quot;;IF([.D146]&gt;[.D$3];&quot;Vender&quot;;&quot;Comprar&quot;);IF([.D146]&gt;[.C$3];&quot;Comprar&quot;;&quot;Vender&quot;))" office:value-type="string" office:string-value="Vender" calcext:value-type="string">
            <text:p>Vender</text:p>
          </table:table-cell>
          <table:table-cell table:formula="of:=IF(AND([.E145]=&quot;Vender&quot;;[.E146]=&quot;Comprar&quot;);&quot;VENTA&quot;;IF(AND([.E145]=&quot;Comprar&quot;;[.E146]=&quot;Vender&quot;);&quot;COMPRA&quot;;&quot;&quot;))">
            <text:p/>
          </table:table-cell>
          <table:table-cell/>
          <table:table-cell table:formula="of:=[.H145]" office:value-type="float" office:value="5226" calcext:value-type="float">
            <text:p>5226</text:p>
          </table:table-cell>
          <table:table-cell/>
          <table:table-cell table:formula="of:=[.J145]+[.I146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76" calcext:value-type="float">
            <text:p>2,76</text:p>
          </table:table-cell>
          <table:table-cell table:formula="of:=IF([.F146]&lt;&gt;&quot;&quot;;[.B94];IF([.E146]=&quot;Vender&quot;;IF([.B94]&gt;[.C146];[.B94];[.C146]);IF([.B94]&lt;[.C146];[.B94];[.C146])))" office:value-type="float" office:value="2.87" calcext:value-type="float">
            <text:p>2,87</text:p>
          </table:table-cell>
          <table:table-cell table:formula="of:=IF([.E146]=&quot;Comprar&quot;;([.B147]-[.C147])/[.C147];([.C147]-[.B147])/[.C147])" office:value-type="float" office:value="0.0383275261324043" calcext:value-type="float">
            <text:p>0,038327526132404</text:p>
          </table:table-cell>
          <table:table-cell table:formula="of:=IF([.E146]=&quot;Comprar&quot;;IF([.D147]&gt;[.D$3];&quot;Vender&quot;;&quot;Comprar&quot;);IF([.D147]&gt;[.C$3];&quot;Comprar&quot;;&quot;Vender&quot;))" office:value-type="string" office:string-value="Vender" calcext:value-type="string">
            <text:p>Vender</text:p>
          </table:table-cell>
          <table:table-cell table:formula="of:=IF(AND([.E146]=&quot;Vender&quot;;[.E147]=&quot;Comprar&quot;);&quot;VENTA&quot;;IF(AND([.E146]=&quot;Comprar&quot;;[.E147]=&quot;Vender&quot;);&quot;COMPRA&quot;;&quot;&quot;))">
            <text:p/>
          </table:table-cell>
          <table:table-cell/>
          <table:table-cell table:formula="of:=[.H146]" office:value-type="float" office:value="5226" calcext:value-type="float">
            <text:p>5226</text:p>
          </table:table-cell>
          <table:table-cell/>
          <table:table-cell table:formula="of:=[.J146]+[.I147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73" calcext:value-type="float">
            <text:p>2,73</text:p>
          </table:table-cell>
          <table:table-cell table:formula="of:=IF([.F147]&lt;&gt;&quot;&quot;;[.B95];IF([.E147]=&quot;Vender&quot;;IF([.B95]&gt;[.C147];[.B95];[.C147]);IF([.B95]&lt;[.C147];[.B95];[.C147])))" office:value-type="float" office:value="2.87" calcext:value-type="float">
            <text:p>2,87</text:p>
          </table:table-cell>
          <table:table-cell table:formula="of:=IF([.E147]=&quot;Comprar&quot;;([.B148]-[.C148])/[.C148];([.C148]-[.B148])/[.C148])" office:value-type="float" office:value="0.0487804878048781" calcext:value-type="float">
            <text:p>0,048780487804878</text:p>
          </table:table-cell>
          <table:table-cell table:formula="of:=IF([.E147]=&quot;Comprar&quot;;IF([.D148]&gt;[.D$3];&quot;Vender&quot;;&quot;Comprar&quot;);IF([.D148]&gt;[.C$3];&quot;Comprar&quot;;&quot;Vender&quot;))" office:value-type="string" office:string-value="Vender" calcext:value-type="string">
            <text:p>Vender</text:p>
          </table:table-cell>
          <table:table-cell table:formula="of:=IF(AND([.E147]=&quot;Vender&quot;;[.E148]=&quot;Comprar&quot;);&quot;VENTA&quot;;IF(AND([.E147]=&quot;Comprar&quot;;[.E148]=&quot;Vender&quot;);&quot;COMPRA&quot;;&quot;&quot;))">
            <text:p/>
          </table:table-cell>
          <table:table-cell/>
          <table:table-cell table:formula="of:=[.H147]" office:value-type="float" office:value="5226" calcext:value-type="float">
            <text:p>5226</text:p>
          </table:table-cell>
          <table:table-cell/>
          <table:table-cell table:formula="of:=[.J147]+[.I148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705" calcext:value-type="float">
            <text:p>2,705</text:p>
          </table:table-cell>
          <table:table-cell table:formula="of:=IF([.F148]&lt;&gt;&quot;&quot;;[.B96];IF([.E148]=&quot;Vender&quot;;IF([.B96]&gt;[.C148];[.B96];[.C148]);IF([.B96]&lt;[.C148];[.B96];[.C148])))" office:value-type="float" office:value="2.87" calcext:value-type="float">
            <text:p>2,87</text:p>
          </table:table-cell>
          <table:table-cell table:formula="of:=IF([.E148]=&quot;Comprar&quot;;([.B149]-[.C149])/[.C149];([.C149]-[.B149])/[.C149])" office:value-type="float" office:value="0.0574912891986063" calcext:value-type="float">
            <text:p>0,057491289198606</text:p>
          </table:table-cell>
          <table:table-cell table:formula="of:=IF([.E148]=&quot;Comprar&quot;;IF([.D149]&gt;[.D$3];&quot;Vender&quot;;&quot;Comprar&quot;);IF([.D149]&gt;[.C$3];&quot;Comprar&quot;;&quot;Vender&quot;))" office:value-type="string" office:string-value="Vender" calcext:value-type="string">
            <text:p>Vender</text:p>
          </table:table-cell>
          <table:table-cell table:formula="of:=IF(AND([.E148]=&quot;Vender&quot;;[.E149]=&quot;Comprar&quot;);&quot;VENTA&quot;;IF(AND([.E148]=&quot;Comprar&quot;;[.E149]=&quot;Vender&quot;);&quot;COMPRA&quot;;&quot;&quot;))">
            <text:p/>
          </table:table-cell>
          <table:table-cell/>
          <table:table-cell table:formula="of:=[.H148]" office:value-type="float" office:value="5226" calcext:value-type="float">
            <text:p>5226</text:p>
          </table:table-cell>
          <table:table-cell/>
          <table:table-cell table:formula="of:=[.J148]+[.I149]" office:value-type="float" office:value="-14998.62" calcext:value-type="float">
            <text:p>-14998,6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645" calcext:value-type="float">
            <text:p>2,645</text:p>
          </table:table-cell>
          <table:table-cell table:formula="of:=IF([.F149]&lt;&gt;&quot;&quot;;[.B97];IF([.E149]=&quot;Vender&quot;;IF([.B97]&gt;[.C149];[.B97];[.C149]);IF([.B97]&lt;[.C149];[.B97];[.C149])))" office:value-type="float" office:value="2.87" calcext:value-type="float">
            <text:p>2,87</text:p>
          </table:table-cell>
          <table:table-cell table:formula="of:=IF([.E149]=&quot;Comprar&quot;;([.B150]-[.C150])/[.C150];([.C150]-[.B150])/[.C150])" office:value-type="float" office:value="0.078397212543554" calcext:value-type="float">
            <text:p>0,078397212543554</text:p>
          </table:table-cell>
          <table:table-cell table:formula="of:=IF([.E149]=&quot;Comprar&quot;;IF([.D150]&gt;[.D$3];&quot;Vender&quot;;&quot;Comprar&quot;);IF([.D150]&gt;[.C$3];&quot;Comprar&quot;;&quot;Vender&quot;))" office:value-type="string" office:string-value="Comprar" calcext:value-type="string">
            <text:p>Comprar</text:p>
          </table:table-cell>
          <table:table-cell table:formula="of:=IF(AND([.E149]=&quot;Vender&quot;;[.E150]=&quot;Comprar&quot;);&quot;VENTA&quot;;IF(AND([.E149]=&quot;Comprar&quot;;[.E150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149]" office:value-type="float" office:value="5226" calcext:value-type="float">
            <text:p>5226</text:p>
          </table:table-cell>
          <table:table-cell table:formula="of:=[.H150]*[.B150]" office:value-type="float" office:value="13822.77" calcext:value-type="float">
            <text:p>13822,77</text:p>
          </table:table-cell>
          <table:table-cell table:formula="of:=[.J149]+[.I150]" office:value-type="float" office:value="-1175.85" calcext:value-type="float">
            <text:p>-1175,8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,7</text:p>
          </table:table-cell>
          <table:table-cell table:formula="of:=IF([.F150]&lt;&gt;&quot;&quot;;[.B98];IF([.E150]=&quot;Vender&quot;;IF([.B98]&gt;[.C150];[.B98];[.C150]);IF([.B98]&lt;[.C150];[.B98];[.C150])))" office:value-type="float" office:value="2.71" calcext:value-type="float">
            <text:p>2,71</text:p>
          </table:table-cell>
          <table:table-cell table:formula="of:=IF([.E150]=&quot;Comprar&quot;;([.B151]-[.C151])/[.C151];([.C151]-[.B151])/[.C151])" office:value-type="float" office:value="-0.00369003690036892" calcext:value-type="float">
            <text:p>-0,003690036900369</text:p>
          </table:table-cell>
          <table:table-cell table:formula="of:=IF([.E150]=&quot;Comprar&quot;;IF([.D151]&gt;[.D$3];&quot;Vender&quot;;&quot;Comprar&quot;);IF([.D151]&gt;[.C$3];&quot;Comprar&quot;;&quot;Vender&quot;))" office:value-type="string" office:string-value="Comprar" calcext:value-type="string">
            <text:p>Comprar</text:p>
          </table:table-cell>
          <table:table-cell table:formula="of:=IF(AND([.E150]=&quot;Vender&quot;;[.E151]=&quot;Comprar&quot;);&quot;VENTA&quot;;IF(AND([.E150]=&quot;Comprar&quot;;[.E151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150]+[.I151]" office:value-type="float" office:value="-1175.85" calcext:value-type="float">
            <text:p>-1175,8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86" calcext:value-type="float">
            <text:p>2,86</text:p>
          </table:table-cell>
          <table:table-cell table:formula="of:=IF([.F151]&lt;&gt;&quot;&quot;;[.B99];IF([.E151]=&quot;Vender&quot;;IF([.B99]&gt;[.C151];[.B99];[.C151]);IF([.B99]&lt;[.C151];[.B99];[.C151])))" office:value-type="float" office:value="2.71" calcext:value-type="float">
            <text:p>2,71</text:p>
          </table:table-cell>
          <table:table-cell table:formula="of:=IF([.E151]=&quot;Comprar&quot;;([.B152]-[.C152])/[.C152];([.C152]-[.B152])/[.C152])" office:value-type="float" office:value="0.055350553505535" calcext:value-type="float">
            <text:p>0,055350553505535</text:p>
          </table:table-cell>
          <table:table-cell table:formula="of:=IF([.E151]=&quot;Comprar&quot;;IF([.D152]&gt;[.D$3];&quot;Vender&quot;;&quot;Comprar&quot;);IF([.D152]&gt;[.C$3];&quot;Comprar&quot;;&quot;Vender&quot;))" office:value-type="string" office:string-value="Vender" calcext:value-type="string">
            <text:p>Vender</text:p>
          </table:table-cell>
          <table:table-cell table:formula="of:=IF(AND([.E151]=&quot;Vender&quot;;[.E152]=&quot;Comprar&quot;);&quot;VENTA&quot;;IF(AND([.E151]=&quot;Comprar&quot;;[.E152]=&quot;Vender&quot;);&quot;COMPRA&quot;;&quot;&quot;))" office:value-type="string" office:string-value="COMPRA" calcext:value-type="string">
            <text:p>COMPRA</text:p>
          </table:table-cell>
          <table:table-cell table:formula="of:=INT(15000/[.B152])" office:value-type="float" office:value="5244" calcext:value-type="float">
            <text:p>5244</text:p>
          </table:table-cell>
          <table:table-cell table:formula="of:=[.G152]" office:value-type="float" office:value="5244" calcext:value-type="float">
            <text:p>5244</text:p>
          </table:table-cell>
          <table:table-cell table:formula="of:=-[.G152]*[.B152]" office:value-type="float" office:value="-14997.84" calcext:value-type="float">
            <text:p>-14997,84</text:p>
          </table:table-cell>
          <table:table-cell table:formula="of:=[.J151]+[.I15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97" calcext:value-type="float">
            <text:p>2,97</text:p>
          </table:table-cell>
          <table:table-cell table:formula="of:=IF([.F152]&lt;&gt;&quot;&quot;;[.B100];IF([.E152]=&quot;Vender&quot;;IF([.B100]&gt;[.C152];[.B100];[.C152]);IF([.B100]&lt;[.C152];[.B100];[.C152])))" office:value-type="float" office:value="2.725" calcext:value-type="float">
            <text:p>2,725</text:p>
          </table:table-cell>
          <table:table-cell table:formula="of:=IF([.E152]=&quot;Comprar&quot;;([.B153]-[.C153])/[.C153];([.C153]-[.B153])/[.C153])" office:value-type="float" office:value="-0.089908256880734" calcext:value-type="float">
            <text:p>-0,089908256880734</text:p>
          </table:table-cell>
          <table:table-cell table:formula="of:=IF([.E152]=&quot;Comprar&quot;;IF([.D153]&gt;[.D$3];&quot;Vender&quot;;&quot;Comprar&quot;);IF([.D153]&gt;[.C$3];&quot;Comprar&quot;;&quot;Vender&quot;))" office:value-type="string" office:string-value="Vender" calcext:value-type="string">
            <text:p>Vender</text:p>
          </table:table-cell>
          <table:table-cell table:formula="of:=IF(AND([.E152]=&quot;Vender&quot;;[.E153]=&quot;Comprar&quot;);&quot;VENTA&quot;;IF(AND([.E152]=&quot;Comprar&quot;;[.E153]=&quot;Vender&quot;);&quot;COMPRA&quot;;&quot;&quot;))">
            <text:p/>
          </table:table-cell>
          <table:table-cell/>
          <table:table-cell table:formula="of:=[.H152]" office:value-type="float" office:value="5244" calcext:value-type="float">
            <text:p>5244</text:p>
          </table:table-cell>
          <table:table-cell/>
          <table:table-cell table:formula="of:=[.J152]+[.I15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15" calcext:value-type="float">
            <text:p>3,115</text:p>
          </table:table-cell>
          <table:table-cell table:formula="of:=IF([.F153]&lt;&gt;&quot;&quot;;[.B101];IF([.E153]=&quot;Vender&quot;;IF([.B101]&gt;[.C153];[.B101];[.C153]);IF([.B101]&lt;[.C153];[.B101];[.C153])))" office:value-type="float" office:value="2.73" calcext:value-type="float">
            <text:p>2,73</text:p>
          </table:table-cell>
          <table:table-cell table:formula="of:=IF([.E153]=&quot;Comprar&quot;;([.B154]-[.C154])/[.C154];([.C154]-[.B154])/[.C154])" office:value-type="float" office:value="-0.141025641025641" calcext:value-type="float">
            <text:p>-0,141025641025641</text:p>
          </table:table-cell>
          <table:table-cell table:formula="of:=IF([.E153]=&quot;Comprar&quot;;IF([.D154]&gt;[.D$3];&quot;Vender&quot;;&quot;Comprar&quot;);IF([.D154]&gt;[.C$3];&quot;Comprar&quot;;&quot;Vender&quot;))" office:value-type="string" office:string-value="Vender" calcext:value-type="string">
            <text:p>Vender</text:p>
          </table:table-cell>
          <table:table-cell table:formula="of:=IF(AND([.E153]=&quot;Vender&quot;;[.E154]=&quot;Comprar&quot;);&quot;VENTA&quot;;IF(AND([.E153]=&quot;Comprar&quot;;[.E154]=&quot;Vender&quot;);&quot;COMPRA&quot;;&quot;&quot;))">
            <text:p/>
          </table:table-cell>
          <table:table-cell/>
          <table:table-cell table:formula="of:=[.H153]" office:value-type="float" office:value="5244" calcext:value-type="float">
            <text:p>5244</text:p>
          </table:table-cell>
          <table:table-cell/>
          <table:table-cell table:formula="of:=[.J153]+[.I15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03" calcext:value-type="float">
            <text:p>3,03</text:p>
          </table:table-cell>
          <table:table-cell table:formula="of:=IF([.F154]&lt;&gt;&quot;&quot;;[.B102];IF([.E154]=&quot;Vender&quot;;IF([.B102]&gt;[.C154];[.B102];[.C154]);IF([.B102]&lt;[.C154];[.B102];[.C154])))" office:value-type="float" office:value="2.76" calcext:value-type="float">
            <text:p>2,76</text:p>
          </table:table-cell>
          <table:table-cell table:formula="of:=IF([.E154]=&quot;Comprar&quot;;([.B155]-[.C155])/[.C155];([.C155]-[.B155])/[.C155])" office:value-type="float" office:value="-0.0978260869565218" calcext:value-type="float">
            <text:p>-0,097826086956522</text:p>
          </table:table-cell>
          <table:table-cell table:formula="of:=IF([.E154]=&quot;Comprar&quot;;IF([.D155]&gt;[.D$3];&quot;Vender&quot;;&quot;Comprar&quot;);IF([.D155]&gt;[.C$3];&quot;Comprar&quot;;&quot;Vender&quot;))" office:value-type="string" office:string-value="Vender" calcext:value-type="string">
            <text:p>Vender</text:p>
          </table:table-cell>
          <table:table-cell table:formula="of:=IF(AND([.E154]=&quot;Vender&quot;;[.E155]=&quot;Comprar&quot;);&quot;VENTA&quot;;IF(AND([.E154]=&quot;Comprar&quot;;[.E155]=&quot;Vender&quot;);&quot;COMPRA&quot;;&quot;&quot;))">
            <text:p/>
          </table:table-cell>
          <table:table-cell/>
          <table:table-cell table:formula="of:=[.H154]" office:value-type="float" office:value="5244" calcext:value-type="float">
            <text:p>5244</text:p>
          </table:table-cell>
          <table:table-cell/>
          <table:table-cell table:formula="of:=[.J154]+[.I15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99" calcext:value-type="float">
            <text:p>2,99</text:p>
          </table:table-cell>
          <table:table-cell table:formula="of:=IF([.F155]&lt;&gt;&quot;&quot;;[.B103];IF([.E155]=&quot;Vender&quot;;IF([.B103]&gt;[.C155];[.B103];[.C155]);IF([.B103]&lt;[.C155];[.B103];[.C155])))" office:value-type="float" office:value="2.77" calcext:value-type="float">
            <text:p>2,77</text:p>
          </table:table-cell>
          <table:table-cell table:formula="of:=IF([.E155]=&quot;Comprar&quot;;([.B156]-[.C156])/[.C156];([.C156]-[.B156])/[.C156])" office:value-type="float" office:value="-0.0794223826714802" calcext:value-type="float">
            <text:p>-0,07942238267148</text:p>
          </table:table-cell>
          <table:table-cell table:formula="of:=IF([.E155]=&quot;Comprar&quot;;IF([.D156]&gt;[.D$3];&quot;Vender&quot;;&quot;Comprar&quot;);IF([.D156]&gt;[.C$3];&quot;Comprar&quot;;&quot;Vender&quot;))" office:value-type="string" office:string-value="Vender" calcext:value-type="string">
            <text:p>Vender</text:p>
          </table:table-cell>
          <table:table-cell table:formula="of:=IF(AND([.E155]=&quot;Vender&quot;;[.E156]=&quot;Comprar&quot;);&quot;VENTA&quot;;IF(AND([.E155]=&quot;Comprar&quot;;[.E156]=&quot;Vender&quot;);&quot;COMPRA&quot;;&quot;&quot;))">
            <text:p/>
          </table:table-cell>
          <table:table-cell/>
          <table:table-cell table:formula="of:=[.H155]" office:value-type="float" office:value="5244" calcext:value-type="float">
            <text:p>5244</text:p>
          </table:table-cell>
          <table:table-cell/>
          <table:table-cell table:formula="of:=[.J155]+[.I15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91" calcext:value-type="float">
            <text:p>2,91</text:p>
          </table:table-cell>
          <table:table-cell table:formula="of:=IF([.F156]&lt;&gt;&quot;&quot;;[.B104];IF([.E156]=&quot;Vender&quot;;IF([.B104]&gt;[.C156];[.B104];[.C156]);IF([.B104]&lt;[.C156];[.B104];[.C156])))" office:value-type="float" office:value="2.86" calcext:value-type="float">
            <text:p>2,86</text:p>
          </table:table-cell>
          <table:table-cell table:formula="of:=IF([.E156]=&quot;Comprar&quot;;([.B157]-[.C157])/[.C157];([.C157]-[.B157])/[.C157])" office:value-type="float" office:value="-0.0174825174825176" calcext:value-type="float">
            <text:p>-0,017482517482518</text:p>
          </table:table-cell>
          <table:table-cell table:formula="of:=IF([.E156]=&quot;Comprar&quot;;IF([.D157]&gt;[.D$3];&quot;Vender&quot;;&quot;Comprar&quot;);IF([.D157]&gt;[.C$3];&quot;Comprar&quot;;&quot;Vender&quot;))" office:value-type="string" office:string-value="Vender" calcext:value-type="string">
            <text:p>Vender</text:p>
          </table:table-cell>
          <table:table-cell table:formula="of:=IF(AND([.E156]=&quot;Vender&quot;;[.E157]=&quot;Comprar&quot;);&quot;VENTA&quot;;IF(AND([.E156]=&quot;Comprar&quot;;[.E157]=&quot;Vender&quot;);&quot;COMPRA&quot;;&quot;&quot;))">
            <text:p/>
          </table:table-cell>
          <table:table-cell/>
          <table:table-cell table:formula="of:=[.H156]" office:value-type="float" office:value="5244" calcext:value-type="float">
            <text:p>5244</text:p>
          </table:table-cell>
          <table:table-cell/>
          <table:table-cell table:formula="of:=[.J156]+[.I15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96" calcext:value-type="float">
            <text:p>2,96</text:p>
          </table:table-cell>
          <table:table-cell table:formula="of:=IF([.F157]&lt;&gt;&quot;&quot;;[.B105];IF([.E157]=&quot;Vender&quot;;IF([.B105]&gt;[.C157];[.B105];[.C157]);IF([.B105]&lt;[.C157];[.B105];[.C157])))" office:value-type="float" office:value="2.87" calcext:value-type="float">
            <text:p>2,87</text:p>
          </table:table-cell>
          <table:table-cell table:formula="of:=IF([.E157]=&quot;Comprar&quot;;([.B158]-[.C158])/[.C158];([.C158]-[.B158])/[.C158])" office:value-type="float" office:value="-0.0313588850174216" calcext:value-type="float">
            <text:p>-0,031358885017422</text:p>
          </table:table-cell>
          <table:table-cell table:formula="of:=IF([.E157]=&quot;Comprar&quot;;IF([.D158]&gt;[.D$3];&quot;Vender&quot;;&quot;Comprar&quot;);IF([.D158]&gt;[.C$3];&quot;Comprar&quot;;&quot;Vender&quot;))" office:value-type="string" office:string-value="Vender" calcext:value-type="string">
            <text:p>Vender</text:p>
          </table:table-cell>
          <table:table-cell table:formula="of:=IF(AND([.E157]=&quot;Vender&quot;;[.E158]=&quot;Comprar&quot;);&quot;VENTA&quot;;IF(AND([.E157]=&quot;Comprar&quot;;[.E158]=&quot;Vender&quot;);&quot;COMPRA&quot;;&quot;&quot;))">
            <text:p/>
          </table:table-cell>
          <table:table-cell/>
          <table:table-cell table:formula="of:=[.H157]" office:value-type="float" office:value="5244" calcext:value-type="float">
            <text:p>5244</text:p>
          </table:table-cell>
          <table:table-cell/>
          <table:table-cell table:formula="of:=[.J157]+[.I15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03" calcext:value-type="float">
            <text:p>3,03</text:p>
          </table:table-cell>
          <table:table-cell table:formula="of:=IF([.F158]&lt;&gt;&quot;&quot;;[.B106];IF([.E158]=&quot;Vender&quot;;IF([.B106]&gt;[.C158];[.B106];[.C158]);IF([.B106]&lt;[.C158];[.B106];[.C158])))" office:value-type="float" office:value="2.88" calcext:value-type="float">
            <text:p>2,88</text:p>
          </table:table-cell>
          <table:table-cell table:formula="of:=IF([.E158]=&quot;Comprar&quot;;([.B159]-[.C159])/[.C159];([.C159]-[.B159])/[.C159])" office:value-type="float" office:value="-0.0520833333333333" calcext:value-type="float">
            <text:p>-0,052083333333333</text:p>
          </table:table-cell>
          <table:table-cell table:formula="of:=IF([.E158]=&quot;Comprar&quot;;IF([.D159]&gt;[.D$3];&quot;Vender&quot;;&quot;Comprar&quot;);IF([.D159]&gt;[.C$3];&quot;Comprar&quot;;&quot;Vender&quot;))" office:value-type="string" office:string-value="Vender" calcext:value-type="string">
            <text:p>Vender</text:p>
          </table:table-cell>
          <table:table-cell table:formula="of:=IF(AND([.E158]=&quot;Vender&quot;;[.E159]=&quot;Comprar&quot;);&quot;VENTA&quot;;IF(AND([.E158]=&quot;Comprar&quot;;[.E159]=&quot;Vender&quot;);&quot;COMPRA&quot;;&quot;&quot;))">
            <text:p/>
          </table:table-cell>
          <table:table-cell/>
          <table:table-cell table:formula="of:=[.H158]" office:value-type="float" office:value="5244" calcext:value-type="float">
            <text:p>5244</text:p>
          </table:table-cell>
          <table:table-cell/>
          <table:table-cell table:formula="of:=[.J158]+[.I15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8" calcext:value-type="float">
            <text:p>2,98</text:p>
          </table:table-cell>
          <table:table-cell table:formula="of:=IF([.F159]&lt;&gt;&quot;&quot;;[.B107];IF([.E159]=&quot;Vender&quot;;IF([.B107]&gt;[.C159];[.B107];[.C159]);IF([.B107]&lt;[.C159];[.B107];[.C159])))" office:value-type="float" office:value="2.88" calcext:value-type="float">
            <text:p>2,88</text:p>
          </table:table-cell>
          <table:table-cell table:formula="of:=IF([.E159]=&quot;Comprar&quot;;([.B160]-[.C160])/[.C160];([.C160]-[.B160])/[.C160])" office:value-type="float" office:value="-0.0347222222222222" calcext:value-type="float">
            <text:p>-0,034722222222222</text:p>
          </table:table-cell>
          <table:table-cell table:formula="of:=IF([.E159]=&quot;Comprar&quot;;IF([.D160]&gt;[.D$3];&quot;Vender&quot;;&quot;Comprar&quot;);IF([.D160]&gt;[.C$3];&quot;Comprar&quot;;&quot;Vender&quot;))" office:value-type="string" office:string-value="Vender" calcext:value-type="string">
            <text:p>Vender</text:p>
          </table:table-cell>
          <table:table-cell table:formula="of:=IF(AND([.E159]=&quot;Vender&quot;;[.E160]=&quot;Comprar&quot;);&quot;VENTA&quot;;IF(AND([.E159]=&quot;Comprar&quot;;[.E160]=&quot;Vender&quot;);&quot;COMPRA&quot;;&quot;&quot;))">
            <text:p/>
          </table:table-cell>
          <table:table-cell/>
          <table:table-cell table:formula="of:=[.H159]" office:value-type="float" office:value="5244" calcext:value-type="float">
            <text:p>5244</text:p>
          </table:table-cell>
          <table:table-cell/>
          <table:table-cell table:formula="of:=[.J159]+[.I16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975" calcext:value-type="float">
            <text:p>2,975</text:p>
          </table:table-cell>
          <table:table-cell table:formula="of:=IF([.F160]&lt;&gt;&quot;&quot;;[.B108];IF([.E160]=&quot;Vender&quot;;IF([.B108]&gt;[.C160];[.B108];[.C160]);IF([.B108]&lt;[.C160];[.B108];[.C160])))" office:value-type="float" office:value="2.88" calcext:value-type="float">
            <text:p>2,88</text:p>
          </table:table-cell>
          <table:table-cell table:formula="of:=IF([.E160]=&quot;Comprar&quot;;([.B161]-[.C161])/[.C161];([.C161]-[.B161])/[.C161])" office:value-type="float" office:value="-0.0329861111111112" calcext:value-type="float">
            <text:p>-0,032986111111111</text:p>
          </table:table-cell>
          <table:table-cell table:formula="of:=IF([.E160]=&quot;Comprar&quot;;IF([.D161]&gt;[.D$3];&quot;Vender&quot;;&quot;Comprar&quot;);IF([.D161]&gt;[.C$3];&quot;Comprar&quot;;&quot;Vender&quot;))" office:value-type="string" office:string-value="Vender" calcext:value-type="string">
            <text:p>Vender</text:p>
          </table:table-cell>
          <table:table-cell table:formula="of:=IF(AND([.E160]=&quot;Vender&quot;;[.E161]=&quot;Comprar&quot;);&quot;VENTA&quot;;IF(AND([.E160]=&quot;Comprar&quot;;[.E161]=&quot;Vender&quot;);&quot;COMPRA&quot;;&quot;&quot;))">
            <text:p/>
          </table:table-cell>
          <table:table-cell/>
          <table:table-cell table:formula="of:=[.H160]" office:value-type="float" office:value="5244" calcext:value-type="float">
            <text:p>5244</text:p>
          </table:table-cell>
          <table:table-cell/>
          <table:table-cell table:formula="of:=[.J160]+[.I16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formula="of:=IF([.F161]&lt;&gt;&quot;&quot;;[.B109];IF([.E161]=&quot;Vender&quot;;IF([.B109]&gt;[.C161];[.B109];[.C161]);IF([.B109]&lt;[.C161];[.B109];[.C161])))" office:value-type="float" office:value="2.88" calcext:value-type="float">
            <text:p>2,88</text:p>
          </table:table-cell>
          <table:table-cell table:formula="of:=IF([.E161]=&quot;Comprar&quot;;([.B162]-[.C162])/[.C162];([.C162]-[.B162])/[.C162])" office:value-type="float" office:value="-0.0416666666666667" calcext:value-type="float">
            <text:p>-0,041666666666667</text:p>
          </table:table-cell>
          <table:table-cell table:formula="of:=IF([.E161]=&quot;Comprar&quot;;IF([.D162]&gt;[.D$3];&quot;Vender&quot;;&quot;Comprar&quot;);IF([.D162]&gt;[.C$3];&quot;Comprar&quot;;&quot;Vender&quot;))" office:value-type="string" office:string-value="Vender" calcext:value-type="string">
            <text:p>Vender</text:p>
          </table:table-cell>
          <table:table-cell table:formula="of:=IF(AND([.E161]=&quot;Vender&quot;;[.E162]=&quot;Comprar&quot;);&quot;VENTA&quot;;IF(AND([.E161]=&quot;Comprar&quot;;[.E162]=&quot;Vender&quot;);&quot;COMPRA&quot;;&quot;&quot;))">
            <text:p/>
          </table:table-cell>
          <table:table-cell/>
          <table:table-cell table:formula="of:=[.H161]" office:value-type="float" office:value="5244" calcext:value-type="float">
            <text:p>5244</text:p>
          </table:table-cell>
          <table:table-cell/>
          <table:table-cell table:formula="of:=[.J161]+[.I16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98" calcext:value-type="float">
            <text:p>2,98</text:p>
          </table:table-cell>
          <table:table-cell table:formula="of:=IF([.F162]&lt;&gt;&quot;&quot;;[.B110];IF([.E162]=&quot;Vender&quot;;IF([.B110]&gt;[.C162];[.B110];[.C162]);IF([.B110]&lt;[.C162];[.B110];[.C162])))" office:value-type="float" office:value="2.88" calcext:value-type="float">
            <text:p>2,88</text:p>
          </table:table-cell>
          <table:table-cell table:formula="of:=IF([.E162]=&quot;Comprar&quot;;([.B163]-[.C163])/[.C163];([.C163]-[.B163])/[.C163])" office:value-type="float" office:value="-0.0347222222222222" calcext:value-type="float">
            <text:p>-0,034722222222222</text:p>
          </table:table-cell>
          <table:table-cell table:formula="of:=IF([.E162]=&quot;Comprar&quot;;IF([.D163]&gt;[.D$3];&quot;Vender&quot;;&quot;Comprar&quot;);IF([.D163]&gt;[.C$3];&quot;Comprar&quot;;&quot;Vender&quot;))" office:value-type="string" office:string-value="Vender" calcext:value-type="string">
            <text:p>Vender</text:p>
          </table:table-cell>
          <table:table-cell table:formula="of:=IF(AND([.E162]=&quot;Vender&quot;;[.E163]=&quot;Comprar&quot;);&quot;VENTA&quot;;IF(AND([.E162]=&quot;Comprar&quot;;[.E163]=&quot;Vender&quot;);&quot;COMPRA&quot;;&quot;&quot;))">
            <text:p/>
          </table:table-cell>
          <table:table-cell/>
          <table:table-cell table:formula="of:=[.H162]" office:value-type="float" office:value="5244" calcext:value-type="float">
            <text:p>5244</text:p>
          </table:table-cell>
          <table:table-cell/>
          <table:table-cell table:formula="of:=[.J162]+[.I16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955" calcext:value-type="float">
            <text:p>2,955</text:p>
          </table:table-cell>
          <table:table-cell table:formula="of:=IF([.F163]&lt;&gt;&quot;&quot;;[.B111];IF([.E163]=&quot;Vender&quot;;IF([.B111]&gt;[.C163];[.B111];[.C163]);IF([.B111]&lt;[.C163];[.B111];[.C163])))" office:value-type="float" office:value="2.88" calcext:value-type="float">
            <text:p>2,88</text:p>
          </table:table-cell>
          <table:table-cell table:formula="of:=IF([.E163]=&quot;Comprar&quot;;([.B164]-[.C164])/[.C164];([.C164]-[.B164])/[.C164])" office:value-type="float" office:value="-0.0260416666666667" calcext:value-type="float">
            <text:p>-0,026041666666667</text:p>
          </table:table-cell>
          <table:table-cell table:formula="of:=IF([.E163]=&quot;Comprar&quot;;IF([.D164]&gt;[.D$3];&quot;Vender&quot;;&quot;Comprar&quot;);IF([.D164]&gt;[.C$3];&quot;Comprar&quot;;&quot;Vender&quot;))" office:value-type="string" office:string-value="Vender" calcext:value-type="string">
            <text:p>Vender</text:p>
          </table:table-cell>
          <table:table-cell table:formula="of:=IF(AND([.E163]=&quot;Vender&quot;;[.E164]=&quot;Comprar&quot;);&quot;VENTA&quot;;IF(AND([.E163]=&quot;Comprar&quot;;[.E164]=&quot;Vender&quot;);&quot;COMPRA&quot;;&quot;&quot;))">
            <text:p/>
          </table:table-cell>
          <table:table-cell/>
          <table:table-cell table:formula="of:=[.H163]" office:value-type="float" office:value="5244" calcext:value-type="float">
            <text:p>5244</text:p>
          </table:table-cell>
          <table:table-cell/>
          <table:table-cell table:formula="of:=[.J163]+[.I16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875" calcext:value-type="float">
            <text:p>2,875</text:p>
          </table:table-cell>
          <table:table-cell table:formula="of:=IF([.F164]&lt;&gt;&quot;&quot;;[.B112];IF([.E164]=&quot;Vender&quot;;IF([.B112]&gt;[.C164];[.B112];[.C164]);IF([.B112]&lt;[.C164];[.B112];[.C164])))" office:value-type="float" office:value="2.88" calcext:value-type="float">
            <text:p>2,88</text:p>
          </table:table-cell>
          <table:table-cell table:formula="of:=IF([.E164]=&quot;Comprar&quot;;([.B165]-[.C165])/[.C165];([.C165]-[.B165])/[.C165])" office:value-type="float" office:value="0.00173611111111107" calcext:value-type="float">
            <text:p>0,001736111111111</text:p>
          </table:table-cell>
          <table:table-cell table:formula="of:=IF([.E164]=&quot;Comprar&quot;;IF([.D165]&gt;[.D$3];&quot;Vender&quot;;&quot;Comprar&quot;);IF([.D165]&gt;[.C$3];&quot;Comprar&quot;;&quot;Vender&quot;))" office:value-type="string" office:string-value="Vender" calcext:value-type="string">
            <text:p>Vender</text:p>
          </table:table-cell>
          <table:table-cell table:formula="of:=IF(AND([.E164]=&quot;Vender&quot;;[.E165]=&quot;Comprar&quot;);&quot;VENTA&quot;;IF(AND([.E164]=&quot;Comprar&quot;;[.E165]=&quot;Vender&quot;);&quot;COMPRA&quot;;&quot;&quot;))">
            <text:p/>
          </table:table-cell>
          <table:table-cell/>
          <table:table-cell table:formula="of:=[.H164]" office:value-type="float" office:value="5244" calcext:value-type="float">
            <text:p>5244</text:p>
          </table:table-cell>
          <table:table-cell/>
          <table:table-cell table:formula="of:=[.J164]+[.I16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9" calcext:value-type="float">
            <text:p>2,9</text:p>
          </table:table-cell>
          <table:table-cell table:formula="of:=IF([.F165]&lt;&gt;&quot;&quot;;[.B113];IF([.E165]=&quot;Vender&quot;;IF([.B113]&gt;[.C165];[.B113];[.C165]);IF([.B113]&lt;[.C165];[.B113];[.C165])))" office:value-type="float" office:value="2.88" calcext:value-type="float">
            <text:p>2,88</text:p>
          </table:table-cell>
          <table:table-cell table:formula="of:=IF([.E165]=&quot;Comprar&quot;;([.B166]-[.C166])/[.C166];([.C166]-[.B166])/[.C166])" office:value-type="float" office:value="-0.00694444444444445" calcext:value-type="float">
            <text:p>-0,006944444444444</text:p>
          </table:table-cell>
          <table:table-cell table:formula="of:=IF([.E165]=&quot;Comprar&quot;;IF([.D166]&gt;[.D$3];&quot;Vender&quot;;&quot;Comprar&quot;);IF([.D166]&gt;[.C$3];&quot;Comprar&quot;;&quot;Vender&quot;))" office:value-type="string" office:string-value="Vender" calcext:value-type="string">
            <text:p>Vender</text:p>
          </table:table-cell>
          <table:table-cell table:formula="of:=IF(AND([.E165]=&quot;Vender&quot;;[.E166]=&quot;Comprar&quot;);&quot;VENTA&quot;;IF(AND([.E165]=&quot;Comprar&quot;;[.E166]=&quot;Vender&quot;);&quot;COMPRA&quot;;&quot;&quot;))">
            <text:p/>
          </table:table-cell>
          <table:table-cell/>
          <table:table-cell table:formula="of:=[.H165]" office:value-type="float" office:value="5244" calcext:value-type="float">
            <text:p>5244</text:p>
          </table:table-cell>
          <table:table-cell/>
          <table:table-cell table:formula="of:=[.J165]+[.I16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89" calcext:value-type="float">
            <text:p>2,89</text:p>
          </table:table-cell>
          <table:table-cell table:formula="of:=IF([.F166]&lt;&gt;&quot;&quot;;[.B114];IF([.E166]=&quot;Vender&quot;;IF([.B114]&gt;[.C166];[.B114];[.C166]);IF([.B114]&lt;[.C166];[.B114];[.C166])))" office:value-type="float" office:value="2.88" calcext:value-type="float">
            <text:p>2,88</text:p>
          </table:table-cell>
          <table:table-cell table:formula="of:=IF([.E166]=&quot;Comprar&quot;;([.B167]-[.C167])/[.C167];([.C167]-[.B167])/[.C167])" office:value-type="float" office:value="-0.0034722222222223" calcext:value-type="float">
            <text:p>-0,003472222222222</text:p>
          </table:table-cell>
          <table:table-cell table:formula="of:=IF([.E166]=&quot;Comprar&quot;;IF([.D167]&gt;[.D$3];&quot;Vender&quot;;&quot;Comprar&quot;);IF([.D167]&gt;[.C$3];&quot;Comprar&quot;;&quot;Vender&quot;))" office:value-type="string" office:string-value="Vender" calcext:value-type="string">
            <text:p>Vender</text:p>
          </table:table-cell>
          <table:table-cell table:formula="of:=IF(AND([.E166]=&quot;Vender&quot;;[.E167]=&quot;Comprar&quot;);&quot;VENTA&quot;;IF(AND([.E166]=&quot;Comprar&quot;;[.E167]=&quot;Vender&quot;);&quot;COMPRA&quot;;&quot;&quot;))">
            <text:p/>
          </table:table-cell>
          <table:table-cell/>
          <table:table-cell table:formula="of:=[.H166]" office:value-type="float" office:value="5244" calcext:value-type="float">
            <text:p>5244</text:p>
          </table:table-cell>
          <table:table-cell/>
          <table:table-cell table:formula="of:=[.J166]+[.I16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91" calcext:value-type="float">
            <text:p>2,91</text:p>
          </table:table-cell>
          <table:table-cell table:formula="of:=IF([.F167]&lt;&gt;&quot;&quot;;[.B115];IF([.E167]=&quot;Vender&quot;;IF([.B115]&gt;[.C167];[.B115];[.C167]);IF([.B115]&lt;[.C167];[.B115];[.C167])))" office:value-type="float" office:value="2.895" calcext:value-type="float">
            <text:p>2,895</text:p>
          </table:table-cell>
          <table:table-cell table:formula="of:=IF([.E167]=&quot;Comprar&quot;;([.B168]-[.C168])/[.C168];([.C168]-[.B168])/[.C168])" office:value-type="float" office:value="-0.00518134715025911" calcext:value-type="float">
            <text:p>-0,005181347150259</text:p>
          </table:table-cell>
          <table:table-cell table:formula="of:=IF([.E167]=&quot;Comprar&quot;;IF([.D168]&gt;[.D$3];&quot;Vender&quot;;&quot;Comprar&quot;);IF([.D168]&gt;[.C$3];&quot;Comprar&quot;;&quot;Vender&quot;))" office:value-type="string" office:string-value="Vender" calcext:value-type="string">
            <text:p>Vender</text:p>
          </table:table-cell>
          <table:table-cell table:formula="of:=IF(AND([.E167]=&quot;Vender&quot;;[.E168]=&quot;Comprar&quot;);&quot;VENTA&quot;;IF(AND([.E167]=&quot;Comprar&quot;;[.E168]=&quot;Vender&quot;);&quot;COMPRA&quot;;&quot;&quot;))">
            <text:p/>
          </table:table-cell>
          <table:table-cell/>
          <table:table-cell table:formula="of:=[.H167]" office:value-type="float" office:value="5244" calcext:value-type="float">
            <text:p>5244</text:p>
          </table:table-cell>
          <table:table-cell/>
          <table:table-cell table:formula="of:=[.J167]+[.I16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12" calcext:value-type="float">
            <text:p>3,12</text:p>
          </table:table-cell>
          <table:table-cell table:formula="of:=IF([.F168]&lt;&gt;&quot;&quot;;[.B116];IF([.E168]=&quot;Vender&quot;;IF([.B116]&gt;[.C168];[.B116];[.C168]);IF([.B116]&lt;[.C168];[.B116];[.C168])))" office:value-type="float" office:value="2.91" calcext:value-type="float">
            <text:p>2,91</text:p>
          </table:table-cell>
          <table:table-cell table:formula="of:=IF([.E168]=&quot;Comprar&quot;;([.B169]-[.C169])/[.C169];([.C169]-[.B169])/[.C169])" office:value-type="float" office:value="-0.0721649484536082" calcext:value-type="float">
            <text:p>-0,072164948453608</text:p>
          </table:table-cell>
          <table:table-cell table:formula="of:=IF([.E168]=&quot;Comprar&quot;;IF([.D169]&gt;[.D$3];&quot;Vender&quot;;&quot;Comprar&quot;);IF([.D169]&gt;[.C$3];&quot;Comprar&quot;;&quot;Vender&quot;))" office:value-type="string" office:string-value="Vender" calcext:value-type="string">
            <text:p>Vender</text:p>
          </table:table-cell>
          <table:table-cell table:formula="of:=IF(AND([.E168]=&quot;Vender&quot;;[.E169]=&quot;Comprar&quot;);&quot;VENTA&quot;;IF(AND([.E168]=&quot;Comprar&quot;;[.E169]=&quot;Vender&quot;);&quot;COMPRA&quot;;&quot;&quot;))">
            <text:p/>
          </table:table-cell>
          <table:table-cell/>
          <table:table-cell table:formula="of:=[.H168]" office:value-type="float" office:value="5244" calcext:value-type="float">
            <text:p>5244</text:p>
          </table:table-cell>
          <table:table-cell/>
          <table:table-cell table:formula="of:=[.J168]+[.I16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33" calcext:value-type="float">
            <text:p>3,33</text:p>
          </table:table-cell>
          <table:table-cell table:formula="of:=IF([.F169]&lt;&gt;&quot;&quot;;[.B117];IF([.E169]=&quot;Vender&quot;;IF([.B117]&gt;[.C169];[.B117];[.C169]);IF([.B117]&lt;[.C169];[.B117];[.C169])))" office:value-type="float" office:value="2.96" calcext:value-type="float">
            <text:p>2,96</text:p>
          </table:table-cell>
          <table:table-cell table:formula="of:=IF([.E169]=&quot;Comprar&quot;;([.B170]-[.C170])/[.C170];([.C170]-[.B170])/[.C170])" office:value-type="float" office:value="-0.125" calcext:value-type="float">
            <text:p>-0,125</text:p>
          </table:table-cell>
          <table:table-cell table:formula="of:=IF([.E169]=&quot;Comprar&quot;;IF([.D170]&gt;[.D$3];&quot;Vender&quot;;&quot;Comprar&quot;);IF([.D170]&gt;[.C$3];&quot;Comprar&quot;;&quot;Vender&quot;))" office:value-type="string" office:string-value="Vender" calcext:value-type="string">
            <text:p>Vender</text:p>
          </table:table-cell>
          <table:table-cell table:formula="of:=IF(AND([.E169]=&quot;Vender&quot;;[.E170]=&quot;Comprar&quot;);&quot;VENTA&quot;;IF(AND([.E169]=&quot;Comprar&quot;;[.E170]=&quot;Vender&quot;);&quot;COMPRA&quot;;&quot;&quot;))">
            <text:p/>
          </table:table-cell>
          <table:table-cell/>
          <table:table-cell table:formula="of:=[.H169]" office:value-type="float" office:value="5244" calcext:value-type="float">
            <text:p>5244</text:p>
          </table:table-cell>
          <table:table-cell/>
          <table:table-cell table:formula="of:=[.J169]+[.I17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25" calcext:value-type="float">
            <text:p>3,25</text:p>
          </table:table-cell>
          <table:table-cell table:formula="of:=IF([.F170]&lt;&gt;&quot;&quot;;[.B118];IF([.E170]=&quot;Vender&quot;;IF([.B118]&gt;[.C170];[.B118];[.C170]);IF([.B118]&lt;[.C170];[.B118];[.C170])))" office:value-type="float" office:value="2.96" calcext:value-type="float">
            <text:p>2,96</text:p>
          </table:table-cell>
          <table:table-cell table:formula="of:=IF([.E170]=&quot;Comprar&quot;;([.B171]-[.C171])/[.C171];([.C171]-[.B171])/[.C171])" office:value-type="float" office:value="-0.097972972972973" calcext:value-type="float">
            <text:p>-0,097972972972973</text:p>
          </table:table-cell>
          <table:table-cell table:formula="of:=IF([.E170]=&quot;Comprar&quot;;IF([.D171]&gt;[.D$3];&quot;Vender&quot;;&quot;Comprar&quot;);IF([.D171]&gt;[.C$3];&quot;Comprar&quot;;&quot;Vender&quot;))" office:value-type="string" office:string-value="Vender" calcext:value-type="string">
            <text:p>Vender</text:p>
          </table:table-cell>
          <table:table-cell table:formula="of:=IF(AND([.E170]=&quot;Vender&quot;;[.E171]=&quot;Comprar&quot;);&quot;VENTA&quot;;IF(AND([.E170]=&quot;Comprar&quot;;[.E171]=&quot;Vender&quot;);&quot;COMPRA&quot;;&quot;&quot;))">
            <text:p/>
          </table:table-cell>
          <table:table-cell/>
          <table:table-cell table:formula="of:=[.H170]" office:value-type="float" office:value="5244" calcext:value-type="float">
            <text:p>5244</text:p>
          </table:table-cell>
          <table:table-cell/>
          <table:table-cell table:formula="of:=[.J170]+[.I17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375" calcext:value-type="float">
            <text:p>3,375</text:p>
          </table:table-cell>
          <table:table-cell table:formula="of:=IF([.F171]&lt;&gt;&quot;&quot;;[.B119];IF([.E171]=&quot;Vender&quot;;IF([.B119]&gt;[.C171];[.B119];[.C171]);IF([.B119]&lt;[.C171];[.B119];[.C171])))" office:value-type="float" office:value="2.96" calcext:value-type="float">
            <text:p>2,96</text:p>
          </table:table-cell>
          <table:table-cell table:formula="of:=IF([.E171]=&quot;Comprar&quot;;([.B172]-[.C172])/[.C172];([.C172]-[.B172])/[.C172])" office:value-type="float" office:value="-0.140202702702703" calcext:value-type="float">
            <text:p>-0,140202702702703</text:p>
          </table:table-cell>
          <table:table-cell table:formula="of:=IF([.E171]=&quot;Comprar&quot;;IF([.D172]&gt;[.D$3];&quot;Vender&quot;;&quot;Comprar&quot;);IF([.D172]&gt;[.C$3];&quot;Comprar&quot;;&quot;Vender&quot;))" office:value-type="string" office:string-value="Vender" calcext:value-type="string">
            <text:p>Vender</text:p>
          </table:table-cell>
          <table:table-cell table:formula="of:=IF(AND([.E171]=&quot;Vender&quot;;[.E172]=&quot;Comprar&quot;);&quot;VENTA&quot;;IF(AND([.E171]=&quot;Comprar&quot;;[.E172]=&quot;Vender&quot;);&quot;COMPRA&quot;;&quot;&quot;))">
            <text:p/>
          </table:table-cell>
          <table:table-cell/>
          <table:table-cell table:formula="of:=[.H171]" office:value-type="float" office:value="5244" calcext:value-type="float">
            <text:p>5244</text:p>
          </table:table-cell>
          <table:table-cell/>
          <table:table-cell table:formula="of:=[.J171]+[.I17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3" calcext:value-type="float">
            <text:p>3,3</text:p>
          </table:table-cell>
          <table:table-cell table:formula="of:=IF([.F172]&lt;&gt;&quot;&quot;;[.B120];IF([.E172]=&quot;Vender&quot;;IF([.B120]&gt;[.C172];[.B120];[.C172]);IF([.B120]&lt;[.C172];[.B120];[.C172])))" office:value-type="float" office:value="3.01" calcext:value-type="float">
            <text:p>3,01</text:p>
          </table:table-cell>
          <table:table-cell table:formula="of:=IF([.E172]=&quot;Comprar&quot;;([.B173]-[.C173])/[.C173];([.C173]-[.B173])/[.C173])" office:value-type="float" office:value="-0.0963455149501661" calcext:value-type="float">
            <text:p>-0,096345514950166</text:p>
          </table:table-cell>
          <table:table-cell table:formula="of:=IF([.E172]=&quot;Comprar&quot;;IF([.D173]&gt;[.D$3];&quot;Vender&quot;;&quot;Comprar&quot;);IF([.D173]&gt;[.C$3];&quot;Comprar&quot;;&quot;Vender&quot;))" office:value-type="string" office:string-value="Vender" calcext:value-type="string">
            <text:p>Vender</text:p>
          </table:table-cell>
          <table:table-cell table:formula="of:=IF(AND([.E172]=&quot;Vender&quot;;[.E173]=&quot;Comprar&quot;);&quot;VENTA&quot;;IF(AND([.E172]=&quot;Comprar&quot;;[.E173]=&quot;Vender&quot;);&quot;COMPRA&quot;;&quot;&quot;))">
            <text:p/>
          </table:table-cell>
          <table:table-cell/>
          <table:table-cell table:formula="of:=[.H172]" office:value-type="float" office:value="5244" calcext:value-type="float">
            <text:p>5244</text:p>
          </table:table-cell>
          <table:table-cell/>
          <table:table-cell table:formula="of:=[.J172]+[.I17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34" calcext:value-type="float">
            <text:p>3,34</text:p>
          </table:table-cell>
          <table:table-cell table:formula="of:=IF([.F173]&lt;&gt;&quot;&quot;;[.B121];IF([.E173]=&quot;Vender&quot;;IF([.B121]&gt;[.C173];[.B121];[.C173]);IF([.B121]&lt;[.C173];[.B121];[.C173])))" office:value-type="float" office:value="3.01" calcext:value-type="float">
            <text:p>3,01</text:p>
          </table:table-cell>
          <table:table-cell table:formula="of:=IF([.E173]=&quot;Comprar&quot;;([.B174]-[.C174])/[.C174];([.C174]-[.B174])/[.C174])" office:value-type="float" office:value="-0.109634551495017" calcext:value-type="float">
            <text:p>-0,109634551495017</text:p>
          </table:table-cell>
          <table:table-cell table:formula="of:=IF([.E173]=&quot;Comprar&quot;;IF([.D174]&gt;[.D$3];&quot;Vender&quot;;&quot;Comprar&quot;);IF([.D174]&gt;[.C$3];&quot;Comprar&quot;;&quot;Vender&quot;))" office:value-type="string" office:string-value="Vender" calcext:value-type="string">
            <text:p>Vender</text:p>
          </table:table-cell>
          <table:table-cell table:formula="of:=IF(AND([.E173]=&quot;Vender&quot;;[.E174]=&quot;Comprar&quot;);&quot;VENTA&quot;;IF(AND([.E173]=&quot;Comprar&quot;;[.E174]=&quot;Vender&quot;);&quot;COMPRA&quot;;&quot;&quot;))">
            <text:p/>
          </table:table-cell>
          <table:table-cell/>
          <table:table-cell table:formula="of:=[.H173]" office:value-type="float" office:value="5244" calcext:value-type="float">
            <text:p>5244</text:p>
          </table:table-cell>
          <table:table-cell/>
          <table:table-cell table:formula="of:=[.J173]+[.I17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32" calcext:value-type="float">
            <text:p>3,32</text:p>
          </table:table-cell>
          <table:table-cell table:formula="of:=IF([.F174]&lt;&gt;&quot;&quot;;[.B122];IF([.E174]=&quot;Vender&quot;;IF([.B122]&gt;[.C174];[.B122];[.C174]);IF([.B122]&lt;[.C174];[.B122];[.C174])))" office:value-type="float" office:value="3.01" calcext:value-type="float">
            <text:p>3,01</text:p>
          </table:table-cell>
          <table:table-cell table:formula="of:=IF([.E174]=&quot;Comprar&quot;;([.B175]-[.C175])/[.C175];([.C175]-[.B175])/[.C175])" office:value-type="float" office:value="-0.102990033222591" calcext:value-type="float">
            <text:p>-0,102990033222591</text:p>
          </table:table-cell>
          <table:table-cell table:formula="of:=IF([.E174]=&quot;Comprar&quot;;IF([.D175]&gt;[.D$3];&quot;Vender&quot;;&quot;Comprar&quot;);IF([.D175]&gt;[.C$3];&quot;Comprar&quot;;&quot;Vender&quot;))" office:value-type="string" office:string-value="Vender" calcext:value-type="string">
            <text:p>Vender</text:p>
          </table:table-cell>
          <table:table-cell table:formula="of:=IF(AND([.E174]=&quot;Vender&quot;;[.E175]=&quot;Comprar&quot;);&quot;VENTA&quot;;IF(AND([.E174]=&quot;Comprar&quot;;[.E175]=&quot;Vender&quot;);&quot;COMPRA&quot;;&quot;&quot;))">
            <text:p/>
          </table:table-cell>
          <table:table-cell/>
          <table:table-cell table:formula="of:=[.H174]" office:value-type="float" office:value="5244" calcext:value-type="float">
            <text:p>5244</text:p>
          </table:table-cell>
          <table:table-cell/>
          <table:table-cell table:formula="of:=[.J174]+[.I17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27" calcext:value-type="float">
            <text:p>3,27</text:p>
          </table:table-cell>
          <table:table-cell table:formula="of:=IF([.F175]&lt;&gt;&quot;&quot;;[.B123];IF([.E175]=&quot;Vender&quot;;IF([.B123]&gt;[.C175];[.B123];[.C175]);IF([.B123]&lt;[.C175];[.B123];[.C175])))" office:value-type="float" office:value="3.01" calcext:value-type="float">
            <text:p>3,01</text:p>
          </table:table-cell>
          <table:table-cell table:formula="of:=IF([.E175]=&quot;Comprar&quot;;([.B176]-[.C176])/[.C176];([.C176]-[.B176])/[.C176])" office:value-type="float" office:value="-0.0863787375415283" calcext:value-type="float">
            <text:p>-0,086378737541528</text:p>
          </table:table-cell>
          <table:table-cell table:formula="of:=IF([.E175]=&quot;Comprar&quot;;IF([.D176]&gt;[.D$3];&quot;Vender&quot;;&quot;Comprar&quot;);IF([.D176]&gt;[.C$3];&quot;Comprar&quot;;&quot;Vender&quot;))" office:value-type="string" office:string-value="Vender" calcext:value-type="string">
            <text:p>Vender</text:p>
          </table:table-cell>
          <table:table-cell table:formula="of:=IF(AND([.E175]=&quot;Vender&quot;;[.E176]=&quot;Comprar&quot;);&quot;VENTA&quot;;IF(AND([.E175]=&quot;Comprar&quot;;[.E176]=&quot;Vender&quot;);&quot;COMPRA&quot;;&quot;&quot;))">
            <text:p/>
          </table:table-cell>
          <table:table-cell/>
          <table:table-cell table:formula="of:=[.H175]" office:value-type="float" office:value="5244" calcext:value-type="float">
            <text:p>5244</text:p>
          </table:table-cell>
          <table:table-cell/>
          <table:table-cell table:formula="of:=[.J175]+[.I17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35" calcext:value-type="float">
            <text:p>3,35</text:p>
          </table:table-cell>
          <table:table-cell table:formula="of:=IF([.F176]&lt;&gt;&quot;&quot;;[.B124];IF([.E176]=&quot;Vender&quot;;IF([.B124]&gt;[.C176];[.B124];[.C176]);IF([.B124]&lt;[.C176];[.B124];[.C176])))" office:value-type="float" office:value="3.01" calcext:value-type="float">
            <text:p>3,01</text:p>
          </table:table-cell>
          <table:table-cell table:formula="of:=IF([.E176]=&quot;Comprar&quot;;([.B177]-[.C177])/[.C177];([.C177]-[.B177])/[.C177])" office:value-type="float" office:value="-0.112956810631229" calcext:value-type="float">
            <text:p>-0,112956810631229</text:p>
          </table:table-cell>
          <table:table-cell table:formula="of:=IF([.E176]=&quot;Comprar&quot;;IF([.D177]&gt;[.D$3];&quot;Vender&quot;;&quot;Comprar&quot;);IF([.D177]&gt;[.C$3];&quot;Comprar&quot;;&quot;Vender&quot;))" office:value-type="string" office:string-value="Vender" calcext:value-type="string">
            <text:p>Vender</text:p>
          </table:table-cell>
          <table:table-cell table:formula="of:=IF(AND([.E176]=&quot;Vender&quot;;[.E177]=&quot;Comprar&quot;);&quot;VENTA&quot;;IF(AND([.E176]=&quot;Comprar&quot;;[.E177]=&quot;Vender&quot;);&quot;COMPRA&quot;;&quot;&quot;))">
            <text:p/>
          </table:table-cell>
          <table:table-cell/>
          <table:table-cell table:formula="of:=[.H176]" office:value-type="float" office:value="5244" calcext:value-type="float">
            <text:p>5244</text:p>
          </table:table-cell>
          <table:table-cell/>
          <table:table-cell table:formula="of:=[.J176]+[.I17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48" calcext:value-type="float">
            <text:p>3,48</text:p>
          </table:table-cell>
          <table:table-cell table:formula="of:=IF([.F177]&lt;&gt;&quot;&quot;;[.B125];IF([.E177]=&quot;Vender&quot;;IF([.B125]&gt;[.C177];[.B125];[.C177]);IF([.B125]&lt;[.C177];[.B125];[.C177])))" office:value-type="float" office:value="3.01" calcext:value-type="float">
            <text:p>3,01</text:p>
          </table:table-cell>
          <table:table-cell table:formula="of:=IF([.E177]=&quot;Comprar&quot;;([.B178]-[.C178])/[.C178];([.C178]-[.B178])/[.C178])" office:value-type="float" office:value="-0.156146179401993" calcext:value-type="float">
            <text:p>-0,156146179401993</text:p>
          </table:table-cell>
          <table:table-cell table:formula="of:=IF([.E177]=&quot;Comprar&quot;;IF([.D178]&gt;[.D$3];&quot;Vender&quot;;&quot;Comprar&quot;);IF([.D178]&gt;[.C$3];&quot;Comprar&quot;;&quot;Vender&quot;))" office:value-type="string" office:string-value="Vender" calcext:value-type="string">
            <text:p>Vender</text:p>
          </table:table-cell>
          <table:table-cell table:formula="of:=IF(AND([.E177]=&quot;Vender&quot;;[.E178]=&quot;Comprar&quot;);&quot;VENTA&quot;;IF(AND([.E177]=&quot;Comprar&quot;;[.E178]=&quot;Vender&quot;);&quot;COMPRA&quot;;&quot;&quot;))">
            <text:p/>
          </table:table-cell>
          <table:table-cell/>
          <table:table-cell table:formula="of:=[.H177]" office:value-type="float" office:value="5244" calcext:value-type="float">
            <text:p>5244</text:p>
          </table:table-cell>
          <table:table-cell/>
          <table:table-cell table:formula="of:=[.J177]+[.I17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5" calcext:value-type="float">
            <text:p>3,5</text:p>
          </table:table-cell>
          <table:table-cell table:formula="of:=IF([.F178]&lt;&gt;&quot;&quot;;[.B126];IF([.E178]=&quot;Vender&quot;;IF([.B126]&gt;[.C178];[.B126];[.C178]);IF([.B126]&lt;[.C178];[.B126];[.C178])))" office:value-type="float" office:value="3.01" calcext:value-type="float">
            <text:p>3,01</text:p>
          </table:table-cell>
          <table:table-cell table:formula="of:=IF([.E178]=&quot;Comprar&quot;;([.B179]-[.C179])/[.C179];([.C179]-[.B179])/[.C179])" office:value-type="float" office:value="-0.162790697674419" calcext:value-type="float">
            <text:p>-0,162790697674419</text:p>
          </table:table-cell>
          <table:table-cell table:formula="of:=IF([.E178]=&quot;Comprar&quot;;IF([.D179]&gt;[.D$3];&quot;Vender&quot;;&quot;Comprar&quot;);IF([.D179]&gt;[.C$3];&quot;Comprar&quot;;&quot;Vender&quot;))" office:value-type="string" office:string-value="Vender" calcext:value-type="string">
            <text:p>Vender</text:p>
          </table:table-cell>
          <table:table-cell table:formula="of:=IF(AND([.E178]=&quot;Vender&quot;;[.E179]=&quot;Comprar&quot;);&quot;VENTA&quot;;IF(AND([.E178]=&quot;Comprar&quot;;[.E179]=&quot;Vender&quot;);&quot;COMPRA&quot;;&quot;&quot;))">
            <text:p/>
          </table:table-cell>
          <table:table-cell/>
          <table:table-cell table:formula="of:=[.H178]" office:value-type="float" office:value="5244" calcext:value-type="float">
            <text:p>5244</text:p>
          </table:table-cell>
          <table:table-cell/>
          <table:table-cell table:formula="of:=[.J178]+[.I17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46" calcext:value-type="float">
            <text:p>3,46</text:p>
          </table:table-cell>
          <table:table-cell table:formula="of:=IF([.F179]&lt;&gt;&quot;&quot;;[.B127];IF([.E179]=&quot;Vender&quot;;IF([.B127]&gt;[.C179];[.B127];[.C179]);IF([.B127]&lt;[.C179];[.B127];[.C179])))" office:value-type="float" office:value="3.01" calcext:value-type="float">
            <text:p>3,01</text:p>
          </table:table-cell>
          <table:table-cell table:formula="of:=IF([.E179]=&quot;Comprar&quot;;([.B180]-[.C180])/[.C180];([.C180]-[.B180])/[.C180])" office:value-type="float" office:value="-0.149501661129568" calcext:value-type="float">
            <text:p>-0,149501661129568</text:p>
          </table:table-cell>
          <table:table-cell table:formula="of:=IF([.E179]=&quot;Comprar&quot;;IF([.D180]&gt;[.D$3];&quot;Vender&quot;;&quot;Comprar&quot;);IF([.D180]&gt;[.C$3];&quot;Comprar&quot;;&quot;Vender&quot;))" office:value-type="string" office:string-value="Vender" calcext:value-type="string">
            <text:p>Vender</text:p>
          </table:table-cell>
          <table:table-cell table:formula="of:=IF(AND([.E179]=&quot;Vender&quot;;[.E180]=&quot;Comprar&quot;);&quot;VENTA&quot;;IF(AND([.E179]=&quot;Comprar&quot;;[.E180]=&quot;Vender&quot;);&quot;COMPRA&quot;;&quot;&quot;))">
            <text:p/>
          </table:table-cell>
          <table:table-cell/>
          <table:table-cell table:formula="of:=[.H179]" office:value-type="float" office:value="5244" calcext:value-type="float">
            <text:p>5244</text:p>
          </table:table-cell>
          <table:table-cell/>
          <table:table-cell table:formula="of:=[.J179]+[.I18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2" calcext:value-type="float">
            <text:p>3,52</text:p>
          </table:table-cell>
          <table:table-cell table:formula="of:=IF([.F180]&lt;&gt;&quot;&quot;;[.B128];IF([.E180]=&quot;Vender&quot;;IF([.B128]&gt;[.C180];[.B128];[.C180]);IF([.B128]&lt;[.C180];[.B128];[.C180])))" office:value-type="float" office:value="3.01" calcext:value-type="float">
            <text:p>3,01</text:p>
          </table:table-cell>
          <table:table-cell table:formula="of:=IF([.E180]=&quot;Comprar&quot;;([.B181]-[.C181])/[.C181];([.C181]-[.B181])/[.C181])" office:value-type="float" office:value="-0.169435215946844" calcext:value-type="float">
            <text:p>-0,169435215946844</text:p>
          </table:table-cell>
          <table:table-cell table:formula="of:=IF([.E180]=&quot;Comprar&quot;;IF([.D181]&gt;[.D$3];&quot;Vender&quot;;&quot;Comprar&quot;);IF([.D181]&gt;[.C$3];&quot;Comprar&quot;;&quot;Vender&quot;))" office:value-type="string" office:string-value="Vender" calcext:value-type="string">
            <text:p>Vender</text:p>
          </table:table-cell>
          <table:table-cell table:formula="of:=IF(AND([.E180]=&quot;Vender&quot;;[.E181]=&quot;Comprar&quot;);&quot;VENTA&quot;;IF(AND([.E180]=&quot;Comprar&quot;;[.E181]=&quot;Vender&quot;);&quot;COMPRA&quot;;&quot;&quot;))">
            <text:p/>
          </table:table-cell>
          <table:table-cell/>
          <table:table-cell table:formula="of:=[.H180]" office:value-type="float" office:value="5244" calcext:value-type="float">
            <text:p>5244</text:p>
          </table:table-cell>
          <table:table-cell/>
          <table:table-cell table:formula="of:=[.J180]+[.I18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79" calcext:value-type="float">
            <text:p>3,79</text:p>
          </table:table-cell>
          <table:table-cell table:formula="of:=IF([.F181]&lt;&gt;&quot;&quot;;[.B129];IF([.E181]=&quot;Vender&quot;;IF([.B129]&gt;[.C181];[.B129];[.C181]);IF([.B129]&lt;[.C181];[.B129];[.C181])))" office:value-type="float" office:value="3.01" calcext:value-type="float">
            <text:p>3,01</text:p>
          </table:table-cell>
          <table:table-cell table:formula="of:=IF([.E181]=&quot;Comprar&quot;;([.B182]-[.C182])/[.C182];([.C182]-[.B182])/[.C182])" office:value-type="float" office:value="-0.259136212624585" calcext:value-type="float">
            <text:p>-0,259136212624585</text:p>
          </table:table-cell>
          <table:table-cell table:formula="of:=IF([.E181]=&quot;Comprar&quot;;IF([.D182]&gt;[.D$3];&quot;Vender&quot;;&quot;Comprar&quot;);IF([.D182]&gt;[.C$3];&quot;Comprar&quot;;&quot;Vender&quot;))" office:value-type="string" office:string-value="Vender" calcext:value-type="string">
            <text:p>Vender</text:p>
          </table:table-cell>
          <table:table-cell table:formula="of:=IF(AND([.E181]=&quot;Vender&quot;;[.E182]=&quot;Comprar&quot;);&quot;VENTA&quot;;IF(AND([.E181]=&quot;Comprar&quot;;[.E182]=&quot;Vender&quot;);&quot;COMPRA&quot;;&quot;&quot;))">
            <text:p/>
          </table:table-cell>
          <table:table-cell/>
          <table:table-cell table:formula="of:=[.H181]" office:value-type="float" office:value="5244" calcext:value-type="float">
            <text:p>5244</text:p>
          </table:table-cell>
          <table:table-cell/>
          <table:table-cell table:formula="of:=[.J181]+[.I18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74" calcext:value-type="float">
            <text:p>3,74</text:p>
          </table:table-cell>
          <table:table-cell table:formula="of:=IF([.F182]&lt;&gt;&quot;&quot;;[.B130];IF([.E182]=&quot;Vender&quot;;IF([.B130]&gt;[.C182];[.B130];[.C182]);IF([.B130]&lt;[.C182];[.B130];[.C182])))" office:value-type="float" office:value="3.01" calcext:value-type="float">
            <text:p>3,01</text:p>
          </table:table-cell>
          <table:table-cell table:formula="of:=IF([.E182]=&quot;Comprar&quot;;([.B183]-[.C183])/[.C183];([.C183]-[.B183])/[.C183])" office:value-type="float" office:value="-0.242524916943522" calcext:value-type="float">
            <text:p>-0,242524916943522</text:p>
          </table:table-cell>
          <table:table-cell table:formula="of:=IF([.E182]=&quot;Comprar&quot;;IF([.D183]&gt;[.D$3];&quot;Vender&quot;;&quot;Comprar&quot;);IF([.D183]&gt;[.C$3];&quot;Comprar&quot;;&quot;Vender&quot;))" office:value-type="string" office:string-value="Vender" calcext:value-type="string">
            <text:p>Vender</text:p>
          </table:table-cell>
          <table:table-cell table:formula="of:=IF(AND([.E182]=&quot;Vender&quot;;[.E183]=&quot;Comprar&quot;);&quot;VENTA&quot;;IF(AND([.E182]=&quot;Comprar&quot;;[.E183]=&quot;Vender&quot;);&quot;COMPRA&quot;;&quot;&quot;))">
            <text:p/>
          </table:table-cell>
          <table:table-cell/>
          <table:table-cell table:formula="of:=[.H182]" office:value-type="float" office:value="5244" calcext:value-type="float">
            <text:p>5244</text:p>
          </table:table-cell>
          <table:table-cell/>
          <table:table-cell table:formula="of:=[.J182]+[.I18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87" calcext:value-type="float">
            <text:p>3,87</text:p>
          </table:table-cell>
          <table:table-cell table:formula="of:=IF([.F183]&lt;&gt;&quot;&quot;;[.B131];IF([.E183]=&quot;Vender&quot;;IF([.B131]&gt;[.C183];[.B131];[.C183]);IF([.B131]&lt;[.C183];[.B131];[.C183])))" office:value-type="float" office:value="3.01" calcext:value-type="float">
            <text:p>3,01</text:p>
          </table:table-cell>
          <table:table-cell table:formula="of:=IF([.E183]=&quot;Comprar&quot;;([.B184]-[.C184])/[.C184];([.C184]-[.B184])/[.C184])" office:value-type="float" office:value="-0.285714285714286" calcext:value-type="float">
            <text:p>-0,285714285714286</text:p>
          </table:table-cell>
          <table:table-cell table:formula="of:=IF([.E183]=&quot;Comprar&quot;;IF([.D184]&gt;[.D$3];&quot;Vender&quot;;&quot;Comprar&quot;);IF([.D184]&gt;[.C$3];&quot;Comprar&quot;;&quot;Vender&quot;))" office:value-type="string" office:string-value="Vender" calcext:value-type="string">
            <text:p>Vender</text:p>
          </table:table-cell>
          <table:table-cell table:formula="of:=IF(AND([.E183]=&quot;Vender&quot;;[.E184]=&quot;Comprar&quot;);&quot;VENTA&quot;;IF(AND([.E183]=&quot;Comprar&quot;;[.E184]=&quot;Vender&quot;);&quot;COMPRA&quot;;&quot;&quot;))">
            <text:p/>
          </table:table-cell>
          <table:table-cell/>
          <table:table-cell table:formula="of:=[.H183]" office:value-type="float" office:value="5244" calcext:value-type="float">
            <text:p>5244</text:p>
          </table:table-cell>
          <table:table-cell/>
          <table:table-cell table:formula="of:=[.J183]+[.I18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86" calcext:value-type="float">
            <text:p>3,86</text:p>
          </table:table-cell>
          <table:table-cell table:formula="of:=IF([.F184]&lt;&gt;&quot;&quot;;[.B132];IF([.E184]=&quot;Vender&quot;;IF([.B132]&gt;[.C184];[.B132];[.C184]);IF([.B132]&lt;[.C184];[.B132];[.C184])))" office:value-type="float" office:value="3.01" calcext:value-type="float">
            <text:p>3,01</text:p>
          </table:table-cell>
          <table:table-cell table:formula="of:=IF([.E184]=&quot;Comprar&quot;;([.B185]-[.C185])/[.C185];([.C185]-[.B185])/[.C185])" office:value-type="float" office:value="-0.282392026578073" calcext:value-type="float">
            <text:p>-0,282392026578073</text:p>
          </table:table-cell>
          <table:table-cell table:formula="of:=IF([.E184]=&quot;Comprar&quot;;IF([.D185]&gt;[.D$3];&quot;Vender&quot;;&quot;Comprar&quot;);IF([.D185]&gt;[.C$3];&quot;Comprar&quot;;&quot;Vender&quot;))" office:value-type="string" office:string-value="Vender" calcext:value-type="string">
            <text:p>Vender</text:p>
          </table:table-cell>
          <table:table-cell table:formula="of:=IF(AND([.E184]=&quot;Vender&quot;;[.E185]=&quot;Comprar&quot;);&quot;VENTA&quot;;IF(AND([.E184]=&quot;Comprar&quot;;[.E185]=&quot;Vender&quot;);&quot;COMPRA&quot;;&quot;&quot;))">
            <text:p/>
          </table:table-cell>
          <table:table-cell/>
          <table:table-cell table:formula="of:=[.H184]" office:value-type="float" office:value="5244" calcext:value-type="float">
            <text:p>5244</text:p>
          </table:table-cell>
          <table:table-cell/>
          <table:table-cell table:formula="of:=[.J184]+[.I18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98" calcext:value-type="float">
            <text:p>3,98</text:p>
          </table:table-cell>
          <table:table-cell table:formula="of:=IF([.F185]&lt;&gt;&quot;&quot;;[.B133];IF([.E185]=&quot;Vender&quot;;IF([.B133]&gt;[.C185];[.B133];[.C185]);IF([.B133]&lt;[.C185];[.B133];[.C185])))" office:value-type="float" office:value="3.01" calcext:value-type="float">
            <text:p>3,01</text:p>
          </table:table-cell>
          <table:table-cell table:formula="of:=IF([.E185]=&quot;Comprar&quot;;([.B186]-[.C186])/[.C186];([.C186]-[.B186])/[.C186])" office:value-type="float" office:value="-0.322259136212625" calcext:value-type="float">
            <text:p>-0,322259136212625</text:p>
          </table:table-cell>
          <table:table-cell table:formula="of:=IF([.E185]=&quot;Comprar&quot;;IF([.D186]&gt;[.D$3];&quot;Vender&quot;;&quot;Comprar&quot;);IF([.D186]&gt;[.C$3];&quot;Comprar&quot;;&quot;Vender&quot;))" office:value-type="string" office:string-value="Vender" calcext:value-type="string">
            <text:p>Vender</text:p>
          </table:table-cell>
          <table:table-cell table:formula="of:=IF(AND([.E185]=&quot;Vender&quot;;[.E186]=&quot;Comprar&quot;);&quot;VENTA&quot;;IF(AND([.E185]=&quot;Comprar&quot;;[.E186]=&quot;Vender&quot;);&quot;COMPRA&quot;;&quot;&quot;))">
            <text:p/>
          </table:table-cell>
          <table:table-cell/>
          <table:table-cell table:formula="of:=[.H185]" office:value-type="float" office:value="5244" calcext:value-type="float">
            <text:p>5244</text:p>
          </table:table-cell>
          <table:table-cell/>
          <table:table-cell table:formula="of:=[.J185]+[.I18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96" calcext:value-type="float">
            <text:p>3,96</text:p>
          </table:table-cell>
          <table:table-cell table:formula="of:=IF([.F186]&lt;&gt;&quot;&quot;;[.B134];IF([.E186]=&quot;Vender&quot;;IF([.B134]&gt;[.C186];[.B134];[.C186]);IF([.B134]&lt;[.C186];[.B134];[.C186])))" office:value-type="float" office:value="3.01" calcext:value-type="float">
            <text:p>3,01</text:p>
          </table:table-cell>
          <table:table-cell table:formula="of:=IF([.E186]=&quot;Comprar&quot;;([.B187]-[.C187])/[.C187];([.C187]-[.B187])/[.C187])" office:value-type="float" office:value="-0.315614617940199" calcext:value-type="float">
            <text:p>-0,315614617940199</text:p>
          </table:table-cell>
          <table:table-cell table:formula="of:=IF([.E186]=&quot;Comprar&quot;;IF([.D187]&gt;[.D$3];&quot;Vender&quot;;&quot;Comprar&quot;);IF([.D187]&gt;[.C$3];&quot;Comprar&quot;;&quot;Vender&quot;))" office:value-type="string" office:string-value="Vender" calcext:value-type="string">
            <text:p>Vender</text:p>
          </table:table-cell>
          <table:table-cell table:formula="of:=IF(AND([.E186]=&quot;Vender&quot;;[.E187]=&quot;Comprar&quot;);&quot;VENTA&quot;;IF(AND([.E186]=&quot;Comprar&quot;;[.E187]=&quot;Vender&quot;);&quot;COMPRA&quot;;&quot;&quot;))">
            <text:p/>
          </table:table-cell>
          <table:table-cell/>
          <table:table-cell table:formula="of:=[.H186]" office:value-type="float" office:value="5244" calcext:value-type="float">
            <text:p>5244</text:p>
          </table:table-cell>
          <table:table-cell/>
          <table:table-cell table:formula="of:=[.J186]+[.I18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89" calcext:value-type="float">
            <text:p>3,89</text:p>
          </table:table-cell>
          <table:table-cell table:formula="of:=IF([.F187]&lt;&gt;&quot;&quot;;[.B135];IF([.E187]=&quot;Vender&quot;;IF([.B135]&gt;[.C187];[.B135];[.C187]);IF([.B135]&lt;[.C187];[.B135];[.C187])))" office:value-type="float" office:value="3.045" calcext:value-type="float">
            <text:p>3,045</text:p>
          </table:table-cell>
          <table:table-cell table:formula="of:=IF([.E187]=&quot;Comprar&quot;;([.B188]-[.C188])/[.C188];([.C188]-[.B188])/[.C188])" office:value-type="float" office:value="-0.277504105090312" calcext:value-type="float">
            <text:p>-0,277504105090312</text:p>
          </table:table-cell>
          <table:table-cell table:formula="of:=IF([.E187]=&quot;Comprar&quot;;IF([.D188]&gt;[.D$3];&quot;Vender&quot;;&quot;Comprar&quot;);IF([.D188]&gt;[.C$3];&quot;Comprar&quot;;&quot;Vender&quot;))" office:value-type="string" office:string-value="Vender" calcext:value-type="string">
            <text:p>Vender</text:p>
          </table:table-cell>
          <table:table-cell table:formula="of:=IF(AND([.E187]=&quot;Vender&quot;;[.E188]=&quot;Comprar&quot;);&quot;VENTA&quot;;IF(AND([.E187]=&quot;Comprar&quot;;[.E188]=&quot;Vender&quot;);&quot;COMPRA&quot;;&quot;&quot;))">
            <text:p/>
          </table:table-cell>
          <table:table-cell/>
          <table:table-cell table:formula="of:=[.H187]" office:value-type="float" office:value="5244" calcext:value-type="float">
            <text:p>5244</text:p>
          </table:table-cell>
          <table:table-cell/>
          <table:table-cell table:formula="of:=[.J187]+[.I18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78" calcext:value-type="float">
            <text:p>3,78</text:p>
          </table:table-cell>
          <table:table-cell table:formula="of:=IF([.F188]&lt;&gt;&quot;&quot;;[.B136];IF([.E188]=&quot;Vender&quot;;IF([.B136]&gt;[.C188];[.B136];[.C188]);IF([.B136]&lt;[.C188];[.B136];[.C188])))" office:value-type="float" office:value="3.05" calcext:value-type="float">
            <text:p>3,05</text:p>
          </table:table-cell>
          <table:table-cell table:formula="of:=IF([.E188]=&quot;Comprar&quot;;([.B189]-[.C189])/[.C189];([.C189]-[.B189])/[.C189])" office:value-type="float" office:value="-0.239344262295082" calcext:value-type="float">
            <text:p>-0,239344262295082</text:p>
          </table:table-cell>
          <table:table-cell table:formula="of:=IF([.E188]=&quot;Comprar&quot;;IF([.D189]&gt;[.D$3];&quot;Vender&quot;;&quot;Comprar&quot;);IF([.D189]&gt;[.C$3];&quot;Comprar&quot;;&quot;Vender&quot;))" office:value-type="string" office:string-value="Vender" calcext:value-type="string">
            <text:p>Vender</text:p>
          </table:table-cell>
          <table:table-cell table:formula="of:=IF(AND([.E188]=&quot;Vender&quot;;[.E189]=&quot;Comprar&quot;);&quot;VENTA&quot;;IF(AND([.E188]=&quot;Comprar&quot;;[.E189]=&quot;Vender&quot;);&quot;COMPRA&quot;;&quot;&quot;))">
            <text:p/>
          </table:table-cell>
          <table:table-cell/>
          <table:table-cell table:formula="of:=[.H188]" office:value-type="float" office:value="5244" calcext:value-type="float">
            <text:p>5244</text:p>
          </table:table-cell>
          <table:table-cell/>
          <table:table-cell table:formula="of:=[.J188]+[.I18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88" calcext:value-type="float">
            <text:p>3,88</text:p>
          </table:table-cell>
          <table:table-cell table:formula="of:=IF([.F189]&lt;&gt;&quot;&quot;;[.B137];IF([.E189]=&quot;Vender&quot;;IF([.B137]&gt;[.C189];[.B137];[.C189]);IF([.B137]&lt;[.C189];[.B137];[.C189])))" office:value-type="float" office:value="3.05" calcext:value-type="float">
            <text:p>3,05</text:p>
          </table:table-cell>
          <table:table-cell table:formula="of:=IF([.E189]=&quot;Comprar&quot;;([.B190]-[.C190])/[.C190];([.C190]-[.B190])/[.C190])" office:value-type="float" office:value="-0.272131147540984" calcext:value-type="float">
            <text:p>-0,272131147540984</text:p>
          </table:table-cell>
          <table:table-cell table:formula="of:=IF([.E189]=&quot;Comprar&quot;;IF([.D190]&gt;[.D$3];&quot;Vender&quot;;&quot;Comprar&quot;);IF([.D190]&gt;[.C$3];&quot;Comprar&quot;;&quot;Vender&quot;))" office:value-type="string" office:string-value="Vender" calcext:value-type="string">
            <text:p>Vender</text:p>
          </table:table-cell>
          <table:table-cell table:formula="of:=IF(AND([.E189]=&quot;Vender&quot;;[.E190]=&quot;Comprar&quot;);&quot;VENTA&quot;;IF(AND([.E189]=&quot;Comprar&quot;;[.E190]=&quot;Vender&quot;);&quot;COMPRA&quot;;&quot;&quot;))">
            <text:p/>
          </table:table-cell>
          <table:table-cell/>
          <table:table-cell table:formula="of:=[.H189]" office:value-type="float" office:value="5244" calcext:value-type="float">
            <text:p>5244</text:p>
          </table:table-cell>
          <table:table-cell/>
          <table:table-cell table:formula="of:=[.J189]+[.I19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87" calcext:value-type="float">
            <text:p>3,87</text:p>
          </table:table-cell>
          <table:table-cell table:formula="of:=IF([.F190]&lt;&gt;&quot;&quot;;[.B138];IF([.E190]=&quot;Vender&quot;;IF([.B138]&gt;[.C190];[.B138];[.C190]);IF([.B138]&lt;[.C190];[.B138];[.C190])))" office:value-type="float" office:value="3.05" calcext:value-type="float">
            <text:p>3,05</text:p>
          </table:table-cell>
          <table:table-cell table:formula="of:=IF([.E190]=&quot;Comprar&quot;;([.B191]-[.C191])/[.C191];([.C191]-[.B191])/[.C191])" office:value-type="float" office:value="-0.268852459016394" calcext:value-type="float">
            <text:p>-0,268852459016394</text:p>
          </table:table-cell>
          <table:table-cell table:formula="of:=IF([.E190]=&quot;Comprar&quot;;IF([.D191]&gt;[.D$3];&quot;Vender&quot;;&quot;Comprar&quot;);IF([.D191]&gt;[.C$3];&quot;Comprar&quot;;&quot;Vender&quot;))" office:value-type="string" office:string-value="Vender" calcext:value-type="string">
            <text:p>Vender</text:p>
          </table:table-cell>
          <table:table-cell table:formula="of:=IF(AND([.E190]=&quot;Vender&quot;;[.E191]=&quot;Comprar&quot;);&quot;VENTA&quot;;IF(AND([.E190]=&quot;Comprar&quot;;[.E191]=&quot;Vender&quot;);&quot;COMPRA&quot;;&quot;&quot;))">
            <text:p/>
          </table:table-cell>
          <table:table-cell/>
          <table:table-cell table:formula="of:=[.H190]" office:value-type="float" office:value="5244" calcext:value-type="float">
            <text:p>5244</text:p>
          </table:table-cell>
          <table:table-cell/>
          <table:table-cell table:formula="of:=[.J190]+[.I19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74" calcext:value-type="float">
            <text:p>3,74</text:p>
          </table:table-cell>
          <table:table-cell table:formula="of:=IF([.F191]&lt;&gt;&quot;&quot;;[.B139];IF([.E191]=&quot;Vender&quot;;IF([.B139]&gt;[.C191];[.B139];[.C191]);IF([.B139]&lt;[.C191];[.B139];[.C191])))" office:value-type="float" office:value="3.05" calcext:value-type="float">
            <text:p>3,05</text:p>
          </table:table-cell>
          <table:table-cell table:formula="of:=IF([.E191]=&quot;Comprar&quot;;([.B192]-[.C192])/[.C192];([.C192]-[.B192])/[.C192])" office:value-type="float" office:value="-0.226229508196721" calcext:value-type="float">
            <text:p>-0,226229508196721</text:p>
          </table:table-cell>
          <table:table-cell table:formula="of:=IF([.E191]=&quot;Comprar&quot;;IF([.D192]&gt;[.D$3];&quot;Vender&quot;;&quot;Comprar&quot;);IF([.D192]&gt;[.C$3];&quot;Comprar&quot;;&quot;Vender&quot;))" office:value-type="string" office:string-value="Vender" calcext:value-type="string">
            <text:p>Vender</text:p>
          </table:table-cell>
          <table:table-cell table:formula="of:=IF(AND([.E191]=&quot;Vender&quot;;[.E192]=&quot;Comprar&quot;);&quot;VENTA&quot;;IF(AND([.E191]=&quot;Comprar&quot;;[.E192]=&quot;Vender&quot;);&quot;COMPRA&quot;;&quot;&quot;))">
            <text:p/>
          </table:table-cell>
          <table:table-cell/>
          <table:table-cell table:formula="of:=[.H191]" office:value-type="float" office:value="5244" calcext:value-type="float">
            <text:p>5244</text:p>
          </table:table-cell>
          <table:table-cell/>
          <table:table-cell table:formula="of:=[.J191]+[.I19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93" calcext:value-type="float">
            <text:p>3,93</text:p>
          </table:table-cell>
          <table:table-cell table:formula="of:=IF([.F192]&lt;&gt;&quot;&quot;;[.B140];IF([.E192]=&quot;Vender&quot;;IF([.B140]&gt;[.C192];[.B140];[.C192]);IF([.B140]&lt;[.C192];[.B140];[.C192])))" office:value-type="float" office:value="3.05" calcext:value-type="float">
            <text:p>3,05</text:p>
          </table:table-cell>
          <table:table-cell table:formula="of:=IF([.E192]=&quot;Comprar&quot;;([.B193]-[.C193])/[.C193];([.C193]-[.B193])/[.C193])" office:value-type="float" office:value="-0.288524590163935" calcext:value-type="float">
            <text:p>-0,288524590163935</text:p>
          </table:table-cell>
          <table:table-cell table:formula="of:=IF([.E192]=&quot;Comprar&quot;;IF([.D193]&gt;[.D$3];&quot;Vender&quot;;&quot;Comprar&quot;);IF([.D193]&gt;[.C$3];&quot;Comprar&quot;;&quot;Vender&quot;))" office:value-type="string" office:string-value="Vender" calcext:value-type="string">
            <text:p>Vender</text:p>
          </table:table-cell>
          <table:table-cell table:formula="of:=IF(AND([.E192]=&quot;Vender&quot;;[.E193]=&quot;Comprar&quot;);&quot;VENTA&quot;;IF(AND([.E192]=&quot;Comprar&quot;;[.E193]=&quot;Vender&quot;);&quot;COMPRA&quot;;&quot;&quot;))">
            <text:p/>
          </table:table-cell>
          <table:table-cell/>
          <table:table-cell table:formula="of:=[.H192]" office:value-type="float" office:value="5244" calcext:value-type="float">
            <text:p>5244</text:p>
          </table:table-cell>
          <table:table-cell/>
          <table:table-cell table:formula="of:=[.J192]+[.I19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03" calcext:value-type="float">
            <text:p>4,03</text:p>
          </table:table-cell>
          <table:table-cell table:formula="of:=IF([.F193]&lt;&gt;&quot;&quot;;[.B141];IF([.E193]=&quot;Vender&quot;;IF([.B141]&gt;[.C193];[.B141];[.C193]);IF([.B141]&lt;[.C193];[.B141];[.C193])))" office:value-type="float" office:value="3.05" calcext:value-type="float">
            <text:p>3,05</text:p>
          </table:table-cell>
          <table:table-cell table:formula="of:=IF([.E193]=&quot;Comprar&quot;;([.B194]-[.C194])/[.C194];([.C194]-[.B194])/[.C194])" office:value-type="float" office:value="-0.321311475409836" calcext:value-type="float">
            <text:p>-0,321311475409836</text:p>
          </table:table-cell>
          <table:table-cell table:formula="of:=IF([.E193]=&quot;Comprar&quot;;IF([.D194]&gt;[.D$3];&quot;Vender&quot;;&quot;Comprar&quot;);IF([.D194]&gt;[.C$3];&quot;Comprar&quot;;&quot;Vender&quot;))" office:value-type="string" office:string-value="Vender" calcext:value-type="string">
            <text:p>Vender</text:p>
          </table:table-cell>
          <table:table-cell table:formula="of:=IF(AND([.E193]=&quot;Vender&quot;;[.E194]=&quot;Comprar&quot;);&quot;VENTA&quot;;IF(AND([.E193]=&quot;Comprar&quot;;[.E194]=&quot;Vender&quot;);&quot;COMPRA&quot;;&quot;&quot;))">
            <text:p/>
          </table:table-cell>
          <table:table-cell/>
          <table:table-cell table:formula="of:=[.H193]" office:value-type="float" office:value="5244" calcext:value-type="float">
            <text:p>5244</text:p>
          </table:table-cell>
          <table:table-cell/>
          <table:table-cell table:formula="of:=[.J193]+[.I19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,01</text:p>
          </table:table-cell>
          <table:table-cell table:formula="of:=IF([.F194]&lt;&gt;&quot;&quot;;[.B142];IF([.E194]=&quot;Vender&quot;;IF([.B142]&gt;[.C194];[.B142];[.C194]);IF([.B142]&lt;[.C194];[.B142];[.C194])))" office:value-type="float" office:value="3.05" calcext:value-type="float">
            <text:p>3,05</text:p>
          </table:table-cell>
          <table:table-cell table:formula="of:=IF([.E194]=&quot;Comprar&quot;;([.B195]-[.C195])/[.C195];([.C195]-[.B195])/[.C195])" office:value-type="float" office:value="-0.314754098360656" calcext:value-type="float">
            <text:p>-0,314754098360656</text:p>
          </table:table-cell>
          <table:table-cell table:formula="of:=IF([.E194]=&quot;Comprar&quot;;IF([.D195]&gt;[.D$3];&quot;Vender&quot;;&quot;Comprar&quot;);IF([.D195]&gt;[.C$3];&quot;Comprar&quot;;&quot;Vender&quot;))" office:value-type="string" office:string-value="Vender" calcext:value-type="string">
            <text:p>Vender</text:p>
          </table:table-cell>
          <table:table-cell table:formula="of:=IF(AND([.E194]=&quot;Vender&quot;;[.E195]=&quot;Comprar&quot;);&quot;VENTA&quot;;IF(AND([.E194]=&quot;Comprar&quot;;[.E195]=&quot;Vender&quot;);&quot;COMPRA&quot;;&quot;&quot;))">
            <text:p/>
          </table:table-cell>
          <table:table-cell/>
          <table:table-cell table:formula="of:=[.H194]" office:value-type="float" office:value="5244" calcext:value-type="float">
            <text:p>5244</text:p>
          </table:table-cell>
          <table:table-cell/>
          <table:table-cell table:formula="of:=[.J194]+[.I19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035" calcext:value-type="float">
            <text:p>4,035</text:p>
          </table:table-cell>
          <table:table-cell table:formula="of:=IF([.F195]&lt;&gt;&quot;&quot;;[.B143];IF([.E195]=&quot;Vender&quot;;IF([.B143]&gt;[.C195];[.B143];[.C195]);IF([.B143]&lt;[.C195];[.B143];[.C195])))" office:value-type="float" office:value="3.05" calcext:value-type="float">
            <text:p>3,05</text:p>
          </table:table-cell>
          <table:table-cell table:formula="of:=IF([.E195]=&quot;Comprar&quot;;([.B196]-[.C196])/[.C196];([.C196]-[.B196])/[.C196])" office:value-type="float" office:value="-0.322950819672131" calcext:value-type="float">
            <text:p>-0,322950819672131</text:p>
          </table:table-cell>
          <table:table-cell table:formula="of:=IF([.E195]=&quot;Comprar&quot;;IF([.D196]&gt;[.D$3];&quot;Vender&quot;;&quot;Comprar&quot;);IF([.D196]&gt;[.C$3];&quot;Comprar&quot;;&quot;Vender&quot;))" office:value-type="string" office:string-value="Vender" calcext:value-type="string">
            <text:p>Vender</text:p>
          </table:table-cell>
          <table:table-cell table:formula="of:=IF(AND([.E195]=&quot;Vender&quot;;[.E196]=&quot;Comprar&quot;);&quot;VENTA&quot;;IF(AND([.E195]=&quot;Comprar&quot;;[.E196]=&quot;Vender&quot;);&quot;COMPRA&quot;;&quot;&quot;))">
            <text:p/>
          </table:table-cell>
          <table:table-cell/>
          <table:table-cell table:formula="of:=[.H195]" office:value-type="float" office:value="5244" calcext:value-type="float">
            <text:p>5244</text:p>
          </table:table-cell>
          <table:table-cell/>
          <table:table-cell table:formula="of:=[.J195]+[.I19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085" calcext:value-type="float">
            <text:p>4,085</text:p>
          </table:table-cell>
          <table:table-cell table:formula="of:=IF([.F196]&lt;&gt;&quot;&quot;;[.B144];IF([.E196]=&quot;Vender&quot;;IF([.B144]&gt;[.C196];[.B144];[.C196]);IF([.B144]&lt;[.C196];[.B144];[.C196])))" office:value-type="float" office:value="3.05" calcext:value-type="float">
            <text:p>3,05</text:p>
          </table:table-cell>
          <table:table-cell table:formula="of:=IF([.E196]=&quot;Comprar&quot;;([.B197]-[.C197])/[.C197];([.C197]-[.B197])/[.C197])" office:value-type="float" office:value="-0.339344262295082" calcext:value-type="float">
            <text:p>-0,339344262295082</text:p>
          </table:table-cell>
          <table:table-cell table:formula="of:=IF([.E196]=&quot;Comprar&quot;;IF([.D197]&gt;[.D$3];&quot;Vender&quot;;&quot;Comprar&quot;);IF([.D197]&gt;[.C$3];&quot;Comprar&quot;;&quot;Vender&quot;))" office:value-type="string" office:string-value="Vender" calcext:value-type="string">
            <text:p>Vender</text:p>
          </table:table-cell>
          <table:table-cell table:formula="of:=IF(AND([.E196]=&quot;Vender&quot;;[.E197]=&quot;Comprar&quot;);&quot;VENTA&quot;;IF(AND([.E196]=&quot;Comprar&quot;;[.E197]=&quot;Vender&quot;);&quot;COMPRA&quot;;&quot;&quot;))">
            <text:p/>
          </table:table-cell>
          <table:table-cell/>
          <table:table-cell table:formula="of:=[.H196]" office:value-type="float" office:value="5244" calcext:value-type="float">
            <text:p>5244</text:p>
          </table:table-cell>
          <table:table-cell/>
          <table:table-cell table:formula="of:=[.J196]+[.I19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19" calcext:value-type="float">
            <text:p>4,19</text:p>
          </table:table-cell>
          <table:table-cell table:formula="of:=IF([.F197]&lt;&gt;&quot;&quot;;[.B145];IF([.E197]=&quot;Vender&quot;;IF([.B145]&gt;[.C197];[.B145];[.C197]);IF([.B145]&lt;[.C197];[.B145];[.C197])))" office:value-type="float" office:value="3.05" calcext:value-type="float">
            <text:p>3,05</text:p>
          </table:table-cell>
          <table:table-cell table:formula="of:=IF([.E197]=&quot;Comprar&quot;;([.B198]-[.C198])/[.C198];([.C198]-[.B198])/[.C198])" office:value-type="float" office:value="-0.373770491803279" calcext:value-type="float">
            <text:p>-0,373770491803279</text:p>
          </table:table-cell>
          <table:table-cell table:formula="of:=IF([.E197]=&quot;Comprar&quot;;IF([.D198]&gt;[.D$3];&quot;Vender&quot;;&quot;Comprar&quot;);IF([.D198]&gt;[.C$3];&quot;Comprar&quot;;&quot;Vender&quot;))" office:value-type="string" office:string-value="Vender" calcext:value-type="string">
            <text:p>Vender</text:p>
          </table:table-cell>
          <table:table-cell table:formula="of:=IF(AND([.E197]=&quot;Vender&quot;;[.E198]=&quot;Comprar&quot;);&quot;VENTA&quot;;IF(AND([.E197]=&quot;Comprar&quot;;[.E198]=&quot;Vender&quot;);&quot;COMPRA&quot;;&quot;&quot;))">
            <text:p/>
          </table:table-cell>
          <table:table-cell/>
          <table:table-cell table:formula="of:=[.H197]" office:value-type="float" office:value="5244" calcext:value-type="float">
            <text:p>5244</text:p>
          </table:table-cell>
          <table:table-cell/>
          <table:table-cell table:formula="of:=[.J197]+[.I19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16" calcext:value-type="float">
            <text:p>4,16</text:p>
          </table:table-cell>
          <table:table-cell table:formula="of:=IF([.F198]&lt;&gt;&quot;&quot;;[.B146];IF([.E198]=&quot;Vender&quot;;IF([.B146]&gt;[.C198];[.B146];[.C198]);IF([.B146]&lt;[.C198];[.B146];[.C198])))" office:value-type="float" office:value="3.05" calcext:value-type="float">
            <text:p>3,05</text:p>
          </table:table-cell>
          <table:table-cell table:formula="of:=IF([.E198]=&quot;Comprar&quot;;([.B199]-[.C199])/[.C199];([.C199]-[.B199])/[.C199])" office:value-type="float" office:value="-0.363934426229508" calcext:value-type="float">
            <text:p>-0,363934426229508</text:p>
          </table:table-cell>
          <table:table-cell table:formula="of:=IF([.E198]=&quot;Comprar&quot;;IF([.D199]&gt;[.D$3];&quot;Vender&quot;;&quot;Comprar&quot;);IF([.D199]&gt;[.C$3];&quot;Comprar&quot;;&quot;Vender&quot;))" office:value-type="string" office:string-value="Vender" calcext:value-type="string">
            <text:p>Vender</text:p>
          </table:table-cell>
          <table:table-cell table:formula="of:=IF(AND([.E198]=&quot;Vender&quot;;[.E199]=&quot;Comprar&quot;);&quot;VENTA&quot;;IF(AND([.E198]=&quot;Comprar&quot;;[.E199]=&quot;Vender&quot;);&quot;COMPRA&quot;;&quot;&quot;))">
            <text:p/>
          </table:table-cell>
          <table:table-cell/>
          <table:table-cell table:formula="of:=[.H198]" office:value-type="float" office:value="5244" calcext:value-type="float">
            <text:p>5244</text:p>
          </table:table-cell>
          <table:table-cell/>
          <table:table-cell table:formula="of:=[.J198]+[.I19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005" calcext:value-type="float">
            <text:p>4,005</text:p>
          </table:table-cell>
          <table:table-cell table:formula="of:=IF([.F199]&lt;&gt;&quot;&quot;;[.B147];IF([.E199]=&quot;Vender&quot;;IF([.B147]&gt;[.C199];[.B147];[.C199]);IF([.B147]&lt;[.C199];[.B147];[.C199])))" office:value-type="float" office:value="3.05" calcext:value-type="float">
            <text:p>3,05</text:p>
          </table:table-cell>
          <table:table-cell table:formula="of:=IF([.E199]=&quot;Comprar&quot;;([.B200]-[.C200])/[.C200];([.C200]-[.B200])/[.C200])" office:value-type="float" office:value="-0.313114754098361" calcext:value-type="float">
            <text:p>-0,313114754098361</text:p>
          </table:table-cell>
          <table:table-cell table:formula="of:=IF([.E199]=&quot;Comprar&quot;;IF([.D200]&gt;[.D$3];&quot;Vender&quot;;&quot;Comprar&quot;);IF([.D200]&gt;[.C$3];&quot;Comprar&quot;;&quot;Vender&quot;))" office:value-type="string" office:string-value="Vender" calcext:value-type="string">
            <text:p>Vender</text:p>
          </table:table-cell>
          <table:table-cell table:formula="of:=IF(AND([.E199]=&quot;Vender&quot;;[.E200]=&quot;Comprar&quot;);&quot;VENTA&quot;;IF(AND([.E199]=&quot;Comprar&quot;;[.E200]=&quot;Vender&quot;);&quot;COMPRA&quot;;&quot;&quot;))">
            <text:p/>
          </table:table-cell>
          <table:table-cell/>
          <table:table-cell table:formula="of:=[.H199]" office:value-type="float" office:value="5244" calcext:value-type="float">
            <text:p>5244</text:p>
          </table:table-cell>
          <table:table-cell/>
          <table:table-cell table:formula="of:=[.J199]+[.I20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1" calcext:value-type="float">
            <text:p>4,1</text:p>
          </table:table-cell>
          <table:table-cell table:formula="of:=IF([.F200]&lt;&gt;&quot;&quot;;[.B148];IF([.E200]=&quot;Vender&quot;;IF([.B148]&gt;[.C200];[.B148];[.C200]);IF([.B148]&lt;[.C200];[.B148];[.C200])))" office:value-type="float" office:value="3.05" calcext:value-type="float">
            <text:p>3,05</text:p>
          </table:table-cell>
          <table:table-cell table:formula="of:=IF([.E200]=&quot;Comprar&quot;;([.B201]-[.C201])/[.C201];([.C201]-[.B201])/[.C201])" office:value-type="float" office:value="-0.344262295081967" calcext:value-type="float">
            <text:p>-0,344262295081967</text:p>
          </table:table-cell>
          <table:table-cell table:formula="of:=IF([.E200]=&quot;Comprar&quot;;IF([.D201]&gt;[.D$3];&quot;Vender&quot;;&quot;Comprar&quot;);IF([.D201]&gt;[.C$3];&quot;Comprar&quot;;&quot;Vender&quot;))" office:value-type="string" office:string-value="Vender" calcext:value-type="string">
            <text:p>Vender</text:p>
          </table:table-cell>
          <table:table-cell table:formula="of:=IF(AND([.E200]=&quot;Vender&quot;;[.E201]=&quot;Comprar&quot;);&quot;VENTA&quot;;IF(AND([.E200]=&quot;Comprar&quot;;[.E201]=&quot;Vender&quot;);&quot;COMPRA&quot;;&quot;&quot;))">
            <text:p/>
          </table:table-cell>
          <table:table-cell/>
          <table:table-cell table:formula="of:=[.H200]" office:value-type="float" office:value="5244" calcext:value-type="float">
            <text:p>5244</text:p>
          </table:table-cell>
          <table:table-cell/>
          <table:table-cell table:formula="of:=[.J200]+[.I20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09" calcext:value-type="float">
            <text:p>4,09</text:p>
          </table:table-cell>
          <table:table-cell table:formula="of:=IF([.F201]&lt;&gt;&quot;&quot;;[.B149];IF([.E201]=&quot;Vender&quot;;IF([.B149]&gt;[.C201];[.B149];[.C201]);IF([.B149]&lt;[.C201];[.B149];[.C201])))" office:value-type="float" office:value="3.05" calcext:value-type="float">
            <text:p>3,05</text:p>
          </table:table-cell>
          <table:table-cell table:formula="of:=IF([.E201]=&quot;Comprar&quot;;([.B202]-[.C202])/[.C202];([.C202]-[.B202])/[.C202])" office:value-type="float" office:value="-0.340983606557377" calcext:value-type="float">
            <text:p>-0,340983606557377</text:p>
          </table:table-cell>
          <table:table-cell table:formula="of:=IF([.E201]=&quot;Comprar&quot;;IF([.D202]&gt;[.D$3];&quot;Vender&quot;;&quot;Comprar&quot;);IF([.D202]&gt;[.C$3];&quot;Comprar&quot;;&quot;Vender&quot;))" office:value-type="string" office:string-value="Vender" calcext:value-type="string">
            <text:p>Vender</text:p>
          </table:table-cell>
          <table:table-cell table:formula="of:=IF(AND([.E201]=&quot;Vender&quot;;[.E202]=&quot;Comprar&quot;);&quot;VENTA&quot;;IF(AND([.E201]=&quot;Comprar&quot;;[.E202]=&quot;Vender&quot;);&quot;COMPRA&quot;;&quot;&quot;))">
            <text:p/>
          </table:table-cell>
          <table:table-cell/>
          <table:table-cell table:formula="of:=[.H201]" office:value-type="float" office:value="5244" calcext:value-type="float">
            <text:p>5244</text:p>
          </table:table-cell>
          <table:table-cell/>
          <table:table-cell table:formula="of:=[.J201]+[.I20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135" calcext:value-type="float">
            <text:p>4,135</text:p>
          </table:table-cell>
          <table:table-cell table:formula="of:=IF([.F202]&lt;&gt;&quot;&quot;;[.B150];IF([.E202]=&quot;Vender&quot;;IF([.B150]&gt;[.C202];[.B150];[.C202]);IF([.B150]&lt;[.C202];[.B150];[.C202])))" office:value-type="float" office:value="3.05" calcext:value-type="float">
            <text:p>3,05</text:p>
          </table:table-cell>
          <table:table-cell table:formula="of:=IF([.E202]=&quot;Comprar&quot;;([.B203]-[.C203])/[.C203];([.C203]-[.B203])/[.C203])" office:value-type="float" office:value="-0.355737704918033" calcext:value-type="float">
            <text:p>-0,355737704918033</text:p>
          </table:table-cell>
          <table:table-cell table:formula="of:=IF([.E202]=&quot;Comprar&quot;;IF([.D203]&gt;[.D$3];&quot;Vender&quot;;&quot;Comprar&quot;);IF([.D203]&gt;[.C$3];&quot;Comprar&quot;;&quot;Vender&quot;))" office:value-type="string" office:string-value="Vender" calcext:value-type="string">
            <text:p>Vender</text:p>
          </table:table-cell>
          <table:table-cell table:formula="of:=IF(AND([.E202]=&quot;Vender&quot;;[.E203]=&quot;Comprar&quot;);&quot;VENTA&quot;;IF(AND([.E202]=&quot;Comprar&quot;;[.E203]=&quot;Vender&quot;);&quot;COMPRA&quot;;&quot;&quot;))">
            <text:p/>
          </table:table-cell>
          <table:table-cell/>
          <table:table-cell table:formula="of:=[.H202]" office:value-type="float" office:value="5244" calcext:value-type="float">
            <text:p>5244</text:p>
          </table:table-cell>
          <table:table-cell/>
          <table:table-cell table:formula="of:=[.J202]+[.I20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145" calcext:value-type="float">
            <text:p>4,145</text:p>
          </table:table-cell>
          <table:table-cell table:formula="of:=IF([.F203]&lt;&gt;&quot;&quot;;[.B151];IF([.E203]=&quot;Vender&quot;;IF([.B151]&gt;[.C203];[.B151];[.C203]);IF([.B151]&lt;[.C203];[.B151];[.C203])))" office:value-type="float" office:value="3.05" calcext:value-type="float">
            <text:p>3,05</text:p>
          </table:table-cell>
          <table:table-cell table:formula="of:=IF([.E203]=&quot;Comprar&quot;;([.B204]-[.C204])/[.C204];([.C204]-[.B204])/[.C204])" office:value-type="float" office:value="-0.359016393442623" calcext:value-type="float">
            <text:p>-0,359016393442623</text:p>
          </table:table-cell>
          <table:table-cell table:formula="of:=IF([.E203]=&quot;Comprar&quot;;IF([.D204]&gt;[.D$3];&quot;Vender&quot;;&quot;Comprar&quot;);IF([.D204]&gt;[.C$3];&quot;Comprar&quot;;&quot;Vender&quot;))" office:value-type="string" office:string-value="Vender" calcext:value-type="string">
            <text:p>Vender</text:p>
          </table:table-cell>
          <table:table-cell table:formula="of:=IF(AND([.E203]=&quot;Vender&quot;;[.E204]=&quot;Comprar&quot;);&quot;VENTA&quot;;IF(AND([.E203]=&quot;Comprar&quot;;[.E204]=&quot;Vender&quot;);&quot;COMPRA&quot;;&quot;&quot;))">
            <text:p/>
          </table:table-cell>
          <table:table-cell/>
          <table:table-cell table:formula="of:=[.H203]" office:value-type="float" office:value="5244" calcext:value-type="float">
            <text:p>5244</text:p>
          </table:table-cell>
          <table:table-cell/>
          <table:table-cell table:formula="of:=[.J203]+[.I20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155" calcext:value-type="float">
            <text:p>4,155</text:p>
          </table:table-cell>
          <table:table-cell table:formula="of:=IF([.F204]&lt;&gt;&quot;&quot;;[.B152];IF([.E204]=&quot;Vender&quot;;IF([.B152]&gt;[.C204];[.B152];[.C204]);IF([.B152]&lt;[.C204];[.B152];[.C204])))" office:value-type="float" office:value="3.05" calcext:value-type="float">
            <text:p>3,05</text:p>
          </table:table-cell>
          <table:table-cell table:formula="of:=IF([.E204]=&quot;Comprar&quot;;([.B205]-[.C205])/[.C205];([.C205]-[.B205])/[.C205])" office:value-type="float" office:value="-0.362295081967213" calcext:value-type="float">
            <text:p>-0,362295081967213</text:p>
          </table:table-cell>
          <table:table-cell table:formula="of:=IF([.E204]=&quot;Comprar&quot;;IF([.D205]&gt;[.D$3];&quot;Vender&quot;;&quot;Comprar&quot;);IF([.D205]&gt;[.C$3];&quot;Comprar&quot;;&quot;Vender&quot;))" office:value-type="string" office:string-value="Vender" calcext:value-type="string">
            <text:p>Vender</text:p>
          </table:table-cell>
          <table:table-cell table:formula="of:=IF(AND([.E204]=&quot;Vender&quot;;[.E205]=&quot;Comprar&quot;);&quot;VENTA&quot;;IF(AND([.E204]=&quot;Comprar&quot;;[.E205]=&quot;Vender&quot;);&quot;COMPRA&quot;;&quot;&quot;))">
            <text:p/>
          </table:table-cell>
          <table:table-cell/>
          <table:table-cell table:formula="of:=[.H204]" office:value-type="float" office:value="5244" calcext:value-type="float">
            <text:p>5244</text:p>
          </table:table-cell>
          <table:table-cell/>
          <table:table-cell table:formula="of:=[.J204]+[.I20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99" calcext:value-type="float">
            <text:p>3,99</text:p>
          </table:table-cell>
          <table:table-cell table:formula="of:=IF([.F205]&lt;&gt;&quot;&quot;;[.B153];IF([.E205]=&quot;Vender&quot;;IF([.B153]&gt;[.C205];[.B153];[.C205]);IF([.B153]&lt;[.C205];[.B153];[.C205])))" office:value-type="float" office:value="3.05" calcext:value-type="float">
            <text:p>3,05</text:p>
          </table:table-cell>
          <table:table-cell table:formula="of:=IF([.E205]=&quot;Comprar&quot;;([.B206]-[.C206])/[.C206];([.C206]-[.B206])/[.C206])" office:value-type="float" office:value="-0.308196721311476" calcext:value-type="float">
            <text:p>-0,308196721311476</text:p>
          </table:table-cell>
          <table:table-cell table:formula="of:=IF([.E205]=&quot;Comprar&quot;;IF([.D206]&gt;[.D$3];&quot;Vender&quot;;&quot;Comprar&quot;);IF([.D206]&gt;[.C$3];&quot;Comprar&quot;;&quot;Vender&quot;))" office:value-type="string" office:string-value="Vender" calcext:value-type="string">
            <text:p>Vender</text:p>
          </table:table-cell>
          <table:table-cell table:formula="of:=IF(AND([.E205]=&quot;Vender&quot;;[.E206]=&quot;Comprar&quot;);&quot;VENTA&quot;;IF(AND([.E205]=&quot;Comprar&quot;;[.E206]=&quot;Vender&quot;);&quot;COMPRA&quot;;&quot;&quot;))">
            <text:p/>
          </table:table-cell>
          <table:table-cell/>
          <table:table-cell table:formula="of:=[.H205]" office:value-type="float" office:value="5244" calcext:value-type="float">
            <text:p>5244</text:p>
          </table:table-cell>
          <table:table-cell/>
          <table:table-cell table:formula="of:=[.J205]+[.I20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875" calcext:value-type="float">
            <text:p>3,875</text:p>
          </table:table-cell>
          <table:table-cell table:formula="of:=IF([.F206]&lt;&gt;&quot;&quot;;[.B154];IF([.E206]=&quot;Vender&quot;;IF([.B154]&gt;[.C206];[.B154];[.C206]);IF([.B154]&lt;[.C206];[.B154];[.C206])))" office:value-type="float" office:value="3.115" calcext:value-type="float">
            <text:p>3,115</text:p>
          </table:table-cell>
          <table:table-cell table:formula="of:=IF([.E206]=&quot;Comprar&quot;;([.B207]-[.C207])/[.C207];([.C207]-[.B207])/[.C207])" office:value-type="float" office:value="-0.243980738362761" calcext:value-type="float">
            <text:p>-0,243980738362761</text:p>
          </table:table-cell>
          <table:table-cell table:formula="of:=IF([.E206]=&quot;Comprar&quot;;IF([.D207]&gt;[.D$3];&quot;Vender&quot;;&quot;Comprar&quot;);IF([.D207]&gt;[.C$3];&quot;Comprar&quot;;&quot;Vender&quot;))" office:value-type="string" office:string-value="Vender" calcext:value-type="string">
            <text:p>Vender</text:p>
          </table:table-cell>
          <table:table-cell table:formula="of:=IF(AND([.E206]=&quot;Vender&quot;;[.E207]=&quot;Comprar&quot;);&quot;VENTA&quot;;IF(AND([.E206]=&quot;Comprar&quot;;[.E207]=&quot;Vender&quot;);&quot;COMPRA&quot;;&quot;&quot;))">
            <text:p/>
          </table:table-cell>
          <table:table-cell/>
          <table:table-cell table:formula="of:=[.H206]" office:value-type="float" office:value="5244" calcext:value-type="float">
            <text:p>5244</text:p>
          </table:table-cell>
          <table:table-cell/>
          <table:table-cell table:formula="of:=[.J206]+[.I20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905" calcext:value-type="float">
            <text:p>3,905</text:p>
          </table:table-cell>
          <table:table-cell table:formula="of:=IF([.F207]&lt;&gt;&quot;&quot;;[.B155];IF([.E207]=&quot;Vender&quot;;IF([.B155]&gt;[.C207];[.B155];[.C207]);IF([.B155]&lt;[.C207];[.B155];[.C207])))" office:value-type="float" office:value="3.115" calcext:value-type="float">
            <text:p>3,115</text:p>
          </table:table-cell>
          <table:table-cell table:formula="of:=IF([.E207]=&quot;Comprar&quot;;([.B208]-[.C208])/[.C208];([.C208]-[.B208])/[.C208])" office:value-type="float" office:value="-0.253611556982343" calcext:value-type="float">
            <text:p>-0,253611556982343</text:p>
          </table:table-cell>
          <table:table-cell table:formula="of:=IF([.E207]=&quot;Comprar&quot;;IF([.D208]&gt;[.D$3];&quot;Vender&quot;;&quot;Comprar&quot;);IF([.D208]&gt;[.C$3];&quot;Comprar&quot;;&quot;Vender&quot;))" office:value-type="string" office:string-value="Vender" calcext:value-type="string">
            <text:p>Vender</text:p>
          </table:table-cell>
          <table:table-cell table:formula="of:=IF(AND([.E207]=&quot;Vender&quot;;[.E208]=&quot;Comprar&quot;);&quot;VENTA&quot;;IF(AND([.E207]=&quot;Comprar&quot;;[.E208]=&quot;Vender&quot;);&quot;COMPRA&quot;;&quot;&quot;))">
            <text:p/>
          </table:table-cell>
          <table:table-cell/>
          <table:table-cell table:formula="of:=[.H207]" office:value-type="float" office:value="5244" calcext:value-type="float">
            <text:p>5244</text:p>
          </table:table-cell>
          <table:table-cell/>
          <table:table-cell table:formula="of:=[.J207]+[.I20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845" calcext:value-type="float">
            <text:p>3,845</text:p>
          </table:table-cell>
          <table:table-cell table:formula="of:=IF([.F208]&lt;&gt;&quot;&quot;;[.B156];IF([.E208]=&quot;Vender&quot;;IF([.B156]&gt;[.C208];[.B156];[.C208]);IF([.B156]&lt;[.C208];[.B156];[.C208])))" office:value-type="float" office:value="3.115" calcext:value-type="float">
            <text:p>3,115</text:p>
          </table:table-cell>
          <table:table-cell table:formula="of:=IF([.E208]=&quot;Comprar&quot;;([.B209]-[.C209])/[.C209];([.C209]-[.B209])/[.C209])" office:value-type="float" office:value="-0.234349919743178" calcext:value-type="float">
            <text:p>-0,234349919743178</text:p>
          </table:table-cell>
          <table:table-cell table:formula="of:=IF([.E208]=&quot;Comprar&quot;;IF([.D209]&gt;[.D$3];&quot;Vender&quot;;&quot;Comprar&quot;);IF([.D209]&gt;[.C$3];&quot;Comprar&quot;;&quot;Vender&quot;))" office:value-type="string" office:string-value="Vender" calcext:value-type="string">
            <text:p>Vender</text:p>
          </table:table-cell>
          <table:table-cell table:formula="of:=IF(AND([.E208]=&quot;Vender&quot;;[.E209]=&quot;Comprar&quot;);&quot;VENTA&quot;;IF(AND([.E208]=&quot;Comprar&quot;;[.E209]=&quot;Vender&quot;);&quot;COMPRA&quot;;&quot;&quot;))">
            <text:p/>
          </table:table-cell>
          <table:table-cell/>
          <table:table-cell table:formula="of:=[.H208]" office:value-type="float" office:value="5244" calcext:value-type="float">
            <text:p>5244</text:p>
          </table:table-cell>
          <table:table-cell/>
          <table:table-cell table:formula="of:=[.J208]+[.I20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76" calcext:value-type="float">
            <text:p>3,76</text:p>
          </table:table-cell>
          <table:table-cell table:formula="of:=IF([.F209]&lt;&gt;&quot;&quot;;[.B157];IF([.E209]=&quot;Vender&quot;;IF([.B157]&gt;[.C209];[.B157];[.C209]);IF([.B157]&lt;[.C209];[.B157];[.C209])))" office:value-type="float" office:value="3.115" calcext:value-type="float">
            <text:p>3,115</text:p>
          </table:table-cell>
          <table:table-cell table:formula="of:=IF([.E209]=&quot;Comprar&quot;;([.B210]-[.C210])/[.C210];([.C210]-[.B210])/[.C210])" office:value-type="float" office:value="-0.207062600321027" calcext:value-type="float">
            <text:p>-0,207062600321027</text:p>
          </table:table-cell>
          <table:table-cell table:formula="of:=IF([.E209]=&quot;Comprar&quot;;IF([.D210]&gt;[.D$3];&quot;Vender&quot;;&quot;Comprar&quot;);IF([.D210]&gt;[.C$3];&quot;Comprar&quot;;&quot;Vender&quot;))" office:value-type="string" office:string-value="Vender" calcext:value-type="string">
            <text:p>Vender</text:p>
          </table:table-cell>
          <table:table-cell table:formula="of:=IF(AND([.E209]=&quot;Vender&quot;;[.E210]=&quot;Comprar&quot;);&quot;VENTA&quot;;IF(AND([.E209]=&quot;Comprar&quot;;[.E210]=&quot;Vender&quot;);&quot;COMPRA&quot;;&quot;&quot;))">
            <text:p/>
          </table:table-cell>
          <table:table-cell/>
          <table:table-cell table:formula="of:=[.H209]" office:value-type="float" office:value="5244" calcext:value-type="float">
            <text:p>5244</text:p>
          </table:table-cell>
          <table:table-cell/>
          <table:table-cell table:formula="of:=[.J209]+[.I21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885" calcext:value-type="float">
            <text:p>3,885</text:p>
          </table:table-cell>
          <table:table-cell table:formula="of:=IF([.F210]&lt;&gt;&quot;&quot;;[.B158];IF([.E210]=&quot;Vender&quot;;IF([.B158]&gt;[.C210];[.B158];[.C210]);IF([.B158]&lt;[.C210];[.B158];[.C210])))" office:value-type="float" office:value="3.115" calcext:value-type="float">
            <text:p>3,115</text:p>
          </table:table-cell>
          <table:table-cell table:formula="of:=IF([.E210]=&quot;Comprar&quot;;([.B211]-[.C211])/[.C211];([.C211]-[.B211])/[.C211])" office:value-type="float" office:value="-0.247191011235955" calcext:value-type="float">
            <text:p>-0,247191011235955</text:p>
          </table:table-cell>
          <table:table-cell table:formula="of:=IF([.E210]=&quot;Comprar&quot;;IF([.D211]&gt;[.D$3];&quot;Vender&quot;;&quot;Comprar&quot;);IF([.D211]&gt;[.C$3];&quot;Comprar&quot;;&quot;Vender&quot;))" office:value-type="string" office:string-value="Vender" calcext:value-type="string">
            <text:p>Vender</text:p>
          </table:table-cell>
          <table:table-cell table:formula="of:=IF(AND([.E210]=&quot;Vender&quot;;[.E211]=&quot;Comprar&quot;);&quot;VENTA&quot;;IF(AND([.E210]=&quot;Comprar&quot;;[.E211]=&quot;Vender&quot;);&quot;COMPRA&quot;;&quot;&quot;))">
            <text:p/>
          </table:table-cell>
          <table:table-cell/>
          <table:table-cell table:formula="of:=[.H210]" office:value-type="float" office:value="5244" calcext:value-type="float">
            <text:p>5244</text:p>
          </table:table-cell>
          <table:table-cell/>
          <table:table-cell table:formula="of:=[.J210]+[.I21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94" calcext:value-type="float">
            <text:p>3,94</text:p>
          </table:table-cell>
          <table:table-cell table:formula="of:=IF([.F211]&lt;&gt;&quot;&quot;;[.B159];IF([.E211]=&quot;Vender&quot;;IF([.B159]&gt;[.C211];[.B159];[.C211]);IF([.B159]&lt;[.C211];[.B159];[.C211])))" office:value-type="float" office:value="3.115" calcext:value-type="float">
            <text:p>3,115</text:p>
          </table:table-cell>
          <table:table-cell table:formula="of:=IF([.E211]=&quot;Comprar&quot;;([.B212]-[.C212])/[.C212];([.C212]-[.B212])/[.C212])" office:value-type="float" office:value="-0.264847512038523" calcext:value-type="float">
            <text:p>-0,264847512038523</text:p>
          </table:table-cell>
          <table:table-cell table:formula="of:=IF([.E211]=&quot;Comprar&quot;;IF([.D212]&gt;[.D$3];&quot;Vender&quot;;&quot;Comprar&quot;);IF([.D212]&gt;[.C$3];&quot;Comprar&quot;;&quot;Vender&quot;))" office:value-type="string" office:string-value="Vender" calcext:value-type="string">
            <text:p>Vender</text:p>
          </table:table-cell>
          <table:table-cell table:formula="of:=IF(AND([.E211]=&quot;Vender&quot;;[.E212]=&quot;Comprar&quot;);&quot;VENTA&quot;;IF(AND([.E211]=&quot;Comprar&quot;;[.E212]=&quot;Vender&quot;);&quot;COMPRA&quot;;&quot;&quot;))">
            <text:p/>
          </table:table-cell>
          <table:table-cell/>
          <table:table-cell table:formula="of:=[.H211]" office:value-type="float" office:value="5244" calcext:value-type="float">
            <text:p>5244</text:p>
          </table:table-cell>
          <table:table-cell/>
          <table:table-cell table:formula="of:=[.J211]+[.I21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855" calcext:value-type="float">
            <text:p>3,855</text:p>
          </table:table-cell>
          <table:table-cell table:formula="of:=IF([.F212]&lt;&gt;&quot;&quot;;[.B160];IF([.E212]=&quot;Vender&quot;;IF([.B160]&gt;[.C212];[.B160];[.C212]);IF([.B160]&lt;[.C212];[.B160];[.C212])))" office:value-type="float" office:value="3.115" calcext:value-type="float">
            <text:p>3,115</text:p>
          </table:table-cell>
          <table:table-cell table:formula="of:=IF([.E212]=&quot;Comprar&quot;;([.B213]-[.C213])/[.C213];([.C213]-[.B213])/[.C213])" office:value-type="float" office:value="-0.237560192616372" calcext:value-type="float">
            <text:p>-0,237560192616372</text:p>
          </table:table-cell>
          <table:table-cell table:formula="of:=IF([.E212]=&quot;Comprar&quot;;IF([.D213]&gt;[.D$3];&quot;Vender&quot;;&quot;Comprar&quot;);IF([.D213]&gt;[.C$3];&quot;Comprar&quot;;&quot;Vender&quot;))" office:value-type="string" office:string-value="Vender" calcext:value-type="string">
            <text:p>Vender</text:p>
          </table:table-cell>
          <table:table-cell table:formula="of:=IF(AND([.E212]=&quot;Vender&quot;;[.E213]=&quot;Comprar&quot;);&quot;VENTA&quot;;IF(AND([.E212]=&quot;Comprar&quot;;[.E213]=&quot;Vender&quot;);&quot;COMPRA&quot;;&quot;&quot;))">
            <text:p/>
          </table:table-cell>
          <table:table-cell/>
          <table:table-cell table:formula="of:=[.H212]" office:value-type="float" office:value="5244" calcext:value-type="float">
            <text:p>5244</text:p>
          </table:table-cell>
          <table:table-cell/>
          <table:table-cell table:formula="of:=[.J212]+[.I21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94" calcext:value-type="float">
            <text:p>3,94</text:p>
          </table:table-cell>
          <table:table-cell table:formula="of:=IF([.F213]&lt;&gt;&quot;&quot;;[.B161];IF([.E213]=&quot;Vender&quot;;IF([.B161]&gt;[.C213];[.B161];[.C213]);IF([.B161]&lt;[.C213];[.B161];[.C213])))" office:value-type="float" office:value="3.115" calcext:value-type="float">
            <text:p>3,115</text:p>
          </table:table-cell>
          <table:table-cell table:formula="of:=IF([.E213]=&quot;Comprar&quot;;([.B214]-[.C214])/[.C214];([.C214]-[.B214])/[.C214])" office:value-type="float" office:value="-0.264847512038523" calcext:value-type="float">
            <text:p>-0,264847512038523</text:p>
          </table:table-cell>
          <table:table-cell table:formula="of:=IF([.E213]=&quot;Comprar&quot;;IF([.D214]&gt;[.D$3];&quot;Vender&quot;;&quot;Comprar&quot;);IF([.D214]&gt;[.C$3];&quot;Comprar&quot;;&quot;Vender&quot;))" office:value-type="string" office:string-value="Vender" calcext:value-type="string">
            <text:p>Vender</text:p>
          </table:table-cell>
          <table:table-cell table:formula="of:=IF(AND([.E213]=&quot;Vender&quot;;[.E214]=&quot;Comprar&quot;);&quot;VENTA&quot;;IF(AND([.E213]=&quot;Comprar&quot;;[.E214]=&quot;Vender&quot;);&quot;COMPRA&quot;;&quot;&quot;))">
            <text:p/>
          </table:table-cell>
          <table:table-cell/>
          <table:table-cell table:formula="of:=[.H213]" office:value-type="float" office:value="5244" calcext:value-type="float">
            <text:p>5244</text:p>
          </table:table-cell>
          <table:table-cell/>
          <table:table-cell table:formula="of:=[.J213]+[.I21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65" calcext:value-type="float">
            <text:p>3,965</text:p>
          </table:table-cell>
          <table:table-cell table:formula="of:=IF([.F214]&lt;&gt;&quot;&quot;;[.B162];IF([.E214]=&quot;Vender&quot;;IF([.B162]&gt;[.C214];[.B162];[.C214]);IF([.B162]&lt;[.C214];[.B162];[.C214])))" office:value-type="float" office:value="3.115" calcext:value-type="float">
            <text:p>3,115</text:p>
          </table:table-cell>
          <table:table-cell table:formula="of:=IF([.E214]=&quot;Comprar&quot;;([.B215]-[.C215])/[.C215];([.C215]-[.B215])/[.C215])" office:value-type="float" office:value="-0.272873194221509" calcext:value-type="float">
            <text:p>-0,272873194221509</text:p>
          </table:table-cell>
          <table:table-cell table:formula="of:=IF([.E214]=&quot;Comprar&quot;;IF([.D215]&gt;[.D$3];&quot;Vender&quot;;&quot;Comprar&quot;);IF([.D215]&gt;[.C$3];&quot;Comprar&quot;;&quot;Vender&quot;))" office:value-type="string" office:string-value="Vender" calcext:value-type="string">
            <text:p>Vender</text:p>
          </table:table-cell>
          <table:table-cell table:formula="of:=IF(AND([.E214]=&quot;Vender&quot;;[.E215]=&quot;Comprar&quot;);&quot;VENTA&quot;;IF(AND([.E214]=&quot;Comprar&quot;;[.E215]=&quot;Vender&quot;);&quot;COMPRA&quot;;&quot;&quot;))">
            <text:p/>
          </table:table-cell>
          <table:table-cell/>
          <table:table-cell table:formula="of:=[.H214]" office:value-type="float" office:value="5244" calcext:value-type="float">
            <text:p>5244</text:p>
          </table:table-cell>
          <table:table-cell/>
          <table:table-cell table:formula="of:=[.J214]+[.I21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97" calcext:value-type="float">
            <text:p>3,97</text:p>
          </table:table-cell>
          <table:table-cell table:formula="of:=IF([.F215]&lt;&gt;&quot;&quot;;[.B163];IF([.E215]=&quot;Vender&quot;;IF([.B163]&gt;[.C215];[.B163];[.C215]);IF([.B163]&lt;[.C215];[.B163];[.C215])))" office:value-type="float" office:value="3.115" calcext:value-type="float">
            <text:p>3,115</text:p>
          </table:table-cell>
          <table:table-cell table:formula="of:=IF([.E215]=&quot;Comprar&quot;;([.B216]-[.C216])/[.C216];([.C216]-[.B216])/[.C216])" office:value-type="float" office:value="-0.274478330658106" calcext:value-type="float">
            <text:p>-0,274478330658106</text:p>
          </table:table-cell>
          <table:table-cell table:formula="of:=IF([.E215]=&quot;Comprar&quot;;IF([.D216]&gt;[.D$3];&quot;Vender&quot;;&quot;Comprar&quot;);IF([.D216]&gt;[.C$3];&quot;Comprar&quot;;&quot;Vender&quot;))" office:value-type="string" office:string-value="Vender" calcext:value-type="string">
            <text:p>Vender</text:p>
          </table:table-cell>
          <table:table-cell table:formula="of:=IF(AND([.E215]=&quot;Vender&quot;;[.E216]=&quot;Comprar&quot;);&quot;VENTA&quot;;IF(AND([.E215]=&quot;Comprar&quot;;[.E216]=&quot;Vender&quot;);&quot;COMPRA&quot;;&quot;&quot;))">
            <text:p/>
          </table:table-cell>
          <table:table-cell/>
          <table:table-cell table:formula="of:=[.H215]" office:value-type="float" office:value="5244" calcext:value-type="float">
            <text:p>5244</text:p>
          </table:table-cell>
          <table:table-cell/>
          <table:table-cell table:formula="of:=[.J215]+[.I21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035" calcext:value-type="float">
            <text:p>4,035</text:p>
          </table:table-cell>
          <table:table-cell table:formula="of:=IF([.F216]&lt;&gt;&quot;&quot;;[.B164];IF([.E216]=&quot;Vender&quot;;IF([.B164]&gt;[.C216];[.B164];[.C216]);IF([.B164]&lt;[.C216];[.B164];[.C216])))" office:value-type="float" office:value="3.115" calcext:value-type="float">
            <text:p>3,115</text:p>
          </table:table-cell>
          <table:table-cell table:formula="of:=IF([.E216]=&quot;Comprar&quot;;([.B217]-[.C217])/[.C217];([.C217]-[.B217])/[.C217])" office:value-type="float" office:value="-0.295345104333868" calcext:value-type="float">
            <text:p>-0,295345104333868</text:p>
          </table:table-cell>
          <table:table-cell table:formula="of:=IF([.E216]=&quot;Comprar&quot;;IF([.D217]&gt;[.D$3];&quot;Vender&quot;;&quot;Comprar&quot;);IF([.D217]&gt;[.C$3];&quot;Comprar&quot;;&quot;Vender&quot;))" office:value-type="string" office:string-value="Vender" calcext:value-type="string">
            <text:p>Vender</text:p>
          </table:table-cell>
          <table:table-cell table:formula="of:=IF(AND([.E216]=&quot;Vender&quot;;[.E217]=&quot;Comprar&quot;);&quot;VENTA&quot;;IF(AND([.E216]=&quot;Comprar&quot;;[.E217]=&quot;Vender&quot;);&quot;COMPRA&quot;;&quot;&quot;))">
            <text:p/>
          </table:table-cell>
          <table:table-cell/>
          <table:table-cell table:formula="of:=[.H216]" office:value-type="float" office:value="5244" calcext:value-type="float">
            <text:p>5244</text:p>
          </table:table-cell>
          <table:table-cell/>
          <table:table-cell table:formula="of:=[.J216]+[.I21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945" calcext:value-type="float">
            <text:p>3,945</text:p>
          </table:table-cell>
          <table:table-cell table:formula="of:=IF([.F217]&lt;&gt;&quot;&quot;;[.B165];IF([.E217]=&quot;Vender&quot;;IF([.B165]&gt;[.C217];[.B165];[.C217]);IF([.B165]&lt;[.C217];[.B165];[.C217])))" office:value-type="float" office:value="3.115" calcext:value-type="float">
            <text:p>3,115</text:p>
          </table:table-cell>
          <table:table-cell table:formula="of:=IF([.E217]=&quot;Comprar&quot;;([.B218]-[.C218])/[.C218];([.C218]-[.B218])/[.C218])" office:value-type="float" office:value="-0.26645264847512" calcext:value-type="float">
            <text:p>-0,26645264847512</text:p>
          </table:table-cell>
          <table:table-cell table:formula="of:=IF([.E217]=&quot;Comprar&quot;;IF([.D218]&gt;[.D$3];&quot;Vender&quot;;&quot;Comprar&quot;);IF([.D218]&gt;[.C$3];&quot;Comprar&quot;;&quot;Vender&quot;))" office:value-type="string" office:string-value="Vender" calcext:value-type="string">
            <text:p>Vender</text:p>
          </table:table-cell>
          <table:table-cell table:formula="of:=IF(AND([.E217]=&quot;Vender&quot;;[.E218]=&quot;Comprar&quot;);&quot;VENTA&quot;;IF(AND([.E217]=&quot;Comprar&quot;;[.E218]=&quot;Vender&quot;);&quot;COMPRA&quot;;&quot;&quot;))">
            <text:p/>
          </table:table-cell>
          <table:table-cell/>
          <table:table-cell table:formula="of:=[.H217]" office:value-type="float" office:value="5244" calcext:value-type="float">
            <text:p>5244</text:p>
          </table:table-cell>
          <table:table-cell/>
          <table:table-cell table:formula="of:=[.J217]+[.I21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005" calcext:value-type="float">
            <text:p>4,005</text:p>
          </table:table-cell>
          <table:table-cell table:formula="of:=IF([.F218]&lt;&gt;&quot;&quot;;[.B166];IF([.E218]=&quot;Vender&quot;;IF([.B166]&gt;[.C218];[.B166];[.C218]);IF([.B166]&lt;[.C218];[.B166];[.C218])))" office:value-type="float" office:value="3.115" calcext:value-type="float">
            <text:p>3,115</text:p>
          </table:table-cell>
          <table:table-cell table:formula="of:=IF([.E218]=&quot;Comprar&quot;;([.B219]-[.C219])/[.C219];([.C219]-[.B219])/[.C219])" office:value-type="float" office:value="-0.285714285714286" calcext:value-type="float">
            <text:p>-0,285714285714286</text:p>
          </table:table-cell>
          <table:table-cell table:formula="of:=IF([.E218]=&quot;Comprar&quot;;IF([.D219]&gt;[.D$3];&quot;Vender&quot;;&quot;Comprar&quot;);IF([.D219]&gt;[.C$3];&quot;Comprar&quot;;&quot;Vender&quot;))" office:value-type="string" office:string-value="Vender" calcext:value-type="string">
            <text:p>Vender</text:p>
          </table:table-cell>
          <table:table-cell table:formula="of:=IF(AND([.E218]=&quot;Vender&quot;;[.E219]=&quot;Comprar&quot;);&quot;VENTA&quot;;IF(AND([.E218]=&quot;Comprar&quot;;[.E219]=&quot;Vender&quot;);&quot;COMPRA&quot;;&quot;&quot;))">
            <text:p/>
          </table:table-cell>
          <table:table-cell/>
          <table:table-cell table:formula="of:=[.H218]" office:value-type="float" office:value="5244" calcext:value-type="float">
            <text:p>5244</text:p>
          </table:table-cell>
          <table:table-cell/>
          <table:table-cell table:formula="of:=[.J218]+[.I21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005" calcext:value-type="float">
            <text:p>4,005</text:p>
          </table:table-cell>
          <table:table-cell table:formula="of:=IF([.F219]&lt;&gt;&quot;&quot;;[.B167];IF([.E219]=&quot;Vender&quot;;IF([.B167]&gt;[.C219];[.B167];[.C219]);IF([.B167]&lt;[.C219];[.B167];[.C219])))" office:value-type="float" office:value="3.115" calcext:value-type="float">
            <text:p>3,115</text:p>
          </table:table-cell>
          <table:table-cell table:formula="of:=IF([.E219]=&quot;Comprar&quot;;([.B220]-[.C220])/[.C220];([.C220]-[.B220])/[.C220])" office:value-type="float" office:value="-0.285714285714286" calcext:value-type="float">
            <text:p>-0,285714285714286</text:p>
          </table:table-cell>
          <table:table-cell table:formula="of:=IF([.E219]=&quot;Comprar&quot;;IF([.D220]&gt;[.D$3];&quot;Vender&quot;;&quot;Comprar&quot;);IF([.D220]&gt;[.C$3];&quot;Comprar&quot;;&quot;Vender&quot;))" office:value-type="string" office:string-value="Vender" calcext:value-type="string">
            <text:p>Vender</text:p>
          </table:table-cell>
          <table:table-cell table:formula="of:=IF(AND([.E219]=&quot;Vender&quot;;[.E220]=&quot;Comprar&quot;);&quot;VENTA&quot;;IF(AND([.E219]=&quot;Comprar&quot;;[.E220]=&quot;Vender&quot;);&quot;COMPRA&quot;;&quot;&quot;))">
            <text:p/>
          </table:table-cell>
          <table:table-cell/>
          <table:table-cell table:formula="of:=[.H219]" office:value-type="float" office:value="5244" calcext:value-type="float">
            <text:p>5244</text:p>
          </table:table-cell>
          <table:table-cell/>
          <table:table-cell table:formula="of:=[.J219]+[.I22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975" calcext:value-type="float">
            <text:p>3,975</text:p>
          </table:table-cell>
          <table:table-cell table:formula="of:=IF([.F220]&lt;&gt;&quot;&quot;;[.B168];IF([.E220]=&quot;Vender&quot;;IF([.B168]&gt;[.C220];[.B168];[.C220]);IF([.B168]&lt;[.C220];[.B168];[.C220])))" office:value-type="float" office:value="3.115" calcext:value-type="float">
            <text:p>3,115</text:p>
          </table:table-cell>
          <table:table-cell table:formula="of:=IF([.E220]=&quot;Comprar&quot;;([.B221]-[.C221])/[.C221];([.C221]-[.B221])/[.C221])" office:value-type="float" office:value="-0.276083467094703" calcext:value-type="float">
            <text:p>-0,276083467094703</text:p>
          </table:table-cell>
          <table:table-cell table:formula="of:=IF([.E220]=&quot;Comprar&quot;;IF([.D221]&gt;[.D$3];&quot;Vender&quot;;&quot;Comprar&quot;);IF([.D221]&gt;[.C$3];&quot;Comprar&quot;;&quot;Vender&quot;))" office:value-type="string" office:string-value="Vender" calcext:value-type="string">
            <text:p>Vender</text:p>
          </table:table-cell>
          <table:table-cell table:formula="of:=IF(AND([.E220]=&quot;Vender&quot;;[.E221]=&quot;Comprar&quot;);&quot;VENTA&quot;;IF(AND([.E220]=&quot;Comprar&quot;;[.E221]=&quot;Vender&quot;);&quot;COMPRA&quot;;&quot;&quot;))">
            <text:p/>
          </table:table-cell>
          <table:table-cell/>
          <table:table-cell table:formula="of:=[.H220]" office:value-type="float" office:value="5244" calcext:value-type="float">
            <text:p>5244</text:p>
          </table:table-cell>
          <table:table-cell/>
          <table:table-cell table:formula="of:=[.J220]+[.I22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92" calcext:value-type="float">
            <text:p>3,92</text:p>
          </table:table-cell>
          <table:table-cell table:formula="of:=IF([.F221]&lt;&gt;&quot;&quot;;[.B169];IF([.E221]=&quot;Vender&quot;;IF([.B169]&gt;[.C221];[.B169];[.C221]);IF([.B169]&lt;[.C221];[.B169];[.C221])))" office:value-type="float" office:value="3.12" calcext:value-type="float">
            <text:p>3,12</text:p>
          </table:table-cell>
          <table:table-cell table:formula="of:=IF([.E221]=&quot;Comprar&quot;;([.B222]-[.C222])/[.C222];([.C222]-[.B222])/[.C222])" office:value-type="float" office:value="-0.256410256410256" calcext:value-type="float">
            <text:p>-0,256410256410256</text:p>
          </table:table-cell>
          <table:table-cell table:formula="of:=IF([.E221]=&quot;Comprar&quot;;IF([.D222]&gt;[.D$3];&quot;Vender&quot;;&quot;Comprar&quot;);IF([.D222]&gt;[.C$3];&quot;Comprar&quot;;&quot;Vender&quot;))" office:value-type="string" office:string-value="Vender" calcext:value-type="string">
            <text:p>Vender</text:p>
          </table:table-cell>
          <table:table-cell table:formula="of:=IF(AND([.E221]=&quot;Vender&quot;;[.E222]=&quot;Comprar&quot;);&quot;VENTA&quot;;IF(AND([.E221]=&quot;Comprar&quot;;[.E222]=&quot;Vender&quot;);&quot;COMPRA&quot;;&quot;&quot;))">
            <text:p/>
          </table:table-cell>
          <table:table-cell/>
          <table:table-cell table:formula="of:=[.H221]" office:value-type="float" office:value="5244" calcext:value-type="float">
            <text:p>5244</text:p>
          </table:table-cell>
          <table:table-cell/>
          <table:table-cell table:formula="of:=[.J221]+[.I22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935" calcext:value-type="float">
            <text:p>3,935</text:p>
          </table:table-cell>
          <table:table-cell table:formula="of:=IF([.F222]&lt;&gt;&quot;&quot;;[.B170];IF([.E222]=&quot;Vender&quot;;IF([.B170]&gt;[.C222];[.B170];[.C222]);IF([.B170]&lt;[.C222];[.B170];[.C222])))" office:value-type="float" office:value="3.33" calcext:value-type="float">
            <text:p>3,33</text:p>
          </table:table-cell>
          <table:table-cell table:formula="of:=IF([.E222]=&quot;Comprar&quot;;([.B223]-[.C223])/[.C223];([.C223]-[.B223])/[.C223])" office:value-type="float" office:value="-0.181681681681682" calcext:value-type="float">
            <text:p>-0,181681681681682</text:p>
          </table:table-cell>
          <table:table-cell table:formula="of:=IF([.E222]=&quot;Comprar&quot;;IF([.D223]&gt;[.D$3];&quot;Vender&quot;;&quot;Comprar&quot;);IF([.D223]&gt;[.C$3];&quot;Comprar&quot;;&quot;Vender&quot;))" office:value-type="string" office:string-value="Vender" calcext:value-type="string">
            <text:p>Vender</text:p>
          </table:table-cell>
          <table:table-cell table:formula="of:=IF(AND([.E222]=&quot;Vender&quot;;[.E223]=&quot;Comprar&quot;);&quot;VENTA&quot;;IF(AND([.E222]=&quot;Comprar&quot;;[.E223]=&quot;Vender&quot;);&quot;COMPRA&quot;;&quot;&quot;))">
            <text:p/>
          </table:table-cell>
          <table:table-cell/>
          <table:table-cell table:formula="of:=[.H222]" office:value-type="float" office:value="5244" calcext:value-type="float">
            <text:p>5244</text:p>
          </table:table-cell>
          <table:table-cell/>
          <table:table-cell table:formula="of:=[.J222]+[.I22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915" calcext:value-type="float">
            <text:p>3,915</text:p>
          </table:table-cell>
          <table:table-cell table:formula="of:=IF([.F223]&lt;&gt;&quot;&quot;;[.B171];IF([.E223]=&quot;Vender&quot;;IF([.B171]&gt;[.C223];[.B171];[.C223]);IF([.B171]&lt;[.C223];[.B171];[.C223])))" office:value-type="float" office:value="3.33" calcext:value-type="float">
            <text:p>3,33</text:p>
          </table:table-cell>
          <table:table-cell table:formula="of:=IF([.E223]=&quot;Comprar&quot;;([.B224]-[.C224])/[.C224];([.C224]-[.B224])/[.C224])" office:value-type="float" office:value="-0.175675675675676" calcext:value-type="float">
            <text:p>-0,175675675675676</text:p>
          </table:table-cell>
          <table:table-cell table:formula="of:=IF([.E223]=&quot;Comprar&quot;;IF([.D224]&gt;[.D$3];&quot;Vender&quot;;&quot;Comprar&quot;);IF([.D224]&gt;[.C$3];&quot;Comprar&quot;;&quot;Vender&quot;))" office:value-type="string" office:string-value="Vender" calcext:value-type="string">
            <text:p>Vender</text:p>
          </table:table-cell>
          <table:table-cell table:formula="of:=IF(AND([.E223]=&quot;Vender&quot;;[.E224]=&quot;Comprar&quot;);&quot;VENTA&quot;;IF(AND([.E223]=&quot;Comprar&quot;;[.E224]=&quot;Vender&quot;);&quot;COMPRA&quot;;&quot;&quot;))">
            <text:p/>
          </table:table-cell>
          <table:table-cell/>
          <table:table-cell table:formula="of:=[.H223]" office:value-type="float" office:value="5244" calcext:value-type="float">
            <text:p>5244</text:p>
          </table:table-cell>
          <table:table-cell/>
          <table:table-cell table:formula="of:=[.J223]+[.I22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86" calcext:value-type="float">
            <text:p>3,86</text:p>
          </table:table-cell>
          <table:table-cell table:formula="of:=IF([.F224]&lt;&gt;&quot;&quot;;[.B172];IF([.E224]=&quot;Vender&quot;;IF([.B172]&gt;[.C224];[.B172];[.C224]);IF([.B172]&lt;[.C224];[.B172];[.C224])))" office:value-type="float" office:value="3.375" calcext:value-type="float">
            <text:p>3,375</text:p>
          </table:table-cell>
          <table:table-cell table:formula="of:=IF([.E224]=&quot;Comprar&quot;;([.B225]-[.C225])/[.C225];([.C225]-[.B225])/[.C225])" office:value-type="float" office:value="-0.143703703703704" calcext:value-type="float">
            <text:p>-0,143703703703704</text:p>
          </table:table-cell>
          <table:table-cell table:formula="of:=IF([.E224]=&quot;Comprar&quot;;IF([.D225]&gt;[.D$3];&quot;Vender&quot;;&quot;Comprar&quot;);IF([.D225]&gt;[.C$3];&quot;Comprar&quot;;&quot;Vender&quot;))" office:value-type="string" office:string-value="Vender" calcext:value-type="string">
            <text:p>Vender</text:p>
          </table:table-cell>
          <table:table-cell table:formula="of:=IF(AND([.E224]=&quot;Vender&quot;;[.E225]=&quot;Comprar&quot;);&quot;VENTA&quot;;IF(AND([.E224]=&quot;Comprar&quot;;[.E225]=&quot;Vender&quot;);&quot;COMPRA&quot;;&quot;&quot;))">
            <text:p/>
          </table:table-cell>
          <table:table-cell/>
          <table:table-cell table:formula="of:=[.H224]" office:value-type="float" office:value="5244" calcext:value-type="float">
            <text:p>5244</text:p>
          </table:table-cell>
          <table:table-cell/>
          <table:table-cell table:formula="of:=[.J224]+[.I22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86" calcext:value-type="float">
            <text:p>3,86</text:p>
          </table:table-cell>
          <table:table-cell table:formula="of:=IF([.F225]&lt;&gt;&quot;&quot;;[.B173];IF([.E225]=&quot;Vender&quot;;IF([.B173]&gt;[.C225];[.B173];[.C225]);IF([.B173]&lt;[.C225];[.B173];[.C225])))" office:value-type="float" office:value="3.375" calcext:value-type="float">
            <text:p>3,375</text:p>
          </table:table-cell>
          <table:table-cell table:formula="of:=IF([.E225]=&quot;Comprar&quot;;([.B226]-[.C226])/[.C226];([.C226]-[.B226])/[.C226])" office:value-type="float" office:value="-0.143703703703704" calcext:value-type="float">
            <text:p>-0,143703703703704</text:p>
          </table:table-cell>
          <table:table-cell table:formula="of:=IF([.E225]=&quot;Comprar&quot;;IF([.D226]&gt;[.D$3];&quot;Vender&quot;;&quot;Comprar&quot;);IF([.D226]&gt;[.C$3];&quot;Comprar&quot;;&quot;Vender&quot;))" office:value-type="string" office:string-value="Vender" calcext:value-type="string">
            <text:p>Vender</text:p>
          </table:table-cell>
          <table:table-cell table:formula="of:=IF(AND([.E225]=&quot;Vender&quot;;[.E226]=&quot;Comprar&quot;);&quot;VENTA&quot;;IF(AND([.E225]=&quot;Comprar&quot;;[.E226]=&quot;Vender&quot;);&quot;COMPRA&quot;;&quot;&quot;))">
            <text:p/>
          </table:table-cell>
          <table:table-cell/>
          <table:table-cell table:formula="of:=[.H225]" office:value-type="float" office:value="5244" calcext:value-type="float">
            <text:p>5244</text:p>
          </table:table-cell>
          <table:table-cell/>
          <table:table-cell table:formula="of:=[.J225]+[.I22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765" calcext:value-type="float">
            <text:p>3,765</text:p>
          </table:table-cell>
          <table:table-cell table:formula="of:=IF([.F226]&lt;&gt;&quot;&quot;;[.B174];IF([.E226]=&quot;Vender&quot;;IF([.B174]&gt;[.C226];[.B174];[.C226]);IF([.B174]&lt;[.C226];[.B174];[.C226])))" office:value-type="float" office:value="3.375" calcext:value-type="float">
            <text:p>3,375</text:p>
          </table:table-cell>
          <table:table-cell table:formula="of:=IF([.E226]=&quot;Comprar&quot;;([.B227]-[.C227])/[.C227];([.C227]-[.B227])/[.C227])" office:value-type="float" office:value="-0.115555555555556" calcext:value-type="float">
            <text:p>-0,115555555555556</text:p>
          </table:table-cell>
          <table:table-cell table:formula="of:=IF([.E226]=&quot;Comprar&quot;;IF([.D227]&gt;[.D$3];&quot;Vender&quot;;&quot;Comprar&quot;);IF([.D227]&gt;[.C$3];&quot;Comprar&quot;;&quot;Vender&quot;))" office:value-type="string" office:string-value="Vender" calcext:value-type="string">
            <text:p>Vender</text:p>
          </table:table-cell>
          <table:table-cell table:formula="of:=IF(AND([.E226]=&quot;Vender&quot;;[.E227]=&quot;Comprar&quot;);&quot;VENTA&quot;;IF(AND([.E226]=&quot;Comprar&quot;;[.E227]=&quot;Vender&quot;);&quot;COMPRA&quot;;&quot;&quot;))">
            <text:p/>
          </table:table-cell>
          <table:table-cell/>
          <table:table-cell table:formula="of:=[.H226]" office:value-type="float" office:value="5244" calcext:value-type="float">
            <text:p>5244</text:p>
          </table:table-cell>
          <table:table-cell/>
          <table:table-cell table:formula="of:=[.J226]+[.I22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84" calcext:value-type="float">
            <text:p>3,84</text:p>
          </table:table-cell>
          <table:table-cell table:formula="of:=IF([.F227]&lt;&gt;&quot;&quot;;[.B175];IF([.E227]=&quot;Vender&quot;;IF([.B175]&gt;[.C227];[.B175];[.C227]);IF([.B175]&lt;[.C227];[.B175];[.C227])))" office:value-type="float" office:value="3.375" calcext:value-type="float">
            <text:p>3,375</text:p>
          </table:table-cell>
          <table:table-cell table:formula="of:=IF([.E227]=&quot;Comprar&quot;;([.B228]-[.C228])/[.C228];([.C228]-[.B228])/[.C228])" office:value-type="float" office:value="-0.137777777777778" calcext:value-type="float">
            <text:p>-0,137777777777778</text:p>
          </table:table-cell>
          <table:table-cell table:formula="of:=IF([.E227]=&quot;Comprar&quot;;IF([.D228]&gt;[.D$3];&quot;Vender&quot;;&quot;Comprar&quot;);IF([.D228]&gt;[.C$3];&quot;Comprar&quot;;&quot;Vender&quot;))" office:value-type="string" office:string-value="Vender" calcext:value-type="string">
            <text:p>Vender</text:p>
          </table:table-cell>
          <table:table-cell table:formula="of:=IF(AND([.E227]=&quot;Vender&quot;;[.E228]=&quot;Comprar&quot;);&quot;VENTA&quot;;IF(AND([.E227]=&quot;Comprar&quot;;[.E228]=&quot;Vender&quot;);&quot;COMPRA&quot;;&quot;&quot;))">
            <text:p/>
          </table:table-cell>
          <table:table-cell/>
          <table:table-cell table:formula="of:=[.H227]" office:value-type="float" office:value="5244" calcext:value-type="float">
            <text:p>5244</text:p>
          </table:table-cell>
          <table:table-cell/>
          <table:table-cell table:formula="of:=[.J227]+[.I22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995" calcext:value-type="float">
            <text:p>3,995</text:p>
          </table:table-cell>
          <table:table-cell table:formula="of:=IF([.F228]&lt;&gt;&quot;&quot;;[.B176];IF([.E228]=&quot;Vender&quot;;IF([.B176]&gt;[.C228];[.B176];[.C228]);IF([.B176]&lt;[.C228];[.B176];[.C228])))" office:value-type="float" office:value="3.375" calcext:value-type="float">
            <text:p>3,375</text:p>
          </table:table-cell>
          <table:table-cell table:formula="of:=IF([.E228]=&quot;Comprar&quot;;([.B229]-[.C229])/[.C229];([.C229]-[.B229])/[.C229])" office:value-type="float" office:value="-0.183703703703704" calcext:value-type="float">
            <text:p>-0,183703703703704</text:p>
          </table:table-cell>
          <table:table-cell table:formula="of:=IF([.E228]=&quot;Comprar&quot;;IF([.D229]&gt;[.D$3];&quot;Vender&quot;;&quot;Comprar&quot;);IF([.D229]&gt;[.C$3];&quot;Comprar&quot;;&quot;Vender&quot;))" office:value-type="string" office:string-value="Vender" calcext:value-type="string">
            <text:p>Vender</text:p>
          </table:table-cell>
          <table:table-cell table:formula="of:=IF(AND([.E228]=&quot;Vender&quot;;[.E229]=&quot;Comprar&quot;);&quot;VENTA&quot;;IF(AND([.E228]=&quot;Comprar&quot;;[.E229]=&quot;Vender&quot;);&quot;COMPRA&quot;;&quot;&quot;))">
            <text:p/>
          </table:table-cell>
          <table:table-cell/>
          <table:table-cell table:formula="of:=[.H228]" office:value-type="float" office:value="5244" calcext:value-type="float">
            <text:p>5244</text:p>
          </table:table-cell>
          <table:table-cell/>
          <table:table-cell table:formula="of:=[.J228]+[.I22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915" calcext:value-type="float">
            <text:p>3,915</text:p>
          </table:table-cell>
          <table:table-cell table:formula="of:=IF([.F229]&lt;&gt;&quot;&quot;;[.B177];IF([.E229]=&quot;Vender&quot;;IF([.B177]&gt;[.C229];[.B177];[.C229]);IF([.B177]&lt;[.C229];[.B177];[.C229])))" office:value-type="float" office:value="3.375" calcext:value-type="float">
            <text:p>3,375</text:p>
          </table:table-cell>
          <table:table-cell table:formula="of:=IF([.E229]=&quot;Comprar&quot;;([.B230]-[.C230])/[.C230];([.C230]-[.B230])/[.C230])" office:value-type="float" office:value="-0.16" calcext:value-type="float">
            <text:p>-0,16</text:p>
          </table:table-cell>
          <table:table-cell table:formula="of:=IF([.E229]=&quot;Comprar&quot;;IF([.D230]&gt;[.D$3];&quot;Vender&quot;;&quot;Comprar&quot;);IF([.D230]&gt;[.C$3];&quot;Comprar&quot;;&quot;Vender&quot;))" office:value-type="string" office:string-value="Vender" calcext:value-type="string">
            <text:p>Vender</text:p>
          </table:table-cell>
          <table:table-cell table:formula="of:=IF(AND([.E229]=&quot;Vender&quot;;[.E230]=&quot;Comprar&quot;);&quot;VENTA&quot;;IF(AND([.E229]=&quot;Comprar&quot;;[.E230]=&quot;Vender&quot;);&quot;COMPRA&quot;;&quot;&quot;))">
            <text:p/>
          </table:table-cell>
          <table:table-cell/>
          <table:table-cell table:formula="of:=[.H229]" office:value-type="float" office:value="5244" calcext:value-type="float">
            <text:p>5244</text:p>
          </table:table-cell>
          <table:table-cell/>
          <table:table-cell table:formula="of:=[.J229]+[.I23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95" calcext:value-type="float">
            <text:p>3,95</text:p>
          </table:table-cell>
          <table:table-cell table:formula="of:=IF([.F230]&lt;&gt;&quot;&quot;;[.B178];IF([.E230]=&quot;Vender&quot;;IF([.B178]&gt;[.C230];[.B178];[.C230]);IF([.B178]&lt;[.C230];[.B178];[.C230])))" office:value-type="float" office:value="3.48" calcext:value-type="float">
            <text:p>3,48</text:p>
          </table:table-cell>
          <table:table-cell table:formula="of:=IF([.E230]=&quot;Comprar&quot;;([.B231]-[.C231])/[.C231];([.C231]-[.B231])/[.C231])" office:value-type="float" office:value="-0.135057471264368" calcext:value-type="float">
            <text:p>-0,135057471264368</text:p>
          </table:table-cell>
          <table:table-cell table:formula="of:=IF([.E230]=&quot;Comprar&quot;;IF([.D231]&gt;[.D$3];&quot;Vender&quot;;&quot;Comprar&quot;);IF([.D231]&gt;[.C$3];&quot;Comprar&quot;;&quot;Vender&quot;))" office:value-type="string" office:string-value="Vender" calcext:value-type="string">
            <text:p>Vender</text:p>
          </table:table-cell>
          <table:table-cell table:formula="of:=IF(AND([.E230]=&quot;Vender&quot;;[.E231]=&quot;Comprar&quot;);&quot;VENTA&quot;;IF(AND([.E230]=&quot;Comprar&quot;;[.E231]=&quot;Vender&quot;);&quot;COMPRA&quot;;&quot;&quot;))">
            <text:p/>
          </table:table-cell>
          <table:table-cell/>
          <table:table-cell table:formula="of:=[.H230]" office:value-type="float" office:value="5244" calcext:value-type="float">
            <text:p>5244</text:p>
          </table:table-cell>
          <table:table-cell/>
          <table:table-cell table:formula="of:=[.J230]+[.I23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94" calcext:value-type="float">
            <text:p>3,94</text:p>
          </table:table-cell>
          <table:table-cell table:formula="of:=IF([.F231]&lt;&gt;&quot;&quot;;[.B179];IF([.E231]=&quot;Vender&quot;;IF([.B179]&gt;[.C231];[.B179];[.C231]);IF([.B179]&lt;[.C231];[.B179];[.C231])))" office:value-type="float" office:value="3.5" calcext:value-type="float">
            <text:p>3,5</text:p>
          </table:table-cell>
          <table:table-cell table:formula="of:=IF([.E231]=&quot;Comprar&quot;;([.B232]-[.C232])/[.C232];([.C232]-[.B232])/[.C232])" office:value-type="float" office:value="-0.125714285714286" calcext:value-type="float">
            <text:p>-0,125714285714286</text:p>
          </table:table-cell>
          <table:table-cell table:formula="of:=IF([.E231]=&quot;Comprar&quot;;IF([.D232]&gt;[.D$3];&quot;Vender&quot;;&quot;Comprar&quot;);IF([.D232]&gt;[.C$3];&quot;Comprar&quot;;&quot;Vender&quot;))" office:value-type="string" office:string-value="Vender" calcext:value-type="string">
            <text:p>Vender</text:p>
          </table:table-cell>
          <table:table-cell table:formula="of:=IF(AND([.E231]=&quot;Vender&quot;;[.E232]=&quot;Comprar&quot;);&quot;VENTA&quot;;IF(AND([.E231]=&quot;Comprar&quot;;[.E232]=&quot;Vender&quot;);&quot;COMPRA&quot;;&quot;&quot;))">
            <text:p/>
          </table:table-cell>
          <table:table-cell/>
          <table:table-cell table:formula="of:=[.H231]" office:value-type="float" office:value="5244" calcext:value-type="float">
            <text:p>5244</text:p>
          </table:table-cell>
          <table:table-cell/>
          <table:table-cell table:formula="of:=[.J231]+[.I23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925" calcext:value-type="float">
            <text:p>3,925</text:p>
          </table:table-cell>
          <table:table-cell table:formula="of:=IF([.F232]&lt;&gt;&quot;&quot;;[.B180];IF([.E232]=&quot;Vender&quot;;IF([.B180]&gt;[.C232];[.B180];[.C232]);IF([.B180]&lt;[.C232];[.B180];[.C232])))" office:value-type="float" office:value="3.5" calcext:value-type="float">
            <text:p>3,5</text:p>
          </table:table-cell>
          <table:table-cell table:formula="of:=IF([.E232]=&quot;Comprar&quot;;([.B233]-[.C233])/[.C233];([.C233]-[.B233])/[.C233])" office:value-type="float" office:value="-0.121428571428571" calcext:value-type="float">
            <text:p>-0,121428571428571</text:p>
          </table:table-cell>
          <table:table-cell table:formula="of:=IF([.E232]=&quot;Comprar&quot;;IF([.D233]&gt;[.D$3];&quot;Vender&quot;;&quot;Comprar&quot;);IF([.D233]&gt;[.C$3];&quot;Comprar&quot;;&quot;Vender&quot;))" office:value-type="string" office:string-value="Vender" calcext:value-type="string">
            <text:p>Vender</text:p>
          </table:table-cell>
          <table:table-cell table:formula="of:=IF(AND([.E232]=&quot;Vender&quot;;[.E233]=&quot;Comprar&quot;);&quot;VENTA&quot;;IF(AND([.E232]=&quot;Comprar&quot;;[.E233]=&quot;Vender&quot;);&quot;COMPRA&quot;;&quot;&quot;))">
            <text:p/>
          </table:table-cell>
          <table:table-cell/>
          <table:table-cell table:formula="of:=[.H232]" office:value-type="float" office:value="5244" calcext:value-type="float">
            <text:p>5244</text:p>
          </table:table-cell>
          <table:table-cell/>
          <table:table-cell table:formula="of:=[.J232]+[.I23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94" calcext:value-type="float">
            <text:p>3,94</text:p>
          </table:table-cell>
          <table:table-cell table:formula="of:=IF([.F233]&lt;&gt;&quot;&quot;;[.B181];IF([.E233]=&quot;Vender&quot;;IF([.B181]&gt;[.C233];[.B181];[.C233]);IF([.B181]&lt;[.C233];[.B181];[.C233])))" office:value-type="float" office:value="3.52" calcext:value-type="float">
            <text:p>3,52</text:p>
          </table:table-cell>
          <table:table-cell table:formula="of:=IF([.E233]=&quot;Comprar&quot;;([.B234]-[.C234])/[.C234];([.C234]-[.B234])/[.C234])" office:value-type="float" office:value="-0.119318181818182" calcext:value-type="float">
            <text:p>-0,119318181818182</text:p>
          </table:table-cell>
          <table:table-cell table:formula="of:=IF([.E233]=&quot;Comprar&quot;;IF([.D234]&gt;[.D$3];&quot;Vender&quot;;&quot;Comprar&quot;);IF([.D234]&gt;[.C$3];&quot;Comprar&quot;;&quot;Vender&quot;))" office:value-type="string" office:string-value="Vender" calcext:value-type="string">
            <text:p>Vender</text:p>
          </table:table-cell>
          <table:table-cell table:formula="of:=IF(AND([.E233]=&quot;Vender&quot;;[.E234]=&quot;Comprar&quot;);&quot;VENTA&quot;;IF(AND([.E233]=&quot;Comprar&quot;;[.E234]=&quot;Vender&quot;);&quot;COMPRA&quot;;&quot;&quot;))">
            <text:p/>
          </table:table-cell>
          <table:table-cell/>
          <table:table-cell table:formula="of:=[.H233]" office:value-type="float" office:value="5244" calcext:value-type="float">
            <text:p>5244</text:p>
          </table:table-cell>
          <table:table-cell/>
          <table:table-cell table:formula="of:=[.J233]+[.I23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93" calcext:value-type="float">
            <text:p>3,93</text:p>
          </table:table-cell>
          <table:table-cell table:formula="of:=IF([.F234]&lt;&gt;&quot;&quot;;[.B182];IF([.E234]=&quot;Vender&quot;;IF([.B182]&gt;[.C234];[.B182];[.C234]);IF([.B182]&lt;[.C234];[.B182];[.C234])))" office:value-type="float" office:value="3.79" calcext:value-type="float">
            <text:p>3,79</text:p>
          </table:table-cell>
          <table:table-cell table:formula="of:=IF([.E234]=&quot;Comprar&quot;;([.B235]-[.C235])/[.C235];([.C235]-[.B235])/[.C235])" office:value-type="float" office:value="-0.0369393139841689" calcext:value-type="float">
            <text:p>-0,036939313984169</text:p>
          </table:table-cell>
          <table:table-cell table:formula="of:=IF([.E234]=&quot;Comprar&quot;;IF([.D235]&gt;[.D$3];&quot;Vender&quot;;&quot;Comprar&quot;);IF([.D235]&gt;[.C$3];&quot;Comprar&quot;;&quot;Vender&quot;))" office:value-type="string" office:string-value="Vender" calcext:value-type="string">
            <text:p>Vender</text:p>
          </table:table-cell>
          <table:table-cell table:formula="of:=IF(AND([.E234]=&quot;Vender&quot;;[.E235]=&quot;Comprar&quot;);&quot;VENTA&quot;;IF(AND([.E234]=&quot;Comprar&quot;;[.E235]=&quot;Vender&quot;);&quot;COMPRA&quot;;&quot;&quot;))">
            <text:p/>
          </table:table-cell>
          <table:table-cell/>
          <table:table-cell table:formula="of:=[.H234]" office:value-type="float" office:value="5244" calcext:value-type="float">
            <text:p>5244</text:p>
          </table:table-cell>
          <table:table-cell/>
          <table:table-cell table:formula="of:=[.J234]+[.I23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89" calcext:value-type="float">
            <text:p>3,89</text:p>
          </table:table-cell>
          <table:table-cell table:formula="of:=IF([.F235]&lt;&gt;&quot;&quot;;[.B183];IF([.E235]=&quot;Vender&quot;;IF([.B183]&gt;[.C235];[.B183];[.C235]);IF([.B183]&lt;[.C235];[.B183];[.C235])))" office:value-type="float" office:value="3.79" calcext:value-type="float">
            <text:p>3,79</text:p>
          </table:table-cell>
          <table:table-cell table:formula="of:=IF([.E235]=&quot;Comprar&quot;;([.B236]-[.C236])/[.C236];([.C236]-[.B236])/[.C236])" office:value-type="float" office:value="-0.0263852242744064" calcext:value-type="float">
            <text:p>-0,026385224274406</text:p>
          </table:table-cell>
          <table:table-cell table:formula="of:=IF([.E235]=&quot;Comprar&quot;;IF([.D236]&gt;[.D$3];&quot;Vender&quot;;&quot;Comprar&quot;);IF([.D236]&gt;[.C$3];&quot;Comprar&quot;;&quot;Vender&quot;))" office:value-type="string" office:string-value="Vender" calcext:value-type="string">
            <text:p>Vender</text:p>
          </table:table-cell>
          <table:table-cell table:formula="of:=IF(AND([.E235]=&quot;Vender&quot;;[.E236]=&quot;Comprar&quot;);&quot;VENTA&quot;;IF(AND([.E235]=&quot;Comprar&quot;;[.E236]=&quot;Vender&quot;);&quot;COMPRA&quot;;&quot;&quot;))">
            <text:p/>
          </table:table-cell>
          <table:table-cell/>
          <table:table-cell table:formula="of:=[.H235]" office:value-type="float" office:value="5244" calcext:value-type="float">
            <text:p>5244</text:p>
          </table:table-cell>
          <table:table-cell/>
          <table:table-cell table:formula="of:=[.J235]+[.I23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88" calcext:value-type="float">
            <text:p>3,88</text:p>
          </table:table-cell>
          <table:table-cell table:formula="of:=IF([.F236]&lt;&gt;&quot;&quot;;[.B184];IF([.E236]=&quot;Vender&quot;;IF([.B184]&gt;[.C236];[.B184];[.C236]);IF([.B184]&lt;[.C236];[.B184];[.C236])))" office:value-type="float" office:value="3.87" calcext:value-type="float">
            <text:p>3,87</text:p>
          </table:table-cell>
          <table:table-cell table:formula="of:=IF([.E236]=&quot;Comprar&quot;;([.B237]-[.C237])/[.C237];([.C237]-[.B237])/[.C237])" office:value-type="float" office:value="-0.00258397932816532" calcext:value-type="float">
            <text:p>-0,002583979328165</text:p>
          </table:table-cell>
          <table:table-cell table:formula="of:=IF([.E236]=&quot;Comprar&quot;;IF([.D237]&gt;[.D$3];&quot;Vender&quot;;&quot;Comprar&quot;);IF([.D237]&gt;[.C$3];&quot;Comprar&quot;;&quot;Vender&quot;))" office:value-type="string" office:string-value="Vender" calcext:value-type="string">
            <text:p>Vender</text:p>
          </table:table-cell>
          <table:table-cell table:formula="of:=IF(AND([.E236]=&quot;Vender&quot;;[.E237]=&quot;Comprar&quot;);&quot;VENTA&quot;;IF(AND([.E236]=&quot;Comprar&quot;;[.E237]=&quot;Vender&quot;);&quot;COMPRA&quot;;&quot;&quot;))">
            <text:p/>
          </table:table-cell>
          <table:table-cell/>
          <table:table-cell table:formula="of:=[.H236]" office:value-type="float" office:value="5244" calcext:value-type="float">
            <text:p>5244</text:p>
          </table:table-cell>
          <table:table-cell/>
          <table:table-cell table:formula="of:=[.J236]+[.I23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88" calcext:value-type="float">
            <text:p>3,88</text:p>
          </table:table-cell>
          <table:table-cell table:formula="of:=IF([.F237]&lt;&gt;&quot;&quot;;[.B185];IF([.E237]=&quot;Vender&quot;;IF([.B185]&gt;[.C237];[.B185];[.C237]);IF([.B185]&lt;[.C237];[.B185];[.C237])))" office:value-type="float" office:value="3.87" calcext:value-type="float">
            <text:p>3,87</text:p>
          </table:table-cell>
          <table:table-cell table:formula="of:=IF([.E237]=&quot;Comprar&quot;;([.B238]-[.C238])/[.C238];([.C238]-[.B238])/[.C238])" office:value-type="float" office:value="-0.00258397932816532" calcext:value-type="float">
            <text:p>-0,002583979328165</text:p>
          </table:table-cell>
          <table:table-cell table:formula="of:=IF([.E237]=&quot;Comprar&quot;;IF([.D238]&gt;[.D$3];&quot;Vender&quot;;&quot;Comprar&quot;);IF([.D238]&gt;[.C$3];&quot;Comprar&quot;;&quot;Vender&quot;))" office:value-type="string" office:string-value="Vender" calcext:value-type="string">
            <text:p>Vender</text:p>
          </table:table-cell>
          <table:table-cell table:formula="of:=IF(AND([.E237]=&quot;Vender&quot;;[.E238]=&quot;Comprar&quot;);&quot;VENTA&quot;;IF(AND([.E237]=&quot;Comprar&quot;;[.E238]=&quot;Vender&quot;);&quot;COMPRA&quot;;&quot;&quot;))">
            <text:p/>
          </table:table-cell>
          <table:table-cell/>
          <table:table-cell table:formula="of:=[.H237]" office:value-type="float" office:value="5244" calcext:value-type="float">
            <text:p>5244</text:p>
          </table:table-cell>
          <table:table-cell/>
          <table:table-cell table:formula="of:=[.J237]+[.I23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95" calcext:value-type="float">
            <text:p>3,95</text:p>
          </table:table-cell>
          <table:table-cell table:formula="of:=IF([.F238]&lt;&gt;&quot;&quot;;[.B186];IF([.E238]=&quot;Vender&quot;;IF([.B186]&gt;[.C238];[.B186];[.C238]);IF([.B186]&lt;[.C238];[.B186];[.C238])))" office:value-type="float" office:value="3.98" calcext:value-type="float">
            <text:p>3,98</text:p>
          </table:table-cell>
          <table:table-cell table:formula="of:=IF([.E238]=&quot;Comprar&quot;;([.B239]-[.C239])/[.C239];([.C239]-[.B239])/[.C239])" office:value-type="float" office:value="0.00753768844221101" calcext:value-type="float">
            <text:p>0,007537688442211</text:p>
          </table:table-cell>
          <table:table-cell table:formula="of:=IF([.E238]=&quot;Comprar&quot;;IF([.D239]&gt;[.D$3];&quot;Vender&quot;;&quot;Comprar&quot;);IF([.D239]&gt;[.C$3];&quot;Comprar&quot;;&quot;Vender&quot;))" office:value-type="string" office:string-value="Vender" calcext:value-type="string">
            <text:p>Vender</text:p>
          </table:table-cell>
          <table:table-cell table:formula="of:=IF(AND([.E238]=&quot;Vender&quot;;[.E239]=&quot;Comprar&quot;);&quot;VENTA&quot;;IF(AND([.E238]=&quot;Comprar&quot;;[.E239]=&quot;Vender&quot;);&quot;COMPRA&quot;;&quot;&quot;))">
            <text:p/>
          </table:table-cell>
          <table:table-cell/>
          <table:table-cell table:formula="of:=[.H238]" office:value-type="float" office:value="5244" calcext:value-type="float">
            <text:p>5244</text:p>
          </table:table-cell>
          <table:table-cell/>
          <table:table-cell table:formula="of:=[.J238]+[.I23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92" calcext:value-type="float">
            <text:p>3,92</text:p>
          </table:table-cell>
          <table:table-cell table:formula="of:=IF([.F239]&lt;&gt;&quot;&quot;;[.B187];IF([.E239]=&quot;Vender&quot;;IF([.B187]&gt;[.C239];[.B187];[.C239]);IF([.B187]&lt;[.C239];[.B187];[.C239])))" office:value-type="float" office:value="3.98" calcext:value-type="float">
            <text:p>3,98</text:p>
          </table:table-cell>
          <table:table-cell table:formula="of:=IF([.E239]=&quot;Comprar&quot;;([.B240]-[.C240])/[.C240];([.C240]-[.B240])/[.C240])" office:value-type="float" office:value="0.0150753768844221" calcext:value-type="float">
            <text:p>0,015075376884422</text:p>
          </table:table-cell>
          <table:table-cell table:formula="of:=IF([.E239]=&quot;Comprar&quot;;IF([.D240]&gt;[.D$3];&quot;Vender&quot;;&quot;Comprar&quot;);IF([.D240]&gt;[.C$3];&quot;Comprar&quot;;&quot;Vender&quot;))" office:value-type="string" office:string-value="Vender" calcext:value-type="string">
            <text:p>Vender</text:p>
          </table:table-cell>
          <table:table-cell table:formula="of:=IF(AND([.E239]=&quot;Vender&quot;;[.E240]=&quot;Comprar&quot;);&quot;VENTA&quot;;IF(AND([.E239]=&quot;Comprar&quot;;[.E240]=&quot;Vender&quot;);&quot;COMPRA&quot;;&quot;&quot;))">
            <text:p/>
          </table:table-cell>
          <table:table-cell/>
          <table:table-cell table:formula="of:=[.H239]" office:value-type="float" office:value="5244" calcext:value-type="float">
            <text:p>5244</text:p>
          </table:table-cell>
          <table:table-cell/>
          <table:table-cell table:formula="of:=[.J239]+[.I240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91" calcext:value-type="float">
            <text:p>3,91</text:p>
          </table:table-cell>
          <table:table-cell table:formula="of:=IF([.F240]&lt;&gt;&quot;&quot;;[.B188];IF([.E240]=&quot;Vender&quot;;IF([.B188]&gt;[.C240];[.B188];[.C240]);IF([.B188]&lt;[.C240];[.B188];[.C240])))" office:value-type="float" office:value="3.98" calcext:value-type="float">
            <text:p>3,98</text:p>
          </table:table-cell>
          <table:table-cell table:formula="of:=IF([.E240]=&quot;Comprar&quot;;([.B241]-[.C241])/[.C241];([.C241]-[.B241])/[.C241])" office:value-type="float" office:value="0.0175879396984924" calcext:value-type="float">
            <text:p>0,017587939698493</text:p>
          </table:table-cell>
          <table:table-cell table:formula="of:=IF([.E240]=&quot;Comprar&quot;;IF([.D241]&gt;[.D$3];&quot;Vender&quot;;&quot;Comprar&quot;);IF([.D241]&gt;[.C$3];&quot;Comprar&quot;;&quot;Vender&quot;))" office:value-type="string" office:string-value="Vender" calcext:value-type="string">
            <text:p>Vender</text:p>
          </table:table-cell>
          <table:table-cell table:formula="of:=IF(AND([.E240]=&quot;Vender&quot;;[.E241]=&quot;Comprar&quot;);&quot;VENTA&quot;;IF(AND([.E240]=&quot;Comprar&quot;;[.E241]=&quot;Vender&quot;);&quot;COMPRA&quot;;&quot;&quot;))">
            <text:p/>
          </table:table-cell>
          <table:table-cell/>
          <table:table-cell table:formula="of:=[.H240]" office:value-type="float" office:value="5244" calcext:value-type="float">
            <text:p>5244</text:p>
          </table:table-cell>
          <table:table-cell/>
          <table:table-cell table:formula="of:=[.J240]+[.I241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835" calcext:value-type="float">
            <text:p>3,835</text:p>
          </table:table-cell>
          <table:table-cell table:formula="of:=IF([.F241]&lt;&gt;&quot;&quot;;[.B189];IF([.E241]=&quot;Vender&quot;;IF([.B189]&gt;[.C241];[.B189];[.C241]);IF([.B189]&lt;[.C241];[.B189];[.C241])))" office:value-type="float" office:value="3.98" calcext:value-type="float">
            <text:p>3,98</text:p>
          </table:table-cell>
          <table:table-cell table:formula="of:=IF([.E241]=&quot;Comprar&quot;;([.B242]-[.C242])/[.C242];([.C242]-[.B242])/[.C242])" office:value-type="float" office:value="0.0364321608040201" calcext:value-type="float">
            <text:p>0,03643216080402</text:p>
          </table:table-cell>
          <table:table-cell table:formula="of:=IF([.E241]=&quot;Comprar&quot;;IF([.D242]&gt;[.D$3];&quot;Vender&quot;;&quot;Comprar&quot;);IF([.D242]&gt;[.C$3];&quot;Comprar&quot;;&quot;Vender&quot;))" office:value-type="string" office:string-value="Vender" calcext:value-type="string">
            <text:p>Vender</text:p>
          </table:table-cell>
          <table:table-cell table:formula="of:=IF(AND([.E241]=&quot;Vender&quot;;[.E242]=&quot;Comprar&quot;);&quot;VENTA&quot;;IF(AND([.E241]=&quot;Comprar&quot;;[.E242]=&quot;Vender&quot;);&quot;COMPRA&quot;;&quot;&quot;))">
            <text:p/>
          </table:table-cell>
          <table:table-cell/>
          <table:table-cell table:formula="of:=[.H241]" office:value-type="float" office:value="5244" calcext:value-type="float">
            <text:p>5244</text:p>
          </table:table-cell>
          <table:table-cell/>
          <table:table-cell table:formula="of:=[.J241]+[.I242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85" calcext:value-type="float">
            <text:p>3,85</text:p>
          </table:table-cell>
          <table:table-cell table:formula="of:=IF([.F242]&lt;&gt;&quot;&quot;;[.B190];IF([.E242]=&quot;Vender&quot;;IF([.B190]&gt;[.C242];[.B190];[.C242]);IF([.B190]&lt;[.C242];[.B190];[.C242])))" office:value-type="float" office:value="3.98" calcext:value-type="float">
            <text:p>3,98</text:p>
          </table:table-cell>
          <table:table-cell table:formula="of:=IF([.E242]=&quot;Comprar&quot;;([.B243]-[.C243])/[.C243];([.C243]-[.B243])/[.C243])" office:value-type="float" office:value="0.0326633165829145" calcext:value-type="float">
            <text:p>0,032663316582915</text:p>
          </table:table-cell>
          <table:table-cell table:formula="of:=IF([.E242]=&quot;Comprar&quot;;IF([.D243]&gt;[.D$3];&quot;Vender&quot;;&quot;Comprar&quot;);IF([.D243]&gt;[.C$3];&quot;Comprar&quot;;&quot;Vender&quot;))" office:value-type="string" office:string-value="Vender" calcext:value-type="string">
            <text:p>Vender</text:p>
          </table:table-cell>
          <table:table-cell table:formula="of:=IF(AND([.E242]=&quot;Vender&quot;;[.E243]=&quot;Comprar&quot;);&quot;VENTA&quot;;IF(AND([.E242]=&quot;Comprar&quot;;[.E243]=&quot;Vender&quot;);&quot;COMPRA&quot;;&quot;&quot;))">
            <text:p/>
          </table:table-cell>
          <table:table-cell/>
          <table:table-cell table:formula="of:=[.H242]" office:value-type="float" office:value="5244" calcext:value-type="float">
            <text:p>5244</text:p>
          </table:table-cell>
          <table:table-cell/>
          <table:table-cell table:formula="of:=[.J242]+[.I243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82" calcext:value-type="float">
            <text:p>3,82</text:p>
          </table:table-cell>
          <table:table-cell table:formula="of:=IF([.F243]&lt;&gt;&quot;&quot;;[.B191];IF([.E243]=&quot;Vender&quot;;IF([.B191]&gt;[.C243];[.B191];[.C243]);IF([.B191]&lt;[.C243];[.B191];[.C243])))" office:value-type="float" office:value="3.98" calcext:value-type="float">
            <text:p>3,98</text:p>
          </table:table-cell>
          <table:table-cell table:formula="of:=IF([.E243]=&quot;Comprar&quot;;([.B244]-[.C244])/[.C244];([.C244]-[.B244])/[.C244])" office:value-type="float" office:value="0.0402010050251256" calcext:value-type="float">
            <text:p>0,040201005025126</text:p>
          </table:table-cell>
          <table:table-cell table:formula="of:=IF([.E243]=&quot;Comprar&quot;;IF([.D244]&gt;[.D$3];&quot;Vender&quot;;&quot;Comprar&quot;);IF([.D244]&gt;[.C$3];&quot;Comprar&quot;;&quot;Vender&quot;))" office:value-type="string" office:string-value="Vender" calcext:value-type="string">
            <text:p>Vender</text:p>
          </table:table-cell>
          <table:table-cell table:formula="of:=IF(AND([.E243]=&quot;Vender&quot;;[.E244]=&quot;Comprar&quot;);&quot;VENTA&quot;;IF(AND([.E243]=&quot;Comprar&quot;;[.E244]=&quot;Vender&quot;);&quot;COMPRA&quot;;&quot;&quot;))">
            <text:p/>
          </table:table-cell>
          <table:table-cell/>
          <table:table-cell table:formula="of:=[.H243]" office:value-type="float" office:value="5244" calcext:value-type="float">
            <text:p>5244</text:p>
          </table:table-cell>
          <table:table-cell/>
          <table:table-cell table:formula="of:=[.J243]+[.I244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8" calcext:value-type="float">
            <text:p>3,8</text:p>
          </table:table-cell>
          <table:table-cell table:formula="of:=IF([.F244]&lt;&gt;&quot;&quot;;[.B192];IF([.E244]=&quot;Vender&quot;;IF([.B192]&gt;[.C244];[.B192];[.C244]);IF([.B192]&lt;[.C244];[.B192];[.C244])))" office:value-type="float" office:value="3.98" calcext:value-type="float">
            <text:p>3,98</text:p>
          </table:table-cell>
          <table:table-cell table:formula="of:=IF([.E244]=&quot;Comprar&quot;;([.B245]-[.C245])/[.C245];([.C245]-[.B245])/[.C245])" office:value-type="float" office:value="0.0452261306532664" calcext:value-type="float">
            <text:p>0,045226130653266</text:p>
          </table:table-cell>
          <table:table-cell table:formula="of:=IF([.E244]=&quot;Comprar&quot;;IF([.D245]&gt;[.D$3];&quot;Vender&quot;;&quot;Comprar&quot;);IF([.D245]&gt;[.C$3];&quot;Comprar&quot;;&quot;Vender&quot;))" office:value-type="string" office:string-value="Vender" calcext:value-type="string">
            <text:p>Vender</text:p>
          </table:table-cell>
          <table:table-cell table:formula="of:=IF(AND([.E244]=&quot;Vender&quot;;[.E245]=&quot;Comprar&quot;);&quot;VENTA&quot;;IF(AND([.E244]=&quot;Comprar&quot;;[.E245]=&quot;Vender&quot;);&quot;COMPRA&quot;;&quot;&quot;))">
            <text:p/>
          </table:table-cell>
          <table:table-cell/>
          <table:table-cell table:formula="of:=[.H244]" office:value-type="float" office:value="5244" calcext:value-type="float">
            <text:p>5244</text:p>
          </table:table-cell>
          <table:table-cell/>
          <table:table-cell table:formula="of:=[.J244]+[.I245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87" calcext:value-type="float">
            <text:p>3,87</text:p>
          </table:table-cell>
          <table:table-cell table:formula="of:=IF([.F245]&lt;&gt;&quot;&quot;;[.B193];IF([.E245]=&quot;Vender&quot;;IF([.B193]&gt;[.C245];[.B193];[.C245]);IF([.B193]&lt;[.C245];[.B193];[.C245])))" office:value-type="float" office:value="3.98" calcext:value-type="float">
            <text:p>3,98</text:p>
          </table:table-cell>
          <table:table-cell table:formula="of:=IF([.E245]=&quot;Comprar&quot;;([.B246]-[.C246])/[.C246];([.C246]-[.B246])/[.C246])" office:value-type="float" office:value="0.0276381909547738" calcext:value-type="float">
            <text:p>0,027638190954774</text:p>
          </table:table-cell>
          <table:table-cell table:formula="of:=IF([.E245]=&quot;Comprar&quot;;IF([.D246]&gt;[.D$3];&quot;Vender&quot;;&quot;Comprar&quot;);IF([.D246]&gt;[.C$3];&quot;Comprar&quot;;&quot;Vender&quot;))" office:value-type="string" office:string-value="Vender" calcext:value-type="string">
            <text:p>Vender</text:p>
          </table:table-cell>
          <table:table-cell table:formula="of:=IF(AND([.E245]=&quot;Vender&quot;;[.E246]=&quot;Comprar&quot;);&quot;VENTA&quot;;IF(AND([.E245]=&quot;Comprar&quot;;[.E246]=&quot;Vender&quot;);&quot;COMPRA&quot;;&quot;&quot;))">
            <text:p/>
          </table:table-cell>
          <table:table-cell/>
          <table:table-cell table:formula="of:=[.H245]" office:value-type="float" office:value="5244" calcext:value-type="float">
            <text:p>5244</text:p>
          </table:table-cell>
          <table:table-cell/>
          <table:table-cell table:formula="of:=[.J245]+[.I246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9" calcext:value-type="float">
            <text:p>3,9</text:p>
          </table:table-cell>
          <table:table-cell table:formula="of:=IF([.F246]&lt;&gt;&quot;&quot;;[.B194];IF([.E246]=&quot;Vender&quot;;IF([.B194]&gt;[.C246];[.B194];[.C246]);IF([.B194]&lt;[.C246];[.B194];[.C246])))" office:value-type="float" office:value="4.03" calcext:value-type="float">
            <text:p>4,03</text:p>
          </table:table-cell>
          <table:table-cell table:formula="of:=IF([.E246]=&quot;Comprar&quot;;([.B247]-[.C247])/[.C247];([.C247]-[.B247])/[.C247])" office:value-type="float" office:value="0.0322580645161291" calcext:value-type="float">
            <text:p>0,032258064516129</text:p>
          </table:table-cell>
          <table:table-cell table:formula="of:=IF([.E246]=&quot;Comprar&quot;;IF([.D247]&gt;[.D$3];&quot;Vender&quot;;&quot;Comprar&quot;);IF([.D247]&gt;[.C$3];&quot;Comprar&quot;;&quot;Vender&quot;))" office:value-type="string" office:string-value="Vender" calcext:value-type="string">
            <text:p>Vender</text:p>
          </table:table-cell>
          <table:table-cell table:formula="of:=IF(AND([.E246]=&quot;Vender&quot;;[.E247]=&quot;Comprar&quot;);&quot;VENTA&quot;;IF(AND([.E246]=&quot;Comprar&quot;;[.E247]=&quot;Vender&quot;);&quot;COMPRA&quot;;&quot;&quot;))">
            <text:p/>
          </table:table-cell>
          <table:table-cell/>
          <table:table-cell table:formula="of:=[.H246]" office:value-type="float" office:value="5244" calcext:value-type="float">
            <text:p>5244</text:p>
          </table:table-cell>
          <table:table-cell/>
          <table:table-cell table:formula="of:=[.J246]+[.I247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915" calcext:value-type="float">
            <text:p>3,915</text:p>
          </table:table-cell>
          <table:table-cell table:formula="of:=IF([.F247]&lt;&gt;&quot;&quot;;[.B195];IF([.E247]=&quot;Vender&quot;;IF([.B195]&gt;[.C247];[.B195];[.C247]);IF([.B195]&lt;[.C247];[.B195];[.C247])))" office:value-type="float" office:value="4.03" calcext:value-type="float">
            <text:p>4,03</text:p>
          </table:table-cell>
          <table:table-cell table:formula="of:=IF([.E247]=&quot;Comprar&quot;;([.B248]-[.C248])/[.C248];([.C248]-[.B248])/[.C248])" office:value-type="float" office:value="0.0285359801488834" calcext:value-type="float">
            <text:p>0,028535980148884</text:p>
          </table:table-cell>
          <table:table-cell table:formula="of:=IF([.E247]=&quot;Comprar&quot;;IF([.D248]&gt;[.D$3];&quot;Vender&quot;;&quot;Comprar&quot;);IF([.D248]&gt;[.C$3];&quot;Comprar&quot;;&quot;Vender&quot;))" office:value-type="string" office:string-value="Vender" calcext:value-type="string">
            <text:p>Vender</text:p>
          </table:table-cell>
          <table:table-cell table:formula="of:=IF(AND([.E247]=&quot;Vender&quot;;[.E248]=&quot;Comprar&quot;);&quot;VENTA&quot;;IF(AND([.E247]=&quot;Comprar&quot;;[.E248]=&quot;Vender&quot;);&quot;COMPRA&quot;;&quot;&quot;))">
            <text:p/>
          </table:table-cell>
          <table:table-cell/>
          <table:table-cell table:formula="of:=[.H247]" office:value-type="float" office:value="5244" calcext:value-type="float">
            <text:p>5244</text:p>
          </table:table-cell>
          <table:table-cell/>
          <table:table-cell table:formula="of:=[.J247]+[.I248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85" calcext:value-type="float">
            <text:p>3,85</text:p>
          </table:table-cell>
          <table:table-cell table:formula="of:=IF([.F248]&lt;&gt;&quot;&quot;;[.B196];IF([.E248]=&quot;Vender&quot;;IF([.B196]&gt;[.C248];[.B196];[.C248]);IF([.B196]&lt;[.C248];[.B196];[.C248])))" office:value-type="float" office:value="4.035" calcext:value-type="float">
            <text:p>4,035</text:p>
          </table:table-cell>
          <table:table-cell table:formula="of:=IF([.E248]=&quot;Comprar&quot;;([.B249]-[.C249])/[.C249];([.C249]-[.B249])/[.C249])" office:value-type="float" office:value="0.0458488228004957" calcext:value-type="float">
            <text:p>0,045848822800496</text:p>
          </table:table-cell>
          <table:table-cell table:formula="of:=IF([.E248]=&quot;Comprar&quot;;IF([.D249]&gt;[.D$3];&quot;Vender&quot;;&quot;Comprar&quot;);IF([.D249]&gt;[.C$3];&quot;Comprar&quot;;&quot;Vender&quot;))" office:value-type="string" office:string-value="Vender" calcext:value-type="string">
            <text:p>Vender</text:p>
          </table:table-cell>
          <table:table-cell table:formula="of:=IF(AND([.E248]=&quot;Vender&quot;;[.E249]=&quot;Comprar&quot;);&quot;VENTA&quot;;IF(AND([.E248]=&quot;Comprar&quot;;[.E249]=&quot;Vender&quot;);&quot;COMPRA&quot;;&quot;&quot;))">
            <text:p/>
          </table:table-cell>
          <table:table-cell/>
          <table:table-cell table:formula="of:=[.H248]" office:value-type="float" office:value="5244" calcext:value-type="float">
            <text:p>5244</text:p>
          </table:table-cell>
          <table:table-cell/>
          <table:table-cell table:formula="of:=[.J248]+[.I249]" office:value-type="float" office:value="-16173.69" calcext:value-type="float">
            <text:p>-16173,6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79" calcext:value-type="float">
            <text:p>3,79</text:p>
          </table:table-cell>
          <table:table-cell table:formula="of:=IF([.F249]&lt;&gt;&quot;&quot;;[.B197];IF([.E249]=&quot;Vender&quot;;IF([.B197]&gt;[.C249];[.B197];[.C249]);IF([.B197]&lt;[.C249];[.B197];[.C249])))" office:value-type="float" office:value="4.085" calcext:value-type="float">
            <text:p>4,085</text:p>
          </table:table-cell>
          <table:table-cell table:formula="of:=IF([.E249]=&quot;Comprar&quot;;([.B250]-[.C250])/[.C250];([.C250]-[.B250])/[.C250])" office:value-type="float" office:value="0.0722154222766218" calcext:value-type="float">
            <text:p>0,072215422276622</text:p>
          </table:table-cell>
          <table:table-cell table:formula="of:=IF([.E249]=&quot;Comprar&quot;;IF([.D250]&gt;[.D$3];&quot;Vender&quot;;&quot;Comprar&quot;);IF([.D250]&gt;[.C$3];&quot;Comprar&quot;;&quot;Vender&quot;))" office:value-type="string" office:string-value="Comprar" calcext:value-type="string">
            <text:p>Comprar</text:p>
          </table:table-cell>
          <table:table-cell table:formula="of:=IF(AND([.E249]=&quot;Vender&quot;;[.E250]=&quot;Comprar&quot;);&quot;VENTA&quot;;IF(AND([.E249]=&quot;Comprar&quot;;[.E250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249]" office:value-type="float" office:value="5244" calcext:value-type="float">
            <text:p>5244</text:p>
          </table:table-cell>
          <table:table-cell table:formula="of:=[.H250]*[.B250]" office:value-type="float" office:value="19874.76" calcext:value-type="float">
            <text:p>19874,76</text:p>
          </table:table-cell>
          <table:table-cell table:formula="of:=[.J249]+[.I25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585" calcext:value-type="float">
            <text:p>3,585</text:p>
          </table:table-cell>
          <table:table-cell table:formula="of:=IF([.F250]&lt;&gt;&quot;&quot;;[.B198];IF([.E250]=&quot;Vender&quot;;IF([.B198]&gt;[.C250];[.B198];[.C250]);IF([.B198]&lt;[.C250];[.B198];[.C250])))" office:value-type="float" office:value="4.19" calcext:value-type="float">
            <text:p>4,19</text:p>
          </table:table-cell>
          <table:table-cell table:formula="of:=IF([.E250]=&quot;Comprar&quot;;([.B251]-[.C251])/[.C251];([.C251]-[.B251])/[.C251])" office:value-type="float" office:value="-0.144391408114559" calcext:value-type="float">
            <text:p>-0,144391408114559</text:p>
          </table:table-cell>
          <table:table-cell table:formula="of:=IF([.E250]=&quot;Comprar&quot;;IF([.D251]&gt;[.D$3];&quot;Vender&quot;;&quot;Comprar&quot;);IF([.D251]&gt;[.C$3];&quot;Comprar&quot;;&quot;Vender&quot;))" office:value-type="string" office:string-value="Comprar" calcext:value-type="string">
            <text:p>Comprar</text:p>
          </table:table-cell>
          <table:table-cell table:formula="of:=IF(AND([.E250]=&quot;Vender&quot;;[.E251]=&quot;Comprar&quot;);&quot;VENTA&quot;;IF(AND([.E250]=&quot;Comprar&quot;;[.E251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250]+[.I25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72" calcext:value-type="float">
            <text:p>3,72</text:p>
          </table:table-cell>
          <table:table-cell table:formula="of:=IF([.F251]&lt;&gt;&quot;&quot;;[.B199];IF([.E251]=&quot;Vender&quot;;IF([.B199]&gt;[.C251];[.B199];[.C251]);IF([.B199]&lt;[.C251];[.B199];[.C251])))" office:value-type="float" office:value="4.16" calcext:value-type="float">
            <text:p>4,16</text:p>
          </table:table-cell>
          <table:table-cell table:formula="of:=IF([.E251]=&quot;Comprar&quot;;([.B252]-[.C252])/[.C252];([.C252]-[.B252])/[.C252])" office:value-type="float" office:value="-0.105769230769231" calcext:value-type="float">
            <text:p>-0,105769230769231</text:p>
          </table:table-cell>
          <table:table-cell table:formula="of:=IF([.E251]=&quot;Comprar&quot;;IF([.D252]&gt;[.D$3];&quot;Vender&quot;;&quot;Comprar&quot;);IF([.D252]&gt;[.C$3];&quot;Comprar&quot;;&quot;Vender&quot;))" office:value-type="string" office:string-value="Comprar" calcext:value-type="string">
            <text:p>Comprar</text:p>
          </table:table-cell>
          <table:table-cell table:formula="of:=IF(AND([.E251]=&quot;Vender&quot;;[.E252]=&quot;Comprar&quot;);&quot;VENTA&quot;;IF(AND([.E251]=&quot;Comprar&quot;;[.E252]=&quot;Vender&quot;);&quot;COMPRA&quot;;&quot;&quot;))">
            <text:p/>
          </table:table-cell>
          <table:table-cell/>
          <table:table-cell table:formula="of:=[.H251]" office:value-type="float" office:value="0" calcext:value-type="float">
            <text:p>0</text:p>
          </table:table-cell>
          <table:table-cell/>
          <table:table-cell table:formula="of:=[.J251]+[.I25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695" calcext:value-type="float">
            <text:p>3,695</text:p>
          </table:table-cell>
          <table:table-cell table:formula="of:=IF([.F252]&lt;&gt;&quot;&quot;;[.B200];IF([.E252]=&quot;Vender&quot;;IF([.B200]&gt;[.C252];[.B200];[.C252]);IF([.B200]&lt;[.C252];[.B200];[.C252])))" office:value-type="float" office:value="4.005" calcext:value-type="float">
            <text:p>4,005</text:p>
          </table:table-cell>
          <table:table-cell table:formula="of:=IF([.E252]=&quot;Comprar&quot;;([.B253]-[.C253])/[.C253];([.C253]-[.B253])/[.C253])" office:value-type="float" office:value="-0.0774032459425717" calcext:value-type="float">
            <text:p>-0,077403245942572</text:p>
          </table:table-cell>
          <table:table-cell table:formula="of:=IF([.E252]=&quot;Comprar&quot;;IF([.D253]&gt;[.D$3];&quot;Vender&quot;;&quot;Comprar&quot;);IF([.D253]&gt;[.C$3];&quot;Comprar&quot;;&quot;Vender&quot;))" office:value-type="string" office:string-value="Comprar" calcext:value-type="string">
            <text:p>Comprar</text:p>
          </table:table-cell>
          <table:table-cell table:formula="of:=IF(AND([.E252]=&quot;Vender&quot;;[.E253]=&quot;Comprar&quot;);&quot;VENTA&quot;;IF(AND([.E252]=&quot;Comprar&quot;;[.E253]=&quot;Vender&quot;);&quot;COMPRA&quot;;&quot;&quot;))">
            <text:p/>
          </table:table-cell>
          <table:table-cell/>
          <table:table-cell table:formula="of:=[.H252]" office:value-type="float" office:value="0" calcext:value-type="float">
            <text:p>0</text:p>
          </table:table-cell>
          <table:table-cell table:formula="of:=[.H253]*[.B253]" office:value-type="float" office:value="0" calcext:value-type="float">
            <text:p>0</text:p>
          </table:table-cell>
          <table:table-cell table:formula="of:=[.J252]+[.I25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85" calcext:value-type="float">
            <text:p>3,85</text:p>
          </table:table-cell>
          <table:table-cell table:formula="of:=IF([.F253]&lt;&gt;&quot;&quot;;[.B201];IF([.E253]=&quot;Vender&quot;;IF([.B201]&gt;[.C253];[.B201];[.C253]);IF([.B201]&lt;[.C253];[.B201];[.C253])))" office:value-type="float" office:value="4.005" calcext:value-type="float">
            <text:p>4,005</text:p>
          </table:table-cell>
          <table:table-cell table:formula="of:=IF([.E253]=&quot;Comprar&quot;;([.B254]-[.C254])/[.C254];([.C254]-[.B254])/[.C254])" office:value-type="float" office:value="-0.0387016229712858" calcext:value-type="float">
            <text:p>-0,038701622971286</text:p>
          </table:table-cell>
          <table:table-cell table:formula="of:=IF([.E253]=&quot;Comprar&quot;;IF([.D254]&gt;[.D$3];&quot;Vender&quot;;&quot;Comprar&quot;);IF([.D254]&gt;[.C$3];&quot;Comprar&quot;;&quot;Vender&quot;))" office:value-type="string" office:string-value="Comprar" calcext:value-type="string">
            <text:p>Comprar</text:p>
          </table:table-cell>
          <table:table-cell table:formula="of:=IF(AND([.E253]=&quot;Vender&quot;;[.E254]=&quot;Comprar&quot;);&quot;VENTA&quot;;IF(AND([.E253]=&quot;Comprar&quot;;[.E254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253]+[.I25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78" calcext:value-type="float">
            <text:p>3,78</text:p>
          </table:table-cell>
          <table:table-cell table:formula="of:=IF([.F254]&lt;&gt;&quot;&quot;;[.B202];IF([.E254]=&quot;Vender&quot;;IF([.B202]&gt;[.C254];[.B202];[.C254]);IF([.B202]&lt;[.C254];[.B202];[.C254])))" office:value-type="float" office:value="4.005" calcext:value-type="float">
            <text:p>4,005</text:p>
          </table:table-cell>
          <table:table-cell table:formula="of:=IF([.E254]=&quot;Comprar&quot;;([.B255]-[.C255])/[.C255];([.C255]-[.B255])/[.C255])" office:value-type="float" office:value="-0.0561797752808988" calcext:value-type="float">
            <text:p>-0,056179775280899</text:p>
          </table:table-cell>
          <table:table-cell table:formula="of:=IF([.E254]=&quot;Comprar&quot;;IF([.D255]&gt;[.D$3];&quot;Vender&quot;;&quot;Comprar&quot;);IF([.D255]&gt;[.C$3];&quot;Comprar&quot;;&quot;Vender&quot;))" office:value-type="string" office:string-value="Comprar" calcext:value-type="string">
            <text:p>Comprar</text:p>
          </table:table-cell>
          <table:table-cell table:formula="of:=IF(AND([.E254]=&quot;Vender&quot;;[.E255]=&quot;Comprar&quot;);&quot;VENTA&quot;;IF(AND([.E254]=&quot;Comprar&quot;;[.E255]=&quot;Vender&quot;);&quot;COMPRA&quot;;&quot;&quot;))">
            <text:p/>
          </table:table-cell>
          <table:table-cell/>
          <table:table-cell table:formula="of:=[.H254]" office:value-type="float" office:value="0" calcext:value-type="float">
            <text:p>0</text:p>
          </table:table-cell>
          <table:table-cell/>
          <table:table-cell table:formula="of:=[.J254]+[.I25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74" calcext:value-type="float">
            <text:p>3,74</text:p>
          </table:table-cell>
          <table:table-cell table:formula="of:=IF([.F255]&lt;&gt;&quot;&quot;;[.B203];IF([.E255]=&quot;Vender&quot;;IF([.B203]&gt;[.C255];[.B203];[.C255]);IF([.B203]&lt;[.C255];[.B203];[.C255])))" office:value-type="float" office:value="4.005" calcext:value-type="float">
            <text:p>4,005</text:p>
          </table:table-cell>
          <table:table-cell table:formula="of:=IF([.E255]=&quot;Comprar&quot;;([.B256]-[.C256])/[.C256];([.C256]-[.B256])/[.C256])" office:value-type="float" office:value="-0.0661672908863919" calcext:value-type="float">
            <text:p>-0,066167290886392</text:p>
          </table:table-cell>
          <table:table-cell table:formula="of:=IF([.E255]=&quot;Comprar&quot;;IF([.D256]&gt;[.D$3];&quot;Vender&quot;;&quot;Comprar&quot;);IF([.D256]&gt;[.C$3];&quot;Comprar&quot;;&quot;Vender&quot;))" office:value-type="string" office:string-value="Comprar" calcext:value-type="string">
            <text:p>Comprar</text:p>
          </table:table-cell>
          <table:table-cell table:formula="of:=IF(AND([.E255]=&quot;Vender&quot;;[.E256]=&quot;Comprar&quot;);&quot;VENTA&quot;;IF(AND([.E255]=&quot;Comprar&quot;;[.E256]=&quot;Vender&quot;);&quot;COMPRA&quot;;&quot;&quot;))">
            <text:p/>
          </table:table-cell>
          <table:table-cell/>
          <table:table-cell table:formula="of:=[.H255]" office:value-type="float" office:value="0" calcext:value-type="float">
            <text:p>0</text:p>
          </table:table-cell>
          <table:table-cell/>
          <table:table-cell table:formula="of:=[.J255]+[.I25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72" calcext:value-type="float">
            <text:p>3,72</text:p>
          </table:table-cell>
          <table:table-cell table:formula="of:=IF([.F256]&lt;&gt;&quot;&quot;;[.B204];IF([.E256]=&quot;Vender&quot;;IF([.B204]&gt;[.C256];[.B204];[.C256]);IF([.B204]&lt;[.C256];[.B204];[.C256])))" office:value-type="float" office:value="4.005" calcext:value-type="float">
            <text:p>4,005</text:p>
          </table:table-cell>
          <table:table-cell table:formula="of:=IF([.E256]=&quot;Comprar&quot;;([.B257]-[.C257])/[.C257];([.C257]-[.B257])/[.C257])" office:value-type="float" office:value="-0.0711610486891385" calcext:value-type="float">
            <text:p>-0,071161048689139</text:p>
          </table:table-cell>
          <table:table-cell table:formula="of:=IF([.E256]=&quot;Comprar&quot;;IF([.D257]&gt;[.D$3];&quot;Vender&quot;;&quot;Comprar&quot;);IF([.D257]&gt;[.C$3];&quot;Comprar&quot;;&quot;Vender&quot;))" office:value-type="string" office:string-value="Comprar" calcext:value-type="string">
            <text:p>Comprar</text:p>
          </table:table-cell>
          <table:table-cell table:formula="of:=IF(AND([.E256]=&quot;Vender&quot;;[.E257]=&quot;Comprar&quot;);&quot;VENTA&quot;;IF(AND([.E256]=&quot;Comprar&quot;;[.E257]=&quot;Vender&quot;);&quot;COMPRA&quot;;&quot;&quot;))">
            <text:p/>
          </table:table-cell>
          <table:table-cell/>
          <table:table-cell table:formula="of:=[.H256]" office:value-type="float" office:value="0" calcext:value-type="float">
            <text:p>0</text:p>
          </table:table-cell>
          <table:table-cell/>
          <table:table-cell table:formula="of:=[.J256]+[.I25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71" calcext:value-type="float">
            <text:p>3,71</text:p>
          </table:table-cell>
          <table:table-cell table:formula="of:=IF([.F257]&lt;&gt;&quot;&quot;;[.B205];IF([.E257]=&quot;Vender&quot;;IF([.B205]&gt;[.C257];[.B205];[.C257]);IF([.B205]&lt;[.C257];[.B205];[.C257])))" office:value-type="float" office:value="4.005" calcext:value-type="float">
            <text:p>4,005</text:p>
          </table:table-cell>
          <table:table-cell table:formula="of:=IF([.E257]=&quot;Comprar&quot;;([.B258]-[.C258])/[.C258];([.C258]-[.B258])/[.C258])" office:value-type="float" office:value="-0.0736579275905118" calcext:value-type="float">
            <text:p>-0,073657927590512</text:p>
          </table:table-cell>
          <table:table-cell table:formula="of:=IF([.E257]=&quot;Comprar&quot;;IF([.D258]&gt;[.D$3];&quot;Vender&quot;;&quot;Comprar&quot;);IF([.D258]&gt;[.C$3];&quot;Comprar&quot;;&quot;Vender&quot;))" office:value-type="string" office:string-value="Comprar" calcext:value-type="string">
            <text:p>Comprar</text:p>
          </table:table-cell>
          <table:table-cell table:formula="of:=IF(AND([.E257]=&quot;Vender&quot;;[.E258]=&quot;Comprar&quot;);&quot;VENTA&quot;;IF(AND([.E257]=&quot;Comprar&quot;;[.E258]=&quot;Vender&quot;);&quot;COMPRA&quot;;&quot;&quot;))">
            <text:p/>
          </table:table-cell>
          <table:table-cell/>
          <table:table-cell table:formula="of:=[.H257]" office:value-type="float" office:value="0" calcext:value-type="float">
            <text:p>0</text:p>
          </table:table-cell>
          <table:table-cell/>
          <table:table-cell table:formula="of:=[.J257]+[.I25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8" calcext:value-type="float">
            <text:p>3,68</text:p>
          </table:table-cell>
          <table:table-cell table:formula="of:=IF([.F258]&lt;&gt;&quot;&quot;;[.B206];IF([.E258]=&quot;Vender&quot;;IF([.B206]&gt;[.C258];[.B206];[.C258]);IF([.B206]&lt;[.C258];[.B206];[.C258])))" office:value-type="float" office:value="3.99" calcext:value-type="float">
            <text:p>3,99</text:p>
          </table:table-cell>
          <table:table-cell table:formula="of:=IF([.E258]=&quot;Comprar&quot;;([.B259]-[.C259])/[.C259];([.C259]-[.B259])/[.C259])" office:value-type="float" office:value="-0.0776942355889724" calcext:value-type="float">
            <text:p>-0,077694235588973</text:p>
          </table:table-cell>
          <table:table-cell table:formula="of:=IF([.E258]=&quot;Comprar&quot;;IF([.D259]&gt;[.D$3];&quot;Vender&quot;;&quot;Comprar&quot;);IF([.D259]&gt;[.C$3];&quot;Comprar&quot;;&quot;Vender&quot;))" office:value-type="string" office:string-value="Comprar" calcext:value-type="string">
            <text:p>Comprar</text:p>
          </table:table-cell>
          <table:table-cell table:formula="of:=IF(AND([.E258]=&quot;Vender&quot;;[.E259]=&quot;Comprar&quot;);&quot;VENTA&quot;;IF(AND([.E258]=&quot;Comprar&quot;;[.E259]=&quot;Vender&quot;);&quot;COMPRA&quot;;&quot;&quot;))">
            <text:p/>
          </table:table-cell>
          <table:table-cell/>
          <table:table-cell table:formula="of:=[.H258]" office:value-type="float" office:value="0" calcext:value-type="float">
            <text:p>0</text:p>
          </table:table-cell>
          <table:table-cell/>
          <table:table-cell table:formula="of:=[.J258]+[.I25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7" calcext:value-type="float">
            <text:p>3,7</text:p>
          </table:table-cell>
          <table:table-cell table:formula="of:=IF([.F259]&lt;&gt;&quot;&quot;;[.B207];IF([.E259]=&quot;Vender&quot;;IF([.B207]&gt;[.C259];[.B207];[.C259]);IF([.B207]&lt;[.C259];[.B207];[.C259])))" office:value-type="float" office:value="3.875" calcext:value-type="float">
            <text:p>3,875</text:p>
          </table:table-cell>
          <table:table-cell table:formula="of:=IF([.E259]=&quot;Comprar&quot;;([.B260]-[.C260])/[.C260];([.C260]-[.B260])/[.C260])" office:value-type="float" office:value="-0.0451612903225806" calcext:value-type="float">
            <text:p>-0,045161290322581</text:p>
          </table:table-cell>
          <table:table-cell table:formula="of:=IF([.E259]=&quot;Comprar&quot;;IF([.D260]&gt;[.D$3];&quot;Vender&quot;;&quot;Comprar&quot;);IF([.D260]&gt;[.C$3];&quot;Comprar&quot;;&quot;Vender&quot;))" office:value-type="string" office:string-value="Comprar" calcext:value-type="string">
            <text:p>Comprar</text:p>
          </table:table-cell>
          <table:table-cell table:formula="of:=IF(AND([.E259]=&quot;Vender&quot;;[.E260]=&quot;Comprar&quot;);&quot;VENTA&quot;;IF(AND([.E259]=&quot;Comprar&quot;;[.E260]=&quot;Vender&quot;);&quot;COMPRA&quot;;&quot;&quot;))">
            <text:p/>
          </table:table-cell>
          <table:table-cell/>
          <table:table-cell table:formula="of:=[.H259]" office:value-type="float" office:value="0" calcext:value-type="float">
            <text:p>0</text:p>
          </table:table-cell>
          <table:table-cell/>
          <table:table-cell table:formula="of:=[.J259]+[.I26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5" calcext:value-type="float">
            <text:p>3,75</text:p>
          </table:table-cell>
          <table:table-cell table:formula="of:=IF([.F260]&lt;&gt;&quot;&quot;;[.B208];IF([.E260]=&quot;Vender&quot;;IF([.B208]&gt;[.C260];[.B208];[.C260]);IF([.B208]&lt;[.C260];[.B208];[.C260])))" office:value-type="float" office:value="3.875" calcext:value-type="float">
            <text:p>3,875</text:p>
          </table:table-cell>
          <table:table-cell table:formula="of:=IF([.E260]=&quot;Comprar&quot;;([.B261]-[.C261])/[.C261];([.C261]-[.B261])/[.C261])" office:value-type="float" office:value="-0.032258064516129" calcext:value-type="float">
            <text:p>-0,032258064516129</text:p>
          </table:table-cell>
          <table:table-cell table:formula="of:=IF([.E260]=&quot;Comprar&quot;;IF([.D261]&gt;[.D$3];&quot;Vender&quot;;&quot;Comprar&quot;);IF([.D261]&gt;[.C$3];&quot;Comprar&quot;;&quot;Vender&quot;))" office:value-type="string" office:string-value="Comprar" calcext:value-type="string">
            <text:p>Comprar</text:p>
          </table:table-cell>
          <table:table-cell table:formula="of:=IF(AND([.E260]=&quot;Vender&quot;;[.E261]=&quot;Comprar&quot;);&quot;VENTA&quot;;IF(AND([.E260]=&quot;Comprar&quot;;[.E261]=&quot;Vender&quot;);&quot;COMPRA&quot;;&quot;&quot;))">
            <text:p/>
          </table:table-cell>
          <table:table-cell/>
          <table:table-cell table:formula="of:=[.H260]" office:value-type="float" office:value="0" calcext:value-type="float">
            <text:p>0</text:p>
          </table:table-cell>
          <table:table-cell/>
          <table:table-cell table:formula="of:=[.J260]+[.I26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73" calcext:value-type="float">
            <text:p>3,73</text:p>
          </table:table-cell>
          <table:table-cell table:formula="of:=IF([.F261]&lt;&gt;&quot;&quot;;[.B209];IF([.E261]=&quot;Vender&quot;;IF([.B209]&gt;[.C261];[.B209];[.C261]);IF([.B209]&lt;[.C261];[.B209];[.C261])))" office:value-type="float" office:value="3.845" calcext:value-type="float">
            <text:p>3,845</text:p>
          </table:table-cell>
          <table:table-cell table:formula="of:=IF([.E261]=&quot;Comprar&quot;;([.B262]-[.C262])/[.C262];([.C262]-[.B262])/[.C262])" office:value-type="float" office:value="-0.0299089726918076" calcext:value-type="float">
            <text:p>-0,029908972691808</text:p>
          </table:table-cell>
          <table:table-cell table:formula="of:=IF([.E261]=&quot;Comprar&quot;;IF([.D262]&gt;[.D$3];&quot;Vender&quot;;&quot;Comprar&quot;);IF([.D262]&gt;[.C$3];&quot;Comprar&quot;;&quot;Vender&quot;))" office:value-type="string" office:string-value="Comprar" calcext:value-type="string">
            <text:p>Comprar</text:p>
          </table:table-cell>
          <table:table-cell table:formula="of:=IF(AND([.E261]=&quot;Vender&quot;;[.E262]=&quot;Comprar&quot;);&quot;VENTA&quot;;IF(AND([.E261]=&quot;Comprar&quot;;[.E262]=&quot;Vender&quot;);&quot;COMPRA&quot;;&quot;&quot;))">
            <text:p/>
          </table:table-cell>
          <table:table-cell/>
          <table:table-cell table:formula="of:=[.H261]" office:value-type="float" office:value="0" calcext:value-type="float">
            <text:p>0</text:p>
          </table:table-cell>
          <table:table-cell/>
          <table:table-cell table:formula="of:=[.J261]+[.I26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45" calcext:value-type="float">
            <text:p>3,745</text:p>
          </table:table-cell>
          <table:table-cell table:formula="of:=IF([.F262]&lt;&gt;&quot;&quot;;[.B210];IF([.E262]=&quot;Vender&quot;;IF([.B210]&gt;[.C262];[.B210];[.C262]);IF([.B210]&lt;[.C262];[.B210];[.C262])))" office:value-type="float" office:value="3.76" calcext:value-type="float">
            <text:p>3,76</text:p>
          </table:table-cell>
          <table:table-cell table:formula="of:=IF([.E262]=&quot;Comprar&quot;;([.B263]-[.C263])/[.C263];([.C263]-[.B263])/[.C263])" office:value-type="float" office:value="-0.00398936170212757" calcext:value-type="float">
            <text:p>-0,003989361702128</text:p>
          </table:table-cell>
          <table:table-cell table:formula="of:=IF([.E262]=&quot;Comprar&quot;;IF([.D263]&gt;[.D$3];&quot;Vender&quot;;&quot;Comprar&quot;);IF([.D263]&gt;[.C$3];&quot;Comprar&quot;;&quot;Vender&quot;))" office:value-type="string" office:string-value="Comprar" calcext:value-type="string">
            <text:p>Comprar</text:p>
          </table:table-cell>
          <table:table-cell table:formula="of:=IF(AND([.E262]=&quot;Vender&quot;;[.E263]=&quot;Comprar&quot;);&quot;VENTA&quot;;IF(AND([.E262]=&quot;Comprar&quot;;[.E263]=&quot;Vender&quot;);&quot;COMPRA&quot;;&quot;&quot;))">
            <text:p/>
          </table:table-cell>
          <table:table-cell/>
          <table:table-cell table:formula="of:=[.H262]" office:value-type="float" office:value="0" calcext:value-type="float">
            <text:p>0</text:p>
          </table:table-cell>
          <table:table-cell/>
          <table:table-cell table:formula="of:=[.J262]+[.I26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8" calcext:value-type="float">
            <text:p>3,8</text:p>
          </table:table-cell>
          <table:table-cell table:formula="of:=IF([.F263]&lt;&gt;&quot;&quot;;[.B211];IF([.E263]=&quot;Vender&quot;;IF([.B211]&gt;[.C263];[.B211];[.C263]);IF([.B211]&lt;[.C263];[.B211];[.C263])))" office:value-type="float" office:value="3.76" calcext:value-type="float">
            <text:p>3,76</text:p>
          </table:table-cell>
          <table:table-cell table:formula="of:=IF([.E263]=&quot;Comprar&quot;;([.B264]-[.C264])/[.C264];([.C264]-[.B264])/[.C264])" office:value-type="float" office:value="0.0106382978723404" calcext:value-type="float">
            <text:p>0,010638297872341</text:p>
          </table:table-cell>
          <table:table-cell table:formula="of:=IF([.E263]=&quot;Comprar&quot;;IF([.D264]&gt;[.D$3];&quot;Vender&quot;;&quot;Comprar&quot;);IF([.D264]&gt;[.C$3];&quot;Comprar&quot;;&quot;Vender&quot;))" office:value-type="string" office:string-value="Comprar" calcext:value-type="string">
            <text:p>Comprar</text:p>
          </table:table-cell>
          <table:table-cell table:formula="of:=IF(AND([.E263]=&quot;Vender&quot;;[.E264]=&quot;Comprar&quot;);&quot;VENTA&quot;;IF(AND([.E263]=&quot;Comprar&quot;;[.E264]=&quot;Vender&quot;);&quot;COMPRA&quot;;&quot;&quot;))">
            <text:p/>
          </table:table-cell>
          <table:table-cell/>
          <table:table-cell table:formula="of:=[.H263]" office:value-type="float" office:value="0" calcext:value-type="float">
            <text:p>0</text:p>
          </table:table-cell>
          <table:table-cell/>
          <table:table-cell table:formula="of:=[.J263]+[.I26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835" calcext:value-type="float">
            <text:p>3,835</text:p>
          </table:table-cell>
          <table:table-cell table:formula="of:=IF([.F264]&lt;&gt;&quot;&quot;;[.B212];IF([.E264]=&quot;Vender&quot;;IF([.B212]&gt;[.C264];[.B212];[.C264]);IF([.B212]&lt;[.C264];[.B212];[.C264])))" office:value-type="float" office:value="3.76" calcext:value-type="float">
            <text:p>3,76</text:p>
          </table:table-cell>
          <table:table-cell table:formula="of:=IF([.E264]=&quot;Comprar&quot;;([.B265]-[.C265])/[.C265];([.C265]-[.B265])/[.C265])" office:value-type="float" office:value="0.0199468085106383" calcext:value-type="float">
            <text:p>0,019946808510638</text:p>
          </table:table-cell>
          <table:table-cell table:formula="of:=IF([.E264]=&quot;Comprar&quot;;IF([.D265]&gt;[.D$3];&quot;Vender&quot;;&quot;Comprar&quot;);IF([.D265]&gt;[.C$3];&quot;Comprar&quot;;&quot;Vender&quot;))" office:value-type="string" office:string-value="Comprar" calcext:value-type="string">
            <text:p>Comprar</text:p>
          </table:table-cell>
          <table:table-cell table:formula="of:=IF(AND([.E264]=&quot;Vender&quot;;[.E265]=&quot;Comprar&quot;);&quot;VENTA&quot;;IF(AND([.E264]=&quot;Comprar&quot;;[.E265]=&quot;Vender&quot;);&quot;COMPRA&quot;;&quot;&quot;))">
            <text:p/>
          </table:table-cell>
          <table:table-cell/>
          <table:table-cell table:formula="of:=[.H264]" office:value-type="float" office:value="0" calcext:value-type="float">
            <text:p>0</text:p>
          </table:table-cell>
          <table:table-cell/>
          <table:table-cell table:formula="of:=[.J264]+[.I26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84" calcext:value-type="float">
            <text:p>3,84</text:p>
          </table:table-cell>
          <table:table-cell table:formula="of:=IF([.F265]&lt;&gt;&quot;&quot;;[.B213];IF([.E265]=&quot;Vender&quot;;IF([.B213]&gt;[.C265];[.B213];[.C265]);IF([.B213]&lt;[.C265];[.B213];[.C265])))" office:value-type="float" office:value="3.76" calcext:value-type="float">
            <text:p>3,76</text:p>
          </table:table-cell>
          <table:table-cell table:formula="of:=IF([.E265]=&quot;Comprar&quot;;([.B266]-[.C266])/[.C266];([.C266]-[.B266])/[.C266])" office:value-type="float" office:value="0.0212765957446809" calcext:value-type="float">
            <text:p>0,021276595744681</text:p>
          </table:table-cell>
          <table:table-cell table:formula="of:=IF([.E265]=&quot;Comprar&quot;;IF([.D266]&gt;[.D$3];&quot;Vender&quot;;&quot;Comprar&quot;);IF([.D266]&gt;[.C$3];&quot;Comprar&quot;;&quot;Vender&quot;))" office:value-type="string" office:string-value="Comprar" calcext:value-type="string">
            <text:p>Comprar</text:p>
          </table:table-cell>
          <table:table-cell table:formula="of:=IF(AND([.E265]=&quot;Vender&quot;;[.E266]=&quot;Comprar&quot;);&quot;VENTA&quot;;IF(AND([.E265]=&quot;Comprar&quot;;[.E266]=&quot;Vender&quot;);&quot;COMPRA&quot;;&quot;&quot;))">
            <text:p/>
          </table:table-cell>
          <table:table-cell/>
          <table:table-cell table:formula="of:=[.H265]" office:value-type="float" office:value="0" calcext:value-type="float">
            <text:p>0</text:p>
          </table:table-cell>
          <table:table-cell/>
          <table:table-cell table:formula="of:=[.J265]+[.I26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79" calcext:value-type="float">
            <text:p>3,79</text:p>
          </table:table-cell>
          <table:table-cell table:formula="of:=IF([.F266]&lt;&gt;&quot;&quot;;[.B214];IF([.E266]=&quot;Vender&quot;;IF([.B214]&gt;[.C266];[.B214];[.C266]);IF([.B214]&lt;[.C266];[.B214];[.C266])))" office:value-type="float" office:value="3.76" calcext:value-type="float">
            <text:p>3,76</text:p>
          </table:table-cell>
          <table:table-cell table:formula="of:=IF([.E266]=&quot;Comprar&quot;;([.B267]-[.C267])/[.C267];([.C267]-[.B267])/[.C267])" office:value-type="float" office:value="0.00797872340425539" calcext:value-type="float">
            <text:p>0,007978723404255</text:p>
          </table:table-cell>
          <table:table-cell table:formula="of:=IF([.E266]=&quot;Comprar&quot;;IF([.D267]&gt;[.D$3];&quot;Vender&quot;;&quot;Comprar&quot;);IF([.D267]&gt;[.C$3];&quot;Comprar&quot;;&quot;Vender&quot;))" office:value-type="string" office:string-value="Comprar" calcext:value-type="string">
            <text:p>Comprar</text:p>
          </table:table-cell>
          <table:table-cell table:formula="of:=IF(AND([.E266]=&quot;Vender&quot;;[.E267]=&quot;Comprar&quot;);&quot;VENTA&quot;;IF(AND([.E266]=&quot;Comprar&quot;;[.E267]=&quot;Vender&quot;);&quot;COMPRA&quot;;&quot;&quot;))">
            <text:p/>
          </table:table-cell>
          <table:table-cell/>
          <table:table-cell table:formula="of:=[.H266]" office:value-type="float" office:value="0" calcext:value-type="float">
            <text:p>0</text:p>
          </table:table-cell>
          <table:table-cell/>
          <table:table-cell table:formula="of:=[.J266]+[.I26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74" calcext:value-type="float">
            <text:p>3,74</text:p>
          </table:table-cell>
          <table:table-cell table:formula="of:=IF([.F267]&lt;&gt;&quot;&quot;;[.B215];IF([.E267]=&quot;Vender&quot;;IF([.B215]&gt;[.C267];[.B215];[.C267]);IF([.B215]&lt;[.C267];[.B215];[.C267])))" office:value-type="float" office:value="3.76" calcext:value-type="float">
            <text:p>3,76</text:p>
          </table:table-cell>
          <table:table-cell table:formula="of:=IF([.E267]=&quot;Comprar&quot;;([.B268]-[.C268])/[.C268];([.C268]-[.B268])/[.C268])" office:value-type="float" office:value="-0.0053191489361701" calcext:value-type="float">
            <text:p>-0,00531914893617</text:p>
          </table:table-cell>
          <table:table-cell table:formula="of:=IF([.E267]=&quot;Comprar&quot;;IF([.D268]&gt;[.D$3];&quot;Vender&quot;;&quot;Comprar&quot;);IF([.D268]&gt;[.C$3];&quot;Comprar&quot;;&quot;Vender&quot;))" office:value-type="string" office:string-value="Comprar" calcext:value-type="string">
            <text:p>Comprar</text:p>
          </table:table-cell>
          <table:table-cell table:formula="of:=IF(AND([.E267]=&quot;Vender&quot;;[.E268]=&quot;Comprar&quot;);&quot;VENTA&quot;;IF(AND([.E267]=&quot;Comprar&quot;;[.E268]=&quot;Vender&quot;);&quot;COMPRA&quot;;&quot;&quot;))">
            <text:p/>
          </table:table-cell>
          <table:table-cell/>
          <table:table-cell table:formula="of:=[.H267]" office:value-type="float" office:value="0" calcext:value-type="float">
            <text:p>0</text:p>
          </table:table-cell>
          <table:table-cell/>
          <table:table-cell table:formula="of:=[.J267]+[.I26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73" calcext:value-type="float">
            <text:p>3,73</text:p>
          </table:table-cell>
          <table:table-cell table:formula="of:=IF([.F268]&lt;&gt;&quot;&quot;;[.B216];IF([.E268]=&quot;Vender&quot;;IF([.B216]&gt;[.C268];[.B216];[.C268]);IF([.B216]&lt;[.C268];[.B216];[.C268])))" office:value-type="float" office:value="3.76" calcext:value-type="float">
            <text:p>3,76</text:p>
          </table:table-cell>
          <table:table-cell table:formula="of:=IF([.E268]=&quot;Comprar&quot;;([.B269]-[.C269])/[.C269];([.C269]-[.B269])/[.C269])" office:value-type="float" office:value="-0.00797872340425527" calcext:value-type="float">
            <text:p>-0,007978723404255</text:p>
          </table:table-cell>
          <table:table-cell table:formula="of:=IF([.E268]=&quot;Comprar&quot;;IF([.D269]&gt;[.D$3];&quot;Vender&quot;;&quot;Comprar&quot;);IF([.D269]&gt;[.C$3];&quot;Comprar&quot;;&quot;Vender&quot;))" office:value-type="string" office:string-value="Comprar" calcext:value-type="string">
            <text:p>Comprar</text:p>
          </table:table-cell>
          <table:table-cell table:formula="of:=IF(AND([.E268]=&quot;Vender&quot;;[.E269]=&quot;Comprar&quot;);&quot;VENTA&quot;;IF(AND([.E268]=&quot;Comprar&quot;;[.E269]=&quot;Vender&quot;);&quot;COMPRA&quot;;&quot;&quot;))">
            <text:p/>
          </table:table-cell>
          <table:table-cell/>
          <table:table-cell table:formula="of:=[.H268]" office:value-type="float" office:value="0" calcext:value-type="float">
            <text:p>0</text:p>
          </table:table-cell>
          <table:table-cell/>
          <table:table-cell table:formula="of:=[.J268]+[.I26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71" calcext:value-type="float">
            <text:p>3,71</text:p>
          </table:table-cell>
          <table:table-cell table:formula="of:=IF([.F269]&lt;&gt;&quot;&quot;;[.B217];IF([.E269]=&quot;Vender&quot;;IF([.B217]&gt;[.C269];[.B217];[.C269]);IF([.B217]&lt;[.C269];[.B217];[.C269])))" office:value-type="float" office:value="3.76" calcext:value-type="float">
            <text:p>3,76</text:p>
          </table:table-cell>
          <table:table-cell table:formula="of:=IF([.E269]=&quot;Comprar&quot;;([.B270]-[.C270])/[.C270];([.C270]-[.B270])/[.C270])" office:value-type="float" office:value="-0.0132978723404255" calcext:value-type="float">
            <text:p>-0,013297872340426</text:p>
          </table:table-cell>
          <table:table-cell table:formula="of:=IF([.E269]=&quot;Comprar&quot;;IF([.D270]&gt;[.D$3];&quot;Vender&quot;;&quot;Comprar&quot;);IF([.D270]&gt;[.C$3];&quot;Comprar&quot;;&quot;Vender&quot;))" office:value-type="string" office:string-value="Comprar" calcext:value-type="string">
            <text:p>Comprar</text:p>
          </table:table-cell>
          <table:table-cell table:formula="of:=IF(AND([.E269]=&quot;Vender&quot;;[.E270]=&quot;Comprar&quot;);&quot;VENTA&quot;;IF(AND([.E269]=&quot;Comprar&quot;;[.E270]=&quot;Vender&quot;);&quot;COMPRA&quot;;&quot;&quot;))">
            <text:p/>
          </table:table-cell>
          <table:table-cell/>
          <table:table-cell table:formula="of:=[.H269]" office:value-type="float" office:value="0" calcext:value-type="float">
            <text:p>0</text:p>
          </table:table-cell>
          <table:table-cell/>
          <table:table-cell table:formula="of:=[.J269]+[.I27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705" calcext:value-type="float">
            <text:p>3,705</text:p>
          </table:table-cell>
          <table:table-cell table:formula="of:=IF([.F270]&lt;&gt;&quot;&quot;;[.B218];IF([.E270]=&quot;Vender&quot;;IF([.B218]&gt;[.C270];[.B218];[.C270]);IF([.B218]&lt;[.C270];[.B218];[.C270])))" office:value-type="float" office:value="3.76" calcext:value-type="float">
            <text:p>3,76</text:p>
          </table:table-cell>
          <table:table-cell table:formula="of:=IF([.E270]=&quot;Comprar&quot;;([.B271]-[.C271])/[.C271];([.C271]-[.B271])/[.C271])" office:value-type="float" office:value="-0.014627659574468" calcext:value-type="float">
            <text:p>-0,014627659574468</text:p>
          </table:table-cell>
          <table:table-cell table:formula="of:=IF([.E270]=&quot;Comprar&quot;;IF([.D271]&gt;[.D$3];&quot;Vender&quot;;&quot;Comprar&quot;);IF([.D271]&gt;[.C$3];&quot;Comprar&quot;;&quot;Vender&quot;))" office:value-type="string" office:string-value="Comprar" calcext:value-type="string">
            <text:p>Comprar</text:p>
          </table:table-cell>
          <table:table-cell table:formula="of:=IF(AND([.E270]=&quot;Vender&quot;;[.E271]=&quot;Comprar&quot;);&quot;VENTA&quot;;IF(AND([.E270]=&quot;Comprar&quot;;[.E271]=&quot;Vender&quot;);&quot;COMPRA&quot;;&quot;&quot;))">
            <text:p/>
          </table:table-cell>
          <table:table-cell/>
          <table:table-cell table:formula="of:=[.H270]" office:value-type="float" office:value="0" calcext:value-type="float">
            <text:p>0</text:p>
          </table:table-cell>
          <table:table-cell/>
          <table:table-cell table:formula="of:=[.J270]+[.I27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66" calcext:value-type="float">
            <text:p>3,66</text:p>
          </table:table-cell>
          <table:table-cell table:formula="of:=IF([.F271]&lt;&gt;&quot;&quot;;[.B219];IF([.E271]=&quot;Vender&quot;;IF([.B219]&gt;[.C271];[.B219];[.C271]);IF([.B219]&lt;[.C271];[.B219];[.C271])))" office:value-type="float" office:value="3.76" calcext:value-type="float">
            <text:p>3,76</text:p>
          </table:table-cell>
          <table:table-cell table:formula="of:=IF([.E271]=&quot;Comprar&quot;;([.B272]-[.C272])/[.C272];([.C272]-[.B272])/[.C272])" office:value-type="float" office:value="-0.026595744680851" calcext:value-type="float">
            <text:p>-0,026595744680851</text:p>
          </table:table-cell>
          <table:table-cell table:formula="of:=IF([.E271]=&quot;Comprar&quot;;IF([.D272]&gt;[.D$3];&quot;Vender&quot;;&quot;Comprar&quot;);IF([.D272]&gt;[.C$3];&quot;Comprar&quot;;&quot;Vender&quot;))" office:value-type="string" office:string-value="Comprar" calcext:value-type="string">
            <text:p>Comprar</text:p>
          </table:table-cell>
          <table:table-cell table:formula="of:=IF(AND([.E271]=&quot;Vender&quot;;[.E272]=&quot;Comprar&quot;);&quot;VENTA&quot;;IF(AND([.E271]=&quot;Comprar&quot;;[.E272]=&quot;Vender&quot;);&quot;COMPRA&quot;;&quot;&quot;))">
            <text:p/>
          </table:table-cell>
          <table:table-cell/>
          <table:table-cell table:formula="of:=[.H271]" office:value-type="float" office:value="0" calcext:value-type="float">
            <text:p>0</text:p>
          </table:table-cell>
          <table:table-cell/>
          <table:table-cell table:formula="of:=[.J271]+[.I27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7" calcext:value-type="float">
            <text:p>3,7</text:p>
          </table:table-cell>
          <table:table-cell table:formula="of:=IF([.F272]&lt;&gt;&quot;&quot;;[.B220];IF([.E272]=&quot;Vender&quot;;IF([.B220]&gt;[.C272];[.B220];[.C272]);IF([.B220]&lt;[.C272];[.B220];[.C272])))" office:value-type="float" office:value="3.76" calcext:value-type="float">
            <text:p>3,76</text:p>
          </table:table-cell>
          <table:table-cell table:formula="of:=IF([.E272]=&quot;Comprar&quot;;([.B273]-[.C273])/[.C273];([.C273]-[.B273])/[.C273])" office:value-type="float" office:value="-0.0159574468085105" calcext:value-type="float">
            <text:p>-0,015957446808511</text:p>
          </table:table-cell>
          <table:table-cell table:formula="of:=IF([.E272]=&quot;Comprar&quot;;IF([.D273]&gt;[.D$3];&quot;Vender&quot;;&quot;Comprar&quot;);IF([.D273]&gt;[.C$3];&quot;Comprar&quot;;&quot;Vender&quot;))" office:value-type="string" office:string-value="Comprar" calcext:value-type="string">
            <text:p>Comprar</text:p>
          </table:table-cell>
          <table:table-cell table:formula="of:=IF(AND([.E272]=&quot;Vender&quot;;[.E273]=&quot;Comprar&quot;);&quot;VENTA&quot;;IF(AND([.E272]=&quot;Comprar&quot;;[.E273]=&quot;Vender&quot;);&quot;COMPRA&quot;;&quot;&quot;))">
            <text:p/>
          </table:table-cell>
          <table:table-cell/>
          <table:table-cell table:formula="of:=[.H272]" office:value-type="float" office:value="0" calcext:value-type="float">
            <text:p>0</text:p>
          </table:table-cell>
          <table:table-cell/>
          <table:table-cell table:formula="of:=[.J272]+[.I27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625" calcext:value-type="float">
            <text:p>3,625</text:p>
          </table:table-cell>
          <table:table-cell table:formula="of:=IF([.F273]&lt;&gt;&quot;&quot;;[.B221];IF([.E273]=&quot;Vender&quot;;IF([.B221]&gt;[.C273];[.B221];[.C273]);IF([.B221]&lt;[.C273];[.B221];[.C273])))" office:value-type="float" office:value="3.76" calcext:value-type="float">
            <text:p>3,76</text:p>
          </table:table-cell>
          <table:table-cell table:formula="of:=IF([.E273]=&quot;Comprar&quot;;([.B274]-[.C274])/[.C274];([.C274]-[.B274])/[.C274])" office:value-type="float" office:value="-0.0359042553191489" calcext:value-type="float">
            <text:p>-0,035904255319149</text:p>
          </table:table-cell>
          <table:table-cell table:formula="of:=IF([.E273]=&quot;Comprar&quot;;IF([.D274]&gt;[.D$3];&quot;Vender&quot;;&quot;Comprar&quot;);IF([.D274]&gt;[.C$3];&quot;Comprar&quot;;&quot;Vender&quot;))" office:value-type="string" office:string-value="Comprar" calcext:value-type="string">
            <text:p>Comprar</text:p>
          </table:table-cell>
          <table:table-cell table:formula="of:=IF(AND([.E273]=&quot;Vender&quot;;[.E274]=&quot;Comprar&quot;);&quot;VENTA&quot;;IF(AND([.E273]=&quot;Comprar&quot;;[.E274]=&quot;Vender&quot;);&quot;COMPRA&quot;;&quot;&quot;))">
            <text:p/>
          </table:table-cell>
          <table:table-cell/>
          <table:table-cell table:formula="of:=[.H273]" office:value-type="float" office:value="0" calcext:value-type="float">
            <text:p>0</text:p>
          </table:table-cell>
          <table:table-cell/>
          <table:table-cell table:formula="of:=[.J273]+[.I27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58" calcext:value-type="float">
            <text:p>3,58</text:p>
          </table:table-cell>
          <table:table-cell table:formula="of:=IF([.F274]&lt;&gt;&quot;&quot;;[.B222];IF([.E274]=&quot;Vender&quot;;IF([.B222]&gt;[.C274];[.B222];[.C274]);IF([.B222]&lt;[.C274];[.B222];[.C274])))" office:value-type="float" office:value="3.76" calcext:value-type="float">
            <text:p>3,76</text:p>
          </table:table-cell>
          <table:table-cell table:formula="of:=IF([.E274]=&quot;Comprar&quot;;([.B275]-[.C275])/[.C275];([.C275]-[.B275])/[.C275])" office:value-type="float" office:value="-0.0478723404255319" calcext:value-type="float">
            <text:p>-0,047872340425532</text:p>
          </table:table-cell>
          <table:table-cell table:formula="of:=IF([.E274]=&quot;Comprar&quot;;IF([.D275]&gt;[.D$3];&quot;Vender&quot;;&quot;Comprar&quot;);IF([.D275]&gt;[.C$3];&quot;Comprar&quot;;&quot;Vender&quot;))" office:value-type="string" office:string-value="Comprar" calcext:value-type="string">
            <text:p>Comprar</text:p>
          </table:table-cell>
          <table:table-cell table:formula="of:=IF(AND([.E274]=&quot;Vender&quot;;[.E275]=&quot;Comprar&quot;);&quot;VENTA&quot;;IF(AND([.E274]=&quot;Comprar&quot;;[.E275]=&quot;Vender&quot;);&quot;COMPRA&quot;;&quot;&quot;))">
            <text:p/>
          </table:table-cell>
          <table:table-cell/>
          <table:table-cell table:formula="of:=[.H274]" office:value-type="float" office:value="0" calcext:value-type="float">
            <text:p>0</text:p>
          </table:table-cell>
          <table:table-cell/>
          <table:table-cell table:formula="of:=[.J274]+[.I27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51" calcext:value-type="float">
            <text:p>3,51</text:p>
          </table:table-cell>
          <table:table-cell table:formula="of:=IF([.F275]&lt;&gt;&quot;&quot;;[.B223];IF([.E275]=&quot;Vender&quot;;IF([.B223]&gt;[.C275];[.B223];[.C275]);IF([.B223]&lt;[.C275];[.B223];[.C275])))" office:value-type="float" office:value="3.76" calcext:value-type="float">
            <text:p>3,76</text:p>
          </table:table-cell>
          <table:table-cell table:formula="of:=IF([.E275]=&quot;Comprar&quot;;([.B276]-[.C276])/[.C276];([.C276]-[.B276])/[.C276])" office:value-type="float" office:value="-0.0664893617021277" calcext:value-type="float">
            <text:p>-0,066489361702128</text:p>
          </table:table-cell>
          <table:table-cell table:formula="of:=IF([.E275]=&quot;Comprar&quot;;IF([.D276]&gt;[.D$3];&quot;Vender&quot;;&quot;Comprar&quot;);IF([.D276]&gt;[.C$3];&quot;Comprar&quot;;&quot;Vender&quot;))" office:value-type="string" office:string-value="Comprar" calcext:value-type="string">
            <text:p>Comprar</text:p>
          </table:table-cell>
          <table:table-cell table:formula="of:=IF(AND([.E275]=&quot;Vender&quot;;[.E276]=&quot;Comprar&quot;);&quot;VENTA&quot;;IF(AND([.E275]=&quot;Comprar&quot;;[.E276]=&quot;Vender&quot;);&quot;COMPRA&quot;;&quot;&quot;))">
            <text:p/>
          </table:table-cell>
          <table:table-cell/>
          <table:table-cell table:formula="of:=[.H275]" office:value-type="float" office:value="0" calcext:value-type="float">
            <text:p>0</text:p>
          </table:table-cell>
          <table:table-cell/>
          <table:table-cell table:formula="of:=[.J275]+[.I27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425" calcext:value-type="float">
            <text:p>3,425</text:p>
          </table:table-cell>
          <table:table-cell table:formula="of:=IF([.F276]&lt;&gt;&quot;&quot;;[.B224];IF([.E276]=&quot;Vender&quot;;IF([.B224]&gt;[.C276];[.B224];[.C276]);IF([.B224]&lt;[.C276];[.B224];[.C276])))" office:value-type="float" office:value="3.76" calcext:value-type="float">
            <text:p>3,76</text:p>
          </table:table-cell>
          <table:table-cell table:formula="of:=IF([.E276]=&quot;Comprar&quot;;([.B277]-[.C277])/[.C277];([.C277]-[.B277])/[.C277])" office:value-type="float" office:value="-0.0890957446808511" calcext:value-type="float">
            <text:p>-0,089095744680851</text:p>
          </table:table-cell>
          <table:table-cell table:formula="of:=IF([.E276]=&quot;Comprar&quot;;IF([.D277]&gt;[.D$3];&quot;Vender&quot;;&quot;Comprar&quot;);IF([.D277]&gt;[.C$3];&quot;Comprar&quot;;&quot;Vender&quot;))" office:value-type="string" office:string-value="Comprar" calcext:value-type="string">
            <text:p>Comprar</text:p>
          </table:table-cell>
          <table:table-cell table:formula="of:=IF(AND([.E276]=&quot;Vender&quot;;[.E277]=&quot;Comprar&quot;);&quot;VENTA&quot;;IF(AND([.E276]=&quot;Comprar&quot;;[.E277]=&quot;Vender&quot;);&quot;COMPRA&quot;;&quot;&quot;))">
            <text:p/>
          </table:table-cell>
          <table:table-cell/>
          <table:table-cell table:formula="of:=[.H276]" office:value-type="float" office:value="0" calcext:value-type="float">
            <text:p>0</text:p>
          </table:table-cell>
          <table:table-cell/>
          <table:table-cell table:formula="of:=[.J276]+[.I27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445" calcext:value-type="float">
            <text:p>3,445</text:p>
          </table:table-cell>
          <table:table-cell table:formula="of:=IF([.F277]&lt;&gt;&quot;&quot;;[.B225];IF([.E277]=&quot;Vender&quot;;IF([.B225]&gt;[.C277];[.B225];[.C277]);IF([.B225]&lt;[.C277];[.B225];[.C277])))" office:value-type="float" office:value="3.76" calcext:value-type="float">
            <text:p>3,76</text:p>
          </table:table-cell>
          <table:table-cell table:formula="of:=IF([.E277]=&quot;Comprar&quot;;([.B278]-[.C278])/[.C278];([.C278]-[.B278])/[.C278])" office:value-type="float" office:value="-0.0837765957446808" calcext:value-type="float">
            <text:p>-0,083776595744681</text:p>
          </table:table-cell>
          <table:table-cell table:formula="of:=IF([.E277]=&quot;Comprar&quot;;IF([.D278]&gt;[.D$3];&quot;Vender&quot;;&quot;Comprar&quot;);IF([.D278]&gt;[.C$3];&quot;Comprar&quot;;&quot;Vender&quot;))" office:value-type="string" office:string-value="Comprar" calcext:value-type="string">
            <text:p>Comprar</text:p>
          </table:table-cell>
          <table:table-cell table:formula="of:=IF(AND([.E277]=&quot;Vender&quot;;[.E278]=&quot;Comprar&quot;);&quot;VENTA&quot;;IF(AND([.E277]=&quot;Comprar&quot;;[.E278]=&quot;Vender&quot;);&quot;COMPRA&quot;;&quot;&quot;))">
            <text:p/>
          </table:table-cell>
          <table:table-cell/>
          <table:table-cell table:formula="of:=[.H277]" office:value-type="float" office:value="0" calcext:value-type="float">
            <text:p>0</text:p>
          </table:table-cell>
          <table:table-cell/>
          <table:table-cell table:formula="of:=[.J277]+[.I27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48" calcext:value-type="float">
            <text:p>3,48</text:p>
          </table:table-cell>
          <table:table-cell table:formula="of:=IF([.F278]&lt;&gt;&quot;&quot;;[.B226];IF([.E278]=&quot;Vender&quot;;IF([.B226]&gt;[.C278];[.B226];[.C278]);IF([.B226]&lt;[.C278];[.B226];[.C278])))" office:value-type="float" office:value="3.76" calcext:value-type="float">
            <text:p>3,76</text:p>
          </table:table-cell>
          <table:table-cell table:formula="of:=IF([.E278]=&quot;Comprar&quot;;([.B279]-[.C279])/[.C279];([.C279]-[.B279])/[.C279])" office:value-type="float" office:value="-0.0744680851063829" calcext:value-type="float">
            <text:p>-0,074468085106383</text:p>
          </table:table-cell>
          <table:table-cell table:formula="of:=IF([.E278]=&quot;Comprar&quot;;IF([.D279]&gt;[.D$3];&quot;Vender&quot;;&quot;Comprar&quot;);IF([.D279]&gt;[.C$3];&quot;Comprar&quot;;&quot;Vender&quot;))" office:value-type="string" office:string-value="Comprar" calcext:value-type="string">
            <text:p>Comprar</text:p>
          </table:table-cell>
          <table:table-cell table:formula="of:=IF(AND([.E278]=&quot;Vender&quot;;[.E279]=&quot;Comprar&quot;);&quot;VENTA&quot;;IF(AND([.E278]=&quot;Comprar&quot;;[.E279]=&quot;Vender&quot;);&quot;COMPRA&quot;;&quot;&quot;))">
            <text:p/>
          </table:table-cell>
          <table:table-cell/>
          <table:table-cell table:formula="of:=[.H278]" office:value-type="float" office:value="0" calcext:value-type="float">
            <text:p>0</text:p>
          </table:table-cell>
          <table:table-cell/>
          <table:table-cell table:formula="of:=[.J278]+[.I27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37" calcext:value-type="float">
            <text:p>3,37</text:p>
          </table:table-cell>
          <table:table-cell table:formula="of:=IF([.F279]&lt;&gt;&quot;&quot;;[.B227];IF([.E279]=&quot;Vender&quot;;IF([.B227]&gt;[.C279];[.B227];[.C279]);IF([.B227]&lt;[.C279];[.B227];[.C279])))" office:value-type="float" office:value="3.76" calcext:value-type="float">
            <text:p>3,76</text:p>
          </table:table-cell>
          <table:table-cell table:formula="of:=IF([.E279]=&quot;Comprar&quot;;([.B280]-[.C280])/[.C280];([.C280]-[.B280])/[.C280])" office:value-type="float" office:value="-0.103723404255319" calcext:value-type="float">
            <text:p>-0,103723404255319</text:p>
          </table:table-cell>
          <table:table-cell table:formula="of:=IF([.E279]=&quot;Comprar&quot;;IF([.D280]&gt;[.D$3];&quot;Vender&quot;;&quot;Comprar&quot;);IF([.D280]&gt;[.C$3];&quot;Comprar&quot;;&quot;Vender&quot;))" office:value-type="string" office:string-value="Comprar" calcext:value-type="string">
            <text:p>Comprar</text:p>
          </table:table-cell>
          <table:table-cell table:formula="of:=IF(AND([.E279]=&quot;Vender&quot;;[.E280]=&quot;Comprar&quot;);&quot;VENTA&quot;;IF(AND([.E279]=&quot;Comprar&quot;;[.E280]=&quot;Vender&quot;);&quot;COMPRA&quot;;&quot;&quot;))">
            <text:p/>
          </table:table-cell>
          <table:table-cell/>
          <table:table-cell table:formula="of:=[.H279]" office:value-type="float" office:value="0" calcext:value-type="float">
            <text:p>0</text:p>
          </table:table-cell>
          <table:table-cell/>
          <table:table-cell table:formula="of:=[.J279]+[.I28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36" calcext:value-type="float">
            <text:p>3,36</text:p>
          </table:table-cell>
          <table:table-cell table:formula="of:=IF([.F280]&lt;&gt;&quot;&quot;;[.B228];IF([.E280]=&quot;Vender&quot;;IF([.B228]&gt;[.C280];[.B228];[.C280]);IF([.B228]&lt;[.C280];[.B228];[.C280])))" office:value-type="float" office:value="3.76" calcext:value-type="float">
            <text:p>3,76</text:p>
          </table:table-cell>
          <table:table-cell table:formula="of:=IF([.E280]=&quot;Comprar&quot;;([.B281]-[.C281])/[.C281];([.C281]-[.B281])/[.C281])" office:value-type="float" office:value="-0.106382978723404" calcext:value-type="float">
            <text:p>-0,106382978723404</text:p>
          </table:table-cell>
          <table:table-cell table:formula="of:=IF([.E280]=&quot;Comprar&quot;;IF([.D281]&gt;[.D$3];&quot;Vender&quot;;&quot;Comprar&quot;);IF([.D281]&gt;[.C$3];&quot;Comprar&quot;;&quot;Vender&quot;))" office:value-type="string" office:string-value="Comprar" calcext:value-type="string">
            <text:p>Comprar</text:p>
          </table:table-cell>
          <table:table-cell table:formula="of:=IF(AND([.E280]=&quot;Vender&quot;;[.E281]=&quot;Comprar&quot;);&quot;VENTA&quot;;IF(AND([.E280]=&quot;Comprar&quot;;[.E281]=&quot;Vender&quot;);&quot;COMPRA&quot;;&quot;&quot;))">
            <text:p/>
          </table:table-cell>
          <table:table-cell/>
          <table:table-cell table:formula="of:=[.H280]" office:value-type="float" office:value="0" calcext:value-type="float">
            <text:p>0</text:p>
          </table:table-cell>
          <table:table-cell/>
          <table:table-cell table:formula="of:=[.J280]+[.I28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29" calcext:value-type="float">
            <text:p>3,29</text:p>
          </table:table-cell>
          <table:table-cell table:formula="of:=IF([.F281]&lt;&gt;&quot;&quot;;[.B229];IF([.E281]=&quot;Vender&quot;;IF([.B229]&gt;[.C281];[.B229];[.C281]);IF([.B229]&lt;[.C281];[.B229];[.C281])))" office:value-type="float" office:value="3.76" calcext:value-type="float">
            <text:p>3,76</text:p>
          </table:table-cell>
          <table:table-cell table:formula="of:=IF([.E281]=&quot;Comprar&quot;;([.B282]-[.C282])/[.C282];([.C282]-[.B282])/[.C282])" office:value-type="float" office:value="-0.125" calcext:value-type="float">
            <text:p>-0,125</text:p>
          </table:table-cell>
          <table:table-cell table:formula="of:=IF([.E281]=&quot;Comprar&quot;;IF([.D282]&gt;[.D$3];&quot;Vender&quot;;&quot;Comprar&quot;);IF([.D282]&gt;[.C$3];&quot;Comprar&quot;;&quot;Vender&quot;))" office:value-type="string" office:string-value="Comprar" calcext:value-type="string">
            <text:p>Comprar</text:p>
          </table:table-cell>
          <table:table-cell table:formula="of:=IF(AND([.E281]=&quot;Vender&quot;;[.E282]=&quot;Comprar&quot;);&quot;VENTA&quot;;IF(AND([.E281]=&quot;Comprar&quot;;[.E282]=&quot;Vender&quot;);&quot;COMPRA&quot;;&quot;&quot;))">
            <text:p/>
          </table:table-cell>
          <table:table-cell/>
          <table:table-cell table:formula="of:=[.H281]" office:value-type="float" office:value="0" calcext:value-type="float">
            <text:p>0</text:p>
          </table:table-cell>
          <table:table-cell/>
          <table:table-cell table:formula="of:=[.J281]+[.I28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29" calcext:value-type="float">
            <text:p>3,29</text:p>
          </table:table-cell>
          <table:table-cell table:formula="of:=IF([.F282]&lt;&gt;&quot;&quot;;[.B230];IF([.E282]=&quot;Vender&quot;;IF([.B230]&gt;[.C282];[.B230];[.C282]);IF([.B230]&lt;[.C282];[.B230];[.C282])))" office:value-type="float" office:value="3.76" calcext:value-type="float">
            <text:p>3,76</text:p>
          </table:table-cell>
          <table:table-cell table:formula="of:=IF([.E282]=&quot;Comprar&quot;;([.B283]-[.C283])/[.C283];([.C283]-[.B283])/[.C283])" office:value-type="float" office:value="-0.125" calcext:value-type="float">
            <text:p>-0,125</text:p>
          </table:table-cell>
          <table:table-cell table:formula="of:=IF([.E282]=&quot;Comprar&quot;;IF([.D283]&gt;[.D$3];&quot;Vender&quot;;&quot;Comprar&quot;);IF([.D283]&gt;[.C$3];&quot;Comprar&quot;;&quot;Vender&quot;))" office:value-type="string" office:string-value="Comprar" calcext:value-type="string">
            <text:p>Comprar</text:p>
          </table:table-cell>
          <table:table-cell table:formula="of:=IF(AND([.E282]=&quot;Vender&quot;;[.E283]=&quot;Comprar&quot;);&quot;VENTA&quot;;IF(AND([.E282]=&quot;Comprar&quot;;[.E283]=&quot;Vender&quot;);&quot;COMPRA&quot;;&quot;&quot;))">
            <text:p/>
          </table:table-cell>
          <table:table-cell/>
          <table:table-cell table:formula="of:=[.H282]" office:value-type="float" office:value="0" calcext:value-type="float">
            <text:p>0</text:p>
          </table:table-cell>
          <table:table-cell/>
          <table:table-cell table:formula="of:=[.J282]+[.I28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8" calcext:value-type="float">
            <text:p>3,18</text:p>
          </table:table-cell>
          <table:table-cell table:formula="of:=IF([.F283]&lt;&gt;&quot;&quot;;[.B231];IF([.E283]=&quot;Vender&quot;;IF([.B231]&gt;[.C283];[.B231];[.C283]);IF([.B231]&lt;[.C283];[.B231];[.C283])))" office:value-type="float" office:value="3.76" calcext:value-type="float">
            <text:p>3,76</text:p>
          </table:table-cell>
          <table:table-cell table:formula="of:=IF([.E283]=&quot;Comprar&quot;;([.B284]-[.C284])/[.C284];([.C284]-[.B284])/[.C284])" office:value-type="float" office:value="-0.154255319148936" calcext:value-type="float">
            <text:p>-0,154255319148936</text:p>
          </table:table-cell>
          <table:table-cell table:formula="of:=IF([.E283]=&quot;Comprar&quot;;IF([.D284]&gt;[.D$3];&quot;Vender&quot;;&quot;Comprar&quot;);IF([.D284]&gt;[.C$3];&quot;Comprar&quot;;&quot;Vender&quot;))" office:value-type="string" office:string-value="Comprar" calcext:value-type="string">
            <text:p>Comprar</text:p>
          </table:table-cell>
          <table:table-cell table:formula="of:=IF(AND([.E283]=&quot;Vender&quot;;[.E284]=&quot;Comprar&quot;);&quot;VENTA&quot;;IF(AND([.E283]=&quot;Comprar&quot;;[.E284]=&quot;Vender&quot;);&quot;COMPRA&quot;;&quot;&quot;))">
            <text:p/>
          </table:table-cell>
          <table:table-cell/>
          <table:table-cell table:formula="of:=[.H283]" office:value-type="float" office:value="0" calcext:value-type="float">
            <text:p>0</text:p>
          </table:table-cell>
          <table:table-cell/>
          <table:table-cell table:formula="of:=[.J283]+[.I28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95" calcext:value-type="float">
            <text:p>3,195</text:p>
          </table:table-cell>
          <table:table-cell table:formula="of:=IF([.F284]&lt;&gt;&quot;&quot;;[.B232];IF([.E284]=&quot;Vender&quot;;IF([.B232]&gt;[.C284];[.B232];[.C284]);IF([.B232]&lt;[.C284];[.B232];[.C284])))" office:value-type="float" office:value="3.76" calcext:value-type="float">
            <text:p>3,76</text:p>
          </table:table-cell>
          <table:table-cell table:formula="of:=IF([.E284]=&quot;Comprar&quot;;([.B285]-[.C285])/[.C285];([.C285]-[.B285])/[.C285])" office:value-type="float" office:value="-0.150265957446809" calcext:value-type="float">
            <text:p>-0,150265957446809</text:p>
          </table:table-cell>
          <table:table-cell table:formula="of:=IF([.E284]=&quot;Comprar&quot;;IF([.D285]&gt;[.D$3];&quot;Vender&quot;;&quot;Comprar&quot;);IF([.D285]&gt;[.C$3];&quot;Comprar&quot;;&quot;Vender&quot;))" office:value-type="string" office:string-value="Comprar" calcext:value-type="string">
            <text:p>Comprar</text:p>
          </table:table-cell>
          <table:table-cell table:formula="of:=IF(AND([.E284]=&quot;Vender&quot;;[.E285]=&quot;Comprar&quot;);&quot;VENTA&quot;;IF(AND([.E284]=&quot;Comprar&quot;;[.E285]=&quot;Vender&quot;);&quot;COMPRA&quot;;&quot;&quot;))">
            <text:p/>
          </table:table-cell>
          <table:table-cell/>
          <table:table-cell table:formula="of:=[.H284]" office:value-type="float" office:value="0" calcext:value-type="float">
            <text:p>0</text:p>
          </table:table-cell>
          <table:table-cell/>
          <table:table-cell table:formula="of:=[.J284]+[.I28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035" calcext:value-type="float">
            <text:p>3,035</text:p>
          </table:table-cell>
          <table:table-cell table:formula="of:=IF([.F285]&lt;&gt;&quot;&quot;;[.B233];IF([.E285]=&quot;Vender&quot;;IF([.B233]&gt;[.C285];[.B233];[.C285]);IF([.B233]&lt;[.C285];[.B233];[.C285])))" office:value-type="float" office:value="3.76" calcext:value-type="float">
            <text:p>3,76</text:p>
          </table:table-cell>
          <table:table-cell table:formula="of:=IF([.E285]=&quot;Comprar&quot;;([.B286]-[.C286])/[.C286];([.C286]-[.B286])/[.C286])" office:value-type="float" office:value="-0.19281914893617" calcext:value-type="float">
            <text:p>-0,19281914893617</text:p>
          </table:table-cell>
          <table:table-cell table:formula="of:=IF([.E285]=&quot;Comprar&quot;;IF([.D286]&gt;[.D$3];&quot;Vender&quot;;&quot;Comprar&quot;);IF([.D286]&gt;[.C$3];&quot;Comprar&quot;;&quot;Vender&quot;))" office:value-type="string" office:string-value="Comprar" calcext:value-type="string">
            <text:p>Comprar</text:p>
          </table:table-cell>
          <table:table-cell table:formula="of:=IF(AND([.E285]=&quot;Vender&quot;;[.E286]=&quot;Comprar&quot;);&quot;VENTA&quot;;IF(AND([.E285]=&quot;Comprar&quot;;[.E286]=&quot;Vender&quot;);&quot;COMPRA&quot;;&quot;&quot;))">
            <text:p/>
          </table:table-cell>
          <table:table-cell/>
          <table:table-cell table:formula="of:=[.H285]" office:value-type="float" office:value="0" calcext:value-type="float">
            <text:p>0</text:p>
          </table:table-cell>
          <table:table-cell/>
          <table:table-cell table:formula="of:=[.J285]+[.I28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135" calcext:value-type="float">
            <text:p>3,135</text:p>
          </table:table-cell>
          <table:table-cell table:formula="of:=IF([.F286]&lt;&gt;&quot;&quot;;[.B234];IF([.E286]=&quot;Vender&quot;;IF([.B234]&gt;[.C286];[.B234];[.C286]);IF([.B234]&lt;[.C286];[.B234];[.C286])))" office:value-type="float" office:value="3.76" calcext:value-type="float">
            <text:p>3,76</text:p>
          </table:table-cell>
          <table:table-cell table:formula="of:=IF([.E286]=&quot;Comprar&quot;;([.B287]-[.C287])/[.C287];([.C287]-[.B287])/[.C287])" office:value-type="float" office:value="-0.166223404255319" calcext:value-type="float">
            <text:p>-0,166223404255319</text:p>
          </table:table-cell>
          <table:table-cell table:formula="of:=IF([.E286]=&quot;Comprar&quot;;IF([.D287]&gt;[.D$3];&quot;Vender&quot;;&quot;Comprar&quot;);IF([.D287]&gt;[.C$3];&quot;Comprar&quot;;&quot;Vender&quot;))" office:value-type="string" office:string-value="Comprar" calcext:value-type="string">
            <text:p>Comprar</text:p>
          </table:table-cell>
          <table:table-cell table:formula="of:=IF(AND([.E286]=&quot;Vender&quot;;[.E287]=&quot;Comprar&quot;);&quot;VENTA&quot;;IF(AND([.E286]=&quot;Comprar&quot;;[.E287]=&quot;Vender&quot;);&quot;COMPRA&quot;;&quot;&quot;))">
            <text:p/>
          </table:table-cell>
          <table:table-cell/>
          <table:table-cell table:formula="of:=[.H286]" office:value-type="float" office:value="0" calcext:value-type="float">
            <text:p>0</text:p>
          </table:table-cell>
          <table:table-cell/>
          <table:table-cell table:formula="of:=[.J286]+[.I28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1" calcext:value-type="float">
            <text:p>3,1</text:p>
          </table:table-cell>
          <table:table-cell table:formula="of:=IF([.F287]&lt;&gt;&quot;&quot;;[.B235];IF([.E287]=&quot;Vender&quot;;IF([.B235]&gt;[.C287];[.B235];[.C287]);IF([.B235]&lt;[.C287];[.B235];[.C287])))" office:value-type="float" office:value="3.76" calcext:value-type="float">
            <text:p>3,76</text:p>
          </table:table-cell>
          <table:table-cell table:formula="of:=IF([.E287]=&quot;Comprar&quot;;([.B288]-[.C288])/[.C288];([.C288]-[.B288])/[.C288])" office:value-type="float" office:value="-0.175531914893617" calcext:value-type="float">
            <text:p>-0,175531914893617</text:p>
          </table:table-cell>
          <table:table-cell table:formula="of:=IF([.E287]=&quot;Comprar&quot;;IF([.D288]&gt;[.D$3];&quot;Vender&quot;;&quot;Comprar&quot;);IF([.D288]&gt;[.C$3];&quot;Comprar&quot;;&quot;Vender&quot;))" office:value-type="string" office:string-value="Comprar" calcext:value-type="string">
            <text:p>Comprar</text:p>
          </table:table-cell>
          <table:table-cell table:formula="of:=IF(AND([.E287]=&quot;Vender&quot;;[.E288]=&quot;Comprar&quot;);&quot;VENTA&quot;;IF(AND([.E287]=&quot;Comprar&quot;;[.E288]=&quot;Vender&quot;);&quot;COMPRA&quot;;&quot;&quot;))">
            <text:p/>
          </table:table-cell>
          <table:table-cell/>
          <table:table-cell table:formula="of:=[.H287]" office:value-type="float" office:value="0" calcext:value-type="float">
            <text:p>0</text:p>
          </table:table-cell>
          <table:table-cell/>
          <table:table-cell table:formula="of:=[.J287]+[.I28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18" calcext:value-type="float">
            <text:p>3,18</text:p>
          </table:table-cell>
          <table:table-cell table:formula="of:=IF([.F288]&lt;&gt;&quot;&quot;;[.B236];IF([.E288]=&quot;Vender&quot;;IF([.B236]&gt;[.C288];[.B236];[.C288]);IF([.B236]&lt;[.C288];[.B236];[.C288])))" office:value-type="float" office:value="3.76" calcext:value-type="float">
            <text:p>3,76</text:p>
          </table:table-cell>
          <table:table-cell table:formula="of:=IF([.E288]=&quot;Comprar&quot;;([.B289]-[.C289])/[.C289];([.C289]-[.B289])/[.C289])" office:value-type="float" office:value="-0.154255319148936" calcext:value-type="float">
            <text:p>-0,154255319148936</text:p>
          </table:table-cell>
          <table:table-cell table:formula="of:=IF([.E288]=&quot;Comprar&quot;;IF([.D289]&gt;[.D$3];&quot;Vender&quot;;&quot;Comprar&quot;);IF([.D289]&gt;[.C$3];&quot;Comprar&quot;;&quot;Vender&quot;))" office:value-type="string" office:string-value="Comprar" calcext:value-type="string">
            <text:p>Comprar</text:p>
          </table:table-cell>
          <table:table-cell table:formula="of:=IF(AND([.E288]=&quot;Vender&quot;;[.E289]=&quot;Comprar&quot;);&quot;VENTA&quot;;IF(AND([.E288]=&quot;Comprar&quot;;[.E289]=&quot;Vender&quot;);&quot;COMPRA&quot;;&quot;&quot;))">
            <text:p/>
          </table:table-cell>
          <table:table-cell/>
          <table:table-cell table:formula="of:=[.H288]" office:value-type="float" office:value="0" calcext:value-type="float">
            <text:p>0</text:p>
          </table:table-cell>
          <table:table-cell/>
          <table:table-cell table:formula="of:=[.J288]+[.I28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04" calcext:value-type="float">
            <text:p>3,04</text:p>
          </table:table-cell>
          <table:table-cell table:formula="of:=IF([.F289]&lt;&gt;&quot;&quot;;[.B237];IF([.E289]=&quot;Vender&quot;;IF([.B237]&gt;[.C289];[.B237];[.C289]);IF([.B237]&lt;[.C289];[.B237];[.C289])))" office:value-type="float" office:value="3.76" calcext:value-type="float">
            <text:p>3,76</text:p>
          </table:table-cell>
          <table:table-cell table:formula="of:=IF([.E289]=&quot;Comprar&quot;;([.B290]-[.C290])/[.C290];([.C290]-[.B290])/[.C290])" office:value-type="float" office:value="-0.191489361702128" calcext:value-type="float">
            <text:p>-0,191489361702128</text:p>
          </table:table-cell>
          <table:table-cell table:formula="of:=IF([.E289]=&quot;Comprar&quot;;IF([.D290]&gt;[.D$3];&quot;Vender&quot;;&quot;Comprar&quot;);IF([.D290]&gt;[.C$3];&quot;Comprar&quot;;&quot;Vender&quot;))" office:value-type="string" office:string-value="Comprar" calcext:value-type="string">
            <text:p>Comprar</text:p>
          </table:table-cell>
          <table:table-cell table:formula="of:=IF(AND([.E289]=&quot;Vender&quot;;[.E290]=&quot;Comprar&quot;);&quot;VENTA&quot;;IF(AND([.E289]=&quot;Comprar&quot;;[.E290]=&quot;Vender&quot;);&quot;COMPRA&quot;;&quot;&quot;))">
            <text:p/>
          </table:table-cell>
          <table:table-cell/>
          <table:table-cell table:formula="of:=[.H289]" office:value-type="float" office:value="0" calcext:value-type="float">
            <text:p>0</text:p>
          </table:table-cell>
          <table:table-cell/>
          <table:table-cell table:formula="of:=[.J289]+[.I29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12" calcext:value-type="float">
            <text:p>3,12</text:p>
          </table:table-cell>
          <table:table-cell table:formula="of:=IF([.F290]&lt;&gt;&quot;&quot;;[.B238];IF([.E290]=&quot;Vender&quot;;IF([.B238]&gt;[.C290];[.B238];[.C290]);IF([.B238]&lt;[.C290];[.B238];[.C290])))" office:value-type="float" office:value="3.76" calcext:value-type="float">
            <text:p>3,76</text:p>
          </table:table-cell>
          <table:table-cell table:formula="of:=IF([.E290]=&quot;Comprar&quot;;([.B291]-[.C291])/[.C291];([.C291]-[.B291])/[.C291])" office:value-type="float" office:value="-0.170212765957447" calcext:value-type="float">
            <text:p>-0,170212765957447</text:p>
          </table:table-cell>
          <table:table-cell table:formula="of:=IF([.E290]=&quot;Comprar&quot;;IF([.D291]&gt;[.D$3];&quot;Vender&quot;;&quot;Comprar&quot;);IF([.D291]&gt;[.C$3];&quot;Comprar&quot;;&quot;Vender&quot;))" office:value-type="string" office:string-value="Comprar" calcext:value-type="string">
            <text:p>Comprar</text:p>
          </table:table-cell>
          <table:table-cell table:formula="of:=IF(AND([.E290]=&quot;Vender&quot;;[.E291]=&quot;Comprar&quot;);&quot;VENTA&quot;;IF(AND([.E290]=&quot;Comprar&quot;;[.E291]=&quot;Vender&quot;);&quot;COMPRA&quot;;&quot;&quot;))">
            <text:p/>
          </table:table-cell>
          <table:table-cell/>
          <table:table-cell table:formula="of:=[.H290]" office:value-type="float" office:value="0" calcext:value-type="float">
            <text:p>0</text:p>
          </table:table-cell>
          <table:table-cell/>
          <table:table-cell table:formula="of:=[.J290]+[.I29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14" calcext:value-type="float">
            <text:p>3,14</text:p>
          </table:table-cell>
          <table:table-cell table:formula="of:=IF([.F291]&lt;&gt;&quot;&quot;;[.B239];IF([.E291]=&quot;Vender&quot;;IF([.B239]&gt;[.C291];[.B239];[.C291]);IF([.B239]&lt;[.C291];[.B239];[.C291])))" office:value-type="float" office:value="3.76" calcext:value-type="float">
            <text:p>3,76</text:p>
          </table:table-cell>
          <table:table-cell table:formula="of:=IF([.E291]=&quot;Comprar&quot;;([.B292]-[.C292])/[.C292];([.C292]-[.B292])/[.C292])" office:value-type="float" office:value="-0.164893617021277" calcext:value-type="float">
            <text:p>-0,164893617021277</text:p>
          </table:table-cell>
          <table:table-cell table:formula="of:=IF([.E291]=&quot;Comprar&quot;;IF([.D292]&gt;[.D$3];&quot;Vender&quot;;&quot;Comprar&quot;);IF([.D292]&gt;[.C$3];&quot;Comprar&quot;;&quot;Vender&quot;))" office:value-type="string" office:string-value="Comprar" calcext:value-type="string">
            <text:p>Comprar</text:p>
          </table:table-cell>
          <table:table-cell table:formula="of:=IF(AND([.E291]=&quot;Vender&quot;;[.E292]=&quot;Comprar&quot;);&quot;VENTA&quot;;IF(AND([.E291]=&quot;Comprar&quot;;[.E292]=&quot;Vender&quot;);&quot;COMPRA&quot;;&quot;&quot;))">
            <text:p/>
          </table:table-cell>
          <table:table-cell/>
          <table:table-cell table:formula="of:=[.H291]" office:value-type="float" office:value="0" calcext:value-type="float">
            <text:p>0</text:p>
          </table:table-cell>
          <table:table-cell/>
          <table:table-cell table:formula="of:=[.J291]+[.I29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formula="of:=IF([.F292]&lt;&gt;&quot;&quot;;[.B240];IF([.E292]=&quot;Vender&quot;;IF([.B240]&gt;[.C292];[.B240];[.C292]);IF([.B240]&lt;[.C292];[.B240];[.C292])))" office:value-type="float" office:value="3.76" calcext:value-type="float">
            <text:p>3,76</text:p>
          </table:table-cell>
          <table:table-cell table:formula="of:=IF([.E292]=&quot;Comprar&quot;;([.B293]-[.C293])/[.C293];([.C293]-[.B293])/[.C293])" office:value-type="float" office:value="-0.202127659574468" calcext:value-type="float">
            <text:p>-0,202127659574468</text:p>
          </table:table-cell>
          <table:table-cell table:formula="of:=IF([.E292]=&quot;Comprar&quot;;IF([.D293]&gt;[.D$3];&quot;Vender&quot;;&quot;Comprar&quot;);IF([.D293]&gt;[.C$3];&quot;Comprar&quot;;&quot;Vender&quot;))" office:value-type="string" office:string-value="Comprar" calcext:value-type="string">
            <text:p>Comprar</text:p>
          </table:table-cell>
          <table:table-cell table:formula="of:=IF(AND([.E292]=&quot;Vender&quot;;[.E293]=&quot;Comprar&quot;);&quot;VENTA&quot;;IF(AND([.E292]=&quot;Comprar&quot;;[.E293]=&quot;Vender&quot;);&quot;COMPRA&quot;;&quot;&quot;))">
            <text:p/>
          </table:table-cell>
          <table:table-cell/>
          <table:table-cell table:formula="of:=[.H292]" office:value-type="float" office:value="0" calcext:value-type="float">
            <text:p>0</text:p>
          </table:table-cell>
          <table:table-cell/>
          <table:table-cell table:formula="of:=[.J292]+[.I29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07" calcext:value-type="float">
            <text:p>3,07</text:p>
          </table:table-cell>
          <table:table-cell table:formula="of:=IF([.F293]&lt;&gt;&quot;&quot;;[.B241];IF([.E293]=&quot;Vender&quot;;IF([.B241]&gt;[.C293];[.B241];[.C293]);IF([.B241]&lt;[.C293];[.B241];[.C293])))" office:value-type="float" office:value="3.76" calcext:value-type="float">
            <text:p>3,76</text:p>
          </table:table-cell>
          <table:table-cell table:formula="of:=IF([.E293]=&quot;Comprar&quot;;([.B294]-[.C294])/[.C294];([.C294]-[.B294])/[.C294])" office:value-type="float" office:value="-0.183510638297872" calcext:value-type="float">
            <text:p>-0,183510638297872</text:p>
          </table:table-cell>
          <table:table-cell table:formula="of:=IF([.E293]=&quot;Comprar&quot;;IF([.D294]&gt;[.D$3];&quot;Vender&quot;;&quot;Comprar&quot;);IF([.D294]&gt;[.C$3];&quot;Comprar&quot;;&quot;Vender&quot;))" office:value-type="string" office:string-value="Comprar" calcext:value-type="string">
            <text:p>Comprar</text:p>
          </table:table-cell>
          <table:table-cell table:formula="of:=IF(AND([.E293]=&quot;Vender&quot;;[.E294]=&quot;Comprar&quot;);&quot;VENTA&quot;;IF(AND([.E293]=&quot;Comprar&quot;;[.E294]=&quot;Vender&quot;);&quot;COMPRA&quot;;&quot;&quot;))">
            <text:p/>
          </table:table-cell>
          <table:table-cell/>
          <table:table-cell table:formula="of:=[.H293]" office:value-type="float" office:value="0" calcext:value-type="float">
            <text:p>0</text:p>
          </table:table-cell>
          <table:table-cell/>
          <table:table-cell table:formula="of:=[.J293]+[.I29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15" calcext:value-type="float">
            <text:p>3,15</text:p>
          </table:table-cell>
          <table:table-cell table:formula="of:=IF([.F294]&lt;&gt;&quot;&quot;;[.B242];IF([.E294]=&quot;Vender&quot;;IF([.B242]&gt;[.C294];[.B242];[.C294]);IF([.B242]&lt;[.C294];[.B242];[.C294])))" office:value-type="float" office:value="3.76" calcext:value-type="float">
            <text:p>3,76</text:p>
          </table:table-cell>
          <table:table-cell table:formula="of:=IF([.E294]=&quot;Comprar&quot;;([.B295]-[.C295])/[.C295];([.C295]-[.B295])/[.C295])" office:value-type="float" office:value="-0.162234042553191" calcext:value-type="float">
            <text:p>-0,162234042553191</text:p>
          </table:table-cell>
          <table:table-cell table:formula="of:=IF([.E294]=&quot;Comprar&quot;;IF([.D295]&gt;[.D$3];&quot;Vender&quot;;&quot;Comprar&quot;);IF([.D295]&gt;[.C$3];&quot;Comprar&quot;;&quot;Vender&quot;))" office:value-type="string" office:string-value="Comprar" calcext:value-type="string">
            <text:p>Comprar</text:p>
          </table:table-cell>
          <table:table-cell table:formula="of:=IF(AND([.E294]=&quot;Vender&quot;;[.E295]=&quot;Comprar&quot;);&quot;VENTA&quot;;IF(AND([.E294]=&quot;Comprar&quot;;[.E295]=&quot;Vender&quot;);&quot;COMPRA&quot;;&quot;&quot;))">
            <text:p/>
          </table:table-cell>
          <table:table-cell/>
          <table:table-cell table:formula="of:=[.H294]" office:value-type="float" office:value="0" calcext:value-type="float">
            <text:p>0</text:p>
          </table:table-cell>
          <table:table-cell/>
          <table:table-cell table:formula="of:=[.J294]+[.I29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75" calcext:value-type="float">
            <text:p>3,175</text:p>
          </table:table-cell>
          <table:table-cell table:formula="of:=IF([.F295]&lt;&gt;&quot;&quot;;[.B243];IF([.E295]=&quot;Vender&quot;;IF([.B243]&gt;[.C295];[.B243];[.C295]);IF([.B243]&lt;[.C295];[.B243];[.C295])))" office:value-type="float" office:value="3.76" calcext:value-type="float">
            <text:p>3,76</text:p>
          </table:table-cell>
          <table:table-cell table:formula="of:=IF([.E295]=&quot;Comprar&quot;;([.B296]-[.C296])/[.C296];([.C296]-[.B296])/[.C296])" office:value-type="float" office:value="-0.155585106382979" calcext:value-type="float">
            <text:p>-0,155585106382979</text:p>
          </table:table-cell>
          <table:table-cell table:formula="of:=IF([.E295]=&quot;Comprar&quot;;IF([.D296]&gt;[.D$3];&quot;Vender&quot;;&quot;Comprar&quot;);IF([.D296]&gt;[.C$3];&quot;Comprar&quot;;&quot;Vender&quot;))" office:value-type="string" office:string-value="Comprar" calcext:value-type="string">
            <text:p>Comprar</text:p>
          </table:table-cell>
          <table:table-cell table:formula="of:=IF(AND([.E295]=&quot;Vender&quot;;[.E296]=&quot;Comprar&quot;);&quot;VENTA&quot;;IF(AND([.E295]=&quot;Comprar&quot;;[.E296]=&quot;Vender&quot;);&quot;COMPRA&quot;;&quot;&quot;))">
            <text:p/>
          </table:table-cell>
          <table:table-cell/>
          <table:table-cell table:formula="of:=[.H295]" office:value-type="float" office:value="0" calcext:value-type="float">
            <text:p>0</text:p>
          </table:table-cell>
          <table:table-cell/>
          <table:table-cell table:formula="of:=[.J295]+[.I29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07" calcext:value-type="float">
            <text:p>3,07</text:p>
          </table:table-cell>
          <table:table-cell table:formula="of:=IF([.F296]&lt;&gt;&quot;&quot;;[.B244];IF([.E296]=&quot;Vender&quot;;IF([.B244]&gt;[.C296];[.B244];[.C296]);IF([.B244]&lt;[.C296];[.B244];[.C296])))" office:value-type="float" office:value="3.76" calcext:value-type="float">
            <text:p>3,76</text:p>
          </table:table-cell>
          <table:table-cell table:formula="of:=IF([.E296]=&quot;Comprar&quot;;([.B297]-[.C297])/[.C297];([.C297]-[.B297])/[.C297])" office:value-type="float" office:value="-0.183510638297872" calcext:value-type="float">
            <text:p>-0,183510638297872</text:p>
          </table:table-cell>
          <table:table-cell table:formula="of:=IF([.E296]=&quot;Comprar&quot;;IF([.D297]&gt;[.D$3];&quot;Vender&quot;;&quot;Comprar&quot;);IF([.D297]&gt;[.C$3];&quot;Comprar&quot;;&quot;Vender&quot;))" office:value-type="string" office:string-value="Comprar" calcext:value-type="string">
            <text:p>Comprar</text:p>
          </table:table-cell>
          <table:table-cell table:formula="of:=IF(AND([.E296]=&quot;Vender&quot;;[.E297]=&quot;Comprar&quot;);&quot;VENTA&quot;;IF(AND([.E296]=&quot;Comprar&quot;;[.E297]=&quot;Vender&quot;);&quot;COMPRA&quot;;&quot;&quot;))">
            <text:p/>
          </table:table-cell>
          <table:table-cell/>
          <table:table-cell table:formula="of:=[.H296]" office:value-type="float" office:value="0" calcext:value-type="float">
            <text:p>0</text:p>
          </table:table-cell>
          <table:table-cell/>
          <table:table-cell table:formula="of:=[.J296]+[.I29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095" calcext:value-type="float">
            <text:p>3,095</text:p>
          </table:table-cell>
          <table:table-cell table:formula="of:=IF([.F297]&lt;&gt;&quot;&quot;;[.B245];IF([.E297]=&quot;Vender&quot;;IF([.B245]&gt;[.C297];[.B245];[.C297]);IF([.B245]&lt;[.C297];[.B245];[.C297])))" office:value-type="float" office:value="3.76" calcext:value-type="float">
            <text:p>3,76</text:p>
          </table:table-cell>
          <table:table-cell table:formula="of:=IF([.E297]=&quot;Comprar&quot;;([.B298]-[.C298])/[.C298];([.C298]-[.B298])/[.C298])" office:value-type="float" office:value="-0.176861702127659" calcext:value-type="float">
            <text:p>-0,176861702127659</text:p>
          </table:table-cell>
          <table:table-cell table:formula="of:=IF([.E297]=&quot;Comprar&quot;;IF([.D298]&gt;[.D$3];&quot;Vender&quot;;&quot;Comprar&quot;);IF([.D298]&gt;[.C$3];&quot;Comprar&quot;;&quot;Vender&quot;))" office:value-type="string" office:string-value="Comprar" calcext:value-type="string">
            <text:p>Comprar</text:p>
          </table:table-cell>
          <table:table-cell table:formula="of:=IF(AND([.E297]=&quot;Vender&quot;;[.E298]=&quot;Comprar&quot;);&quot;VENTA&quot;;IF(AND([.E297]=&quot;Comprar&quot;;[.E298]=&quot;Vender&quot;);&quot;COMPRA&quot;;&quot;&quot;))">
            <text:p/>
          </table:table-cell>
          <table:table-cell/>
          <table:table-cell table:formula="of:=[.H297]" office:value-type="float" office:value="0" calcext:value-type="float">
            <text:p>0</text:p>
          </table:table-cell>
          <table:table-cell/>
          <table:table-cell table:formula="of:=[.J297]+[.I29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05" calcext:value-type="float">
            <text:p>3,05</text:p>
          </table:table-cell>
          <table:table-cell table:formula="of:=IF([.F298]&lt;&gt;&quot;&quot;;[.B246];IF([.E298]=&quot;Vender&quot;;IF([.B246]&gt;[.C298];[.B246];[.C298]);IF([.B246]&lt;[.C298];[.B246];[.C298])))" office:value-type="float" office:value="3.76" calcext:value-type="float">
            <text:p>3,76</text:p>
          </table:table-cell>
          <table:table-cell table:formula="of:=IF([.E298]=&quot;Comprar&quot;;([.B299]-[.C299])/[.C299];([.C299]-[.B299])/[.C299])" office:value-type="float" office:value="-0.188829787234043" calcext:value-type="float">
            <text:p>-0,188829787234043</text:p>
          </table:table-cell>
          <table:table-cell table:formula="of:=IF([.E298]=&quot;Comprar&quot;;IF([.D299]&gt;[.D$3];&quot;Vender&quot;;&quot;Comprar&quot;);IF([.D299]&gt;[.C$3];&quot;Comprar&quot;;&quot;Vender&quot;))" office:value-type="string" office:string-value="Comprar" calcext:value-type="string">
            <text:p>Comprar</text:p>
          </table:table-cell>
          <table:table-cell table:formula="of:=IF(AND([.E298]=&quot;Vender&quot;;[.E299]=&quot;Comprar&quot;);&quot;VENTA&quot;;IF(AND([.E298]=&quot;Comprar&quot;;[.E299]=&quot;Vender&quot;);&quot;COMPRA&quot;;&quot;&quot;))">
            <text:p/>
          </table:table-cell>
          <table:table-cell/>
          <table:table-cell table:formula="of:=[.H298]" office:value-type="float" office:value="0" calcext:value-type="float">
            <text:p>0</text:p>
          </table:table-cell>
          <table:table-cell/>
          <table:table-cell table:formula="of:=[.J298]+[.I29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table:formula="of:=IF([.F299]&lt;&gt;&quot;&quot;;[.B247];IF([.E299]=&quot;Vender&quot;;IF([.B247]&gt;[.C299];[.B247];[.C299]);IF([.B247]&lt;[.C299];[.B247];[.C299])))" office:value-type="float" office:value="3.76" calcext:value-type="float">
            <text:p>3,76</text:p>
          </table:table-cell>
          <table:table-cell table:formula="of:=IF([.E299]=&quot;Comprar&quot;;([.B300]-[.C300])/[.C300];([.C300]-[.B300])/[.C300])" office:value-type="float" office:value="-0.202127659574468" calcext:value-type="float">
            <text:p>-0,202127659574468</text:p>
          </table:table-cell>
          <table:table-cell table:formula="of:=IF([.E299]=&quot;Comprar&quot;;IF([.D300]&gt;[.D$3];&quot;Vender&quot;;&quot;Comprar&quot;);IF([.D300]&gt;[.C$3];&quot;Comprar&quot;;&quot;Vender&quot;))" office:value-type="string" office:string-value="Comprar" calcext:value-type="string">
            <text:p>Comprar</text:p>
          </table:table-cell>
          <table:table-cell table:formula="of:=IF(AND([.E299]=&quot;Vender&quot;;[.E300]=&quot;Comprar&quot;);&quot;VENTA&quot;;IF(AND([.E299]=&quot;Comprar&quot;;[.E300]=&quot;Vender&quot;);&quot;COMPRA&quot;;&quot;&quot;))">
            <text:p/>
          </table:table-cell>
          <table:table-cell/>
          <table:table-cell table:formula="of:=[.H299]" office:value-type="float" office:value="0" calcext:value-type="float">
            <text:p>0</text:p>
          </table:table-cell>
          <table:table-cell/>
          <table:table-cell table:formula="of:=[.J299]+[.I30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formula="of:=IF([.F300]&lt;&gt;&quot;&quot;;[.B248];IF([.E300]=&quot;Vender&quot;;IF([.B248]&gt;[.C300];[.B248];[.C300]);IF([.B248]&lt;[.C300];[.B248];[.C300])))" office:value-type="float" office:value="3.76" calcext:value-type="float">
            <text:p>3,76</text:p>
          </table:table-cell>
          <table:table-cell table:formula="of:=IF([.E300]=&quot;Comprar&quot;;([.B301]-[.C301])/[.C301];([.C301]-[.B301])/[.C301])" office:value-type="float" office:value="-0.202127659574468" calcext:value-type="float">
            <text:p>-0,202127659574468</text:p>
          </table:table-cell>
          <table:table-cell table:formula="of:=IF([.E300]=&quot;Comprar&quot;;IF([.D301]&gt;[.D$3];&quot;Vender&quot;;&quot;Comprar&quot;);IF([.D301]&gt;[.C$3];&quot;Comprar&quot;;&quot;Vender&quot;))" office:value-type="string" office:string-value="Comprar" calcext:value-type="string">
            <text:p>Comprar</text:p>
          </table:table-cell>
          <table:table-cell table:formula="of:=IF(AND([.E300]=&quot;Vender&quot;;[.E301]=&quot;Comprar&quot;);&quot;VENTA&quot;;IF(AND([.E300]=&quot;Comprar&quot;;[.E301]=&quot;Vender&quot;);&quot;COMPRA&quot;;&quot;&quot;))">
            <text:p/>
          </table:table-cell>
          <table:table-cell/>
          <table:table-cell table:formula="of:=[.H300]" office:value-type="float" office:value="0" calcext:value-type="float">
            <text:p>0</text:p>
          </table:table-cell>
          <table:table-cell/>
          <table:table-cell table:formula="of:=[.J300]+[.I30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945" calcext:value-type="float">
            <text:p>2,945</text:p>
          </table:table-cell>
          <table:table-cell table:formula="of:=IF([.F301]&lt;&gt;&quot;&quot;;[.B249];IF([.E301]=&quot;Vender&quot;;IF([.B249]&gt;[.C301];[.B249];[.C301]);IF([.B249]&lt;[.C301];[.B249];[.C301])))" office:value-type="float" office:value="3.76" calcext:value-type="float">
            <text:p>3,76</text:p>
          </table:table-cell>
          <table:table-cell table:formula="of:=IF([.E301]=&quot;Comprar&quot;;([.B302]-[.C302])/[.C302];([.C302]-[.B302])/[.C302])" office:value-type="float" office:value="-0.216755319148936" calcext:value-type="float">
            <text:p>-0,216755319148936</text:p>
          </table:table-cell>
          <table:table-cell table:formula="of:=IF([.E301]=&quot;Comprar&quot;;IF([.D302]&gt;[.D$3];&quot;Vender&quot;;&quot;Comprar&quot;);IF([.D302]&gt;[.C$3];&quot;Comprar&quot;;&quot;Vender&quot;))" office:value-type="string" office:string-value="Comprar" calcext:value-type="string">
            <text:p>Comprar</text:p>
          </table:table-cell>
          <table:table-cell table:formula="of:=IF(AND([.E301]=&quot;Vender&quot;;[.E302]=&quot;Comprar&quot;);&quot;VENTA&quot;;IF(AND([.E301]=&quot;Comprar&quot;;[.E302]=&quot;Vender&quot;);&quot;COMPRA&quot;;&quot;&quot;))">
            <text:p/>
          </table:table-cell>
          <table:table-cell/>
          <table:table-cell table:formula="of:=[.H301]" office:value-type="float" office:value="0" calcext:value-type="float">
            <text:p>0</text:p>
          </table:table-cell>
          <table:table-cell/>
          <table:table-cell table:formula="of:=[.J301]+[.I30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035" calcext:value-type="float">
            <text:p>3,035</text:p>
          </table:table-cell>
          <table:table-cell table:formula="of:=IF([.F302]&lt;&gt;&quot;&quot;;[.B250];IF([.E302]=&quot;Vender&quot;;IF([.B250]&gt;[.C302];[.B250];[.C302]);IF([.B250]&lt;[.C302];[.B250];[.C302])))" office:value-type="float" office:value="3.76" calcext:value-type="float">
            <text:p>3,76</text:p>
          </table:table-cell>
          <table:table-cell table:formula="of:=IF([.E302]=&quot;Comprar&quot;;([.B303]-[.C303])/[.C303];([.C303]-[.B303])/[.C303])" office:value-type="float" office:value="-0.19281914893617" calcext:value-type="float">
            <text:p>-0,19281914893617</text:p>
          </table:table-cell>
          <table:table-cell table:formula="of:=IF([.E302]=&quot;Comprar&quot;;IF([.D303]&gt;[.D$3];&quot;Vender&quot;;&quot;Comprar&quot;);IF([.D303]&gt;[.C$3];&quot;Comprar&quot;;&quot;Vender&quot;))" office:value-type="string" office:string-value="Comprar" calcext:value-type="string">
            <text:p>Comprar</text:p>
          </table:table-cell>
          <table:table-cell table:formula="of:=IF(AND([.E302]=&quot;Vender&quot;;[.E303]=&quot;Comprar&quot;);&quot;VENTA&quot;;IF(AND([.E302]=&quot;Comprar&quot;;[.E303]=&quot;Vender&quot;);&quot;COMPRA&quot;;&quot;&quot;))">
            <text:p/>
          </table:table-cell>
          <table:table-cell/>
          <table:table-cell table:formula="of:=[.H302]" office:value-type="float" office:value="0" calcext:value-type="float">
            <text:p>0</text:p>
          </table:table-cell>
          <table:table-cell/>
          <table:table-cell table:formula="of:=[.J302]+[.I30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28" calcext:value-type="float">
            <text:p>3,28</text:p>
          </table:table-cell>
          <table:table-cell table:formula="of:=IF([.F303]&lt;&gt;&quot;&quot;;[.B251];IF([.E303]=&quot;Vender&quot;;IF([.B251]&gt;[.C303];[.B251];[.C303]);IF([.B251]&lt;[.C303];[.B251];[.C303])))" office:value-type="float" office:value="3.585" calcext:value-type="float">
            <text:p>3,585</text:p>
          </table:table-cell>
          <table:table-cell table:formula="of:=IF([.E303]=&quot;Comprar&quot;;([.B304]-[.C304])/[.C304];([.C304]-[.B304])/[.C304])" office:value-type="float" office:value="-0.0850767085076708" calcext:value-type="float">
            <text:p>-0,085076708507671</text:p>
          </table:table-cell>
          <table:table-cell table:formula="of:=IF([.E303]=&quot;Comprar&quot;;IF([.D304]&gt;[.D$3];&quot;Vender&quot;;&quot;Comprar&quot;);IF([.D304]&gt;[.C$3];&quot;Comprar&quot;;&quot;Vender&quot;))" office:value-type="string" office:string-value="Comprar" calcext:value-type="string">
            <text:p>Comprar</text:p>
          </table:table-cell>
          <table:table-cell table:formula="of:=IF(AND([.E303]=&quot;Vender&quot;;[.E304]=&quot;Comprar&quot;);&quot;VENTA&quot;;IF(AND([.E303]=&quot;Comprar&quot;;[.E304]=&quot;Vender&quot;);&quot;COMPRA&quot;;&quot;&quot;))">
            <text:p/>
          </table:table-cell>
          <table:table-cell/>
          <table:table-cell table:formula="of:=[.H303]" office:value-type="float" office:value="0" calcext:value-type="float">
            <text:p>0</text:p>
          </table:table-cell>
          <table:table-cell/>
          <table:table-cell table:formula="of:=[.J303]+[.I30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3" calcext:value-type="float">
            <text:p>3,3</text:p>
          </table:table-cell>
          <table:table-cell table:formula="of:=IF([.F304]&lt;&gt;&quot;&quot;;[.B252];IF([.E304]=&quot;Vender&quot;;IF([.B252]&gt;[.C304];[.B252];[.C304]);IF([.B252]&lt;[.C304];[.B252];[.C304])))" office:value-type="float" office:value="3.585" calcext:value-type="float">
            <text:p>3,585</text:p>
          </table:table-cell>
          <table:table-cell table:formula="of:=IF([.E304]=&quot;Comprar&quot;;([.B305]-[.C305])/[.C305];([.C305]-[.B305])/[.C305])" office:value-type="float" office:value="-0.0794979079497908" calcext:value-type="float">
            <text:p>-0,079497907949791</text:p>
          </table:table-cell>
          <table:table-cell table:formula="of:=IF([.E304]=&quot;Comprar&quot;;IF([.D305]&gt;[.D$3];&quot;Vender&quot;;&quot;Comprar&quot;);IF([.D305]&gt;[.C$3];&quot;Comprar&quot;;&quot;Vender&quot;))" office:value-type="string" office:string-value="Comprar" calcext:value-type="string">
            <text:p>Comprar</text:p>
          </table:table-cell>
          <table:table-cell table:formula="of:=IF(AND([.E304]=&quot;Vender&quot;;[.E305]=&quot;Comprar&quot;);&quot;VENTA&quot;;IF(AND([.E304]=&quot;Comprar&quot;;[.E305]=&quot;Vender&quot;);&quot;COMPRA&quot;;&quot;&quot;))">
            <text:p/>
          </table:table-cell>
          <table:table-cell/>
          <table:table-cell table:formula="of:=[.H304]" office:value-type="float" office:value="0" calcext:value-type="float">
            <text:p>0</text:p>
          </table:table-cell>
          <table:table-cell/>
          <table:table-cell table:formula="of:=[.J304]+[.I30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24" calcext:value-type="float">
            <text:p>3,24</text:p>
          </table:table-cell>
          <table:table-cell table:formula="of:=IF([.F305]&lt;&gt;&quot;&quot;;[.B253];IF([.E305]=&quot;Vender&quot;;IF([.B253]&gt;[.C305];[.B253];[.C305]);IF([.B253]&lt;[.C305];[.B253];[.C305])))" office:value-type="float" office:value="3.585" calcext:value-type="float">
            <text:p>3,585</text:p>
          </table:table-cell>
          <table:table-cell table:formula="of:=IF([.E305]=&quot;Comprar&quot;;([.B306]-[.C306])/[.C306];([.C306]-[.B306])/[.C306])" office:value-type="float" office:value="-0.0962343096234309" calcext:value-type="float">
            <text:p>-0,096234309623431</text:p>
          </table:table-cell>
          <table:table-cell table:formula="of:=IF([.E305]=&quot;Comprar&quot;;IF([.D306]&gt;[.D$3];&quot;Vender&quot;;&quot;Comprar&quot;);IF([.D306]&gt;[.C$3];&quot;Comprar&quot;;&quot;Vender&quot;))" office:value-type="string" office:string-value="Comprar" calcext:value-type="string">
            <text:p>Comprar</text:p>
          </table:table-cell>
          <table:table-cell table:formula="of:=IF(AND([.E305]=&quot;Vender&quot;;[.E306]=&quot;Comprar&quot;);&quot;VENTA&quot;;IF(AND([.E305]=&quot;Comprar&quot;;[.E306]=&quot;Vender&quot;);&quot;COMPRA&quot;;&quot;&quot;))">
            <text:p/>
          </table:table-cell>
          <table:table-cell/>
          <table:table-cell table:formula="of:=[.H305]" office:value-type="float" office:value="0" calcext:value-type="float">
            <text:p>0</text:p>
          </table:table-cell>
          <table:table-cell/>
          <table:table-cell table:formula="of:=[.J305]+[.I30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16" calcext:value-type="float">
            <text:p>3,16</text:p>
          </table:table-cell>
          <table:table-cell table:formula="of:=IF([.F306]&lt;&gt;&quot;&quot;;[.B254];IF([.E306]=&quot;Vender&quot;;IF([.B254]&gt;[.C306];[.B254];[.C306]);IF([.B254]&lt;[.C306];[.B254];[.C306])))" office:value-type="float" office:value="3.585" calcext:value-type="float">
            <text:p>3,585</text:p>
          </table:table-cell>
          <table:table-cell table:formula="of:=IF([.E306]=&quot;Comprar&quot;;([.B307]-[.C307])/[.C307];([.C307]-[.B307])/[.C307])" office:value-type="float" office:value="-0.118549511854951" calcext:value-type="float">
            <text:p>-0,118549511854951</text:p>
          </table:table-cell>
          <table:table-cell table:formula="of:=IF([.E306]=&quot;Comprar&quot;;IF([.D307]&gt;[.D$3];&quot;Vender&quot;;&quot;Comprar&quot;);IF([.D307]&gt;[.C$3];&quot;Comprar&quot;;&quot;Vender&quot;))" office:value-type="string" office:string-value="Comprar" calcext:value-type="string">
            <text:p>Comprar</text:p>
          </table:table-cell>
          <table:table-cell table:formula="of:=IF(AND([.E306]=&quot;Vender&quot;;[.E307]=&quot;Comprar&quot;);&quot;VENTA&quot;;IF(AND([.E306]=&quot;Comprar&quot;;[.E307]=&quot;Vender&quot;);&quot;COMPRA&quot;;&quot;&quot;))">
            <text:p/>
          </table:table-cell>
          <table:table-cell/>
          <table:table-cell table:formula="of:=[.H306]" office:value-type="float" office:value="0" calcext:value-type="float">
            <text:p>0</text:p>
          </table:table-cell>
          <table:table-cell/>
          <table:table-cell table:formula="of:=[.J306]+[.I30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34" calcext:value-type="float">
            <text:p>3,34</text:p>
          </table:table-cell>
          <table:table-cell table:formula="of:=IF([.F307]&lt;&gt;&quot;&quot;;[.B255];IF([.E307]=&quot;Vender&quot;;IF([.B255]&gt;[.C307];[.B255];[.C307]);IF([.B255]&lt;[.C307];[.B255];[.C307])))" office:value-type="float" office:value="3.585" calcext:value-type="float">
            <text:p>3,585</text:p>
          </table:table-cell>
          <table:table-cell table:formula="of:=IF([.E307]=&quot;Comprar&quot;;([.B308]-[.C308])/[.C308];([.C308]-[.B308])/[.C308])" office:value-type="float" office:value="-0.0683403068340307" calcext:value-type="float">
            <text:p>-0,068340306834031</text:p>
          </table:table-cell>
          <table:table-cell table:formula="of:=IF([.E307]=&quot;Comprar&quot;;IF([.D308]&gt;[.D$3];&quot;Vender&quot;;&quot;Comprar&quot;);IF([.D308]&gt;[.C$3];&quot;Comprar&quot;;&quot;Vender&quot;))" office:value-type="string" office:string-value="Comprar" calcext:value-type="string">
            <text:p>Comprar</text:p>
          </table:table-cell>
          <table:table-cell table:formula="of:=IF(AND([.E307]=&quot;Vender&quot;;[.E308]=&quot;Comprar&quot;);&quot;VENTA&quot;;IF(AND([.E307]=&quot;Comprar&quot;;[.E308]=&quot;Vender&quot;);&quot;COMPRA&quot;;&quot;&quot;))">
            <text:p/>
          </table:table-cell>
          <table:table-cell/>
          <table:table-cell table:formula="of:=[.H307]" office:value-type="float" office:value="0" calcext:value-type="float">
            <text:p>0</text:p>
          </table:table-cell>
          <table:table-cell/>
          <table:table-cell table:formula="of:=[.J307]+[.I30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305" calcext:value-type="float">
            <text:p>3,305</text:p>
          </table:table-cell>
          <table:table-cell table:formula="of:=IF([.F308]&lt;&gt;&quot;&quot;;[.B256];IF([.E308]=&quot;Vender&quot;;IF([.B256]&gt;[.C308];[.B256];[.C308]);IF([.B256]&lt;[.C308];[.B256];[.C308])))" office:value-type="float" office:value="3.585" calcext:value-type="float">
            <text:p>3,585</text:p>
          </table:table-cell>
          <table:table-cell table:formula="of:=IF([.E308]=&quot;Comprar&quot;;([.B309]-[.C309])/[.C309];([.C309]-[.B309])/[.C309])" office:value-type="float" office:value="-0.0781032078103207" calcext:value-type="float">
            <text:p>-0,078103207810321</text:p>
          </table:table-cell>
          <table:table-cell table:formula="of:=IF([.E308]=&quot;Comprar&quot;;IF([.D309]&gt;[.D$3];&quot;Vender&quot;;&quot;Comprar&quot;);IF([.D309]&gt;[.C$3];&quot;Comprar&quot;;&quot;Vender&quot;))" office:value-type="string" office:string-value="Comprar" calcext:value-type="string">
            <text:p>Comprar</text:p>
          </table:table-cell>
          <table:table-cell table:formula="of:=IF(AND([.E308]=&quot;Vender&quot;;[.E309]=&quot;Comprar&quot;);&quot;VENTA&quot;;IF(AND([.E308]=&quot;Comprar&quot;;[.E309]=&quot;Vender&quot;);&quot;COMPRA&quot;;&quot;&quot;))">
            <text:p/>
          </table:table-cell>
          <table:table-cell/>
          <table:table-cell table:formula="of:=[.H308]" office:value-type="float" office:value="0" calcext:value-type="float">
            <text:p>0</text:p>
          </table:table-cell>
          <table:table-cell/>
          <table:table-cell table:formula="of:=[.J308]+[.I30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245" calcext:value-type="float">
            <text:p>3,245</text:p>
          </table:table-cell>
          <table:table-cell table:formula="of:=IF([.F309]&lt;&gt;&quot;&quot;;[.B257];IF([.E309]=&quot;Vender&quot;;IF([.B257]&gt;[.C309];[.B257];[.C309]);IF([.B257]&lt;[.C309];[.B257];[.C309])))" office:value-type="float" office:value="3.585" calcext:value-type="float">
            <text:p>3,585</text:p>
          </table:table-cell>
          <table:table-cell table:formula="of:=IF([.E309]=&quot;Comprar&quot;;([.B310]-[.C310])/[.C310];([.C310]-[.B310])/[.C310])" office:value-type="float" office:value="-0.0948396094839609" calcext:value-type="float">
            <text:p>-0,094839609483961</text:p>
          </table:table-cell>
          <table:table-cell table:formula="of:=IF([.E309]=&quot;Comprar&quot;;IF([.D310]&gt;[.D$3];&quot;Vender&quot;;&quot;Comprar&quot;);IF([.D310]&gt;[.C$3];&quot;Comprar&quot;;&quot;Vender&quot;))" office:value-type="string" office:string-value="Comprar" calcext:value-type="string">
            <text:p>Comprar</text:p>
          </table:table-cell>
          <table:table-cell table:formula="of:=IF(AND([.E309]=&quot;Vender&quot;;[.E310]=&quot;Comprar&quot;);&quot;VENTA&quot;;IF(AND([.E309]=&quot;Comprar&quot;;[.E310]=&quot;Vender&quot;);&quot;COMPRA&quot;;&quot;&quot;))">
            <text:p/>
          </table:table-cell>
          <table:table-cell/>
          <table:table-cell table:formula="of:=[.H309]" office:value-type="float" office:value="0" calcext:value-type="float">
            <text:p>0</text:p>
          </table:table-cell>
          <table:table-cell/>
          <table:table-cell table:formula="of:=[.J309]+[.I31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175" calcext:value-type="float">
            <text:p>2,175</text:p>
          </table:table-cell>
          <table:table-cell table:formula="of:=IF([.F310]&lt;&gt;&quot;&quot;;[.B258];IF([.E310]=&quot;Vender&quot;;IF([.B258]&gt;[.C310];[.B258];[.C310]);IF([.B258]&lt;[.C310];[.B258];[.C310])))" office:value-type="float" office:value="3.585" calcext:value-type="float">
            <text:p>3,585</text:p>
          </table:table-cell>
          <table:table-cell table:formula="of:=IF([.E310]=&quot;Comprar&quot;;([.B311]-[.C311])/[.C311];([.C311]-[.B311])/[.C311])" office:value-type="float" office:value="-0.393305439330544" calcext:value-type="float">
            <text:p>-0,393305439330544</text:p>
          </table:table-cell>
          <table:table-cell table:formula="of:=IF([.E310]=&quot;Comprar&quot;;IF([.D311]&gt;[.D$3];&quot;Vender&quot;;&quot;Comprar&quot;);IF([.D311]&gt;[.C$3];&quot;Comprar&quot;;&quot;Vender&quot;))" office:value-type="string" office:string-value="Comprar" calcext:value-type="string">
            <text:p>Comprar</text:p>
          </table:table-cell>
          <table:table-cell table:formula="of:=IF(AND([.E310]=&quot;Vender&quot;;[.E311]=&quot;Comprar&quot;);&quot;VENTA&quot;;IF(AND([.E310]=&quot;Comprar&quot;;[.E311]=&quot;Vender&quot;);&quot;COMPRA&quot;;&quot;&quot;))">
            <text:p/>
          </table:table-cell>
          <table:table-cell/>
          <table:table-cell table:formula="of:=[.H310]" office:value-type="float" office:value="0" calcext:value-type="float">
            <text:p>0</text:p>
          </table:table-cell>
          <table:table-cell/>
          <table:table-cell table:formula="of:=[.J310]+[.I31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3" calcext:value-type="float">
            <text:p>2,3</text:p>
          </table:table-cell>
          <table:table-cell table:formula="of:=IF([.F311]&lt;&gt;&quot;&quot;;[.B259];IF([.E311]=&quot;Vender&quot;;IF([.B259]&gt;[.C311];[.B259];[.C311]);IF([.B259]&lt;[.C311];[.B259];[.C311])))" office:value-type="float" office:value="3.585" calcext:value-type="float">
            <text:p>3,585</text:p>
          </table:table-cell>
          <table:table-cell table:formula="of:=IF([.E311]=&quot;Comprar&quot;;([.B312]-[.C312])/[.C312];([.C312]-[.B312])/[.C312])" office:value-type="float" office:value="-0.358437935843794" calcext:value-type="float">
            <text:p>-0,358437935843794</text:p>
          </table:table-cell>
          <table:table-cell table:formula="of:=IF([.E311]=&quot;Comprar&quot;;IF([.D312]&gt;[.D$3];&quot;Vender&quot;;&quot;Comprar&quot;);IF([.D312]&gt;[.C$3];&quot;Comprar&quot;;&quot;Vender&quot;))" office:value-type="string" office:string-value="Comprar" calcext:value-type="string">
            <text:p>Comprar</text:p>
          </table:table-cell>
          <table:table-cell table:formula="of:=IF(AND([.E311]=&quot;Vender&quot;;[.E312]=&quot;Comprar&quot;);&quot;VENTA&quot;;IF(AND([.E311]=&quot;Comprar&quot;;[.E312]=&quot;Vender&quot;);&quot;COMPRA&quot;;&quot;&quot;))">
            <text:p/>
          </table:table-cell>
          <table:table-cell/>
          <table:table-cell table:formula="of:=[.H311]" office:value-type="float" office:value="0" calcext:value-type="float">
            <text:p>0</text:p>
          </table:table-cell>
          <table:table-cell/>
          <table:table-cell table:formula="of:=[.J311]+[.I31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385" calcext:value-type="float">
            <text:p>2,385</text:p>
          </table:table-cell>
          <table:table-cell table:formula="of:=IF([.F312]&lt;&gt;&quot;&quot;;[.B260];IF([.E312]=&quot;Vender&quot;;IF([.B260]&gt;[.C312];[.B260];[.C312]);IF([.B260]&lt;[.C312];[.B260];[.C312])))" office:value-type="float" office:value="3.585" calcext:value-type="float">
            <text:p>3,585</text:p>
          </table:table-cell>
          <table:table-cell table:formula="of:=IF([.E312]=&quot;Comprar&quot;;([.B313]-[.C313])/[.C313];([.C313]-[.B313])/[.C313])" office:value-type="float" office:value="-0.334728033472803" calcext:value-type="float">
            <text:p>-0,334728033472803</text:p>
          </table:table-cell>
          <table:table-cell table:formula="of:=IF([.E312]=&quot;Comprar&quot;;IF([.D313]&gt;[.D$3];&quot;Vender&quot;;&quot;Comprar&quot;);IF([.D313]&gt;[.C$3];&quot;Comprar&quot;;&quot;Vender&quot;))" office:value-type="string" office:string-value="Comprar" calcext:value-type="string">
            <text:p>Comprar</text:p>
          </table:table-cell>
          <table:table-cell table:formula="of:=IF(AND([.E312]=&quot;Vender&quot;;[.E313]=&quot;Comprar&quot;);&quot;VENTA&quot;;IF(AND([.E312]=&quot;Comprar&quot;;[.E313]=&quot;Vender&quot;);&quot;COMPRA&quot;;&quot;&quot;))">
            <text:p/>
          </table:table-cell>
          <table:table-cell/>
          <table:table-cell table:formula="of:=[.H312]" office:value-type="float" office:value="0" calcext:value-type="float">
            <text:p>0</text:p>
          </table:table-cell>
          <table:table-cell/>
          <table:table-cell table:formula="of:=[.J312]+[.I31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275" calcext:value-type="float">
            <text:p>2,275</text:p>
          </table:table-cell>
          <table:table-cell table:formula="of:=IF([.F313]&lt;&gt;&quot;&quot;;[.B261];IF([.E313]=&quot;Vender&quot;;IF([.B261]&gt;[.C313];[.B261];[.C313]);IF([.B261]&lt;[.C313];[.B261];[.C313])))" office:value-type="float" office:value="3.585" calcext:value-type="float">
            <text:p>3,585</text:p>
          </table:table-cell>
          <table:table-cell table:formula="of:=IF([.E313]=&quot;Comprar&quot;;([.B314]-[.C314])/[.C314];([.C314]-[.B314])/[.C314])" office:value-type="float" office:value="-0.365411436541144" calcext:value-type="float">
            <text:p>-0,365411436541144</text:p>
          </table:table-cell>
          <table:table-cell table:formula="of:=IF([.E313]=&quot;Comprar&quot;;IF([.D314]&gt;[.D$3];&quot;Vender&quot;;&quot;Comprar&quot;);IF([.D314]&gt;[.C$3];&quot;Comprar&quot;;&quot;Vender&quot;))" office:value-type="string" office:string-value="Comprar" calcext:value-type="string">
            <text:p>Comprar</text:p>
          </table:table-cell>
          <table:table-cell table:formula="of:=IF(AND([.E313]=&quot;Vender&quot;;[.E314]=&quot;Comprar&quot;);&quot;VENTA&quot;;IF(AND([.E313]=&quot;Comprar&quot;;[.E314]=&quot;Vender&quot;);&quot;COMPRA&quot;;&quot;&quot;))">
            <text:p/>
          </table:table-cell>
          <table:table-cell/>
          <table:table-cell table:formula="of:=[.H313]" office:value-type="float" office:value="0" calcext:value-type="float">
            <text:p>0</text:p>
          </table:table-cell>
          <table:table-cell/>
          <table:table-cell table:formula="of:=[.J313]+[.I31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15" calcext:value-type="float">
            <text:p>2,315</text:p>
          </table:table-cell>
          <table:table-cell table:formula="of:=IF([.F314]&lt;&gt;&quot;&quot;;[.B262];IF([.E314]=&quot;Vender&quot;;IF([.B262]&gt;[.C314];[.B262];[.C314]);IF([.B262]&lt;[.C314];[.B262];[.C314])))" office:value-type="float" office:value="3.585" calcext:value-type="float">
            <text:p>3,585</text:p>
          </table:table-cell>
          <table:table-cell table:formula="of:=IF([.E314]=&quot;Comprar&quot;;([.B315]-[.C315])/[.C315];([.C315]-[.B315])/[.C315])" office:value-type="float" office:value="-0.354253835425384" calcext:value-type="float">
            <text:p>-0,354253835425384</text:p>
          </table:table-cell>
          <table:table-cell table:formula="of:=IF([.E314]=&quot;Comprar&quot;;IF([.D315]&gt;[.D$3];&quot;Vender&quot;;&quot;Comprar&quot;);IF([.D315]&gt;[.C$3];&quot;Comprar&quot;;&quot;Vender&quot;))" office:value-type="string" office:string-value="Comprar" calcext:value-type="string">
            <text:p>Comprar</text:p>
          </table:table-cell>
          <table:table-cell table:formula="of:=IF(AND([.E314]=&quot;Vender&quot;;[.E315]=&quot;Comprar&quot;);&quot;VENTA&quot;;IF(AND([.E314]=&quot;Comprar&quot;;[.E315]=&quot;Vender&quot;);&quot;COMPRA&quot;;&quot;&quot;))">
            <text:p/>
          </table:table-cell>
          <table:table-cell/>
          <table:table-cell table:formula="of:=[.H314]" office:value-type="float" office:value="0" calcext:value-type="float">
            <text:p>0</text:p>
          </table:table-cell>
          <table:table-cell/>
          <table:table-cell table:formula="of:=[.J314]+[.I31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42" calcext:value-type="float">
            <text:p>2,42</text:p>
          </table:table-cell>
          <table:table-cell table:formula="of:=IF([.F315]&lt;&gt;&quot;&quot;;[.B263];IF([.E315]=&quot;Vender&quot;;IF([.B263]&gt;[.C315];[.B263];[.C315]);IF([.B263]&lt;[.C315];[.B263];[.C315])))" office:value-type="float" office:value="3.585" calcext:value-type="float">
            <text:p>3,585</text:p>
          </table:table-cell>
          <table:table-cell table:formula="of:=IF([.E315]=&quot;Comprar&quot;;([.B316]-[.C316])/[.C316];([.C316]-[.B316])/[.C316])" office:value-type="float" office:value="-0.324965132496513" calcext:value-type="float">
            <text:p>-0,324965132496513</text:p>
          </table:table-cell>
          <table:table-cell table:formula="of:=IF([.E315]=&quot;Comprar&quot;;IF([.D316]&gt;[.D$3];&quot;Vender&quot;;&quot;Comprar&quot;);IF([.D316]&gt;[.C$3];&quot;Comprar&quot;;&quot;Vender&quot;))" office:value-type="string" office:string-value="Comprar" calcext:value-type="string">
            <text:p>Comprar</text:p>
          </table:table-cell>
          <table:table-cell table:formula="of:=IF(AND([.E315]=&quot;Vender&quot;;[.E316]=&quot;Comprar&quot;);&quot;VENTA&quot;;IF(AND([.E315]=&quot;Comprar&quot;;[.E316]=&quot;Vender&quot;);&quot;COMPRA&quot;;&quot;&quot;))">
            <text:p/>
          </table:table-cell>
          <table:table-cell/>
          <table:table-cell table:formula="of:=[.H315]" office:value-type="float" office:value="0" calcext:value-type="float">
            <text:p>0</text:p>
          </table:table-cell>
          <table:table-cell/>
          <table:table-cell table:formula="of:=[.J315]+[.I31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44" calcext:value-type="float">
            <text:p>2,44</text:p>
          </table:table-cell>
          <table:table-cell table:formula="of:=IF([.F316]&lt;&gt;&quot;&quot;;[.B264];IF([.E316]=&quot;Vender&quot;;IF([.B264]&gt;[.C316];[.B264];[.C316]);IF([.B264]&lt;[.C316];[.B264];[.C316])))" office:value-type="float" office:value="3.585" calcext:value-type="float">
            <text:p>3,585</text:p>
          </table:table-cell>
          <table:table-cell table:formula="of:=IF([.E316]=&quot;Comprar&quot;;([.B317]-[.C317])/[.C317];([.C317]-[.B317])/[.C317])" office:value-type="float" office:value="-0.319386331938633" calcext:value-type="float">
            <text:p>-0,319386331938633</text:p>
          </table:table-cell>
          <table:table-cell table:formula="of:=IF([.E316]=&quot;Comprar&quot;;IF([.D317]&gt;[.D$3];&quot;Vender&quot;;&quot;Comprar&quot;);IF([.D317]&gt;[.C$3];&quot;Comprar&quot;;&quot;Vender&quot;))" office:value-type="string" office:string-value="Comprar" calcext:value-type="string">
            <text:p>Comprar</text:p>
          </table:table-cell>
          <table:table-cell table:formula="of:=IF(AND([.E316]=&quot;Vender&quot;;[.E317]=&quot;Comprar&quot;);&quot;VENTA&quot;;IF(AND([.E316]=&quot;Comprar&quot;;[.E317]=&quot;Vender&quot;);&quot;COMPRA&quot;;&quot;&quot;))">
            <text:p/>
          </table:table-cell>
          <table:table-cell/>
          <table:table-cell table:formula="of:=[.H316]" office:value-type="float" office:value="0" calcext:value-type="float">
            <text:p>0</text:p>
          </table:table-cell>
          <table:table-cell/>
          <table:table-cell table:formula="of:=[.J316]+[.I31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44" calcext:value-type="float">
            <text:p>2,44</text:p>
          </table:table-cell>
          <table:table-cell table:formula="of:=IF([.F317]&lt;&gt;&quot;&quot;;[.B265];IF([.E317]=&quot;Vender&quot;;IF([.B265]&gt;[.C317];[.B265];[.C317]);IF([.B265]&lt;[.C317];[.B265];[.C317])))" office:value-type="float" office:value="3.585" calcext:value-type="float">
            <text:p>3,585</text:p>
          </table:table-cell>
          <table:table-cell table:formula="of:=IF([.E317]=&quot;Comprar&quot;;([.B318]-[.C318])/[.C318];([.C318]-[.B318])/[.C318])" office:value-type="float" office:value="-0.319386331938633" calcext:value-type="float">
            <text:p>-0,319386331938633</text:p>
          </table:table-cell>
          <table:table-cell table:formula="of:=IF([.E317]=&quot;Comprar&quot;;IF([.D318]&gt;[.D$3];&quot;Vender&quot;;&quot;Comprar&quot;);IF([.D318]&gt;[.C$3];&quot;Comprar&quot;;&quot;Vender&quot;))" office:value-type="string" office:string-value="Comprar" calcext:value-type="string">
            <text:p>Comprar</text:p>
          </table:table-cell>
          <table:table-cell table:formula="of:=IF(AND([.E317]=&quot;Vender&quot;;[.E318]=&quot;Comprar&quot;);&quot;VENTA&quot;;IF(AND([.E317]=&quot;Comprar&quot;;[.E318]=&quot;Vender&quot;);&quot;COMPRA&quot;;&quot;&quot;))">
            <text:p/>
          </table:table-cell>
          <table:table-cell/>
          <table:table-cell table:formula="of:=[.H317]" office:value-type="float" office:value="0" calcext:value-type="float">
            <text:p>0</text:p>
          </table:table-cell>
          <table:table-cell/>
          <table:table-cell table:formula="of:=[.J317]+[.I31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4" calcext:value-type="float">
            <text:p>2,4</text:p>
          </table:table-cell>
          <table:table-cell table:formula="of:=IF([.F318]&lt;&gt;&quot;&quot;;[.B266];IF([.E318]=&quot;Vender&quot;;IF([.B266]&gt;[.C318];[.B266];[.C318]);IF([.B266]&lt;[.C318];[.B266];[.C318])))" office:value-type="float" office:value="3.585" calcext:value-type="float">
            <text:p>3,585</text:p>
          </table:table-cell>
          <table:table-cell table:formula="of:=IF([.E318]=&quot;Comprar&quot;;([.B319]-[.C319])/[.C319];([.C319]-[.B319])/[.C319])" office:value-type="float" office:value="-0.330543933054393" calcext:value-type="float">
            <text:p>-0,330543933054393</text:p>
          </table:table-cell>
          <table:table-cell table:formula="of:=IF([.E318]=&quot;Comprar&quot;;IF([.D319]&gt;[.D$3];&quot;Vender&quot;;&quot;Comprar&quot;);IF([.D319]&gt;[.C$3];&quot;Comprar&quot;;&quot;Vender&quot;))" office:value-type="string" office:string-value="Comprar" calcext:value-type="string">
            <text:p>Comprar</text:p>
          </table:table-cell>
          <table:table-cell table:formula="of:=IF(AND([.E318]=&quot;Vender&quot;;[.E319]=&quot;Comprar&quot;);&quot;VENTA&quot;;IF(AND([.E318]=&quot;Comprar&quot;;[.E319]=&quot;Vender&quot;);&quot;COMPRA&quot;;&quot;&quot;))">
            <text:p/>
          </table:table-cell>
          <table:table-cell/>
          <table:table-cell table:formula="of:=[.H318]" office:value-type="float" office:value="0" calcext:value-type="float">
            <text:p>0</text:p>
          </table:table-cell>
          <table:table-cell/>
          <table:table-cell table:formula="of:=[.J318]+[.I31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39" calcext:value-type="float">
            <text:p>2,39</text:p>
          </table:table-cell>
          <table:table-cell table:formula="of:=IF([.F319]&lt;&gt;&quot;&quot;;[.B267];IF([.E319]=&quot;Vender&quot;;IF([.B267]&gt;[.C319];[.B267];[.C319]);IF([.B267]&lt;[.C319];[.B267];[.C319])))" office:value-type="float" office:value="3.585" calcext:value-type="float">
            <text:p>3,585</text:p>
          </table:table-cell>
          <table:table-cell table:formula="of:=IF([.E319]=&quot;Comprar&quot;;([.B320]-[.C320])/[.C320];([.C320]-[.B320])/[.C320])" office:value-type="float" office:value="-0.333333333333333" calcext:value-type="float">
            <text:p>-0,333333333333333</text:p>
          </table:table-cell>
          <table:table-cell table:formula="of:=IF([.E319]=&quot;Comprar&quot;;IF([.D320]&gt;[.D$3];&quot;Vender&quot;;&quot;Comprar&quot;);IF([.D320]&gt;[.C$3];&quot;Comprar&quot;;&quot;Vender&quot;))" office:value-type="string" office:string-value="Comprar" calcext:value-type="string">
            <text:p>Comprar</text:p>
          </table:table-cell>
          <table:table-cell table:formula="of:=IF(AND([.E319]=&quot;Vender&quot;;[.E320]=&quot;Comprar&quot;);&quot;VENTA&quot;;IF(AND([.E319]=&quot;Comprar&quot;;[.E320]=&quot;Vender&quot;);&quot;COMPRA&quot;;&quot;&quot;))">
            <text:p/>
          </table:table-cell>
          <table:table-cell/>
          <table:table-cell table:formula="of:=[.H319]" office:value-type="float" office:value="0" calcext:value-type="float">
            <text:p>0</text:p>
          </table:table-cell>
          <table:table-cell/>
          <table:table-cell table:formula="of:=[.J319]+[.I32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41" calcext:value-type="float">
            <text:p>2,41</text:p>
          </table:table-cell>
          <table:table-cell table:formula="of:=IF([.F320]&lt;&gt;&quot;&quot;;[.B268];IF([.E320]=&quot;Vender&quot;;IF([.B268]&gt;[.C320];[.B268];[.C320]);IF([.B268]&lt;[.C320];[.B268];[.C320])))" office:value-type="float" office:value="3.585" calcext:value-type="float">
            <text:p>3,585</text:p>
          </table:table-cell>
          <table:table-cell table:formula="of:=IF([.E320]=&quot;Comprar&quot;;([.B321]-[.C321])/[.C321];([.C321]-[.B321])/[.C321])" office:value-type="float" office:value="-0.327754532775453" calcext:value-type="float">
            <text:p>-0,327754532775453</text:p>
          </table:table-cell>
          <table:table-cell table:formula="of:=IF([.E320]=&quot;Comprar&quot;;IF([.D321]&gt;[.D$3];&quot;Vender&quot;;&quot;Comprar&quot;);IF([.D321]&gt;[.C$3];&quot;Comprar&quot;;&quot;Vender&quot;))" office:value-type="string" office:string-value="Comprar" calcext:value-type="string">
            <text:p>Comprar</text:p>
          </table:table-cell>
          <table:table-cell table:formula="of:=IF(AND([.E320]=&quot;Vender&quot;;[.E321]=&quot;Comprar&quot;);&quot;VENTA&quot;;IF(AND([.E320]=&quot;Comprar&quot;;[.E321]=&quot;Vender&quot;);&quot;COMPRA&quot;;&quot;&quot;))">
            <text:p/>
          </table:table-cell>
          <table:table-cell/>
          <table:table-cell table:formula="of:=[.H320]" office:value-type="float" office:value="0" calcext:value-type="float">
            <text:p>0</text:p>
          </table:table-cell>
          <table:table-cell/>
          <table:table-cell table:formula="of:=[.J320]+[.I32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425" calcext:value-type="float">
            <text:p>2,425</text:p>
          </table:table-cell>
          <table:table-cell table:formula="of:=IF([.F321]&lt;&gt;&quot;&quot;;[.B269];IF([.E321]=&quot;Vender&quot;;IF([.B269]&gt;[.C321];[.B269];[.C321]);IF([.B269]&lt;[.C321];[.B269];[.C321])))" office:value-type="float" office:value="3.585" calcext:value-type="float">
            <text:p>3,585</text:p>
          </table:table-cell>
          <table:table-cell table:formula="of:=IF([.E321]=&quot;Comprar&quot;;([.B322]-[.C322])/[.C322];([.C322]-[.B322])/[.C322])" office:value-type="float" office:value="-0.323570432357043" calcext:value-type="float">
            <text:p>-0,323570432357043</text:p>
          </table:table-cell>
          <table:table-cell table:formula="of:=IF([.E321]=&quot;Comprar&quot;;IF([.D322]&gt;[.D$3];&quot;Vender&quot;;&quot;Comprar&quot;);IF([.D322]&gt;[.C$3];&quot;Comprar&quot;;&quot;Vender&quot;))" office:value-type="string" office:string-value="Comprar" calcext:value-type="string">
            <text:p>Comprar</text:p>
          </table:table-cell>
          <table:table-cell table:formula="of:=IF(AND([.E321]=&quot;Vender&quot;;[.E322]=&quot;Comprar&quot;);&quot;VENTA&quot;;IF(AND([.E321]=&quot;Comprar&quot;;[.E322]=&quot;Vender&quot;);&quot;COMPRA&quot;;&quot;&quot;))">
            <text:p/>
          </table:table-cell>
          <table:table-cell/>
          <table:table-cell table:formula="of:=[.H321]" office:value-type="float" office:value="0" calcext:value-type="float">
            <text:p>0</text:p>
          </table:table-cell>
          <table:table-cell/>
          <table:table-cell table:formula="of:=[.J321]+[.I32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345" calcext:value-type="float">
            <text:p>2,345</text:p>
          </table:table-cell>
          <table:table-cell table:formula="of:=IF([.F322]&lt;&gt;&quot;&quot;;[.B270];IF([.E322]=&quot;Vender&quot;;IF([.B270]&gt;[.C322];[.B270];[.C322]);IF([.B270]&lt;[.C322];[.B270];[.C322])))" office:value-type="float" office:value="3.585" calcext:value-type="float">
            <text:p>3,585</text:p>
          </table:table-cell>
          <table:table-cell table:formula="of:=IF([.E322]=&quot;Comprar&quot;;([.B323]-[.C323])/[.C323];([.C323]-[.B323])/[.C323])" office:value-type="float" office:value="-0.345885634588563" calcext:value-type="float">
            <text:p>-0,345885634588563</text:p>
          </table:table-cell>
          <table:table-cell table:formula="of:=IF([.E322]=&quot;Comprar&quot;;IF([.D323]&gt;[.D$3];&quot;Vender&quot;;&quot;Comprar&quot;);IF([.D323]&gt;[.C$3];&quot;Comprar&quot;;&quot;Vender&quot;))" office:value-type="string" office:string-value="Comprar" calcext:value-type="string">
            <text:p>Comprar</text:p>
          </table:table-cell>
          <table:table-cell table:formula="of:=IF(AND([.E322]=&quot;Vender&quot;;[.E323]=&quot;Comprar&quot;);&quot;VENTA&quot;;IF(AND([.E322]=&quot;Comprar&quot;;[.E323]=&quot;Vender&quot;);&quot;COMPRA&quot;;&quot;&quot;))">
            <text:p/>
          </table:table-cell>
          <table:table-cell/>
          <table:table-cell table:formula="of:=[.H322]" office:value-type="float" office:value="0" calcext:value-type="float">
            <text:p>0</text:p>
          </table:table-cell>
          <table:table-cell/>
          <table:table-cell table:formula="of:=[.J322]+[.I32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6" calcext:value-type="float">
            <text:p>2,36</text:p>
          </table:table-cell>
          <table:table-cell table:formula="of:=IF([.F323]&lt;&gt;&quot;&quot;;[.B271];IF([.E323]=&quot;Vender&quot;;IF([.B271]&gt;[.C323];[.B271];[.C323]);IF([.B271]&lt;[.C323];[.B271];[.C323])))" office:value-type="float" office:value="3.585" calcext:value-type="float">
            <text:p>3,585</text:p>
          </table:table-cell>
          <table:table-cell table:formula="of:=IF([.E323]=&quot;Comprar&quot;;([.B324]-[.C324])/[.C324];([.C324]-[.B324])/[.C324])" office:value-type="float" office:value="-0.341701534170153" calcext:value-type="float">
            <text:p>-0,341701534170153</text:p>
          </table:table-cell>
          <table:table-cell table:formula="of:=IF([.E323]=&quot;Comprar&quot;;IF([.D324]&gt;[.D$3];&quot;Vender&quot;;&quot;Comprar&quot;);IF([.D324]&gt;[.C$3];&quot;Comprar&quot;;&quot;Vender&quot;))" office:value-type="string" office:string-value="Comprar" calcext:value-type="string">
            <text:p>Comprar</text:p>
          </table:table-cell>
          <table:table-cell table:formula="of:=IF(AND([.E323]=&quot;Vender&quot;;[.E324]=&quot;Comprar&quot;);&quot;VENTA&quot;;IF(AND([.E323]=&quot;Comprar&quot;;[.E324]=&quot;Vender&quot;);&quot;COMPRA&quot;;&quot;&quot;))">
            <text:p/>
          </table:table-cell>
          <table:table-cell/>
          <table:table-cell table:formula="of:=[.H323]" office:value-type="float" office:value="0" calcext:value-type="float">
            <text:p>0</text:p>
          </table:table-cell>
          <table:table-cell/>
          <table:table-cell table:formula="of:=[.J323]+[.I32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365" calcext:value-type="float">
            <text:p>2,365</text:p>
          </table:table-cell>
          <table:table-cell table:formula="of:=IF([.F324]&lt;&gt;&quot;&quot;;[.B272];IF([.E324]=&quot;Vender&quot;;IF([.B272]&gt;[.C324];[.B272];[.C324]);IF([.B272]&lt;[.C324];[.B272];[.C324])))" office:value-type="float" office:value="3.585" calcext:value-type="float">
            <text:p>3,585</text:p>
          </table:table-cell>
          <table:table-cell table:formula="of:=IF([.E324]=&quot;Comprar&quot;;([.B325]-[.C325])/[.C325];([.C325]-[.B325])/[.C325])" office:value-type="float" office:value="-0.340306834030683" calcext:value-type="float">
            <text:p>-0,340306834030683</text:p>
          </table:table-cell>
          <table:table-cell table:formula="of:=IF([.E324]=&quot;Comprar&quot;;IF([.D325]&gt;[.D$3];&quot;Vender&quot;;&quot;Comprar&quot;);IF([.D325]&gt;[.C$3];&quot;Comprar&quot;;&quot;Vender&quot;))" office:value-type="string" office:string-value="Comprar" calcext:value-type="string">
            <text:p>Comprar</text:p>
          </table:table-cell>
          <table:table-cell table:formula="of:=IF(AND([.E324]=&quot;Vender&quot;;[.E325]=&quot;Comprar&quot;);&quot;VENTA&quot;;IF(AND([.E324]=&quot;Comprar&quot;;[.E325]=&quot;Vender&quot;);&quot;COMPRA&quot;;&quot;&quot;))">
            <text:p/>
          </table:table-cell>
          <table:table-cell/>
          <table:table-cell table:formula="of:=[.H324]" office:value-type="float" office:value="0" calcext:value-type="float">
            <text:p>0</text:p>
          </table:table-cell>
          <table:table-cell/>
          <table:table-cell table:formula="of:=[.J324]+[.I32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95" calcext:value-type="float">
            <text:p>2,395</text:p>
          </table:table-cell>
          <table:table-cell table:formula="of:=IF([.F325]&lt;&gt;&quot;&quot;;[.B273];IF([.E325]=&quot;Vender&quot;;IF([.B273]&gt;[.C325];[.B273];[.C325]);IF([.B273]&lt;[.C325];[.B273];[.C325])))" office:value-type="float" office:value="3.585" calcext:value-type="float">
            <text:p>3,585</text:p>
          </table:table-cell>
          <table:table-cell table:formula="of:=IF([.E325]=&quot;Comprar&quot;;([.B326]-[.C326])/[.C326];([.C326]-[.B326])/[.C326])" office:value-type="float" office:value="-0.331938633193863" calcext:value-type="float">
            <text:p>-0,331938633193863</text:p>
          </table:table-cell>
          <table:table-cell table:formula="of:=IF([.E325]=&quot;Comprar&quot;;IF([.D326]&gt;[.D$3];&quot;Vender&quot;;&quot;Comprar&quot;);IF([.D326]&gt;[.C$3];&quot;Comprar&quot;;&quot;Vender&quot;))" office:value-type="string" office:string-value="Comprar" calcext:value-type="string">
            <text:p>Comprar</text:p>
          </table:table-cell>
          <table:table-cell table:formula="of:=IF(AND([.E325]=&quot;Vender&quot;;[.E326]=&quot;Comprar&quot;);&quot;VENTA&quot;;IF(AND([.E325]=&quot;Comprar&quot;;[.E326]=&quot;Vender&quot;);&quot;COMPRA&quot;;&quot;&quot;))">
            <text:p/>
          </table:table-cell>
          <table:table-cell/>
          <table:table-cell table:formula="of:=[.H325]" office:value-type="float" office:value="0" calcext:value-type="float">
            <text:p>0</text:p>
          </table:table-cell>
          <table:table-cell/>
          <table:table-cell table:formula="of:=[.J325]+[.I32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38" calcext:value-type="float">
            <text:p>2,38</text:p>
          </table:table-cell>
          <table:table-cell table:formula="of:=IF([.F326]&lt;&gt;&quot;&quot;;[.B274];IF([.E326]=&quot;Vender&quot;;IF([.B274]&gt;[.C326];[.B274];[.C326]);IF([.B274]&lt;[.C326];[.B274];[.C326])))" office:value-type="float" office:value="3.585" calcext:value-type="float">
            <text:p>3,585</text:p>
          </table:table-cell>
          <table:table-cell table:formula="of:=IF([.E326]=&quot;Comprar&quot;;([.B327]-[.C327])/[.C327];([.C327]-[.B327])/[.C327])" office:value-type="float" office:value="-0.336122733612273" calcext:value-type="float">
            <text:p>-0,336122733612273</text:p>
          </table:table-cell>
          <table:table-cell table:formula="of:=IF([.E326]=&quot;Comprar&quot;;IF([.D327]&gt;[.D$3];&quot;Vender&quot;;&quot;Comprar&quot;);IF([.D327]&gt;[.C$3];&quot;Comprar&quot;;&quot;Vender&quot;))" office:value-type="string" office:string-value="Comprar" calcext:value-type="string">
            <text:p>Comprar</text:p>
          </table:table-cell>
          <table:table-cell table:formula="of:=IF(AND([.E326]=&quot;Vender&quot;;[.E327]=&quot;Comprar&quot;);&quot;VENTA&quot;;IF(AND([.E326]=&quot;Comprar&quot;;[.E327]=&quot;Vender&quot;);&quot;COMPRA&quot;;&quot;&quot;))">
            <text:p/>
          </table:table-cell>
          <table:table-cell/>
          <table:table-cell table:formula="of:=[.H326]" office:value-type="float" office:value="0" calcext:value-type="float">
            <text:p>0</text:p>
          </table:table-cell>
          <table:table-cell/>
          <table:table-cell table:formula="of:=[.J326]+[.I32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39" calcext:value-type="float">
            <text:p>2,39</text:p>
          </table:table-cell>
          <table:table-cell table:formula="of:=IF([.F327]&lt;&gt;&quot;&quot;;[.B275];IF([.E327]=&quot;Vender&quot;;IF([.B275]&gt;[.C327];[.B275];[.C327]);IF([.B275]&lt;[.C327];[.B275];[.C327])))" office:value-type="float" office:value="3.58" calcext:value-type="float">
            <text:p>3,58</text:p>
          </table:table-cell>
          <table:table-cell table:formula="of:=IF([.E327]=&quot;Comprar&quot;;([.B328]-[.C328])/[.C328];([.C328]-[.B328])/[.C328])" office:value-type="float" office:value="-0.332402234636871" calcext:value-type="float">
            <text:p>-0,332402234636871</text:p>
          </table:table-cell>
          <table:table-cell table:formula="of:=IF([.E327]=&quot;Comprar&quot;;IF([.D328]&gt;[.D$3];&quot;Vender&quot;;&quot;Comprar&quot;);IF([.D328]&gt;[.C$3];&quot;Comprar&quot;;&quot;Vender&quot;))" office:value-type="string" office:string-value="Comprar" calcext:value-type="string">
            <text:p>Comprar</text:p>
          </table:table-cell>
          <table:table-cell table:formula="of:=IF(AND([.E327]=&quot;Vender&quot;;[.E328]=&quot;Comprar&quot;);&quot;VENTA&quot;;IF(AND([.E327]=&quot;Comprar&quot;;[.E328]=&quot;Vender&quot;);&quot;COMPRA&quot;;&quot;&quot;))">
            <text:p/>
          </table:table-cell>
          <table:table-cell/>
          <table:table-cell table:formula="of:=[.H327]" office:value-type="float" office:value="0" calcext:value-type="float">
            <text:p>0</text:p>
          </table:table-cell>
          <table:table-cell/>
          <table:table-cell table:formula="of:=[.J327]+[.I32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375" calcext:value-type="float">
            <text:p>2,375</text:p>
          </table:table-cell>
          <table:table-cell table:formula="of:=IF([.F328]&lt;&gt;&quot;&quot;;[.B276];IF([.E328]=&quot;Vender&quot;;IF([.B276]&gt;[.C328];[.B276];[.C328]);IF([.B276]&lt;[.C328];[.B276];[.C328])))" office:value-type="float" office:value="3.51" calcext:value-type="float">
            <text:p>3,51</text:p>
          </table:table-cell>
          <table:table-cell table:formula="of:=IF([.E328]=&quot;Comprar&quot;;([.B329]-[.C329])/[.C329];([.C329]-[.B329])/[.C329])" office:value-type="float" office:value="-0.323361823361823" calcext:value-type="float">
            <text:p>-0,323361823361823</text:p>
          </table:table-cell>
          <table:table-cell table:formula="of:=IF([.E328]=&quot;Comprar&quot;;IF([.D329]&gt;[.D$3];&quot;Vender&quot;;&quot;Comprar&quot;);IF([.D329]&gt;[.C$3];&quot;Comprar&quot;;&quot;Vender&quot;))" office:value-type="string" office:string-value="Comprar" calcext:value-type="string">
            <text:p>Comprar</text:p>
          </table:table-cell>
          <table:table-cell table:formula="of:=IF(AND([.E328]=&quot;Vender&quot;;[.E329]=&quot;Comprar&quot;);&quot;VENTA&quot;;IF(AND([.E328]=&quot;Comprar&quot;;[.E329]=&quot;Vender&quot;);&quot;COMPRA&quot;;&quot;&quot;))">
            <text:p/>
          </table:table-cell>
          <table:table-cell/>
          <table:table-cell table:formula="of:=[.H328]" office:value-type="float" office:value="0" calcext:value-type="float">
            <text:p>0</text:p>
          </table:table-cell>
          <table:table-cell/>
          <table:table-cell table:formula="of:=[.J328]+[.I32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3" calcext:value-type="float">
            <text:p>2,3</text:p>
          </table:table-cell>
          <table:table-cell table:formula="of:=IF([.F329]&lt;&gt;&quot;&quot;;[.B277];IF([.E329]=&quot;Vender&quot;;IF([.B277]&gt;[.C329];[.B277];[.C329]);IF([.B277]&lt;[.C329];[.B277];[.C329])))" office:value-type="float" office:value="3.425" calcext:value-type="float">
            <text:p>3,425</text:p>
          </table:table-cell>
          <table:table-cell table:formula="of:=IF([.E329]=&quot;Comprar&quot;;([.B330]-[.C330])/[.C330];([.C330]-[.B330])/[.C330])" office:value-type="float" office:value="-0.328467153284672" calcext:value-type="float">
            <text:p>-0,328467153284672</text:p>
          </table:table-cell>
          <table:table-cell table:formula="of:=IF([.E329]=&quot;Comprar&quot;;IF([.D330]&gt;[.D$3];&quot;Vender&quot;;&quot;Comprar&quot;);IF([.D330]&gt;[.C$3];&quot;Comprar&quot;;&quot;Vender&quot;))" office:value-type="string" office:string-value="Comprar" calcext:value-type="string">
            <text:p>Comprar</text:p>
          </table:table-cell>
          <table:table-cell table:formula="of:=IF(AND([.E329]=&quot;Vender&quot;;[.E330]=&quot;Comprar&quot;);&quot;VENTA&quot;;IF(AND([.E329]=&quot;Comprar&quot;;[.E330]=&quot;Vender&quot;);&quot;COMPRA&quot;;&quot;&quot;))">
            <text:p/>
          </table:table-cell>
          <table:table-cell/>
          <table:table-cell table:formula="of:=[.H329]" office:value-type="float" office:value="0" calcext:value-type="float">
            <text:p>0</text:p>
          </table:table-cell>
          <table:table-cell/>
          <table:table-cell table:formula="of:=[.J329]+[.I33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2" calcext:value-type="float">
            <text:p>2,32</text:p>
          </table:table-cell>
          <table:table-cell table:formula="of:=IF([.F330]&lt;&gt;&quot;&quot;;[.B278];IF([.E330]=&quot;Vender&quot;;IF([.B278]&gt;[.C330];[.B278];[.C330]);IF([.B278]&lt;[.C330];[.B278];[.C330])))" office:value-type="float" office:value="3.425" calcext:value-type="float">
            <text:p>3,425</text:p>
          </table:table-cell>
          <table:table-cell table:formula="of:=IF([.E330]=&quot;Comprar&quot;;([.B331]-[.C331])/[.C331];([.C331]-[.B331])/[.C331])" office:value-type="float" office:value="-0.322627737226277" calcext:value-type="float">
            <text:p>-0,322627737226277</text:p>
          </table:table-cell>
          <table:table-cell table:formula="of:=IF([.E330]=&quot;Comprar&quot;;IF([.D331]&gt;[.D$3];&quot;Vender&quot;;&quot;Comprar&quot;);IF([.D331]&gt;[.C$3];&quot;Comprar&quot;;&quot;Vender&quot;))" office:value-type="string" office:string-value="Comprar" calcext:value-type="string">
            <text:p>Comprar</text:p>
          </table:table-cell>
          <table:table-cell table:formula="of:=IF(AND([.E330]=&quot;Vender&quot;;[.E331]=&quot;Comprar&quot;);&quot;VENTA&quot;;IF(AND([.E330]=&quot;Comprar&quot;;[.E331]=&quot;Vender&quot;);&quot;COMPRA&quot;;&quot;&quot;))">
            <text:p/>
          </table:table-cell>
          <table:table-cell/>
          <table:table-cell table:formula="of:=[.H330]" office:value-type="float" office:value="0" calcext:value-type="float">
            <text:p>0</text:p>
          </table:table-cell>
          <table:table-cell/>
          <table:table-cell table:formula="of:=[.J330]+[.I33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" calcext:value-type="float">
            <text:p>2,3</text:p>
          </table:table-cell>
          <table:table-cell table:formula="of:=IF([.F331]&lt;&gt;&quot;&quot;;[.B279];IF([.E331]=&quot;Vender&quot;;IF([.B279]&gt;[.C331];[.B279];[.C331]);IF([.B279]&lt;[.C331];[.B279];[.C331])))" office:value-type="float" office:value="3.425" calcext:value-type="float">
            <text:p>3,425</text:p>
          </table:table-cell>
          <table:table-cell table:formula="of:=IF([.E331]=&quot;Comprar&quot;;([.B332]-[.C332])/[.C332];([.C332]-[.B332])/[.C332])" office:value-type="float" office:value="-0.328467153284672" calcext:value-type="float">
            <text:p>-0,328467153284672</text:p>
          </table:table-cell>
          <table:table-cell table:formula="of:=IF([.E331]=&quot;Comprar&quot;;IF([.D332]&gt;[.D$3];&quot;Vender&quot;;&quot;Comprar&quot;);IF([.D332]&gt;[.C$3];&quot;Comprar&quot;;&quot;Vender&quot;))" office:value-type="string" office:string-value="Comprar" calcext:value-type="string">
            <text:p>Comprar</text:p>
          </table:table-cell>
          <table:table-cell table:formula="of:=IF(AND([.E331]=&quot;Vender&quot;;[.E332]=&quot;Comprar&quot;);&quot;VENTA&quot;;IF(AND([.E331]=&quot;Comprar&quot;;[.E332]=&quot;Vender&quot;);&quot;COMPRA&quot;;&quot;&quot;))">
            <text:p/>
          </table:table-cell>
          <table:table-cell/>
          <table:table-cell table:formula="of:=[.H331]" office:value-type="float" office:value="0" calcext:value-type="float">
            <text:p>0</text:p>
          </table:table-cell>
          <table:table-cell/>
          <table:table-cell table:formula="of:=[.J331]+[.I33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56" calcext:value-type="float">
            <text:p>2,56</text:p>
          </table:table-cell>
          <table:table-cell table:formula="of:=IF([.F332]&lt;&gt;&quot;&quot;;[.B280];IF([.E332]=&quot;Vender&quot;;IF([.B280]&gt;[.C332];[.B280];[.C332]);IF([.B280]&lt;[.C332];[.B280];[.C332])))" office:value-type="float" office:value="3.37" calcext:value-type="float">
            <text:p>3,37</text:p>
          </table:table-cell>
          <table:table-cell table:formula="of:=IF([.E332]=&quot;Comprar&quot;;([.B333]-[.C333])/[.C333];([.C333]-[.B333])/[.C333])" office:value-type="float" office:value="-0.240356083086053" calcext:value-type="float">
            <text:p>-0,240356083086053</text:p>
          </table:table-cell>
          <table:table-cell table:formula="of:=IF([.E332]=&quot;Comprar&quot;;IF([.D333]&gt;[.D$3];&quot;Vender&quot;;&quot;Comprar&quot;);IF([.D333]&gt;[.C$3];&quot;Comprar&quot;;&quot;Vender&quot;))" office:value-type="string" office:string-value="Comprar" calcext:value-type="string">
            <text:p>Comprar</text:p>
          </table:table-cell>
          <table:table-cell table:formula="of:=IF(AND([.E332]=&quot;Vender&quot;;[.E333]=&quot;Comprar&quot;);&quot;VENTA&quot;;IF(AND([.E332]=&quot;Comprar&quot;;[.E333]=&quot;Vender&quot;);&quot;COMPRA&quot;;&quot;&quot;))">
            <text:p/>
          </table:table-cell>
          <table:table-cell/>
          <table:table-cell table:formula="of:=[.H332]" office:value-type="float" office:value="0" calcext:value-type="float">
            <text:p>0</text:p>
          </table:table-cell>
          <table:table-cell/>
          <table:table-cell table:formula="of:=[.J332]+[.I33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47" calcext:value-type="float">
            <text:p>2,47</text:p>
          </table:table-cell>
          <table:table-cell table:formula="of:=IF([.F333]&lt;&gt;&quot;&quot;;[.B281];IF([.E333]=&quot;Vender&quot;;IF([.B281]&gt;[.C333];[.B281];[.C333]);IF([.B281]&lt;[.C333];[.B281];[.C333])))" office:value-type="float" office:value="3.36" calcext:value-type="float">
            <text:p>3,36</text:p>
          </table:table-cell>
          <table:table-cell table:formula="of:=IF([.E333]=&quot;Comprar&quot;;([.B334]-[.C334])/[.C334];([.C334]-[.B334])/[.C334])" office:value-type="float" office:value="-0.264880952380952" calcext:value-type="float">
            <text:p>-0,264880952380952</text:p>
          </table:table-cell>
          <table:table-cell table:formula="of:=IF([.E333]=&quot;Comprar&quot;;IF([.D334]&gt;[.D$3];&quot;Vender&quot;;&quot;Comprar&quot;);IF([.D334]&gt;[.C$3];&quot;Comprar&quot;;&quot;Vender&quot;))" office:value-type="string" office:string-value="Comprar" calcext:value-type="string">
            <text:p>Comprar</text:p>
          </table:table-cell>
          <table:table-cell table:formula="of:=IF(AND([.E333]=&quot;Vender&quot;;[.E334]=&quot;Comprar&quot;);&quot;VENTA&quot;;IF(AND([.E333]=&quot;Comprar&quot;;[.E334]=&quot;Vender&quot;);&quot;COMPRA&quot;;&quot;&quot;))">
            <text:p/>
          </table:table-cell>
          <table:table-cell/>
          <table:table-cell table:formula="of:=[.H333]" office:value-type="float" office:value="0" calcext:value-type="float">
            <text:p>0</text:p>
          </table:table-cell>
          <table:table-cell/>
          <table:table-cell table:formula="of:=[.J333]+[.I33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47" calcext:value-type="float">
            <text:p>2,47</text:p>
          </table:table-cell>
          <table:table-cell table:formula="of:=IF([.F334]&lt;&gt;&quot;&quot;;[.B282];IF([.E334]=&quot;Vender&quot;;IF([.B282]&gt;[.C334];[.B282];[.C334]);IF([.B282]&lt;[.C334];[.B282];[.C334])))" office:value-type="float" office:value="3.29" calcext:value-type="float">
            <text:p>3,29</text:p>
          </table:table-cell>
          <table:table-cell table:formula="of:=IF([.E334]=&quot;Comprar&quot;;([.B335]-[.C335])/[.C335];([.C335]-[.B335])/[.C335])" office:value-type="float" office:value="-0.249240121580547" calcext:value-type="float">
            <text:p>-0,249240121580547</text:p>
          </table:table-cell>
          <table:table-cell table:formula="of:=IF([.E334]=&quot;Comprar&quot;;IF([.D335]&gt;[.D$3];&quot;Vender&quot;;&quot;Comprar&quot;);IF([.D335]&gt;[.C$3];&quot;Comprar&quot;;&quot;Vender&quot;))" office:value-type="string" office:string-value="Comprar" calcext:value-type="string">
            <text:p>Comprar</text:p>
          </table:table-cell>
          <table:table-cell table:formula="of:=IF(AND([.E334]=&quot;Vender&quot;;[.E335]=&quot;Comprar&quot;);&quot;VENTA&quot;;IF(AND([.E334]=&quot;Comprar&quot;;[.E335]=&quot;Vender&quot;);&quot;COMPRA&quot;;&quot;&quot;))">
            <text:p/>
          </table:table-cell>
          <table:table-cell/>
          <table:table-cell table:formula="of:=[.H334]" office:value-type="float" office:value="0" calcext:value-type="float">
            <text:p>0</text:p>
          </table:table-cell>
          <table:table-cell/>
          <table:table-cell table:formula="of:=[.J334]+[.I33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42" calcext:value-type="float">
            <text:p>2,42</text:p>
          </table:table-cell>
          <table:table-cell table:formula="of:=IF([.F335]&lt;&gt;&quot;&quot;;[.B283];IF([.E335]=&quot;Vender&quot;;IF([.B283]&gt;[.C335];[.B283];[.C335]);IF([.B283]&lt;[.C335];[.B283];[.C335])))" office:value-type="float" office:value="3.29" calcext:value-type="float">
            <text:p>3,29</text:p>
          </table:table-cell>
          <table:table-cell table:formula="of:=IF([.E335]=&quot;Comprar&quot;;([.B336]-[.C336])/[.C336];([.C336]-[.B336])/[.C336])" office:value-type="float" office:value="-0.264437689969605" calcext:value-type="float">
            <text:p>-0,264437689969605</text:p>
          </table:table-cell>
          <table:table-cell table:formula="of:=IF([.E335]=&quot;Comprar&quot;;IF([.D336]&gt;[.D$3];&quot;Vender&quot;;&quot;Comprar&quot;);IF([.D336]&gt;[.C$3];&quot;Comprar&quot;;&quot;Vender&quot;))" office:value-type="string" office:string-value="Comprar" calcext:value-type="string">
            <text:p>Comprar</text:p>
          </table:table-cell>
          <table:table-cell table:formula="of:=IF(AND([.E335]=&quot;Vender&quot;;[.E336]=&quot;Comprar&quot;);&quot;VENTA&quot;;IF(AND([.E335]=&quot;Comprar&quot;;[.E336]=&quot;Vender&quot;);&quot;COMPRA&quot;;&quot;&quot;))">
            <text:p/>
          </table:table-cell>
          <table:table-cell/>
          <table:table-cell table:formula="of:=[.H335]" office:value-type="float" office:value="0" calcext:value-type="float">
            <text:p>0</text:p>
          </table:table-cell>
          <table:table-cell/>
          <table:table-cell table:formula="of:=[.J335]+[.I33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45" calcext:value-type="float">
            <text:p>2,345</text:p>
          </table:table-cell>
          <table:table-cell table:formula="of:=IF([.F336]&lt;&gt;&quot;&quot;;[.B284];IF([.E336]=&quot;Vender&quot;;IF([.B284]&gt;[.C336];[.B284];[.C336]);IF([.B284]&lt;[.C336];[.B284];[.C336])))" office:value-type="float" office:value="3.18" calcext:value-type="float">
            <text:p>3,18</text:p>
          </table:table-cell>
          <table:table-cell table:formula="of:=IF([.E336]=&quot;Comprar&quot;;([.B337]-[.C337])/[.C337];([.C337]-[.B337])/[.C337])" office:value-type="float" office:value="-0.262578616352201" calcext:value-type="float">
            <text:p>-0,262578616352201</text:p>
          </table:table-cell>
          <table:table-cell table:formula="of:=IF([.E336]=&quot;Comprar&quot;;IF([.D337]&gt;[.D$3];&quot;Vender&quot;;&quot;Comprar&quot;);IF([.D337]&gt;[.C$3];&quot;Comprar&quot;;&quot;Vender&quot;))" office:value-type="string" office:string-value="Comprar" calcext:value-type="string">
            <text:p>Comprar</text:p>
          </table:table-cell>
          <table:table-cell table:formula="of:=IF(AND([.E336]=&quot;Vender&quot;;[.E337]=&quot;Comprar&quot;);&quot;VENTA&quot;;IF(AND([.E336]=&quot;Comprar&quot;;[.E337]=&quot;Vender&quot;);&quot;COMPRA&quot;;&quot;&quot;))">
            <text:p/>
          </table:table-cell>
          <table:table-cell/>
          <table:table-cell table:formula="of:=[.H336]" office:value-type="float" office:value="0" calcext:value-type="float">
            <text:p>0</text:p>
          </table:table-cell>
          <table:table-cell/>
          <table:table-cell table:formula="of:=[.J336]+[.I33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5" calcext:value-type="float">
            <text:p>2,35</text:p>
          </table:table-cell>
          <table:table-cell table:formula="of:=IF([.F337]&lt;&gt;&quot;&quot;;[.B285];IF([.E337]=&quot;Vender&quot;;IF([.B285]&gt;[.C337];[.B285];[.C337]);IF([.B285]&lt;[.C337];[.B285];[.C337])))" office:value-type="float" office:value="3.18" calcext:value-type="float">
            <text:p>3,18</text:p>
          </table:table-cell>
          <table:table-cell table:formula="of:=IF([.E337]=&quot;Comprar&quot;;([.B338]-[.C338])/[.C338];([.C338]-[.B338])/[.C338])" office:value-type="float" office:value="-0.261006289308176" calcext:value-type="float">
            <text:p>-0,261006289308176</text:p>
          </table:table-cell>
          <table:table-cell table:formula="of:=IF([.E337]=&quot;Comprar&quot;;IF([.D338]&gt;[.D$3];&quot;Vender&quot;;&quot;Comprar&quot;);IF([.D338]&gt;[.C$3];&quot;Comprar&quot;;&quot;Vender&quot;))" office:value-type="string" office:string-value="Comprar" calcext:value-type="string">
            <text:p>Comprar</text:p>
          </table:table-cell>
          <table:table-cell table:formula="of:=IF(AND([.E337]=&quot;Vender&quot;;[.E338]=&quot;Comprar&quot;);&quot;VENTA&quot;;IF(AND([.E337]=&quot;Comprar&quot;;[.E338]=&quot;Vender&quot;);&quot;COMPRA&quot;;&quot;&quot;))">
            <text:p/>
          </table:table-cell>
          <table:table-cell/>
          <table:table-cell table:formula="of:=[.H337]" office:value-type="float" office:value="0" calcext:value-type="float">
            <text:p>0</text:p>
          </table:table-cell>
          <table:table-cell/>
          <table:table-cell table:formula="of:=[.J337]+[.I33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95" calcext:value-type="float">
            <text:p>2,395</text:p>
          </table:table-cell>
          <table:table-cell table:formula="of:=IF([.F338]&lt;&gt;&quot;&quot;;[.B286];IF([.E338]=&quot;Vender&quot;;IF([.B286]&gt;[.C338];[.B286];[.C338]);IF([.B286]&lt;[.C338];[.B286];[.C338])))" office:value-type="float" office:value="3.035" calcext:value-type="float">
            <text:p>3,035</text:p>
          </table:table-cell>
          <table:table-cell table:formula="of:=IF([.E338]=&quot;Comprar&quot;;([.B339]-[.C339])/[.C339];([.C339]-[.B339])/[.C339])" office:value-type="float" office:value="-0.210873146622735" calcext:value-type="float">
            <text:p>-0,210873146622735</text:p>
          </table:table-cell>
          <table:table-cell table:formula="of:=IF([.E338]=&quot;Comprar&quot;;IF([.D339]&gt;[.D$3];&quot;Vender&quot;;&quot;Comprar&quot;);IF([.D339]&gt;[.C$3];&quot;Comprar&quot;;&quot;Vender&quot;))" office:value-type="string" office:string-value="Comprar" calcext:value-type="string">
            <text:p>Comprar</text:p>
          </table:table-cell>
          <table:table-cell table:formula="of:=IF(AND([.E338]=&quot;Vender&quot;;[.E339]=&quot;Comprar&quot;);&quot;VENTA&quot;;IF(AND([.E338]=&quot;Comprar&quot;;[.E339]=&quot;Vender&quot;);&quot;COMPRA&quot;;&quot;&quot;))">
            <text:p/>
          </table:table-cell>
          <table:table-cell/>
          <table:table-cell table:formula="of:=[.H338]" office:value-type="float" office:value="0" calcext:value-type="float">
            <text:p>0</text:p>
          </table:table-cell>
          <table:table-cell/>
          <table:table-cell table:formula="of:=[.J338]+[.I33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4" calcext:value-type="float">
            <text:p>2,4</text:p>
          </table:table-cell>
          <table:table-cell table:formula="of:=IF([.F339]&lt;&gt;&quot;&quot;;[.B287];IF([.E339]=&quot;Vender&quot;;IF([.B287]&gt;[.C339];[.B287];[.C339]);IF([.B287]&lt;[.C339];[.B287];[.C339])))" office:value-type="float" office:value="3.035" calcext:value-type="float">
            <text:p>3,035</text:p>
          </table:table-cell>
          <table:table-cell table:formula="of:=IF([.E339]=&quot;Comprar&quot;;([.B340]-[.C340])/[.C340];([.C340]-[.B340])/[.C340])" office:value-type="float" office:value="-0.209225700164745" calcext:value-type="float">
            <text:p>-0,209225700164745</text:p>
          </table:table-cell>
          <table:table-cell table:formula="of:=IF([.E339]=&quot;Comprar&quot;;IF([.D340]&gt;[.D$3];&quot;Vender&quot;;&quot;Comprar&quot;);IF([.D340]&gt;[.C$3];&quot;Comprar&quot;;&quot;Vender&quot;))" office:value-type="string" office:string-value="Comprar" calcext:value-type="string">
            <text:p>Comprar</text:p>
          </table:table-cell>
          <table:table-cell table:formula="of:=IF(AND([.E339]=&quot;Vender&quot;;[.E340]=&quot;Comprar&quot;);&quot;VENTA&quot;;IF(AND([.E339]=&quot;Comprar&quot;;[.E340]=&quot;Vender&quot;);&quot;COMPRA&quot;;&quot;&quot;))">
            <text:p/>
          </table:table-cell>
          <table:table-cell/>
          <table:table-cell table:formula="of:=[.H339]" office:value-type="float" office:value="0" calcext:value-type="float">
            <text:p>0</text:p>
          </table:table-cell>
          <table:table-cell/>
          <table:table-cell table:formula="of:=[.J339]+[.I34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45" calcext:value-type="float">
            <text:p>2,45</text:p>
          </table:table-cell>
          <table:table-cell table:formula="of:=IF([.F340]&lt;&gt;&quot;&quot;;[.B288];IF([.E340]=&quot;Vender&quot;;IF([.B288]&gt;[.C340];[.B288];[.C340]);IF([.B288]&lt;[.C340];[.B288];[.C340])))" office:value-type="float" office:value="3.035" calcext:value-type="float">
            <text:p>3,035</text:p>
          </table:table-cell>
          <table:table-cell table:formula="of:=IF([.E340]=&quot;Comprar&quot;;([.B341]-[.C341])/[.C341];([.C341]-[.B341])/[.C341])" office:value-type="float" office:value="-0.192751235584843" calcext:value-type="float">
            <text:p>-0,192751235584843</text:p>
          </table:table-cell>
          <table:table-cell table:formula="of:=IF([.E340]=&quot;Comprar&quot;;IF([.D341]&gt;[.D$3];&quot;Vender&quot;;&quot;Comprar&quot;);IF([.D341]&gt;[.C$3];&quot;Comprar&quot;;&quot;Vender&quot;))" office:value-type="string" office:string-value="Comprar" calcext:value-type="string">
            <text:p>Comprar</text:p>
          </table:table-cell>
          <table:table-cell table:formula="of:=IF(AND([.E340]=&quot;Vender&quot;;[.E341]=&quot;Comprar&quot;);&quot;VENTA&quot;;IF(AND([.E340]=&quot;Comprar&quot;;[.E341]=&quot;Vender&quot;);&quot;COMPRA&quot;;&quot;&quot;))">
            <text:p/>
          </table:table-cell>
          <table:table-cell/>
          <table:table-cell table:formula="of:=[.H340]" office:value-type="float" office:value="0" calcext:value-type="float">
            <text:p>0</text:p>
          </table:table-cell>
          <table:table-cell/>
          <table:table-cell table:formula="of:=[.J340]+[.I34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49" calcext:value-type="float">
            <text:p>2,49</text:p>
          </table:table-cell>
          <table:table-cell table:formula="of:=IF([.F341]&lt;&gt;&quot;&quot;;[.B289];IF([.E341]=&quot;Vender&quot;;IF([.B289]&gt;[.C341];[.B289];[.C341]);IF([.B289]&lt;[.C341];[.B289];[.C341])))" office:value-type="float" office:value="3.035" calcext:value-type="float">
            <text:p>3,035</text:p>
          </table:table-cell>
          <table:table-cell table:formula="of:=IF([.E341]=&quot;Comprar&quot;;([.B342]-[.C342])/[.C342];([.C342]-[.B342])/[.C342])" office:value-type="float" office:value="-0.179571663920923" calcext:value-type="float">
            <text:p>-0,179571663920923</text:p>
          </table:table-cell>
          <table:table-cell table:formula="of:=IF([.E341]=&quot;Comprar&quot;;IF([.D342]&gt;[.D$3];&quot;Vender&quot;;&quot;Comprar&quot;);IF([.D342]&gt;[.C$3];&quot;Comprar&quot;;&quot;Vender&quot;))" office:value-type="string" office:string-value="Comprar" calcext:value-type="string">
            <text:p>Comprar</text:p>
          </table:table-cell>
          <table:table-cell table:formula="of:=IF(AND([.E341]=&quot;Vender&quot;;[.E342]=&quot;Comprar&quot;);&quot;VENTA&quot;;IF(AND([.E341]=&quot;Comprar&quot;;[.E342]=&quot;Vender&quot;);&quot;COMPRA&quot;;&quot;&quot;))">
            <text:p/>
          </table:table-cell>
          <table:table-cell/>
          <table:table-cell table:formula="of:=[.H341]" office:value-type="float" office:value="0" calcext:value-type="float">
            <text:p>0</text:p>
          </table:table-cell>
          <table:table-cell/>
          <table:table-cell table:formula="of:=[.J341]+[.I34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95" calcext:value-type="float">
            <text:p>2,595</text:p>
          </table:table-cell>
          <table:table-cell table:formula="of:=IF([.F342]&lt;&gt;&quot;&quot;;[.B290];IF([.E342]=&quot;Vender&quot;;IF([.B290]&gt;[.C342];[.B290];[.C342]);IF([.B290]&lt;[.C342];[.B290];[.C342])))" office:value-type="float" office:value="3.035" calcext:value-type="float">
            <text:p>3,035</text:p>
          </table:table-cell>
          <table:table-cell table:formula="of:=IF([.E342]=&quot;Comprar&quot;;([.B343]-[.C343])/[.C343];([.C343]-[.B343])/[.C343])" office:value-type="float" office:value="-0.14497528830313" calcext:value-type="float">
            <text:p>-0,14497528830313</text:p>
          </table:table-cell>
          <table:table-cell table:formula="of:=IF([.E342]=&quot;Comprar&quot;;IF([.D343]&gt;[.D$3];&quot;Vender&quot;;&quot;Comprar&quot;);IF([.D343]&gt;[.C$3];&quot;Comprar&quot;;&quot;Vender&quot;))" office:value-type="string" office:string-value="Comprar" calcext:value-type="string">
            <text:p>Comprar</text:p>
          </table:table-cell>
          <table:table-cell table:formula="of:=IF(AND([.E342]=&quot;Vender&quot;;[.E343]=&quot;Comprar&quot;);&quot;VENTA&quot;;IF(AND([.E342]=&quot;Comprar&quot;;[.E343]=&quot;Vender&quot;);&quot;COMPRA&quot;;&quot;&quot;))">
            <text:p/>
          </table:table-cell>
          <table:table-cell/>
          <table:table-cell table:formula="of:=[.H342]" office:value-type="float" office:value="0" calcext:value-type="float">
            <text:p>0</text:p>
          </table:table-cell>
          <table:table-cell/>
          <table:table-cell table:formula="of:=[.J342]+[.I34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58" calcext:value-type="float">
            <text:p>2,58</text:p>
          </table:table-cell>
          <table:table-cell table:formula="of:=IF([.F343]&lt;&gt;&quot;&quot;;[.B291];IF([.E343]=&quot;Vender&quot;;IF([.B291]&gt;[.C343];[.B291];[.C343]);IF([.B291]&lt;[.C343];[.B291];[.C343])))" office:value-type="float" office:value="3.035" calcext:value-type="float">
            <text:p>3,035</text:p>
          </table:table-cell>
          <table:table-cell table:formula="of:=IF([.E343]=&quot;Comprar&quot;;([.B344]-[.C344])/[.C344];([.C344]-[.B344])/[.C344])" office:value-type="float" office:value="-0.149917627677101" calcext:value-type="float">
            <text:p>-0,149917627677101</text:p>
          </table:table-cell>
          <table:table-cell table:formula="of:=IF([.E343]=&quot;Comprar&quot;;IF([.D344]&gt;[.D$3];&quot;Vender&quot;;&quot;Comprar&quot;);IF([.D344]&gt;[.C$3];&quot;Comprar&quot;;&quot;Vender&quot;))" office:value-type="string" office:string-value="Comprar" calcext:value-type="string">
            <text:p>Comprar</text:p>
          </table:table-cell>
          <table:table-cell table:formula="of:=IF(AND([.E343]=&quot;Vender&quot;;[.E344]=&quot;Comprar&quot;);&quot;VENTA&quot;;IF(AND([.E343]=&quot;Comprar&quot;;[.E344]=&quot;Vender&quot;);&quot;COMPRA&quot;;&quot;&quot;))">
            <text:p/>
          </table:table-cell>
          <table:table-cell/>
          <table:table-cell table:formula="of:=[.H343]" office:value-type="float" office:value="0" calcext:value-type="float">
            <text:p>0</text:p>
          </table:table-cell>
          <table:table-cell/>
          <table:table-cell table:formula="of:=[.J343]+[.I34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48" calcext:value-type="float">
            <text:p>2,48</text:p>
          </table:table-cell>
          <table:table-cell table:formula="of:=IF([.F344]&lt;&gt;&quot;&quot;;[.B292];IF([.E344]=&quot;Vender&quot;;IF([.B292]&gt;[.C344];[.B292];[.C344]);IF([.B292]&lt;[.C344];[.B292];[.C344])))" office:value-type="float" office:value="3.035" calcext:value-type="float">
            <text:p>3,035</text:p>
          </table:table-cell>
          <table:table-cell table:formula="of:=IF([.E344]=&quot;Comprar&quot;;([.B345]-[.C345])/[.C345];([.C345]-[.B345])/[.C345])" office:value-type="float" office:value="-0.182866556836903" calcext:value-type="float">
            <text:p>-0,182866556836903</text:p>
          </table:table-cell>
          <table:table-cell table:formula="of:=IF([.E344]=&quot;Comprar&quot;;IF([.D345]&gt;[.D$3];&quot;Vender&quot;;&quot;Comprar&quot;);IF([.D345]&gt;[.C$3];&quot;Comprar&quot;;&quot;Vender&quot;))" office:value-type="string" office:string-value="Comprar" calcext:value-type="string">
            <text:p>Comprar</text:p>
          </table:table-cell>
          <table:table-cell table:formula="of:=IF(AND([.E344]=&quot;Vender&quot;;[.E345]=&quot;Comprar&quot;);&quot;VENTA&quot;;IF(AND([.E344]=&quot;Comprar&quot;;[.E345]=&quot;Vender&quot;);&quot;COMPRA&quot;;&quot;&quot;))">
            <text:p/>
          </table:table-cell>
          <table:table-cell/>
          <table:table-cell table:formula="of:=[.H344]" office:value-type="float" office:value="0" calcext:value-type="float">
            <text:p>0</text:p>
          </table:table-cell>
          <table:table-cell/>
          <table:table-cell table:formula="of:=[.J344]+[.I34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57" calcext:value-type="float">
            <text:p>2,57</text:p>
          </table:table-cell>
          <table:table-cell table:formula="of:=IF([.F345]&lt;&gt;&quot;&quot;;[.B293];IF([.E345]=&quot;Vender&quot;;IF([.B293]&gt;[.C345];[.B293];[.C345]);IF([.B293]&lt;[.C345];[.B293];[.C345])))" office:value-type="float" office:value="3" calcext:value-type="float">
            <text:p>3</text:p>
          </table:table-cell>
          <table:table-cell table:formula="of:=IF([.E345]=&quot;Comprar&quot;;([.B346]-[.C346])/[.C346];([.C346]-[.B346])/[.C346])" office:value-type="float" office:value="-0.143333333333333" calcext:value-type="float">
            <text:p>-0,143333333333333</text:p>
          </table:table-cell>
          <table:table-cell table:formula="of:=IF([.E345]=&quot;Comprar&quot;;IF([.D346]&gt;[.D$3];&quot;Vender&quot;;&quot;Comprar&quot;);IF([.D346]&gt;[.C$3];&quot;Comprar&quot;;&quot;Vender&quot;))" office:value-type="string" office:string-value="Comprar" calcext:value-type="string">
            <text:p>Comprar</text:p>
          </table:table-cell>
          <table:table-cell table:formula="of:=IF(AND([.E345]=&quot;Vender&quot;;[.E346]=&quot;Comprar&quot;);&quot;VENTA&quot;;IF(AND([.E345]=&quot;Comprar&quot;;[.E346]=&quot;Vender&quot;);&quot;COMPRA&quot;;&quot;&quot;))">
            <text:p/>
          </table:table-cell>
          <table:table-cell/>
          <table:table-cell table:formula="of:=[.H345]" office:value-type="float" office:value="0" calcext:value-type="float">
            <text:p>0</text:p>
          </table:table-cell>
          <table:table-cell/>
          <table:table-cell table:formula="of:=[.J345]+[.I34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6" calcext:value-type="float">
            <text:p>2,6</text:p>
          </table:table-cell>
          <table:table-cell table:formula="of:=IF([.F346]&lt;&gt;&quot;&quot;;[.B294];IF([.E346]=&quot;Vender&quot;;IF([.B294]&gt;[.C346];[.B294];[.C346]);IF([.B294]&lt;[.C346];[.B294];[.C346])))" office:value-type="float" office:value="3" calcext:value-type="float">
            <text:p>3</text:p>
          </table:table-cell>
          <table:table-cell table:formula="of:=IF([.E346]=&quot;Comprar&quot;;([.B347]-[.C347])/[.C347];([.C347]-[.B347])/[.C347])" office:value-type="float" office:value="-0.133333333333333" calcext:value-type="float">
            <text:p>-0,133333333333333</text:p>
          </table:table-cell>
          <table:table-cell table:formula="of:=IF([.E346]=&quot;Comprar&quot;;IF([.D347]&gt;[.D$3];&quot;Vender&quot;;&quot;Comprar&quot;);IF([.D347]&gt;[.C$3];&quot;Comprar&quot;;&quot;Vender&quot;))" office:value-type="string" office:string-value="Comprar" calcext:value-type="string">
            <text:p>Comprar</text:p>
          </table:table-cell>
          <table:table-cell table:formula="of:=IF(AND([.E346]=&quot;Vender&quot;;[.E347]=&quot;Comprar&quot;);&quot;VENTA&quot;;IF(AND([.E346]=&quot;Comprar&quot;;[.E347]=&quot;Vender&quot;);&quot;COMPRA&quot;;&quot;&quot;))">
            <text:p/>
          </table:table-cell>
          <table:table-cell/>
          <table:table-cell table:formula="of:=[.H346]" office:value-type="float" office:value="0" calcext:value-type="float">
            <text:p>0</text:p>
          </table:table-cell>
          <table:table-cell/>
          <table:table-cell table:formula="of:=[.J346]+[.I34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63" calcext:value-type="float">
            <text:p>2,63</text:p>
          </table:table-cell>
          <table:table-cell table:formula="of:=IF([.F347]&lt;&gt;&quot;&quot;;[.B295];IF([.E347]=&quot;Vender&quot;;IF([.B295]&gt;[.C347];[.B295];[.C347]);IF([.B295]&lt;[.C347];[.B295];[.C347])))" office:value-type="float" office:value="3" calcext:value-type="float">
            <text:p>3</text:p>
          </table:table-cell>
          <table:table-cell table:formula="of:=IF([.E347]=&quot;Comprar&quot;;([.B348]-[.C348])/[.C348];([.C348]-[.B348])/[.C348])" office:value-type="float" office:value="-0.123333333333333" calcext:value-type="float">
            <text:p>-0,123333333333333</text:p>
          </table:table-cell>
          <table:table-cell table:formula="of:=IF([.E347]=&quot;Comprar&quot;;IF([.D348]&gt;[.D$3];&quot;Vender&quot;;&quot;Comprar&quot;);IF([.D348]&gt;[.C$3];&quot;Comprar&quot;;&quot;Vender&quot;))" office:value-type="string" office:string-value="Comprar" calcext:value-type="string">
            <text:p>Comprar</text:p>
          </table:table-cell>
          <table:table-cell table:formula="of:=IF(AND([.E347]=&quot;Vender&quot;;[.E348]=&quot;Comprar&quot;);&quot;VENTA&quot;;IF(AND([.E347]=&quot;Comprar&quot;;[.E348]=&quot;Vender&quot;);&quot;COMPRA&quot;;&quot;&quot;))">
            <text:p/>
          </table:table-cell>
          <table:table-cell/>
          <table:table-cell table:formula="of:=[.H347]" office:value-type="float" office:value="0" calcext:value-type="float">
            <text:p>0</text:p>
          </table:table-cell>
          <table:table-cell/>
          <table:table-cell table:formula="of:=[.J347]+[.I34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628" calcext:value-type="float">
            <text:p>2,628</text:p>
          </table:table-cell>
          <table:table-cell table:formula="of:=IF([.F348]&lt;&gt;&quot;&quot;;[.B296];IF([.E348]=&quot;Vender&quot;;IF([.B296]&gt;[.C348];[.B296];[.C348]);IF([.B296]&lt;[.C348];[.B296];[.C348])))" office:value-type="float" office:value="3" calcext:value-type="float">
            <text:p>3</text:p>
          </table:table-cell>
          <table:table-cell table:formula="of:=IF([.E348]=&quot;Comprar&quot;;([.B349]-[.C349])/[.C349];([.C349]-[.B349])/[.C349])" office:value-type="float" office:value="-0.124" calcext:value-type="float">
            <text:p>-0,124</text:p>
          </table:table-cell>
          <table:table-cell table:formula="of:=IF([.E348]=&quot;Comprar&quot;;IF([.D349]&gt;[.D$3];&quot;Vender&quot;;&quot;Comprar&quot;);IF([.D349]&gt;[.C$3];&quot;Comprar&quot;;&quot;Vender&quot;))" office:value-type="string" office:string-value="Comprar" calcext:value-type="string">
            <text:p>Comprar</text:p>
          </table:table-cell>
          <table:table-cell table:formula="of:=IF(AND([.E348]=&quot;Vender&quot;;[.E349]=&quot;Comprar&quot;);&quot;VENTA&quot;;IF(AND([.E348]=&quot;Comprar&quot;;[.E349]=&quot;Vender&quot;);&quot;COMPRA&quot;;&quot;&quot;))">
            <text:p/>
          </table:table-cell>
          <table:table-cell/>
          <table:table-cell table:formula="of:=[.H348]" office:value-type="float" office:value="0" calcext:value-type="float">
            <text:p>0</text:p>
          </table:table-cell>
          <table:table-cell/>
          <table:table-cell table:formula="of:=[.J348]+[.I34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678" calcext:value-type="float">
            <text:p>2,678</text:p>
          </table:table-cell>
          <table:table-cell table:formula="of:=IF([.F349]&lt;&gt;&quot;&quot;;[.B297];IF([.E349]=&quot;Vender&quot;;IF([.B297]&gt;[.C349];[.B297];[.C349]);IF([.B297]&lt;[.C349];[.B297];[.C349])))" office:value-type="float" office:value="3" calcext:value-type="float">
            <text:p>3</text:p>
          </table:table-cell>
          <table:table-cell table:formula="of:=IF([.E349]=&quot;Comprar&quot;;([.B350]-[.C350])/[.C350];([.C350]-[.B350])/[.C350])" office:value-type="float" office:value="-0.107333333333333" calcext:value-type="float">
            <text:p>-0,107333333333333</text:p>
          </table:table-cell>
          <table:table-cell table:formula="of:=IF([.E349]=&quot;Comprar&quot;;IF([.D350]&gt;[.D$3];&quot;Vender&quot;;&quot;Comprar&quot;);IF([.D350]&gt;[.C$3];&quot;Comprar&quot;;&quot;Vender&quot;))" office:value-type="string" office:string-value="Comprar" calcext:value-type="string">
            <text:p>Comprar</text:p>
          </table:table-cell>
          <table:table-cell table:formula="of:=IF(AND([.E349]=&quot;Vender&quot;;[.E350]=&quot;Comprar&quot;);&quot;VENTA&quot;;IF(AND([.E349]=&quot;Comprar&quot;;[.E350]=&quot;Vender&quot;);&quot;COMPRA&quot;;&quot;&quot;))">
            <text:p/>
          </table:table-cell>
          <table:table-cell/>
          <table:table-cell table:formula="of:=[.H349]" office:value-type="float" office:value="0" calcext:value-type="float">
            <text:p>0</text:p>
          </table:table-cell>
          <table:table-cell/>
          <table:table-cell table:formula="of:=[.J349]+[.I35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694" calcext:value-type="float">
            <text:p>2,694</text:p>
          </table:table-cell>
          <table:table-cell table:formula="of:=IF([.F350]&lt;&gt;&quot;&quot;;[.B298];IF([.E350]=&quot;Vender&quot;;IF([.B298]&gt;[.C350];[.B298];[.C350]);IF([.B298]&lt;[.C350];[.B298];[.C350])))" office:value-type="float" office:value="3" calcext:value-type="float">
            <text:p>3</text:p>
          </table:table-cell>
          <table:table-cell table:formula="of:=IF([.E350]=&quot;Comprar&quot;;([.B351]-[.C351])/[.C351];([.C351]-[.B351])/[.C351])" office:value-type="float" office:value="-0.102" calcext:value-type="float">
            <text:p>-0,102</text:p>
          </table:table-cell>
          <table:table-cell table:formula="of:=IF([.E350]=&quot;Comprar&quot;;IF([.D351]&gt;[.D$3];&quot;Vender&quot;;&quot;Comprar&quot;);IF([.D351]&gt;[.C$3];&quot;Comprar&quot;;&quot;Vender&quot;))" office:value-type="string" office:string-value="Comprar" calcext:value-type="string">
            <text:p>Comprar</text:p>
          </table:table-cell>
          <table:table-cell table:formula="of:=IF(AND([.E350]=&quot;Vender&quot;;[.E351]=&quot;Comprar&quot;);&quot;VENTA&quot;;IF(AND([.E350]=&quot;Comprar&quot;;[.E351]=&quot;Vender&quot;);&quot;COMPRA&quot;;&quot;&quot;))">
            <text:p/>
          </table:table-cell>
          <table:table-cell/>
          <table:table-cell table:formula="of:=[.H350]" office:value-type="float" office:value="0" calcext:value-type="float">
            <text:p>0</text:p>
          </table:table-cell>
          <table:table-cell/>
          <table:table-cell table:formula="of:=[.J350]+[.I35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696" calcext:value-type="float">
            <text:p>2,696</text:p>
          </table:table-cell>
          <table:table-cell table:formula="of:=IF([.F351]&lt;&gt;&quot;&quot;;[.B299];IF([.E351]=&quot;Vender&quot;;IF([.B299]&gt;[.C351];[.B299];[.C351]);IF([.B299]&lt;[.C351];[.B299];[.C351])))" office:value-type="float" office:value="3" calcext:value-type="float">
            <text:p>3</text:p>
          </table:table-cell>
          <table:table-cell table:formula="of:=IF([.E351]=&quot;Comprar&quot;;([.B352]-[.C352])/[.C352];([.C352]-[.B352])/[.C352])" office:value-type="float" office:value="-0.101333333333333" calcext:value-type="float">
            <text:p>-0,101333333333333</text:p>
          </table:table-cell>
          <table:table-cell table:formula="of:=IF([.E351]=&quot;Comprar&quot;;IF([.D352]&gt;[.D$3];&quot;Vender&quot;;&quot;Comprar&quot;);IF([.D352]&gt;[.C$3];&quot;Comprar&quot;;&quot;Vender&quot;))" office:value-type="string" office:string-value="Comprar" calcext:value-type="string">
            <text:p>Comprar</text:p>
          </table:table-cell>
          <table:table-cell table:formula="of:=IF(AND([.E351]=&quot;Vender&quot;;[.E352]=&quot;Comprar&quot;);&quot;VENTA&quot;;IF(AND([.E351]=&quot;Comprar&quot;;[.E352]=&quot;Vender&quot;);&quot;COMPRA&quot;;&quot;&quot;))">
            <text:p/>
          </table:table-cell>
          <table:table-cell/>
          <table:table-cell table:formula="of:=[.H351]" office:value-type="float" office:value="0" calcext:value-type="float">
            <text:p>0</text:p>
          </table:table-cell>
          <table:table-cell/>
          <table:table-cell table:formula="of:=[.J351]+[.I35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638" calcext:value-type="float">
            <text:p>2,638</text:p>
          </table:table-cell>
          <table:table-cell table:formula="of:=IF([.F352]&lt;&gt;&quot;&quot;;[.B300];IF([.E352]=&quot;Vender&quot;;IF([.B300]&gt;[.C352];[.B300];[.C352]);IF([.B300]&lt;[.C352];[.B300];[.C352])))" office:value-type="float" office:value="3" calcext:value-type="float">
            <text:p>3</text:p>
          </table:table-cell>
          <table:table-cell table:formula="of:=IF([.E352]=&quot;Comprar&quot;;([.B353]-[.C353])/[.C353];([.C353]-[.B353])/[.C353])" office:value-type="float" office:value="-0.120666666666667" calcext:value-type="float">
            <text:p>-0,120666666666667</text:p>
          </table:table-cell>
          <table:table-cell table:formula="of:=IF([.E352]=&quot;Comprar&quot;;IF([.D353]&gt;[.D$3];&quot;Vender&quot;;&quot;Comprar&quot;);IF([.D353]&gt;[.C$3];&quot;Comprar&quot;;&quot;Vender&quot;))" office:value-type="string" office:string-value="Comprar" calcext:value-type="string">
            <text:p>Comprar</text:p>
          </table:table-cell>
          <table:table-cell table:formula="of:=IF(AND([.E352]=&quot;Vender&quot;;[.E353]=&quot;Comprar&quot;);&quot;VENTA&quot;;IF(AND([.E352]=&quot;Comprar&quot;;[.E353]=&quot;Vender&quot;);&quot;COMPRA&quot;;&quot;&quot;))">
            <text:p/>
          </table:table-cell>
          <table:table-cell/>
          <table:table-cell table:formula="of:=[.H352]" office:value-type="float" office:value="0" calcext:value-type="float">
            <text:p>0</text:p>
          </table:table-cell>
          <table:table-cell/>
          <table:table-cell table:formula="of:=[.J352]+[.I35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666" calcext:value-type="float">
            <text:p>2,666</text:p>
          </table:table-cell>
          <table:table-cell table:formula="of:=IF([.F353]&lt;&gt;&quot;&quot;;[.B301];IF([.E353]=&quot;Vender&quot;;IF([.B301]&gt;[.C353];[.B301];[.C353]);IF([.B301]&lt;[.C353];[.B301];[.C353])))" office:value-type="float" office:value="3" calcext:value-type="float">
            <text:p>3</text:p>
          </table:table-cell>
          <table:table-cell table:formula="of:=IF([.E353]=&quot;Comprar&quot;;([.B354]-[.C354])/[.C354];([.C354]-[.B354])/[.C354])" office:value-type="float" office:value="-0.111333333333333" calcext:value-type="float">
            <text:p>-0,111333333333333</text:p>
          </table:table-cell>
          <table:table-cell table:formula="of:=IF([.E353]=&quot;Comprar&quot;;IF([.D354]&gt;[.D$3];&quot;Vender&quot;;&quot;Comprar&quot;);IF([.D354]&gt;[.C$3];&quot;Comprar&quot;;&quot;Vender&quot;))" office:value-type="string" office:string-value="Comprar" calcext:value-type="string">
            <text:p>Comprar</text:p>
          </table:table-cell>
          <table:table-cell table:formula="of:=IF(AND([.E353]=&quot;Vender&quot;;[.E354]=&quot;Comprar&quot;);&quot;VENTA&quot;;IF(AND([.E353]=&quot;Comprar&quot;;[.E354]=&quot;Vender&quot;);&quot;COMPRA&quot;;&quot;&quot;))">
            <text:p/>
          </table:table-cell>
          <table:table-cell/>
          <table:table-cell table:formula="of:=[.H353]" office:value-type="float" office:value="0" calcext:value-type="float">
            <text:p>0</text:p>
          </table:table-cell>
          <table:table-cell/>
          <table:table-cell table:formula="of:=[.J353]+[.I35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724" calcext:value-type="float">
            <text:p>2,724</text:p>
          </table:table-cell>
          <table:table-cell table:formula="of:=IF([.F354]&lt;&gt;&quot;&quot;;[.B302];IF([.E354]=&quot;Vender&quot;;IF([.B302]&gt;[.C354];[.B302];[.C354]);IF([.B302]&lt;[.C354];[.B302];[.C354])))" office:value-type="float" office:value="2.945" calcext:value-type="float">
            <text:p>2,945</text:p>
          </table:table-cell>
          <table:table-cell table:formula="of:=IF([.E354]=&quot;Comprar&quot;;([.B355]-[.C355])/[.C355];([.C355]-[.B355])/[.C355])" office:value-type="float" office:value="-0.0750424448217318" calcext:value-type="float">
            <text:p>-0,075042444821732</text:p>
          </table:table-cell>
          <table:table-cell table:formula="of:=IF([.E354]=&quot;Comprar&quot;;IF([.D355]&gt;[.D$3];&quot;Vender&quot;;&quot;Comprar&quot;);IF([.D355]&gt;[.C$3];&quot;Comprar&quot;;&quot;Vender&quot;))" office:value-type="string" office:string-value="Comprar" calcext:value-type="string">
            <text:p>Comprar</text:p>
          </table:table-cell>
          <table:table-cell table:formula="of:=IF(AND([.E354]=&quot;Vender&quot;;[.E355]=&quot;Comprar&quot;);&quot;VENTA&quot;;IF(AND([.E354]=&quot;Comprar&quot;;[.E355]=&quot;Vender&quot;);&quot;COMPRA&quot;;&quot;&quot;))">
            <text:p/>
          </table:table-cell>
          <table:table-cell/>
          <table:table-cell table:formula="of:=[.H354]" office:value-type="float" office:value="0" calcext:value-type="float">
            <text:p>0</text:p>
          </table:table-cell>
          <table:table-cell/>
          <table:table-cell table:formula="of:=[.J354]+[.I35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722" calcext:value-type="float">
            <text:p>2,722</text:p>
          </table:table-cell>
          <table:table-cell table:formula="of:=IF([.F355]&lt;&gt;&quot;&quot;;[.B303];IF([.E355]=&quot;Vender&quot;;IF([.B303]&gt;[.C355];[.B303];[.C355]);IF([.B303]&lt;[.C355];[.B303];[.C355])))" office:value-type="float" office:value="2.945" calcext:value-type="float">
            <text:p>2,945</text:p>
          </table:table-cell>
          <table:table-cell table:formula="of:=IF([.E355]=&quot;Comprar&quot;;([.B356]-[.C356])/[.C356];([.C356]-[.B356])/[.C356])" office:value-type="float" office:value="-0.0757215619694398" calcext:value-type="float">
            <text:p>-0,07572156196944</text:p>
          </table:table-cell>
          <table:table-cell table:formula="of:=IF([.E355]=&quot;Comprar&quot;;IF([.D356]&gt;[.D$3];&quot;Vender&quot;;&quot;Comprar&quot;);IF([.D356]&gt;[.C$3];&quot;Comprar&quot;;&quot;Vender&quot;))" office:value-type="string" office:string-value="Comprar" calcext:value-type="string">
            <text:p>Comprar</text:p>
          </table:table-cell>
          <table:table-cell table:formula="of:=IF(AND([.E355]=&quot;Vender&quot;;[.E356]=&quot;Comprar&quot;);&quot;VENTA&quot;;IF(AND([.E355]=&quot;Comprar&quot;;[.E356]=&quot;Vender&quot;);&quot;COMPRA&quot;;&quot;&quot;))">
            <text:p/>
          </table:table-cell>
          <table:table-cell/>
          <table:table-cell table:formula="of:=[.H355]" office:value-type="float" office:value="0" calcext:value-type="float">
            <text:p>0</text:p>
          </table:table-cell>
          <table:table-cell/>
          <table:table-cell table:formula="of:=[.J355]+[.I35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64" calcext:value-type="float">
            <text:p>2,64</text:p>
          </table:table-cell>
          <table:table-cell table:formula="of:=IF([.F356]&lt;&gt;&quot;&quot;;[.B304];IF([.E356]=&quot;Vender&quot;;IF([.B304]&gt;[.C356];[.B304];[.C356]);IF([.B304]&lt;[.C356];[.B304];[.C356])))" office:value-type="float" office:value="2.945" calcext:value-type="float">
            <text:p>2,945</text:p>
          </table:table-cell>
          <table:table-cell table:formula="of:=IF([.E356]=&quot;Comprar&quot;;([.B357]-[.C357])/[.C357];([.C357]-[.B357])/[.C357])" office:value-type="float" office:value="-0.103565365025467" calcext:value-type="float">
            <text:p>-0,103565365025467</text:p>
          </table:table-cell>
          <table:table-cell table:formula="of:=IF([.E356]=&quot;Comprar&quot;;IF([.D357]&gt;[.D$3];&quot;Vender&quot;;&quot;Comprar&quot;);IF([.D357]&gt;[.C$3];&quot;Comprar&quot;;&quot;Vender&quot;))" office:value-type="string" office:string-value="Comprar" calcext:value-type="string">
            <text:p>Comprar</text:p>
          </table:table-cell>
          <table:table-cell table:formula="of:=IF(AND([.E356]=&quot;Vender&quot;;[.E357]=&quot;Comprar&quot;);&quot;VENTA&quot;;IF(AND([.E356]=&quot;Comprar&quot;;[.E357]=&quot;Vender&quot;);&quot;COMPRA&quot;;&quot;&quot;))">
            <text:p/>
          </table:table-cell>
          <table:table-cell/>
          <table:table-cell table:formula="of:=[.H356]" office:value-type="float" office:value="0" calcext:value-type="float">
            <text:p>0</text:p>
          </table:table-cell>
          <table:table-cell/>
          <table:table-cell table:formula="of:=[.J356]+[.I35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578" calcext:value-type="float">
            <text:p>2,578</text:p>
          </table:table-cell>
          <table:table-cell table:formula="of:=IF([.F357]&lt;&gt;&quot;&quot;;[.B305];IF([.E357]=&quot;Vender&quot;;IF([.B305]&gt;[.C357];[.B305];[.C357]);IF([.B305]&lt;[.C357];[.B305];[.C357])))" office:value-type="float" office:value="2.945" calcext:value-type="float">
            <text:p>2,945</text:p>
          </table:table-cell>
          <table:table-cell table:formula="of:=IF([.E357]=&quot;Comprar&quot;;([.B358]-[.C358])/[.C358];([.C358]-[.B358])/[.C358])" office:value-type="float" office:value="-0.124617996604414" calcext:value-type="float">
            <text:p>-0,124617996604414</text:p>
          </table:table-cell>
          <table:table-cell table:formula="of:=IF([.E357]=&quot;Comprar&quot;;IF([.D358]&gt;[.D$3];&quot;Vender&quot;;&quot;Comprar&quot;);IF([.D358]&gt;[.C$3];&quot;Comprar&quot;;&quot;Vender&quot;))" office:value-type="string" office:string-value="Comprar" calcext:value-type="string">
            <text:p>Comprar</text:p>
          </table:table-cell>
          <table:table-cell table:formula="of:=IF(AND([.E357]=&quot;Vender&quot;;[.E358]=&quot;Comprar&quot;);&quot;VENTA&quot;;IF(AND([.E357]=&quot;Comprar&quot;;[.E358]=&quot;Vender&quot;);&quot;COMPRA&quot;;&quot;&quot;))">
            <text:p/>
          </table:table-cell>
          <table:table-cell/>
          <table:table-cell table:formula="of:=[.H357]" office:value-type="float" office:value="0" calcext:value-type="float">
            <text:p>0</text:p>
          </table:table-cell>
          <table:table-cell/>
          <table:table-cell table:formula="of:=[.J357]+[.I35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7" calcext:value-type="float">
            <text:p>1,7</text:p>
          </table:table-cell>
          <table:table-cell table:formula="of:=IF([.F358]&lt;&gt;&quot;&quot;;[.B306];IF([.E358]=&quot;Vender&quot;;IF([.B306]&gt;[.C358];[.B306];[.C358]);IF([.B306]&lt;[.C358];[.B306];[.C358])))" office:value-type="float" office:value="2.945" calcext:value-type="float">
            <text:p>2,945</text:p>
          </table:table-cell>
          <table:table-cell table:formula="of:=IF([.E358]=&quot;Comprar&quot;;([.B359]-[.C359])/[.C359];([.C359]-[.B359])/[.C359])" office:value-type="float" office:value="-0.422750424448217" calcext:value-type="float">
            <text:p>-0,422750424448217</text:p>
          </table:table-cell>
          <table:table-cell table:formula="of:=IF([.E358]=&quot;Comprar&quot;;IF([.D359]&gt;[.D$3];&quot;Vender&quot;;&quot;Comprar&quot;);IF([.D359]&gt;[.C$3];&quot;Comprar&quot;;&quot;Vender&quot;))" office:value-type="string" office:string-value="Comprar" calcext:value-type="string">
            <text:p>Comprar</text:p>
          </table:table-cell>
          <table:table-cell table:formula="of:=IF(AND([.E358]=&quot;Vender&quot;;[.E359]=&quot;Comprar&quot;);&quot;VENTA&quot;;IF(AND([.E358]=&quot;Comprar&quot;;[.E359]=&quot;Vender&quot;);&quot;COMPRA&quot;;&quot;&quot;))">
            <text:p/>
          </table:table-cell>
          <table:table-cell/>
          <table:table-cell table:formula="of:=[.H358]" office:value-type="float" office:value="0" calcext:value-type="float">
            <text:p>0</text:p>
          </table:table-cell>
          <table:table-cell/>
          <table:table-cell table:formula="of:=[.J358]+[.I35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817" calcext:value-type="float">
            <text:p>1,817</text:p>
          </table:table-cell>
          <table:table-cell table:formula="of:=IF([.F359]&lt;&gt;&quot;&quot;;[.B307];IF([.E359]=&quot;Vender&quot;;IF([.B307]&gt;[.C359];[.B307];[.C359]);IF([.B307]&lt;[.C359];[.B307];[.C359])))" office:value-type="float" office:value="2.945" calcext:value-type="float">
            <text:p>2,945</text:p>
          </table:table-cell>
          <table:table-cell table:formula="of:=IF([.E359]=&quot;Comprar&quot;;([.B360]-[.C360])/[.C360];([.C360]-[.B360])/[.C360])" office:value-type="float" office:value="-0.383022071307301" calcext:value-type="float">
            <text:p>-0,383022071307301</text:p>
          </table:table-cell>
          <table:table-cell table:formula="of:=IF([.E359]=&quot;Comprar&quot;;IF([.D360]&gt;[.D$3];&quot;Vender&quot;;&quot;Comprar&quot;);IF([.D360]&gt;[.C$3];&quot;Comprar&quot;;&quot;Vender&quot;))" office:value-type="string" office:string-value="Comprar" calcext:value-type="string">
            <text:p>Comprar</text:p>
          </table:table-cell>
          <table:table-cell table:formula="of:=IF(AND([.E359]=&quot;Vender&quot;;[.E360]=&quot;Comprar&quot;);&quot;VENTA&quot;;IF(AND([.E359]=&quot;Comprar&quot;;[.E360]=&quot;Vender&quot;);&quot;COMPRA&quot;;&quot;&quot;))">
            <text:p/>
          </table:table-cell>
          <table:table-cell/>
          <table:table-cell table:formula="of:=[.H359]" office:value-type="float" office:value="0" calcext:value-type="float">
            <text:p>0</text:p>
          </table:table-cell>
          <table:table-cell/>
          <table:table-cell table:formula="of:=[.J359]+[.I36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869" calcext:value-type="float">
            <text:p>1,869</text:p>
          </table:table-cell>
          <table:table-cell table:formula="of:=IF([.F360]&lt;&gt;&quot;&quot;;[.B308];IF([.E360]=&quot;Vender&quot;;IF([.B308]&gt;[.C360];[.B308];[.C360]);IF([.B308]&lt;[.C360];[.B308];[.C360])))" office:value-type="float" office:value="2.945" calcext:value-type="float">
            <text:p>2,945</text:p>
          </table:table-cell>
          <table:table-cell table:formula="of:=IF([.E360]=&quot;Comprar&quot;;([.B361]-[.C361])/[.C361];([.C361]-[.B361])/[.C361])" office:value-type="float" office:value="-0.365365025466893" calcext:value-type="float">
            <text:p>-0,365365025466893</text:p>
          </table:table-cell>
          <table:table-cell table:formula="of:=IF([.E360]=&quot;Comprar&quot;;IF([.D361]&gt;[.D$3];&quot;Vender&quot;;&quot;Comprar&quot;);IF([.D361]&gt;[.C$3];&quot;Comprar&quot;;&quot;Vender&quot;))" office:value-type="string" office:string-value="Comprar" calcext:value-type="string">
            <text:p>Comprar</text:p>
          </table:table-cell>
          <table:table-cell table:formula="of:=IF(AND([.E360]=&quot;Vender&quot;;[.E361]=&quot;Comprar&quot;);&quot;VENTA&quot;;IF(AND([.E360]=&quot;Comprar&quot;;[.E361]=&quot;Vender&quot;);&quot;COMPRA&quot;;&quot;&quot;))">
            <text:p/>
          </table:table-cell>
          <table:table-cell/>
          <table:table-cell table:formula="of:=[.H360]" office:value-type="float" office:value="0" calcext:value-type="float">
            <text:p>0</text:p>
          </table:table-cell>
          <table:table-cell/>
          <table:table-cell table:formula="of:=[.J360]+[.I36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868" calcext:value-type="float">
            <text:p>1,868</text:p>
          </table:table-cell>
          <table:table-cell table:formula="of:=IF([.F361]&lt;&gt;&quot;&quot;;[.B309];IF([.E361]=&quot;Vender&quot;;IF([.B309]&gt;[.C361];[.B309];[.C361]);IF([.B309]&lt;[.C361];[.B309];[.C361])))" office:value-type="float" office:value="2.945" calcext:value-type="float">
            <text:p>2,945</text:p>
          </table:table-cell>
          <table:table-cell table:formula="of:=IF([.E361]=&quot;Comprar&quot;;([.B362]-[.C362])/[.C362];([.C362]-[.B362])/[.C362])" office:value-type="float" office:value="-0.365704584040747" calcext:value-type="float">
            <text:p>-0,365704584040747</text:p>
          </table:table-cell>
          <table:table-cell table:formula="of:=IF([.E361]=&quot;Comprar&quot;;IF([.D362]&gt;[.D$3];&quot;Vender&quot;;&quot;Comprar&quot;);IF([.D362]&gt;[.C$3];&quot;Comprar&quot;;&quot;Vender&quot;))" office:value-type="string" office:string-value="Comprar" calcext:value-type="string">
            <text:p>Comprar</text:p>
          </table:table-cell>
          <table:table-cell table:formula="of:=IF(AND([.E361]=&quot;Vender&quot;;[.E362]=&quot;Comprar&quot;);&quot;VENTA&quot;;IF(AND([.E361]=&quot;Comprar&quot;;[.E362]=&quot;Vender&quot;);&quot;COMPRA&quot;;&quot;&quot;))">
            <text:p/>
          </table:table-cell>
          <table:table-cell/>
          <table:table-cell table:formula="of:=[.H361]" office:value-type="float" office:value="0" calcext:value-type="float">
            <text:p>0</text:p>
          </table:table-cell>
          <table:table-cell/>
          <table:table-cell table:formula="of:=[.J361]+[.I36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813" calcext:value-type="float">
            <text:p>1,813</text:p>
          </table:table-cell>
          <table:table-cell table:formula="of:=IF([.F362]&lt;&gt;&quot;&quot;;[.B310];IF([.E362]=&quot;Vender&quot;;IF([.B310]&gt;[.C362];[.B310];[.C362]);IF([.B310]&lt;[.C362];[.B310];[.C362])))" office:value-type="float" office:value="2.945" calcext:value-type="float">
            <text:p>2,945</text:p>
          </table:table-cell>
          <table:table-cell table:formula="of:=IF([.E362]=&quot;Comprar&quot;;([.B363]-[.C363])/[.C363];([.C363]-[.B363])/[.C363])" office:value-type="float" office:value="-0.384380305602716" calcext:value-type="float">
            <text:p>-0,384380305602716</text:p>
          </table:table-cell>
          <table:table-cell table:formula="of:=IF([.E362]=&quot;Comprar&quot;;IF([.D363]&gt;[.D$3];&quot;Vender&quot;;&quot;Comprar&quot;);IF([.D363]&gt;[.C$3];&quot;Comprar&quot;;&quot;Vender&quot;))" office:value-type="string" office:string-value="Comprar" calcext:value-type="string">
            <text:p>Comprar</text:p>
          </table:table-cell>
          <table:table-cell table:formula="of:=IF(AND([.E362]=&quot;Vender&quot;;[.E363]=&quot;Comprar&quot;);&quot;VENTA&quot;;IF(AND([.E362]=&quot;Comprar&quot;;[.E363]=&quot;Vender&quot;);&quot;COMPRA&quot;;&quot;&quot;))">
            <text:p/>
          </table:table-cell>
          <table:table-cell/>
          <table:table-cell table:formula="of:=[.H362]" office:value-type="float" office:value="0" calcext:value-type="float">
            <text:p>0</text:p>
          </table:table-cell>
          <table:table-cell/>
          <table:table-cell table:formula="of:=[.J362]+[.I36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82" calcext:value-type="float">
            <text:p>1,82</text:p>
          </table:table-cell>
          <table:table-cell table:formula="of:=IF([.F363]&lt;&gt;&quot;&quot;;[.B311];IF([.E363]=&quot;Vender&quot;;IF([.B311]&gt;[.C363];[.B311];[.C363]);IF([.B311]&lt;[.C363];[.B311];[.C363])))" office:value-type="float" office:value="2.175" calcext:value-type="float">
            <text:p>2,175</text:p>
          </table:table-cell>
          <table:table-cell table:formula="of:=IF([.E363]=&quot;Comprar&quot;;([.B364]-[.C364])/[.C364];([.C364]-[.B364])/[.C364])" office:value-type="float" office:value="-0.163218390804598" calcext:value-type="float">
            <text:p>-0,163218390804598</text:p>
          </table:table-cell>
          <table:table-cell table:formula="of:=IF([.E363]=&quot;Comprar&quot;;IF([.D364]&gt;[.D$3];&quot;Vender&quot;;&quot;Comprar&quot;);IF([.D364]&gt;[.C$3];&quot;Comprar&quot;;&quot;Vender&quot;))" office:value-type="string" office:string-value="Comprar" calcext:value-type="string">
            <text:p>Comprar</text:p>
          </table:table-cell>
          <table:table-cell table:formula="of:=IF(AND([.E363]=&quot;Vender&quot;;[.E364]=&quot;Comprar&quot;);&quot;VENTA&quot;;IF(AND([.E363]=&quot;Comprar&quot;;[.E364]=&quot;Vender&quot;);&quot;COMPRA&quot;;&quot;&quot;))">
            <text:p/>
          </table:table-cell>
          <table:table-cell/>
          <table:table-cell table:formula="of:=[.H363]" office:value-type="float" office:value="0" calcext:value-type="float">
            <text:p>0</text:p>
          </table:table-cell>
          <table:table-cell/>
          <table:table-cell table:formula="of:=[.J363]+[.I36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832" calcext:value-type="float">
            <text:p>1,832</text:p>
          </table:table-cell>
          <table:table-cell table:formula="of:=IF([.F364]&lt;&gt;&quot;&quot;;[.B312];IF([.E364]=&quot;Vender&quot;;IF([.B312]&gt;[.C364];[.B312];[.C364]);IF([.B312]&lt;[.C364];[.B312];[.C364])))" office:value-type="float" office:value="2.175" calcext:value-type="float">
            <text:p>2,175</text:p>
          </table:table-cell>
          <table:table-cell table:formula="of:=IF([.E364]=&quot;Comprar&quot;;([.B365]-[.C365])/[.C365];([.C365]-[.B365])/[.C365])" office:value-type="float" office:value="-0.157701149425287" calcext:value-type="float">
            <text:p>-0,157701149425287</text:p>
          </table:table-cell>
          <table:table-cell table:formula="of:=IF([.E364]=&quot;Comprar&quot;;IF([.D365]&gt;[.D$3];&quot;Vender&quot;;&quot;Comprar&quot;);IF([.D365]&gt;[.C$3];&quot;Comprar&quot;;&quot;Vender&quot;))" office:value-type="string" office:string-value="Comprar" calcext:value-type="string">
            <text:p>Comprar</text:p>
          </table:table-cell>
          <table:table-cell table:formula="of:=IF(AND([.E364]=&quot;Vender&quot;;[.E365]=&quot;Comprar&quot;);&quot;VENTA&quot;;IF(AND([.E364]=&quot;Comprar&quot;;[.E365]=&quot;Vender&quot;);&quot;COMPRA&quot;;&quot;&quot;))">
            <text:p/>
          </table:table-cell>
          <table:table-cell/>
          <table:table-cell table:formula="of:=[.H364]" office:value-type="float" office:value="0" calcext:value-type="float">
            <text:p>0</text:p>
          </table:table-cell>
          <table:table-cell/>
          <table:table-cell table:formula="of:=[.J364]+[.I36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775" calcext:value-type="float">
            <text:p>1,775</text:p>
          </table:table-cell>
          <table:table-cell table:formula="of:=IF([.F365]&lt;&gt;&quot;&quot;;[.B313];IF([.E365]=&quot;Vender&quot;;IF([.B313]&gt;[.C365];[.B313];[.C365]);IF([.B313]&lt;[.C365];[.B313];[.C365])))" office:value-type="float" office:value="2.175" calcext:value-type="float">
            <text:p>2,175</text:p>
          </table:table-cell>
          <table:table-cell table:formula="of:=IF([.E365]=&quot;Comprar&quot;;([.B366]-[.C366])/[.C366];([.C366]-[.B366])/[.C366])" office:value-type="float" office:value="-0.183908045977011" calcext:value-type="float">
            <text:p>-0,183908045977011</text:p>
          </table:table-cell>
          <table:table-cell table:formula="of:=IF([.E365]=&quot;Comprar&quot;;IF([.D366]&gt;[.D$3];&quot;Vender&quot;;&quot;Comprar&quot;);IF([.D366]&gt;[.C$3];&quot;Comprar&quot;;&quot;Vender&quot;))" office:value-type="string" office:string-value="Comprar" calcext:value-type="string">
            <text:p>Comprar</text:p>
          </table:table-cell>
          <table:table-cell table:formula="of:=IF(AND([.E365]=&quot;Vender&quot;;[.E366]=&quot;Comprar&quot;);&quot;VENTA&quot;;IF(AND([.E365]=&quot;Comprar&quot;;[.E366]=&quot;Vender&quot;);&quot;COMPRA&quot;;&quot;&quot;))">
            <text:p/>
          </table:table-cell>
          <table:table-cell/>
          <table:table-cell table:formula="of:=[.H365]" office:value-type="float" office:value="0" calcext:value-type="float">
            <text:p>0</text:p>
          </table:table-cell>
          <table:table-cell/>
          <table:table-cell table:formula="of:=[.J365]+[.I36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728" calcext:value-type="float">
            <text:p>1,728</text:p>
          </table:table-cell>
          <table:table-cell table:formula="of:=IF([.F366]&lt;&gt;&quot;&quot;;[.B314];IF([.E366]=&quot;Vender&quot;;IF([.B314]&gt;[.C366];[.B314];[.C366]);IF([.B314]&lt;[.C366];[.B314];[.C366])))" office:value-type="float" office:value="2.175" calcext:value-type="float">
            <text:p>2,175</text:p>
          </table:table-cell>
          <table:table-cell table:formula="of:=IF([.E366]=&quot;Comprar&quot;;([.B367]-[.C367])/[.C367];([.C367]-[.B367])/[.C367])" office:value-type="float" office:value="-0.20551724137931" calcext:value-type="float">
            <text:p>-0,20551724137931</text:p>
          </table:table-cell>
          <table:table-cell table:formula="of:=IF([.E366]=&quot;Comprar&quot;;IF([.D367]&gt;[.D$3];&quot;Vender&quot;;&quot;Comprar&quot;);IF([.D367]&gt;[.C$3];&quot;Comprar&quot;;&quot;Vender&quot;))" office:value-type="string" office:string-value="Comprar" calcext:value-type="string">
            <text:p>Comprar</text:p>
          </table:table-cell>
          <table:table-cell table:formula="of:=IF(AND([.E366]=&quot;Vender&quot;;[.E367]=&quot;Comprar&quot;);&quot;VENTA&quot;;IF(AND([.E366]=&quot;Comprar&quot;;[.E367]=&quot;Vender&quot;);&quot;COMPRA&quot;;&quot;&quot;))">
            <text:p/>
          </table:table-cell>
          <table:table-cell/>
          <table:table-cell table:formula="of:=[.H366]" office:value-type="float" office:value="0" calcext:value-type="float">
            <text:p>0</text:p>
          </table:table-cell>
          <table:table-cell/>
          <table:table-cell table:formula="of:=[.J366]+[.I36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737" calcext:value-type="float">
            <text:p>1,737</text:p>
          </table:table-cell>
          <table:table-cell table:formula="of:=IF([.F367]&lt;&gt;&quot;&quot;;[.B315];IF([.E367]=&quot;Vender&quot;;IF([.B315]&gt;[.C367];[.B315];[.C367]);IF([.B315]&lt;[.C367];[.B315];[.C367])))" office:value-type="float" office:value="2.175" calcext:value-type="float">
            <text:p>2,175</text:p>
          </table:table-cell>
          <table:table-cell table:formula="of:=IF([.E367]=&quot;Comprar&quot;;([.B368]-[.C368])/[.C368];([.C368]-[.B368])/[.C368])" office:value-type="float" office:value="-0.201379310344827" calcext:value-type="float">
            <text:p>-0,201379310344827</text:p>
          </table:table-cell>
          <table:table-cell table:formula="of:=IF([.E367]=&quot;Comprar&quot;;IF([.D368]&gt;[.D$3];&quot;Vender&quot;;&quot;Comprar&quot;);IF([.D368]&gt;[.C$3];&quot;Comprar&quot;;&quot;Vender&quot;))" office:value-type="string" office:string-value="Comprar" calcext:value-type="string">
            <text:p>Comprar</text:p>
          </table:table-cell>
          <table:table-cell table:formula="of:=IF(AND([.E367]=&quot;Vender&quot;;[.E368]=&quot;Comprar&quot;);&quot;VENTA&quot;;IF(AND([.E367]=&quot;Comprar&quot;;[.E368]=&quot;Vender&quot;);&quot;COMPRA&quot;;&quot;&quot;))">
            <text:p/>
          </table:table-cell>
          <table:table-cell/>
          <table:table-cell table:formula="of:=[.H367]" office:value-type="float" office:value="0" calcext:value-type="float">
            <text:p>0</text:p>
          </table:table-cell>
          <table:table-cell/>
          <table:table-cell table:formula="of:=[.J367]+[.I36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714" calcext:value-type="float">
            <text:p>1,714</text:p>
          </table:table-cell>
          <table:table-cell table:formula="of:=IF([.F368]&lt;&gt;&quot;&quot;;[.B316];IF([.E368]=&quot;Vender&quot;;IF([.B316]&gt;[.C368];[.B316];[.C368]);IF([.B316]&lt;[.C368];[.B316];[.C368])))" office:value-type="float" office:value="2.175" calcext:value-type="float">
            <text:p>2,175</text:p>
          </table:table-cell>
          <table:table-cell table:formula="of:=IF([.E368]=&quot;Comprar&quot;;([.B369]-[.C369])/[.C369];([.C369]-[.B369])/[.C369])" office:value-type="float" office:value="-0.211954022988506" calcext:value-type="float">
            <text:p>-0,211954022988506</text:p>
          </table:table-cell>
          <table:table-cell table:formula="of:=IF([.E368]=&quot;Comprar&quot;;IF([.D369]&gt;[.D$3];&quot;Vender&quot;;&quot;Comprar&quot;);IF([.D369]&gt;[.C$3];&quot;Comprar&quot;;&quot;Vender&quot;))" office:value-type="string" office:string-value="Comprar" calcext:value-type="string">
            <text:p>Comprar</text:p>
          </table:table-cell>
          <table:table-cell table:formula="of:=IF(AND([.E368]=&quot;Vender&quot;;[.E369]=&quot;Comprar&quot;);&quot;VENTA&quot;;IF(AND([.E368]=&quot;Comprar&quot;;[.E369]=&quot;Vender&quot;);&quot;COMPRA&quot;;&quot;&quot;))">
            <text:p/>
          </table:table-cell>
          <table:table-cell/>
          <table:table-cell table:formula="of:=[.H368]" office:value-type="float" office:value="0" calcext:value-type="float">
            <text:p>0</text:p>
          </table:table-cell>
          <table:table-cell/>
          <table:table-cell table:formula="of:=[.J368]+[.I36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65" calcext:value-type="float">
            <text:p>1,65</text:p>
          </table:table-cell>
          <table:table-cell table:formula="of:=IF([.F369]&lt;&gt;&quot;&quot;;[.B317];IF([.E369]=&quot;Vender&quot;;IF([.B317]&gt;[.C369];[.B317];[.C369]);IF([.B317]&lt;[.C369];[.B317];[.C369])))" office:value-type="float" office:value="2.175" calcext:value-type="float">
            <text:p>2,175</text:p>
          </table:table-cell>
          <table:table-cell table:formula="of:=IF([.E369]=&quot;Comprar&quot;;([.B370]-[.C370])/[.C370];([.C370]-[.B370])/[.C370])" office:value-type="float" office:value="-0.241379310344828" calcext:value-type="float">
            <text:p>-0,241379310344828</text:p>
          </table:table-cell>
          <table:table-cell table:formula="of:=IF([.E369]=&quot;Comprar&quot;;IF([.D370]&gt;[.D$3];&quot;Vender&quot;;&quot;Comprar&quot;);IF([.D370]&gt;[.C$3];&quot;Comprar&quot;;&quot;Vender&quot;))" office:value-type="string" office:string-value="Comprar" calcext:value-type="string">
            <text:p>Comprar</text:p>
          </table:table-cell>
          <table:table-cell table:formula="of:=IF(AND([.E369]=&quot;Vender&quot;;[.E370]=&quot;Comprar&quot;);&quot;VENTA&quot;;IF(AND([.E369]=&quot;Comprar&quot;;[.E370]=&quot;Vender&quot;);&quot;COMPRA&quot;;&quot;&quot;))">
            <text:p/>
          </table:table-cell>
          <table:table-cell/>
          <table:table-cell table:formula="of:=[.H369]" office:value-type="float" office:value="0" calcext:value-type="float">
            <text:p>0</text:p>
          </table:table-cell>
          <table:table-cell/>
          <table:table-cell table:formula="of:=[.J369]+[.I37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61" calcext:value-type="float">
            <text:p>1,61</text:p>
          </table:table-cell>
          <table:table-cell table:formula="of:=IF([.F370]&lt;&gt;&quot;&quot;;[.B318];IF([.E370]=&quot;Vender&quot;;IF([.B318]&gt;[.C370];[.B318];[.C370]);IF([.B318]&lt;[.C370];[.B318];[.C370])))" office:value-type="float" office:value="2.175" calcext:value-type="float">
            <text:p>2,175</text:p>
          </table:table-cell>
          <table:table-cell table:formula="of:=IF([.E370]=&quot;Comprar&quot;;([.B371]-[.C371])/[.C371];([.C371]-[.B371])/[.C371])" office:value-type="float" office:value="-0.259770114942529" calcext:value-type="float">
            <text:p>-0,259770114942529</text:p>
          </table:table-cell>
          <table:table-cell table:formula="of:=IF([.E370]=&quot;Comprar&quot;;IF([.D371]&gt;[.D$3];&quot;Vender&quot;;&quot;Comprar&quot;);IF([.D371]&gt;[.C$3];&quot;Comprar&quot;;&quot;Vender&quot;))" office:value-type="string" office:string-value="Comprar" calcext:value-type="string">
            <text:p>Comprar</text:p>
          </table:table-cell>
          <table:table-cell table:formula="of:=IF(AND([.E370]=&quot;Vender&quot;;[.E371]=&quot;Comprar&quot;);&quot;VENTA&quot;;IF(AND([.E370]=&quot;Comprar&quot;;[.E371]=&quot;Vender&quot;);&quot;COMPRA&quot;;&quot;&quot;))">
            <text:p/>
          </table:table-cell>
          <table:table-cell/>
          <table:table-cell table:formula="of:=[.H370]" office:value-type="float" office:value="0" calcext:value-type="float">
            <text:p>0</text:p>
          </table:table-cell>
          <table:table-cell/>
          <table:table-cell table:formula="of:=[.J370]+[.I37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649" calcext:value-type="float">
            <text:p>1,649</text:p>
          </table:table-cell>
          <table:table-cell table:formula="of:=IF([.F371]&lt;&gt;&quot;&quot;;[.B319];IF([.E371]=&quot;Vender&quot;;IF([.B319]&gt;[.C371];[.B319];[.C371]);IF([.B319]&lt;[.C371];[.B319];[.C371])))" office:value-type="float" office:value="2.175" calcext:value-type="float">
            <text:p>2,175</text:p>
          </table:table-cell>
          <table:table-cell table:formula="of:=IF([.E371]=&quot;Comprar&quot;;([.B372]-[.C372])/[.C372];([.C372]-[.B372])/[.C372])" office:value-type="float" office:value="-0.24183908045977" calcext:value-type="float">
            <text:p>-0,24183908045977</text:p>
          </table:table-cell>
          <table:table-cell table:formula="of:=IF([.E371]=&quot;Comprar&quot;;IF([.D372]&gt;[.D$3];&quot;Vender&quot;;&quot;Comprar&quot;);IF([.D372]&gt;[.C$3];&quot;Comprar&quot;;&quot;Vender&quot;))" office:value-type="string" office:string-value="Comprar" calcext:value-type="string">
            <text:p>Comprar</text:p>
          </table:table-cell>
          <table:table-cell table:formula="of:=IF(AND([.E371]=&quot;Vender&quot;;[.E372]=&quot;Comprar&quot;);&quot;VENTA&quot;;IF(AND([.E371]=&quot;Comprar&quot;;[.E372]=&quot;Vender&quot;);&quot;COMPRA&quot;;&quot;&quot;))">
            <text:p/>
          </table:table-cell>
          <table:table-cell/>
          <table:table-cell table:formula="of:=[.H371]" office:value-type="float" office:value="0" calcext:value-type="float">
            <text:p>0</text:p>
          </table:table-cell>
          <table:table-cell/>
          <table:table-cell table:formula="of:=[.J371]+[.I37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646" calcext:value-type="float">
            <text:p>1,646</text:p>
          </table:table-cell>
          <table:table-cell table:formula="of:=IF([.F372]&lt;&gt;&quot;&quot;;[.B320];IF([.E372]=&quot;Vender&quot;;IF([.B320]&gt;[.C372];[.B320];[.C372]);IF([.B320]&lt;[.C372];[.B320];[.C372])))" office:value-type="float" office:value="2.175" calcext:value-type="float">
            <text:p>2,175</text:p>
          </table:table-cell>
          <table:table-cell table:formula="of:=IF([.E372]=&quot;Comprar&quot;;([.B373]-[.C373])/[.C373];([.C373]-[.B373])/[.C373])" office:value-type="float" office:value="-0.243218390804598" calcext:value-type="float">
            <text:p>-0,243218390804598</text:p>
          </table:table-cell>
          <table:table-cell table:formula="of:=IF([.E372]=&quot;Comprar&quot;;IF([.D373]&gt;[.D$3];&quot;Vender&quot;;&quot;Comprar&quot;);IF([.D373]&gt;[.C$3];&quot;Comprar&quot;;&quot;Vender&quot;))" office:value-type="string" office:string-value="Comprar" calcext:value-type="string">
            <text:p>Comprar</text:p>
          </table:table-cell>
          <table:table-cell table:formula="of:=IF(AND([.E372]=&quot;Vender&quot;;[.E373]=&quot;Comprar&quot;);&quot;VENTA&quot;;IF(AND([.E372]=&quot;Comprar&quot;;[.E373]=&quot;Vender&quot;);&quot;COMPRA&quot;;&quot;&quot;))">
            <text:p/>
          </table:table-cell>
          <table:table-cell/>
          <table:table-cell table:formula="of:=[.H372]" office:value-type="float" office:value="0" calcext:value-type="float">
            <text:p>0</text:p>
          </table:table-cell>
          <table:table-cell/>
          <table:table-cell table:formula="of:=[.J372]+[.I37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632" calcext:value-type="float">
            <text:p>1,632</text:p>
          </table:table-cell>
          <table:table-cell table:formula="of:=IF([.F373]&lt;&gt;&quot;&quot;;[.B321];IF([.E373]=&quot;Vender&quot;;IF([.B321]&gt;[.C373];[.B321];[.C373]);IF([.B321]&lt;[.C373];[.B321];[.C373])))" office:value-type="float" office:value="2.175" calcext:value-type="float">
            <text:p>2,175</text:p>
          </table:table-cell>
          <table:table-cell table:formula="of:=IF([.E373]=&quot;Comprar&quot;;([.B374]-[.C374])/[.C374];([.C374]-[.B374])/[.C374])" office:value-type="float" office:value="-0.249655172413793" calcext:value-type="float">
            <text:p>-0,249655172413793</text:p>
          </table:table-cell>
          <table:table-cell table:formula="of:=IF([.E373]=&quot;Comprar&quot;;IF([.D374]&gt;[.D$3];&quot;Vender&quot;;&quot;Comprar&quot;);IF([.D374]&gt;[.C$3];&quot;Comprar&quot;;&quot;Vender&quot;))" office:value-type="string" office:string-value="Comprar" calcext:value-type="string">
            <text:p>Comprar</text:p>
          </table:table-cell>
          <table:table-cell table:formula="of:=IF(AND([.E373]=&quot;Vender&quot;;[.E374]=&quot;Comprar&quot;);&quot;VENTA&quot;;IF(AND([.E373]=&quot;Comprar&quot;;[.E374]=&quot;Vender&quot;);&quot;COMPRA&quot;;&quot;&quot;))">
            <text:p/>
          </table:table-cell>
          <table:table-cell/>
          <table:table-cell table:formula="of:=[.H373]" office:value-type="float" office:value="0" calcext:value-type="float">
            <text:p>0</text:p>
          </table:table-cell>
          <table:table-cell/>
          <table:table-cell table:formula="of:=[.J373]+[.I37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65" calcext:value-type="float">
            <text:p>1,65</text:p>
          </table:table-cell>
          <table:table-cell table:formula="of:=IF([.F374]&lt;&gt;&quot;&quot;;[.B322];IF([.E374]=&quot;Vender&quot;;IF([.B322]&gt;[.C374];[.B322];[.C374]);IF([.B322]&lt;[.C374];[.B322];[.C374])))" office:value-type="float" office:value="2.175" calcext:value-type="float">
            <text:p>2,175</text:p>
          </table:table-cell>
          <table:table-cell table:formula="of:=IF([.E374]=&quot;Comprar&quot;;([.B375]-[.C375])/[.C375];([.C375]-[.B375])/[.C375])" office:value-type="float" office:value="-0.241379310344828" calcext:value-type="float">
            <text:p>-0,241379310344828</text:p>
          </table:table-cell>
          <table:table-cell table:formula="of:=IF([.E374]=&quot;Comprar&quot;;IF([.D375]&gt;[.D$3];&quot;Vender&quot;;&quot;Comprar&quot;);IF([.D375]&gt;[.C$3];&quot;Comprar&quot;;&quot;Vender&quot;))" office:value-type="string" office:string-value="Comprar" calcext:value-type="string">
            <text:p>Comprar</text:p>
          </table:table-cell>
          <table:table-cell table:formula="of:=IF(AND([.E374]=&quot;Vender&quot;;[.E375]=&quot;Comprar&quot;);&quot;VENTA&quot;;IF(AND([.E374]=&quot;Comprar&quot;;[.E375]=&quot;Vender&quot;);&quot;COMPRA&quot;;&quot;&quot;))">
            <text:p/>
          </table:table-cell>
          <table:table-cell/>
          <table:table-cell table:formula="of:=[.H374]" office:value-type="float" office:value="0" calcext:value-type="float">
            <text:p>0</text:p>
          </table:table-cell>
          <table:table-cell/>
          <table:table-cell table:formula="of:=[.J374]+[.I37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624" calcext:value-type="float">
            <text:p>1,624</text:p>
          </table:table-cell>
          <table:table-cell table:formula="of:=IF([.F375]&lt;&gt;&quot;&quot;;[.B323];IF([.E375]=&quot;Vender&quot;;IF([.B323]&gt;[.C375];[.B323];[.C375]);IF([.B323]&lt;[.C375];[.B323];[.C375])))" office:value-type="float" office:value="2.175" calcext:value-type="float">
            <text:p>2,175</text:p>
          </table:table-cell>
          <table:table-cell table:formula="of:=IF([.E375]=&quot;Comprar&quot;;([.B376]-[.C376])/[.C376];([.C376]-[.B376])/[.C376])" office:value-type="float" office:value="-0.253333333333333" calcext:value-type="float">
            <text:p>-0,253333333333333</text:p>
          </table:table-cell>
          <table:table-cell table:formula="of:=IF([.E375]=&quot;Comprar&quot;;IF([.D376]&gt;[.D$3];&quot;Vender&quot;;&quot;Comprar&quot;);IF([.D376]&gt;[.C$3];&quot;Comprar&quot;;&quot;Vender&quot;))" office:value-type="string" office:string-value="Comprar" calcext:value-type="string">
            <text:p>Comprar</text:p>
          </table:table-cell>
          <table:table-cell table:formula="of:=IF(AND([.E375]=&quot;Vender&quot;;[.E376]=&quot;Comprar&quot;);&quot;VENTA&quot;;IF(AND([.E375]=&quot;Comprar&quot;;[.E376]=&quot;Vender&quot;);&quot;COMPRA&quot;;&quot;&quot;))">
            <text:p/>
          </table:table-cell>
          <table:table-cell/>
          <table:table-cell table:formula="of:=[.H375]" office:value-type="float" office:value="0" calcext:value-type="float">
            <text:p>0</text:p>
          </table:table-cell>
          <table:table-cell/>
          <table:table-cell table:formula="of:=[.J375]+[.I37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63" calcext:value-type="float">
            <text:p>1,63</text:p>
          </table:table-cell>
          <table:table-cell table:formula="of:=IF([.F376]&lt;&gt;&quot;&quot;;[.B324];IF([.E376]=&quot;Vender&quot;;IF([.B324]&gt;[.C376];[.B324];[.C376]);IF([.B324]&lt;[.C376];[.B324];[.C376])))" office:value-type="float" office:value="2.175" calcext:value-type="float">
            <text:p>2,175</text:p>
          </table:table-cell>
          <table:table-cell table:formula="of:=IF([.E376]=&quot;Comprar&quot;;([.B377]-[.C377])/[.C377];([.C377]-[.B377])/[.C377])" office:value-type="float" office:value="-0.250574712643678" calcext:value-type="float">
            <text:p>-0,250574712643678</text:p>
          </table:table-cell>
          <table:table-cell table:formula="of:=IF([.E376]=&quot;Comprar&quot;;IF([.D377]&gt;[.D$3];&quot;Vender&quot;;&quot;Comprar&quot;);IF([.D377]&gt;[.C$3];&quot;Comprar&quot;;&quot;Vender&quot;))" office:value-type="string" office:string-value="Comprar" calcext:value-type="string">
            <text:p>Comprar</text:p>
          </table:table-cell>
          <table:table-cell table:formula="of:=IF(AND([.E376]=&quot;Vender&quot;;[.E377]=&quot;Comprar&quot;);&quot;VENTA&quot;;IF(AND([.E376]=&quot;Comprar&quot;;[.E377]=&quot;Vender&quot;);&quot;COMPRA&quot;;&quot;&quot;))">
            <text:p/>
          </table:table-cell>
          <table:table-cell/>
          <table:table-cell table:formula="of:=[.H376]" office:value-type="float" office:value="0" calcext:value-type="float">
            <text:p>0</text:p>
          </table:table-cell>
          <table:table-cell/>
          <table:table-cell table:formula="of:=[.J376]+[.I37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713" calcext:value-type="float">
            <text:p>1,713</text:p>
          </table:table-cell>
          <table:table-cell table:formula="of:=IF([.F377]&lt;&gt;&quot;&quot;;[.B325];IF([.E377]=&quot;Vender&quot;;IF([.B325]&gt;[.C377];[.B325];[.C377]);IF([.B325]&lt;[.C377];[.B325];[.C377])))" office:value-type="float" office:value="2.175" calcext:value-type="float">
            <text:p>2,175</text:p>
          </table:table-cell>
          <table:table-cell table:formula="of:=IF([.E377]=&quot;Comprar&quot;;([.B378]-[.C378])/[.C378];([.C378]-[.B378])/[.C378])" office:value-type="float" office:value="-0.212413793103448" calcext:value-type="float">
            <text:p>-0,212413793103448</text:p>
          </table:table-cell>
          <table:table-cell table:formula="of:=IF([.E377]=&quot;Comprar&quot;;IF([.D378]&gt;[.D$3];&quot;Vender&quot;;&quot;Comprar&quot;);IF([.D378]&gt;[.C$3];&quot;Comprar&quot;;&quot;Vender&quot;))" office:value-type="string" office:string-value="Comprar" calcext:value-type="string">
            <text:p>Comprar</text:p>
          </table:table-cell>
          <table:table-cell table:formula="of:=IF(AND([.E377]=&quot;Vender&quot;;[.E378]=&quot;Comprar&quot;);&quot;VENTA&quot;;IF(AND([.E377]=&quot;Comprar&quot;;[.E378]=&quot;Vender&quot;);&quot;COMPRA&quot;;&quot;&quot;))">
            <text:p/>
          </table:table-cell>
          <table:table-cell/>
          <table:table-cell table:formula="of:=[.H377]" office:value-type="float" office:value="0" calcext:value-type="float">
            <text:p>0</text:p>
          </table:table-cell>
          <table:table-cell/>
          <table:table-cell table:formula="of:=[.J377]+[.I37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72" calcext:value-type="float">
            <text:p>1,72</text:p>
          </table:table-cell>
          <table:table-cell table:formula="of:=IF([.F378]&lt;&gt;&quot;&quot;;[.B326];IF([.E378]=&quot;Vender&quot;;IF([.B326]&gt;[.C378];[.B326];[.C378]);IF([.B326]&lt;[.C378];[.B326];[.C378])))" office:value-type="float" office:value="2.175" calcext:value-type="float">
            <text:p>2,175</text:p>
          </table:table-cell>
          <table:table-cell table:formula="of:=IF([.E378]=&quot;Comprar&quot;;([.B379]-[.C379])/[.C379];([.C379]-[.B379])/[.C379])" office:value-type="float" office:value="-0.20919540229885" calcext:value-type="float">
            <text:p>-0,20919540229885</text:p>
          </table:table-cell>
          <table:table-cell table:formula="of:=IF([.E378]=&quot;Comprar&quot;;IF([.D379]&gt;[.D$3];&quot;Vender&quot;;&quot;Comprar&quot;);IF([.D379]&gt;[.C$3];&quot;Comprar&quot;;&quot;Vender&quot;))" office:value-type="string" office:string-value="Comprar" calcext:value-type="string">
            <text:p>Comprar</text:p>
          </table:table-cell>
          <table:table-cell table:formula="of:=IF(AND([.E378]=&quot;Vender&quot;;[.E379]=&quot;Comprar&quot;);&quot;VENTA&quot;;IF(AND([.E378]=&quot;Comprar&quot;;[.E379]=&quot;Vender&quot;);&quot;COMPRA&quot;;&quot;&quot;))">
            <text:p/>
          </table:table-cell>
          <table:table-cell/>
          <table:table-cell table:formula="of:=[.H378]" office:value-type="float" office:value="0" calcext:value-type="float">
            <text:p>0</text:p>
          </table:table-cell>
          <table:table-cell/>
          <table:table-cell table:formula="of:=[.J378]+[.I37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702" calcext:value-type="float">
            <text:p>1,702</text:p>
          </table:table-cell>
          <table:table-cell table:formula="of:=IF([.F379]&lt;&gt;&quot;&quot;;[.B327];IF([.E379]=&quot;Vender&quot;;IF([.B327]&gt;[.C379];[.B327];[.C379]);IF([.B327]&lt;[.C379];[.B327];[.C379])))" office:value-type="float" office:value="2.175" calcext:value-type="float">
            <text:p>2,175</text:p>
          </table:table-cell>
          <table:table-cell table:formula="of:=IF([.E379]=&quot;Comprar&quot;;([.B380]-[.C380])/[.C380];([.C380]-[.B380])/[.C380])" office:value-type="float" office:value="-0.217471264367816" calcext:value-type="float">
            <text:p>-0,217471264367816</text:p>
          </table:table-cell>
          <table:table-cell table:formula="of:=IF([.E379]=&quot;Comprar&quot;;IF([.D380]&gt;[.D$3];&quot;Vender&quot;;&quot;Comprar&quot;);IF([.D380]&gt;[.C$3];&quot;Comprar&quot;;&quot;Vender&quot;))" office:value-type="string" office:string-value="Comprar" calcext:value-type="string">
            <text:p>Comprar</text:p>
          </table:table-cell>
          <table:table-cell table:formula="of:=IF(AND([.E379]=&quot;Vender&quot;;[.E380]=&quot;Comprar&quot;);&quot;VENTA&quot;;IF(AND([.E379]=&quot;Comprar&quot;;[.E380]=&quot;Vender&quot;);&quot;COMPRA&quot;;&quot;&quot;))">
            <text:p/>
          </table:table-cell>
          <table:table-cell/>
          <table:table-cell table:formula="of:=[.H379]" office:value-type="float" office:value="0" calcext:value-type="float">
            <text:p>0</text:p>
          </table:table-cell>
          <table:table-cell/>
          <table:table-cell table:formula="of:=[.J379]+[.I38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697" calcext:value-type="float">
            <text:p>1,697</text:p>
          </table:table-cell>
          <table:table-cell table:formula="of:=IF([.F380]&lt;&gt;&quot;&quot;;[.B328];IF([.E380]=&quot;Vender&quot;;IF([.B328]&gt;[.C380];[.B328];[.C380]);IF([.B328]&lt;[.C380];[.B328];[.C380])))" office:value-type="float" office:value="2.175" calcext:value-type="float">
            <text:p>2,175</text:p>
          </table:table-cell>
          <table:table-cell table:formula="of:=IF([.E380]=&quot;Comprar&quot;;([.B381]-[.C381])/[.C381];([.C381]-[.B381])/[.C381])" office:value-type="float" office:value="-0.219770114942529" calcext:value-type="float">
            <text:p>-0,219770114942529</text:p>
          </table:table-cell>
          <table:table-cell table:formula="of:=IF([.E380]=&quot;Comprar&quot;;IF([.D381]&gt;[.D$3];&quot;Vender&quot;;&quot;Comprar&quot;);IF([.D381]&gt;[.C$3];&quot;Comprar&quot;;&quot;Vender&quot;))" office:value-type="string" office:string-value="Comprar" calcext:value-type="string">
            <text:p>Comprar</text:p>
          </table:table-cell>
          <table:table-cell table:formula="of:=IF(AND([.E380]=&quot;Vender&quot;;[.E381]=&quot;Comprar&quot;);&quot;VENTA&quot;;IF(AND([.E380]=&quot;Comprar&quot;;[.E381]=&quot;Vender&quot;);&quot;COMPRA&quot;;&quot;&quot;))">
            <text:p/>
          </table:table-cell>
          <table:table-cell/>
          <table:table-cell table:formula="of:=[.H380]" office:value-type="float" office:value="0" calcext:value-type="float">
            <text:p>0</text:p>
          </table:table-cell>
          <table:table-cell/>
          <table:table-cell table:formula="of:=[.J380]+[.I38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699" calcext:value-type="float">
            <text:p>1,699</text:p>
          </table:table-cell>
          <table:table-cell table:formula="of:=IF([.F381]&lt;&gt;&quot;&quot;;[.B329];IF([.E381]=&quot;Vender&quot;;IF([.B329]&gt;[.C381];[.B329];[.C381]);IF([.B329]&lt;[.C381];[.B329];[.C381])))" office:value-type="float" office:value="2.175" calcext:value-type="float">
            <text:p>2,175</text:p>
          </table:table-cell>
          <table:table-cell table:formula="of:=IF([.E381]=&quot;Comprar&quot;;([.B382]-[.C382])/[.C382];([.C382]-[.B382])/[.C382])" office:value-type="float" office:value="-0.218850574712644" calcext:value-type="float">
            <text:p>-0,218850574712644</text:p>
          </table:table-cell>
          <table:table-cell table:formula="of:=IF([.E381]=&quot;Comprar&quot;;IF([.D382]&gt;[.D$3];&quot;Vender&quot;;&quot;Comprar&quot;);IF([.D382]&gt;[.C$3];&quot;Comprar&quot;;&quot;Vender&quot;))" office:value-type="string" office:string-value="Comprar" calcext:value-type="string">
            <text:p>Comprar</text:p>
          </table:table-cell>
          <table:table-cell table:formula="of:=IF(AND([.E381]=&quot;Vender&quot;;[.E382]=&quot;Comprar&quot;);&quot;VENTA&quot;;IF(AND([.E381]=&quot;Comprar&quot;;[.E382]=&quot;Vender&quot;);&quot;COMPRA&quot;;&quot;&quot;))">
            <text:p/>
          </table:table-cell>
          <table:table-cell/>
          <table:table-cell table:formula="of:=[.H381]" office:value-type="float" office:value="0" calcext:value-type="float">
            <text:p>0</text:p>
          </table:table-cell>
          <table:table-cell/>
          <table:table-cell table:formula="of:=[.J381]+[.I38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696" calcext:value-type="float">
            <text:p>1,696</text:p>
          </table:table-cell>
          <table:table-cell table:formula="of:=IF([.F382]&lt;&gt;&quot;&quot;;[.B330];IF([.E382]=&quot;Vender&quot;;IF([.B330]&gt;[.C382];[.B330];[.C382]);IF([.B330]&lt;[.C382];[.B330];[.C382])))" office:value-type="float" office:value="2.175" calcext:value-type="float">
            <text:p>2,175</text:p>
          </table:table-cell>
          <table:table-cell table:formula="of:=IF([.E382]=&quot;Comprar&quot;;([.B383]-[.C383])/[.C383];([.C383]-[.B383])/[.C383])" office:value-type="float" office:value="-0.220229885057471" calcext:value-type="float">
            <text:p>-0,220229885057471</text:p>
          </table:table-cell>
          <table:table-cell table:formula="of:=IF([.E382]=&quot;Comprar&quot;;IF([.D383]&gt;[.D$3];&quot;Vender&quot;;&quot;Comprar&quot;);IF([.D383]&gt;[.C$3];&quot;Comprar&quot;;&quot;Vender&quot;))" office:value-type="string" office:string-value="Comprar" calcext:value-type="string">
            <text:p>Comprar</text:p>
          </table:table-cell>
          <table:table-cell table:formula="of:=IF(AND([.E382]=&quot;Vender&quot;;[.E383]=&quot;Comprar&quot;);&quot;VENTA&quot;;IF(AND([.E382]=&quot;Comprar&quot;;[.E383]=&quot;Vender&quot;);&quot;COMPRA&quot;;&quot;&quot;))">
            <text:p/>
          </table:table-cell>
          <table:table-cell/>
          <table:table-cell table:formula="of:=[.H382]" office:value-type="float" office:value="0" calcext:value-type="float">
            <text:p>0</text:p>
          </table:table-cell>
          <table:table-cell/>
          <table:table-cell table:formula="of:=[.J382]+[.I38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702" calcext:value-type="float">
            <text:p>1,702</text:p>
          </table:table-cell>
          <table:table-cell table:formula="of:=IF([.F383]&lt;&gt;&quot;&quot;;[.B331];IF([.E383]=&quot;Vender&quot;;IF([.B331]&gt;[.C383];[.B331];[.C383]);IF([.B331]&lt;[.C383];[.B331];[.C383])))" office:value-type="float" office:value="2.175" calcext:value-type="float">
            <text:p>2,175</text:p>
          </table:table-cell>
          <table:table-cell table:formula="of:=IF([.E383]=&quot;Comprar&quot;;([.B384]-[.C384])/[.C384];([.C384]-[.B384])/[.C384])" office:value-type="float" office:value="-0.217471264367816" calcext:value-type="float">
            <text:p>-0,217471264367816</text:p>
          </table:table-cell>
          <table:table-cell table:formula="of:=IF([.E383]=&quot;Comprar&quot;;IF([.D384]&gt;[.D$3];&quot;Vender&quot;;&quot;Comprar&quot;);IF([.D384]&gt;[.C$3];&quot;Comprar&quot;;&quot;Vender&quot;))" office:value-type="string" office:string-value="Comprar" calcext:value-type="string">
            <text:p>Comprar</text:p>
          </table:table-cell>
          <table:table-cell table:formula="of:=IF(AND([.E383]=&quot;Vender&quot;;[.E384]=&quot;Comprar&quot;);&quot;VENTA&quot;;IF(AND([.E383]=&quot;Comprar&quot;;[.E384]=&quot;Vender&quot;);&quot;COMPRA&quot;;&quot;&quot;))">
            <text:p/>
          </table:table-cell>
          <table:table-cell/>
          <table:table-cell table:formula="of:=[.H383]" office:value-type="float" office:value="0" calcext:value-type="float">
            <text:p>0</text:p>
          </table:table-cell>
          <table:table-cell/>
          <table:table-cell table:formula="of:=[.J383]+[.I38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727" calcext:value-type="float">
            <text:p>1,727</text:p>
          </table:table-cell>
          <table:table-cell table:formula="of:=IF([.F384]&lt;&gt;&quot;&quot;;[.B332];IF([.E384]=&quot;Vender&quot;;IF([.B332]&gt;[.C384];[.B332];[.C384]);IF([.B332]&lt;[.C384];[.B332];[.C384])))" office:value-type="float" office:value="2.175" calcext:value-type="float">
            <text:p>2,175</text:p>
          </table:table-cell>
          <table:table-cell table:formula="of:=IF([.E384]=&quot;Comprar&quot;;([.B385]-[.C385])/[.C385];([.C385]-[.B385])/[.C385])" office:value-type="float" office:value="-0.205977011494253" calcext:value-type="float">
            <text:p>-0,205977011494253</text:p>
          </table:table-cell>
          <table:table-cell table:formula="of:=IF([.E384]=&quot;Comprar&quot;;IF([.D385]&gt;[.D$3];&quot;Vender&quot;;&quot;Comprar&quot;);IF([.D385]&gt;[.C$3];&quot;Comprar&quot;;&quot;Vender&quot;))" office:value-type="string" office:string-value="Comprar" calcext:value-type="string">
            <text:p>Comprar</text:p>
          </table:table-cell>
          <table:table-cell table:formula="of:=IF(AND([.E384]=&quot;Vender&quot;;[.E385]=&quot;Comprar&quot;);&quot;VENTA&quot;;IF(AND([.E384]=&quot;Comprar&quot;;[.E385]=&quot;Vender&quot;);&quot;COMPRA&quot;;&quot;&quot;))">
            <text:p/>
          </table:table-cell>
          <table:table-cell/>
          <table:table-cell table:formula="of:=[.H384]" office:value-type="float" office:value="0" calcext:value-type="float">
            <text:p>0</text:p>
          </table:table-cell>
          <table:table-cell/>
          <table:table-cell table:formula="of:=[.J384]+[.I38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725" calcext:value-type="float">
            <text:p>1,725</text:p>
          </table:table-cell>
          <table:table-cell table:formula="of:=IF([.F385]&lt;&gt;&quot;&quot;;[.B333];IF([.E385]=&quot;Vender&quot;;IF([.B333]&gt;[.C385];[.B333];[.C385]);IF([.B333]&lt;[.C385];[.B333];[.C385])))" office:value-type="float" office:value="2.175" calcext:value-type="float">
            <text:p>2,175</text:p>
          </table:table-cell>
          <table:table-cell table:formula="of:=IF([.E385]=&quot;Comprar&quot;;([.B386]-[.C386])/[.C386];([.C386]-[.B386])/[.C386])" office:value-type="float" office:value="-0.206896551724138" calcext:value-type="float">
            <text:p>-0,206896551724138</text:p>
          </table:table-cell>
          <table:table-cell table:formula="of:=IF([.E385]=&quot;Comprar&quot;;IF([.D386]&gt;[.D$3];&quot;Vender&quot;;&quot;Comprar&quot;);IF([.D386]&gt;[.C$3];&quot;Comprar&quot;;&quot;Vender&quot;))" office:value-type="string" office:string-value="Comprar" calcext:value-type="string">
            <text:p>Comprar</text:p>
          </table:table-cell>
          <table:table-cell table:formula="of:=IF(AND([.E385]=&quot;Vender&quot;;[.E386]=&quot;Comprar&quot;);&quot;VENTA&quot;;IF(AND([.E385]=&quot;Comprar&quot;;[.E386]=&quot;Vender&quot;);&quot;COMPRA&quot;;&quot;&quot;))">
            <text:p/>
          </table:table-cell>
          <table:table-cell/>
          <table:table-cell table:formula="of:=[.H385]" office:value-type="float" office:value="0" calcext:value-type="float">
            <text:p>0</text:p>
          </table:table-cell>
          <table:table-cell/>
          <table:table-cell table:formula="of:=[.J385]+[.I38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711" calcext:value-type="float">
            <text:p>1,711</text:p>
          </table:table-cell>
          <table:table-cell table:formula="of:=IF([.F386]&lt;&gt;&quot;&quot;;[.B334];IF([.E386]=&quot;Vender&quot;;IF([.B334]&gt;[.C386];[.B334];[.C386]);IF([.B334]&lt;[.C386];[.B334];[.C386])))" office:value-type="float" office:value="2.175" calcext:value-type="float">
            <text:p>2,175</text:p>
          </table:table-cell>
          <table:table-cell table:formula="of:=IF([.E386]=&quot;Comprar&quot;;([.B387]-[.C387])/[.C387];([.C387]-[.B387])/[.C387])" office:value-type="float" office:value="-0.213333333333333" calcext:value-type="float">
            <text:p>-0,213333333333333</text:p>
          </table:table-cell>
          <table:table-cell table:formula="of:=IF([.E386]=&quot;Comprar&quot;;IF([.D387]&gt;[.D$3];&quot;Vender&quot;;&quot;Comprar&quot;);IF([.D387]&gt;[.C$3];&quot;Comprar&quot;;&quot;Vender&quot;))" office:value-type="string" office:string-value="Comprar" calcext:value-type="string">
            <text:p>Comprar</text:p>
          </table:table-cell>
          <table:table-cell table:formula="of:=IF(AND([.E386]=&quot;Vender&quot;;[.E387]=&quot;Comprar&quot;);&quot;VENTA&quot;;IF(AND([.E386]=&quot;Comprar&quot;;[.E387]=&quot;Vender&quot;);&quot;COMPRA&quot;;&quot;&quot;))">
            <text:p/>
          </table:table-cell>
          <table:table-cell/>
          <table:table-cell table:formula="of:=[.H386]" office:value-type="float" office:value="0" calcext:value-type="float">
            <text:p>0</text:p>
          </table:table-cell>
          <table:table-cell/>
          <table:table-cell table:formula="of:=[.J386]+[.I38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703" calcext:value-type="float">
            <text:p>1,703</text:p>
          </table:table-cell>
          <table:table-cell table:formula="of:=IF([.F387]&lt;&gt;&quot;&quot;;[.B335];IF([.E387]=&quot;Vender&quot;;IF([.B335]&gt;[.C387];[.B335];[.C387]);IF([.B335]&lt;[.C387];[.B335];[.C387])))" office:value-type="float" office:value="2.175" calcext:value-type="float">
            <text:p>2,175</text:p>
          </table:table-cell>
          <table:table-cell table:formula="of:=IF([.E387]=&quot;Comprar&quot;;([.B388]-[.C388])/[.C388];([.C388]-[.B388])/[.C388])" office:value-type="float" office:value="-0.217011494252873" calcext:value-type="float">
            <text:p>-0,217011494252873</text:p>
          </table:table-cell>
          <table:table-cell table:formula="of:=IF([.E387]=&quot;Comprar&quot;;IF([.D388]&gt;[.D$3];&quot;Vender&quot;;&quot;Comprar&quot;);IF([.D388]&gt;[.C$3];&quot;Comprar&quot;;&quot;Vender&quot;))" office:value-type="string" office:string-value="Comprar" calcext:value-type="string">
            <text:p>Comprar</text:p>
          </table:table-cell>
          <table:table-cell table:formula="of:=IF(AND([.E387]=&quot;Vender&quot;;[.E388]=&quot;Comprar&quot;);&quot;VENTA&quot;;IF(AND([.E387]=&quot;Comprar&quot;;[.E388]=&quot;Vender&quot;);&quot;COMPRA&quot;;&quot;&quot;))">
            <text:p/>
          </table:table-cell>
          <table:table-cell/>
          <table:table-cell table:formula="of:=[.H387]" office:value-type="float" office:value="0" calcext:value-type="float">
            <text:p>0</text:p>
          </table:table-cell>
          <table:table-cell/>
          <table:table-cell table:formula="of:=[.J387]+[.I38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658" calcext:value-type="float">
            <text:p>1,658</text:p>
          </table:table-cell>
          <table:table-cell table:formula="of:=IF([.F388]&lt;&gt;&quot;&quot;;[.B336];IF([.E388]=&quot;Vender&quot;;IF([.B336]&gt;[.C388];[.B336];[.C388]);IF([.B336]&lt;[.C388];[.B336];[.C388])))" office:value-type="float" office:value="2.175" calcext:value-type="float">
            <text:p>2,175</text:p>
          </table:table-cell>
          <table:table-cell table:formula="of:=IF([.E388]=&quot;Comprar&quot;;([.B389]-[.C389])/[.C389];([.C389]-[.B389])/[.C389])" office:value-type="float" office:value="-0.237701149425287" calcext:value-type="float">
            <text:p>-0,237701149425287</text:p>
          </table:table-cell>
          <table:table-cell table:formula="of:=IF([.E388]=&quot;Comprar&quot;;IF([.D389]&gt;[.D$3];&quot;Vender&quot;;&quot;Comprar&quot;);IF([.D389]&gt;[.C$3];&quot;Comprar&quot;;&quot;Vender&quot;))" office:value-type="string" office:string-value="Comprar" calcext:value-type="string">
            <text:p>Comprar</text:p>
          </table:table-cell>
          <table:table-cell table:formula="of:=IF(AND([.E388]=&quot;Vender&quot;;[.E389]=&quot;Comprar&quot;);&quot;VENTA&quot;;IF(AND([.E388]=&quot;Comprar&quot;;[.E389]=&quot;Vender&quot;);&quot;COMPRA&quot;;&quot;&quot;))">
            <text:p/>
          </table:table-cell>
          <table:table-cell/>
          <table:table-cell table:formula="of:=[.H388]" office:value-type="float" office:value="0" calcext:value-type="float">
            <text:p>0</text:p>
          </table:table-cell>
          <table:table-cell/>
          <table:table-cell table:formula="of:=[.J388]+[.I38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68" calcext:value-type="float">
            <text:p>1,68</text:p>
          </table:table-cell>
          <table:table-cell table:formula="of:=IF([.F389]&lt;&gt;&quot;&quot;;[.B337];IF([.E389]=&quot;Vender&quot;;IF([.B337]&gt;[.C389];[.B337];[.C389]);IF([.B337]&lt;[.C389];[.B337];[.C389])))" office:value-type="float" office:value="2.175" calcext:value-type="float">
            <text:p>2,175</text:p>
          </table:table-cell>
          <table:table-cell table:formula="of:=IF([.E389]=&quot;Comprar&quot;;([.B390]-[.C390])/[.C390];([.C390]-[.B390])/[.C390])" office:value-type="float" office:value="-0.227586206896552" calcext:value-type="float">
            <text:p>-0,227586206896552</text:p>
          </table:table-cell>
          <table:table-cell table:formula="of:=IF([.E389]=&quot;Comprar&quot;;IF([.D390]&gt;[.D$3];&quot;Vender&quot;;&quot;Comprar&quot;);IF([.D390]&gt;[.C$3];&quot;Comprar&quot;;&quot;Vender&quot;))" office:value-type="string" office:string-value="Comprar" calcext:value-type="string">
            <text:p>Comprar</text:p>
          </table:table-cell>
          <table:table-cell table:formula="of:=IF(AND([.E389]=&quot;Vender&quot;;[.E390]=&quot;Comprar&quot;);&quot;VENTA&quot;;IF(AND([.E389]=&quot;Comprar&quot;;[.E390]=&quot;Vender&quot;);&quot;COMPRA&quot;;&quot;&quot;))">
            <text:p/>
          </table:table-cell>
          <table:table-cell/>
          <table:table-cell table:formula="of:=[.H389]" office:value-type="float" office:value="0" calcext:value-type="float">
            <text:p>0</text:p>
          </table:table-cell>
          <table:table-cell/>
          <table:table-cell table:formula="of:=[.J389]+[.I39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682" calcext:value-type="float">
            <text:p>1,682</text:p>
          </table:table-cell>
          <table:table-cell table:formula="of:=IF([.F390]&lt;&gt;&quot;&quot;;[.B338];IF([.E390]=&quot;Vender&quot;;IF([.B338]&gt;[.C390];[.B338];[.C390]);IF([.B338]&lt;[.C390];[.B338];[.C390])))" office:value-type="float" office:value="2.175" calcext:value-type="float">
            <text:p>2,175</text:p>
          </table:table-cell>
          <table:table-cell table:formula="of:=IF([.E390]=&quot;Comprar&quot;;([.B391]-[.C391])/[.C391];([.C391]-[.B391])/[.C391])" office:value-type="float" office:value="-0.226666666666667" calcext:value-type="float">
            <text:p>-0,226666666666667</text:p>
          </table:table-cell>
          <table:table-cell table:formula="of:=IF([.E390]=&quot;Comprar&quot;;IF([.D391]&gt;[.D$3];&quot;Vender&quot;;&quot;Comprar&quot;);IF([.D391]&gt;[.C$3];&quot;Comprar&quot;;&quot;Vender&quot;))" office:value-type="string" office:string-value="Comprar" calcext:value-type="string">
            <text:p>Comprar</text:p>
          </table:table-cell>
          <table:table-cell table:formula="of:=IF(AND([.E390]=&quot;Vender&quot;;[.E391]=&quot;Comprar&quot;);&quot;VENTA&quot;;IF(AND([.E390]=&quot;Comprar&quot;;[.E391]=&quot;Vender&quot;);&quot;COMPRA&quot;;&quot;&quot;))">
            <text:p/>
          </table:table-cell>
          <table:table-cell/>
          <table:table-cell table:formula="of:=[.H390]" office:value-type="float" office:value="0" calcext:value-type="float">
            <text:p>0</text:p>
          </table:table-cell>
          <table:table-cell/>
          <table:table-cell table:formula="of:=[.J390]+[.I39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695" calcext:value-type="float">
            <text:p>1,695</text:p>
          </table:table-cell>
          <table:table-cell table:formula="of:=IF([.F391]&lt;&gt;&quot;&quot;;[.B339];IF([.E391]=&quot;Vender&quot;;IF([.B339]&gt;[.C391];[.B339];[.C391]);IF([.B339]&lt;[.C391];[.B339];[.C391])))" office:value-type="float" office:value="2.175" calcext:value-type="float">
            <text:p>2,175</text:p>
          </table:table-cell>
          <table:table-cell table:formula="of:=IF([.E391]=&quot;Comprar&quot;;([.B392]-[.C392])/[.C392];([.C392]-[.B392])/[.C392])" office:value-type="float" office:value="-0.220689655172414" calcext:value-type="float">
            <text:p>-0,220689655172414</text:p>
          </table:table-cell>
          <table:table-cell table:formula="of:=IF([.E391]=&quot;Comprar&quot;;IF([.D392]&gt;[.D$3];&quot;Vender&quot;;&quot;Comprar&quot;);IF([.D392]&gt;[.C$3];&quot;Comprar&quot;;&quot;Vender&quot;))" office:value-type="string" office:string-value="Comprar" calcext:value-type="string">
            <text:p>Comprar</text:p>
          </table:table-cell>
          <table:table-cell table:formula="of:=IF(AND([.E391]=&quot;Vender&quot;;[.E392]=&quot;Comprar&quot;);&quot;VENTA&quot;;IF(AND([.E391]=&quot;Comprar&quot;;[.E392]=&quot;Vender&quot;);&quot;COMPRA&quot;;&quot;&quot;))">
            <text:p/>
          </table:table-cell>
          <table:table-cell/>
          <table:table-cell table:formula="of:=[.H391]" office:value-type="float" office:value="0" calcext:value-type="float">
            <text:p>0</text:p>
          </table:table-cell>
          <table:table-cell/>
          <table:table-cell table:formula="of:=[.J391]+[.I39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802" calcext:value-type="float">
            <text:p>1,802</text:p>
          </table:table-cell>
          <table:table-cell table:formula="of:=IF([.F392]&lt;&gt;&quot;&quot;;[.B340];IF([.E392]=&quot;Vender&quot;;IF([.B340]&gt;[.C392];[.B340];[.C392]);IF([.B340]&lt;[.C392];[.B340];[.C392])))" office:value-type="float" office:value="2.175" calcext:value-type="float">
            <text:p>2,175</text:p>
          </table:table-cell>
          <table:table-cell table:formula="of:=IF([.E392]=&quot;Comprar&quot;;([.B393]-[.C393])/[.C393];([.C393]-[.B393])/[.C393])" office:value-type="float" office:value="-0.171494252873563" calcext:value-type="float">
            <text:p>-0,171494252873563</text:p>
          </table:table-cell>
          <table:table-cell table:formula="of:=IF([.E392]=&quot;Comprar&quot;;IF([.D393]&gt;[.D$3];&quot;Vender&quot;;&quot;Comprar&quot;);IF([.D393]&gt;[.C$3];&quot;Comprar&quot;;&quot;Vender&quot;))" office:value-type="string" office:string-value="Comprar" calcext:value-type="string">
            <text:p>Comprar</text:p>
          </table:table-cell>
          <table:table-cell table:formula="of:=IF(AND([.E392]=&quot;Vender&quot;;[.E393]=&quot;Comprar&quot;);&quot;VENTA&quot;;IF(AND([.E392]=&quot;Comprar&quot;;[.E393]=&quot;Vender&quot;);&quot;COMPRA&quot;;&quot;&quot;))">
            <text:p/>
          </table:table-cell>
          <table:table-cell/>
          <table:table-cell table:formula="of:=[.H392]" office:value-type="float" office:value="0" calcext:value-type="float">
            <text:p>0</text:p>
          </table:table-cell>
          <table:table-cell/>
          <table:table-cell table:formula="of:=[.J392]+[.I39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81" calcext:value-type="float">
            <text:p>1,81</text:p>
          </table:table-cell>
          <table:table-cell table:formula="of:=IF([.F393]&lt;&gt;&quot;&quot;;[.B341];IF([.E393]=&quot;Vender&quot;;IF([.B341]&gt;[.C393];[.B341];[.C393]);IF([.B341]&lt;[.C393];[.B341];[.C393])))" office:value-type="float" office:value="2.175" calcext:value-type="float">
            <text:p>2,175</text:p>
          </table:table-cell>
          <table:table-cell table:formula="of:=IF([.E393]=&quot;Comprar&quot;;([.B394]-[.C394])/[.C394];([.C394]-[.B394])/[.C394])" office:value-type="float" office:value="-0.167816091954023" calcext:value-type="float">
            <text:p>-0,167816091954023</text:p>
          </table:table-cell>
          <table:table-cell table:formula="of:=IF([.E393]=&quot;Comprar&quot;;IF([.D394]&gt;[.D$3];&quot;Vender&quot;;&quot;Comprar&quot;);IF([.D394]&gt;[.C$3];&quot;Comprar&quot;;&quot;Vender&quot;))" office:value-type="string" office:string-value="Comprar" calcext:value-type="string">
            <text:p>Comprar</text:p>
          </table:table-cell>
          <table:table-cell table:formula="of:=IF(AND([.E393]=&quot;Vender&quot;;[.E394]=&quot;Comprar&quot;);&quot;VENTA&quot;;IF(AND([.E393]=&quot;Comprar&quot;;[.E394]=&quot;Vender&quot;);&quot;COMPRA&quot;;&quot;&quot;))">
            <text:p/>
          </table:table-cell>
          <table:table-cell/>
          <table:table-cell table:formula="of:=[.H393]" office:value-type="float" office:value="0" calcext:value-type="float">
            <text:p>0</text:p>
          </table:table-cell>
          <table:table-cell/>
          <table:table-cell table:formula="of:=[.J393]+[.I39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768" calcext:value-type="float">
            <text:p>1,768</text:p>
          </table:table-cell>
          <table:table-cell table:formula="of:=IF([.F394]&lt;&gt;&quot;&quot;;[.B342];IF([.E394]=&quot;Vender&quot;;IF([.B342]&gt;[.C394];[.B342];[.C394]);IF([.B342]&lt;[.C394];[.B342];[.C394])))" office:value-type="float" office:value="2.175" calcext:value-type="float">
            <text:p>2,175</text:p>
          </table:table-cell>
          <table:table-cell table:formula="of:=IF([.E394]=&quot;Comprar&quot;;([.B395]-[.C395])/[.C395];([.C395]-[.B395])/[.C395])" office:value-type="float" office:value="-0.187126436781609" calcext:value-type="float">
            <text:p>-0,187126436781609</text:p>
          </table:table-cell>
          <table:table-cell table:formula="of:=IF([.E394]=&quot;Comprar&quot;;IF([.D395]&gt;[.D$3];&quot;Vender&quot;;&quot;Comprar&quot;);IF([.D395]&gt;[.C$3];&quot;Comprar&quot;;&quot;Vender&quot;))" office:value-type="string" office:string-value="Comprar" calcext:value-type="string">
            <text:p>Comprar</text:p>
          </table:table-cell>
          <table:table-cell table:formula="of:=IF(AND([.E394]=&quot;Vender&quot;;[.E395]=&quot;Comprar&quot;);&quot;VENTA&quot;;IF(AND([.E394]=&quot;Comprar&quot;;[.E395]=&quot;Vender&quot;);&quot;COMPRA&quot;;&quot;&quot;))">
            <text:p/>
          </table:table-cell>
          <table:table-cell/>
          <table:table-cell table:formula="of:=[.H394]" office:value-type="float" office:value="0" calcext:value-type="float">
            <text:p>0</text:p>
          </table:table-cell>
          <table:table-cell/>
          <table:table-cell table:formula="of:=[.J394]+[.I39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75" calcext:value-type="float">
            <text:p>1,75</text:p>
          </table:table-cell>
          <table:table-cell table:formula="of:=IF([.F395]&lt;&gt;&quot;&quot;;[.B343];IF([.E395]=&quot;Vender&quot;;IF([.B343]&gt;[.C395];[.B343];[.C395]);IF([.B343]&lt;[.C395];[.B343];[.C395])))" office:value-type="float" office:value="2.175" calcext:value-type="float">
            <text:p>2,175</text:p>
          </table:table-cell>
          <table:table-cell table:formula="of:=IF([.E395]=&quot;Comprar&quot;;([.B396]-[.C396])/[.C396];([.C396]-[.B396])/[.C396])" office:value-type="float" office:value="-0.195402298850575" calcext:value-type="float">
            <text:p>-0,195402298850575</text:p>
          </table:table-cell>
          <table:table-cell table:formula="of:=IF([.E395]=&quot;Comprar&quot;;IF([.D396]&gt;[.D$3];&quot;Vender&quot;;&quot;Comprar&quot;);IF([.D396]&gt;[.C$3];&quot;Comprar&quot;;&quot;Vender&quot;))" office:value-type="string" office:string-value="Comprar" calcext:value-type="string">
            <text:p>Comprar</text:p>
          </table:table-cell>
          <table:table-cell table:formula="of:=IF(AND([.E395]=&quot;Vender&quot;;[.E396]=&quot;Comprar&quot;);&quot;VENTA&quot;;IF(AND([.E395]=&quot;Comprar&quot;;[.E396]=&quot;Vender&quot;);&quot;COMPRA&quot;;&quot;&quot;))">
            <text:p/>
          </table:table-cell>
          <table:table-cell/>
          <table:table-cell table:formula="of:=[.H395]" office:value-type="float" office:value="0" calcext:value-type="float">
            <text:p>0</text:p>
          </table:table-cell>
          <table:table-cell/>
          <table:table-cell table:formula="of:=[.J395]+[.I39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728" calcext:value-type="float">
            <text:p>1,728</text:p>
          </table:table-cell>
          <table:table-cell table:formula="of:=IF([.F396]&lt;&gt;&quot;&quot;;[.B344];IF([.E396]=&quot;Vender&quot;;IF([.B344]&gt;[.C396];[.B344];[.C396]);IF([.B344]&lt;[.C396];[.B344];[.C396])))" office:value-type="float" office:value="2.175" calcext:value-type="float">
            <text:p>2,175</text:p>
          </table:table-cell>
          <table:table-cell table:formula="of:=IF([.E396]=&quot;Comprar&quot;;([.B397]-[.C397])/[.C397];([.C397]-[.B397])/[.C397])" office:value-type="float" office:value="-0.20551724137931" calcext:value-type="float">
            <text:p>-0,20551724137931</text:p>
          </table:table-cell>
          <table:table-cell table:formula="of:=IF([.E396]=&quot;Comprar&quot;;IF([.D397]&gt;[.D$3];&quot;Vender&quot;;&quot;Comprar&quot;);IF([.D397]&gt;[.C$3];&quot;Comprar&quot;;&quot;Vender&quot;))" office:value-type="string" office:string-value="Comprar" calcext:value-type="string">
            <text:p>Comprar</text:p>
          </table:table-cell>
          <table:table-cell table:formula="of:=IF(AND([.E396]=&quot;Vender&quot;;[.E397]=&quot;Comprar&quot;);&quot;VENTA&quot;;IF(AND([.E396]=&quot;Comprar&quot;;[.E397]=&quot;Vender&quot;);&quot;COMPRA&quot;;&quot;&quot;))">
            <text:p/>
          </table:table-cell>
          <table:table-cell/>
          <table:table-cell table:formula="of:=[.H396]" office:value-type="float" office:value="0" calcext:value-type="float">
            <text:p>0</text:p>
          </table:table-cell>
          <table:table-cell/>
          <table:table-cell table:formula="of:=[.J396]+[.I39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708" calcext:value-type="float">
            <text:p>1,708</text:p>
          </table:table-cell>
          <table:table-cell table:formula="of:=IF([.F397]&lt;&gt;&quot;&quot;;[.B345];IF([.E397]=&quot;Vender&quot;;IF([.B345]&gt;[.C397];[.B345];[.C397]);IF([.B345]&lt;[.C397];[.B345];[.C397])))" office:value-type="float" office:value="2.175" calcext:value-type="float">
            <text:p>2,175</text:p>
          </table:table-cell>
          <table:table-cell table:formula="of:=IF([.E397]=&quot;Comprar&quot;;([.B398]-[.C398])/[.C398];([.C398]-[.B398])/[.C398])" office:value-type="float" office:value="-0.214712643678161" calcext:value-type="float">
            <text:p>-0,214712643678161</text:p>
          </table:table-cell>
          <table:table-cell table:formula="of:=IF([.E397]=&quot;Comprar&quot;;IF([.D398]&gt;[.D$3];&quot;Vender&quot;;&quot;Comprar&quot;);IF([.D398]&gt;[.C$3];&quot;Comprar&quot;;&quot;Vender&quot;))" office:value-type="string" office:string-value="Comprar" calcext:value-type="string">
            <text:p>Comprar</text:p>
          </table:table-cell>
          <table:table-cell table:formula="of:=IF(AND([.E397]=&quot;Vender&quot;;[.E398]=&quot;Comprar&quot;);&quot;VENTA&quot;;IF(AND([.E397]=&quot;Comprar&quot;;[.E398]=&quot;Vender&quot;);&quot;COMPRA&quot;;&quot;&quot;))">
            <text:p/>
          </table:table-cell>
          <table:table-cell/>
          <table:table-cell table:formula="of:=[.H397]" office:value-type="float" office:value="0" calcext:value-type="float">
            <text:p>0</text:p>
          </table:table-cell>
          <table:table-cell/>
          <table:table-cell table:formula="of:=[.J397]+[.I39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68" calcext:value-type="float">
            <text:p>1,68</text:p>
          </table:table-cell>
          <table:table-cell table:formula="of:=IF([.F398]&lt;&gt;&quot;&quot;;[.B346];IF([.E398]=&quot;Vender&quot;;IF([.B346]&gt;[.C398];[.B346];[.C398]);IF([.B346]&lt;[.C398];[.B346];[.C398])))" office:value-type="float" office:value="2.175" calcext:value-type="float">
            <text:p>2,175</text:p>
          </table:table-cell>
          <table:table-cell table:formula="of:=IF([.E398]=&quot;Comprar&quot;;([.B399]-[.C399])/[.C399];([.C399]-[.B399])/[.C399])" office:value-type="float" office:value="-0.227586206896552" calcext:value-type="float">
            <text:p>-0,227586206896552</text:p>
          </table:table-cell>
          <table:table-cell table:formula="of:=IF([.E398]=&quot;Comprar&quot;;IF([.D399]&gt;[.D$3];&quot;Vender&quot;;&quot;Comprar&quot;);IF([.D399]&gt;[.C$3];&quot;Comprar&quot;;&quot;Vender&quot;))" office:value-type="string" office:string-value="Comprar" calcext:value-type="string">
            <text:p>Comprar</text:p>
          </table:table-cell>
          <table:table-cell table:formula="of:=IF(AND([.E398]=&quot;Vender&quot;;[.E399]=&quot;Comprar&quot;);&quot;VENTA&quot;;IF(AND([.E398]=&quot;Comprar&quot;;[.E399]=&quot;Vender&quot;);&quot;COMPRA&quot;;&quot;&quot;))">
            <text:p/>
          </table:table-cell>
          <table:table-cell/>
          <table:table-cell table:formula="of:=[.H398]" office:value-type="float" office:value="0" calcext:value-type="float">
            <text:p>0</text:p>
          </table:table-cell>
          <table:table-cell/>
          <table:table-cell table:formula="of:=[.J398]+[.I39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689" calcext:value-type="float">
            <text:p>1,689</text:p>
          </table:table-cell>
          <table:table-cell table:formula="of:=IF([.F399]&lt;&gt;&quot;&quot;;[.B347];IF([.E399]=&quot;Vender&quot;;IF([.B347]&gt;[.C399];[.B347];[.C399]);IF([.B347]&lt;[.C399];[.B347];[.C399])))" office:value-type="float" office:value="2.175" calcext:value-type="float">
            <text:p>2,175</text:p>
          </table:table-cell>
          <table:table-cell table:formula="of:=IF([.E399]=&quot;Comprar&quot;;([.B400]-[.C400])/[.C400];([.C400]-[.B400])/[.C400])" office:value-type="float" office:value="-0.223448275862069" calcext:value-type="float">
            <text:p>-0,223448275862069</text:p>
          </table:table-cell>
          <table:table-cell table:formula="of:=IF([.E399]=&quot;Comprar&quot;;IF([.D400]&gt;[.D$3];&quot;Vender&quot;;&quot;Comprar&quot;);IF([.D400]&gt;[.C$3];&quot;Comprar&quot;;&quot;Vender&quot;))" office:value-type="string" office:string-value="Comprar" calcext:value-type="string">
            <text:p>Comprar</text:p>
          </table:table-cell>
          <table:table-cell table:formula="of:=IF(AND([.E399]=&quot;Vender&quot;;[.E400]=&quot;Comprar&quot;);&quot;VENTA&quot;;IF(AND([.E399]=&quot;Comprar&quot;;[.E400]=&quot;Vender&quot;);&quot;COMPRA&quot;;&quot;&quot;))">
            <text:p/>
          </table:table-cell>
          <table:table-cell/>
          <table:table-cell table:formula="of:=[.H399]" office:value-type="float" office:value="0" calcext:value-type="float">
            <text:p>0</text:p>
          </table:table-cell>
          <table:table-cell/>
          <table:table-cell table:formula="of:=[.J399]+[.I40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652" calcext:value-type="float">
            <text:p>1,652</text:p>
          </table:table-cell>
          <table:table-cell table:formula="of:=IF([.F400]&lt;&gt;&quot;&quot;;[.B348];IF([.E400]=&quot;Vender&quot;;IF([.B348]&gt;[.C400];[.B348];[.C400]);IF([.B348]&lt;[.C400];[.B348];[.C400])))" office:value-type="float" office:value="2.175" calcext:value-type="float">
            <text:p>2,175</text:p>
          </table:table-cell>
          <table:table-cell table:formula="of:=IF([.E400]=&quot;Comprar&quot;;([.B401]-[.C401])/[.C401];([.C401]-[.B401])/[.C401])" office:value-type="float" office:value="-0.240459770114942" calcext:value-type="float">
            <text:p>-0,240459770114942</text:p>
          </table:table-cell>
          <table:table-cell table:formula="of:=IF([.E400]=&quot;Comprar&quot;;IF([.D401]&gt;[.D$3];&quot;Vender&quot;;&quot;Comprar&quot;);IF([.D401]&gt;[.C$3];&quot;Comprar&quot;;&quot;Vender&quot;))" office:value-type="string" office:string-value="Comprar" calcext:value-type="string">
            <text:p>Comprar</text:p>
          </table:table-cell>
          <table:table-cell table:formula="of:=IF(AND([.E400]=&quot;Vender&quot;;[.E401]=&quot;Comprar&quot;);&quot;VENTA&quot;;IF(AND([.E400]=&quot;Comprar&quot;;[.E401]=&quot;Vender&quot;);&quot;COMPRA&quot;;&quot;&quot;))">
            <text:p/>
          </table:table-cell>
          <table:table-cell/>
          <table:table-cell table:formula="of:=[.H400]" office:value-type="float" office:value="0" calcext:value-type="float">
            <text:p>0</text:p>
          </table:table-cell>
          <table:table-cell/>
          <table:table-cell table:formula="of:=[.J400]+[.I40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66" calcext:value-type="float">
            <text:p>1,66</text:p>
          </table:table-cell>
          <table:table-cell table:formula="of:=IF([.F401]&lt;&gt;&quot;&quot;;[.B349];IF([.E401]=&quot;Vender&quot;;IF([.B349]&gt;[.C401];[.B349];[.C401]);IF([.B349]&lt;[.C401];[.B349];[.C401])))" office:value-type="float" office:value="2.175" calcext:value-type="float">
            <text:p>2,175</text:p>
          </table:table-cell>
          <table:table-cell table:formula="of:=IF([.E401]=&quot;Comprar&quot;;([.B402]-[.C402])/[.C402];([.C402]-[.B402])/[.C402])" office:value-type="float" office:value="-0.236781609195402" calcext:value-type="float">
            <text:p>-0,236781609195402</text:p>
          </table:table-cell>
          <table:table-cell table:formula="of:=IF([.E401]=&quot;Comprar&quot;;IF([.D402]&gt;[.D$3];&quot;Vender&quot;;&quot;Comprar&quot;);IF([.D402]&gt;[.C$3];&quot;Comprar&quot;;&quot;Vender&quot;))" office:value-type="string" office:string-value="Comprar" calcext:value-type="string">
            <text:p>Comprar</text:p>
          </table:table-cell>
          <table:table-cell table:formula="of:=IF(AND([.E401]=&quot;Vender&quot;;[.E402]=&quot;Comprar&quot;);&quot;VENTA&quot;;IF(AND([.E401]=&quot;Comprar&quot;;[.E402]=&quot;Vender&quot;);&quot;COMPRA&quot;;&quot;&quot;))">
            <text:p/>
          </table:table-cell>
          <table:table-cell/>
          <table:table-cell table:formula="of:=[.H401]" office:value-type="float" office:value="0" calcext:value-type="float">
            <text:p>0</text:p>
          </table:table-cell>
          <table:table-cell/>
          <table:table-cell table:formula="of:=[.J401]+[.I40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622" calcext:value-type="float">
            <text:p>1,622</text:p>
          </table:table-cell>
          <table:table-cell table:formula="of:=IF([.F402]&lt;&gt;&quot;&quot;;[.B350];IF([.E402]=&quot;Vender&quot;;IF([.B350]&gt;[.C402];[.B350];[.C402]);IF([.B350]&lt;[.C402];[.B350];[.C402])))" office:value-type="float" office:value="2.175" calcext:value-type="float">
            <text:p>2,175</text:p>
          </table:table-cell>
          <table:table-cell table:formula="of:=IF([.E402]=&quot;Comprar&quot;;([.B403]-[.C403])/[.C403];([.C403]-[.B403])/[.C403])" office:value-type="float" office:value="-0.254252873563218" calcext:value-type="float">
            <text:p>-0,254252873563218</text:p>
          </table:table-cell>
          <table:table-cell table:formula="of:=IF([.E402]=&quot;Comprar&quot;;IF([.D403]&gt;[.D$3];&quot;Vender&quot;;&quot;Comprar&quot;);IF([.D403]&gt;[.C$3];&quot;Comprar&quot;;&quot;Vender&quot;))" office:value-type="string" office:string-value="Comprar" calcext:value-type="string">
            <text:p>Comprar</text:p>
          </table:table-cell>
          <table:table-cell table:formula="of:=IF(AND([.E402]=&quot;Vender&quot;;[.E403]=&quot;Comprar&quot;);&quot;VENTA&quot;;IF(AND([.E402]=&quot;Comprar&quot;;[.E403]=&quot;Vender&quot;);&quot;COMPRA&quot;;&quot;&quot;))">
            <text:p/>
          </table:table-cell>
          <table:table-cell/>
          <table:table-cell table:formula="of:=[.H402]" office:value-type="float" office:value="0" calcext:value-type="float">
            <text:p>0</text:p>
          </table:table-cell>
          <table:table-cell/>
          <table:table-cell table:formula="of:=[.J402]+[.I40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623" calcext:value-type="float">
            <text:p>1,623</text:p>
          </table:table-cell>
          <table:table-cell table:formula="of:=IF([.F403]&lt;&gt;&quot;&quot;;[.B351];IF([.E403]=&quot;Vender&quot;;IF([.B351]&gt;[.C403];[.B351];[.C403]);IF([.B351]&lt;[.C403];[.B351];[.C403])))" office:value-type="float" office:value="2.175" calcext:value-type="float">
            <text:p>2,175</text:p>
          </table:table-cell>
          <table:table-cell table:formula="of:=IF([.E403]=&quot;Comprar&quot;;([.B404]-[.C404])/[.C404];([.C404]-[.B404])/[.C404])" office:value-type="float" office:value="-0.253793103448276" calcext:value-type="float">
            <text:p>-0,253793103448276</text:p>
          </table:table-cell>
          <table:table-cell table:formula="of:=IF([.E403]=&quot;Comprar&quot;;IF([.D404]&gt;[.D$3];&quot;Vender&quot;;&quot;Comprar&quot;);IF([.D404]&gt;[.C$3];&quot;Comprar&quot;;&quot;Vender&quot;))" office:value-type="string" office:string-value="Comprar" calcext:value-type="string">
            <text:p>Comprar</text:p>
          </table:table-cell>
          <table:table-cell table:formula="of:=IF(AND([.E403]=&quot;Vender&quot;;[.E404]=&quot;Comprar&quot;);&quot;VENTA&quot;;IF(AND([.E403]=&quot;Comprar&quot;;[.E404]=&quot;Vender&quot;);&quot;COMPRA&quot;;&quot;&quot;))">
            <text:p/>
          </table:table-cell>
          <table:table-cell/>
          <table:table-cell table:formula="of:=[.H403]" office:value-type="float" office:value="0" calcext:value-type="float">
            <text:p>0</text:p>
          </table:table-cell>
          <table:table-cell/>
          <table:table-cell table:formula="of:=[.J403]+[.I40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61" calcext:value-type="float">
            <text:p>1,61</text:p>
          </table:table-cell>
          <table:table-cell table:formula="of:=IF([.F404]&lt;&gt;&quot;&quot;;[.B352];IF([.E404]=&quot;Vender&quot;;IF([.B352]&gt;[.C404];[.B352];[.C404]);IF([.B352]&lt;[.C404];[.B352];[.C404])))" office:value-type="float" office:value="2.175" calcext:value-type="float">
            <text:p>2,175</text:p>
          </table:table-cell>
          <table:table-cell table:formula="of:=IF([.E404]=&quot;Comprar&quot;;([.B405]-[.C405])/[.C405];([.C405]-[.B405])/[.C405])" office:value-type="float" office:value="-0.259770114942529" calcext:value-type="float">
            <text:p>-0,259770114942529</text:p>
          </table:table-cell>
          <table:table-cell table:formula="of:=IF([.E404]=&quot;Comprar&quot;;IF([.D405]&gt;[.D$3];&quot;Vender&quot;;&quot;Comprar&quot;);IF([.D405]&gt;[.C$3];&quot;Comprar&quot;;&quot;Vender&quot;))" office:value-type="string" office:string-value="Comprar" calcext:value-type="string">
            <text:p>Comprar</text:p>
          </table:table-cell>
          <table:table-cell table:formula="of:=IF(AND([.E404]=&quot;Vender&quot;;[.E405]=&quot;Comprar&quot;);&quot;VENTA&quot;;IF(AND([.E404]=&quot;Comprar&quot;;[.E405]=&quot;Vender&quot;);&quot;COMPRA&quot;;&quot;&quot;))">
            <text:p/>
          </table:table-cell>
          <table:table-cell/>
          <table:table-cell table:formula="of:=[.H404]" office:value-type="float" office:value="0" calcext:value-type="float">
            <text:p>0</text:p>
          </table:table-cell>
          <table:table-cell/>
          <table:table-cell table:formula="of:=[.J404]+[.I40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641" calcext:value-type="float">
            <text:p>1,641</text:p>
          </table:table-cell>
          <table:table-cell table:formula="of:=IF([.F405]&lt;&gt;&quot;&quot;;[.B353];IF([.E405]=&quot;Vender&quot;;IF([.B353]&gt;[.C405];[.B353];[.C405]);IF([.B353]&lt;[.C405];[.B353];[.C405])))" office:value-type="float" office:value="2.175" calcext:value-type="float">
            <text:p>2,175</text:p>
          </table:table-cell>
          <table:table-cell table:formula="of:=IF([.E405]=&quot;Comprar&quot;;([.B406]-[.C406])/[.C406];([.C406]-[.B406])/[.C406])" office:value-type="float" office:value="-0.24551724137931" calcext:value-type="float">
            <text:p>-0,24551724137931</text:p>
          </table:table-cell>
          <table:table-cell table:formula="of:=IF([.E405]=&quot;Comprar&quot;;IF([.D406]&gt;[.D$3];&quot;Vender&quot;;&quot;Comprar&quot;);IF([.D406]&gt;[.C$3];&quot;Comprar&quot;;&quot;Vender&quot;))" office:value-type="string" office:string-value="Comprar" calcext:value-type="string">
            <text:p>Comprar</text:p>
          </table:table-cell>
          <table:table-cell table:formula="of:=IF(AND([.E405]=&quot;Vender&quot;;[.E406]=&quot;Comprar&quot;);&quot;VENTA&quot;;IF(AND([.E405]=&quot;Comprar&quot;;[.E406]=&quot;Vender&quot;);&quot;COMPRA&quot;;&quot;&quot;))">
            <text:p/>
          </table:table-cell>
          <table:table-cell/>
          <table:table-cell table:formula="of:=[.H405]" office:value-type="float" office:value="0" calcext:value-type="float">
            <text:p>0</text:p>
          </table:table-cell>
          <table:table-cell/>
          <table:table-cell table:formula="of:=[.J405]+[.I40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613" calcext:value-type="float">
            <text:p>1,613</text:p>
          </table:table-cell>
          <table:table-cell table:formula="of:=IF([.F406]&lt;&gt;&quot;&quot;;[.B354];IF([.E406]=&quot;Vender&quot;;IF([.B354]&gt;[.C406];[.B354];[.C406]);IF([.B354]&lt;[.C406];[.B354];[.C406])))" office:value-type="float" office:value="2.175" calcext:value-type="float">
            <text:p>2,175</text:p>
          </table:table-cell>
          <table:table-cell table:formula="of:=IF([.E406]=&quot;Comprar&quot;;([.B407]-[.C407])/[.C407];([.C407]-[.B407])/[.C407])" office:value-type="float" office:value="-0.258390804597701" calcext:value-type="float">
            <text:p>-0,258390804597701</text:p>
          </table:table-cell>
          <table:table-cell table:formula="of:=IF([.E406]=&quot;Comprar&quot;;IF([.D407]&gt;[.D$3];&quot;Vender&quot;;&quot;Comprar&quot;);IF([.D407]&gt;[.C$3];&quot;Comprar&quot;;&quot;Vender&quot;))" office:value-type="string" office:string-value="Comprar" calcext:value-type="string">
            <text:p>Comprar</text:p>
          </table:table-cell>
          <table:table-cell table:formula="of:=IF(AND([.E406]=&quot;Vender&quot;;[.E407]=&quot;Comprar&quot;);&quot;VENTA&quot;;IF(AND([.E406]=&quot;Comprar&quot;;[.E407]=&quot;Vender&quot;);&quot;COMPRA&quot;;&quot;&quot;))">
            <text:p/>
          </table:table-cell>
          <table:table-cell/>
          <table:table-cell table:formula="of:=[.H406]" office:value-type="float" office:value="0" calcext:value-type="float">
            <text:p>0</text:p>
          </table:table-cell>
          <table:table-cell/>
          <table:table-cell table:formula="of:=[.J406]+[.I40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648" calcext:value-type="float">
            <text:p>1,648</text:p>
          </table:table-cell>
          <table:table-cell table:formula="of:=IF([.F407]&lt;&gt;&quot;&quot;;[.B355];IF([.E407]=&quot;Vender&quot;;IF([.B355]&gt;[.C407];[.B355];[.C407]);IF([.B355]&lt;[.C407];[.B355];[.C407])))" office:value-type="float" office:value="2.175" calcext:value-type="float">
            <text:p>2,175</text:p>
          </table:table-cell>
          <table:table-cell table:formula="of:=IF([.E407]=&quot;Comprar&quot;;([.B408]-[.C408])/[.C408];([.C408]-[.B408])/[.C408])" office:value-type="float" office:value="-0.242298850574712" calcext:value-type="float">
            <text:p>-0,242298850574712</text:p>
          </table:table-cell>
          <table:table-cell table:formula="of:=IF([.E407]=&quot;Comprar&quot;;IF([.D408]&gt;[.D$3];&quot;Vender&quot;;&quot;Comprar&quot;);IF([.D408]&gt;[.C$3];&quot;Comprar&quot;;&quot;Vender&quot;))" office:value-type="string" office:string-value="Comprar" calcext:value-type="string">
            <text:p>Comprar</text:p>
          </table:table-cell>
          <table:table-cell table:formula="of:=IF(AND([.E407]=&quot;Vender&quot;;[.E408]=&quot;Comprar&quot;);&quot;VENTA&quot;;IF(AND([.E407]=&quot;Comprar&quot;;[.E408]=&quot;Vender&quot;);&quot;COMPRA&quot;;&quot;&quot;))">
            <text:p/>
          </table:table-cell>
          <table:table-cell/>
          <table:table-cell table:formula="of:=[.H407]" office:value-type="float" office:value="0" calcext:value-type="float">
            <text:p>0</text:p>
          </table:table-cell>
          <table:table-cell/>
          <table:table-cell table:formula="of:=[.J407]+[.I40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644" calcext:value-type="float">
            <text:p>1,644</text:p>
          </table:table-cell>
          <table:table-cell table:formula="of:=IF([.F408]&lt;&gt;&quot;&quot;;[.B356];IF([.E408]=&quot;Vender&quot;;IF([.B356]&gt;[.C408];[.B356];[.C408]);IF([.B356]&lt;[.C408];[.B356];[.C408])))" office:value-type="float" office:value="2.175" calcext:value-type="float">
            <text:p>2,175</text:p>
          </table:table-cell>
          <table:table-cell table:formula="of:=IF([.E408]=&quot;Comprar&quot;;([.B409]-[.C409])/[.C409];([.C409]-[.B409])/[.C409])" office:value-type="float" office:value="-0.244137931034483" calcext:value-type="float">
            <text:p>-0,244137931034483</text:p>
          </table:table-cell>
          <table:table-cell table:formula="of:=IF([.E408]=&quot;Comprar&quot;;IF([.D409]&gt;[.D$3];&quot;Vender&quot;;&quot;Comprar&quot;);IF([.D409]&gt;[.C$3];&quot;Comprar&quot;;&quot;Vender&quot;))" office:value-type="string" office:string-value="Comprar" calcext:value-type="string">
            <text:p>Comprar</text:p>
          </table:table-cell>
          <table:table-cell table:formula="of:=IF(AND([.E408]=&quot;Vender&quot;;[.E409]=&quot;Comprar&quot;);&quot;VENTA&quot;;IF(AND([.E408]=&quot;Comprar&quot;;[.E409]=&quot;Vender&quot;);&quot;COMPRA&quot;;&quot;&quot;))">
            <text:p/>
          </table:table-cell>
          <table:table-cell/>
          <table:table-cell table:formula="of:=[.H408]" office:value-type="float" office:value="0" calcext:value-type="float">
            <text:p>0</text:p>
          </table:table-cell>
          <table:table-cell/>
          <table:table-cell table:formula="of:=[.J408]+[.I40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61" calcext:value-type="float">
            <text:p>1,61</text:p>
          </table:table-cell>
          <table:table-cell table:formula="of:=IF([.F409]&lt;&gt;&quot;&quot;;[.B357];IF([.E409]=&quot;Vender&quot;;IF([.B357]&gt;[.C409];[.B357];[.C409]);IF([.B357]&lt;[.C409];[.B357];[.C409])))" office:value-type="float" office:value="2.175" calcext:value-type="float">
            <text:p>2,175</text:p>
          </table:table-cell>
          <table:table-cell table:formula="of:=IF([.E409]=&quot;Comprar&quot;;([.B410]-[.C410])/[.C410];([.C410]-[.B410])/[.C410])" office:value-type="float" office:value="-0.259770114942529" calcext:value-type="float">
            <text:p>-0,259770114942529</text:p>
          </table:table-cell>
          <table:table-cell table:formula="of:=IF([.E409]=&quot;Comprar&quot;;IF([.D410]&gt;[.D$3];&quot;Vender&quot;;&quot;Comprar&quot;);IF([.D410]&gt;[.C$3];&quot;Comprar&quot;;&quot;Vender&quot;))" office:value-type="string" office:string-value="Comprar" calcext:value-type="string">
            <text:p>Comprar</text:p>
          </table:table-cell>
          <table:table-cell table:formula="of:=IF(AND([.E409]=&quot;Vender&quot;;[.E410]=&quot;Comprar&quot;);&quot;VENTA&quot;;IF(AND([.E409]=&quot;Comprar&quot;;[.E410]=&quot;Vender&quot;);&quot;COMPRA&quot;;&quot;&quot;))">
            <text:p/>
          </table:table-cell>
          <table:table-cell/>
          <table:table-cell table:formula="of:=[.H409]" office:value-type="float" office:value="0" calcext:value-type="float">
            <text:p>0</text:p>
          </table:table-cell>
          <table:table-cell/>
          <table:table-cell table:formula="of:=[.J409]+[.I41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625" calcext:value-type="float">
            <text:p>1,625</text:p>
          </table:table-cell>
          <table:table-cell table:formula="of:=IF([.F410]&lt;&gt;&quot;&quot;;[.B358];IF([.E410]=&quot;Vender&quot;;IF([.B358]&gt;[.C410];[.B358];[.C410]);IF([.B358]&lt;[.C410];[.B358];[.C410])))" office:value-type="float" office:value="2.175" calcext:value-type="float">
            <text:p>2,175</text:p>
          </table:table-cell>
          <table:table-cell table:formula="of:=IF([.E410]=&quot;Comprar&quot;;([.B411]-[.C411])/[.C411];([.C411]-[.B411])/[.C411])" office:value-type="float" office:value="-0.252873563218391" calcext:value-type="float">
            <text:p>-0,252873563218391</text:p>
          </table:table-cell>
          <table:table-cell table:formula="of:=IF([.E410]=&quot;Comprar&quot;;IF([.D411]&gt;[.D$3];&quot;Vender&quot;;&quot;Comprar&quot;);IF([.D411]&gt;[.C$3];&quot;Comprar&quot;;&quot;Vender&quot;))" office:value-type="string" office:string-value="Comprar" calcext:value-type="string">
            <text:p>Comprar</text:p>
          </table:table-cell>
          <table:table-cell table:formula="of:=IF(AND([.E410]=&quot;Vender&quot;;[.E411]=&quot;Comprar&quot;);&quot;VENTA&quot;;IF(AND([.E410]=&quot;Comprar&quot;;[.E411]=&quot;Vender&quot;);&quot;COMPRA&quot;;&quot;&quot;))">
            <text:p/>
          </table:table-cell>
          <table:table-cell/>
          <table:table-cell table:formula="of:=[.H410]" office:value-type="float" office:value="0" calcext:value-type="float">
            <text:p>0</text:p>
          </table:table-cell>
          <table:table-cell/>
          <table:table-cell table:formula="of:=[.J410]+[.I41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65" calcext:value-type="float">
            <text:p>1,65</text:p>
          </table:table-cell>
          <table:table-cell table:formula="of:=IF([.F411]&lt;&gt;&quot;&quot;;[.B359];IF([.E411]=&quot;Vender&quot;;IF([.B359]&gt;[.C411];[.B359];[.C411]);IF([.B359]&lt;[.C411];[.B359];[.C411])))" office:value-type="float" office:value="1.7" calcext:value-type="float">
            <text:p>1,7</text:p>
          </table:table-cell>
          <table:table-cell table:formula="of:=IF([.E411]=&quot;Comprar&quot;;([.B412]-[.C412])/[.C412];([.C412]-[.B412])/[.C412])" office:value-type="float" office:value="-0.0294117647058825" calcext:value-type="float">
            <text:p>-0,029411764705883</text:p>
          </table:table-cell>
          <table:table-cell table:formula="of:=IF([.E411]=&quot;Comprar&quot;;IF([.D412]&gt;[.D$3];&quot;Vender&quot;;&quot;Comprar&quot;);IF([.D412]&gt;[.C$3];&quot;Comprar&quot;;&quot;Vender&quot;))" office:value-type="string" office:string-value="Comprar" calcext:value-type="string">
            <text:p>Comprar</text:p>
          </table:table-cell>
          <table:table-cell table:formula="of:=IF(AND([.E411]=&quot;Vender&quot;;[.E412]=&quot;Comprar&quot;);&quot;VENTA&quot;;IF(AND([.E411]=&quot;Comprar&quot;;[.E412]=&quot;Vender&quot;);&quot;COMPRA&quot;;&quot;&quot;))">
            <text:p/>
          </table:table-cell>
          <table:table-cell/>
          <table:table-cell table:formula="of:=[.H411]" office:value-type="float" office:value="0" calcext:value-type="float">
            <text:p>0</text:p>
          </table:table-cell>
          <table:table-cell/>
          <table:table-cell table:formula="of:=[.J411]+[.I41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77" calcext:value-type="float">
            <text:p>1,77</text:p>
          </table:table-cell>
          <table:table-cell table:formula="of:=IF([.F412]&lt;&gt;&quot;&quot;;[.B360];IF([.E412]=&quot;Vender&quot;;IF([.B360]&gt;[.C412];[.B360];[.C412]);IF([.B360]&lt;[.C412];[.B360];[.C412])))" office:value-type="float" office:value="1.7" calcext:value-type="float">
            <text:p>1,7</text:p>
          </table:table-cell>
          <table:table-cell table:formula="of:=IF([.E412]=&quot;Comprar&quot;;([.B413]-[.C413])/[.C413];([.C413]-[.B413])/[.C413])" office:value-type="float" office:value="0.0411764705882352" calcext:value-type="float">
            <text:p>0,041176470588235</text:p>
          </table:table-cell>
          <table:table-cell table:formula="of:=IF([.E412]=&quot;Comprar&quot;;IF([.D413]&gt;[.D$3];&quot;Vender&quot;;&quot;Comprar&quot;);IF([.D413]&gt;[.C$3];&quot;Comprar&quot;;&quot;Vender&quot;))" office:value-type="string" office:string-value="Comprar" calcext:value-type="string">
            <text:p>Comprar</text:p>
          </table:table-cell>
          <table:table-cell table:formula="of:=IF(AND([.E412]=&quot;Vender&quot;;[.E413]=&quot;Comprar&quot;);&quot;VENTA&quot;;IF(AND([.E412]=&quot;Comprar&quot;;[.E413]=&quot;Vender&quot;);&quot;COMPRA&quot;;&quot;&quot;))">
            <text:p/>
          </table:table-cell>
          <table:table-cell/>
          <table:table-cell table:formula="of:=[.H412]" office:value-type="float" office:value="0" calcext:value-type="float">
            <text:p>0</text:p>
          </table:table-cell>
          <table:table-cell/>
          <table:table-cell table:formula="of:=[.J412]+[.I41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721" calcext:value-type="float">
            <text:p>1,721</text:p>
          </table:table-cell>
          <table:table-cell table:formula="of:=IF([.F413]&lt;&gt;&quot;&quot;;[.B361];IF([.E413]=&quot;Vender&quot;;IF([.B361]&gt;[.C413];[.B361];[.C413]);IF([.B361]&lt;[.C413];[.B361];[.C413])))" office:value-type="float" office:value="1.7" calcext:value-type="float">
            <text:p>1,7</text:p>
          </table:table-cell>
          <table:table-cell table:formula="of:=IF([.E413]=&quot;Comprar&quot;;([.B414]-[.C414])/[.C414];([.C414]-[.B414])/[.C414])" office:value-type="float" office:value="0.0123529411764705" calcext:value-type="float">
            <text:p>0,012352941176471</text:p>
          </table:table-cell>
          <table:table-cell table:formula="of:=IF([.E413]=&quot;Comprar&quot;;IF([.D414]&gt;[.D$3];&quot;Vender&quot;;&quot;Comprar&quot;);IF([.D414]&gt;[.C$3];&quot;Comprar&quot;;&quot;Vender&quot;))" office:value-type="string" office:string-value="Comprar" calcext:value-type="string">
            <text:p>Comprar</text:p>
          </table:table-cell>
          <table:table-cell table:formula="of:=IF(AND([.E413]=&quot;Vender&quot;;[.E414]=&quot;Comprar&quot;);&quot;VENTA&quot;;IF(AND([.E413]=&quot;Comprar&quot;;[.E414]=&quot;Vender&quot;);&quot;COMPRA&quot;;&quot;&quot;))">
            <text:p/>
          </table:table-cell>
          <table:table-cell/>
          <table:table-cell table:formula="of:=[.H413]" office:value-type="float" office:value="0" calcext:value-type="float">
            <text:p>0</text:p>
          </table:table-cell>
          <table:table-cell/>
          <table:table-cell table:formula="of:=[.J413]+[.I41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706" calcext:value-type="float">
            <text:p>1,706</text:p>
          </table:table-cell>
          <table:table-cell table:formula="of:=IF([.F414]&lt;&gt;&quot;&quot;;[.B362];IF([.E414]=&quot;Vender&quot;;IF([.B362]&gt;[.C414];[.B362];[.C414]);IF([.B362]&lt;[.C414];[.B362];[.C414])))" office:value-type="float" office:value="1.7" calcext:value-type="float">
            <text:p>1,7</text:p>
          </table:table-cell>
          <table:table-cell table:formula="of:=IF([.E414]=&quot;Comprar&quot;;([.B415]-[.C415])/[.C415];([.C415]-[.B415])/[.C415])" office:value-type="float" office:value="0.00352941176470575" calcext:value-type="float">
            <text:p>0,003529411764706</text:p>
          </table:table-cell>
          <table:table-cell table:formula="of:=IF([.E414]=&quot;Comprar&quot;;IF([.D415]&gt;[.D$3];&quot;Vender&quot;;&quot;Comprar&quot;);IF([.D415]&gt;[.C$3];&quot;Comprar&quot;;&quot;Vender&quot;))" office:value-type="string" office:string-value="Comprar" calcext:value-type="string">
            <text:p>Comprar</text:p>
          </table:table-cell>
          <table:table-cell table:formula="of:=IF(AND([.E414]=&quot;Vender&quot;;[.E415]=&quot;Comprar&quot;);&quot;VENTA&quot;;IF(AND([.E414]=&quot;Comprar&quot;;[.E415]=&quot;Vender&quot;);&quot;COMPRA&quot;;&quot;&quot;))">
            <text:p/>
          </table:table-cell>
          <table:table-cell/>
          <table:table-cell table:formula="of:=[.H414]" office:value-type="float" office:value="0" calcext:value-type="float">
            <text:p>0</text:p>
          </table:table-cell>
          <table:table-cell/>
          <table:table-cell table:formula="of:=[.J414]+[.I41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722" calcext:value-type="float">
            <text:p>1,722</text:p>
          </table:table-cell>
          <table:table-cell table:formula="of:=IF([.F415]&lt;&gt;&quot;&quot;;[.B363];IF([.E415]=&quot;Vender&quot;;IF([.B363]&gt;[.C415];[.B363];[.C415]);IF([.B363]&lt;[.C415];[.B363];[.C415])))" office:value-type="float" office:value="1.7" calcext:value-type="float">
            <text:p>1,7</text:p>
          </table:table-cell>
          <table:table-cell table:formula="of:=IF([.E415]=&quot;Comprar&quot;;([.B416]-[.C416])/[.C416];([.C416]-[.B416])/[.C416])" office:value-type="float" office:value="0.0129411764705881" calcext:value-type="float">
            <text:p>0,012941176470588</text:p>
          </table:table-cell>
          <table:table-cell table:formula="of:=IF([.E415]=&quot;Comprar&quot;;IF([.D416]&gt;[.D$3];&quot;Vender&quot;;&quot;Comprar&quot;);IF([.D416]&gt;[.C$3];&quot;Comprar&quot;;&quot;Vender&quot;))" office:value-type="string" office:string-value="Comprar" calcext:value-type="string">
            <text:p>Comprar</text:p>
          </table:table-cell>
          <table:table-cell table:formula="of:=IF(AND([.E415]=&quot;Vender&quot;;[.E416]=&quot;Comprar&quot;);&quot;VENTA&quot;;IF(AND([.E415]=&quot;Comprar&quot;;[.E416]=&quot;Vender&quot;);&quot;COMPRA&quot;;&quot;&quot;))">
            <text:p/>
          </table:table-cell>
          <table:table-cell/>
          <table:table-cell table:formula="of:=[.H415]" office:value-type="float" office:value="0" calcext:value-type="float">
            <text:p>0</text:p>
          </table:table-cell>
          <table:table-cell/>
          <table:table-cell table:formula="of:=[.J415]+[.I41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725" calcext:value-type="float">
            <text:p>1,725</text:p>
          </table:table-cell>
          <table:table-cell table:formula="of:=IF([.F416]&lt;&gt;&quot;&quot;;[.B364];IF([.E416]=&quot;Vender&quot;;IF([.B364]&gt;[.C416];[.B364];[.C416]);IF([.B364]&lt;[.C416];[.B364];[.C416])))" office:value-type="float" office:value="1.7" calcext:value-type="float">
            <text:p>1,7</text:p>
          </table:table-cell>
          <table:table-cell table:formula="of:=IF([.E416]=&quot;Comprar&quot;;([.B417]-[.C417])/[.C417];([.C417]-[.B417])/[.C417])" office:value-type="float" office:value="0.0147058823529411" calcext:value-type="float">
            <text:p>0,014705882352941</text:p>
          </table:table-cell>
          <table:table-cell table:formula="of:=IF([.E416]=&quot;Comprar&quot;;IF([.D417]&gt;[.D$3];&quot;Vender&quot;;&quot;Comprar&quot;);IF([.D417]&gt;[.C$3];&quot;Comprar&quot;;&quot;Vender&quot;))" office:value-type="string" office:string-value="Comprar" calcext:value-type="string">
            <text:p>Comprar</text:p>
          </table:table-cell>
          <table:table-cell table:formula="of:=IF(AND([.E416]=&quot;Vender&quot;;[.E417]=&quot;Comprar&quot;);&quot;VENTA&quot;;IF(AND([.E416]=&quot;Comprar&quot;;[.E417]=&quot;Vender&quot;);&quot;COMPRA&quot;;&quot;&quot;))">
            <text:p/>
          </table:table-cell>
          <table:table-cell/>
          <table:table-cell table:formula="of:=[.H416]" office:value-type="float" office:value="0" calcext:value-type="float">
            <text:p>0</text:p>
          </table:table-cell>
          <table:table-cell/>
          <table:table-cell table:formula="of:=[.J416]+[.I41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688" calcext:value-type="float">
            <text:p>1,688</text:p>
          </table:table-cell>
          <table:table-cell table:formula="of:=IF([.F417]&lt;&gt;&quot;&quot;;[.B365];IF([.E417]=&quot;Vender&quot;;IF([.B365]&gt;[.C417];[.B365];[.C417]);IF([.B365]&lt;[.C417];[.B365];[.C417])))" office:value-type="float" office:value="1.7" calcext:value-type="float">
            <text:p>1,7</text:p>
          </table:table-cell>
          <table:table-cell table:formula="of:=IF([.E417]=&quot;Comprar&quot;;([.B418]-[.C418])/[.C418];([.C418]-[.B418])/[.C418])" office:value-type="float" office:value="-0.00705882352941177" calcext:value-type="float">
            <text:p>-0,007058823529412</text:p>
          </table:table-cell>
          <table:table-cell table:formula="of:=IF([.E417]=&quot;Comprar&quot;;IF([.D418]&gt;[.D$3];&quot;Vender&quot;;&quot;Comprar&quot;);IF([.D418]&gt;[.C$3];&quot;Comprar&quot;;&quot;Vender&quot;))" office:value-type="string" office:string-value="Comprar" calcext:value-type="string">
            <text:p>Comprar</text:p>
          </table:table-cell>
          <table:table-cell table:formula="of:=IF(AND([.E417]=&quot;Vender&quot;;[.E418]=&quot;Comprar&quot;);&quot;VENTA&quot;;IF(AND([.E417]=&quot;Comprar&quot;;[.E418]=&quot;Vender&quot;);&quot;COMPRA&quot;;&quot;&quot;))">
            <text:p/>
          </table:table-cell>
          <table:table-cell/>
          <table:table-cell table:formula="of:=[.H417]" office:value-type="float" office:value="0" calcext:value-type="float">
            <text:p>0</text:p>
          </table:table-cell>
          <table:table-cell/>
          <table:table-cell table:formula="of:=[.J417]+[.I41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684" calcext:value-type="float">
            <text:p>1,684</text:p>
          </table:table-cell>
          <table:table-cell table:formula="of:=IF([.F418]&lt;&gt;&quot;&quot;;[.B366];IF([.E418]=&quot;Vender&quot;;IF([.B366]&gt;[.C418];[.B366];[.C418]);IF([.B366]&lt;[.C418];[.B366];[.C418])))" office:value-type="float" office:value="1.7" calcext:value-type="float">
            <text:p>1,7</text:p>
          </table:table-cell>
          <table:table-cell table:formula="of:=IF([.E418]=&quot;Comprar&quot;;([.B419]-[.C419])/[.C419];([.C419]-[.B419])/[.C419])" office:value-type="float" office:value="-0.00941176470588236" calcext:value-type="float">
            <text:p>-0,009411764705882</text:p>
          </table:table-cell>
          <table:table-cell table:formula="of:=IF([.E418]=&quot;Comprar&quot;;IF([.D419]&gt;[.D$3];&quot;Vender&quot;;&quot;Comprar&quot;);IF([.D419]&gt;[.C$3];&quot;Comprar&quot;;&quot;Vender&quot;))" office:value-type="string" office:string-value="Comprar" calcext:value-type="string">
            <text:p>Comprar</text:p>
          </table:table-cell>
          <table:table-cell table:formula="of:=IF(AND([.E418]=&quot;Vender&quot;;[.E419]=&quot;Comprar&quot;);&quot;VENTA&quot;;IF(AND([.E418]=&quot;Comprar&quot;;[.E419]=&quot;Vender&quot;);&quot;COMPRA&quot;;&quot;&quot;))">
            <text:p/>
          </table:table-cell>
          <table:table-cell/>
          <table:table-cell table:formula="of:=[.H418]" office:value-type="float" office:value="0" calcext:value-type="float">
            <text:p>0</text:p>
          </table:table-cell>
          <table:table-cell/>
          <table:table-cell table:formula="of:=[.J418]+[.I41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685" calcext:value-type="float">
            <text:p>1,685</text:p>
          </table:table-cell>
          <table:table-cell table:formula="of:=IF([.F419]&lt;&gt;&quot;&quot;;[.B367];IF([.E419]=&quot;Vender&quot;;IF([.B367]&gt;[.C419];[.B367];[.C419]);IF([.B367]&lt;[.C419];[.B367];[.C419])))" office:value-type="float" office:value="1.7" calcext:value-type="float">
            <text:p>1,7</text:p>
          </table:table-cell>
          <table:table-cell table:formula="of:=IF([.E419]=&quot;Comprar&quot;;([.B420]-[.C420])/[.C420];([.C420]-[.B420])/[.C420])" office:value-type="float" office:value="-0.00882352941176478" calcext:value-type="float">
            <text:p>-0,008823529411765</text:p>
          </table:table-cell>
          <table:table-cell table:formula="of:=IF([.E419]=&quot;Comprar&quot;;IF([.D420]&gt;[.D$3];&quot;Vender&quot;;&quot;Comprar&quot;);IF([.D420]&gt;[.C$3];&quot;Comprar&quot;;&quot;Vender&quot;))" office:value-type="string" office:string-value="Comprar" calcext:value-type="string">
            <text:p>Comprar</text:p>
          </table:table-cell>
          <table:table-cell table:formula="of:=IF(AND([.E419]=&quot;Vender&quot;;[.E420]=&quot;Comprar&quot;);&quot;VENTA&quot;;IF(AND([.E419]=&quot;Comprar&quot;;[.E420]=&quot;Vender&quot;);&quot;COMPRA&quot;;&quot;&quot;))">
            <text:p/>
          </table:table-cell>
          <table:table-cell/>
          <table:table-cell table:formula="of:=[.H419]" office:value-type="float" office:value="0" calcext:value-type="float">
            <text:p>0</text:p>
          </table:table-cell>
          <table:table-cell/>
          <table:table-cell table:formula="of:=[.J419]+[.I42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715" calcext:value-type="float">
            <text:p>1,715</text:p>
          </table:table-cell>
          <table:table-cell table:formula="of:=IF([.F420]&lt;&gt;&quot;&quot;;[.B368];IF([.E420]=&quot;Vender&quot;;IF([.B368]&gt;[.C420];[.B368];[.C420]);IF([.B368]&lt;[.C420];[.B368];[.C420])))" office:value-type="float" office:value="1.7" calcext:value-type="float">
            <text:p>1,7</text:p>
          </table:table-cell>
          <table:table-cell table:formula="of:=IF([.E420]=&quot;Comprar&quot;;([.B421]-[.C421])/[.C421];([.C421]-[.B421])/[.C421])" office:value-type="float" office:value="0.00882352941176465" calcext:value-type="float">
            <text:p>0,008823529411765</text:p>
          </table:table-cell>
          <table:table-cell table:formula="of:=IF([.E420]=&quot;Comprar&quot;;IF([.D421]&gt;[.D$3];&quot;Vender&quot;;&quot;Comprar&quot;);IF([.D421]&gt;[.C$3];&quot;Comprar&quot;;&quot;Vender&quot;))" office:value-type="string" office:string-value="Comprar" calcext:value-type="string">
            <text:p>Comprar</text:p>
          </table:table-cell>
          <table:table-cell table:formula="of:=IF(AND([.E420]=&quot;Vender&quot;;[.E421]=&quot;Comprar&quot;);&quot;VENTA&quot;;IF(AND([.E420]=&quot;Comprar&quot;;[.E421]=&quot;Vender&quot;);&quot;COMPRA&quot;;&quot;&quot;))">
            <text:p/>
          </table:table-cell>
          <table:table-cell/>
          <table:table-cell table:formula="of:=[.H420]" office:value-type="float" office:value="0" calcext:value-type="float">
            <text:p>0</text:p>
          </table:table-cell>
          <table:table-cell/>
          <table:table-cell table:formula="of:=[.J420]+[.I42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685" calcext:value-type="float">
            <text:p>1,685</text:p>
          </table:table-cell>
          <table:table-cell table:formula="of:=IF([.F421]&lt;&gt;&quot;&quot;;[.B369];IF([.E421]=&quot;Vender&quot;;IF([.B369]&gt;[.C421];[.B369];[.C421]);IF([.B369]&lt;[.C421];[.B369];[.C421])))" office:value-type="float" office:value="1.7" calcext:value-type="float">
            <text:p>1,7</text:p>
          </table:table-cell>
          <table:table-cell table:formula="of:=IF([.E421]=&quot;Comprar&quot;;([.B422]-[.C422])/[.C422];([.C422]-[.B422])/[.C422])" office:value-type="float" office:value="-0.00882352941176478" calcext:value-type="float">
            <text:p>-0,008823529411765</text:p>
          </table:table-cell>
          <table:table-cell table:formula="of:=IF([.E421]=&quot;Comprar&quot;;IF([.D422]&gt;[.D$3];&quot;Vender&quot;;&quot;Comprar&quot;);IF([.D422]&gt;[.C$3];&quot;Comprar&quot;;&quot;Vender&quot;))" office:value-type="string" office:string-value="Comprar" calcext:value-type="string">
            <text:p>Comprar</text:p>
          </table:table-cell>
          <table:table-cell table:formula="of:=IF(AND([.E421]=&quot;Vender&quot;;[.E422]=&quot;Comprar&quot;);&quot;VENTA&quot;;IF(AND([.E421]=&quot;Comprar&quot;;[.E422]=&quot;Vender&quot;);&quot;COMPRA&quot;;&quot;&quot;))">
            <text:p/>
          </table:table-cell>
          <table:table-cell/>
          <table:table-cell table:formula="of:=[.H421]" office:value-type="float" office:value="0" calcext:value-type="float">
            <text:p>0</text:p>
          </table:table-cell>
          <table:table-cell/>
          <table:table-cell table:formula="of:=[.J421]+[.I42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687" calcext:value-type="float">
            <text:p>1,687</text:p>
          </table:table-cell>
          <table:table-cell table:formula="of:=IF([.F422]&lt;&gt;&quot;&quot;;[.B370];IF([.E422]=&quot;Vender&quot;;IF([.B370]&gt;[.C422];[.B370];[.C422]);IF([.B370]&lt;[.C422];[.B370];[.C422])))" office:value-type="float" office:value="1.65" calcext:value-type="float">
            <text:p>1,65</text:p>
          </table:table-cell>
          <table:table-cell table:formula="of:=IF([.E422]=&quot;Comprar&quot;;([.B423]-[.C423])/[.C423];([.C423]-[.B423])/[.C423])" office:value-type="float" office:value="0.0224242424242425" calcext:value-type="float">
            <text:p>0,022424242424243</text:p>
          </table:table-cell>
          <table:table-cell table:formula="of:=IF([.E422]=&quot;Comprar&quot;;IF([.D423]&gt;[.D$3];&quot;Vender&quot;;&quot;Comprar&quot;);IF([.D423]&gt;[.C$3];&quot;Comprar&quot;;&quot;Vender&quot;))" office:value-type="string" office:string-value="Comprar" calcext:value-type="string">
            <text:p>Comprar</text:p>
          </table:table-cell>
          <table:table-cell table:formula="of:=IF(AND([.E422]=&quot;Vender&quot;;[.E423]=&quot;Comprar&quot;);&quot;VENTA&quot;;IF(AND([.E422]=&quot;Comprar&quot;;[.E423]=&quot;Vender&quot;);&quot;COMPRA&quot;;&quot;&quot;))">
            <text:p/>
          </table:table-cell>
          <table:table-cell/>
          <table:table-cell table:formula="of:=[.H422]" office:value-type="float" office:value="0" calcext:value-type="float">
            <text:p>0</text:p>
          </table:table-cell>
          <table:table-cell/>
          <table:table-cell table:formula="of:=[.J422]+[.I42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645" calcext:value-type="float">
            <text:p>1,645</text:p>
          </table:table-cell>
          <table:table-cell table:formula="of:=IF([.F423]&lt;&gt;&quot;&quot;;[.B371];IF([.E423]=&quot;Vender&quot;;IF([.B371]&gt;[.C423];[.B371];[.C423]);IF([.B371]&lt;[.C423];[.B371];[.C423])))" office:value-type="float" office:value="1.61" calcext:value-type="float">
            <text:p>1,61</text:p>
          </table:table-cell>
          <table:table-cell table:formula="of:=IF([.E423]=&quot;Comprar&quot;;([.B424]-[.C424])/[.C424];([.C424]-[.B424])/[.C424])" office:value-type="float" office:value="0.0217391304347827" calcext:value-type="float">
            <text:p>0,021739130434783</text:p>
          </table:table-cell>
          <table:table-cell table:formula="of:=IF([.E423]=&quot;Comprar&quot;;IF([.D424]&gt;[.D$3];&quot;Vender&quot;;&quot;Comprar&quot;);IF([.D424]&gt;[.C$3];&quot;Comprar&quot;;&quot;Vender&quot;))" office:value-type="string" office:string-value="Comprar" calcext:value-type="string">
            <text:p>Comprar</text:p>
          </table:table-cell>
          <table:table-cell table:formula="of:=IF(AND([.E423]=&quot;Vender&quot;;[.E424]=&quot;Comprar&quot;);&quot;VENTA&quot;;IF(AND([.E423]=&quot;Comprar&quot;;[.E424]=&quot;Vender&quot;);&quot;COMPRA&quot;;&quot;&quot;))">
            <text:p/>
          </table:table-cell>
          <table:table-cell/>
          <table:table-cell table:formula="of:=[.H423]" office:value-type="float" office:value="0" calcext:value-type="float">
            <text:p>0</text:p>
          </table:table-cell>
          <table:table-cell/>
          <table:table-cell table:formula="of:=[.J423]+[.I42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634" calcext:value-type="float">
            <text:p>1,634</text:p>
          </table:table-cell>
          <table:table-cell table:formula="of:=IF([.F424]&lt;&gt;&quot;&quot;;[.B372];IF([.E424]=&quot;Vender&quot;;IF([.B372]&gt;[.C424];[.B372];[.C424]);IF([.B372]&lt;[.C424];[.B372];[.C424])))" office:value-type="float" office:value="1.61" calcext:value-type="float">
            <text:p>1,61</text:p>
          </table:table-cell>
          <table:table-cell table:formula="of:=IF([.E424]=&quot;Comprar&quot;;([.B425]-[.C425])/[.C425];([.C425]-[.B425])/[.C425])" office:value-type="float" office:value="0.0149068322981367" calcext:value-type="float">
            <text:p>0,014906832298137</text:p>
          </table:table-cell>
          <table:table-cell table:formula="of:=IF([.E424]=&quot;Comprar&quot;;IF([.D425]&gt;[.D$3];&quot;Vender&quot;;&quot;Comprar&quot;);IF([.D425]&gt;[.C$3];&quot;Comprar&quot;;&quot;Vender&quot;))" office:value-type="string" office:string-value="Comprar" calcext:value-type="string">
            <text:p>Comprar</text:p>
          </table:table-cell>
          <table:table-cell table:formula="of:=IF(AND([.E424]=&quot;Vender&quot;;[.E425]=&quot;Comprar&quot;);&quot;VENTA&quot;;IF(AND([.E424]=&quot;Comprar&quot;;[.E425]=&quot;Vender&quot;);&quot;COMPRA&quot;;&quot;&quot;))">
            <text:p/>
          </table:table-cell>
          <table:table-cell/>
          <table:table-cell table:formula="of:=[.H424]" office:value-type="float" office:value="0" calcext:value-type="float">
            <text:p>0</text:p>
          </table:table-cell>
          <table:table-cell/>
          <table:table-cell table:formula="of:=[.J424]+[.I42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655" calcext:value-type="float">
            <text:p>1,655</text:p>
          </table:table-cell>
          <table:table-cell table:formula="of:=IF([.F425]&lt;&gt;&quot;&quot;;[.B373];IF([.E425]=&quot;Vender&quot;;IF([.B373]&gt;[.C425];[.B373];[.C425]);IF([.B373]&lt;[.C425];[.B373];[.C425])))" office:value-type="float" office:value="1.61" calcext:value-type="float">
            <text:p>1,61</text:p>
          </table:table-cell>
          <table:table-cell table:formula="of:=IF([.E425]=&quot;Comprar&quot;;([.B426]-[.C426])/[.C426];([.C426]-[.B426])/[.C426])" office:value-type="float" office:value="0.0279503105590063" calcext:value-type="float">
            <text:p>0,027950310559006</text:p>
          </table:table-cell>
          <table:table-cell table:formula="of:=IF([.E425]=&quot;Comprar&quot;;IF([.D426]&gt;[.D$3];&quot;Vender&quot;;&quot;Comprar&quot;);IF([.D426]&gt;[.C$3];&quot;Comprar&quot;;&quot;Vender&quot;))" office:value-type="string" office:string-value="Comprar" calcext:value-type="string">
            <text:p>Comprar</text:p>
          </table:table-cell>
          <table:table-cell table:formula="of:=IF(AND([.E425]=&quot;Vender&quot;;[.E426]=&quot;Comprar&quot;);&quot;VENTA&quot;;IF(AND([.E425]=&quot;Comprar&quot;;[.E426]=&quot;Vender&quot;);&quot;COMPRA&quot;;&quot;&quot;))">
            <text:p/>
          </table:table-cell>
          <table:table-cell/>
          <table:table-cell table:formula="of:=[.H425]" office:value-type="float" office:value="0" calcext:value-type="float">
            <text:p>0</text:p>
          </table:table-cell>
          <table:table-cell/>
          <table:table-cell table:formula="of:=[.J425]+[.I42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655" calcext:value-type="float">
            <text:p>1,655</text:p>
          </table:table-cell>
          <table:table-cell table:formula="of:=IF([.F426]&lt;&gt;&quot;&quot;;[.B374];IF([.E426]=&quot;Vender&quot;;IF([.B374]&gt;[.C426];[.B374];[.C426]);IF([.B374]&lt;[.C426];[.B374];[.C426])))" office:value-type="float" office:value="1.61" calcext:value-type="float">
            <text:p>1,61</text:p>
          </table:table-cell>
          <table:table-cell table:formula="of:=IF([.E426]=&quot;Comprar&quot;;([.B427]-[.C427])/[.C427];([.C427]-[.B427])/[.C427])" office:value-type="float" office:value="0.0279503105590063" calcext:value-type="float">
            <text:p>0,027950310559006</text:p>
          </table:table-cell>
          <table:table-cell table:formula="of:=IF([.E426]=&quot;Comprar&quot;;IF([.D427]&gt;[.D$3];&quot;Vender&quot;;&quot;Comprar&quot;);IF([.D427]&gt;[.C$3];&quot;Comprar&quot;;&quot;Vender&quot;))" office:value-type="string" office:string-value="Comprar" calcext:value-type="string">
            <text:p>Comprar</text:p>
          </table:table-cell>
          <table:table-cell table:formula="of:=IF(AND([.E426]=&quot;Vender&quot;;[.E427]=&quot;Comprar&quot;);&quot;VENTA&quot;;IF(AND([.E426]=&quot;Comprar&quot;;[.E427]=&quot;Vender&quot;);&quot;COMPRA&quot;;&quot;&quot;))">
            <text:p/>
          </table:table-cell>
          <table:table-cell/>
          <table:table-cell table:formula="of:=[.H426]" office:value-type="float" office:value="0" calcext:value-type="float">
            <text:p>0</text:p>
          </table:table-cell>
          <table:table-cell/>
          <table:table-cell table:formula="of:=[.J426]+[.I42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626" calcext:value-type="float">
            <text:p>1,626</text:p>
          </table:table-cell>
          <table:table-cell table:formula="of:=IF([.F427]&lt;&gt;&quot;&quot;;[.B375];IF([.E427]=&quot;Vender&quot;;IF([.B375]&gt;[.C427];[.B375];[.C427]);IF([.B375]&lt;[.C427];[.B375];[.C427])))" office:value-type="float" office:value="1.61" calcext:value-type="float">
            <text:p>1,61</text:p>
          </table:table-cell>
          <table:table-cell table:formula="of:=IF([.E427]=&quot;Comprar&quot;;([.B428]-[.C428])/[.C428];([.C428]-[.B428])/[.C428])" office:value-type="float" office:value="0.00993788819875777" calcext:value-type="float">
            <text:p>0,009937888198758</text:p>
          </table:table-cell>
          <table:table-cell table:formula="of:=IF([.E427]=&quot;Comprar&quot;;IF([.D428]&gt;[.D$3];&quot;Vender&quot;;&quot;Comprar&quot;);IF([.D428]&gt;[.C$3];&quot;Comprar&quot;;&quot;Vender&quot;))" office:value-type="string" office:string-value="Comprar" calcext:value-type="string">
            <text:p>Comprar</text:p>
          </table:table-cell>
          <table:table-cell table:formula="of:=IF(AND([.E427]=&quot;Vender&quot;;[.E428]=&quot;Comprar&quot;);&quot;VENTA&quot;;IF(AND([.E427]=&quot;Comprar&quot;;[.E428]=&quot;Vender&quot;);&quot;COMPRA&quot;;&quot;&quot;))">
            <text:p/>
          </table:table-cell>
          <table:table-cell/>
          <table:table-cell table:formula="of:=[.H427]" office:value-type="float" office:value="0" calcext:value-type="float">
            <text:p>0</text:p>
          </table:table-cell>
          <table:table-cell/>
          <table:table-cell table:formula="of:=[.J427]+[.I42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622" calcext:value-type="float">
            <text:p>1,622</text:p>
          </table:table-cell>
          <table:table-cell table:formula="of:=IF([.F428]&lt;&gt;&quot;&quot;;[.B376];IF([.E428]=&quot;Vender&quot;;IF([.B376]&gt;[.C428];[.B376];[.C428]);IF([.B376]&lt;[.C428];[.B376];[.C428])))" office:value-type="float" office:value="1.61" calcext:value-type="float">
            <text:p>1,61</text:p>
          </table:table-cell>
          <table:table-cell table:formula="of:=IF([.E428]=&quot;Comprar&quot;;([.B429]-[.C429])/[.C429];([.C429]-[.B429])/[.C429])" office:value-type="float" office:value="0.00745341614906833" calcext:value-type="float">
            <text:p>0,007453416149068</text:p>
          </table:table-cell>
          <table:table-cell table:formula="of:=IF([.E428]=&quot;Comprar&quot;;IF([.D429]&gt;[.D$3];&quot;Vender&quot;;&quot;Comprar&quot;);IF([.D429]&gt;[.C$3];&quot;Comprar&quot;;&quot;Vender&quot;))" office:value-type="string" office:string-value="Comprar" calcext:value-type="string">
            <text:p>Comprar</text:p>
          </table:table-cell>
          <table:table-cell table:formula="of:=IF(AND([.E428]=&quot;Vender&quot;;[.E429]=&quot;Comprar&quot;);&quot;VENTA&quot;;IF(AND([.E428]=&quot;Comprar&quot;;[.E429]=&quot;Vender&quot;);&quot;COMPRA&quot;;&quot;&quot;))">
            <text:p/>
          </table:table-cell>
          <table:table-cell/>
          <table:table-cell table:formula="of:=[.H428]" office:value-type="float" office:value="0" calcext:value-type="float">
            <text:p>0</text:p>
          </table:table-cell>
          <table:table-cell/>
          <table:table-cell table:formula="of:=[.J428]+[.I42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635" calcext:value-type="float">
            <text:p>1,635</text:p>
          </table:table-cell>
          <table:table-cell table:formula="of:=IF([.F429]&lt;&gt;&quot;&quot;;[.B377];IF([.E429]=&quot;Vender&quot;;IF([.B377]&gt;[.C429];[.B377];[.C429]);IF([.B377]&lt;[.C429];[.B377];[.C429])))" office:value-type="float" office:value="1.61" calcext:value-type="float">
            <text:p>1,61</text:p>
          </table:table-cell>
          <table:table-cell table:formula="of:=IF([.E429]=&quot;Comprar&quot;;([.B430]-[.C430])/[.C430];([.C430]-[.B430])/[.C430])" office:value-type="float" office:value="0.0155279503105591" calcext:value-type="float">
            <text:p>0,015527950310559</text:p>
          </table:table-cell>
          <table:table-cell table:formula="of:=IF([.E429]=&quot;Comprar&quot;;IF([.D430]&gt;[.D$3];&quot;Vender&quot;;&quot;Comprar&quot;);IF([.D430]&gt;[.C$3];&quot;Comprar&quot;;&quot;Vender&quot;))" office:value-type="string" office:string-value="Comprar" calcext:value-type="string">
            <text:p>Comprar</text:p>
          </table:table-cell>
          <table:table-cell table:formula="of:=IF(AND([.E429]=&quot;Vender&quot;;[.E430]=&quot;Comprar&quot;);&quot;VENTA&quot;;IF(AND([.E429]=&quot;Comprar&quot;;[.E430]=&quot;Vender&quot;);&quot;COMPRA&quot;;&quot;&quot;))">
            <text:p/>
          </table:table-cell>
          <table:table-cell/>
          <table:table-cell table:formula="of:=[.H429]" office:value-type="float" office:value="0" calcext:value-type="float">
            <text:p>0</text:p>
          </table:table-cell>
          <table:table-cell/>
          <table:table-cell table:formula="of:=[.J429]+[.I43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62" calcext:value-type="float">
            <text:p>1,62</text:p>
          </table:table-cell>
          <table:table-cell table:formula="of:=IF([.F430]&lt;&gt;&quot;&quot;;[.B378];IF([.E430]=&quot;Vender&quot;;IF([.B378]&gt;[.C430];[.B378];[.C430]);IF([.B378]&lt;[.C430];[.B378];[.C430])))" office:value-type="float" office:value="1.61" calcext:value-type="float">
            <text:p>1,61</text:p>
          </table:table-cell>
          <table:table-cell table:formula="of:=IF([.E430]=&quot;Comprar&quot;;([.B431]-[.C431])/[.C431];([.C431]-[.B431])/[.C431])" office:value-type="float" office:value="0.00621118012422375" calcext:value-type="float">
            <text:p>0,006211180124224</text:p>
          </table:table-cell>
          <table:table-cell table:formula="of:=IF([.E430]=&quot;Comprar&quot;;IF([.D431]&gt;[.D$3];&quot;Vender&quot;;&quot;Comprar&quot;);IF([.D431]&gt;[.C$3];&quot;Comprar&quot;;&quot;Vender&quot;))" office:value-type="string" office:string-value="Comprar" calcext:value-type="string">
            <text:p>Comprar</text:p>
          </table:table-cell>
          <table:table-cell table:formula="of:=IF(AND([.E430]=&quot;Vender&quot;;[.E431]=&quot;Comprar&quot;);&quot;VENTA&quot;;IF(AND([.E430]=&quot;Comprar&quot;;[.E431]=&quot;Vender&quot;);&quot;COMPRA&quot;;&quot;&quot;))">
            <text:p/>
          </table:table-cell>
          <table:table-cell/>
          <table:table-cell table:formula="of:=[.H430]" office:value-type="float" office:value="0" calcext:value-type="float">
            <text:p>0</text:p>
          </table:table-cell>
          <table:table-cell/>
          <table:table-cell table:formula="of:=[.J430]+[.I43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661" calcext:value-type="float">
            <text:p>1,661</text:p>
          </table:table-cell>
          <table:table-cell table:formula="of:=IF([.F431]&lt;&gt;&quot;&quot;;[.B379];IF([.E431]=&quot;Vender&quot;;IF([.B379]&gt;[.C431];[.B379];[.C431]);IF([.B379]&lt;[.C431];[.B379];[.C431])))" office:value-type="float" office:value="1.61" calcext:value-type="float">
            <text:p>1,61</text:p>
          </table:table-cell>
          <table:table-cell table:formula="of:=IF([.E431]=&quot;Comprar&quot;;([.B432]-[.C432])/[.C432];([.C432]-[.B432])/[.C432])" office:value-type="float" office:value="0.0316770186335405" calcext:value-type="float">
            <text:p>0,031677018633541</text:p>
          </table:table-cell>
          <table:table-cell table:formula="of:=IF([.E431]=&quot;Comprar&quot;;IF([.D432]&gt;[.D$3];&quot;Vender&quot;;&quot;Comprar&quot;);IF([.D432]&gt;[.C$3];&quot;Comprar&quot;;&quot;Vender&quot;))" office:value-type="string" office:string-value="Comprar" calcext:value-type="string">
            <text:p>Comprar</text:p>
          </table:table-cell>
          <table:table-cell table:formula="of:=IF(AND([.E431]=&quot;Vender&quot;;[.E432]=&quot;Comprar&quot;);&quot;VENTA&quot;;IF(AND([.E431]=&quot;Comprar&quot;;[.E432]=&quot;Vender&quot;);&quot;COMPRA&quot;;&quot;&quot;))">
            <text:p/>
          </table:table-cell>
          <table:table-cell/>
          <table:table-cell table:formula="of:=[.H431]" office:value-type="float" office:value="0" calcext:value-type="float">
            <text:p>0</text:p>
          </table:table-cell>
          <table:table-cell/>
          <table:table-cell table:formula="of:=[.J431]+[.I43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661" calcext:value-type="float">
            <text:p>1,661</text:p>
          </table:table-cell>
          <table:table-cell table:formula="of:=IF([.F432]&lt;&gt;&quot;&quot;;[.B380];IF([.E432]=&quot;Vender&quot;;IF([.B380]&gt;[.C432];[.B380];[.C432]);IF([.B380]&lt;[.C432];[.B380];[.C432])))" office:value-type="float" office:value="1.61" calcext:value-type="float">
            <text:p>1,61</text:p>
          </table:table-cell>
          <table:table-cell table:formula="of:=IF([.E432]=&quot;Comprar&quot;;([.B433]-[.C433])/[.C433];([.C433]-[.B433])/[.C433])" office:value-type="float" office:value="0.0316770186335405" calcext:value-type="float">
            <text:p>0,031677018633541</text:p>
          </table:table-cell>
          <table:table-cell table:formula="of:=IF([.E432]=&quot;Comprar&quot;;IF([.D433]&gt;[.D$3];&quot;Vender&quot;;&quot;Comprar&quot;);IF([.D433]&gt;[.C$3];&quot;Comprar&quot;;&quot;Vender&quot;))" office:value-type="string" office:string-value="Comprar" calcext:value-type="string">
            <text:p>Comprar</text:p>
          </table:table-cell>
          <table:table-cell table:formula="of:=IF(AND([.E432]=&quot;Vender&quot;;[.E433]=&quot;Comprar&quot;);&quot;VENTA&quot;;IF(AND([.E432]=&quot;Comprar&quot;;[.E433]=&quot;Vender&quot;);&quot;COMPRA&quot;;&quot;&quot;))">
            <text:p/>
          </table:table-cell>
          <table:table-cell/>
          <table:table-cell table:formula="of:=[.H432]" office:value-type="float" office:value="0" calcext:value-type="float">
            <text:p>0</text:p>
          </table:table-cell>
          <table:table-cell/>
          <table:table-cell table:formula="of:=[.J432]+[.I43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673" calcext:value-type="float">
            <text:p>1,673</text:p>
          </table:table-cell>
          <table:table-cell table:formula="of:=IF([.F433]&lt;&gt;&quot;&quot;;[.B381];IF([.E433]=&quot;Vender&quot;;IF([.B381]&gt;[.C433];[.B381];[.C433]);IF([.B381]&lt;[.C433];[.B381];[.C433])))" office:value-type="float" office:value="1.61" calcext:value-type="float">
            <text:p>1,61</text:p>
          </table:table-cell>
          <table:table-cell table:formula="of:=IF([.E433]=&quot;Comprar&quot;;([.B434]-[.C434])/[.C434];([.C434]-[.B434])/[.C434])" office:value-type="float" office:value="0.0391304347826088" calcext:value-type="float">
            <text:p>0,039130434782609</text:p>
          </table:table-cell>
          <table:table-cell table:formula="of:=IF([.E433]=&quot;Comprar&quot;;IF([.D434]&gt;[.D$3];&quot;Vender&quot;;&quot;Comprar&quot;);IF([.D434]&gt;[.C$3];&quot;Comprar&quot;;&quot;Vender&quot;))" office:value-type="string" office:string-value="Comprar" calcext:value-type="string">
            <text:p>Comprar</text:p>
          </table:table-cell>
          <table:table-cell table:formula="of:=IF(AND([.E433]=&quot;Vender&quot;;[.E434]=&quot;Comprar&quot;);&quot;VENTA&quot;;IF(AND([.E433]=&quot;Comprar&quot;;[.E434]=&quot;Vender&quot;);&quot;COMPRA&quot;;&quot;&quot;))">
            <text:p/>
          </table:table-cell>
          <table:table-cell/>
          <table:table-cell table:formula="of:=[.H433]" office:value-type="float" office:value="0" calcext:value-type="float">
            <text:p>0</text:p>
          </table:table-cell>
          <table:table-cell/>
          <table:table-cell table:formula="of:=[.J433]+[.I43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658" calcext:value-type="float">
            <text:p>1,658</text:p>
          </table:table-cell>
          <table:table-cell table:formula="of:=IF([.F434]&lt;&gt;&quot;&quot;;[.B382];IF([.E434]=&quot;Vender&quot;;IF([.B382]&gt;[.C434];[.B382];[.C434]);IF([.B382]&lt;[.C434];[.B382];[.C434])))" office:value-type="float" office:value="1.61" calcext:value-type="float">
            <text:p>1,61</text:p>
          </table:table-cell>
          <table:table-cell table:formula="of:=IF([.E434]=&quot;Comprar&quot;;([.B435]-[.C435])/[.C435];([.C435]-[.B435])/[.C435])" office:value-type="float" office:value="0.0298136645962733" calcext:value-type="float">
            <text:p>0,029813664596273</text:p>
          </table:table-cell>
          <table:table-cell table:formula="of:=IF([.E434]=&quot;Comprar&quot;;IF([.D435]&gt;[.D$3];&quot;Vender&quot;;&quot;Comprar&quot;);IF([.D435]&gt;[.C$3];&quot;Comprar&quot;;&quot;Vender&quot;))" office:value-type="string" office:string-value="Comprar" calcext:value-type="string">
            <text:p>Comprar</text:p>
          </table:table-cell>
          <table:table-cell table:formula="of:=IF(AND([.E434]=&quot;Vender&quot;;[.E435]=&quot;Comprar&quot;);&quot;VENTA&quot;;IF(AND([.E434]=&quot;Comprar&quot;;[.E435]=&quot;Vender&quot;);&quot;COMPRA&quot;;&quot;&quot;))">
            <text:p/>
          </table:table-cell>
          <table:table-cell/>
          <table:table-cell table:formula="of:=[.H434]" office:value-type="float" office:value="0" calcext:value-type="float">
            <text:p>0</text:p>
          </table:table-cell>
          <table:table-cell/>
          <table:table-cell table:formula="of:=[.J434]+[.I43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668" calcext:value-type="float">
            <text:p>1,668</text:p>
          </table:table-cell>
          <table:table-cell table:formula="of:=IF([.F435]&lt;&gt;&quot;&quot;;[.B383];IF([.E435]=&quot;Vender&quot;;IF([.B383]&gt;[.C435];[.B383];[.C435]);IF([.B383]&lt;[.C435];[.B383];[.C435])))" office:value-type="float" office:value="1.61" calcext:value-type="float">
            <text:p>1,61</text:p>
          </table:table-cell>
          <table:table-cell table:formula="of:=IF([.E435]=&quot;Comprar&quot;;([.B436]-[.C436])/[.C436];([.C436]-[.B436])/[.C436])" office:value-type="float" office:value="0.0360248447204971" calcext:value-type="float">
            <text:p>0,036024844720497</text:p>
          </table:table-cell>
          <table:table-cell table:formula="of:=IF([.E435]=&quot;Comprar&quot;;IF([.D436]&gt;[.D$3];&quot;Vender&quot;;&quot;Comprar&quot;);IF([.D436]&gt;[.C$3];&quot;Comprar&quot;;&quot;Vender&quot;))" office:value-type="string" office:string-value="Comprar" calcext:value-type="string">
            <text:p>Comprar</text:p>
          </table:table-cell>
          <table:table-cell table:formula="of:=IF(AND([.E435]=&quot;Vender&quot;;[.E436]=&quot;Comprar&quot;);&quot;VENTA&quot;;IF(AND([.E435]=&quot;Comprar&quot;;[.E436]=&quot;Vender&quot;);&quot;COMPRA&quot;;&quot;&quot;))">
            <text:p/>
          </table:table-cell>
          <table:table-cell/>
          <table:table-cell table:formula="of:=[.H435]" office:value-type="float" office:value="0" calcext:value-type="float">
            <text:p>0</text:p>
          </table:table-cell>
          <table:table-cell/>
          <table:table-cell table:formula="of:=[.J435]+[.I43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68" calcext:value-type="float">
            <text:p>1,68</text:p>
          </table:table-cell>
          <table:table-cell table:formula="of:=IF([.F436]&lt;&gt;&quot;&quot;;[.B384];IF([.E436]=&quot;Vender&quot;;IF([.B384]&gt;[.C436];[.B384];[.C436]);IF([.B384]&lt;[.C436];[.B384];[.C436])))" office:value-type="float" office:value="1.61" calcext:value-type="float">
            <text:p>1,61</text:p>
          </table:table-cell>
          <table:table-cell table:formula="of:=IF([.E436]=&quot;Comprar&quot;;([.B437]-[.C437])/[.C437];([.C437]-[.B437])/[.C437])" office:value-type="float" office:value="0.0434782608695654" calcext:value-type="float">
            <text:p>0,043478260869565</text:p>
          </table:table-cell>
          <table:table-cell table:formula="of:=IF([.E436]=&quot;Comprar&quot;;IF([.D437]&gt;[.D$3];&quot;Vender&quot;;&quot;Comprar&quot;);IF([.D437]&gt;[.C$3];&quot;Comprar&quot;;&quot;Vender&quot;))" office:value-type="string" office:string-value="Comprar" calcext:value-type="string">
            <text:p>Comprar</text:p>
          </table:table-cell>
          <table:table-cell table:formula="of:=IF(AND([.E436]=&quot;Vender&quot;;[.E437]=&quot;Comprar&quot;);&quot;VENTA&quot;;IF(AND([.E436]=&quot;Comprar&quot;;[.E437]=&quot;Vender&quot;);&quot;COMPRA&quot;;&quot;&quot;))">
            <text:p/>
          </table:table-cell>
          <table:table-cell/>
          <table:table-cell table:formula="of:=[.H436]" office:value-type="float" office:value="0" calcext:value-type="float">
            <text:p>0</text:p>
          </table:table-cell>
          <table:table-cell/>
          <table:table-cell table:formula="of:=[.J436]+[.I43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665" calcext:value-type="float">
            <text:p>1,665</text:p>
          </table:table-cell>
          <table:table-cell table:formula="of:=IF([.F437]&lt;&gt;&quot;&quot;;[.B385];IF([.E437]=&quot;Vender&quot;;IF([.B385]&gt;[.C437];[.B385];[.C437]);IF([.B385]&lt;[.C437];[.B385];[.C437])))" office:value-type="float" office:value="1.61" calcext:value-type="float">
            <text:p>1,61</text:p>
          </table:table-cell>
          <table:table-cell table:formula="of:=IF([.E437]=&quot;Comprar&quot;;([.B438]-[.C438])/[.C438];([.C438]-[.B438])/[.C438])" office:value-type="float" office:value="0.0341614906832299" calcext:value-type="float">
            <text:p>0,03416149068323</text:p>
          </table:table-cell>
          <table:table-cell table:formula="of:=IF([.E437]=&quot;Comprar&quot;;IF([.D438]&gt;[.D$3];&quot;Vender&quot;;&quot;Comprar&quot;);IF([.D438]&gt;[.C$3];&quot;Comprar&quot;;&quot;Vender&quot;))" office:value-type="string" office:string-value="Comprar" calcext:value-type="string">
            <text:p>Comprar</text:p>
          </table:table-cell>
          <table:table-cell table:formula="of:=IF(AND([.E437]=&quot;Vender&quot;;[.E438]=&quot;Comprar&quot;);&quot;VENTA&quot;;IF(AND([.E437]=&quot;Comprar&quot;;[.E438]=&quot;Vender&quot;);&quot;COMPRA&quot;;&quot;&quot;))">
            <text:p/>
          </table:table-cell>
          <table:table-cell/>
          <table:table-cell table:formula="of:=[.H437]" office:value-type="float" office:value="0" calcext:value-type="float">
            <text:p>0</text:p>
          </table:table-cell>
          <table:table-cell/>
          <table:table-cell table:formula="of:=[.J437]+[.I43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64" calcext:value-type="float">
            <text:p>1,64</text:p>
          </table:table-cell>
          <table:table-cell table:formula="of:=IF([.F438]&lt;&gt;&quot;&quot;;[.B386];IF([.E438]=&quot;Vender&quot;;IF([.B386]&gt;[.C438];[.B386];[.C438]);IF([.B386]&lt;[.C438];[.B386];[.C438])))" office:value-type="float" office:value="1.61" calcext:value-type="float">
            <text:p>1,61</text:p>
          </table:table-cell>
          <table:table-cell table:formula="of:=IF([.E438]=&quot;Comprar&quot;;([.B439]-[.C439])/[.C439];([.C439]-[.B439])/[.C439])" office:value-type="float" office:value="0.018633540372671" calcext:value-type="float">
            <text:p>0,018633540372671</text:p>
          </table:table-cell>
          <table:table-cell table:formula="of:=IF([.E438]=&quot;Comprar&quot;;IF([.D439]&gt;[.D$3];&quot;Vender&quot;;&quot;Comprar&quot;);IF([.D439]&gt;[.C$3];&quot;Comprar&quot;;&quot;Vender&quot;))" office:value-type="string" office:string-value="Comprar" calcext:value-type="string">
            <text:p>Comprar</text:p>
          </table:table-cell>
          <table:table-cell table:formula="of:=IF(AND([.E438]=&quot;Vender&quot;;[.E439]=&quot;Comprar&quot;);&quot;VENTA&quot;;IF(AND([.E438]=&quot;Comprar&quot;;[.E439]=&quot;Vender&quot;);&quot;COMPRA&quot;;&quot;&quot;))">
            <text:p/>
          </table:table-cell>
          <table:table-cell/>
          <table:table-cell table:formula="of:=[.H438]" office:value-type="float" office:value="0" calcext:value-type="float">
            <text:p>0</text:p>
          </table:table-cell>
          <table:table-cell/>
          <table:table-cell table:formula="of:=[.J438]+[.I43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635" calcext:value-type="float">
            <text:p>1,635</text:p>
          </table:table-cell>
          <table:table-cell table:formula="of:=IF([.F439]&lt;&gt;&quot;&quot;;[.B387];IF([.E439]=&quot;Vender&quot;;IF([.B387]&gt;[.C439];[.B387];[.C439]);IF([.B387]&lt;[.C439];[.B387];[.C439])))" office:value-type="float" office:value="1.61" calcext:value-type="float">
            <text:p>1,61</text:p>
          </table:table-cell>
          <table:table-cell table:formula="of:=IF([.E439]=&quot;Comprar&quot;;([.B440]-[.C440])/[.C440];([.C440]-[.B440])/[.C440])" office:value-type="float" office:value="0.0155279503105591" calcext:value-type="float">
            <text:p>0,015527950310559</text:p>
          </table:table-cell>
          <table:table-cell table:formula="of:=IF([.E439]=&quot;Comprar&quot;;IF([.D440]&gt;[.D$3];&quot;Vender&quot;;&quot;Comprar&quot;);IF([.D440]&gt;[.C$3];&quot;Comprar&quot;;&quot;Vender&quot;))" office:value-type="string" office:string-value="Comprar" calcext:value-type="string">
            <text:p>Comprar</text:p>
          </table:table-cell>
          <table:table-cell table:formula="of:=IF(AND([.E439]=&quot;Vender&quot;;[.E440]=&quot;Comprar&quot;);&quot;VENTA&quot;;IF(AND([.E439]=&quot;Comprar&quot;;[.E440]=&quot;Vender&quot;);&quot;COMPRA&quot;;&quot;&quot;))">
            <text:p/>
          </table:table-cell>
          <table:table-cell/>
          <table:table-cell table:formula="of:=[.H439]" office:value-type="float" office:value="0" calcext:value-type="float">
            <text:p>0</text:p>
          </table:table-cell>
          <table:table-cell/>
          <table:table-cell table:formula="of:=[.J439]+[.I44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631" calcext:value-type="float">
            <text:p>1,631</text:p>
          </table:table-cell>
          <table:table-cell table:formula="of:=IF([.F440]&lt;&gt;&quot;&quot;;[.B388];IF([.E440]=&quot;Vender&quot;;IF([.B388]&gt;[.C440];[.B388];[.C440]);IF([.B388]&lt;[.C440];[.B388];[.C440])))" office:value-type="float" office:value="1.61" calcext:value-type="float">
            <text:p>1,61</text:p>
          </table:table-cell>
          <table:table-cell table:formula="of:=IF([.E440]=&quot;Comprar&quot;;([.B441]-[.C441])/[.C441];([.C441]-[.B441])/[.C441])" office:value-type="float" office:value="0.0130434782608696" calcext:value-type="float">
            <text:p>0,01304347826087</text:p>
          </table:table-cell>
          <table:table-cell table:formula="of:=IF([.E440]=&quot;Comprar&quot;;IF([.D441]&gt;[.D$3];&quot;Vender&quot;;&quot;Comprar&quot;);IF([.D441]&gt;[.C$3];&quot;Comprar&quot;;&quot;Vender&quot;))" office:value-type="string" office:string-value="Comprar" calcext:value-type="string">
            <text:p>Comprar</text:p>
          </table:table-cell>
          <table:table-cell table:formula="of:=IF(AND([.E440]=&quot;Vender&quot;;[.E441]=&quot;Comprar&quot;);&quot;VENTA&quot;;IF(AND([.E440]=&quot;Comprar&quot;;[.E441]=&quot;Vender&quot;);&quot;COMPRA&quot;;&quot;&quot;))">
            <text:p/>
          </table:table-cell>
          <table:table-cell/>
          <table:table-cell table:formula="of:=[.H440]" office:value-type="float" office:value="0" calcext:value-type="float">
            <text:p>0</text:p>
          </table:table-cell>
          <table:table-cell/>
          <table:table-cell table:formula="of:=[.J440]+[.I44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61" calcext:value-type="float">
            <text:p>1,61</text:p>
          </table:table-cell>
          <table:table-cell table:formula="of:=IF([.F441]&lt;&gt;&quot;&quot;;[.B389];IF([.E441]=&quot;Vender&quot;;IF([.B389]&gt;[.C441];[.B389];[.C441]);IF([.B389]&lt;[.C441];[.B389];[.C441])))" office:value-type="float" office:value="1.61" calcext:value-type="float">
            <text:p>1,61</text:p>
          </table:table-cell>
          <table:table-cell table:formula="of:=IF([.E441]=&quot;Comprar&quot;;([.B442]-[.C442])/[.C442];([.C442]-[.B442])/[.C442])" office:value-type="float" office:value="0" calcext:value-type="float">
            <text:p>0</text:p>
          </table:table-cell>
          <table:table-cell table:formula="of:=IF([.E441]=&quot;Comprar&quot;;IF([.D442]&gt;[.D$3];&quot;Vender&quot;;&quot;Comprar&quot;);IF([.D442]&gt;[.C$3];&quot;Comprar&quot;;&quot;Vender&quot;))" office:value-type="string" office:string-value="Comprar" calcext:value-type="string">
            <text:p>Comprar</text:p>
          </table:table-cell>
          <table:table-cell table:formula="of:=IF(AND([.E441]=&quot;Vender&quot;;[.E442]=&quot;Comprar&quot;);&quot;VENTA&quot;;IF(AND([.E441]=&quot;Comprar&quot;;[.E442]=&quot;Vender&quot;);&quot;COMPRA&quot;;&quot;&quot;))">
            <text:p/>
          </table:table-cell>
          <table:table-cell/>
          <table:table-cell table:formula="of:=[.H441]" office:value-type="float" office:value="0" calcext:value-type="float">
            <text:p>0</text:p>
          </table:table-cell>
          <table:table-cell/>
          <table:table-cell table:formula="of:=[.J441]+[.I44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622" calcext:value-type="float">
            <text:p>1,622</text:p>
          </table:table-cell>
          <table:table-cell table:formula="of:=IF([.F442]&lt;&gt;&quot;&quot;;[.B390];IF([.E442]=&quot;Vender&quot;;IF([.B390]&gt;[.C442];[.B390];[.C442]);IF([.B390]&lt;[.C442];[.B390];[.C442])))" office:value-type="float" office:value="1.61" calcext:value-type="float">
            <text:p>1,61</text:p>
          </table:table-cell>
          <table:table-cell table:formula="of:=IF([.E442]=&quot;Comprar&quot;;([.B443]-[.C443])/[.C443];([.C443]-[.B443])/[.C443])" office:value-type="float" office:value="0.00745341614906833" calcext:value-type="float">
            <text:p>0,007453416149068</text:p>
          </table:table-cell>
          <table:table-cell table:formula="of:=IF([.E442]=&quot;Comprar&quot;;IF([.D443]&gt;[.D$3];&quot;Vender&quot;;&quot;Comprar&quot;);IF([.D443]&gt;[.C$3];&quot;Comprar&quot;;&quot;Vender&quot;))" office:value-type="string" office:string-value="Comprar" calcext:value-type="string">
            <text:p>Comprar</text:p>
          </table:table-cell>
          <table:table-cell table:formula="of:=IF(AND([.E442]=&quot;Vender&quot;;[.E443]=&quot;Comprar&quot;);&quot;VENTA&quot;;IF(AND([.E442]=&quot;Comprar&quot;;[.E443]=&quot;Vender&quot;);&quot;COMPRA&quot;;&quot;&quot;))">
            <text:p/>
          </table:table-cell>
          <table:table-cell/>
          <table:table-cell table:formula="of:=[.H442]" office:value-type="float" office:value="0" calcext:value-type="float">
            <text:p>0</text:p>
          </table:table-cell>
          <table:table-cell/>
          <table:table-cell table:formula="of:=[.J442]+[.I44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623" calcext:value-type="float">
            <text:p>1,623</text:p>
          </table:table-cell>
          <table:table-cell table:formula="of:=IF([.F443]&lt;&gt;&quot;&quot;;[.B391];IF([.E443]=&quot;Vender&quot;;IF([.B391]&gt;[.C443];[.B391];[.C443]);IF([.B391]&lt;[.C443];[.B391];[.C443])))" office:value-type="float" office:value="1.61" calcext:value-type="float">
            <text:p>1,61</text:p>
          </table:table-cell>
          <table:table-cell table:formula="of:=IF([.E443]=&quot;Comprar&quot;;([.B444]-[.C444])/[.C444];([.C444]-[.B444])/[.C444])" office:value-type="float" office:value="0.00807453416149076" calcext:value-type="float">
            <text:p>0,008074534161491</text:p>
          </table:table-cell>
          <table:table-cell table:formula="of:=IF([.E443]=&quot;Comprar&quot;;IF([.D444]&gt;[.D$3];&quot;Vender&quot;;&quot;Comprar&quot;);IF([.D444]&gt;[.C$3];&quot;Comprar&quot;;&quot;Vender&quot;))" office:value-type="string" office:string-value="Comprar" calcext:value-type="string">
            <text:p>Comprar</text:p>
          </table:table-cell>
          <table:table-cell table:formula="of:=IF(AND([.E443]=&quot;Vender&quot;;[.E444]=&quot;Comprar&quot;);&quot;VENTA&quot;;IF(AND([.E443]=&quot;Comprar&quot;;[.E444]=&quot;Vender&quot;);&quot;COMPRA&quot;;&quot;&quot;))">
            <text:p/>
          </table:table-cell>
          <table:table-cell/>
          <table:table-cell table:formula="of:=[.H443]" office:value-type="float" office:value="0" calcext:value-type="float">
            <text:p>0</text:p>
          </table:table-cell>
          <table:table-cell/>
          <table:table-cell table:formula="of:=[.J443]+[.I44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63" calcext:value-type="float">
            <text:p>1,63</text:p>
          </table:table-cell>
          <table:table-cell table:formula="of:=IF([.F444]&lt;&gt;&quot;&quot;;[.B392];IF([.E444]=&quot;Vender&quot;;IF([.B392]&gt;[.C444];[.B392];[.C444]);IF([.B392]&lt;[.C444];[.B392];[.C444])))" office:value-type="float" office:value="1.61" calcext:value-type="float">
            <text:p>1,61</text:p>
          </table:table-cell>
          <table:table-cell table:formula="of:=IF([.E444]=&quot;Comprar&quot;;([.B445]-[.C445])/[.C445];([.C445]-[.B445])/[.C445])" office:value-type="float" office:value="0.0124223602484472" calcext:value-type="float">
            <text:p>0,012422360248447</text:p>
          </table:table-cell>
          <table:table-cell table:formula="of:=IF([.E444]=&quot;Comprar&quot;;IF([.D445]&gt;[.D$3];&quot;Vender&quot;;&quot;Comprar&quot;);IF([.D445]&gt;[.C$3];&quot;Comprar&quot;;&quot;Vender&quot;))" office:value-type="string" office:string-value="Comprar" calcext:value-type="string">
            <text:p>Comprar</text:p>
          </table:table-cell>
          <table:table-cell table:formula="of:=IF(AND([.E444]=&quot;Vender&quot;;[.E445]=&quot;Comprar&quot;);&quot;VENTA&quot;;IF(AND([.E444]=&quot;Comprar&quot;;[.E445]=&quot;Vender&quot;);&quot;COMPRA&quot;;&quot;&quot;))">
            <text:p/>
          </table:table-cell>
          <table:table-cell/>
          <table:table-cell table:formula="of:=[.H444]" office:value-type="float" office:value="0" calcext:value-type="float">
            <text:p>0</text:p>
          </table:table-cell>
          <table:table-cell/>
          <table:table-cell table:formula="of:=[.J444]+[.I44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619" calcext:value-type="float">
            <text:p>1,619</text:p>
          </table:table-cell>
          <table:table-cell table:formula="of:=IF([.F445]&lt;&gt;&quot;&quot;;[.B393];IF([.E445]=&quot;Vender&quot;;IF([.B393]&gt;[.C445];[.B393];[.C445]);IF([.B393]&lt;[.C445];[.B393];[.C445])))" office:value-type="float" office:value="1.61" calcext:value-type="float">
            <text:p>1,61</text:p>
          </table:table-cell>
          <table:table-cell table:formula="of:=IF([.E445]=&quot;Comprar&quot;;([.B446]-[.C446])/[.C446];([.C446]-[.B446])/[.C446])" office:value-type="float" office:value="0.00559006211180132" calcext:value-type="float">
            <text:p>0,005590062111801</text:p>
          </table:table-cell>
          <table:table-cell table:formula="of:=IF([.E445]=&quot;Comprar&quot;;IF([.D446]&gt;[.D$3];&quot;Vender&quot;;&quot;Comprar&quot;);IF([.D446]&gt;[.C$3];&quot;Comprar&quot;;&quot;Vender&quot;))" office:value-type="string" office:string-value="Comprar" calcext:value-type="string">
            <text:p>Comprar</text:p>
          </table:table-cell>
          <table:table-cell table:formula="of:=IF(AND([.E445]=&quot;Vender&quot;;[.E446]=&quot;Comprar&quot;);&quot;VENTA&quot;;IF(AND([.E445]=&quot;Comprar&quot;;[.E446]=&quot;Vender&quot;);&quot;COMPRA&quot;;&quot;&quot;))">
            <text:p/>
          </table:table-cell>
          <table:table-cell/>
          <table:table-cell table:formula="of:=[.H445]" office:value-type="float" office:value="0" calcext:value-type="float">
            <text:p>0</text:p>
          </table:table-cell>
          <table:table-cell/>
          <table:table-cell table:formula="of:=[.J445]+[.I44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53" calcext:value-type="float">
            <text:p>1,53</text:p>
          </table:table-cell>
          <table:table-cell table:formula="of:=IF([.F446]&lt;&gt;&quot;&quot;;[.B394];IF([.E446]=&quot;Vender&quot;;IF([.B394]&gt;[.C446];[.B394];[.C446]);IF([.B394]&lt;[.C446];[.B394];[.C446])))" office:value-type="float" office:value="1.61" calcext:value-type="float">
            <text:p>1,61</text:p>
          </table:table-cell>
          <table:table-cell table:formula="of:=IF([.E446]=&quot;Comprar&quot;;([.B447]-[.C447])/[.C447];([.C447]-[.B447])/[.C447])" office:value-type="float" office:value="-0.0496894409937887" calcext:value-type="float">
            <text:p>-0,049689440993789</text:p>
          </table:table-cell>
          <table:table-cell table:formula="of:=IF([.E446]=&quot;Comprar&quot;;IF([.D447]&gt;[.D$3];&quot;Vender&quot;;&quot;Comprar&quot;);IF([.D447]&gt;[.C$3];&quot;Comprar&quot;;&quot;Vender&quot;))" office:value-type="string" office:string-value="Comprar" calcext:value-type="string">
            <text:p>Comprar</text:p>
          </table:table-cell>
          <table:table-cell table:formula="of:=IF(AND([.E446]=&quot;Vender&quot;;[.E447]=&quot;Comprar&quot;);&quot;VENTA&quot;;IF(AND([.E446]=&quot;Comprar&quot;;[.E447]=&quot;Vender&quot;);&quot;COMPRA&quot;;&quot;&quot;))">
            <text:p/>
          </table:table-cell>
          <table:table-cell/>
          <table:table-cell table:formula="of:=[.H446]" office:value-type="float" office:value="0" calcext:value-type="float">
            <text:p>0</text:p>
          </table:table-cell>
          <table:table-cell/>
          <table:table-cell table:formula="of:=[.J446]+[.I44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26" calcext:value-type="float">
            <text:p>1,426</text:p>
          </table:table-cell>
          <table:table-cell table:formula="of:=IF([.F447]&lt;&gt;&quot;&quot;;[.B395];IF([.E447]=&quot;Vender&quot;;IF([.B395]&gt;[.C447];[.B395];[.C447]);IF([.B395]&lt;[.C447];[.B395];[.C447])))" office:value-type="float" office:value="1.61" calcext:value-type="float">
            <text:p>1,61</text:p>
          </table:table-cell>
          <table:table-cell table:formula="of:=IF([.E447]=&quot;Comprar&quot;;([.B448]-[.C448])/[.C448];([.C448]-[.B448])/[.C448])" office:value-type="float" office:value="-0.114285714285714" calcext:value-type="float">
            <text:p>-0,114285714285714</text:p>
          </table:table-cell>
          <table:table-cell table:formula="of:=IF([.E447]=&quot;Comprar&quot;;IF([.D448]&gt;[.D$3];&quot;Vender&quot;;&quot;Comprar&quot;);IF([.D448]&gt;[.C$3];&quot;Comprar&quot;;&quot;Vender&quot;))" office:value-type="string" office:string-value="Comprar" calcext:value-type="string">
            <text:p>Comprar</text:p>
          </table:table-cell>
          <table:table-cell table:formula="of:=IF(AND([.E447]=&quot;Vender&quot;;[.E448]=&quot;Comprar&quot;);&quot;VENTA&quot;;IF(AND([.E447]=&quot;Comprar&quot;;[.E448]=&quot;Vender&quot;);&quot;COMPRA&quot;;&quot;&quot;))">
            <text:p/>
          </table:table-cell>
          <table:table-cell/>
          <table:table-cell table:formula="of:=[.H447]" office:value-type="float" office:value="0" calcext:value-type="float">
            <text:p>0</text:p>
          </table:table-cell>
          <table:table-cell/>
          <table:table-cell table:formula="of:=[.J447]+[.I44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61" calcext:value-type="float">
            <text:p>1,461</text:p>
          </table:table-cell>
          <table:table-cell table:formula="of:=IF([.F448]&lt;&gt;&quot;&quot;;[.B396];IF([.E448]=&quot;Vender&quot;;IF([.B396]&gt;[.C448];[.B396];[.C448]);IF([.B396]&lt;[.C448];[.B396];[.C448])))" office:value-type="float" office:value="1.61" calcext:value-type="float">
            <text:p>1,61</text:p>
          </table:table-cell>
          <table:table-cell table:formula="of:=IF([.E448]=&quot;Comprar&quot;;([.B449]-[.C449])/[.C449];([.C449]-[.B449])/[.C449])" office:value-type="float" office:value="-0.0925465838509316" calcext:value-type="float">
            <text:p>-0,092546583850932</text:p>
          </table:table-cell>
          <table:table-cell table:formula="of:=IF([.E448]=&quot;Comprar&quot;;IF([.D449]&gt;[.D$3];&quot;Vender&quot;;&quot;Comprar&quot;);IF([.D449]&gt;[.C$3];&quot;Comprar&quot;;&quot;Vender&quot;))" office:value-type="string" office:string-value="Comprar" calcext:value-type="string">
            <text:p>Comprar</text:p>
          </table:table-cell>
          <table:table-cell table:formula="of:=IF(AND([.E448]=&quot;Vender&quot;;[.E449]=&quot;Comprar&quot;);&quot;VENTA&quot;;IF(AND([.E448]=&quot;Comprar&quot;;[.E449]=&quot;Vender&quot;);&quot;COMPRA&quot;;&quot;&quot;))">
            <text:p/>
          </table:table-cell>
          <table:table-cell/>
          <table:table-cell table:formula="of:=[.H448]" office:value-type="float" office:value="0" calcext:value-type="float">
            <text:p>0</text:p>
          </table:table-cell>
          <table:table-cell/>
          <table:table-cell table:formula="of:=[.J448]+[.I44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38" calcext:value-type="float">
            <text:p>1,438</text:p>
          </table:table-cell>
          <table:table-cell table:formula="of:=IF([.F449]&lt;&gt;&quot;&quot;;[.B397];IF([.E449]=&quot;Vender&quot;;IF([.B397]&gt;[.C449];[.B397];[.C449]);IF([.B397]&lt;[.C449];[.B397];[.C449])))" office:value-type="float" office:value="1.61" calcext:value-type="float">
            <text:p>1,61</text:p>
          </table:table-cell>
          <table:table-cell table:formula="of:=IF([.E449]=&quot;Comprar&quot;;([.B450]-[.C450])/[.C450];([.C450]-[.B450])/[.C450])" office:value-type="float" office:value="-0.106832298136646" calcext:value-type="float">
            <text:p>-0,106832298136646</text:p>
          </table:table-cell>
          <table:table-cell table:formula="of:=IF([.E449]=&quot;Comprar&quot;;IF([.D450]&gt;[.D$3];&quot;Vender&quot;;&quot;Comprar&quot;);IF([.D450]&gt;[.C$3];&quot;Comprar&quot;;&quot;Vender&quot;))" office:value-type="string" office:string-value="Comprar" calcext:value-type="string">
            <text:p>Comprar</text:p>
          </table:table-cell>
          <table:table-cell table:formula="of:=IF(AND([.E449]=&quot;Vender&quot;;[.E450]=&quot;Comprar&quot;);&quot;VENTA&quot;;IF(AND([.E449]=&quot;Comprar&quot;;[.E450]=&quot;Vender&quot;);&quot;COMPRA&quot;;&quot;&quot;))">
            <text:p/>
          </table:table-cell>
          <table:table-cell/>
          <table:table-cell table:formula="of:=[.H449]" office:value-type="float" office:value="0" calcext:value-type="float">
            <text:p>0</text:p>
          </table:table-cell>
          <table:table-cell/>
          <table:table-cell table:formula="of:=[.J449]+[.I45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68" calcext:value-type="float">
            <text:p>1,468</text:p>
          </table:table-cell>
          <table:table-cell table:formula="of:=IF([.F450]&lt;&gt;&quot;&quot;;[.B398];IF([.E450]=&quot;Vender&quot;;IF([.B398]&gt;[.C450];[.B398];[.C450]);IF([.B398]&lt;[.C450];[.B398];[.C450])))" office:value-type="float" office:value="1.61" calcext:value-type="float">
            <text:p>1,61</text:p>
          </table:table-cell>
          <table:table-cell table:formula="of:=IF([.E450]=&quot;Comprar&quot;;([.B451]-[.C451])/[.C451];([.C451]-[.B451])/[.C451])" office:value-type="float" office:value="-0.0881987577639751" calcext:value-type="float">
            <text:p>-0,088198757763975</text:p>
          </table:table-cell>
          <table:table-cell table:formula="of:=IF([.E450]=&quot;Comprar&quot;;IF([.D451]&gt;[.D$3];&quot;Vender&quot;;&quot;Comprar&quot;);IF([.D451]&gt;[.C$3];&quot;Comprar&quot;;&quot;Vender&quot;))" office:value-type="string" office:string-value="Comprar" calcext:value-type="string">
            <text:p>Comprar</text:p>
          </table:table-cell>
          <table:table-cell table:formula="of:=IF(AND([.E450]=&quot;Vender&quot;;[.E451]=&quot;Comprar&quot;);&quot;VENTA&quot;;IF(AND([.E450]=&quot;Comprar&quot;;[.E451]=&quot;Vender&quot;);&quot;COMPRA&quot;;&quot;&quot;))">
            <text:p/>
          </table:table-cell>
          <table:table-cell/>
          <table:table-cell table:formula="of:=[.H450]" office:value-type="float" office:value="0" calcext:value-type="float">
            <text:p>0</text:p>
          </table:table-cell>
          <table:table-cell/>
          <table:table-cell table:formula="of:=[.J450]+[.I45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96" calcext:value-type="float">
            <text:p>1,496</text:p>
          </table:table-cell>
          <table:table-cell table:formula="of:=IF([.F451]&lt;&gt;&quot;&quot;;[.B399];IF([.E451]=&quot;Vender&quot;;IF([.B399]&gt;[.C451];[.B399];[.C451]);IF([.B399]&lt;[.C451];[.B399];[.C451])))" office:value-type="float" office:value="1.61" calcext:value-type="float">
            <text:p>1,61</text:p>
          </table:table-cell>
          <table:table-cell table:formula="of:=IF([.E451]=&quot;Comprar&quot;;([.B452]-[.C452])/[.C452];([.C452]-[.B452])/[.C452])" office:value-type="float" office:value="-0.070807453416149" calcext:value-type="float">
            <text:p>-0,070807453416149</text:p>
          </table:table-cell>
          <table:table-cell table:formula="of:=IF([.E451]=&quot;Comprar&quot;;IF([.D452]&gt;[.D$3];&quot;Vender&quot;;&quot;Comprar&quot;);IF([.D452]&gt;[.C$3];&quot;Comprar&quot;;&quot;Vender&quot;))" office:value-type="string" office:string-value="Comprar" calcext:value-type="string">
            <text:p>Comprar</text:p>
          </table:table-cell>
          <table:table-cell table:formula="of:=IF(AND([.E451]=&quot;Vender&quot;;[.E452]=&quot;Comprar&quot;);&quot;VENTA&quot;;IF(AND([.E451]=&quot;Comprar&quot;;[.E452]=&quot;Vender&quot;);&quot;COMPRA&quot;;&quot;&quot;))">
            <text:p/>
          </table:table-cell>
          <table:table-cell/>
          <table:table-cell table:formula="of:=[.H451]" office:value-type="float" office:value="0" calcext:value-type="float">
            <text:p>0</text:p>
          </table:table-cell>
          <table:table-cell/>
          <table:table-cell table:formula="of:=[.J451]+[.I45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88" calcext:value-type="float">
            <text:p>1,488</text:p>
          </table:table-cell>
          <table:table-cell table:formula="of:=IF([.F452]&lt;&gt;&quot;&quot;;[.B400];IF([.E452]=&quot;Vender&quot;;IF([.B400]&gt;[.C452];[.B400];[.C452]);IF([.B400]&lt;[.C452];[.B400];[.C452])))" office:value-type="float" office:value="1.61" calcext:value-type="float">
            <text:p>1,61</text:p>
          </table:table-cell>
          <table:table-cell table:formula="of:=IF([.E452]=&quot;Comprar&quot;;([.B453]-[.C453])/[.C453];([.C453]-[.B453])/[.C453])" office:value-type="float" office:value="-0.0757763975155279" calcext:value-type="float">
            <text:p>-0,075776397515528</text:p>
          </table:table-cell>
          <table:table-cell table:formula="of:=IF([.E452]=&quot;Comprar&quot;;IF([.D453]&gt;[.D$3];&quot;Vender&quot;;&quot;Comprar&quot;);IF([.D453]&gt;[.C$3];&quot;Comprar&quot;;&quot;Vender&quot;))" office:value-type="string" office:string-value="Comprar" calcext:value-type="string">
            <text:p>Comprar</text:p>
          </table:table-cell>
          <table:table-cell table:formula="of:=IF(AND([.E452]=&quot;Vender&quot;;[.E453]=&quot;Comprar&quot;);&quot;VENTA&quot;;IF(AND([.E452]=&quot;Comprar&quot;;[.E453]=&quot;Vender&quot;);&quot;COMPRA&quot;;&quot;&quot;))">
            <text:p/>
          </table:table-cell>
          <table:table-cell/>
          <table:table-cell table:formula="of:=[.H452]" office:value-type="float" office:value="0" calcext:value-type="float">
            <text:p>0</text:p>
          </table:table-cell>
          <table:table-cell/>
          <table:table-cell table:formula="of:=[.J452]+[.I45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523" calcext:value-type="float">
            <text:p>1,523</text:p>
          </table:table-cell>
          <table:table-cell table:formula="of:=IF([.F453]&lt;&gt;&quot;&quot;;[.B401];IF([.E453]=&quot;Vender&quot;;IF([.B401]&gt;[.C453];[.B401];[.C453]);IF([.B401]&lt;[.C453];[.B401];[.C453])))" office:value-type="float" office:value="1.61" calcext:value-type="float">
            <text:p>1,61</text:p>
          </table:table-cell>
          <table:table-cell table:formula="of:=IF([.E453]=&quot;Comprar&quot;;([.B454]-[.C454])/[.C454];([.C454]-[.B454])/[.C454])" office:value-type="float" office:value="-0.0540372670807452" calcext:value-type="float">
            <text:p>-0,054037267080745</text:p>
          </table:table-cell>
          <table:table-cell table:formula="of:=IF([.E453]=&quot;Comprar&quot;;IF([.D454]&gt;[.D$3];&quot;Vender&quot;;&quot;Comprar&quot;);IF([.D454]&gt;[.C$3];&quot;Comprar&quot;;&quot;Vender&quot;))" office:value-type="string" office:string-value="Comprar" calcext:value-type="string">
            <text:p>Comprar</text:p>
          </table:table-cell>
          <table:table-cell table:formula="of:=IF(AND([.E453]=&quot;Vender&quot;;[.E454]=&quot;Comprar&quot;);&quot;VENTA&quot;;IF(AND([.E453]=&quot;Comprar&quot;;[.E454]=&quot;Vender&quot;);&quot;COMPRA&quot;;&quot;&quot;))">
            <text:p/>
          </table:table-cell>
          <table:table-cell/>
          <table:table-cell table:formula="of:=[.H453]" office:value-type="float" office:value="0" calcext:value-type="float">
            <text:p>0</text:p>
          </table:table-cell>
          <table:table-cell/>
          <table:table-cell table:formula="of:=[.J453]+[.I45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501" calcext:value-type="float">
            <text:p>1,501</text:p>
          </table:table-cell>
          <table:table-cell table:formula="of:=IF([.F454]&lt;&gt;&quot;&quot;;[.B402];IF([.E454]=&quot;Vender&quot;;IF([.B402]&gt;[.C454];[.B402];[.C454]);IF([.B402]&lt;[.C454];[.B402];[.C454])))" office:value-type="float" office:value="1.61" calcext:value-type="float">
            <text:p>1,61</text:p>
          </table:table-cell>
          <table:table-cell table:formula="of:=IF([.E454]=&quot;Comprar&quot;;([.B455]-[.C455])/[.C455];([.C455]-[.B455])/[.C455])" office:value-type="float" office:value="-0.0677018633540373" calcext:value-type="float">
            <text:p>-0,067701863354037</text:p>
          </table:table-cell>
          <table:table-cell table:formula="of:=IF([.E454]=&quot;Comprar&quot;;IF([.D455]&gt;[.D$3];&quot;Vender&quot;;&quot;Comprar&quot;);IF([.D455]&gt;[.C$3];&quot;Comprar&quot;;&quot;Vender&quot;))" office:value-type="string" office:string-value="Comprar" calcext:value-type="string">
            <text:p>Comprar</text:p>
          </table:table-cell>
          <table:table-cell table:formula="of:=IF(AND([.E454]=&quot;Vender&quot;;[.E455]=&quot;Comprar&quot;);&quot;VENTA&quot;;IF(AND([.E454]=&quot;Comprar&quot;;[.E455]=&quot;Vender&quot;);&quot;COMPRA&quot;;&quot;&quot;))">
            <text:p/>
          </table:table-cell>
          <table:table-cell/>
          <table:table-cell table:formula="of:=[.H454]" office:value-type="float" office:value="0" calcext:value-type="float">
            <text:p>0</text:p>
          </table:table-cell>
          <table:table-cell/>
          <table:table-cell table:formula="of:=[.J454]+[.I45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5" calcext:value-type="float">
            <text:p>1,5</text:p>
          </table:table-cell>
          <table:table-cell table:formula="of:=IF([.F455]&lt;&gt;&quot;&quot;;[.B403];IF([.E455]=&quot;Vender&quot;;IF([.B403]&gt;[.C455];[.B403];[.C455]);IF([.B403]&lt;[.C455];[.B403];[.C455])))" office:value-type="float" office:value="1.61" calcext:value-type="float">
            <text:p>1,61</text:p>
          </table:table-cell>
          <table:table-cell table:formula="of:=IF([.E455]=&quot;Comprar&quot;;([.B456]-[.C456])/[.C456];([.C456]-[.B456])/[.C456])" office:value-type="float" office:value="-0.0683229813664596" calcext:value-type="float">
            <text:p>-0,06832298136646</text:p>
          </table:table-cell>
          <table:table-cell table:formula="of:=IF([.E455]=&quot;Comprar&quot;;IF([.D456]&gt;[.D$3];&quot;Vender&quot;;&quot;Comprar&quot;);IF([.D456]&gt;[.C$3];&quot;Comprar&quot;;&quot;Vender&quot;))" office:value-type="string" office:string-value="Comprar" calcext:value-type="string">
            <text:p>Comprar</text:p>
          </table:table-cell>
          <table:table-cell table:formula="of:=IF(AND([.E455]=&quot;Vender&quot;;[.E456]=&quot;Comprar&quot;);&quot;VENTA&quot;;IF(AND([.E455]=&quot;Comprar&quot;;[.E456]=&quot;Vender&quot;);&quot;COMPRA&quot;;&quot;&quot;))">
            <text:p/>
          </table:table-cell>
          <table:table-cell/>
          <table:table-cell table:formula="of:=[.H455]" office:value-type="float" office:value="0" calcext:value-type="float">
            <text:p>0</text:p>
          </table:table-cell>
          <table:table-cell/>
          <table:table-cell table:formula="of:=[.J455]+[.I45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66" calcext:value-type="float">
            <text:p>1,66</text:p>
          </table:table-cell>
          <table:table-cell table:formula="of:=IF([.F456]&lt;&gt;&quot;&quot;;[.B404];IF([.E456]=&quot;Vender&quot;;IF([.B404]&gt;[.C456];[.B404];[.C456]);IF([.B404]&lt;[.C456];[.B404];[.C456])))" office:value-type="float" office:value="1.61" calcext:value-type="float">
            <text:p>1,61</text:p>
          </table:table-cell>
          <table:table-cell table:formula="of:=IF([.E456]=&quot;Comprar&quot;;([.B457]-[.C457])/[.C457];([.C457]-[.B457])/[.C457])" office:value-type="float" office:value="0.0310559006211182" calcext:value-type="float">
            <text:p>0,031055900621118</text:p>
          </table:table-cell>
          <table:table-cell table:formula="of:=IF([.E456]=&quot;Comprar&quot;;IF([.D457]&gt;[.D$3];&quot;Vender&quot;;&quot;Comprar&quot;);IF([.D457]&gt;[.C$3];&quot;Comprar&quot;;&quot;Vender&quot;))" office:value-type="string" office:string-value="Comprar" calcext:value-type="string">
            <text:p>Comprar</text:p>
          </table:table-cell>
          <table:table-cell table:formula="of:=IF(AND([.E456]=&quot;Vender&quot;;[.E457]=&quot;Comprar&quot;);&quot;VENTA&quot;;IF(AND([.E456]=&quot;Comprar&quot;;[.E457]=&quot;Vender&quot;);&quot;COMPRA&quot;;&quot;&quot;))">
            <text:p/>
          </table:table-cell>
          <table:table-cell/>
          <table:table-cell table:formula="of:=[.H456]" office:value-type="float" office:value="0" calcext:value-type="float">
            <text:p>0</text:p>
          </table:table-cell>
          <table:table-cell/>
          <table:table-cell table:formula="of:=[.J456]+[.I45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687" calcext:value-type="float">
            <text:p>1,687</text:p>
          </table:table-cell>
          <table:table-cell table:formula="of:=IF([.F457]&lt;&gt;&quot;&quot;;[.B405];IF([.E457]=&quot;Vender&quot;;IF([.B405]&gt;[.C457];[.B405];[.C457]);IF([.B405]&lt;[.C457];[.B405];[.C457])))" office:value-type="float" office:value="1.61" calcext:value-type="float">
            <text:p>1,61</text:p>
          </table:table-cell>
          <table:table-cell table:formula="of:=IF([.E457]=&quot;Comprar&quot;;([.B458]-[.C458])/[.C458];([.C458]-[.B458])/[.C458])" office:value-type="float" office:value="0.0478260869565219" calcext:value-type="float">
            <text:p>0,047826086956522</text:p>
          </table:table-cell>
          <table:table-cell table:formula="of:=IF([.E457]=&quot;Comprar&quot;;IF([.D458]&gt;[.D$3];&quot;Vender&quot;;&quot;Comprar&quot;);IF([.D458]&gt;[.C$3];&quot;Comprar&quot;;&quot;Vender&quot;))" office:value-type="string" office:string-value="Comprar" calcext:value-type="string">
            <text:p>Comprar</text:p>
          </table:table-cell>
          <table:table-cell table:formula="of:=IF(AND([.E457]=&quot;Vender&quot;;[.E458]=&quot;Comprar&quot;);&quot;VENTA&quot;;IF(AND([.E457]=&quot;Comprar&quot;;[.E458]=&quot;Vender&quot;);&quot;COMPRA&quot;;&quot;&quot;))">
            <text:p/>
          </table:table-cell>
          <table:table-cell/>
          <table:table-cell table:formula="of:=[.H457]" office:value-type="float" office:value="0" calcext:value-type="float">
            <text:p>0</text:p>
          </table:table-cell>
          <table:table-cell/>
          <table:table-cell table:formula="of:=[.J457]+[.I45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629" calcext:value-type="float">
            <text:p>1,629</text:p>
          </table:table-cell>
          <table:table-cell table:formula="of:=IF([.F458]&lt;&gt;&quot;&quot;;[.B406];IF([.E458]=&quot;Vender&quot;;IF([.B406]&gt;[.C458];[.B406];[.C458]);IF([.B406]&lt;[.C458];[.B406];[.C458])))" office:value-type="float" office:value="1.61" calcext:value-type="float">
            <text:p>1,61</text:p>
          </table:table-cell>
          <table:table-cell table:formula="of:=IF([.E458]=&quot;Comprar&quot;;([.B459]-[.C459])/[.C459];([.C459]-[.B459])/[.C459])" office:value-type="float" office:value="0.0118012422360249" calcext:value-type="float">
            <text:p>0,011801242236025</text:p>
          </table:table-cell>
          <table:table-cell table:formula="of:=IF([.E458]=&quot;Comprar&quot;;IF([.D459]&gt;[.D$3];&quot;Vender&quot;;&quot;Comprar&quot;);IF([.D459]&gt;[.C$3];&quot;Comprar&quot;;&quot;Vender&quot;))" office:value-type="string" office:string-value="Comprar" calcext:value-type="string">
            <text:p>Comprar</text:p>
          </table:table-cell>
          <table:table-cell table:formula="of:=IF(AND([.E458]=&quot;Vender&quot;;[.E459]=&quot;Comprar&quot;);&quot;VENTA&quot;;IF(AND([.E458]=&quot;Comprar&quot;;[.E459]=&quot;Vender&quot;);&quot;COMPRA&quot;;&quot;&quot;))">
            <text:p/>
          </table:table-cell>
          <table:table-cell/>
          <table:table-cell table:formula="of:=[.H458]" office:value-type="float" office:value="0" calcext:value-type="float">
            <text:p>0</text:p>
          </table:table-cell>
          <table:table-cell/>
          <table:table-cell table:formula="of:=[.J458]+[.I45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666" calcext:value-type="float">
            <text:p>1,666</text:p>
          </table:table-cell>
          <table:table-cell table:formula="of:=IF([.F459]&lt;&gt;&quot;&quot;;[.B407];IF([.E459]=&quot;Vender&quot;;IF([.B407]&gt;[.C459];[.B407];[.C459]);IF([.B407]&lt;[.C459];[.B407];[.C459])))" office:value-type="float" office:value="1.61" calcext:value-type="float">
            <text:p>1,61</text:p>
          </table:table-cell>
          <table:table-cell table:formula="of:=IF([.E459]=&quot;Comprar&quot;;([.B460]-[.C460])/[.C460];([.C460]-[.B460])/[.C460])" office:value-type="float" office:value="0.0347826086956522" calcext:value-type="float">
            <text:p>0,034782608695652</text:p>
          </table:table-cell>
          <table:table-cell table:formula="of:=IF([.E459]=&quot;Comprar&quot;;IF([.D460]&gt;[.D$3];&quot;Vender&quot;;&quot;Comprar&quot;);IF([.D460]&gt;[.C$3];&quot;Comprar&quot;;&quot;Vender&quot;))" office:value-type="string" office:string-value="Comprar" calcext:value-type="string">
            <text:p>Comprar</text:p>
          </table:table-cell>
          <table:table-cell table:formula="of:=IF(AND([.E459]=&quot;Vender&quot;;[.E460]=&quot;Comprar&quot;);&quot;VENTA&quot;;IF(AND([.E459]=&quot;Comprar&quot;;[.E460]=&quot;Vender&quot;);&quot;COMPRA&quot;;&quot;&quot;))">
            <text:p/>
          </table:table-cell>
          <table:table-cell/>
          <table:table-cell table:formula="of:=[.H459]" office:value-type="float" office:value="0" calcext:value-type="float">
            <text:p>0</text:p>
          </table:table-cell>
          <table:table-cell/>
          <table:table-cell table:formula="of:=[.J459]+[.I46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659" calcext:value-type="float">
            <text:p>1,659</text:p>
          </table:table-cell>
          <table:table-cell table:formula="of:=IF([.F460]&lt;&gt;&quot;&quot;;[.B408];IF([.E460]=&quot;Vender&quot;;IF([.B408]&gt;[.C460];[.B408];[.C460]);IF([.B408]&lt;[.C460];[.B408];[.C460])))" office:value-type="float" office:value="1.61" calcext:value-type="float">
            <text:p>1,61</text:p>
          </table:table-cell>
          <table:table-cell table:formula="of:=IF([.E460]=&quot;Comprar&quot;;([.B461]-[.C461])/[.C461];([.C461]-[.B461])/[.C461])" office:value-type="float" office:value="0.0304347826086958" calcext:value-type="float">
            <text:p>0,030434782608696</text:p>
          </table:table-cell>
          <table:table-cell table:formula="of:=IF([.E460]=&quot;Comprar&quot;;IF([.D461]&gt;[.D$3];&quot;Vender&quot;;&quot;Comprar&quot;);IF([.D461]&gt;[.C$3];&quot;Comprar&quot;;&quot;Vender&quot;))" office:value-type="string" office:string-value="Comprar" calcext:value-type="string">
            <text:p>Comprar</text:p>
          </table:table-cell>
          <table:table-cell table:formula="of:=IF(AND([.E460]=&quot;Vender&quot;;[.E461]=&quot;Comprar&quot;);&quot;VENTA&quot;;IF(AND([.E460]=&quot;Comprar&quot;;[.E461]=&quot;Vender&quot;);&quot;COMPRA&quot;;&quot;&quot;))">
            <text:p/>
          </table:table-cell>
          <table:table-cell/>
          <table:table-cell table:formula="of:=[.H460]" office:value-type="float" office:value="0" calcext:value-type="float">
            <text:p>0</text:p>
          </table:table-cell>
          <table:table-cell/>
          <table:table-cell table:formula="of:=[.J460]+[.I46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622" calcext:value-type="float">
            <text:p>1,622</text:p>
          </table:table-cell>
          <table:table-cell table:formula="of:=IF([.F461]&lt;&gt;&quot;&quot;;[.B409];IF([.E461]=&quot;Vender&quot;;IF([.B409]&gt;[.C461];[.B409];[.C461]);IF([.B409]&lt;[.C461];[.B409];[.C461])))" office:value-type="float" office:value="1.61" calcext:value-type="float">
            <text:p>1,61</text:p>
          </table:table-cell>
          <table:table-cell table:formula="of:=IF([.E461]=&quot;Comprar&quot;;([.B462]-[.C462])/[.C462];([.C462]-[.B462])/[.C462])" office:value-type="float" office:value="0.00745341614906833" calcext:value-type="float">
            <text:p>0,007453416149068</text:p>
          </table:table-cell>
          <table:table-cell table:formula="of:=IF([.E461]=&quot;Comprar&quot;;IF([.D462]&gt;[.D$3];&quot;Vender&quot;;&quot;Comprar&quot;);IF([.D462]&gt;[.C$3];&quot;Comprar&quot;;&quot;Vender&quot;))" office:value-type="string" office:string-value="Comprar" calcext:value-type="string">
            <text:p>Comprar</text:p>
          </table:table-cell>
          <table:table-cell table:formula="of:=IF(AND([.E461]=&quot;Vender&quot;;[.E462]=&quot;Comprar&quot;);&quot;VENTA&quot;;IF(AND([.E461]=&quot;Comprar&quot;;[.E462]=&quot;Vender&quot;);&quot;COMPRA&quot;;&quot;&quot;))">
            <text:p/>
          </table:table-cell>
          <table:table-cell/>
          <table:table-cell table:formula="of:=[.H461]" office:value-type="float" office:value="0" calcext:value-type="float">
            <text:p>0</text:p>
          </table:table-cell>
          <table:table-cell/>
          <table:table-cell table:formula="of:=[.J461]+[.I46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65" calcext:value-type="float">
            <text:p>1,65</text:p>
          </table:table-cell>
          <table:table-cell table:formula="of:=IF([.F462]&lt;&gt;&quot;&quot;;[.B410];IF([.E462]=&quot;Vender&quot;;IF([.B410]&gt;[.C462];[.B410];[.C462]);IF([.B410]&lt;[.C462];[.B410];[.C462])))" office:value-type="float" office:value="1.61" calcext:value-type="float">
            <text:p>1,61</text:p>
          </table:table-cell>
          <table:table-cell table:formula="of:=IF([.E462]=&quot;Comprar&quot;;([.B463]-[.C463])/[.C463];([.C463]-[.B463])/[.C463])" office:value-type="float" office:value="0.0248447204968944" calcext:value-type="float">
            <text:p>0,024844720496895</text:p>
          </table:table-cell>
          <table:table-cell table:formula="of:=IF([.E462]=&quot;Comprar&quot;;IF([.D463]&gt;[.D$3];&quot;Vender&quot;;&quot;Comprar&quot;);IF([.D463]&gt;[.C$3];&quot;Comprar&quot;;&quot;Vender&quot;))" office:value-type="string" office:string-value="Comprar" calcext:value-type="string">
            <text:p>Comprar</text:p>
          </table:table-cell>
          <table:table-cell table:formula="of:=IF(AND([.E462]=&quot;Vender&quot;;[.E463]=&quot;Comprar&quot;);&quot;VENTA&quot;;IF(AND([.E462]=&quot;Comprar&quot;;[.E463]=&quot;Vender&quot;);&quot;COMPRA&quot;;&quot;&quot;))">
            <text:p/>
          </table:table-cell>
          <table:table-cell/>
          <table:table-cell table:formula="of:=[.H462]" office:value-type="float" office:value="0" calcext:value-type="float">
            <text:p>0</text:p>
          </table:table-cell>
          <table:table-cell/>
          <table:table-cell table:formula="of:=[.J462]+[.I46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66" calcext:value-type="float">
            <text:p>1,66</text:p>
          </table:table-cell>
          <table:table-cell table:formula="of:=IF([.F463]&lt;&gt;&quot;&quot;;[.B411];IF([.E463]=&quot;Vender&quot;;IF([.B411]&gt;[.C463];[.B411];[.C463]);IF([.B411]&lt;[.C463];[.B411];[.C463])))" office:value-type="float" office:value="1.61" calcext:value-type="float">
            <text:p>1,61</text:p>
          </table:table-cell>
          <table:table-cell table:formula="of:=IF([.E463]=&quot;Comprar&quot;;([.B464]-[.C464])/[.C464];([.C464]-[.B464])/[.C464])" office:value-type="float" office:value="0.0310559006211182" calcext:value-type="float">
            <text:p>0,031055900621118</text:p>
          </table:table-cell>
          <table:table-cell table:formula="of:=IF([.E463]=&quot;Comprar&quot;;IF([.D464]&gt;[.D$3];&quot;Vender&quot;;&quot;Comprar&quot;);IF([.D464]&gt;[.C$3];&quot;Comprar&quot;;&quot;Vender&quot;))" office:value-type="string" office:string-value="Comprar" calcext:value-type="string">
            <text:p>Comprar</text:p>
          </table:table-cell>
          <table:table-cell table:formula="of:=IF(AND([.E463]=&quot;Vender&quot;;[.E464]=&quot;Comprar&quot;);&quot;VENTA&quot;;IF(AND([.E463]=&quot;Comprar&quot;;[.E464]=&quot;Vender&quot;);&quot;COMPRA&quot;;&quot;&quot;))">
            <text:p/>
          </table:table-cell>
          <table:table-cell/>
          <table:table-cell table:formula="of:=[.H463]" office:value-type="float" office:value="0" calcext:value-type="float">
            <text:p>0</text:p>
          </table:table-cell>
          <table:table-cell/>
          <table:table-cell table:formula="of:=[.J463]+[.I46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645" calcext:value-type="float">
            <text:p>1,645</text:p>
          </table:table-cell>
          <table:table-cell table:formula="of:=IF([.F464]&lt;&gt;&quot;&quot;;[.B412];IF([.E464]=&quot;Vender&quot;;IF([.B412]&gt;[.C464];[.B412];[.C464]);IF([.B412]&lt;[.C464];[.B412];[.C464])))" office:value-type="float" office:value="1.61" calcext:value-type="float">
            <text:p>1,61</text:p>
          </table:table-cell>
          <table:table-cell table:formula="of:=IF([.E464]=&quot;Comprar&quot;;([.B465]-[.C465])/[.C465];([.C465]-[.B465])/[.C465])" office:value-type="float" office:value="0.0217391304347827" calcext:value-type="float">
            <text:p>0,021739130434783</text:p>
          </table:table-cell>
          <table:table-cell table:formula="of:=IF([.E464]=&quot;Comprar&quot;;IF([.D465]&gt;[.D$3];&quot;Vender&quot;;&quot;Comprar&quot;);IF([.D465]&gt;[.C$3];&quot;Comprar&quot;;&quot;Vender&quot;))" office:value-type="string" office:string-value="Comprar" calcext:value-type="string">
            <text:p>Comprar</text:p>
          </table:table-cell>
          <table:table-cell table:formula="of:=IF(AND([.E464]=&quot;Vender&quot;;[.E465]=&quot;Comprar&quot;);&quot;VENTA&quot;;IF(AND([.E464]=&quot;Comprar&quot;;[.E465]=&quot;Vender&quot;);&quot;COMPRA&quot;;&quot;&quot;))">
            <text:p/>
          </table:table-cell>
          <table:table-cell/>
          <table:table-cell table:formula="of:=[.H464]" office:value-type="float" office:value="0" calcext:value-type="float">
            <text:p>0</text:p>
          </table:table-cell>
          <table:table-cell/>
          <table:table-cell table:formula="of:=[.J464]+[.I46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67" calcext:value-type="float">
            <text:p>1,67</text:p>
          </table:table-cell>
          <table:table-cell table:formula="of:=IF([.F465]&lt;&gt;&quot;&quot;;[.B413];IF([.E465]=&quot;Vender&quot;;IF([.B413]&gt;[.C465];[.B413];[.C465]);IF([.B413]&lt;[.C465];[.B413];[.C465])))" office:value-type="float" office:value="1.61" calcext:value-type="float">
            <text:p>1,61</text:p>
          </table:table-cell>
          <table:table-cell table:formula="of:=IF([.E465]=&quot;Comprar&quot;;([.B466]-[.C466])/[.C466];([.C466]-[.B466])/[.C466])" office:value-type="float" office:value="0.0372670807453416" calcext:value-type="float">
            <text:p>0,037267080745342</text:p>
          </table:table-cell>
          <table:table-cell table:formula="of:=IF([.E465]=&quot;Comprar&quot;;IF([.D466]&gt;[.D$3];&quot;Vender&quot;;&quot;Comprar&quot;);IF([.D466]&gt;[.C$3];&quot;Comprar&quot;;&quot;Vender&quot;))" office:value-type="string" office:string-value="Comprar" calcext:value-type="string">
            <text:p>Comprar</text:p>
          </table:table-cell>
          <table:table-cell table:formula="of:=IF(AND([.E465]=&quot;Vender&quot;;[.E466]=&quot;Comprar&quot;);&quot;VENTA&quot;;IF(AND([.E465]=&quot;Comprar&quot;;[.E466]=&quot;Vender&quot;);&quot;COMPRA&quot;;&quot;&quot;))">
            <text:p/>
          </table:table-cell>
          <table:table-cell/>
          <table:table-cell table:formula="of:=[.H465]" office:value-type="float" office:value="0" calcext:value-type="float">
            <text:p>0</text:p>
          </table:table-cell>
          <table:table-cell/>
          <table:table-cell table:formula="of:=[.J465]+[.I46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656" calcext:value-type="float">
            <text:p>1,656</text:p>
          </table:table-cell>
          <table:table-cell table:formula="of:=IF([.F466]&lt;&gt;&quot;&quot;;[.B414];IF([.E466]=&quot;Vender&quot;;IF([.B414]&gt;[.C466];[.B414];[.C466]);IF([.B414]&lt;[.C466];[.B414];[.C466])))" office:value-type="float" office:value="1.61" calcext:value-type="float">
            <text:p>1,61</text:p>
          </table:table-cell>
          <table:table-cell table:formula="of:=IF([.E466]=&quot;Comprar&quot;;([.B467]-[.C467])/[.C467];([.C467]-[.B467])/[.C467])" office:value-type="float" office:value="0.0285714285714287" calcext:value-type="float">
            <text:p>0,028571428571429</text:p>
          </table:table-cell>
          <table:table-cell table:formula="of:=IF([.E466]=&quot;Comprar&quot;;IF([.D467]&gt;[.D$3];&quot;Vender&quot;;&quot;Comprar&quot;);IF([.D467]&gt;[.C$3];&quot;Comprar&quot;;&quot;Vender&quot;))" office:value-type="string" office:string-value="Comprar" calcext:value-type="string">
            <text:p>Comprar</text:p>
          </table:table-cell>
          <table:table-cell table:formula="of:=IF(AND([.E466]=&quot;Vender&quot;;[.E467]=&quot;Comprar&quot;);&quot;VENTA&quot;;IF(AND([.E466]=&quot;Comprar&quot;;[.E467]=&quot;Vender&quot;);&quot;COMPRA&quot;;&quot;&quot;))">
            <text:p/>
          </table:table-cell>
          <table:table-cell/>
          <table:table-cell table:formula="of:=[.H466]" office:value-type="float" office:value="0" calcext:value-type="float">
            <text:p>0</text:p>
          </table:table-cell>
          <table:table-cell/>
          <table:table-cell table:formula="of:=[.J466]+[.I46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633" calcext:value-type="float">
            <text:p>1,633</text:p>
          </table:table-cell>
          <table:table-cell table:formula="of:=IF([.F467]&lt;&gt;&quot;&quot;;[.B415];IF([.E467]=&quot;Vender&quot;;IF([.B415]&gt;[.C467];[.B415];[.C467]);IF([.B415]&lt;[.C467];[.B415];[.C467])))" office:value-type="float" office:value="1.61" calcext:value-type="float">
            <text:p>1,61</text:p>
          </table:table-cell>
          <table:table-cell table:formula="of:=IF([.E467]=&quot;Comprar&quot;;([.B468]-[.C468])/[.C468];([.C468]-[.B468])/[.C468])" office:value-type="float" office:value="0.0142857142857144" calcext:value-type="float">
            <text:p>0,014285714285714</text:p>
          </table:table-cell>
          <table:table-cell table:formula="of:=IF([.E467]=&quot;Comprar&quot;;IF([.D468]&gt;[.D$3];&quot;Vender&quot;;&quot;Comprar&quot;);IF([.D468]&gt;[.C$3];&quot;Comprar&quot;;&quot;Vender&quot;))" office:value-type="string" office:string-value="Comprar" calcext:value-type="string">
            <text:p>Comprar</text:p>
          </table:table-cell>
          <table:table-cell table:formula="of:=IF(AND([.E467]=&quot;Vender&quot;;[.E468]=&quot;Comprar&quot;);&quot;VENTA&quot;;IF(AND([.E467]=&quot;Comprar&quot;;[.E468]=&quot;Vender&quot;);&quot;COMPRA&quot;;&quot;&quot;))">
            <text:p/>
          </table:table-cell>
          <table:table-cell/>
          <table:table-cell table:formula="of:=[.H467]" office:value-type="float" office:value="0" calcext:value-type="float">
            <text:p>0</text:p>
          </table:table-cell>
          <table:table-cell/>
          <table:table-cell table:formula="of:=[.J467]+[.I46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62" calcext:value-type="float">
            <text:p>1,62</text:p>
          </table:table-cell>
          <table:table-cell table:formula="of:=IF([.F468]&lt;&gt;&quot;&quot;;[.B416];IF([.E468]=&quot;Vender&quot;;IF([.B416]&gt;[.C468];[.B416];[.C468]);IF([.B416]&lt;[.C468];[.B416];[.C468])))" office:value-type="float" office:value="1.61" calcext:value-type="float">
            <text:p>1,61</text:p>
          </table:table-cell>
          <table:table-cell table:formula="of:=IF([.E468]=&quot;Comprar&quot;;([.B469]-[.C469])/[.C469];([.C469]-[.B469])/[.C469])" office:value-type="float" office:value="0.00621118012422375" calcext:value-type="float">
            <text:p>0,006211180124224</text:p>
          </table:table-cell>
          <table:table-cell table:formula="of:=IF([.E468]=&quot;Comprar&quot;;IF([.D469]&gt;[.D$3];&quot;Vender&quot;;&quot;Comprar&quot;);IF([.D469]&gt;[.C$3];&quot;Comprar&quot;;&quot;Vender&quot;))" office:value-type="string" office:string-value="Comprar" calcext:value-type="string">
            <text:p>Comprar</text:p>
          </table:table-cell>
          <table:table-cell table:formula="of:=IF(AND([.E468]=&quot;Vender&quot;;[.E469]=&quot;Comprar&quot;);&quot;VENTA&quot;;IF(AND([.E468]=&quot;Comprar&quot;;[.E469]=&quot;Vender&quot;);&quot;COMPRA&quot;;&quot;&quot;))">
            <text:p/>
          </table:table-cell>
          <table:table-cell/>
          <table:table-cell table:formula="of:=[.H468]" office:value-type="float" office:value="0" calcext:value-type="float">
            <text:p>0</text:p>
          </table:table-cell>
          <table:table-cell/>
          <table:table-cell table:formula="of:=[.J468]+[.I46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537" calcext:value-type="float">
            <text:p>1,537</text:p>
          </table:table-cell>
          <table:table-cell table:formula="of:=IF([.F469]&lt;&gt;&quot;&quot;;[.B417];IF([.E469]=&quot;Vender&quot;;IF([.B417]&gt;[.C469];[.B417];[.C469]);IF([.B417]&lt;[.C469];[.B417];[.C469])))" office:value-type="float" office:value="1.61" calcext:value-type="float">
            <text:p>1,61</text:p>
          </table:table-cell>
          <table:table-cell table:formula="of:=IF([.E469]=&quot;Comprar&quot;;([.B470]-[.C470])/[.C470];([.C470]-[.B470])/[.C470])" office:value-type="float" office:value="-0.0453416149068323" calcext:value-type="float">
            <text:p>-0,045341614906832</text:p>
          </table:table-cell>
          <table:table-cell table:formula="of:=IF([.E469]=&quot;Comprar&quot;;IF([.D470]&gt;[.D$3];&quot;Vender&quot;;&quot;Comprar&quot;);IF([.D470]&gt;[.C$3];&quot;Comprar&quot;;&quot;Vender&quot;))" office:value-type="string" office:string-value="Comprar" calcext:value-type="string">
            <text:p>Comprar</text:p>
          </table:table-cell>
          <table:table-cell table:formula="of:=IF(AND([.E469]=&quot;Vender&quot;;[.E470]=&quot;Comprar&quot;);&quot;VENTA&quot;;IF(AND([.E469]=&quot;Comprar&quot;;[.E470]=&quot;Vender&quot;);&quot;COMPRA&quot;;&quot;&quot;))">
            <text:p/>
          </table:table-cell>
          <table:table-cell/>
          <table:table-cell table:formula="of:=[.H469]" office:value-type="float" office:value="0" calcext:value-type="float">
            <text:p>0</text:p>
          </table:table-cell>
          <table:table-cell/>
          <table:table-cell table:formula="of:=[.J469]+[.I470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524" calcext:value-type="float">
            <text:p>1,524</text:p>
          </table:table-cell>
          <table:table-cell table:formula="of:=IF([.F470]&lt;&gt;&quot;&quot;;[.B418];IF([.E470]=&quot;Vender&quot;;IF([.B418]&gt;[.C470];[.B418];[.C470]);IF([.B418]&lt;[.C470];[.B418];[.C470])))" office:value-type="float" office:value="1.61" calcext:value-type="float">
            <text:p>1,61</text:p>
          </table:table-cell>
          <table:table-cell table:formula="of:=IF([.E470]=&quot;Comprar&quot;;([.B471]-[.C471])/[.C471];([.C471]-[.B471])/[.C471])" office:value-type="float" office:value="-0.0534161490683229" calcext:value-type="float">
            <text:p>-0,053416149068323</text:p>
          </table:table-cell>
          <table:table-cell table:formula="of:=IF([.E470]=&quot;Comprar&quot;;IF([.D471]&gt;[.D$3];&quot;Vender&quot;;&quot;Comprar&quot;);IF([.D471]&gt;[.C$3];&quot;Comprar&quot;;&quot;Vender&quot;))" office:value-type="string" office:string-value="Comprar" calcext:value-type="string">
            <text:p>Comprar</text:p>
          </table:table-cell>
          <table:table-cell table:formula="of:=IF(AND([.E470]=&quot;Vender&quot;;[.E471]=&quot;Comprar&quot;);&quot;VENTA&quot;;IF(AND([.E470]=&quot;Comprar&quot;;[.E471]=&quot;Vender&quot;);&quot;COMPRA&quot;;&quot;&quot;))">
            <text:p/>
          </table:table-cell>
          <table:table-cell/>
          <table:table-cell table:formula="of:=[.H470]" office:value-type="float" office:value="0" calcext:value-type="float">
            <text:p>0</text:p>
          </table:table-cell>
          <table:table-cell/>
          <table:table-cell table:formula="of:=[.J470]+[.I471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8" calcext:value-type="float">
            <text:p>1,48</text:p>
          </table:table-cell>
          <table:table-cell table:formula="of:=IF([.F471]&lt;&gt;&quot;&quot;;[.B419];IF([.E471]=&quot;Vender&quot;;IF([.B419]&gt;[.C471];[.B419];[.C471]);IF([.B419]&lt;[.C471];[.B419];[.C471])))" office:value-type="float" office:value="1.61" calcext:value-type="float">
            <text:p>1,61</text:p>
          </table:table-cell>
          <table:table-cell table:formula="of:=IF([.E471]=&quot;Comprar&quot;;([.B472]-[.C472])/[.C472];([.C472]-[.B472])/[.C472])" office:value-type="float" office:value="-0.0807453416149068" calcext:value-type="float">
            <text:p>-0,080745341614907</text:p>
          </table:table-cell>
          <table:table-cell table:formula="of:=IF([.E471]=&quot;Comprar&quot;;IF([.D472]&gt;[.D$3];&quot;Vender&quot;;&quot;Comprar&quot;);IF([.D472]&gt;[.C$3];&quot;Comprar&quot;;&quot;Vender&quot;))" office:value-type="string" office:string-value="Comprar" calcext:value-type="string">
            <text:p>Comprar</text:p>
          </table:table-cell>
          <table:table-cell table:formula="of:=IF(AND([.E471]=&quot;Vender&quot;;[.E472]=&quot;Comprar&quot;);&quot;VENTA&quot;;IF(AND([.E471]=&quot;Comprar&quot;;[.E472]=&quot;Vender&quot;);&quot;COMPRA&quot;;&quot;&quot;))">
            <text:p/>
          </table:table-cell>
          <table:table-cell/>
          <table:table-cell table:formula="of:=[.H471]" office:value-type="float" office:value="0" calcext:value-type="float">
            <text:p>0</text:p>
          </table:table-cell>
          <table:table-cell/>
          <table:table-cell table:formula="of:=[.J471]+[.I472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89" calcext:value-type="float">
            <text:p>1,489</text:p>
          </table:table-cell>
          <table:table-cell table:formula="of:=IF([.F472]&lt;&gt;&quot;&quot;;[.B420];IF([.E472]=&quot;Vender&quot;;IF([.B420]&gt;[.C472];[.B420];[.C472]);IF([.B420]&lt;[.C472];[.B420];[.C472])))" office:value-type="float" office:value="1.61" calcext:value-type="float">
            <text:p>1,61</text:p>
          </table:table-cell>
          <table:table-cell table:formula="of:=IF([.E472]=&quot;Comprar&quot;;([.B473]-[.C473])/[.C473];([.C473]-[.B473])/[.C473])" office:value-type="float" office:value="-0.0751552795031055" calcext:value-type="float">
            <text:p>-0,075155279503106</text:p>
          </table:table-cell>
          <table:table-cell table:formula="of:=IF([.E472]=&quot;Comprar&quot;;IF([.D473]&gt;[.D$3];&quot;Vender&quot;;&quot;Comprar&quot;);IF([.D473]&gt;[.C$3];&quot;Comprar&quot;;&quot;Vender&quot;))" office:value-type="string" office:string-value="Comprar" calcext:value-type="string">
            <text:p>Comprar</text:p>
          </table:table-cell>
          <table:table-cell table:formula="of:=IF(AND([.E472]=&quot;Vender&quot;;[.E473]=&quot;Comprar&quot;);&quot;VENTA&quot;;IF(AND([.E472]=&quot;Comprar&quot;;[.E473]=&quot;Vender&quot;);&quot;COMPRA&quot;;&quot;&quot;))">
            <text:p/>
          </table:table-cell>
          <table:table-cell/>
          <table:table-cell table:formula="of:=[.H472]" office:value-type="float" office:value="0" calcext:value-type="float">
            <text:p>0</text:p>
          </table:table-cell>
          <table:table-cell/>
          <table:table-cell table:formula="of:=[.J472]+[.I473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82" calcext:value-type="float">
            <text:p>1,482</text:p>
          </table:table-cell>
          <table:table-cell table:formula="of:=IF([.F473]&lt;&gt;&quot;&quot;;[.B421];IF([.E473]=&quot;Vender&quot;;IF([.B421]&gt;[.C473];[.B421];[.C473]);IF([.B421]&lt;[.C473];[.B421];[.C473])))" office:value-type="float" office:value="1.61" calcext:value-type="float">
            <text:p>1,61</text:p>
          </table:table-cell>
          <table:table-cell table:formula="of:=IF([.E473]=&quot;Comprar&quot;;([.B474]-[.C474])/[.C474];([.C474]-[.B474])/[.C474])" office:value-type="float" office:value="-0.079503105590062" calcext:value-type="float">
            <text:p>-0,079503105590062</text:p>
          </table:table-cell>
          <table:table-cell table:formula="of:=IF([.E473]=&quot;Comprar&quot;;IF([.D474]&gt;[.D$3];&quot;Vender&quot;;&quot;Comprar&quot;);IF([.D474]&gt;[.C$3];&quot;Comprar&quot;;&quot;Vender&quot;))" office:value-type="string" office:string-value="Comprar" calcext:value-type="string">
            <text:p>Comprar</text:p>
          </table:table-cell>
          <table:table-cell table:formula="of:=IF(AND([.E473]=&quot;Vender&quot;;[.E474]=&quot;Comprar&quot;);&quot;VENTA&quot;;IF(AND([.E473]=&quot;Comprar&quot;;[.E474]=&quot;Vender&quot;);&quot;COMPRA&quot;;&quot;&quot;))">
            <text:p/>
          </table:table-cell>
          <table:table-cell/>
          <table:table-cell table:formula="of:=[.H473]" office:value-type="float" office:value="0" calcext:value-type="float">
            <text:p>0</text:p>
          </table:table-cell>
          <table:table-cell/>
          <table:table-cell table:formula="of:=[.J473]+[.I474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514" calcext:value-type="float">
            <text:p>1,514</text:p>
          </table:table-cell>
          <table:table-cell table:formula="of:=IF([.F474]&lt;&gt;&quot;&quot;;[.B422];IF([.E474]=&quot;Vender&quot;;IF([.B422]&gt;[.C474];[.B422];[.C474]);IF([.B422]&lt;[.C474];[.B422];[.C474])))" office:value-type="float" office:value="1.61" calcext:value-type="float">
            <text:p>1,61</text:p>
          </table:table-cell>
          <table:table-cell table:formula="of:=IF([.E474]=&quot;Comprar&quot;;([.B475]-[.C475])/[.C475];([.C475]-[.B475])/[.C475])" office:value-type="float" office:value="-0.0596273291925465" calcext:value-type="float">
            <text:p>-0,059627329192547</text:p>
          </table:table-cell>
          <table:table-cell table:formula="of:=IF([.E474]=&quot;Comprar&quot;;IF([.D475]&gt;[.D$3];&quot;Vender&quot;;&quot;Comprar&quot;);IF([.D475]&gt;[.C$3];&quot;Comprar&quot;;&quot;Vender&quot;))" office:value-type="string" office:string-value="Comprar" calcext:value-type="string">
            <text:p>Comprar</text:p>
          </table:table-cell>
          <table:table-cell table:formula="of:=IF(AND([.E474]=&quot;Vender&quot;;[.E475]=&quot;Comprar&quot;);&quot;VENTA&quot;;IF(AND([.E474]=&quot;Comprar&quot;;[.E475]=&quot;Vender&quot;);&quot;COMPRA&quot;;&quot;&quot;))">
            <text:p/>
          </table:table-cell>
          <table:table-cell/>
          <table:table-cell table:formula="of:=[.H474]" office:value-type="float" office:value="0" calcext:value-type="float">
            <text:p>0</text:p>
          </table:table-cell>
          <table:table-cell/>
          <table:table-cell table:formula="of:=[.J474]+[.I475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564" calcext:value-type="float">
            <text:p>1,564</text:p>
          </table:table-cell>
          <table:table-cell table:formula="of:=IF([.F475]&lt;&gt;&quot;&quot;;[.B423];IF([.E475]=&quot;Vender&quot;;IF([.B423]&gt;[.C475];[.B423];[.C475]);IF([.B423]&lt;[.C475];[.B423];[.C475])))" office:value-type="float" office:value="1.61" calcext:value-type="float">
            <text:p>1,61</text:p>
          </table:table-cell>
          <table:table-cell table:formula="of:=IF([.E475]=&quot;Comprar&quot;;([.B476]-[.C476])/[.C476];([.C476]-[.B476])/[.C476])" office:value-type="float" office:value="-0.0285714285714285" calcext:value-type="float">
            <text:p>-0,028571428571429</text:p>
          </table:table-cell>
          <table:table-cell table:formula="of:=IF([.E475]=&quot;Comprar&quot;;IF([.D476]&gt;[.D$3];&quot;Vender&quot;;&quot;Comprar&quot;);IF([.D476]&gt;[.C$3];&quot;Comprar&quot;;&quot;Vender&quot;))" office:value-type="string" office:string-value="Comprar" calcext:value-type="string">
            <text:p>Comprar</text:p>
          </table:table-cell>
          <table:table-cell table:formula="of:=IF(AND([.E475]=&quot;Vender&quot;;[.E476]=&quot;Comprar&quot;);&quot;VENTA&quot;;IF(AND([.E475]=&quot;Comprar&quot;;[.E476]=&quot;Vender&quot;);&quot;COMPRA&quot;;&quot;&quot;))">
            <text:p/>
          </table:table-cell>
          <table:table-cell/>
          <table:table-cell table:formula="of:=[.H475]" office:value-type="float" office:value="0" calcext:value-type="float">
            <text:p>0</text:p>
          </table:table-cell>
          <table:table-cell/>
          <table:table-cell table:formula="of:=[.J475]+[.I476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562" calcext:value-type="float">
            <text:p>1,562</text:p>
          </table:table-cell>
          <table:table-cell table:formula="of:=IF([.F476]&lt;&gt;&quot;&quot;;[.B424];IF([.E476]=&quot;Vender&quot;;IF([.B424]&gt;[.C476];[.B424];[.C476]);IF([.B424]&lt;[.C476];[.B424];[.C476])))" office:value-type="float" office:value="1.61" calcext:value-type="float">
            <text:p>1,61</text:p>
          </table:table-cell>
          <table:table-cell table:formula="of:=IF([.E476]=&quot;Comprar&quot;;([.B477]-[.C477])/[.C477];([.C477]-[.B477])/[.C477])" office:value-type="float" office:value="-0.0298136645962732" calcext:value-type="float">
            <text:p>-0,029813664596273</text:p>
          </table:table-cell>
          <table:table-cell table:formula="of:=IF([.E476]=&quot;Comprar&quot;;IF([.D477]&gt;[.D$3];&quot;Vender&quot;;&quot;Comprar&quot;);IF([.D477]&gt;[.C$3];&quot;Comprar&quot;;&quot;Vender&quot;))" office:value-type="string" office:string-value="Comprar" calcext:value-type="string">
            <text:p>Comprar</text:p>
          </table:table-cell>
          <table:table-cell table:formula="of:=IF(AND([.E476]=&quot;Vender&quot;;[.E477]=&quot;Comprar&quot;);&quot;VENTA&quot;;IF(AND([.E476]=&quot;Comprar&quot;;[.E477]=&quot;Vender&quot;);&quot;COMPRA&quot;;&quot;&quot;))">
            <text:p/>
          </table:table-cell>
          <table:table-cell/>
          <table:table-cell table:formula="of:=[.H476]" office:value-type="float" office:value="0" calcext:value-type="float">
            <text:p>0</text:p>
          </table:table-cell>
          <table:table-cell/>
          <table:table-cell table:formula="of:=[.J476]+[.I477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565" calcext:value-type="float">
            <text:p>1,565</text:p>
          </table:table-cell>
          <table:table-cell table:formula="of:=IF([.F477]&lt;&gt;&quot;&quot;;[.B425];IF([.E477]=&quot;Vender&quot;;IF([.B425]&gt;[.C477];[.B425];[.C477]);IF([.B425]&lt;[.C477];[.B425];[.C477])))" office:value-type="float" office:value="1.61" calcext:value-type="float">
            <text:p>1,61</text:p>
          </table:table-cell>
          <table:table-cell table:formula="of:=IF([.E477]=&quot;Comprar&quot;;([.B478]-[.C478])/[.C478];([.C478]-[.B478])/[.C478])" office:value-type="float" office:value="-0.0279503105590062" calcext:value-type="float">
            <text:p>-0,027950310559006</text:p>
          </table:table-cell>
          <table:table-cell table:formula="of:=IF([.E477]=&quot;Comprar&quot;;IF([.D478]&gt;[.D$3];&quot;Vender&quot;;&quot;Comprar&quot;);IF([.D478]&gt;[.C$3];&quot;Comprar&quot;;&quot;Vender&quot;))" office:value-type="string" office:string-value="Comprar" calcext:value-type="string">
            <text:p>Comprar</text:p>
          </table:table-cell>
          <table:table-cell table:formula="of:=IF(AND([.E477]=&quot;Vender&quot;;[.E478]=&quot;Comprar&quot;);&quot;VENTA&quot;;IF(AND([.E477]=&quot;Comprar&quot;;[.E478]=&quot;Vender&quot;);&quot;COMPRA&quot;;&quot;&quot;))">
            <text:p/>
          </table:table-cell>
          <table:table-cell/>
          <table:table-cell table:formula="of:=[.H477]" office:value-type="float" office:value="0" calcext:value-type="float">
            <text:p>0</text:p>
          </table:table-cell>
          <table:table-cell/>
          <table:table-cell table:formula="of:=[.J477]+[.I478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516" calcext:value-type="float">
            <text:p>1,516</text:p>
          </table:table-cell>
          <table:table-cell table:formula="of:=IF([.F478]&lt;&gt;&quot;&quot;;[.B426];IF([.E478]=&quot;Vender&quot;;IF([.B426]&gt;[.C478];[.B426];[.C478]);IF([.B426]&lt;[.C478];[.B426];[.C478])))" office:value-type="float" office:value="1.61" calcext:value-type="float">
            <text:p>1,61</text:p>
          </table:table-cell>
          <table:table-cell table:formula="of:=IF([.E478]=&quot;Comprar&quot;;([.B479]-[.C479])/[.C479];([.C479]-[.B479])/[.C479])" office:value-type="float" office:value="-0.0583850931677018" calcext:value-type="float">
            <text:p>-0,058385093167702</text:p>
          </table:table-cell>
          <table:table-cell table:formula="of:=IF([.E478]=&quot;Comprar&quot;;IF([.D479]&gt;[.D$3];&quot;Vender&quot;;&quot;Comprar&quot;);IF([.D479]&gt;[.C$3];&quot;Comprar&quot;;&quot;Vender&quot;))" office:value-type="string" office:string-value="Comprar" calcext:value-type="string">
            <text:p>Comprar</text:p>
          </table:table-cell>
          <table:table-cell table:formula="of:=IF(AND([.E478]=&quot;Vender&quot;;[.E479]=&quot;Comprar&quot;);&quot;VENTA&quot;;IF(AND([.E478]=&quot;Comprar&quot;;[.E479]=&quot;Vender&quot;);&quot;COMPRA&quot;;&quot;&quot;))">
            <text:p/>
          </table:table-cell>
          <table:table-cell/>
          <table:table-cell table:formula="of:=[.H478]" office:value-type="float" office:value="0" calcext:value-type="float">
            <text:p>0</text:p>
          </table:table-cell>
          <table:table-cell/>
          <table:table-cell table:formula="of:=[.J478]+[.I479]" office:value-type="float" office:value="3701.07" calcext:value-type="float">
            <text:p>3701,0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709" calcext:value-type="float">
            <text:p>1,709</text:p>
          </table:table-cell>
          <table:table-cell table:formula="of:=IF([.F479]&lt;&gt;&quot;&quot;;[.B427];IF([.E479]=&quot;Vender&quot;;IF([.B427]&gt;[.C479];[.B427];[.C479]);IF([.B427]&lt;[.C479];[.B427];[.C479])))" office:value-type="float" office:value="1.61" calcext:value-type="float">
            <text:p>1,61</text:p>
          </table:table-cell>
          <table:table-cell table:formula="of:=IF([.E479]=&quot;Comprar&quot;;([.B480]-[.C480])/[.C480];([.C480]-[.B480])/[.C480])" office:value-type="float" office:value="0.0614906832298138" calcext:value-type="float">
            <text:p>0,061490683229814</text:p>
          </table:table-cell>
          <table:table-cell table:formula="of:=IF([.E479]=&quot;Comprar&quot;;IF([.D480]&gt;[.D$3];&quot;Vender&quot;;&quot;Comprar&quot;);IF([.D480]&gt;[.C$3];&quot;Comprar&quot;;&quot;Vender&quot;))" office:value-type="string" office:string-value="Vender" calcext:value-type="string">
            <text:p>Vender</text:p>
          </table:table-cell>
          <table:table-cell table:formula="of:=IF(AND([.E479]=&quot;Vender&quot;;[.E480]=&quot;Comprar&quot;);&quot;VENTA&quot;;IF(AND([.E479]=&quot;Comprar&quot;;[.E480]=&quot;Vender&quot;);&quot;COMPRA&quot;;&quot;&quot;))" office:value-type="string" office:string-value="COMPRA" calcext:value-type="string">
            <text:p>COMPRA</text:p>
          </table:table-cell>
          <table:table-cell table:formula="of:=INT(15000/[.B480])" office:value-type="float" office:value="8777" calcext:value-type="float">
            <text:p>8777</text:p>
          </table:table-cell>
          <table:table-cell table:formula="of:=[.G480]" office:value-type="float" office:value="8777" calcext:value-type="float">
            <text:p>8777</text:p>
          </table:table-cell>
          <table:table-cell table:formula="of:=-[.G480]*[.B480]" office:value-type="float" office:value="-14999.893" calcext:value-type="float">
            <text:p>-14999,893</text:p>
          </table:table-cell>
          <table:table-cell table:formula="of:=[.J479]+[.I480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621" calcext:value-type="float">
            <text:p>1,621</text:p>
          </table:table-cell>
          <table:table-cell table:formula="of:=IF([.F480]&lt;&gt;&quot;&quot;;[.B428];IF([.E480]=&quot;Vender&quot;;IF([.B428]&gt;[.C480];[.B428];[.C480]);IF([.B428]&lt;[.C480];[.B428];[.C480])))" office:value-type="float" office:value="1.626" calcext:value-type="float">
            <text:p>1,626</text:p>
          </table:table-cell>
          <table:table-cell table:formula="of:=IF([.E480]=&quot;Comprar&quot;;([.B481]-[.C481])/[.C481];([.C481]-[.B481])/[.C481])" office:value-type="float" office:value="0.00307503075030744" calcext:value-type="float">
            <text:p>0,003075030750307</text:p>
          </table:table-cell>
          <table:table-cell table:formula="of:=IF([.E480]=&quot;Comprar&quot;;IF([.D481]&gt;[.D$3];&quot;Vender&quot;;&quot;Comprar&quot;);IF([.D481]&gt;[.C$3];&quot;Comprar&quot;;&quot;Vender&quot;))" office:value-type="string" office:string-value="Vender" calcext:value-type="string">
            <text:p>Vender</text:p>
          </table:table-cell>
          <table:table-cell table:formula="of:=IF(AND([.E480]=&quot;Vender&quot;;[.E481]=&quot;Comprar&quot;);&quot;VENTA&quot;;IF(AND([.E480]=&quot;Comprar&quot;;[.E481]=&quot;Vender&quot;);&quot;COMPRA&quot;;&quot;&quot;))">
            <text:p/>
          </table:table-cell>
          <table:table-cell/>
          <table:table-cell table:formula="of:=[.H480]" office:value-type="float" office:value="8777" calcext:value-type="float">
            <text:p>8777</text:p>
          </table:table-cell>
          <table:table-cell/>
          <table:table-cell table:formula="of:=[.J480]+[.I481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617" calcext:value-type="float">
            <text:p>1,617</text:p>
          </table:table-cell>
          <table:table-cell table:formula="of:=IF([.F481]&lt;&gt;&quot;&quot;;[.B429];IF([.E481]=&quot;Vender&quot;;IF([.B429]&gt;[.C481];[.B429];[.C481]);IF([.B429]&lt;[.C481];[.B429];[.C481])))" office:value-type="float" office:value="1.626" calcext:value-type="float">
            <text:p>1,626</text:p>
          </table:table-cell>
          <table:table-cell table:formula="of:=IF([.E481]=&quot;Comprar&quot;;([.B482]-[.C482])/[.C482];([.C482]-[.B482])/[.C482])" office:value-type="float" office:value="0.00553505535055344" calcext:value-type="float">
            <text:p>0,005535055350553</text:p>
          </table:table-cell>
          <table:table-cell table:formula="of:=IF([.E481]=&quot;Comprar&quot;;IF([.D482]&gt;[.D$3];&quot;Vender&quot;;&quot;Comprar&quot;);IF([.D482]&gt;[.C$3];&quot;Comprar&quot;;&quot;Vender&quot;))" office:value-type="string" office:string-value="Vender" calcext:value-type="string">
            <text:p>Vender</text:p>
          </table:table-cell>
          <table:table-cell table:formula="of:=IF(AND([.E481]=&quot;Vender&quot;;[.E482]=&quot;Comprar&quot;);&quot;VENTA&quot;;IF(AND([.E481]=&quot;Comprar&quot;;[.E482]=&quot;Vender&quot;);&quot;COMPRA&quot;;&quot;&quot;))">
            <text:p/>
          </table:table-cell>
          <table:table-cell/>
          <table:table-cell table:formula="of:=[.H481]" office:value-type="float" office:value="8777" calcext:value-type="float">
            <text:p>8777</text:p>
          </table:table-cell>
          <table:table-cell/>
          <table:table-cell table:formula="of:=[.J481]+[.I482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571" calcext:value-type="float">
            <text:p>1,571</text:p>
          </table:table-cell>
          <table:table-cell table:formula="of:=IF([.F482]&lt;&gt;&quot;&quot;;[.B430];IF([.E482]=&quot;Vender&quot;;IF([.B430]&gt;[.C482];[.B430];[.C482]);IF([.B430]&lt;[.C482];[.B430];[.C482])))" office:value-type="float" office:value="1.635" calcext:value-type="float">
            <text:p>1,635</text:p>
          </table:table-cell>
          <table:table-cell table:formula="of:=IF([.E482]=&quot;Comprar&quot;;([.B483]-[.C483])/[.C483];([.C483]-[.B483])/[.C483])" office:value-type="float" office:value="0.0391437308868501" calcext:value-type="float">
            <text:p>0,03914373088685</text:p>
          </table:table-cell>
          <table:table-cell table:formula="of:=IF([.E482]=&quot;Comprar&quot;;IF([.D483]&gt;[.D$3];&quot;Vender&quot;;&quot;Comprar&quot;);IF([.D483]&gt;[.C$3];&quot;Comprar&quot;;&quot;Vender&quot;))" office:value-type="string" office:string-value="Vender" calcext:value-type="string">
            <text:p>Vender</text:p>
          </table:table-cell>
          <table:table-cell table:formula="of:=IF(AND([.E482]=&quot;Vender&quot;;[.E483]=&quot;Comprar&quot;);&quot;VENTA&quot;;IF(AND([.E482]=&quot;Comprar&quot;;[.E483]=&quot;Vender&quot;);&quot;COMPRA&quot;;&quot;&quot;))">
            <text:p/>
          </table:table-cell>
          <table:table-cell/>
          <table:table-cell table:formula="of:=[.H482]" office:value-type="float" office:value="8777" calcext:value-type="float">
            <text:p>8777</text:p>
          </table:table-cell>
          <table:table-cell/>
          <table:table-cell table:formula="of:=[.J482]+[.I483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644" calcext:value-type="float">
            <text:p>1,644</text:p>
          </table:table-cell>
          <table:table-cell table:formula="of:=IF([.F483]&lt;&gt;&quot;&quot;;[.B431];IF([.E483]=&quot;Vender&quot;;IF([.B431]&gt;[.C483];[.B431];[.C483]);IF([.B431]&lt;[.C483];[.B431];[.C483])))" office:value-type="float" office:value="1.635" calcext:value-type="float">
            <text:p>1,635</text:p>
          </table:table-cell>
          <table:table-cell table:formula="of:=IF([.E483]=&quot;Comprar&quot;;([.B484]-[.C484])/[.C484];([.C484]-[.B484])/[.C484])" office:value-type="float" office:value="-0.00550458715596338" calcext:value-type="float">
            <text:p>-0,005504587155963</text:p>
          </table:table-cell>
          <table:table-cell table:formula="of:=IF([.E483]=&quot;Comprar&quot;;IF([.D484]&gt;[.D$3];&quot;Vender&quot;;&quot;Comprar&quot;);IF([.D484]&gt;[.C$3];&quot;Comprar&quot;;&quot;Vender&quot;))" office:value-type="string" office:string-value="Vender" calcext:value-type="string">
            <text:p>Vender</text:p>
          </table:table-cell>
          <table:table-cell table:formula="of:=IF(AND([.E483]=&quot;Vender&quot;;[.E484]=&quot;Comprar&quot;);&quot;VENTA&quot;;IF(AND([.E483]=&quot;Comprar&quot;;[.E484]=&quot;Vender&quot;);&quot;COMPRA&quot;;&quot;&quot;))">
            <text:p/>
          </table:table-cell>
          <table:table-cell/>
          <table:table-cell table:formula="of:=[.H483]" office:value-type="float" office:value="8777" calcext:value-type="float">
            <text:p>8777</text:p>
          </table:table-cell>
          <table:table-cell/>
          <table:table-cell table:formula="of:=[.J483]+[.I484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598" calcext:value-type="float">
            <text:p>1,598</text:p>
          </table:table-cell>
          <table:table-cell table:formula="of:=IF([.F484]&lt;&gt;&quot;&quot;;[.B432];IF([.E484]=&quot;Vender&quot;;IF([.B432]&gt;[.C484];[.B432];[.C484]);IF([.B432]&lt;[.C484];[.B432];[.C484])))" office:value-type="float" office:value="1.661" calcext:value-type="float">
            <text:p>1,661</text:p>
          </table:table-cell>
          <table:table-cell table:formula="of:=IF([.E484]=&quot;Comprar&quot;;([.B485]-[.C485])/[.C485];([.C485]-[.B485])/[.C485])" office:value-type="float" office:value="0.0379289584587599" calcext:value-type="float">
            <text:p>0,03792895845876</text:p>
          </table:table-cell>
          <table:table-cell table:formula="of:=IF([.E484]=&quot;Comprar&quot;;IF([.D485]&gt;[.D$3];&quot;Vender&quot;;&quot;Comprar&quot;);IF([.D485]&gt;[.C$3];&quot;Comprar&quot;;&quot;Vender&quot;))" office:value-type="string" office:string-value="Vender" calcext:value-type="string">
            <text:p>Vender</text:p>
          </table:table-cell>
          <table:table-cell table:formula="of:=IF(AND([.E484]=&quot;Vender&quot;;[.E485]=&quot;Comprar&quot;);&quot;VENTA&quot;;IF(AND([.E484]=&quot;Comprar&quot;;[.E485]=&quot;Vender&quot;);&quot;COMPRA&quot;;&quot;&quot;))">
            <text:p/>
          </table:table-cell>
          <table:table-cell/>
          <table:table-cell table:formula="of:=[.H484]" office:value-type="float" office:value="8777" calcext:value-type="float">
            <text:p>8777</text:p>
          </table:table-cell>
          <table:table-cell/>
          <table:table-cell table:formula="of:=[.J484]+[.I485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6" calcext:value-type="float">
            <text:p>1,6</text:p>
          </table:table-cell>
          <table:table-cell table:formula="of:=IF([.F485]&lt;&gt;&quot;&quot;;[.B433];IF([.E485]=&quot;Vender&quot;;IF([.B433]&gt;[.C485];[.B433];[.C485]);IF([.B433]&lt;[.C485];[.B433];[.C485])))" office:value-type="float" office:value="1.661" calcext:value-type="float">
            <text:p>1,661</text:p>
          </table:table-cell>
          <table:table-cell table:formula="of:=IF([.E485]=&quot;Comprar&quot;;([.B486]-[.C486])/[.C486];([.C486]-[.B486])/[.C486])" office:value-type="float" office:value="0.036724864539434" calcext:value-type="float">
            <text:p>0,036724864539434</text:p>
          </table:table-cell>
          <table:table-cell table:formula="of:=IF([.E485]=&quot;Comprar&quot;;IF([.D486]&gt;[.D$3];&quot;Vender&quot;;&quot;Comprar&quot;);IF([.D486]&gt;[.C$3];&quot;Comprar&quot;;&quot;Vender&quot;))" office:value-type="string" office:string-value="Vender" calcext:value-type="string">
            <text:p>Vender</text:p>
          </table:table-cell>
          <table:table-cell table:formula="of:=IF(AND([.E485]=&quot;Vender&quot;;[.E486]=&quot;Comprar&quot;);&quot;VENTA&quot;;IF(AND([.E485]=&quot;Comprar&quot;;[.E486]=&quot;Vender&quot;);&quot;COMPRA&quot;;&quot;&quot;))">
            <text:p/>
          </table:table-cell>
          <table:table-cell/>
          <table:table-cell table:formula="of:=[.H485]" office:value-type="float" office:value="8777" calcext:value-type="float">
            <text:p>8777</text:p>
          </table:table-cell>
          <table:table-cell/>
          <table:table-cell table:formula="of:=[.J485]+[.I486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581" calcext:value-type="float">
            <text:p>1,581</text:p>
          </table:table-cell>
          <table:table-cell table:formula="of:=IF([.F486]&lt;&gt;&quot;&quot;;[.B434];IF([.E486]=&quot;Vender&quot;;IF([.B434]&gt;[.C486];[.B434];[.C486]);IF([.B434]&lt;[.C486];[.B434];[.C486])))" office:value-type="float" office:value="1.673" calcext:value-type="float">
            <text:p>1,673</text:p>
          </table:table-cell>
          <table:table-cell table:formula="of:=IF([.E486]=&quot;Comprar&quot;;([.B487]-[.C487])/[.C487];([.C487]-[.B487])/[.C487])" office:value-type="float" office:value="0.054991034070532" calcext:value-type="float">
            <text:p>0,054991034070532</text:p>
          </table:table-cell>
          <table:table-cell table:formula="of:=IF([.E486]=&quot;Comprar&quot;;IF([.D487]&gt;[.D$3];&quot;Vender&quot;;&quot;Comprar&quot;);IF([.D487]&gt;[.C$3];&quot;Comprar&quot;;&quot;Vender&quot;))" office:value-type="string" office:string-value="Vender" calcext:value-type="string">
            <text:p>Vender</text:p>
          </table:table-cell>
          <table:table-cell table:formula="of:=IF(AND([.E486]=&quot;Vender&quot;;[.E487]=&quot;Comprar&quot;);&quot;VENTA&quot;;IF(AND([.E486]=&quot;Comprar&quot;;[.E487]=&quot;Vender&quot;);&quot;COMPRA&quot;;&quot;&quot;))">
            <text:p/>
          </table:table-cell>
          <table:table-cell/>
          <table:table-cell table:formula="of:=[.H486]" office:value-type="float" office:value="8777" calcext:value-type="float">
            <text:p>8777</text:p>
          </table:table-cell>
          <table:table-cell/>
          <table:table-cell table:formula="of:=[.J486]+[.I487]" office:value-type="float" office:value="-11298.823" calcext:value-type="float">
            <text:p>-11298,82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565" calcext:value-type="float">
            <text:p>1,565</text:p>
          </table:table-cell>
          <table:table-cell table:formula="of:=IF([.F487]&lt;&gt;&quot;&quot;;[.B435];IF([.E487]=&quot;Vender&quot;;IF([.B435]&gt;[.C487];[.B435];[.C487]);IF([.B435]&lt;[.C487];[.B435];[.C487])))" office:value-type="float" office:value="1.673" calcext:value-type="float">
            <text:p>1,673</text:p>
          </table:table-cell>
          <table:table-cell table:formula="of:=IF([.E487]=&quot;Comprar&quot;;([.B488]-[.C488])/[.C488];([.C488]-[.B488])/[.C488])" office:value-type="float" office:value="0.064554692169755" calcext:value-type="float">
            <text:p>0,064554692169755</text:p>
          </table:table-cell>
          <table:table-cell table:formula="of:=IF([.E487]=&quot;Comprar&quot;;IF([.D488]&gt;[.D$3];&quot;Vender&quot;;&quot;Comprar&quot;);IF([.D488]&gt;[.C$3];&quot;Comprar&quot;;&quot;Vender&quot;))" office:value-type="string" office:string-value="Comprar" calcext:value-type="string">
            <text:p>Comprar</text:p>
          </table:table-cell>
          <table:table-cell table:formula="of:=IF(AND([.E487]=&quot;Vender&quot;;[.E488]=&quot;Comprar&quot;);&quot;VENTA&quot;;IF(AND([.E487]=&quot;Comprar&quot;;[.E488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487]" office:value-type="float" office:value="8777" calcext:value-type="float">
            <text:p>8777</text:p>
          </table:table-cell>
          <table:table-cell table:formula="of:=[.H488]*[.B488]" office:value-type="float" office:value="13736.005" calcext:value-type="float">
            <text:p>13736,005</text:p>
          </table:table-cell>
          <table:table-cell table:formula="of:=[.J487]+[.I488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55" calcext:value-type="float">
            <text:p>1,55</text:p>
          </table:table-cell>
          <table:table-cell table:formula="of:=IF([.F488]&lt;&gt;&quot;&quot;;[.B436];IF([.E488]=&quot;Vender&quot;;IF([.B436]&gt;[.C488];[.B436];[.C488]);IF([.B436]&lt;[.C488];[.B436];[.C488])))" office:value-type="float" office:value="1.668" calcext:value-type="float">
            <text:p>1,668</text:p>
          </table:table-cell>
          <table:table-cell table:formula="of:=IF([.E488]=&quot;Comprar&quot;;([.B489]-[.C489])/[.C489];([.C489]-[.B489])/[.C489])" office:value-type="float" office:value="-0.0707434052757794" calcext:value-type="float">
            <text:p>-0,07074340527578</text:p>
          </table:table-cell>
          <table:table-cell table:formula="of:=IF([.E488]=&quot;Comprar&quot;;IF([.D489]&gt;[.D$3];&quot;Vender&quot;;&quot;Comprar&quot;);IF([.D489]&gt;[.C$3];&quot;Comprar&quot;;&quot;Vender&quot;))" office:value-type="string" office:string-value="Comprar" calcext:value-type="string">
            <text:p>Comprar</text:p>
          </table:table-cell>
          <table:table-cell table:formula="of:=IF(AND([.E488]=&quot;Vender&quot;;[.E489]=&quot;Comprar&quot;);&quot;VENTA&quot;;IF(AND([.E488]=&quot;Comprar&quot;;[.E489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488]+[.I489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595" calcext:value-type="float">
            <text:p>1,595</text:p>
          </table:table-cell>
          <table:table-cell table:formula="of:=IF([.F489]&lt;&gt;&quot;&quot;;[.B437];IF([.E489]=&quot;Vender&quot;;IF([.B437]&gt;[.C489];[.B437];[.C489]);IF([.B437]&lt;[.C489];[.B437];[.C489])))" office:value-type="float" office:value="1.668" calcext:value-type="float">
            <text:p>1,668</text:p>
          </table:table-cell>
          <table:table-cell table:formula="of:=IF([.E489]=&quot;Comprar&quot;;([.B490]-[.C490])/[.C490];([.C490]-[.B490])/[.C490])" office:value-type="float" office:value="-0.0437649880095924" calcext:value-type="float">
            <text:p>-0,043764988009593</text:p>
          </table:table-cell>
          <table:table-cell table:formula="of:=IF([.E489]=&quot;Comprar&quot;;IF([.D490]&gt;[.D$3];&quot;Vender&quot;;&quot;Comprar&quot;);IF([.D490]&gt;[.C$3];&quot;Comprar&quot;;&quot;Vender&quot;))" office:value-type="string" office:string-value="Comprar" calcext:value-type="string">
            <text:p>Comprar</text:p>
          </table:table-cell>
          <table:table-cell table:formula="of:=IF(AND([.E489]=&quot;Vender&quot;;[.E490]=&quot;Comprar&quot;);&quot;VENTA&quot;;IF(AND([.E489]=&quot;Comprar&quot;;[.E490]=&quot;Vender&quot;);&quot;COMPRA&quot;;&quot;&quot;))">
            <text:p/>
          </table:table-cell>
          <table:table-cell/>
          <table:table-cell table:formula="of:=[.H489]" office:value-type="float" office:value="0" calcext:value-type="float">
            <text:p>0</text:p>
          </table:table-cell>
          <table:table-cell/>
          <table:table-cell table:formula="of:=[.J489]+[.I490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589" calcext:value-type="float">
            <text:p>1,589</text:p>
          </table:table-cell>
          <table:table-cell table:formula="of:=IF([.F490]&lt;&gt;&quot;&quot;;[.B438];IF([.E490]=&quot;Vender&quot;;IF([.B438]&gt;[.C490];[.B438];[.C490]);IF([.B438]&lt;[.C490];[.B438];[.C490])))" office:value-type="float" office:value="1.665" calcext:value-type="float">
            <text:p>1,665</text:p>
          </table:table-cell>
          <table:table-cell table:formula="of:=IF([.E490]=&quot;Comprar&quot;;([.B491]-[.C491])/[.C491];([.C491]-[.B491])/[.C491])" office:value-type="float" office:value="-0.0456456456456457" calcext:value-type="float">
            <text:p>-0,045645645645646</text:p>
          </table:table-cell>
          <table:table-cell table:formula="of:=IF([.E490]=&quot;Comprar&quot;;IF([.D491]&gt;[.D$3];&quot;Vender&quot;;&quot;Comprar&quot;);IF([.D491]&gt;[.C$3];&quot;Comprar&quot;;&quot;Vender&quot;))" office:value-type="string" office:string-value="Comprar" calcext:value-type="string">
            <text:p>Comprar</text:p>
          </table:table-cell>
          <table:table-cell table:formula="of:=IF(AND([.E490]=&quot;Vender&quot;;[.E491]=&quot;Comprar&quot;);&quot;VENTA&quot;;IF(AND([.E490]=&quot;Comprar&quot;;[.E491]=&quot;Vender&quot;);&quot;COMPRA&quot;;&quot;&quot;))">
            <text:p/>
          </table:table-cell>
          <table:table-cell/>
          <table:table-cell table:formula="of:=[.H490]" office:value-type="float" office:value="0" calcext:value-type="float">
            <text:p>0</text:p>
          </table:table-cell>
          <table:table-cell/>
          <table:table-cell table:formula="of:=[.J490]+[.I491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587" calcext:value-type="float">
            <text:p>1,587</text:p>
          </table:table-cell>
          <table:table-cell table:formula="of:=IF([.F491]&lt;&gt;&quot;&quot;;[.B439];IF([.E491]=&quot;Vender&quot;;IF([.B439]&gt;[.C491];[.B439];[.C491]);IF([.B439]&lt;[.C491];[.B439];[.C491])))" office:value-type="float" office:value="1.64" calcext:value-type="float">
            <text:p>1,64</text:p>
          </table:table-cell>
          <table:table-cell table:formula="of:=IF([.E491]=&quot;Comprar&quot;;([.B492]-[.C492])/[.C492];([.C492]-[.B492])/[.C492])" office:value-type="float" office:value="-0.0323170731707317" calcext:value-type="float">
            <text:p>-0,032317073170732</text:p>
          </table:table-cell>
          <table:table-cell table:formula="of:=IF([.E491]=&quot;Comprar&quot;;IF([.D492]&gt;[.D$3];&quot;Vender&quot;;&quot;Comprar&quot;);IF([.D492]&gt;[.C$3];&quot;Comprar&quot;;&quot;Vender&quot;))" office:value-type="string" office:string-value="Comprar" calcext:value-type="string">
            <text:p>Comprar</text:p>
          </table:table-cell>
          <table:table-cell table:formula="of:=IF(AND([.E491]=&quot;Vender&quot;;[.E492]=&quot;Comprar&quot;);&quot;VENTA&quot;;IF(AND([.E491]=&quot;Comprar&quot;;[.E492]=&quot;Vender&quot;);&quot;COMPRA&quot;;&quot;&quot;))">
            <text:p/>
          </table:table-cell>
          <table:table-cell/>
          <table:table-cell table:formula="of:=[.H491]" office:value-type="float" office:value="0" calcext:value-type="float">
            <text:p>0</text:p>
          </table:table-cell>
          <table:table-cell/>
          <table:table-cell table:formula="of:=[.J491]+[.I492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57" calcext:value-type="float">
            <text:p>1,57</text:p>
          </table:table-cell>
          <table:table-cell table:formula="of:=IF([.F492]&lt;&gt;&quot;&quot;;[.B440];IF([.E492]=&quot;Vender&quot;;IF([.B440]&gt;[.C492];[.B440];[.C492]);IF([.B440]&lt;[.C492];[.B440];[.C492])))" office:value-type="float" office:value="1.635" calcext:value-type="float">
            <text:p>1,635</text:p>
          </table:table-cell>
          <table:table-cell table:formula="of:=IF([.E492]=&quot;Comprar&quot;;([.B493]-[.C493])/[.C493];([.C493]-[.B493])/[.C493])" office:value-type="float" office:value="-0.0397553516819571" calcext:value-type="float">
            <text:p>-0,039755351681957</text:p>
          </table:table-cell>
          <table:table-cell table:formula="of:=IF([.E492]=&quot;Comprar&quot;;IF([.D493]&gt;[.D$3];&quot;Vender&quot;;&quot;Comprar&quot;);IF([.D493]&gt;[.C$3];&quot;Comprar&quot;;&quot;Vender&quot;))" office:value-type="string" office:string-value="Comprar" calcext:value-type="string">
            <text:p>Comprar</text:p>
          </table:table-cell>
          <table:table-cell table:formula="of:=IF(AND([.E492]=&quot;Vender&quot;;[.E493]=&quot;Comprar&quot;);&quot;VENTA&quot;;IF(AND([.E492]=&quot;Comprar&quot;;[.E493]=&quot;Vender&quot;);&quot;COMPRA&quot;;&quot;&quot;))">
            <text:p/>
          </table:table-cell>
          <table:table-cell/>
          <table:table-cell table:formula="of:=[.H492]" office:value-type="float" office:value="0" calcext:value-type="float">
            <text:p>0</text:p>
          </table:table-cell>
          <table:table-cell/>
          <table:table-cell table:formula="of:=[.J492]+[.I493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553" calcext:value-type="float">
            <text:p>1,553</text:p>
          </table:table-cell>
          <table:table-cell table:formula="of:=IF([.F493]&lt;&gt;&quot;&quot;;[.B441];IF([.E493]=&quot;Vender&quot;;IF([.B441]&gt;[.C493];[.B441];[.C493]);IF([.B441]&lt;[.C493];[.B441];[.C493])))" office:value-type="float" office:value="1.631" calcext:value-type="float">
            <text:p>1,631</text:p>
          </table:table-cell>
          <table:table-cell table:formula="of:=IF([.E493]=&quot;Comprar&quot;;([.B494]-[.C494])/[.C494];([.C494]-[.B494])/[.C494])" office:value-type="float" office:value="-0.0478234212139792" calcext:value-type="float">
            <text:p>-0,047823421213979</text:p>
          </table:table-cell>
          <table:table-cell table:formula="of:=IF([.E493]=&quot;Comprar&quot;;IF([.D494]&gt;[.D$3];&quot;Vender&quot;;&quot;Comprar&quot;);IF([.D494]&gt;[.C$3];&quot;Comprar&quot;;&quot;Vender&quot;))" office:value-type="string" office:string-value="Comprar" calcext:value-type="string">
            <text:p>Comprar</text:p>
          </table:table-cell>
          <table:table-cell table:formula="of:=IF(AND([.E493]=&quot;Vender&quot;;[.E494]=&quot;Comprar&quot;);&quot;VENTA&quot;;IF(AND([.E493]=&quot;Comprar&quot;;[.E494]=&quot;Vender&quot;);&quot;COMPRA&quot;;&quot;&quot;))">
            <text:p/>
          </table:table-cell>
          <table:table-cell/>
          <table:table-cell table:formula="of:=[.H493]" office:value-type="float" office:value="0" calcext:value-type="float">
            <text:p>0</text:p>
          </table:table-cell>
          <table:table-cell/>
          <table:table-cell table:formula="of:=[.J493]+[.I494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551" calcext:value-type="float">
            <text:p>1,551</text:p>
          </table:table-cell>
          <table:table-cell table:formula="of:=IF([.F494]&lt;&gt;&quot;&quot;;[.B442];IF([.E494]=&quot;Vender&quot;;IF([.B442]&gt;[.C494];[.B442];[.C494]);IF([.B442]&lt;[.C494];[.B442];[.C494])))" office:value-type="float" office:value="1.61" calcext:value-type="float">
            <text:p>1,61</text:p>
          </table:table-cell>
          <table:table-cell table:formula="of:=IF([.E494]=&quot;Comprar&quot;;([.B495]-[.C495])/[.C495];([.C495]-[.B495])/[.C495])" office:value-type="float" office:value="-0.0366459627329191" calcext:value-type="float">
            <text:p>-0,036645962732919</text:p>
          </table:table-cell>
          <table:table-cell table:formula="of:=IF([.E494]=&quot;Comprar&quot;;IF([.D495]&gt;[.D$3];&quot;Vender&quot;;&quot;Comprar&quot;);IF([.D495]&gt;[.C$3];&quot;Comprar&quot;;&quot;Vender&quot;))" office:value-type="string" office:string-value="Comprar" calcext:value-type="string">
            <text:p>Comprar</text:p>
          </table:table-cell>
          <table:table-cell table:formula="of:=IF(AND([.E494]=&quot;Vender&quot;;[.E495]=&quot;Comprar&quot;);&quot;VENTA&quot;;IF(AND([.E494]=&quot;Comprar&quot;;[.E495]=&quot;Vender&quot;);&quot;COMPRA&quot;;&quot;&quot;))">
            <text:p/>
          </table:table-cell>
          <table:table-cell/>
          <table:table-cell table:formula="of:=[.H494]" office:value-type="float" office:value="0" calcext:value-type="float">
            <text:p>0</text:p>
          </table:table-cell>
          <table:table-cell/>
          <table:table-cell table:formula="of:=[.J494]+[.I495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555" calcext:value-type="float">
            <text:p>1,555</text:p>
          </table:table-cell>
          <table:table-cell table:formula="of:=IF([.F495]&lt;&gt;&quot;&quot;;[.B443];IF([.E495]=&quot;Vender&quot;;IF([.B443]&gt;[.C495];[.B443];[.C495]);IF([.B443]&lt;[.C495];[.B443];[.C495])))" office:value-type="float" office:value="1.61" calcext:value-type="float">
            <text:p>1,61</text:p>
          </table:table-cell>
          <table:table-cell table:formula="of:=IF([.E495]=&quot;Comprar&quot;;([.B496]-[.C496])/[.C496];([.C496]-[.B496])/[.C496])" office:value-type="float" office:value="-0.0341614906832296" calcext:value-type="float">
            <text:p>-0,03416149068323</text:p>
          </table:table-cell>
          <table:table-cell table:formula="of:=IF([.E495]=&quot;Comprar&quot;;IF([.D496]&gt;[.D$3];&quot;Vender&quot;;&quot;Comprar&quot;);IF([.D496]&gt;[.C$3];&quot;Comprar&quot;;&quot;Vender&quot;))" office:value-type="string" office:string-value="Comprar" calcext:value-type="string">
            <text:p>Comprar</text:p>
          </table:table-cell>
          <table:table-cell table:formula="of:=IF(AND([.E495]=&quot;Vender&quot;;[.E496]=&quot;Comprar&quot;);&quot;VENTA&quot;;IF(AND([.E495]=&quot;Comprar&quot;;[.E496]=&quot;Vender&quot;);&quot;COMPRA&quot;;&quot;&quot;))">
            <text:p/>
          </table:table-cell>
          <table:table-cell/>
          <table:table-cell table:formula="of:=[.H495]" office:value-type="float" office:value="0" calcext:value-type="float">
            <text:p>0</text:p>
          </table:table-cell>
          <table:table-cell table:formula="of:=[.H496]*[.B496]" office:value-type="float" office:value="0" calcext:value-type="float">
            <text:p>0</text:p>
          </table:table-cell>
          <table:table-cell table:formula="of:=[.J495]+[.I496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57" calcext:value-type="float">
            <text:p>1,57</text:p>
          </table:table-cell>
          <table:table-cell table:formula="of:=IF([.F496]&lt;&gt;&quot;&quot;;[.B444];IF([.E496]=&quot;Vender&quot;;IF([.B444]&gt;[.C496];[.B444];[.C496]);IF([.B444]&lt;[.C496];[.B444];[.C496])))" office:value-type="float" office:value="1.61" calcext:value-type="float">
            <text:p>1,61</text:p>
          </table:table-cell>
          <table:table-cell table:formula="of:=IF([.E496]=&quot;Comprar&quot;;([.B497]-[.C497])/[.C497];([.C497]-[.B497])/[.C497])" office:value-type="float" office:value="-0.0248447204968943" calcext:value-type="float">
            <text:p>-0,024844720496894</text:p>
          </table:table-cell>
          <table:table-cell table:formula="of:=IF([.E496]=&quot;Comprar&quot;;IF([.D497]&gt;[.D$3];&quot;Vender&quot;;&quot;Comprar&quot;);IF([.D497]&gt;[.C$3];&quot;Comprar&quot;;&quot;Vender&quot;))" office:value-type="string" office:string-value="Comprar" calcext:value-type="string">
            <text:p>Comprar</text:p>
          </table:table-cell>
          <table:table-cell table:formula="of:=IF(AND([.E496]=&quot;Vender&quot;;[.E497]=&quot;Comprar&quot;);&quot;VENTA&quot;;IF(AND([.E496]=&quot;Comprar&quot;;[.E49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496]+[.I497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612" calcext:value-type="float">
            <text:p>1,612</text:p>
          </table:table-cell>
          <table:table-cell table:formula="of:=IF([.F497]&lt;&gt;&quot;&quot;;[.B445];IF([.E497]=&quot;Vender&quot;;IF([.B445]&gt;[.C497];[.B445];[.C497]);IF([.B445]&lt;[.C497];[.B445];[.C497])))" office:value-type="float" office:value="1.61" calcext:value-type="float">
            <text:p>1,61</text:p>
          </table:table-cell>
          <table:table-cell table:formula="of:=IF([.E497]=&quot;Comprar&quot;;([.B498]-[.C498])/[.C498];([.C498]-[.B498])/[.C498])" office:value-type="float" office:value="0.00124223602484486" calcext:value-type="float">
            <text:p>0,001242236024845</text:p>
          </table:table-cell>
          <table:table-cell table:formula="of:=IF([.E497]=&quot;Comprar&quot;;IF([.D498]&gt;[.D$3];&quot;Vender&quot;;&quot;Comprar&quot;);IF([.D498]&gt;[.C$3];&quot;Comprar&quot;;&quot;Vender&quot;))" office:value-type="string" office:string-value="Comprar" calcext:value-type="string">
            <text:p>Comprar</text:p>
          </table:table-cell>
          <table:table-cell table:formula="of:=IF(AND([.E497]=&quot;Vender&quot;;[.E498]=&quot;Comprar&quot;);&quot;VENTA&quot;;IF(AND([.E497]=&quot;Comprar&quot;;[.E498]=&quot;Vender&quot;);&quot;COMPRA&quot;;&quot;&quot;))">
            <text:p/>
          </table:table-cell>
          <table:table-cell/>
          <table:table-cell table:formula="of:=[.H497]" office:value-type="float" office:value="0" calcext:value-type="float">
            <text:p>0</text:p>
          </table:table-cell>
          <table:table-cell/>
          <table:table-cell table:formula="of:=[.J497]+[.I498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62" calcext:value-type="float">
            <text:p>1,62</text:p>
          </table:table-cell>
          <table:table-cell table:formula="of:=IF([.F498]&lt;&gt;&quot;&quot;;[.B446];IF([.E498]=&quot;Vender&quot;;IF([.B446]&gt;[.C498];[.B446];[.C498]);IF([.B446]&lt;[.C498];[.B446];[.C498])))" office:value-type="float" office:value="1.61" calcext:value-type="float">
            <text:p>1,61</text:p>
          </table:table-cell>
          <table:table-cell table:formula="of:=IF([.E498]=&quot;Comprar&quot;;([.B499]-[.C499])/[.C499];([.C499]-[.B499])/[.C499])" office:value-type="float" office:value="0.00621118012422375" calcext:value-type="float">
            <text:p>0,006211180124224</text:p>
          </table:table-cell>
          <table:table-cell table:formula="of:=IF([.E498]=&quot;Comprar&quot;;IF([.D499]&gt;[.D$3];&quot;Vender&quot;;&quot;Comprar&quot;);IF([.D499]&gt;[.C$3];&quot;Comprar&quot;;&quot;Vender&quot;))" office:value-type="string" office:string-value="Comprar" calcext:value-type="string">
            <text:p>Comprar</text:p>
          </table:table-cell>
          <table:table-cell table:formula="of:=IF(AND([.E498]=&quot;Vender&quot;;[.E499]=&quot;Comprar&quot;);&quot;VENTA&quot;;IF(AND([.E498]=&quot;Comprar&quot;;[.E499]=&quot;Vender&quot;);&quot;COMPRA&quot;;&quot;&quot;))">
            <text:p/>
          </table:table-cell>
          <table:table-cell/>
          <table:table-cell table:formula="of:=[.H498]" office:value-type="float" office:value="0" calcext:value-type="float">
            <text:p>0</text:p>
          </table:table-cell>
          <table:table-cell/>
          <table:table-cell table:formula="of:=[.J498]+[.I499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6" calcext:value-type="float">
            <text:p>1,6</text:p>
          </table:table-cell>
          <table:table-cell table:formula="of:=IF([.F499]&lt;&gt;&quot;&quot;;[.B447];IF([.E499]=&quot;Vender&quot;;IF([.B447]&gt;[.C499];[.B447];[.C499]);IF([.B447]&lt;[.C499];[.B447];[.C499])))" office:value-type="float" office:value="1.53" calcext:value-type="float">
            <text:p>1,53</text:p>
          </table:table-cell>
          <table:table-cell table:formula="of:=IF([.E499]=&quot;Comprar&quot;;([.B500]-[.C500])/[.C500];([.C500]-[.B500])/[.C500])" office:value-type="float" office:value="0.0457516339869281" calcext:value-type="float">
            <text:p>0,045751633986928</text:p>
          </table:table-cell>
          <table:table-cell table:formula="of:=IF([.E499]=&quot;Comprar&quot;;IF([.D500]&gt;[.D$3];&quot;Vender&quot;;&quot;Comprar&quot;);IF([.D500]&gt;[.C$3];&quot;Comprar&quot;;&quot;Vender&quot;))" office:value-type="string" office:string-value="Comprar" calcext:value-type="string">
            <text:p>Comprar</text:p>
          </table:table-cell>
          <table:table-cell table:formula="of:=IF(AND([.E499]=&quot;Vender&quot;;[.E500]=&quot;Comprar&quot;);&quot;VENTA&quot;;IF(AND([.E499]=&quot;Comprar&quot;;[.E500]=&quot;Vender&quot;);&quot;COMPRA&quot;;&quot;&quot;))">
            <text:p/>
          </table:table-cell>
          <table:table-cell/>
          <table:table-cell table:formula="of:=[.H499]" office:value-type="float" office:value="0" calcext:value-type="float">
            <text:p>0</text:p>
          </table:table-cell>
          <table:table-cell/>
          <table:table-cell table:formula="of:=[.J499]+[.I500]" office:value-type="float" office:value="2437.182" calcext:value-type="float">
            <text:p>2437,18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85" calcext:value-type="float">
            <text:p>1,585</text:p>
          </table:table-cell>
          <table:table-cell table:formula="of:=IF([.F500]&lt;&gt;&quot;&quot;;[.B448];IF([.E500]=&quot;Vender&quot;;IF([.B448]&gt;[.C500];[.B448];[.C500]);IF([.B448]&lt;[.C500];[.B448];[.C500])))" office:value-type="float" office:value="1.426" calcext:value-type="float">
            <text:p>1,426</text:p>
          </table:table-cell>
          <table:table-cell table:formula="of:=IF([.E500]=&quot;Comprar&quot;;([.B501]-[.C501])/[.C501];([.C501]-[.B501])/[.C501])" office:value-type="float" office:value="0.111500701262272" calcext:value-type="float">
            <text:p>0,111500701262272</text:p>
          </table:table-cell>
          <table:table-cell table:formula="of:=IF([.E500]=&quot;Comprar&quot;;IF([.D501]&gt;[.D$3];&quot;Vender&quot;;&quot;Comprar&quot;);IF([.D501]&gt;[.C$3];&quot;Comprar&quot;;&quot;Vender&quot;))" office:value-type="string" office:string-value="Vender" calcext:value-type="string">
            <text:p>Vender</text:p>
          </table:table-cell>
          <table:table-cell table:formula="of:=IF(AND([.E500]=&quot;Vender&quot;;[.E501]=&quot;Comprar&quot;);&quot;VENTA&quot;;IF(AND([.E500]=&quot;Comprar&quot;;[.E501]=&quot;Vender&quot;);&quot;COMPRA&quot;;&quot;&quot;))" office:value-type="string" office:string-value="COMPRA" calcext:value-type="string">
            <text:p>COMPRA</text:p>
          </table:table-cell>
          <table:table-cell table:formula="of:=INT(15000/[.B501])" office:value-type="float" office:value="9463" calcext:value-type="float">
            <text:p>9463</text:p>
          </table:table-cell>
          <table:table-cell table:formula="of:=[.G501]" office:value-type="float" office:value="9463" calcext:value-type="float">
            <text:p>9463</text:p>
          </table:table-cell>
          <table:table-cell table:formula="of:=-[.G501]*[.B501]" office:value-type="float" office:value="-14998.855" calcext:value-type="float">
            <text:p>-14998,855</text:p>
          </table:table-cell>
          <table:table-cell table:formula="of:=[.J500]+[.I501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575" calcext:value-type="float">
            <text:p>1,575</text:p>
          </table:table-cell>
          <table:table-cell table:formula="of:=IF([.F501]&lt;&gt;&quot;&quot;;[.B449];IF([.E501]=&quot;Vender&quot;;IF([.B449]&gt;[.C501];[.B449];[.C501]);IF([.B449]&lt;[.C501];[.B449];[.C501])))" office:value-type="float" office:value="1.461" calcext:value-type="float">
            <text:p>1,461</text:p>
          </table:table-cell>
          <table:table-cell table:formula="of:=IF([.E501]=&quot;Comprar&quot;;([.B502]-[.C502])/[.C502];([.C502]-[.B502])/[.C502])" office:value-type="float" office:value="-0.0780287474332649" calcext:value-type="float">
            <text:p>-0,078028747433265</text:p>
          </table:table-cell>
          <table:table-cell table:formula="of:=IF([.E501]=&quot;Comprar&quot;;IF([.D502]&gt;[.D$3];&quot;Vender&quot;;&quot;Comprar&quot;);IF([.D502]&gt;[.C$3];&quot;Comprar&quot;;&quot;Vender&quot;))" office:value-type="string" office:string-value="Vender" calcext:value-type="string">
            <text:p>Vender</text:p>
          </table:table-cell>
          <table:table-cell table:formula="of:=IF(AND([.E501]=&quot;Vender&quot;;[.E502]=&quot;Comprar&quot;);&quot;VENTA&quot;;IF(AND([.E501]=&quot;Comprar&quot;;[.E502]=&quot;Vender&quot;);&quot;COMPRA&quot;;&quot;&quot;))">
            <text:p/>
          </table:table-cell>
          <table:table-cell/>
          <table:table-cell table:formula="of:=[.H501]" office:value-type="float" office:value="9463" calcext:value-type="float">
            <text:p>9463</text:p>
          </table:table-cell>
          <table:table-cell/>
          <table:table-cell table:formula="of:=[.J501]+[.I502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62" calcext:value-type="float">
            <text:p>1,62</text:p>
          </table:table-cell>
          <table:table-cell table:formula="of:=IF([.F502]&lt;&gt;&quot;&quot;;[.B450];IF([.E502]=&quot;Vender&quot;;IF([.B450]&gt;[.C502];[.B450];[.C502]);IF([.B450]&lt;[.C502];[.B450];[.C502])))" office:value-type="float" office:value="1.461" calcext:value-type="float">
            <text:p>1,461</text:p>
          </table:table-cell>
          <table:table-cell table:formula="of:=IF([.E502]=&quot;Comprar&quot;;([.B503]-[.C503])/[.C503];([.C503]-[.B503])/[.C503])" office:value-type="float" office:value="-0.108829568788501" calcext:value-type="float">
            <text:p>-0,108829568788501</text:p>
          </table:table-cell>
          <table:table-cell table:formula="of:=IF([.E502]=&quot;Comprar&quot;;IF([.D503]&gt;[.D$3];&quot;Vender&quot;;&quot;Comprar&quot;);IF([.D503]&gt;[.C$3];&quot;Comprar&quot;;&quot;Vender&quot;))" office:value-type="string" office:string-value="Vender" calcext:value-type="string">
            <text:p>Vender</text:p>
          </table:table-cell>
          <table:table-cell table:formula="of:=IF(AND([.E502]=&quot;Vender&quot;;[.E503]=&quot;Comprar&quot;);&quot;VENTA&quot;;IF(AND([.E502]=&quot;Comprar&quot;;[.E503]=&quot;Vender&quot;);&quot;COMPRA&quot;;&quot;&quot;))">
            <text:p/>
          </table:table-cell>
          <table:table-cell/>
          <table:table-cell table:formula="of:=[.H502]" office:value-type="float" office:value="9463" calcext:value-type="float">
            <text:p>9463</text:p>
          </table:table-cell>
          <table:table-cell/>
          <table:table-cell table:formula="of:=[.J502]+[.I503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19" calcext:value-type="float">
            <text:p>1,619</text:p>
          </table:table-cell>
          <table:table-cell table:formula="of:=IF([.F503]&lt;&gt;&quot;&quot;;[.B451];IF([.E503]=&quot;Vender&quot;;IF([.B451]&gt;[.C503];[.B451];[.C503]);IF([.B451]&lt;[.C503];[.B451];[.C503])))" office:value-type="float" office:value="1.468" calcext:value-type="float">
            <text:p>1,468</text:p>
          </table:table-cell>
          <table:table-cell table:formula="of:=IF([.E503]=&quot;Comprar&quot;;([.B504]-[.C504])/[.C504];([.C504]-[.B504])/[.C504])" office:value-type="float" office:value="-0.102861035422343" calcext:value-type="float">
            <text:p>-0,102861035422343</text:p>
          </table:table-cell>
          <table:table-cell table:formula="of:=IF([.E503]=&quot;Comprar&quot;;IF([.D504]&gt;[.D$3];&quot;Vender&quot;;&quot;Comprar&quot;);IF([.D504]&gt;[.C$3];&quot;Comprar&quot;;&quot;Vender&quot;))" office:value-type="string" office:string-value="Vender" calcext:value-type="string">
            <text:p>Vender</text:p>
          </table:table-cell>
          <table:table-cell table:formula="of:=IF(AND([.E503]=&quot;Vender&quot;;[.E504]=&quot;Comprar&quot;);&quot;VENTA&quot;;IF(AND([.E503]=&quot;Comprar&quot;;[.E504]=&quot;Vender&quot;);&quot;COMPRA&quot;;&quot;&quot;))">
            <text:p/>
          </table:table-cell>
          <table:table-cell/>
          <table:table-cell table:formula="of:=[.H503]" office:value-type="float" office:value="9463" calcext:value-type="float">
            <text:p>9463</text:p>
          </table:table-cell>
          <table:table-cell/>
          <table:table-cell table:formula="of:=[.J503]+[.I504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63" calcext:value-type="float">
            <text:p>1,63</text:p>
          </table:table-cell>
          <table:table-cell table:formula="of:=IF([.F504]&lt;&gt;&quot;&quot;;[.B452];IF([.E504]=&quot;Vender&quot;;IF([.B452]&gt;[.C504];[.B452];[.C504]);IF([.B452]&lt;[.C504];[.B452];[.C504])))" office:value-type="float" office:value="1.496" calcext:value-type="float">
            <text:p>1,496</text:p>
          </table:table-cell>
          <table:table-cell table:formula="of:=IF([.E504]=&quot;Comprar&quot;;([.B505]-[.C505])/[.C505];([.C505]-[.B505])/[.C505])" office:value-type="float" office:value="-0.0895721925133689" calcext:value-type="float">
            <text:p>-0,089572192513369</text:p>
          </table:table-cell>
          <table:table-cell table:formula="of:=IF([.E504]=&quot;Comprar&quot;;IF([.D505]&gt;[.D$3];&quot;Vender&quot;;&quot;Comprar&quot;);IF([.D505]&gt;[.C$3];&quot;Comprar&quot;;&quot;Vender&quot;))" office:value-type="string" office:string-value="Vender" calcext:value-type="string">
            <text:p>Vender</text:p>
          </table:table-cell>
          <table:table-cell table:formula="of:=IF(AND([.E504]=&quot;Vender&quot;;[.E505]=&quot;Comprar&quot;);&quot;VENTA&quot;;IF(AND([.E504]=&quot;Comprar&quot;;[.E505]=&quot;Vender&quot;);&quot;COMPRA&quot;;&quot;&quot;))">
            <text:p/>
          </table:table-cell>
          <table:table-cell/>
          <table:table-cell table:formula="of:=[.H504]" office:value-type="float" office:value="9463" calcext:value-type="float">
            <text:p>9463</text:p>
          </table:table-cell>
          <table:table-cell/>
          <table:table-cell table:formula="of:=[.J504]+[.I505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593" calcext:value-type="float">
            <text:p>1,593</text:p>
          </table:table-cell>
          <table:table-cell table:formula="of:=IF([.F505]&lt;&gt;&quot;&quot;;[.B453];IF([.E505]=&quot;Vender&quot;;IF([.B453]&gt;[.C505];[.B453];[.C505]);IF([.B453]&lt;[.C505];[.B453];[.C505])))" office:value-type="float" office:value="1.496" calcext:value-type="float">
            <text:p>1,496</text:p>
          </table:table-cell>
          <table:table-cell table:formula="of:=IF([.E505]=&quot;Comprar&quot;;([.B506]-[.C506])/[.C506];([.C506]-[.B506])/[.C506])" office:value-type="float" office:value="-0.0648395721925133" calcext:value-type="float">
            <text:p>-0,064839572192513</text:p>
          </table:table-cell>
          <table:table-cell table:formula="of:=IF([.E505]=&quot;Comprar&quot;;IF([.D506]&gt;[.D$3];&quot;Vender&quot;;&quot;Comprar&quot;);IF([.D506]&gt;[.C$3];&quot;Comprar&quot;;&quot;Vender&quot;))" office:value-type="string" office:string-value="Vender" calcext:value-type="string">
            <text:p>Vender</text:p>
          </table:table-cell>
          <table:table-cell table:formula="of:=IF(AND([.E505]=&quot;Vender&quot;;[.E506]=&quot;Comprar&quot;);&quot;VENTA&quot;;IF(AND([.E505]=&quot;Comprar&quot;;[.E506]=&quot;Vender&quot;);&quot;COMPRA&quot;;&quot;&quot;))">
            <text:p/>
          </table:table-cell>
          <table:table-cell/>
          <table:table-cell table:formula="of:=[.H505]" office:value-type="float" office:value="9463" calcext:value-type="float">
            <text:p>9463</text:p>
          </table:table-cell>
          <table:table-cell/>
          <table:table-cell table:formula="of:=[.J505]+[.I506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582" calcext:value-type="float">
            <text:p>1,582</text:p>
          </table:table-cell>
          <table:table-cell table:formula="of:=IF([.F506]&lt;&gt;&quot;&quot;;[.B454];IF([.E506]=&quot;Vender&quot;;IF([.B454]&gt;[.C506];[.B454];[.C506]);IF([.B454]&lt;[.C506];[.B454];[.C506])))" office:value-type="float" office:value="1.523" calcext:value-type="float">
            <text:p>1,523</text:p>
          </table:table-cell>
          <table:table-cell table:formula="of:=IF([.E506]=&quot;Comprar&quot;;([.B507]-[.C507])/[.C507];([.C507]-[.B507])/[.C507])" office:value-type="float" office:value="-0.0387393302692055" calcext:value-type="float">
            <text:p>-0,038739330269206</text:p>
          </table:table-cell>
          <table:table-cell table:formula="of:=IF([.E506]=&quot;Comprar&quot;;IF([.D507]&gt;[.D$3];&quot;Vender&quot;;&quot;Comprar&quot;);IF([.D507]&gt;[.C$3];&quot;Comprar&quot;;&quot;Vender&quot;))" office:value-type="string" office:string-value="Vender" calcext:value-type="string">
            <text:p>Vender</text:p>
          </table:table-cell>
          <table:table-cell table:formula="of:=IF(AND([.E506]=&quot;Vender&quot;;[.E507]=&quot;Comprar&quot;);&quot;VENTA&quot;;IF(AND([.E506]=&quot;Comprar&quot;;[.E507]=&quot;Vender&quot;);&quot;COMPRA&quot;;&quot;&quot;))">
            <text:p/>
          </table:table-cell>
          <table:table-cell/>
          <table:table-cell table:formula="of:=[.H506]" office:value-type="float" office:value="9463" calcext:value-type="float">
            <text:p>9463</text:p>
          </table:table-cell>
          <table:table-cell/>
          <table:table-cell table:formula="of:=[.J506]+[.I507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609" calcext:value-type="float">
            <text:p>1,609</text:p>
          </table:table-cell>
          <table:table-cell table:formula="of:=IF([.F507]&lt;&gt;&quot;&quot;;[.B455];IF([.E507]=&quot;Vender&quot;;IF([.B455]&gt;[.C507];[.B455];[.C507]);IF([.B455]&lt;[.C507];[.B455];[.C507])))" office:value-type="float" office:value="1.523" calcext:value-type="float">
            <text:p>1,523</text:p>
          </table:table-cell>
          <table:table-cell table:formula="of:=IF([.E507]=&quot;Comprar&quot;;([.B508]-[.C508])/[.C508];([.C508]-[.B508])/[.C508])" office:value-type="float" office:value="-0.0564674983585029" calcext:value-type="float">
            <text:p>-0,056467498358503</text:p>
          </table:table-cell>
          <table:table-cell table:formula="of:=IF([.E507]=&quot;Comprar&quot;;IF([.D508]&gt;[.D$3];&quot;Vender&quot;;&quot;Comprar&quot;);IF([.D508]&gt;[.C$3];&quot;Comprar&quot;;&quot;Vender&quot;))" office:value-type="string" office:string-value="Vender" calcext:value-type="string">
            <text:p>Vender</text:p>
          </table:table-cell>
          <table:table-cell table:formula="of:=IF(AND([.E507]=&quot;Vender&quot;;[.E508]=&quot;Comprar&quot;);&quot;VENTA&quot;;IF(AND([.E507]=&quot;Comprar&quot;;[.E508]=&quot;Vender&quot;);&quot;COMPRA&quot;;&quot;&quot;))">
            <text:p/>
          </table:table-cell>
          <table:table-cell/>
          <table:table-cell table:formula="of:=[.H507]" office:value-type="float" office:value="9463" calcext:value-type="float">
            <text:p>9463</text:p>
          </table:table-cell>
          <table:table-cell/>
          <table:table-cell table:formula="of:=[.J507]+[.I508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645" calcext:value-type="float">
            <text:p>1,645</text:p>
          </table:table-cell>
          <table:table-cell table:formula="of:=IF([.F508]&lt;&gt;&quot;&quot;;[.B456];IF([.E508]=&quot;Vender&quot;;IF([.B456]&gt;[.C508];[.B456];[.C508]);IF([.B456]&lt;[.C508];[.B456];[.C508])))" office:value-type="float" office:value="1.523" calcext:value-type="float">
            <text:p>1,523</text:p>
          </table:table-cell>
          <table:table-cell table:formula="of:=IF([.E508]=&quot;Comprar&quot;;([.B509]-[.C509])/[.C509];([.C509]-[.B509])/[.C509])" office:value-type="float" office:value="-0.0801050558108994" calcext:value-type="float">
            <text:p>-0,0801050558109</text:p>
          </table:table-cell>
          <table:table-cell table:formula="of:=IF([.E508]=&quot;Comprar&quot;;IF([.D509]&gt;[.D$3];&quot;Vender&quot;;&quot;Comprar&quot;);IF([.D509]&gt;[.C$3];&quot;Comprar&quot;;&quot;Vender&quot;))" office:value-type="string" office:string-value="Vender" calcext:value-type="string">
            <text:p>Vender</text:p>
          </table:table-cell>
          <table:table-cell table:formula="of:=IF(AND([.E508]=&quot;Vender&quot;;[.E509]=&quot;Comprar&quot;);&quot;VENTA&quot;;IF(AND([.E508]=&quot;Comprar&quot;;[.E509]=&quot;Vender&quot;);&quot;COMPRA&quot;;&quot;&quot;))">
            <text:p/>
          </table:table-cell>
          <table:table-cell/>
          <table:table-cell table:formula="of:=[.H508]" office:value-type="float" office:value="9463" calcext:value-type="float">
            <text:p>9463</text:p>
          </table:table-cell>
          <table:table-cell/>
          <table:table-cell table:formula="of:=[.J508]+[.I509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708" calcext:value-type="float">
            <text:p>1,708</text:p>
          </table:table-cell>
          <table:table-cell table:formula="of:=IF([.F509]&lt;&gt;&quot;&quot;;[.B457];IF([.E509]=&quot;Vender&quot;;IF([.B457]&gt;[.C509];[.B457];[.C509]);IF([.B457]&lt;[.C509];[.B457];[.C509])))" office:value-type="float" office:value="1.66" calcext:value-type="float">
            <text:p>1,66</text:p>
          </table:table-cell>
          <table:table-cell table:formula="of:=IF([.E509]=&quot;Comprar&quot;;([.B510]-[.C510])/[.C510];([.C510]-[.B510])/[.C510])" office:value-type="float" office:value="-0.0289156626506024" calcext:value-type="float">
            <text:p>-0,028915662650603</text:p>
          </table:table-cell>
          <table:table-cell table:formula="of:=IF([.E509]=&quot;Comprar&quot;;IF([.D510]&gt;[.D$3];&quot;Vender&quot;;&quot;Comprar&quot;);IF([.D510]&gt;[.C$3];&quot;Comprar&quot;;&quot;Vender&quot;))" office:value-type="string" office:string-value="Vender" calcext:value-type="string">
            <text:p>Vender</text:p>
          </table:table-cell>
          <table:table-cell table:formula="of:=IF(AND([.E509]=&quot;Vender&quot;;[.E510]=&quot;Comprar&quot;);&quot;VENTA&quot;;IF(AND([.E509]=&quot;Comprar&quot;;[.E510]=&quot;Vender&quot;);&quot;COMPRA&quot;;&quot;&quot;))">
            <text:p/>
          </table:table-cell>
          <table:table-cell/>
          <table:table-cell table:formula="of:=[.H509]" office:value-type="float" office:value="9463" calcext:value-type="float">
            <text:p>9463</text:p>
          </table:table-cell>
          <table:table-cell/>
          <table:table-cell table:formula="of:=[.J509]+[.I510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65" calcext:value-type="float">
            <text:p>1,65</text:p>
          </table:table-cell>
          <table:table-cell table:formula="of:=IF([.F510]&lt;&gt;&quot;&quot;;[.B458];IF([.E510]=&quot;Vender&quot;;IF([.B458]&gt;[.C510];[.B458];[.C510]);IF([.B458]&lt;[.C510];[.B458];[.C510])))" office:value-type="float" office:value="1.687" calcext:value-type="float">
            <text:p>1,687</text:p>
          </table:table-cell>
          <table:table-cell table:formula="of:=IF([.E510]=&quot;Comprar&quot;;([.B511]-[.C511])/[.C511];([.C511]-[.B511])/[.C511])" office:value-type="float" office:value="0.0219324244220511" calcext:value-type="float">
            <text:p>0,021932424422051</text:p>
          </table:table-cell>
          <table:table-cell table:formula="of:=IF([.E510]=&quot;Comprar&quot;;IF([.D511]&gt;[.D$3];&quot;Vender&quot;;&quot;Comprar&quot;);IF([.D511]&gt;[.C$3];&quot;Comprar&quot;;&quot;Vender&quot;))" office:value-type="string" office:string-value="Vender" calcext:value-type="string">
            <text:p>Vender</text:p>
          </table:table-cell>
          <table:table-cell table:formula="of:=IF(AND([.E510]=&quot;Vender&quot;;[.E511]=&quot;Comprar&quot;);&quot;VENTA&quot;;IF(AND([.E510]=&quot;Comprar&quot;;[.E511]=&quot;Vender&quot;);&quot;COMPRA&quot;;&quot;&quot;))">
            <text:p/>
          </table:table-cell>
          <table:table-cell/>
          <table:table-cell table:formula="of:=[.H510]" office:value-type="float" office:value="9463" calcext:value-type="float">
            <text:p>9463</text:p>
          </table:table-cell>
          <table:table-cell/>
          <table:table-cell table:formula="of:=[.J510]+[.I511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69" calcext:value-type="float">
            <text:p>1,69</text:p>
          </table:table-cell>
          <table:table-cell table:formula="of:=IF([.F511]&lt;&gt;&quot;&quot;;[.B459];IF([.E511]=&quot;Vender&quot;;IF([.B459]&gt;[.C511];[.B459];[.C511]);IF([.B459]&lt;[.C511];[.B459];[.C511])))" office:value-type="float" office:value="1.687" calcext:value-type="float">
            <text:p>1,687</text:p>
          </table:table-cell>
          <table:table-cell table:formula="of:=IF([.E511]=&quot;Comprar&quot;;([.B512]-[.C512])/[.C512];([.C512]-[.B512])/[.C512])" office:value-type="float" office:value="-0.00177830468286893" calcext:value-type="float">
            <text:p>-0,001778304682869</text:p>
          </table:table-cell>
          <table:table-cell table:formula="of:=IF([.E511]=&quot;Comprar&quot;;IF([.D512]&gt;[.D$3];&quot;Vender&quot;;&quot;Comprar&quot;);IF([.D512]&gt;[.C$3];&quot;Comprar&quot;;&quot;Vender&quot;))" office:value-type="string" office:string-value="Vender" calcext:value-type="string">
            <text:p>Vender</text:p>
          </table:table-cell>
          <table:table-cell table:formula="of:=IF(AND([.E511]=&quot;Vender&quot;;[.E512]=&quot;Comprar&quot;);&quot;VENTA&quot;;IF(AND([.E511]=&quot;Comprar&quot;;[.E512]=&quot;Vender&quot;);&quot;COMPRA&quot;;&quot;&quot;))">
            <text:p/>
          </table:table-cell>
          <table:table-cell/>
          <table:table-cell table:formula="of:=[.H511]" office:value-type="float" office:value="9463" calcext:value-type="float">
            <text:p>9463</text:p>
          </table:table-cell>
          <table:table-cell/>
          <table:table-cell table:formula="of:=[.J511]+[.I512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666" calcext:value-type="float">
            <text:p>1,666</text:p>
          </table:table-cell>
          <table:table-cell table:formula="of:=IF([.F512]&lt;&gt;&quot;&quot;;[.B460];IF([.E512]=&quot;Vender&quot;;IF([.B460]&gt;[.C512];[.B460];[.C512]);IF([.B460]&lt;[.C512];[.B460];[.C512])))" office:value-type="float" office:value="1.687" calcext:value-type="float">
            <text:p>1,687</text:p>
          </table:table-cell>
          <table:table-cell table:formula="of:=IF([.E512]=&quot;Comprar&quot;;([.B513]-[.C513])/[.C513];([.C513]-[.B513])/[.C513])" office:value-type="float" office:value="0.0124481327800831" calcext:value-type="float">
            <text:p>0,012448132780083</text:p>
          </table:table-cell>
          <table:table-cell table:formula="of:=IF([.E512]=&quot;Comprar&quot;;IF([.D513]&gt;[.D$3];&quot;Vender&quot;;&quot;Comprar&quot;);IF([.D513]&gt;[.C$3];&quot;Comprar&quot;;&quot;Vender&quot;))" office:value-type="string" office:string-value="Vender" calcext:value-type="string">
            <text:p>Vender</text:p>
          </table:table-cell>
          <table:table-cell table:formula="of:=IF(AND([.E512]=&quot;Vender&quot;;[.E513]=&quot;Comprar&quot;);&quot;VENTA&quot;;IF(AND([.E512]=&quot;Comprar&quot;;[.E513]=&quot;Vender&quot;);&quot;COMPRA&quot;;&quot;&quot;))">
            <text:p/>
          </table:table-cell>
          <table:table-cell/>
          <table:table-cell table:formula="of:=[.H512]" office:value-type="float" office:value="9463" calcext:value-type="float">
            <text:p>9463</text:p>
          </table:table-cell>
          <table:table-cell/>
          <table:table-cell table:formula="of:=[.J512]+[.I513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65" calcext:value-type="float">
            <text:p>1,65</text:p>
          </table:table-cell>
          <table:table-cell table:formula="of:=IF([.F513]&lt;&gt;&quot;&quot;;[.B461];IF([.E513]=&quot;Vender&quot;;IF([.B461]&gt;[.C513];[.B461];[.C513]);IF([.B461]&lt;[.C513];[.B461];[.C513])))" office:value-type="float" office:value="1.687" calcext:value-type="float">
            <text:p>1,687</text:p>
          </table:table-cell>
          <table:table-cell table:formula="of:=IF([.E513]=&quot;Comprar&quot;;([.B514]-[.C514])/[.C514];([.C514]-[.B514])/[.C514])" office:value-type="float" office:value="0.0219324244220511" calcext:value-type="float">
            <text:p>0,021932424422051</text:p>
          </table:table-cell>
          <table:table-cell table:formula="of:=IF([.E513]=&quot;Comprar&quot;;IF([.D514]&gt;[.D$3];&quot;Vender&quot;;&quot;Comprar&quot;);IF([.D514]&gt;[.C$3];&quot;Comprar&quot;;&quot;Vender&quot;))" office:value-type="string" office:string-value="Vender" calcext:value-type="string">
            <text:p>Vender</text:p>
          </table:table-cell>
          <table:table-cell table:formula="of:=IF(AND([.E513]=&quot;Vender&quot;;[.E514]=&quot;Comprar&quot;);&quot;VENTA&quot;;IF(AND([.E513]=&quot;Comprar&quot;;[.E514]=&quot;Vender&quot;);&quot;COMPRA&quot;;&quot;&quot;))">
            <text:p/>
          </table:table-cell>
          <table:table-cell/>
          <table:table-cell table:formula="of:=[.H513]" office:value-type="float" office:value="9463" calcext:value-type="float">
            <text:p>9463</text:p>
          </table:table-cell>
          <table:table-cell/>
          <table:table-cell table:formula="of:=[.J513]+[.I514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67" calcext:value-type="float">
            <text:p>1,67</text:p>
          </table:table-cell>
          <table:table-cell table:formula="of:=IF([.F514]&lt;&gt;&quot;&quot;;[.B462];IF([.E514]=&quot;Vender&quot;;IF([.B462]&gt;[.C514];[.B462];[.C514]);IF([.B462]&lt;[.C514];[.B462];[.C514])))" office:value-type="float" office:value="1.687" calcext:value-type="float">
            <text:p>1,687</text:p>
          </table:table-cell>
          <table:table-cell table:formula="of:=IF([.E514]=&quot;Comprar&quot;;([.B515]-[.C515])/[.C515];([.C515]-[.B515])/[.C515])" office:value-type="float" office:value="0.0100770598695911" calcext:value-type="float">
            <text:p>0,010077059869591</text:p>
          </table:table-cell>
          <table:table-cell table:formula="of:=IF([.E514]=&quot;Comprar&quot;;IF([.D515]&gt;[.D$3];&quot;Vender&quot;;&quot;Comprar&quot;);IF([.D515]&gt;[.C$3];&quot;Comprar&quot;;&quot;Vender&quot;))" office:value-type="string" office:string-value="Vender" calcext:value-type="string">
            <text:p>Vender</text:p>
          </table:table-cell>
          <table:table-cell table:formula="of:=IF(AND([.E514]=&quot;Vender&quot;;[.E515]=&quot;Comprar&quot;);&quot;VENTA&quot;;IF(AND([.E514]=&quot;Comprar&quot;;[.E515]=&quot;Vender&quot;);&quot;COMPRA&quot;;&quot;&quot;))">
            <text:p/>
          </table:table-cell>
          <table:table-cell/>
          <table:table-cell table:formula="of:=[.H514]" office:value-type="float" office:value="9463" calcext:value-type="float">
            <text:p>9463</text:p>
          </table:table-cell>
          <table:table-cell/>
          <table:table-cell table:formula="of:=[.J514]+[.I515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661" calcext:value-type="float">
            <text:p>1,661</text:p>
          </table:table-cell>
          <table:table-cell table:formula="of:=IF([.F515]&lt;&gt;&quot;&quot;;[.B463];IF([.E515]=&quot;Vender&quot;;IF([.B463]&gt;[.C515];[.B463];[.C515]);IF([.B463]&lt;[.C515];[.B463];[.C515])))" office:value-type="float" office:value="1.687" calcext:value-type="float">
            <text:p>1,687</text:p>
          </table:table-cell>
          <table:table-cell table:formula="of:=IF([.E515]=&quot;Comprar&quot;;([.B516]-[.C516])/[.C516];([.C516]-[.B516])/[.C516])" office:value-type="float" office:value="0.015411973918198" calcext:value-type="float">
            <text:p>0,015411973918198</text:p>
          </table:table-cell>
          <table:table-cell table:formula="of:=IF([.E515]=&quot;Comprar&quot;;IF([.D516]&gt;[.D$3];&quot;Vender&quot;;&quot;Comprar&quot;);IF([.D516]&gt;[.C$3];&quot;Comprar&quot;;&quot;Vender&quot;))" office:value-type="string" office:string-value="Vender" calcext:value-type="string">
            <text:p>Vender</text:p>
          </table:table-cell>
          <table:table-cell table:formula="of:=IF(AND([.E515]=&quot;Vender&quot;;[.E516]=&quot;Comprar&quot;);&quot;VENTA&quot;;IF(AND([.E515]=&quot;Comprar&quot;;[.E516]=&quot;Vender&quot;);&quot;COMPRA&quot;;&quot;&quot;))">
            <text:p/>
          </table:table-cell>
          <table:table-cell/>
          <table:table-cell table:formula="of:=[.H515]" office:value-type="float" office:value="9463" calcext:value-type="float">
            <text:p>9463</text:p>
          </table:table-cell>
          <table:table-cell/>
          <table:table-cell table:formula="of:=[.J515]+[.I516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674" calcext:value-type="float">
            <text:p>1,674</text:p>
          </table:table-cell>
          <table:table-cell table:formula="of:=IF([.F516]&lt;&gt;&quot;&quot;;[.B464];IF([.E516]=&quot;Vender&quot;;IF([.B464]&gt;[.C516];[.B464];[.C516]);IF([.B464]&lt;[.C516];[.B464];[.C516])))" office:value-type="float" office:value="1.687" calcext:value-type="float">
            <text:p>1,687</text:p>
          </table:table-cell>
          <table:table-cell table:formula="of:=IF([.E516]=&quot;Comprar&quot;;([.B517]-[.C517])/[.C517];([.C517]-[.B517])/[.C517])" office:value-type="float" office:value="0.00770598695909906" calcext:value-type="float">
            <text:p>0,007705986959099</text:p>
          </table:table-cell>
          <table:table-cell table:formula="of:=IF([.E516]=&quot;Comprar&quot;;IF([.D517]&gt;[.D$3];&quot;Vender&quot;;&quot;Comprar&quot;);IF([.D517]&gt;[.C$3];&quot;Comprar&quot;;&quot;Vender&quot;))" office:value-type="string" office:string-value="Vender" calcext:value-type="string">
            <text:p>Vender</text:p>
          </table:table-cell>
          <table:table-cell table:formula="of:=IF(AND([.E516]=&quot;Vender&quot;;[.E517]=&quot;Comprar&quot;);&quot;VENTA&quot;;IF(AND([.E516]=&quot;Comprar&quot;;[.E517]=&quot;Vender&quot;);&quot;COMPRA&quot;;&quot;&quot;))">
            <text:p/>
          </table:table-cell>
          <table:table-cell/>
          <table:table-cell table:formula="of:=[.H516]" office:value-type="float" office:value="9463" calcext:value-type="float">
            <text:p>9463</text:p>
          </table:table-cell>
          <table:table-cell/>
          <table:table-cell table:formula="of:=[.J516]+[.I517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62" calcext:value-type="float">
            <text:p>1,62</text:p>
          </table:table-cell>
          <table:table-cell table:formula="of:=IF([.F517]&lt;&gt;&quot;&quot;;[.B465];IF([.E517]=&quot;Vender&quot;;IF([.B465]&gt;[.C517];[.B465];[.C517]);IF([.B465]&lt;[.C517];[.B465];[.C517])))" office:value-type="float" office:value="1.687" calcext:value-type="float">
            <text:p>1,687</text:p>
          </table:table-cell>
          <table:table-cell table:formula="of:=IF([.E517]=&quot;Comprar&quot;;([.B518]-[.C518])/[.C518];([.C518]-[.B518])/[.C518])" office:value-type="float" office:value="0.0397154712507409" calcext:value-type="float">
            <text:p>0,039715471250741</text:p>
          </table:table-cell>
          <table:table-cell table:formula="of:=IF([.E517]=&quot;Comprar&quot;;IF([.D518]&gt;[.D$3];&quot;Vender&quot;;&quot;Comprar&quot;);IF([.D518]&gt;[.C$3];&quot;Comprar&quot;;&quot;Vender&quot;))" office:value-type="string" office:string-value="Vender" calcext:value-type="string">
            <text:p>Vender</text:p>
          </table:table-cell>
          <table:table-cell table:formula="of:=IF(AND([.E517]=&quot;Vender&quot;;[.E518]=&quot;Comprar&quot;);&quot;VENTA&quot;;IF(AND([.E517]=&quot;Comprar&quot;;[.E518]=&quot;Vender&quot;);&quot;COMPRA&quot;;&quot;&quot;))">
            <text:p/>
          </table:table-cell>
          <table:table-cell/>
          <table:table-cell table:formula="of:=[.H517]" office:value-type="float" office:value="9463" calcext:value-type="float">
            <text:p>9463</text:p>
          </table:table-cell>
          <table:table-cell/>
          <table:table-cell table:formula="of:=[.J517]+[.I518]" office:value-type="float" office:value="-12561.673" calcext:value-type="float">
            <text:p>-12561,67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558" calcext:value-type="float">
            <text:p>1,558</text:p>
          </table:table-cell>
          <table:table-cell table:formula="of:=IF([.F518]&lt;&gt;&quot;&quot;;[.B466];IF([.E518]=&quot;Vender&quot;;IF([.B466]&gt;[.C518];[.B466];[.C518]);IF([.B466]&lt;[.C518];[.B466];[.C518])))" office:value-type="float" office:value="1.687" calcext:value-type="float">
            <text:p>1,687</text:p>
          </table:table-cell>
          <table:table-cell table:formula="of:=IF([.E518]=&quot;Comprar&quot;;([.B519]-[.C519])/[.C519];([.C519]-[.B519])/[.C519])" office:value-type="float" office:value="0.0764671013633669" calcext:value-type="float">
            <text:p>0,076467101363367</text:p>
          </table:table-cell>
          <table:table-cell table:formula="of:=IF([.E518]=&quot;Comprar&quot;;IF([.D519]&gt;[.D$3];&quot;Vender&quot;;&quot;Comprar&quot;);IF([.D519]&gt;[.C$3];&quot;Comprar&quot;;&quot;Vender&quot;))" office:value-type="string" office:string-value="Comprar" calcext:value-type="string">
            <text:p>Comprar</text:p>
          </table:table-cell>
          <table:table-cell table:formula="of:=IF(AND([.E518]=&quot;Vender&quot;;[.E519]=&quot;Comprar&quot;);&quot;VENTA&quot;;IF(AND([.E518]=&quot;Comprar&quot;;[.E519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18]" office:value-type="float" office:value="9463" calcext:value-type="float">
            <text:p>9463</text:p>
          </table:table-cell>
          <table:table-cell table:formula="of:=[.H519]*[.B519]" office:value-type="float" office:value="14743.354" calcext:value-type="float">
            <text:p>14743,354</text:p>
          </table:table-cell>
          <table:table-cell table:formula="of:=[.J518]+[.I519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57" calcext:value-type="float">
            <text:p>1,57</text:p>
          </table:table-cell>
          <table:table-cell table:formula="of:=IF([.F519]&lt;&gt;&quot;&quot;;[.B467];IF([.E519]=&quot;Vender&quot;;IF([.B467]&gt;[.C519];[.B467];[.C519]);IF([.B467]&lt;[.C519];[.B467];[.C519])))" office:value-type="float" office:value="1.656" calcext:value-type="float">
            <text:p>1,656</text:p>
          </table:table-cell>
          <table:table-cell table:formula="of:=IF([.E519]=&quot;Comprar&quot;;([.B520]-[.C520])/[.C520];([.C520]-[.B520])/[.C520])" office:value-type="float" office:value="-0.0519323671497585" calcext:value-type="float">
            <text:p>-0,051932367149759</text:p>
          </table:table-cell>
          <table:table-cell table:formula="of:=IF([.E519]=&quot;Comprar&quot;;IF([.D520]&gt;[.D$3];&quot;Vender&quot;;&quot;Comprar&quot;);IF([.D520]&gt;[.C$3];&quot;Comprar&quot;;&quot;Vender&quot;))" office:value-type="string" office:string-value="Comprar" calcext:value-type="string">
            <text:p>Comprar</text:p>
          </table:table-cell>
          <table:table-cell table:formula="of:=IF(AND([.E519]=&quot;Vender&quot;;[.E520]=&quot;Comprar&quot;);&quot;VENTA&quot;;IF(AND([.E519]=&quot;Comprar&quot;;[.E520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19]+[.I520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576" calcext:value-type="float">
            <text:p>1,576</text:p>
          </table:table-cell>
          <table:table-cell table:formula="of:=IF([.F520]&lt;&gt;&quot;&quot;;[.B468];IF([.E520]=&quot;Vender&quot;;IF([.B468]&gt;[.C520];[.B468];[.C520]);IF([.B468]&lt;[.C520];[.B468];[.C520])))" office:value-type="float" office:value="1.633" calcext:value-type="float">
            <text:p>1,633</text:p>
          </table:table-cell>
          <table:table-cell table:formula="of:=IF([.E520]=&quot;Comprar&quot;;([.B521]-[.C521])/[.C521];([.C521]-[.B521])/[.C521])" office:value-type="float" office:value="-0.0349050826699326" calcext:value-type="float">
            <text:p>-0,034905082669933</text:p>
          </table:table-cell>
          <table:table-cell table:formula="of:=IF([.E520]=&quot;Comprar&quot;;IF([.D521]&gt;[.D$3];&quot;Vender&quot;;&quot;Comprar&quot;);IF([.D521]&gt;[.C$3];&quot;Comprar&quot;;&quot;Vender&quot;))" office:value-type="string" office:string-value="Comprar" calcext:value-type="string">
            <text:p>Comprar</text:p>
          </table:table-cell>
          <table:table-cell table:formula="of:=IF(AND([.E520]=&quot;Vender&quot;;[.E521]=&quot;Comprar&quot;);&quot;VENTA&quot;;IF(AND([.E520]=&quot;Comprar&quot;;[.E521]=&quot;Vender&quot;);&quot;COMPRA&quot;;&quot;&quot;))">
            <text:p/>
          </table:table-cell>
          <table:table-cell/>
          <table:table-cell table:formula="of:=[.H520]" office:value-type="float" office:value="0" calcext:value-type="float">
            <text:p>0</text:p>
          </table:table-cell>
          <table:table-cell/>
          <table:table-cell table:formula="of:=[.J520]+[.I521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567" calcext:value-type="float">
            <text:p>1,567</text:p>
          </table:table-cell>
          <table:table-cell table:formula="of:=IF([.F521]&lt;&gt;&quot;&quot;;[.B469];IF([.E521]=&quot;Vender&quot;;IF([.B469]&gt;[.C521];[.B469];[.C521]);IF([.B469]&lt;[.C521];[.B469];[.C521])))" office:value-type="float" office:value="1.62" calcext:value-type="float">
            <text:p>1,62</text:p>
          </table:table-cell>
          <table:table-cell table:formula="of:=IF([.E521]=&quot;Comprar&quot;;([.B522]-[.C522])/[.C522];([.C522]-[.B522])/[.C522])" office:value-type="float" office:value="-0.032716049382716" calcext:value-type="float">
            <text:p>-0,032716049382716</text:p>
          </table:table-cell>
          <table:table-cell table:formula="of:=IF([.E521]=&quot;Comprar&quot;;IF([.D522]&gt;[.D$3];&quot;Vender&quot;;&quot;Comprar&quot;);IF([.D522]&gt;[.C$3];&quot;Comprar&quot;;&quot;Vender&quot;))" office:value-type="string" office:string-value="Comprar" calcext:value-type="string">
            <text:p>Comprar</text:p>
          </table:table-cell>
          <table:table-cell table:formula="of:=IF(AND([.E521]=&quot;Vender&quot;;[.E522]=&quot;Comprar&quot;);&quot;VENTA&quot;;IF(AND([.E521]=&quot;Comprar&quot;;[.E522]=&quot;Vender&quot;);&quot;COMPRA&quot;;&quot;&quot;))">
            <text:p/>
          </table:table-cell>
          <table:table-cell/>
          <table:table-cell table:formula="of:=[.H521]" office:value-type="float" office:value="0" calcext:value-type="float">
            <text:p>0</text:p>
          </table:table-cell>
          <table:table-cell/>
          <table:table-cell table:formula="of:=[.J521]+[.I522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525" calcext:value-type="float">
            <text:p>1,525</text:p>
          </table:table-cell>
          <table:table-cell table:formula="of:=IF([.F522]&lt;&gt;&quot;&quot;;[.B470];IF([.E522]=&quot;Vender&quot;;IF([.B470]&gt;[.C522];[.B470];[.C522]);IF([.B470]&lt;[.C522];[.B470];[.C522])))" office:value-type="float" office:value="1.537" calcext:value-type="float">
            <text:p>1,537</text:p>
          </table:table-cell>
          <table:table-cell table:formula="of:=IF([.E522]=&quot;Comprar&quot;;([.B523]-[.C523])/[.C523];([.C523]-[.B523])/[.C523])" office:value-type="float" office:value="-0.00780741704619389" calcext:value-type="float">
            <text:p>-0,007807417046194</text:p>
          </table:table-cell>
          <table:table-cell table:formula="of:=IF([.E522]=&quot;Comprar&quot;;IF([.D523]&gt;[.D$3];&quot;Vender&quot;;&quot;Comprar&quot;);IF([.D523]&gt;[.C$3];&quot;Comprar&quot;;&quot;Vender&quot;))" office:value-type="string" office:string-value="Comprar" calcext:value-type="string">
            <text:p>Comprar</text:p>
          </table:table-cell>
          <table:table-cell table:formula="of:=IF(AND([.E522]=&quot;Vender&quot;;[.E523]=&quot;Comprar&quot;);&quot;VENTA&quot;;IF(AND([.E522]=&quot;Comprar&quot;;[.E523]=&quot;Vender&quot;);&quot;COMPRA&quot;;&quot;&quot;))">
            <text:p/>
          </table:table-cell>
          <table:table-cell/>
          <table:table-cell table:formula="of:=[.H522]" office:value-type="float" office:value="0" calcext:value-type="float">
            <text:p>0</text:p>
          </table:table-cell>
          <table:table-cell/>
          <table:table-cell table:formula="of:=[.J522]+[.I523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52" calcext:value-type="float">
            <text:p>1,52</text:p>
          </table:table-cell>
          <table:table-cell table:formula="of:=IF([.F523]&lt;&gt;&quot;&quot;;[.B471];IF([.E523]=&quot;Vender&quot;;IF([.B471]&gt;[.C523];[.B471];[.C523]);IF([.B471]&lt;[.C523];[.B471];[.C523])))" office:value-type="float" office:value="1.524" calcext:value-type="float">
            <text:p>1,524</text:p>
          </table:table-cell>
          <table:table-cell table:formula="of:=IF([.E523]=&quot;Comprar&quot;;([.B524]-[.C524])/[.C524];([.C524]-[.B524])/[.C524])" office:value-type="float" office:value="-0.0026246719160105" calcext:value-type="float">
            <text:p>-0,002624671916011</text:p>
          </table:table-cell>
          <table:table-cell table:formula="of:=IF([.E523]=&quot;Comprar&quot;;IF([.D524]&gt;[.D$3];&quot;Vender&quot;;&quot;Comprar&quot;);IF([.D524]&gt;[.C$3];&quot;Comprar&quot;;&quot;Vender&quot;))" office:value-type="string" office:string-value="Comprar" calcext:value-type="string">
            <text:p>Comprar</text:p>
          </table:table-cell>
          <table:table-cell table:formula="of:=IF(AND([.E523]=&quot;Vender&quot;;[.E524]=&quot;Comprar&quot;);&quot;VENTA&quot;;IF(AND([.E523]=&quot;Comprar&quot;;[.E524]=&quot;Vender&quot;);&quot;COMPRA&quot;;&quot;&quot;))">
            <text:p/>
          </table:table-cell>
          <table:table-cell/>
          <table:table-cell table:formula="of:=[.H523]" office:value-type="float" office:value="0" calcext:value-type="float">
            <text:p>0</text:p>
          </table:table-cell>
          <table:table-cell/>
          <table:table-cell table:formula="of:=[.J523]+[.I524]" office:value-type="float" office:value="2181.681" calcext:value-type="float">
            <text:p>2181,68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556" calcext:value-type="float">
            <text:p>1,556</text:p>
          </table:table-cell>
          <table:table-cell table:formula="of:=IF([.F524]&lt;&gt;&quot;&quot;;[.B472];IF([.E524]=&quot;Vender&quot;;IF([.B472]&gt;[.C524];[.B472];[.C524]);IF([.B472]&lt;[.C524];[.B472];[.C524])))" office:value-type="float" office:value="1.48" calcext:value-type="float">
            <text:p>1,48</text:p>
          </table:table-cell>
          <table:table-cell table:formula="of:=IF([.E524]=&quot;Comprar&quot;;([.B525]-[.C525])/[.C525];([.C525]-[.B525])/[.C525])" office:value-type="float" office:value="0.0513513513513514" calcext:value-type="float">
            <text:p>0,051351351351351</text:p>
          </table:table-cell>
          <table:table-cell table:formula="of:=IF([.E524]=&quot;Comprar&quot;;IF([.D525]&gt;[.D$3];&quot;Vender&quot;;&quot;Comprar&quot;);IF([.D525]&gt;[.C$3];&quot;Comprar&quot;;&quot;Vender&quot;))" office:value-type="string" office:string-value="Vender" calcext:value-type="string">
            <text:p>Vender</text:p>
          </table:table-cell>
          <table:table-cell table:formula="of:=IF(AND([.E524]=&quot;Vender&quot;;[.E525]=&quot;Comprar&quot;);&quot;VENTA&quot;;IF(AND([.E524]=&quot;Comprar&quot;;[.E525]=&quot;Vender&quot;);&quot;COMPRA&quot;;&quot;&quot;))" office:value-type="string" office:string-value="COMPRA" calcext:value-type="string">
            <text:p>COMPRA</text:p>
          </table:table-cell>
          <table:table-cell table:formula="of:=INT(15000/[.B525])" office:value-type="float" office:value="9640" calcext:value-type="float">
            <text:p>9640</text:p>
          </table:table-cell>
          <table:table-cell table:formula="of:=[.G525]" office:value-type="float" office:value="9640" calcext:value-type="float">
            <text:p>9640</text:p>
          </table:table-cell>
          <table:table-cell table:formula="of:=-[.G525]*[.B525]" office:value-type="float" office:value="-14999.84" calcext:value-type="float">
            <text:p>-14999,84</text:p>
          </table:table-cell>
          <table:table-cell table:formula="of:=[.J524]+[.I525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533" calcext:value-type="float">
            <text:p>1,533</text:p>
          </table:table-cell>
          <table:table-cell table:formula="of:=IF([.F525]&lt;&gt;&quot;&quot;;[.B473];IF([.E525]=&quot;Vender&quot;;IF([.B473]&gt;[.C525];[.B473];[.C525]);IF([.B473]&lt;[.C525];[.B473];[.C525])))" office:value-type="float" office:value="1.489" calcext:value-type="float">
            <text:p>1,489</text:p>
          </table:table-cell>
          <table:table-cell table:formula="of:=IF([.E525]=&quot;Comprar&quot;;([.B526]-[.C526])/[.C526];([.C526]-[.B526])/[.C526])" office:value-type="float" office:value="-0.0295500335795835" calcext:value-type="float">
            <text:p>-0,029550033579584</text:p>
          </table:table-cell>
          <table:table-cell table:formula="of:=IF([.E525]=&quot;Comprar&quot;;IF([.D526]&gt;[.D$3];&quot;Vender&quot;;&quot;Comprar&quot;);IF([.D526]&gt;[.C$3];&quot;Comprar&quot;;&quot;Vender&quot;))" office:value-type="string" office:string-value="Vender" calcext:value-type="string">
            <text:p>Vender</text:p>
          </table:table-cell>
          <table:table-cell table:formula="of:=IF(AND([.E525]=&quot;Vender&quot;;[.E526]=&quot;Comprar&quot;);&quot;VENTA&quot;;IF(AND([.E525]=&quot;Comprar&quot;;[.E526]=&quot;Vender&quot;);&quot;COMPRA&quot;;&quot;&quot;))">
            <text:p/>
          </table:table-cell>
          <table:table-cell/>
          <table:table-cell table:formula="of:=[.H525]" office:value-type="float" office:value="9640" calcext:value-type="float">
            <text:p>9640</text:p>
          </table:table-cell>
          <table:table-cell/>
          <table:table-cell table:formula="of:=[.J525]+[.I526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52" calcext:value-type="float">
            <text:p>1,52</text:p>
          </table:table-cell>
          <table:table-cell table:formula="of:=IF([.F526]&lt;&gt;&quot;&quot;;[.B474];IF([.E526]=&quot;Vender&quot;;IF([.B474]&gt;[.C526];[.B474];[.C526]);IF([.B474]&lt;[.C526];[.B474];[.C526])))" office:value-type="float" office:value="1.489" calcext:value-type="float">
            <text:p>1,489</text:p>
          </table:table-cell>
          <table:table-cell table:formula="of:=IF([.E526]=&quot;Comprar&quot;;([.B527]-[.C527])/[.C527];([.C527]-[.B527])/[.C527])" office:value-type="float" office:value="-0.0208193418401611" calcext:value-type="float">
            <text:p>-0,020819341840161</text:p>
          </table:table-cell>
          <table:table-cell table:formula="of:=IF([.E526]=&quot;Comprar&quot;;IF([.D527]&gt;[.D$3];&quot;Vender&quot;;&quot;Comprar&quot;);IF([.D527]&gt;[.C$3];&quot;Comprar&quot;;&quot;Vender&quot;))" office:value-type="string" office:string-value="Vender" calcext:value-type="string">
            <text:p>Vender</text:p>
          </table:table-cell>
          <table:table-cell table:formula="of:=IF(AND([.E526]=&quot;Vender&quot;;[.E527]=&quot;Comprar&quot;);&quot;VENTA&quot;;IF(AND([.E526]=&quot;Comprar&quot;;[.E527]=&quot;Vender&quot;);&quot;COMPRA&quot;;&quot;&quot;))">
            <text:p/>
          </table:table-cell>
          <table:table-cell/>
          <table:table-cell table:formula="of:=[.H526]" office:value-type="float" office:value="9640" calcext:value-type="float">
            <text:p>9640</text:p>
          </table:table-cell>
          <table:table-cell/>
          <table:table-cell table:formula="of:=[.J526]+[.I527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547" calcext:value-type="float">
            <text:p>1,547</text:p>
          </table:table-cell>
          <table:table-cell table:formula="of:=IF([.F527]&lt;&gt;&quot;&quot;;[.B475];IF([.E527]=&quot;Vender&quot;;IF([.B475]&gt;[.C527];[.B475];[.C527]);IF([.B475]&lt;[.C527];[.B475];[.C527])))" office:value-type="float" office:value="1.514" calcext:value-type="float">
            <text:p>1,514</text:p>
          </table:table-cell>
          <table:table-cell table:formula="of:=IF([.E527]=&quot;Comprar&quot;;([.B528]-[.C528])/[.C528];([.C528]-[.B528])/[.C528])" office:value-type="float" office:value="-0.0217965653896963" calcext:value-type="float">
            <text:p>-0,021796565389696</text:p>
          </table:table-cell>
          <table:table-cell table:formula="of:=IF([.E527]=&quot;Comprar&quot;;IF([.D528]&gt;[.D$3];&quot;Vender&quot;;&quot;Comprar&quot;);IF([.D528]&gt;[.C$3];&quot;Comprar&quot;;&quot;Vender&quot;))" office:value-type="string" office:string-value="Vender" calcext:value-type="string">
            <text:p>Vender</text:p>
          </table:table-cell>
          <table:table-cell table:formula="of:=IF(AND([.E527]=&quot;Vender&quot;;[.E528]=&quot;Comprar&quot;);&quot;VENTA&quot;;IF(AND([.E527]=&quot;Comprar&quot;;[.E528]=&quot;Vender&quot;);&quot;COMPRA&quot;;&quot;&quot;))">
            <text:p/>
          </table:table-cell>
          <table:table-cell/>
          <table:table-cell table:formula="of:=[.H527]" office:value-type="float" office:value="9640" calcext:value-type="float">
            <text:p>9640</text:p>
          </table:table-cell>
          <table:table-cell/>
          <table:table-cell table:formula="of:=[.J527]+[.I528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538" calcext:value-type="float">
            <text:p>1,538</text:p>
          </table:table-cell>
          <table:table-cell table:formula="of:=IF([.F528]&lt;&gt;&quot;&quot;;[.B476];IF([.E528]=&quot;Vender&quot;;IF([.B476]&gt;[.C528];[.B476];[.C528]);IF([.B476]&lt;[.C528];[.B476];[.C528])))" office:value-type="float" office:value="1.564" calcext:value-type="float">
            <text:p>1,564</text:p>
          </table:table-cell>
          <table:table-cell table:formula="of:=IF([.E528]=&quot;Comprar&quot;;([.B529]-[.C529])/[.C529];([.C529]-[.B529])/[.C529])" office:value-type="float" office:value="0.0166240409207161" calcext:value-type="float">
            <text:p>0,016624040920716</text:p>
          </table:table-cell>
          <table:table-cell table:formula="of:=IF([.E528]=&quot;Comprar&quot;;IF([.D529]&gt;[.D$3];&quot;Vender&quot;;&quot;Comprar&quot;);IF([.D529]&gt;[.C$3];&quot;Comprar&quot;;&quot;Vender&quot;))" office:value-type="string" office:string-value="Vender" calcext:value-type="string">
            <text:p>Vender</text:p>
          </table:table-cell>
          <table:table-cell table:formula="of:=IF(AND([.E528]=&quot;Vender&quot;;[.E529]=&quot;Comprar&quot;);&quot;VENTA&quot;;IF(AND([.E528]=&quot;Comprar&quot;;[.E529]=&quot;Vender&quot;);&quot;COMPRA&quot;;&quot;&quot;))">
            <text:p/>
          </table:table-cell>
          <table:table-cell/>
          <table:table-cell table:formula="of:=[.H528]" office:value-type="float" office:value="9640" calcext:value-type="float">
            <text:p>9640</text:p>
          </table:table-cell>
          <table:table-cell/>
          <table:table-cell table:formula="of:=[.J528]+[.I529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57" calcext:value-type="float">
            <text:p>1,57</text:p>
          </table:table-cell>
          <table:table-cell table:formula="of:=IF([.F529]&lt;&gt;&quot;&quot;;[.B477];IF([.E529]=&quot;Vender&quot;;IF([.B477]&gt;[.C529];[.B477];[.C529]);IF([.B477]&lt;[.C529];[.B477];[.C529])))" office:value-type="float" office:value="1.564" calcext:value-type="float">
            <text:p>1,564</text:p>
          </table:table-cell>
          <table:table-cell table:formula="of:=IF([.E529]=&quot;Comprar&quot;;([.B530]-[.C530])/[.C530];([.C530]-[.B530])/[.C530])" office:value-type="float" office:value="-0.00383631713554987" calcext:value-type="float">
            <text:p>-0,00383631713555</text:p>
          </table:table-cell>
          <table:table-cell table:formula="of:=IF([.E529]=&quot;Comprar&quot;;IF([.D530]&gt;[.D$3];&quot;Vender&quot;;&quot;Comprar&quot;);IF([.D530]&gt;[.C$3];&quot;Comprar&quot;;&quot;Vender&quot;))" office:value-type="string" office:string-value="Vender" calcext:value-type="string">
            <text:p>Vender</text:p>
          </table:table-cell>
          <table:table-cell table:formula="of:=IF(AND([.E529]=&quot;Vender&quot;;[.E530]=&quot;Comprar&quot;);&quot;VENTA&quot;;IF(AND([.E529]=&quot;Comprar&quot;;[.E530]=&quot;Vender&quot;);&quot;COMPRA&quot;;&quot;&quot;))">
            <text:p/>
          </table:table-cell>
          <table:table-cell/>
          <table:table-cell table:formula="of:=[.H529]" office:value-type="float" office:value="9640" calcext:value-type="float">
            <text:p>9640</text:p>
          </table:table-cell>
          <table:table-cell/>
          <table:table-cell table:formula="of:=[.J529]+[.I530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57" calcext:value-type="float">
            <text:p>1,57</text:p>
          </table:table-cell>
          <table:table-cell table:formula="of:=IF([.F530]&lt;&gt;&quot;&quot;;[.B478];IF([.E530]=&quot;Vender&quot;;IF([.B478]&gt;[.C530];[.B478];[.C530]);IF([.B478]&lt;[.C530];[.B478];[.C530])))" office:value-type="float" office:value="1.565" calcext:value-type="float">
            <text:p>1,565</text:p>
          </table:table-cell>
          <table:table-cell table:formula="of:=IF([.E530]=&quot;Comprar&quot;;([.B531]-[.C531])/[.C531];([.C531]-[.B531])/[.C531])" office:value-type="float" office:value="-0.00319488817891381" calcext:value-type="float">
            <text:p>-0,003194888178914</text:p>
          </table:table-cell>
          <table:table-cell table:formula="of:=IF([.E530]=&quot;Comprar&quot;;IF([.D531]&gt;[.D$3];&quot;Vender&quot;;&quot;Comprar&quot;);IF([.D531]&gt;[.C$3];&quot;Comprar&quot;;&quot;Vender&quot;))" office:value-type="string" office:string-value="Vender" calcext:value-type="string">
            <text:p>Vender</text:p>
          </table:table-cell>
          <table:table-cell table:formula="of:=IF(AND([.E530]=&quot;Vender&quot;;[.E531]=&quot;Comprar&quot;);&quot;VENTA&quot;;IF(AND([.E530]=&quot;Comprar&quot;;[.E531]=&quot;Vender&quot;);&quot;COMPRA&quot;;&quot;&quot;))">
            <text:p/>
          </table:table-cell>
          <table:table-cell/>
          <table:table-cell table:formula="of:=[.H530]" office:value-type="float" office:value="9640" calcext:value-type="float">
            <text:p>9640</text:p>
          </table:table-cell>
          <table:table-cell/>
          <table:table-cell table:formula="of:=[.J530]+[.I531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561" calcext:value-type="float">
            <text:p>1,561</text:p>
          </table:table-cell>
          <table:table-cell table:formula="of:=IF([.F531]&lt;&gt;&quot;&quot;;[.B479];IF([.E531]=&quot;Vender&quot;;IF([.B479]&gt;[.C531];[.B479];[.C531]);IF([.B479]&lt;[.C531];[.B479];[.C531])))" office:value-type="float" office:value="1.565" calcext:value-type="float">
            <text:p>1,565</text:p>
          </table:table-cell>
          <table:table-cell table:formula="of:=IF([.E531]=&quot;Comprar&quot;;([.B532]-[.C532])/[.C532];([.C532]-[.B532])/[.C532])" office:value-type="float" office:value="0.00255591054313099" calcext:value-type="float">
            <text:p>0,002555910543131</text:p>
          </table:table-cell>
          <table:table-cell table:formula="of:=IF([.E531]=&quot;Comprar&quot;;IF([.D532]&gt;[.D$3];&quot;Vender&quot;;&quot;Comprar&quot;);IF([.D532]&gt;[.C$3];&quot;Comprar&quot;;&quot;Vender&quot;))" office:value-type="string" office:string-value="Vender" calcext:value-type="string">
            <text:p>Vender</text:p>
          </table:table-cell>
          <table:table-cell table:formula="of:=IF(AND([.E531]=&quot;Vender&quot;;[.E532]=&quot;Comprar&quot;);&quot;VENTA&quot;;IF(AND([.E531]=&quot;Comprar&quot;;[.E532]=&quot;Vender&quot;);&quot;COMPRA&quot;;&quot;&quot;))">
            <text:p/>
          </table:table-cell>
          <table:table-cell/>
          <table:table-cell table:formula="of:=[.H531]" office:value-type="float" office:value="9640" calcext:value-type="float">
            <text:p>9640</text:p>
          </table:table-cell>
          <table:table-cell/>
          <table:table-cell table:formula="of:=[.J531]+[.I532]" office:value-type="float" office:value="-12818.159" calcext:value-type="float">
            <text:p>-12818,15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561" calcext:value-type="float">
            <text:p>1,561</text:p>
          </table:table-cell>
          <table:table-cell table:formula="of:=IF([.F532]&lt;&gt;&quot;&quot;;[.B480];IF([.E532]=&quot;Vender&quot;;IF([.B480]&gt;[.C532];[.B480];[.C532]);IF([.B480]&lt;[.C532];[.B480];[.C532])))" office:value-type="float" office:value="1.709" calcext:value-type="float">
            <text:p>1,709</text:p>
          </table:table-cell>
          <table:table-cell table:formula="of:=IF([.E532]=&quot;Comprar&quot;;([.B533]-[.C533])/[.C533];([.C533]-[.B533])/[.C533])" office:value-type="float" office:value="0.0866003510825045" calcext:value-type="float">
            <text:p>0,086600351082505</text:p>
          </table:table-cell>
          <table:table-cell table:formula="of:=IF([.E532]=&quot;Comprar&quot;;IF([.D533]&gt;[.D$3];&quot;Vender&quot;;&quot;Comprar&quot;);IF([.D533]&gt;[.C$3];&quot;Comprar&quot;;&quot;Vender&quot;))" office:value-type="string" office:string-value="Comprar" calcext:value-type="string">
            <text:p>Comprar</text:p>
          </table:table-cell>
          <table:table-cell table:formula="of:=IF(AND([.E532]=&quot;Vender&quot;;[.E533]=&quot;Comprar&quot;);&quot;VENTA&quot;;IF(AND([.E532]=&quot;Comprar&quot;;[.E533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32]" office:value-type="float" office:value="9640" calcext:value-type="float">
            <text:p>9640</text:p>
          </table:table-cell>
          <table:table-cell table:formula="of:=[.H533]*[.B533]" office:value-type="float" office:value="15048.04" calcext:value-type="float">
            <text:p>15048,04</text:p>
          </table:table-cell>
          <table:table-cell table:formula="of:=[.J532]+[.I53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58" calcext:value-type="float">
            <text:p>1,558</text:p>
          </table:table-cell>
          <table:table-cell table:formula="of:=IF([.F533]&lt;&gt;&quot;&quot;;[.B481];IF([.E533]=&quot;Vender&quot;;IF([.B481]&gt;[.C533];[.B481];[.C533]);IF([.B481]&lt;[.C533];[.B481];[.C533])))" office:value-type="float" office:value="1.621" calcext:value-type="float">
            <text:p>1,621</text:p>
          </table:table-cell>
          <table:table-cell table:formula="of:=IF([.E533]=&quot;Comprar&quot;;([.B534]-[.C534])/[.C534];([.C534]-[.B534])/[.C534])" office:value-type="float" office:value="-0.0388648982109808" calcext:value-type="float">
            <text:p>-0,038864898210981</text:p>
          </table:table-cell>
          <table:table-cell table:formula="of:=IF([.E533]=&quot;Comprar&quot;;IF([.D534]&gt;[.D$3];&quot;Vender&quot;;&quot;Comprar&quot;);IF([.D534]&gt;[.C$3];&quot;Comprar&quot;;&quot;Vender&quot;))" office:value-type="string" office:string-value="Comprar" calcext:value-type="string">
            <text:p>Comprar</text:p>
          </table:table-cell>
          <table:table-cell table:formula="of:=IF(AND([.E533]=&quot;Vender&quot;;[.E534]=&quot;Comprar&quot;);&quot;VENTA&quot;;IF(AND([.E533]=&quot;Comprar&quot;;[.E534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33]+[.I53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539" calcext:value-type="float">
            <text:p>1,539</text:p>
          </table:table-cell>
          <table:table-cell table:formula="of:=IF([.F534]&lt;&gt;&quot;&quot;;[.B482];IF([.E534]=&quot;Vender&quot;;IF([.B482]&gt;[.C534];[.B482];[.C534]);IF([.B482]&lt;[.C534];[.B482];[.C534])))" office:value-type="float" office:value="1.617" calcext:value-type="float">
            <text:p>1,617</text:p>
          </table:table-cell>
          <table:table-cell table:formula="of:=IF([.E534]=&quot;Comprar&quot;;([.B535]-[.C535])/[.C535];([.C535]-[.B535])/[.C535])" office:value-type="float" office:value="-0.0482374768089053" calcext:value-type="float">
            <text:p>-0,048237476808905</text:p>
          </table:table-cell>
          <table:table-cell table:formula="of:=IF([.E534]=&quot;Comprar&quot;;IF([.D535]&gt;[.D$3];&quot;Vender&quot;;&quot;Comprar&quot;);IF([.D535]&gt;[.C$3];&quot;Comprar&quot;;&quot;Vender&quot;))" office:value-type="string" office:string-value="Comprar" calcext:value-type="string">
            <text:p>Comprar</text:p>
          </table:table-cell>
          <table:table-cell table:formula="of:=IF(AND([.E534]=&quot;Vender&quot;;[.E535]=&quot;Comprar&quot;);&quot;VENTA&quot;;IF(AND([.E534]=&quot;Comprar&quot;;[.E535]=&quot;Vender&quot;);&quot;COMPRA&quot;;&quot;&quot;))">
            <text:p/>
          </table:table-cell>
          <table:table-cell/>
          <table:table-cell table:formula="of:=[.H534]" office:value-type="float" office:value="0" calcext:value-type="float">
            <text:p>0</text:p>
          </table:table-cell>
          <table:table-cell/>
          <table:table-cell table:formula="of:=[.J534]+[.I53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522" calcext:value-type="float">
            <text:p>1,522</text:p>
          </table:table-cell>
          <table:table-cell table:formula="of:=IF([.F535]&lt;&gt;&quot;&quot;;[.B483];IF([.E535]=&quot;Vender&quot;;IF([.B483]&gt;[.C535];[.B483];[.C535]);IF([.B483]&lt;[.C535];[.B483];[.C535])))" office:value-type="float" office:value="1.571" calcext:value-type="float">
            <text:p>1,571</text:p>
          </table:table-cell>
          <table:table-cell table:formula="of:=IF([.E535]=&quot;Comprar&quot;;([.B536]-[.C536])/[.C536];([.C536]-[.B536])/[.C536])" office:value-type="float" office:value="-0.0311903246339912" calcext:value-type="float">
            <text:p>-0,031190324633991</text:p>
          </table:table-cell>
          <table:table-cell table:formula="of:=IF([.E535]=&quot;Comprar&quot;;IF([.D536]&gt;[.D$3];&quot;Vender&quot;;&quot;Comprar&quot;);IF([.D536]&gt;[.C$3];&quot;Comprar&quot;;&quot;Vender&quot;))" office:value-type="string" office:string-value="Comprar" calcext:value-type="string">
            <text:p>Comprar</text:p>
          </table:table-cell>
          <table:table-cell table:formula="of:=IF(AND([.E535]=&quot;Vender&quot;;[.E536]=&quot;Comprar&quot;);&quot;VENTA&quot;;IF(AND([.E535]=&quot;Comprar&quot;;[.E536]=&quot;Vender&quot;);&quot;COMPRA&quot;;&quot;&quot;))">
            <text:p/>
          </table:table-cell>
          <table:table-cell/>
          <table:table-cell table:formula="of:=[.H535]" office:value-type="float" office:value="0" calcext:value-type="float">
            <text:p>0</text:p>
          </table:table-cell>
          <table:table-cell/>
          <table:table-cell table:formula="of:=[.J535]+[.I53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558" calcext:value-type="float">
            <text:p>1,558</text:p>
          </table:table-cell>
          <table:table-cell table:formula="of:=IF([.F536]&lt;&gt;&quot;&quot;;[.B484];IF([.E536]=&quot;Vender&quot;;IF([.B484]&gt;[.C536];[.B484];[.C536]);IF([.B484]&lt;[.C536];[.B484];[.C536])))" office:value-type="float" office:value="1.571" calcext:value-type="float">
            <text:p>1,571</text:p>
          </table:table-cell>
          <table:table-cell table:formula="of:=IF([.E536]=&quot;Comprar&quot;;([.B537]-[.C537])/[.C537];([.C537]-[.B537])/[.C537])" office:value-type="float" office:value="-0.00827498408656914" calcext:value-type="float">
            <text:p>-0,008274984086569</text:p>
          </table:table-cell>
          <table:table-cell table:formula="of:=IF([.E536]=&quot;Comprar&quot;;IF([.D537]&gt;[.D$3];&quot;Vender&quot;;&quot;Comprar&quot;);IF([.D537]&gt;[.C$3];&quot;Comprar&quot;;&quot;Vender&quot;))" office:value-type="string" office:string-value="Comprar" calcext:value-type="string">
            <text:p>Comprar</text:p>
          </table:table-cell>
          <table:table-cell table:formula="of:=IF(AND([.E536]=&quot;Vender&quot;;[.E537]=&quot;Comprar&quot;);&quot;VENTA&quot;;IF(AND([.E536]=&quot;Comprar&quot;;[.E537]=&quot;Vender&quot;);&quot;COMPRA&quot;;&quot;&quot;))">
            <text:p/>
          </table:table-cell>
          <table:table-cell/>
          <table:table-cell table:formula="of:=[.H536]" office:value-type="float" office:value="0" calcext:value-type="float">
            <text:p>0</text:p>
          </table:table-cell>
          <table:table-cell/>
          <table:table-cell table:formula="of:=[.J536]+[.I53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58" calcext:value-type="float">
            <text:p>1,58</text:p>
          </table:table-cell>
          <table:table-cell table:formula="of:=IF([.F537]&lt;&gt;&quot;&quot;;[.B485];IF([.E537]=&quot;Vender&quot;;IF([.B485]&gt;[.C537];[.B485];[.C537]);IF([.B485]&lt;[.C537];[.B485];[.C537])))" office:value-type="float" office:value="1.571" calcext:value-type="float">
            <text:p>1,571</text:p>
          </table:table-cell>
          <table:table-cell table:formula="of:=IF([.E537]=&quot;Comprar&quot;;([.B538]-[.C538])/[.C538];([.C538]-[.B538])/[.C538])" office:value-type="float" office:value="0.00572883513685544" calcext:value-type="float">
            <text:p>0,005728835136855</text:p>
          </table:table-cell>
          <table:table-cell table:formula="of:=IF([.E537]=&quot;Comprar&quot;;IF([.D538]&gt;[.D$3];&quot;Vender&quot;;&quot;Comprar&quot;);IF([.D538]&gt;[.C$3];&quot;Comprar&quot;;&quot;Vender&quot;))" office:value-type="string" office:string-value="Comprar" calcext:value-type="string">
            <text:p>Comprar</text:p>
          </table:table-cell>
          <table:table-cell table:formula="of:=IF(AND([.E537]=&quot;Vender&quot;;[.E538]=&quot;Comprar&quot;);&quot;VENTA&quot;;IF(AND([.E537]=&quot;Comprar&quot;;[.E538]=&quot;Vender&quot;);&quot;COMPRA&quot;;&quot;&quot;))">
            <text:p/>
          </table:table-cell>
          <table:table-cell/>
          <table:table-cell table:formula="of:=[.H537]" office:value-type="float" office:value="0" calcext:value-type="float">
            <text:p>0</text:p>
          </table:table-cell>
          <table:table-cell/>
          <table:table-cell table:formula="of:=[.J537]+[.I53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55" calcext:value-type="float">
            <text:p>1,55</text:p>
          </table:table-cell>
          <table:table-cell table:formula="of:=IF([.F538]&lt;&gt;&quot;&quot;;[.B486];IF([.E538]=&quot;Vender&quot;;IF([.B486]&gt;[.C538];[.B486];[.C538]);IF([.B486]&lt;[.C538];[.B486];[.C538])))" office:value-type="float" office:value="1.571" calcext:value-type="float">
            <text:p>1,571</text:p>
          </table:table-cell>
          <table:table-cell table:formula="of:=IF([.E538]=&quot;Comprar&quot;;([.B539]-[.C539])/[.C539];([.C539]-[.B539])/[.C539])" office:value-type="float" office:value="-0.0133672819859963" calcext:value-type="float">
            <text:p>-0,013367281985996</text:p>
          </table:table-cell>
          <table:table-cell table:formula="of:=IF([.E538]=&quot;Comprar&quot;;IF([.D539]&gt;[.D$3];&quot;Vender&quot;;&quot;Comprar&quot;);IF([.D539]&gt;[.C$3];&quot;Comprar&quot;;&quot;Vender&quot;))" office:value-type="string" office:string-value="Comprar" calcext:value-type="string">
            <text:p>Comprar</text:p>
          </table:table-cell>
          <table:table-cell table:formula="of:=IF(AND([.E538]=&quot;Vender&quot;;[.E539]=&quot;Comprar&quot;);&quot;VENTA&quot;;IF(AND([.E538]=&quot;Comprar&quot;;[.E539]=&quot;Vender&quot;);&quot;COMPRA&quot;;&quot;&quot;))">
            <text:p/>
          </table:table-cell>
          <table:table-cell/>
          <table:table-cell table:formula="of:=[.H538]" office:value-type="float" office:value="0" calcext:value-type="float">
            <text:p>0</text:p>
          </table:table-cell>
          <table:table-cell/>
          <table:table-cell table:formula="of:=[.J538]+[.I53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54" calcext:value-type="float">
            <text:p>1,54</text:p>
          </table:table-cell>
          <table:table-cell table:formula="of:=IF([.F539]&lt;&gt;&quot;&quot;;[.B487];IF([.E539]=&quot;Vender&quot;;IF([.B487]&gt;[.C539];[.B487];[.C539]);IF([.B487]&lt;[.C539];[.B487];[.C539])))" office:value-type="float" office:value="1.571" calcext:value-type="float">
            <text:p>1,571</text:p>
          </table:table-cell>
          <table:table-cell table:formula="of:=IF([.E539]=&quot;Comprar&quot;;([.B540]-[.C540])/[.C540];([.C540]-[.B540])/[.C540])" office:value-type="float" office:value="-0.0197326543602802" calcext:value-type="float">
            <text:p>-0,01973265436028</text:p>
          </table:table-cell>
          <table:table-cell table:formula="of:=IF([.E539]=&quot;Comprar&quot;;IF([.D540]&gt;[.D$3];&quot;Vender&quot;;&quot;Comprar&quot;);IF([.D540]&gt;[.C$3];&quot;Comprar&quot;;&quot;Vender&quot;))" office:value-type="string" office:string-value="Comprar" calcext:value-type="string">
            <text:p>Comprar</text:p>
          </table:table-cell>
          <table:table-cell table:formula="of:=IF(AND([.E539]=&quot;Vender&quot;;[.E540]=&quot;Comprar&quot;);&quot;VENTA&quot;;IF(AND([.E539]=&quot;Comprar&quot;;[.E540]=&quot;Vender&quot;);&quot;COMPRA&quot;;&quot;&quot;))">
            <text:p/>
          </table:table-cell>
          <table:table-cell/>
          <table:table-cell table:formula="of:=[.H539]" office:value-type="float" office:value="0" calcext:value-type="float">
            <text:p>0</text:p>
          </table:table-cell>
          <table:table-cell/>
          <table:table-cell table:formula="of:=[.J539]+[.I54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53" calcext:value-type="float">
            <text:p>1,53</text:p>
          </table:table-cell>
          <table:table-cell table:formula="of:=IF([.F540]&lt;&gt;&quot;&quot;;[.B488];IF([.E540]=&quot;Vender&quot;;IF([.B488]&gt;[.C540];[.B488];[.C540]);IF([.B488]&lt;[.C540];[.B488];[.C540])))" office:value-type="float" office:value="1.565" calcext:value-type="float">
            <text:p>1,565</text:p>
          </table:table-cell>
          <table:table-cell table:formula="of:=IF([.E540]=&quot;Comprar&quot;;([.B541]-[.C541])/[.C541];([.C541]-[.B541])/[.C541])" office:value-type="float" office:value="-0.0223642172523961" calcext:value-type="float">
            <text:p>-0,022364217252396</text:p>
          </table:table-cell>
          <table:table-cell table:formula="of:=IF([.E540]=&quot;Comprar&quot;;IF([.D541]&gt;[.D$3];&quot;Vender&quot;;&quot;Comprar&quot;);IF([.D541]&gt;[.C$3];&quot;Comprar&quot;;&quot;Vender&quot;))" office:value-type="string" office:string-value="Comprar" calcext:value-type="string">
            <text:p>Comprar</text:p>
          </table:table-cell>
          <table:table-cell table:formula="of:=IF(AND([.E540]=&quot;Vender&quot;;[.E541]=&quot;Comprar&quot;);&quot;VENTA&quot;;IF(AND([.E540]=&quot;Comprar&quot;;[.E541]=&quot;Vender&quot;);&quot;COMPRA&quot;;&quot;&quot;))">
            <text:p/>
          </table:table-cell>
          <table:table-cell/>
          <table:table-cell table:formula="of:=[.H540]" office:value-type="float" office:value="0" calcext:value-type="float">
            <text:p>0</text:p>
          </table:table-cell>
          <table:table-cell/>
          <table:table-cell table:formula="of:=[.J540]+[.I54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504" calcext:value-type="float">
            <text:p>1,504</text:p>
          </table:table-cell>
          <table:table-cell table:formula="of:=IF([.F541]&lt;&gt;&quot;&quot;;[.B489];IF([.E541]=&quot;Vender&quot;;IF([.B489]&gt;[.C541];[.B489];[.C541]);IF([.B489]&lt;[.C541];[.B489];[.C541])))" office:value-type="float" office:value="1.55" calcext:value-type="float">
            <text:p>1,55</text:p>
          </table:table-cell>
          <table:table-cell table:formula="of:=IF([.E541]=&quot;Comprar&quot;;([.B542]-[.C542])/[.C542];([.C542]-[.B542])/[.C542])" office:value-type="float" office:value="-0.0296774193548387" calcext:value-type="float">
            <text:p>-0,029677419354839</text:p>
          </table:table-cell>
          <table:table-cell table:formula="of:=IF([.E541]=&quot;Comprar&quot;;IF([.D542]&gt;[.D$3];&quot;Vender&quot;;&quot;Comprar&quot;);IF([.D542]&gt;[.C$3];&quot;Comprar&quot;;&quot;Vender&quot;))" office:value-type="string" office:string-value="Comprar" calcext:value-type="string">
            <text:p>Comprar</text:p>
          </table:table-cell>
          <table:table-cell table:formula="of:=IF(AND([.E541]=&quot;Vender&quot;;[.E542]=&quot;Comprar&quot;);&quot;VENTA&quot;;IF(AND([.E541]=&quot;Comprar&quot;;[.E542]=&quot;Vender&quot;);&quot;COMPRA&quot;;&quot;&quot;))">
            <text:p/>
          </table:table-cell>
          <table:table-cell/>
          <table:table-cell table:formula="of:=[.H541]" office:value-type="float" office:value="0" calcext:value-type="float">
            <text:p>0</text:p>
          </table:table-cell>
          <table:table-cell/>
          <table:table-cell table:formula="of:=[.J541]+[.I54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" calcext:value-type="float">
            <text:p>1,47</text:p>
          </table:table-cell>
          <table:table-cell table:formula="of:=IF([.F542]&lt;&gt;&quot;&quot;;[.B490];IF([.E542]=&quot;Vender&quot;;IF([.B490]&gt;[.C542];[.B490];[.C542]);IF([.B490]&lt;[.C542];[.B490];[.C542])))" office:value-type="float" office:value="1.55" calcext:value-type="float">
            <text:p>1,55</text:p>
          </table:table-cell>
          <table:table-cell table:formula="of:=IF([.E542]=&quot;Comprar&quot;;([.B543]-[.C543])/[.C543];([.C543]-[.B543])/[.C543])" office:value-type="float" office:value="-0.0516129032258065" calcext:value-type="float">
            <text:p>-0,051612903225807</text:p>
          </table:table-cell>
          <table:table-cell table:formula="of:=IF([.E542]=&quot;Comprar&quot;;IF([.D543]&gt;[.D$3];&quot;Vender&quot;;&quot;Comprar&quot;);IF([.D543]&gt;[.C$3];&quot;Comprar&quot;;&quot;Vender&quot;))" office:value-type="string" office:string-value="Comprar" calcext:value-type="string">
            <text:p>Comprar</text:p>
          </table:table-cell>
          <table:table-cell table:formula="of:=IF(AND([.E542]=&quot;Vender&quot;;[.E543]=&quot;Comprar&quot;);&quot;VENTA&quot;;IF(AND([.E542]=&quot;Comprar&quot;;[.E543]=&quot;Vender&quot;);&quot;COMPRA&quot;;&quot;&quot;))">
            <text:p/>
          </table:table-cell>
          <table:table-cell/>
          <table:table-cell table:formula="of:=[.H542]" office:value-type="float" office:value="0" calcext:value-type="float">
            <text:p>0</text:p>
          </table:table-cell>
          <table:table-cell/>
          <table:table-cell table:formula="of:=[.J542]+[.I54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22" calcext:value-type="float">
            <text:p>1,422</text:p>
          </table:table-cell>
          <table:table-cell table:formula="of:=IF([.F543]&lt;&gt;&quot;&quot;;[.B491];IF([.E543]=&quot;Vender&quot;;IF([.B491]&gt;[.C543];[.B491];[.C543]);IF([.B491]&lt;[.C543];[.B491];[.C543])))" office:value-type="float" office:value="1.55" calcext:value-type="float">
            <text:p>1,55</text:p>
          </table:table-cell>
          <table:table-cell table:formula="of:=IF([.E543]=&quot;Comprar&quot;;([.B544]-[.C544])/[.C544];([.C544]-[.B544])/[.C544])" office:value-type="float" office:value="-0.0825806451612903" calcext:value-type="float">
            <text:p>-0,08258064516129</text:p>
          </table:table-cell>
          <table:table-cell table:formula="of:=IF([.E543]=&quot;Comprar&quot;;IF([.D544]&gt;[.D$3];&quot;Vender&quot;;&quot;Comprar&quot;);IF([.D544]&gt;[.C$3];&quot;Comprar&quot;;&quot;Vender&quot;))" office:value-type="string" office:string-value="Comprar" calcext:value-type="string">
            <text:p>Comprar</text:p>
          </table:table-cell>
          <table:table-cell table:formula="of:=IF(AND([.E543]=&quot;Vender&quot;;[.E544]=&quot;Comprar&quot;);&quot;VENTA&quot;;IF(AND([.E543]=&quot;Comprar&quot;;[.E544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43]+[.I54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352" calcext:value-type="float">
            <text:p>1,352</text:p>
          </table:table-cell>
          <table:table-cell table:formula="of:=IF([.F544]&lt;&gt;&quot;&quot;;[.B492];IF([.E544]=&quot;Vender&quot;;IF([.B492]&gt;[.C544];[.B492];[.C544]);IF([.B492]&lt;[.C544];[.B492];[.C544])))" office:value-type="float" office:value="1.55" calcext:value-type="float">
            <text:p>1,55</text:p>
          </table:table-cell>
          <table:table-cell table:formula="of:=IF([.E544]=&quot;Comprar&quot;;([.B545]-[.C545])/[.C545];([.C545]-[.B545])/[.C545])" office:value-type="float" office:value="-0.127741935483871" calcext:value-type="float">
            <text:p>-0,127741935483871</text:p>
          </table:table-cell>
          <table:table-cell table:formula="of:=IF([.E544]=&quot;Comprar&quot;;IF([.D545]&gt;[.D$3];&quot;Vender&quot;;&quot;Comprar&quot;);IF([.D545]&gt;[.C$3];&quot;Comprar&quot;;&quot;Vender&quot;))" office:value-type="string" office:string-value="Comprar" calcext:value-type="string">
            <text:p>Comprar</text:p>
          </table:table-cell>
          <table:table-cell table:formula="of:=IF(AND([.E544]=&quot;Vender&quot;;[.E545]=&quot;Comprar&quot;);&quot;VENTA&quot;;IF(AND([.E544]=&quot;Comprar&quot;;[.E545]=&quot;Vender&quot;);&quot;COMPRA&quot;;&quot;&quot;))">
            <text:p/>
          </table:table-cell>
          <table:table-cell/>
          <table:table-cell table:formula="of:=[.H544]" office:value-type="float" office:value="0" calcext:value-type="float">
            <text:p>0</text:p>
          </table:table-cell>
          <table:table-cell/>
          <table:table-cell table:formula="of:=[.J544]+[.I54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29" calcext:value-type="float">
            <text:p>1,29</text:p>
          </table:table-cell>
          <table:table-cell table:formula="of:=IF([.F545]&lt;&gt;&quot;&quot;;[.B493];IF([.E545]=&quot;Vender&quot;;IF([.B493]&gt;[.C545];[.B493];[.C545]);IF([.B493]&lt;[.C545];[.B493];[.C545])))" office:value-type="float" office:value="1.55" calcext:value-type="float">
            <text:p>1,55</text:p>
          </table:table-cell>
          <table:table-cell table:formula="of:=IF([.E545]=&quot;Comprar&quot;;([.B546]-[.C546])/[.C546];([.C546]-[.B546])/[.C546])" office:value-type="float" office:value="-0.167741935483871" calcext:value-type="float">
            <text:p>-0,167741935483871</text:p>
          </table:table-cell>
          <table:table-cell table:formula="of:=IF([.E545]=&quot;Comprar&quot;;IF([.D546]&gt;[.D$3];&quot;Vender&quot;;&quot;Comprar&quot;);IF([.D546]&gt;[.C$3];&quot;Comprar&quot;;&quot;Vender&quot;))" office:value-type="string" office:string-value="Comprar" calcext:value-type="string">
            <text:p>Comprar</text:p>
          </table:table-cell>
          <table:table-cell table:formula="of:=IF(AND([.E545]=&quot;Vender&quot;;[.E546]=&quot;Comprar&quot;);&quot;VENTA&quot;;IF(AND([.E545]=&quot;Comprar&quot;;[.E546]=&quot;Vender&quot;);&quot;COMPRA&quot;;&quot;&quot;))">
            <text:p/>
          </table:table-cell>
          <table:table-cell/>
          <table:table-cell table:formula="of:=[.H545]" office:value-type="float" office:value="0" calcext:value-type="float">
            <text:p>0</text:p>
          </table:table-cell>
          <table:table-cell/>
          <table:table-cell table:formula="of:=[.J545]+[.I54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68" calcext:value-type="float">
            <text:p>1,268</text:p>
          </table:table-cell>
          <table:table-cell table:formula="of:=IF([.F546]&lt;&gt;&quot;&quot;;[.B494];IF([.E546]=&quot;Vender&quot;;IF([.B494]&gt;[.C546];[.B494];[.C546]);IF([.B494]&lt;[.C546];[.B494];[.C546])))" office:value-type="float" office:value="1.55" calcext:value-type="float">
            <text:p>1,55</text:p>
          </table:table-cell>
          <table:table-cell table:formula="of:=IF([.E546]=&quot;Comprar&quot;;([.B547]-[.C547])/[.C547];([.C547]-[.B547])/[.C547])" office:value-type="float" office:value="-0.181935483870968" calcext:value-type="float">
            <text:p>-0,181935483870968</text:p>
          </table:table-cell>
          <table:table-cell table:formula="of:=IF([.E546]=&quot;Comprar&quot;;IF([.D547]&gt;[.D$3];&quot;Vender&quot;;&quot;Comprar&quot;);IF([.D547]&gt;[.C$3];&quot;Comprar&quot;;&quot;Vender&quot;))" office:value-type="string" office:string-value="Comprar" calcext:value-type="string">
            <text:p>Comprar</text:p>
          </table:table-cell>
          <table:table-cell table:formula="of:=IF(AND([.E546]=&quot;Vender&quot;;[.E547]=&quot;Comprar&quot;);&quot;VENTA&quot;;IF(AND([.E546]=&quot;Comprar&quot;;[.E547]=&quot;Vender&quot;);&quot;COMPRA&quot;;&quot;&quot;))">
            <text:p/>
          </table:table-cell>
          <table:table-cell/>
          <table:table-cell table:formula="of:=[.H546]" office:value-type="float" office:value="0" calcext:value-type="float">
            <text:p>0</text:p>
          </table:table-cell>
          <table:table-cell/>
          <table:table-cell table:formula="of:=[.J546]+[.I54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47" calcext:value-type="float">
            <text:p>1,247</text:p>
          </table:table-cell>
          <table:table-cell table:formula="of:=IF([.F547]&lt;&gt;&quot;&quot;;[.B495];IF([.E547]=&quot;Vender&quot;;IF([.B495]&gt;[.C547];[.B495];[.C547]);IF([.B495]&lt;[.C547];[.B495];[.C547])))" office:value-type="float" office:value="1.55" calcext:value-type="float">
            <text:p>1,55</text:p>
          </table:table-cell>
          <table:table-cell table:formula="of:=IF([.E547]=&quot;Comprar&quot;;([.B548]-[.C548])/[.C548];([.C548]-[.B548])/[.C548])" office:value-type="float" office:value="-0.195483870967742" calcext:value-type="float">
            <text:p>-0,195483870967742</text:p>
          </table:table-cell>
          <table:table-cell table:formula="of:=IF([.E547]=&quot;Comprar&quot;;IF([.D548]&gt;[.D$3];&quot;Vender&quot;;&quot;Comprar&quot;);IF([.D548]&gt;[.C$3];&quot;Comprar&quot;;&quot;Vender&quot;))" office:value-type="string" office:string-value="Comprar" calcext:value-type="string">
            <text:p>Comprar</text:p>
          </table:table-cell>
          <table:table-cell table:formula="of:=IF(AND([.E547]=&quot;Vender&quot;;[.E548]=&quot;Comprar&quot;);&quot;VENTA&quot;;IF(AND([.E547]=&quot;Comprar&quot;;[.E548]=&quot;Vender&quot;);&quot;COMPRA&quot;;&quot;&quot;))">
            <text:p/>
          </table:table-cell>
          <table:table-cell/>
          <table:table-cell table:formula="of:=[.H547]" office:value-type="float" office:value="0" calcext:value-type="float">
            <text:p>0</text:p>
          </table:table-cell>
          <table:table-cell/>
          <table:table-cell table:formula="of:=[.J547]+[.I54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126" calcext:value-type="float">
            <text:p>1,126</text:p>
          </table:table-cell>
          <table:table-cell table:formula="of:=IF([.F548]&lt;&gt;&quot;&quot;;[.B496];IF([.E548]=&quot;Vender&quot;;IF([.B496]&gt;[.C548];[.B496];[.C548]);IF([.B496]&lt;[.C548];[.B496];[.C548])))" office:value-type="float" office:value="1.55" calcext:value-type="float">
            <text:p>1,55</text:p>
          </table:table-cell>
          <table:table-cell table:formula="of:=IF([.E548]=&quot;Comprar&quot;;([.B549]-[.C549])/[.C549];([.C549]-[.B549])/[.C549])" office:value-type="float" office:value="-0.273548387096774" calcext:value-type="float">
            <text:p>-0,273548387096774</text:p>
          </table:table-cell>
          <table:table-cell table:formula="of:=IF([.E548]=&quot;Comprar&quot;;IF([.D549]&gt;[.D$3];&quot;Vender&quot;;&quot;Comprar&quot;);IF([.D549]&gt;[.C$3];&quot;Comprar&quot;;&quot;Vender&quot;))" office:value-type="string" office:string-value="Comprar" calcext:value-type="string">
            <text:p>Comprar</text:p>
          </table:table-cell>
          <table:table-cell table:formula="of:=IF(AND([.E548]=&quot;Vender&quot;;[.E549]=&quot;Comprar&quot;);&quot;VENTA&quot;;IF(AND([.E548]=&quot;Comprar&quot;;[.E549]=&quot;Vender&quot;);&quot;COMPRA&quot;;&quot;&quot;))">
            <text:p/>
          </table:table-cell>
          <table:table-cell/>
          <table:table-cell table:formula="of:=[.H548]" office:value-type="float" office:value="0" calcext:value-type="float">
            <text:p>0</text:p>
          </table:table-cell>
          <table:table-cell/>
          <table:table-cell table:formula="of:=[.J548]+[.I54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128" calcext:value-type="float">
            <text:p>1,128</text:p>
          </table:table-cell>
          <table:table-cell table:formula="of:=IF([.F549]&lt;&gt;&quot;&quot;;[.B497];IF([.E549]=&quot;Vender&quot;;IF([.B497]&gt;[.C549];[.B497];[.C549]);IF([.B497]&lt;[.C549];[.B497];[.C549])))" office:value-type="float" office:value="1.55" calcext:value-type="float">
            <text:p>1,55</text:p>
          </table:table-cell>
          <table:table-cell table:formula="of:=IF([.E549]=&quot;Comprar&quot;;([.B550]-[.C550])/[.C550];([.C550]-[.B550])/[.C550])" office:value-type="float" office:value="-0.272258064516129" calcext:value-type="float">
            <text:p>-0,272258064516129</text:p>
          </table:table-cell>
          <table:table-cell table:formula="of:=IF([.E549]=&quot;Comprar&quot;;IF([.D550]&gt;[.D$3];&quot;Vender&quot;;&quot;Comprar&quot;);IF([.D550]&gt;[.C$3];&quot;Comprar&quot;;&quot;Vender&quot;))" office:value-type="string" office:string-value="Comprar" calcext:value-type="string">
            <text:p>Comprar</text:p>
          </table:table-cell>
          <table:table-cell table:formula="of:=IF(AND([.E549]=&quot;Vender&quot;;[.E550]=&quot;Comprar&quot;);&quot;VENTA&quot;;IF(AND([.E549]=&quot;Comprar&quot;;[.E550]=&quot;Vender&quot;);&quot;COMPRA&quot;;&quot;&quot;))">
            <text:p/>
          </table:table-cell>
          <table:table-cell/>
          <table:table-cell table:formula="of:=[.H549]" office:value-type="float" office:value="0" calcext:value-type="float">
            <text:p>0</text:p>
          </table:table-cell>
          <table:table-cell/>
          <table:table-cell table:formula="of:=[.J549]+[.I55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077" calcext:value-type="float">
            <text:p>1,077</text:p>
          </table:table-cell>
          <table:table-cell table:formula="of:=IF([.F550]&lt;&gt;&quot;&quot;;[.B498];IF([.E550]=&quot;Vender&quot;;IF([.B498]&gt;[.C550];[.B498];[.C550]);IF([.B498]&lt;[.C550];[.B498];[.C550])))" office:value-type="float" office:value="1.55" calcext:value-type="float">
            <text:p>1,55</text:p>
          </table:table-cell>
          <table:table-cell table:formula="of:=IF([.E550]=&quot;Comprar&quot;;([.B551]-[.C551])/[.C551];([.C551]-[.B551])/[.C551])" office:value-type="float" office:value="-0.305161290322581" calcext:value-type="float">
            <text:p>-0,305161290322581</text:p>
          </table:table-cell>
          <table:table-cell table:formula="of:=IF([.E550]=&quot;Comprar&quot;;IF([.D551]&gt;[.D$3];&quot;Vender&quot;;&quot;Comprar&quot;);IF([.D551]&gt;[.C$3];&quot;Comprar&quot;;&quot;Vender&quot;))" office:value-type="string" office:string-value="Comprar" calcext:value-type="string">
            <text:p>Comprar</text:p>
          </table:table-cell>
          <table:table-cell table:formula="of:=IF(AND([.E550]=&quot;Vender&quot;;[.E551]=&quot;Comprar&quot;);&quot;VENTA&quot;;IF(AND([.E550]=&quot;Comprar&quot;;[.E551]=&quot;Vender&quot;);&quot;COMPRA&quot;;&quot;&quot;))">
            <text:p/>
          </table:table-cell>
          <table:table-cell/>
          <table:table-cell table:formula="of:=[.H550]" office:value-type="float" office:value="0" calcext:value-type="float">
            <text:p>0</text:p>
          </table:table-cell>
          <table:table-cell/>
          <table:table-cell table:formula="of:=[.J550]+[.I55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014" calcext:value-type="float">
            <text:p>1,014</text:p>
          </table:table-cell>
          <table:table-cell table:formula="of:=IF([.F551]&lt;&gt;&quot;&quot;;[.B499];IF([.E551]=&quot;Vender&quot;;IF([.B499]&gt;[.C551];[.B499];[.C551]);IF([.B499]&lt;[.C551];[.B499];[.C551])))" office:value-type="float" office:value="1.55" calcext:value-type="float">
            <text:p>1,55</text:p>
          </table:table-cell>
          <table:table-cell table:formula="of:=IF([.E551]=&quot;Comprar&quot;;([.B552]-[.C552])/[.C552];([.C552]-[.B552])/[.C552])" office:value-type="float" office:value="-0.345806451612903" calcext:value-type="float">
            <text:p>-0,345806451612903</text:p>
          </table:table-cell>
          <table:table-cell table:formula="of:=IF([.E551]=&quot;Comprar&quot;;IF([.D552]&gt;[.D$3];&quot;Vender&quot;;&quot;Comprar&quot;);IF([.D552]&gt;[.C$3];&quot;Comprar&quot;;&quot;Vender&quot;))" office:value-type="string" office:string-value="Comprar" calcext:value-type="string">
            <text:p>Comprar</text:p>
          </table:table-cell>
          <table:table-cell table:formula="of:=IF(AND([.E551]=&quot;Vender&quot;;[.E552]=&quot;Comprar&quot;);&quot;VENTA&quot;;IF(AND([.E551]=&quot;Comprar&quot;;[.E552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51]+[.I55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" calcext:value-type="float">
            <text:p>0,93</text:p>
          </table:table-cell>
          <table:table-cell table:formula="of:=IF([.F552]&lt;&gt;&quot;&quot;;[.B500];IF([.E552]=&quot;Vender&quot;;IF([.B500]&gt;[.C552];[.B500];[.C552]);IF([.B500]&lt;[.C552];[.B500];[.C552])))" office:value-type="float" office:value="1.55" calcext:value-type="float">
            <text:p>1,55</text:p>
          </table:table-cell>
          <table:table-cell table:formula="of:=IF([.E552]=&quot;Comprar&quot;;([.B553]-[.C553])/[.C553];([.C553]-[.B553])/[.C553])" office:value-type="float" office:value="-0.4" calcext:value-type="float">
            <text:p>-0,4</text:p>
          </table:table-cell>
          <table:table-cell table:formula="of:=IF([.E552]=&quot;Comprar&quot;;IF([.D553]&gt;[.D$3];&quot;Vender&quot;;&quot;Comprar&quot;);IF([.D553]&gt;[.C$3];&quot;Comprar&quot;;&quot;Vender&quot;))" office:value-type="string" office:string-value="Comprar" calcext:value-type="string">
            <text:p>Comprar</text:p>
          </table:table-cell>
          <table:table-cell table:formula="of:=IF(AND([.E552]=&quot;Vender&quot;;[.E553]=&quot;Comprar&quot;);&quot;VENTA&quot;;IF(AND([.E552]=&quot;Comprar&quot;;[.E553]=&quot;Vender&quot;);&quot;COMPRA&quot;;&quot;&quot;))">
            <text:p/>
          </table:table-cell>
          <table:table-cell/>
          <table:table-cell table:formula="of:=[.H552]" office:value-type="float" office:value="0" calcext:value-type="float">
            <text:p>0</text:p>
          </table:table-cell>
          <table:table-cell/>
          <table:table-cell table:formula="of:=[.J552]+[.I55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48" calcext:value-type="float">
            <text:p>0,948</text:p>
          </table:table-cell>
          <table:table-cell table:formula="of:=IF([.F553]&lt;&gt;&quot;&quot;;[.B501];IF([.E553]=&quot;Vender&quot;;IF([.B501]&gt;[.C553];[.B501];[.C553]);IF([.B501]&lt;[.C553];[.B501];[.C553])))" office:value-type="float" office:value="1.55" calcext:value-type="float">
            <text:p>1,55</text:p>
          </table:table-cell>
          <table:table-cell table:formula="of:=IF([.E553]=&quot;Comprar&quot;;([.B554]-[.C554])/[.C554];([.C554]-[.B554])/[.C554])" office:value-type="float" office:value="-0.388387096774193" calcext:value-type="float">
            <text:p>-0,388387096774193</text:p>
          </table:table-cell>
          <table:table-cell table:formula="of:=IF([.E553]=&quot;Comprar&quot;;IF([.D554]&gt;[.D$3];&quot;Vender&quot;;&quot;Comprar&quot;);IF([.D554]&gt;[.C$3];&quot;Comprar&quot;;&quot;Vender&quot;))" office:value-type="string" office:string-value="Comprar" calcext:value-type="string">
            <text:p>Comprar</text:p>
          </table:table-cell>
          <table:table-cell table:formula="of:=IF(AND([.E553]=&quot;Vender&quot;;[.E554]=&quot;Comprar&quot;);&quot;VENTA&quot;;IF(AND([.E553]=&quot;Comprar&quot;;[.E554]=&quot;Vender&quot;);&quot;COMPRA&quot;;&quot;&quot;))">
            <text:p/>
          </table:table-cell>
          <table:table-cell/>
          <table:table-cell table:formula="of:=[.H553]" office:value-type="float" office:value="0" calcext:value-type="float">
            <text:p>0</text:p>
          </table:table-cell>
          <table:table-cell/>
          <table:table-cell table:formula="of:=[.J553]+[.I55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29" calcext:value-type="float">
            <text:p>0,929</text:p>
          </table:table-cell>
          <table:table-cell table:formula="of:=IF([.F554]&lt;&gt;&quot;&quot;;[.B502];IF([.E554]=&quot;Vender&quot;;IF([.B502]&gt;[.C554];[.B502];[.C554]);IF([.B502]&lt;[.C554];[.B502];[.C554])))" office:value-type="float" office:value="1.55" calcext:value-type="float">
            <text:p>1,55</text:p>
          </table:table-cell>
          <table:table-cell table:formula="of:=IF([.E554]=&quot;Comprar&quot;;([.B555]-[.C555])/[.C555];([.C555]-[.B555])/[.C555])" office:value-type="float" office:value="-0.400645161290323" calcext:value-type="float">
            <text:p>-0,400645161290323</text:p>
          </table:table-cell>
          <table:table-cell table:formula="of:=IF([.E554]=&quot;Comprar&quot;;IF([.D555]&gt;[.D$3];&quot;Vender&quot;;&quot;Comprar&quot;);IF([.D555]&gt;[.C$3];&quot;Comprar&quot;;&quot;Vender&quot;))" office:value-type="string" office:string-value="Comprar" calcext:value-type="string">
            <text:p>Comprar</text:p>
          </table:table-cell>
          <table:table-cell table:formula="of:=IF(AND([.E554]=&quot;Vender&quot;;[.E555]=&quot;Comprar&quot;);&quot;VENTA&quot;;IF(AND([.E554]=&quot;Comprar&quot;;[.E555]=&quot;Vender&quot;);&quot;COMPRA&quot;;&quot;&quot;))">
            <text:p/>
          </table:table-cell>
          <table:table-cell/>
          <table:table-cell table:formula="of:=[.H554]" office:value-type="float" office:value="0" calcext:value-type="float">
            <text:p>0</text:p>
          </table:table-cell>
          <table:table-cell/>
          <table:table-cell table:formula="of:=[.J554]+[.I55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2" calcext:value-type="float">
            <text:p>0,92</text:p>
          </table:table-cell>
          <table:table-cell table:formula="of:=IF([.F555]&lt;&gt;&quot;&quot;;[.B503];IF([.E555]=&quot;Vender&quot;;IF([.B503]&gt;[.C555];[.B503];[.C555]);IF([.B503]&lt;[.C555];[.B503];[.C555])))" office:value-type="float" office:value="1.55" calcext:value-type="float">
            <text:p>1,55</text:p>
          </table:table-cell>
          <table:table-cell table:formula="of:=IF([.E555]=&quot;Comprar&quot;;([.B556]-[.C556])/[.C556];([.C556]-[.B556])/[.C556])" office:value-type="float" office:value="-0.406451612903226" calcext:value-type="float">
            <text:p>-0,406451612903226</text:p>
          </table:table-cell>
          <table:table-cell table:formula="of:=IF([.E555]=&quot;Comprar&quot;;IF([.D556]&gt;[.D$3];&quot;Vender&quot;;&quot;Comprar&quot;);IF([.D556]&gt;[.C$3];&quot;Comprar&quot;;&quot;Vender&quot;))" office:value-type="string" office:string-value="Comprar" calcext:value-type="string">
            <text:p>Comprar</text:p>
          </table:table-cell>
          <table:table-cell table:formula="of:=IF(AND([.E555]=&quot;Vender&quot;;[.E556]=&quot;Comprar&quot;);&quot;VENTA&quot;;IF(AND([.E555]=&quot;Comprar&quot;;[.E556]=&quot;Vender&quot;);&quot;COMPRA&quot;;&quot;&quot;))">
            <text:p/>
          </table:table-cell>
          <table:table-cell/>
          <table:table-cell table:formula="of:=[.H555]" office:value-type="float" office:value="0" calcext:value-type="float">
            <text:p>0</text:p>
          </table:table-cell>
          <table:table-cell/>
          <table:table-cell table:formula="of:=[.J555]+[.I55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6" calcext:value-type="float">
            <text:p>0,96</text:p>
          </table:table-cell>
          <table:table-cell table:formula="of:=IF([.F556]&lt;&gt;&quot;&quot;;[.B504];IF([.E556]=&quot;Vender&quot;;IF([.B504]&gt;[.C556];[.B504];[.C556]);IF([.B504]&lt;[.C556];[.B504];[.C556])))" office:value-type="float" office:value="1.55" calcext:value-type="float">
            <text:p>1,55</text:p>
          </table:table-cell>
          <table:table-cell table:formula="of:=IF([.E556]=&quot;Comprar&quot;;([.B557]-[.C557])/[.C557];([.C557]-[.B557])/[.C557])" office:value-type="float" office:value="-0.380645161290323" calcext:value-type="float">
            <text:p>-0,380645161290323</text:p>
          </table:table-cell>
          <table:table-cell table:formula="of:=IF([.E556]=&quot;Comprar&quot;;IF([.D557]&gt;[.D$3];&quot;Vender&quot;;&quot;Comprar&quot;);IF([.D557]&gt;[.C$3];&quot;Comprar&quot;;&quot;Vender&quot;))" office:value-type="string" office:string-value="Comprar" calcext:value-type="string">
            <text:p>Comprar</text:p>
          </table:table-cell>
          <table:table-cell table:formula="of:=IF(AND([.E556]=&quot;Vender&quot;;[.E557]=&quot;Comprar&quot;);&quot;VENTA&quot;;IF(AND([.E556]=&quot;Comprar&quot;;[.E557]=&quot;Vender&quot;);&quot;COMPRA&quot;;&quot;&quot;))">
            <text:p/>
          </table:table-cell>
          <table:table-cell/>
          <table:table-cell table:formula="of:=[.H556]" office:value-type="float" office:value="0" calcext:value-type="float">
            <text:p>0</text:p>
          </table:table-cell>
          <table:table-cell/>
          <table:table-cell table:formula="of:=[.J556]+[.I55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68" calcext:value-type="float">
            <text:p>0,968</text:p>
          </table:table-cell>
          <table:table-cell table:formula="of:=IF([.F557]&lt;&gt;&quot;&quot;;[.B505];IF([.E557]=&quot;Vender&quot;;IF([.B505]&gt;[.C557];[.B505];[.C557]);IF([.B505]&lt;[.C557];[.B505];[.C557])))" office:value-type="float" office:value="1.55" calcext:value-type="float">
            <text:p>1,55</text:p>
          </table:table-cell>
          <table:table-cell table:formula="of:=IF([.E557]=&quot;Comprar&quot;;([.B558]-[.C558])/[.C558];([.C558]-[.B558])/[.C558])" office:value-type="float" office:value="-0.375483870967742" calcext:value-type="float">
            <text:p>-0,375483870967742</text:p>
          </table:table-cell>
          <table:table-cell table:formula="of:=IF([.E557]=&quot;Comprar&quot;;IF([.D558]&gt;[.D$3];&quot;Vender&quot;;&quot;Comprar&quot;);IF([.D558]&gt;[.C$3];&quot;Comprar&quot;;&quot;Vender&quot;))" office:value-type="string" office:string-value="Comprar" calcext:value-type="string">
            <text:p>Comprar</text:p>
          </table:table-cell>
          <table:table-cell table:formula="of:=IF(AND([.E557]=&quot;Vender&quot;;[.E558]=&quot;Comprar&quot;);&quot;VENTA&quot;;IF(AND([.E557]=&quot;Comprar&quot;;[.E558]=&quot;Vender&quot;);&quot;COMPRA&quot;;&quot;&quot;))">
            <text:p/>
          </table:table-cell>
          <table:table-cell/>
          <table:table-cell table:formula="of:=[.H557]" office:value-type="float" office:value="0" calcext:value-type="float">
            <text:p>0</text:p>
          </table:table-cell>
          <table:table-cell/>
          <table:table-cell table:formula="of:=[.J557]+[.I55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079" calcext:value-type="float">
            <text:p>1,079</text:p>
          </table:table-cell>
          <table:table-cell table:formula="of:=IF([.F558]&lt;&gt;&quot;&quot;;[.B506];IF([.E558]=&quot;Vender&quot;;IF([.B506]&gt;[.C558];[.B506];[.C558]);IF([.B506]&lt;[.C558];[.B506];[.C558])))" office:value-type="float" office:value="1.55" calcext:value-type="float">
            <text:p>1,55</text:p>
          </table:table-cell>
          <table:table-cell table:formula="of:=IF([.E558]=&quot;Comprar&quot;;([.B559]-[.C559])/[.C559];([.C559]-[.B559])/[.C559])" office:value-type="float" office:value="-0.303870967741935" calcext:value-type="float">
            <text:p>-0,303870967741935</text:p>
          </table:table-cell>
          <table:table-cell table:formula="of:=IF([.E558]=&quot;Comprar&quot;;IF([.D559]&gt;[.D$3];&quot;Vender&quot;;&quot;Comprar&quot;);IF([.D559]&gt;[.C$3];&quot;Comprar&quot;;&quot;Vender&quot;))" office:value-type="string" office:string-value="Comprar" calcext:value-type="string">
            <text:p>Comprar</text:p>
          </table:table-cell>
          <table:table-cell table:formula="of:=IF(AND([.E558]=&quot;Vender&quot;;[.E559]=&quot;Comprar&quot;);&quot;VENTA&quot;;IF(AND([.E558]=&quot;Comprar&quot;;[.E559]=&quot;Vender&quot;);&quot;COMPRA&quot;;&quot;&quot;))">
            <text:p/>
          </table:table-cell>
          <table:table-cell/>
          <table:table-cell table:formula="of:=[.H558]" office:value-type="float" office:value="0" calcext:value-type="float">
            <text:p>0</text:p>
          </table:table-cell>
          <table:table-cell/>
          <table:table-cell table:formula="of:=[.J558]+[.I55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58" calcext:value-type="float">
            <text:p>1,258</text:p>
          </table:table-cell>
          <table:table-cell table:formula="of:=IF([.F559]&lt;&gt;&quot;&quot;;[.B507];IF([.E559]=&quot;Vender&quot;;IF([.B507]&gt;[.C559];[.B507];[.C559]);IF([.B507]&lt;[.C559];[.B507];[.C559])))" office:value-type="float" office:value="1.55" calcext:value-type="float">
            <text:p>1,55</text:p>
          </table:table-cell>
          <table:table-cell table:formula="of:=IF([.E559]=&quot;Comprar&quot;;([.B560]-[.C560])/[.C560];([.C560]-[.B560])/[.C560])" office:value-type="float" office:value="-0.188387096774194" calcext:value-type="float">
            <text:p>-0,188387096774194</text:p>
          </table:table-cell>
          <table:table-cell table:formula="of:=IF([.E559]=&quot;Comprar&quot;;IF([.D560]&gt;[.D$3];&quot;Vender&quot;;&quot;Comprar&quot;);IF([.D560]&gt;[.C$3];&quot;Comprar&quot;;&quot;Vender&quot;))" office:value-type="string" office:string-value="Comprar" calcext:value-type="string">
            <text:p>Comprar</text:p>
          </table:table-cell>
          <table:table-cell table:formula="of:=IF(AND([.E559]=&quot;Vender&quot;;[.E560]=&quot;Comprar&quot;);&quot;VENTA&quot;;IF(AND([.E559]=&quot;Comprar&quot;;[.E560]=&quot;Vender&quot;);&quot;COMPRA&quot;;&quot;&quot;))">
            <text:p/>
          </table:table-cell>
          <table:table-cell/>
          <table:table-cell table:formula="of:=[.H559]" office:value-type="float" office:value="0" calcext:value-type="float">
            <text:p>0</text:p>
          </table:table-cell>
          <table:table-cell/>
          <table:table-cell table:formula="of:=[.J559]+[.I56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1" calcext:value-type="float">
            <text:p>1,41</text:p>
          </table:table-cell>
          <table:table-cell table:formula="of:=IF([.F560]&lt;&gt;&quot;&quot;;[.B508];IF([.E560]=&quot;Vender&quot;;IF([.B508]&gt;[.C560];[.B508];[.C560]);IF([.B508]&lt;[.C560];[.B508];[.C560])))" office:value-type="float" office:value="1.55" calcext:value-type="float">
            <text:p>1,55</text:p>
          </table:table-cell>
          <table:table-cell table:formula="of:=IF([.E560]=&quot;Comprar&quot;;([.B561]-[.C561])/[.C561];([.C561]-[.B561])/[.C561])" office:value-type="float" office:value="-0.0903225806451612" calcext:value-type="float">
            <text:p>-0,090322580645161</text:p>
          </table:table-cell>
          <table:table-cell table:formula="of:=IF([.E560]=&quot;Comprar&quot;;IF([.D561]&gt;[.D$3];&quot;Vender&quot;;&quot;Comprar&quot;);IF([.D561]&gt;[.C$3];&quot;Comprar&quot;;&quot;Vender&quot;))" office:value-type="string" office:string-value="Comprar" calcext:value-type="string">
            <text:p>Comprar</text:p>
          </table:table-cell>
          <table:table-cell table:formula="of:=IF(AND([.E560]=&quot;Vender&quot;;[.E561]=&quot;Comprar&quot;);&quot;VENTA&quot;;IF(AND([.E560]=&quot;Comprar&quot;;[.E561]=&quot;Vender&quot;);&quot;COMPRA&quot;;&quot;&quot;))">
            <text:p/>
          </table:table-cell>
          <table:table-cell/>
          <table:table-cell table:formula="of:=[.H560]" office:value-type="float" office:value="0" calcext:value-type="float">
            <text:p>0</text:p>
          </table:table-cell>
          <table:table-cell/>
          <table:table-cell table:formula="of:=[.J560]+[.I56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37" calcext:value-type="float">
            <text:p>1,37</text:p>
          </table:table-cell>
          <table:table-cell table:formula="of:=IF([.F561]&lt;&gt;&quot;&quot;;[.B509];IF([.E561]=&quot;Vender&quot;;IF([.B509]&gt;[.C561];[.B509];[.C561]);IF([.B509]&lt;[.C561];[.B509];[.C561])))" office:value-type="float" office:value="1.55" calcext:value-type="float">
            <text:p>1,55</text:p>
          </table:table-cell>
          <table:table-cell table:formula="of:=IF([.E561]=&quot;Comprar&quot;;([.B562]-[.C562])/[.C562];([.C562]-[.B562])/[.C562])" office:value-type="float" office:value="-0.116129032258064" calcext:value-type="float">
            <text:p>-0,116129032258064</text:p>
          </table:table-cell>
          <table:table-cell table:formula="of:=IF([.E561]=&quot;Comprar&quot;;IF([.D562]&gt;[.D$3];&quot;Vender&quot;;&quot;Comprar&quot;);IF([.D562]&gt;[.C$3];&quot;Comprar&quot;;&quot;Vender&quot;))" office:value-type="string" office:string-value="Comprar" calcext:value-type="string">
            <text:p>Comprar</text:p>
          </table:table-cell>
          <table:table-cell table:formula="of:=IF(AND([.E561]=&quot;Vender&quot;;[.E562]=&quot;Comprar&quot;);&quot;VENTA&quot;;IF(AND([.E561]=&quot;Comprar&quot;;[.E562]=&quot;Vender&quot;);&quot;COMPRA&quot;;&quot;&quot;))">
            <text:p/>
          </table:table-cell>
          <table:table-cell/>
          <table:table-cell table:formula="of:=[.H561]" office:value-type="float" office:value="0" calcext:value-type="float">
            <text:p>0</text:p>
          </table:table-cell>
          <table:table-cell/>
          <table:table-cell table:formula="of:=[.J561]+[.I56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336" calcext:value-type="float">
            <text:p>1,336</text:p>
          </table:table-cell>
          <table:table-cell table:formula="of:=IF([.F562]&lt;&gt;&quot;&quot;;[.B510];IF([.E562]=&quot;Vender&quot;;IF([.B510]&gt;[.C562];[.B510];[.C562]);IF([.B510]&lt;[.C562];[.B510];[.C562])))" office:value-type="float" office:value="1.55" calcext:value-type="float">
            <text:p>1,55</text:p>
          </table:table-cell>
          <table:table-cell table:formula="of:=IF([.E562]=&quot;Comprar&quot;;([.B563]-[.C563])/[.C563];([.C563]-[.B563])/[.C563])" office:value-type="float" office:value="-0.138064516129032" calcext:value-type="float">
            <text:p>-0,138064516129032</text:p>
          </table:table-cell>
          <table:table-cell table:formula="of:=IF([.E562]=&quot;Comprar&quot;;IF([.D563]&gt;[.D$3];&quot;Vender&quot;;&quot;Comprar&quot;);IF([.D563]&gt;[.C$3];&quot;Comprar&quot;;&quot;Vender&quot;))" office:value-type="string" office:string-value="Comprar" calcext:value-type="string">
            <text:p>Comprar</text:p>
          </table:table-cell>
          <table:table-cell table:formula="of:=IF(AND([.E562]=&quot;Vender&quot;;[.E563]=&quot;Comprar&quot;);&quot;VENTA&quot;;IF(AND([.E562]=&quot;Comprar&quot;;[.E563]=&quot;Vender&quot;);&quot;COMPRA&quot;;&quot;&quot;))">
            <text:p/>
          </table:table-cell>
          <table:table-cell/>
          <table:table-cell table:formula="of:=[.H562]" office:value-type="float" office:value="0" calcext:value-type="float">
            <text:p>0</text:p>
          </table:table-cell>
          <table:table-cell/>
          <table:table-cell table:formula="of:=[.J562]+[.I56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361" calcext:value-type="float">
            <text:p>1,361</text:p>
          </table:table-cell>
          <table:table-cell table:formula="of:=IF([.F563]&lt;&gt;&quot;&quot;;[.B511];IF([.E563]=&quot;Vender&quot;;IF([.B511]&gt;[.C563];[.B511];[.C563]);IF([.B511]&lt;[.C563];[.B511];[.C563])))" office:value-type="float" office:value="1.55" calcext:value-type="float">
            <text:p>1,55</text:p>
          </table:table-cell>
          <table:table-cell table:formula="of:=IF([.E563]=&quot;Comprar&quot;;([.B564]-[.C564])/[.C564];([.C564]-[.B564])/[.C564])" office:value-type="float" office:value="-0.121935483870968" calcext:value-type="float">
            <text:p>-0,121935483870968</text:p>
          </table:table-cell>
          <table:table-cell table:formula="of:=IF([.E563]=&quot;Comprar&quot;;IF([.D564]&gt;[.D$3];&quot;Vender&quot;;&quot;Comprar&quot;);IF([.D564]&gt;[.C$3];&quot;Comprar&quot;;&quot;Vender&quot;))" office:value-type="string" office:string-value="Comprar" calcext:value-type="string">
            <text:p>Comprar</text:p>
          </table:table-cell>
          <table:table-cell table:formula="of:=IF(AND([.E563]=&quot;Vender&quot;;[.E564]=&quot;Comprar&quot;);&quot;VENTA&quot;;IF(AND([.E563]=&quot;Comprar&quot;;[.E564]=&quot;Vender&quot;);&quot;COMPRA&quot;;&quot;&quot;))">
            <text:p/>
          </table:table-cell>
          <table:table-cell/>
          <table:table-cell table:formula="of:=[.H563]" office:value-type="float" office:value="0" calcext:value-type="float">
            <text:p>0</text:p>
          </table:table-cell>
          <table:table-cell/>
          <table:table-cell table:formula="of:=[.J563]+[.I56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352" calcext:value-type="float">
            <text:p>1,352</text:p>
          </table:table-cell>
          <table:table-cell table:formula="of:=IF([.F564]&lt;&gt;&quot;&quot;;[.B512];IF([.E564]=&quot;Vender&quot;;IF([.B512]&gt;[.C564];[.B512];[.C564]);IF([.B512]&lt;[.C564];[.B512];[.C564])))" office:value-type="float" office:value="1.55" calcext:value-type="float">
            <text:p>1,55</text:p>
          </table:table-cell>
          <table:table-cell table:formula="of:=IF([.E564]=&quot;Comprar&quot;;([.B565]-[.C565])/[.C565];([.C565]-[.B565])/[.C565])" office:value-type="float" office:value="-0.127741935483871" calcext:value-type="float">
            <text:p>-0,127741935483871</text:p>
          </table:table-cell>
          <table:table-cell table:formula="of:=IF([.E564]=&quot;Comprar&quot;;IF([.D565]&gt;[.D$3];&quot;Vender&quot;;&quot;Comprar&quot;);IF([.D565]&gt;[.C$3];&quot;Comprar&quot;;&quot;Vender&quot;))" office:value-type="string" office:string-value="Comprar" calcext:value-type="string">
            <text:p>Comprar</text:p>
          </table:table-cell>
          <table:table-cell table:formula="of:=IF(AND([.E564]=&quot;Vender&quot;;[.E565]=&quot;Comprar&quot;);&quot;VENTA&quot;;IF(AND([.E564]=&quot;Comprar&quot;;[.E565]=&quot;Vender&quot;);&quot;COMPRA&quot;;&quot;&quot;))">
            <text:p/>
          </table:table-cell>
          <table:table-cell/>
          <table:table-cell table:formula="of:=[.H564]" office:value-type="float" office:value="0" calcext:value-type="float">
            <text:p>0</text:p>
          </table:table-cell>
          <table:table-cell/>
          <table:table-cell table:formula="of:=[.J564]+[.I56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275" calcext:value-type="float">
            <text:p>1,275</text:p>
          </table:table-cell>
          <table:table-cell table:formula="of:=IF([.F565]&lt;&gt;&quot;&quot;;[.B513];IF([.E565]=&quot;Vender&quot;;IF([.B513]&gt;[.C565];[.B513];[.C565]);IF([.B513]&lt;[.C565];[.B513];[.C565])))" office:value-type="float" office:value="1.55" calcext:value-type="float">
            <text:p>1,55</text:p>
          </table:table-cell>
          <table:table-cell table:formula="of:=IF([.E565]=&quot;Comprar&quot;;([.B566]-[.C566])/[.C566];([.C566]-[.B566])/[.C566])" office:value-type="float" office:value="-0.17741935483871" calcext:value-type="float">
            <text:p>-0,17741935483871</text:p>
          </table:table-cell>
          <table:table-cell table:formula="of:=IF([.E565]=&quot;Comprar&quot;;IF([.D566]&gt;[.D$3];&quot;Vender&quot;;&quot;Comprar&quot;);IF([.D566]&gt;[.C$3];&quot;Comprar&quot;;&quot;Vender&quot;))" office:value-type="string" office:string-value="Comprar" calcext:value-type="string">
            <text:p>Comprar</text:p>
          </table:table-cell>
          <table:table-cell table:formula="of:=IF(AND([.E565]=&quot;Vender&quot;;[.E566]=&quot;Comprar&quot;);&quot;VENTA&quot;;IF(AND([.E565]=&quot;Comprar&quot;;[.E566]=&quot;Vender&quot;);&quot;COMPRA&quot;;&quot;&quot;))">
            <text:p/>
          </table:table-cell>
          <table:table-cell/>
          <table:table-cell table:formula="of:=[.H565]" office:value-type="float" office:value="0" calcext:value-type="float">
            <text:p>0</text:p>
          </table:table-cell>
          <table:table-cell/>
          <table:table-cell table:formula="of:=[.J565]+[.I56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204" calcext:value-type="float">
            <text:p>1,204</text:p>
          </table:table-cell>
          <table:table-cell table:formula="of:=IF([.F566]&lt;&gt;&quot;&quot;;[.B514];IF([.E566]=&quot;Vender&quot;;IF([.B514]&gt;[.C566];[.B514];[.C566]);IF([.B514]&lt;[.C566];[.B514];[.C566])))" office:value-type="float" office:value="1.55" calcext:value-type="float">
            <text:p>1,55</text:p>
          </table:table-cell>
          <table:table-cell table:formula="of:=IF([.E566]=&quot;Comprar&quot;;([.B567]-[.C567])/[.C567];([.C567]-[.B567])/[.C567])" office:value-type="float" office:value="-0.223225806451613" calcext:value-type="float">
            <text:p>-0,223225806451613</text:p>
          </table:table-cell>
          <table:table-cell table:formula="of:=IF([.E566]=&quot;Comprar&quot;;IF([.D567]&gt;[.D$3];&quot;Vender&quot;;&quot;Comprar&quot;);IF([.D567]&gt;[.C$3];&quot;Comprar&quot;;&quot;Vender&quot;))" office:value-type="string" office:string-value="Comprar" calcext:value-type="string">
            <text:p>Comprar</text:p>
          </table:table-cell>
          <table:table-cell table:formula="of:=IF(AND([.E566]=&quot;Vender&quot;;[.E567]=&quot;Comprar&quot;);&quot;VENTA&quot;;IF(AND([.E566]=&quot;Comprar&quot;;[.E567]=&quot;Vender&quot;);&quot;COMPRA&quot;;&quot;&quot;))">
            <text:p/>
          </table:table-cell>
          <table:table-cell/>
          <table:table-cell table:formula="of:=[.H566]" office:value-type="float" office:value="0" calcext:value-type="float">
            <text:p>0</text:p>
          </table:table-cell>
          <table:table-cell/>
          <table:table-cell table:formula="of:=[.J566]+[.I56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255" calcext:value-type="float">
            <text:p>1,255</text:p>
          </table:table-cell>
          <table:table-cell table:formula="of:=IF([.F567]&lt;&gt;&quot;&quot;;[.B515];IF([.E567]=&quot;Vender&quot;;IF([.B515]&gt;[.C567];[.B515];[.C567]);IF([.B515]&lt;[.C567];[.B515];[.C567])))" office:value-type="float" office:value="1.55" calcext:value-type="float">
            <text:p>1,55</text:p>
          </table:table-cell>
          <table:table-cell table:formula="of:=IF([.E567]=&quot;Comprar&quot;;([.B568]-[.C568])/[.C568];([.C568]-[.B568])/[.C568])" office:value-type="float" office:value="-0.190322580645161" calcext:value-type="float">
            <text:p>-0,190322580645161</text:p>
          </table:table-cell>
          <table:table-cell table:formula="of:=IF([.E567]=&quot;Comprar&quot;;IF([.D568]&gt;[.D$3];&quot;Vender&quot;;&quot;Comprar&quot;);IF([.D568]&gt;[.C$3];&quot;Comprar&quot;;&quot;Vender&quot;))" office:value-type="string" office:string-value="Comprar" calcext:value-type="string">
            <text:p>Comprar</text:p>
          </table:table-cell>
          <table:table-cell table:formula="of:=IF(AND([.E567]=&quot;Vender&quot;;[.E568]=&quot;Comprar&quot;);&quot;VENTA&quot;;IF(AND([.E567]=&quot;Comprar&quot;;[.E568]=&quot;Vender&quot;);&quot;COMPRA&quot;;&quot;&quot;))">
            <text:p/>
          </table:table-cell>
          <table:table-cell/>
          <table:table-cell table:formula="of:=[.H567]" office:value-type="float" office:value="0" calcext:value-type="float">
            <text:p>0</text:p>
          </table:table-cell>
          <table:table-cell/>
          <table:table-cell table:formula="of:=[.J567]+[.I56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054" calcext:value-type="float">
            <text:p>1,054</text:p>
          </table:table-cell>
          <table:table-cell table:formula="of:=IF([.F568]&lt;&gt;&quot;&quot;;[.B516];IF([.E568]=&quot;Vender&quot;;IF([.B516]&gt;[.C568];[.B516];[.C568]);IF([.B516]&lt;[.C568];[.B516];[.C568])))" office:value-type="float" office:value="1.55" calcext:value-type="float">
            <text:p>1,55</text:p>
          </table:table-cell>
          <table:table-cell table:formula="of:=IF([.E568]=&quot;Comprar&quot;;([.B569]-[.C569])/[.C569];([.C569]-[.B569])/[.C569])" office:value-type="float" office:value="-0.32" calcext:value-type="float">
            <text:p>-0,32</text:p>
          </table:table-cell>
          <table:table-cell table:formula="of:=IF([.E568]=&quot;Comprar&quot;;IF([.D569]&gt;[.D$3];&quot;Vender&quot;;&quot;Comprar&quot;);IF([.D569]&gt;[.C$3];&quot;Comprar&quot;;&quot;Vender&quot;))" office:value-type="string" office:string-value="Comprar" calcext:value-type="string">
            <text:p>Comprar</text:p>
          </table:table-cell>
          <table:table-cell table:formula="of:=IF(AND([.E568]=&quot;Vender&quot;;[.E569]=&quot;Comprar&quot;);&quot;VENTA&quot;;IF(AND([.E568]=&quot;Comprar&quot;;[.E569]=&quot;Vender&quot;);&quot;COMPRA&quot;;&quot;&quot;))">
            <text:p/>
          </table:table-cell>
          <table:table-cell/>
          <table:table-cell table:formula="of:=[.H568]" office:value-type="float" office:value="0" calcext:value-type="float">
            <text:p>0</text:p>
          </table:table-cell>
          <table:table-cell/>
          <table:table-cell table:formula="of:=[.J568]+[.I56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044" calcext:value-type="float">
            <text:p>1,044</text:p>
          </table:table-cell>
          <table:table-cell table:formula="of:=IF([.F569]&lt;&gt;&quot;&quot;;[.B517];IF([.E569]=&quot;Vender&quot;;IF([.B517]&gt;[.C569];[.B517];[.C569]);IF([.B517]&lt;[.C569];[.B517];[.C569])))" office:value-type="float" office:value="1.55" calcext:value-type="float">
            <text:p>1,55</text:p>
          </table:table-cell>
          <table:table-cell table:formula="of:=IF([.E569]=&quot;Comprar&quot;;([.B570]-[.C570])/[.C570];([.C570]-[.B570])/[.C570])" office:value-type="float" office:value="-0.326451612903226" calcext:value-type="float">
            <text:p>-0,326451612903226</text:p>
          </table:table-cell>
          <table:table-cell table:formula="of:=IF([.E569]=&quot;Comprar&quot;;IF([.D570]&gt;[.D$3];&quot;Vender&quot;;&quot;Comprar&quot;);IF([.D570]&gt;[.C$3];&quot;Comprar&quot;;&quot;Vender&quot;))" office:value-type="string" office:string-value="Comprar" calcext:value-type="string">
            <text:p>Comprar</text:p>
          </table:table-cell>
          <table:table-cell table:formula="of:=IF(AND([.E569]=&quot;Vender&quot;;[.E570]=&quot;Comprar&quot;);&quot;VENTA&quot;;IF(AND([.E569]=&quot;Comprar&quot;;[.E570]=&quot;Vender&quot;);&quot;COMPRA&quot;;&quot;&quot;))">
            <text:p/>
          </table:table-cell>
          <table:table-cell/>
          <table:table-cell table:formula="of:=[.H569]" office:value-type="float" office:value="0" calcext:value-type="float">
            <text:p>0</text:p>
          </table:table-cell>
          <table:table-cell/>
          <table:table-cell table:formula="of:=[.J569]+[.I57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039" calcext:value-type="float">
            <text:p>1,039</text:p>
          </table:table-cell>
          <table:table-cell table:formula="of:=IF([.F570]&lt;&gt;&quot;&quot;;[.B518];IF([.E570]=&quot;Vender&quot;;IF([.B518]&gt;[.C570];[.B518];[.C570]);IF([.B518]&lt;[.C570];[.B518];[.C570])))" office:value-type="float" office:value="1.55" calcext:value-type="float">
            <text:p>1,55</text:p>
          </table:table-cell>
          <table:table-cell table:formula="of:=IF([.E570]=&quot;Comprar&quot;;([.B571]-[.C571])/[.C571];([.C571]-[.B571])/[.C571])" office:value-type="float" office:value="-0.329677419354839" calcext:value-type="float">
            <text:p>-0,329677419354839</text:p>
          </table:table-cell>
          <table:table-cell table:formula="of:=IF([.E570]=&quot;Comprar&quot;;IF([.D571]&gt;[.D$3];&quot;Vender&quot;;&quot;Comprar&quot;);IF([.D571]&gt;[.C$3];&quot;Comprar&quot;;&quot;Vender&quot;))" office:value-type="string" office:string-value="Comprar" calcext:value-type="string">
            <text:p>Comprar</text:p>
          </table:table-cell>
          <table:table-cell table:formula="of:=IF(AND([.E570]=&quot;Vender&quot;;[.E571]=&quot;Comprar&quot;);&quot;VENTA&quot;;IF(AND([.E570]=&quot;Comprar&quot;;[.E571]=&quot;Vender&quot;);&quot;COMPRA&quot;;&quot;&quot;))">
            <text:p/>
          </table:table-cell>
          <table:table-cell/>
          <table:table-cell table:formula="of:=[.H570]" office:value-type="float" office:value="0" calcext:value-type="float">
            <text:p>0</text:p>
          </table:table-cell>
          <table:table-cell/>
          <table:table-cell table:formula="of:=[.J570]+[.I57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074" calcext:value-type="float">
            <text:p>1,074</text:p>
          </table:table-cell>
          <table:table-cell table:formula="of:=IF([.F571]&lt;&gt;&quot;&quot;;[.B519];IF([.E571]=&quot;Vender&quot;;IF([.B519]&gt;[.C571];[.B519];[.C571]);IF([.B519]&lt;[.C571];[.B519];[.C571])))" office:value-type="float" office:value="1.55" calcext:value-type="float">
            <text:p>1,55</text:p>
          </table:table-cell>
          <table:table-cell table:formula="of:=IF([.E571]=&quot;Comprar&quot;;([.B572]-[.C572])/[.C572];([.C572]-[.B572])/[.C572])" office:value-type="float" office:value="-0.307096774193548" calcext:value-type="float">
            <text:p>-0,307096774193548</text:p>
          </table:table-cell>
          <table:table-cell table:formula="of:=IF([.E571]=&quot;Comprar&quot;;IF([.D572]&gt;[.D$3];&quot;Vender&quot;;&quot;Comprar&quot;);IF([.D572]&gt;[.C$3];&quot;Comprar&quot;;&quot;Vender&quot;))" office:value-type="string" office:string-value="Comprar" calcext:value-type="string">
            <text:p>Comprar</text:p>
          </table:table-cell>
          <table:table-cell table:formula="of:=IF(AND([.E571]=&quot;Vender&quot;;[.E572]=&quot;Comprar&quot;);&quot;VENTA&quot;;IF(AND([.E571]=&quot;Comprar&quot;;[.E572]=&quot;Vender&quot;);&quot;COMPRA&quot;;&quot;&quot;))">
            <text:p/>
          </table:table-cell>
          <table:table-cell/>
          <table:table-cell table:formula="of:=[.H571]" office:value-type="float" office:value="0" calcext:value-type="float">
            <text:p>0</text:p>
          </table:table-cell>
          <table:table-cell/>
          <table:table-cell table:formula="of:=[.J571]+[.I57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024" calcext:value-type="float">
            <text:p>1,024</text:p>
          </table:table-cell>
          <table:table-cell table:formula="of:=IF([.F572]&lt;&gt;&quot;&quot;;[.B520];IF([.E572]=&quot;Vender&quot;;IF([.B520]&gt;[.C572];[.B520];[.C572]);IF([.B520]&lt;[.C572];[.B520];[.C572])))" office:value-type="float" office:value="1.55" calcext:value-type="float">
            <text:p>1,55</text:p>
          </table:table-cell>
          <table:table-cell table:formula="of:=IF([.E572]=&quot;Comprar&quot;;([.B573]-[.C573])/[.C573];([.C573]-[.B573])/[.C573])" office:value-type="float" office:value="-0.339354838709677" calcext:value-type="float">
            <text:p>-0,339354838709677</text:p>
          </table:table-cell>
          <table:table-cell table:formula="of:=IF([.E572]=&quot;Comprar&quot;;IF([.D573]&gt;[.D$3];&quot;Vender&quot;;&quot;Comprar&quot;);IF([.D573]&gt;[.C$3];&quot;Comprar&quot;;&quot;Vender&quot;))" office:value-type="string" office:string-value="Comprar" calcext:value-type="string">
            <text:p>Comprar</text:p>
          </table:table-cell>
          <table:table-cell table:formula="of:=IF(AND([.E572]=&quot;Vender&quot;;[.E573]=&quot;Comprar&quot;);&quot;VENTA&quot;;IF(AND([.E572]=&quot;Comprar&quot;;[.E573]=&quot;Vender&quot;);&quot;COMPRA&quot;;&quot;&quot;))">
            <text:p/>
          </table:table-cell>
          <table:table-cell/>
          <table:table-cell table:formula="of:=[.H572]" office:value-type="float" office:value="0" calcext:value-type="float">
            <text:p>0</text:p>
          </table:table-cell>
          <table:table-cell/>
          <table:table-cell table:formula="of:=[.J572]+[.I57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035" calcext:value-type="float">
            <text:p>1,035</text:p>
          </table:table-cell>
          <table:table-cell table:formula="of:=IF([.F573]&lt;&gt;&quot;&quot;;[.B521];IF([.E573]=&quot;Vender&quot;;IF([.B521]&gt;[.C573];[.B521];[.C573]);IF([.B521]&lt;[.C573];[.B521];[.C573])))" office:value-type="float" office:value="1.55" calcext:value-type="float">
            <text:p>1,55</text:p>
          </table:table-cell>
          <table:table-cell table:formula="of:=IF([.E573]=&quot;Comprar&quot;;([.B574]-[.C574])/[.C574];([.C574]-[.B574])/[.C574])" office:value-type="float" office:value="-0.332258064516129" calcext:value-type="float">
            <text:p>-0,332258064516129</text:p>
          </table:table-cell>
          <table:table-cell table:formula="of:=IF([.E573]=&quot;Comprar&quot;;IF([.D574]&gt;[.D$3];&quot;Vender&quot;;&quot;Comprar&quot;);IF([.D574]&gt;[.C$3];&quot;Comprar&quot;;&quot;Vender&quot;))" office:value-type="string" office:string-value="Comprar" calcext:value-type="string">
            <text:p>Comprar</text:p>
          </table:table-cell>
          <table:table-cell table:formula="of:=IF(AND([.E573]=&quot;Vender&quot;;[.E574]=&quot;Comprar&quot;);&quot;VENTA&quot;;IF(AND([.E573]=&quot;Comprar&quot;;[.E574]=&quot;Vender&quot;);&quot;COMPRA&quot;;&quot;&quot;))">
            <text:p/>
          </table:table-cell>
          <table:table-cell/>
          <table:table-cell table:formula="of:=[.H573]" office:value-type="float" office:value="0" calcext:value-type="float">
            <text:p>0</text:p>
          </table:table-cell>
          <table:table-cell/>
          <table:table-cell table:formula="of:=[.J573]+[.I57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052" calcext:value-type="float">
            <text:p>1,052</text:p>
          </table:table-cell>
          <table:table-cell table:formula="of:=IF([.F574]&lt;&gt;&quot;&quot;;[.B522];IF([.E574]=&quot;Vender&quot;;IF([.B522]&gt;[.C574];[.B522];[.C574]);IF([.B522]&lt;[.C574];[.B522];[.C574])))" office:value-type="float" office:value="1.55" calcext:value-type="float">
            <text:p>1,55</text:p>
          </table:table-cell>
          <table:table-cell table:formula="of:=IF([.E574]=&quot;Comprar&quot;;([.B575]-[.C575])/[.C575];([.C575]-[.B575])/[.C575])" office:value-type="float" office:value="-0.321290322580645" calcext:value-type="float">
            <text:p>-0,321290322580645</text:p>
          </table:table-cell>
          <table:table-cell table:formula="of:=IF([.E574]=&quot;Comprar&quot;;IF([.D575]&gt;[.D$3];&quot;Vender&quot;;&quot;Comprar&quot;);IF([.D575]&gt;[.C$3];&quot;Comprar&quot;;&quot;Vender&quot;))" office:value-type="string" office:string-value="Comprar" calcext:value-type="string">
            <text:p>Comprar</text:p>
          </table:table-cell>
          <table:table-cell table:formula="of:=IF(AND([.E574]=&quot;Vender&quot;;[.E575]=&quot;Comprar&quot;);&quot;VENTA&quot;;IF(AND([.E574]=&quot;Comprar&quot;;[.E575]=&quot;Vender&quot;);&quot;COMPRA&quot;;&quot;&quot;))">
            <text:p/>
          </table:table-cell>
          <table:table-cell/>
          <table:table-cell table:formula="of:=[.H574]" office:value-type="float" office:value="0" calcext:value-type="float">
            <text:p>0</text:p>
          </table:table-cell>
          <table:table-cell/>
          <table:table-cell table:formula="of:=[.J574]+[.I57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045" calcext:value-type="float">
            <text:p>1,045</text:p>
          </table:table-cell>
          <table:table-cell table:formula="of:=IF([.F575]&lt;&gt;&quot;&quot;;[.B523];IF([.E575]=&quot;Vender&quot;;IF([.B523]&gt;[.C575];[.B523];[.C575]);IF([.B523]&lt;[.C575];[.B523];[.C575])))" office:value-type="float" office:value="1.525" calcext:value-type="float">
            <text:p>1,525</text:p>
          </table:table-cell>
          <table:table-cell table:formula="of:=IF([.E575]=&quot;Comprar&quot;;([.B576]-[.C576])/[.C576];([.C576]-[.B576])/[.C576])" office:value-type="float" office:value="-0.314754098360656" calcext:value-type="float">
            <text:p>-0,314754098360656</text:p>
          </table:table-cell>
          <table:table-cell table:formula="of:=IF([.E575]=&quot;Comprar&quot;;IF([.D576]&gt;[.D$3];&quot;Vender&quot;;&quot;Comprar&quot;);IF([.D576]&gt;[.C$3];&quot;Comprar&quot;;&quot;Vender&quot;))" office:value-type="string" office:string-value="Comprar" calcext:value-type="string">
            <text:p>Comprar</text:p>
          </table:table-cell>
          <table:table-cell table:formula="of:=IF(AND([.E575]=&quot;Vender&quot;;[.E576]=&quot;Comprar&quot;);&quot;VENTA&quot;;IF(AND([.E575]=&quot;Comprar&quot;;[.E576]=&quot;Vender&quot;);&quot;COMPRA&quot;;&quot;&quot;))">
            <text:p/>
          </table:table-cell>
          <table:table-cell/>
          <table:table-cell table:formula="of:=[.H575]" office:value-type="float" office:value="0" calcext:value-type="float">
            <text:p>0</text:p>
          </table:table-cell>
          <table:table-cell/>
          <table:table-cell table:formula="of:=[.J575]+[.I57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069" calcext:value-type="float">
            <text:p>1,069</text:p>
          </table:table-cell>
          <table:table-cell table:formula="of:=IF([.F576]&lt;&gt;&quot;&quot;;[.B524];IF([.E576]=&quot;Vender&quot;;IF([.B524]&gt;[.C576];[.B524];[.C576]);IF([.B524]&lt;[.C576];[.B524];[.C576])))" office:value-type="float" office:value="1.52" calcext:value-type="float">
            <text:p>1,52</text:p>
          </table:table-cell>
          <table:table-cell table:formula="of:=IF([.E576]=&quot;Comprar&quot;;([.B577]-[.C577])/[.C577];([.C577]-[.B577])/[.C577])" office:value-type="float" office:value="-0.29671052631579" calcext:value-type="float">
            <text:p>-0,29671052631579</text:p>
          </table:table-cell>
          <table:table-cell table:formula="of:=IF([.E576]=&quot;Comprar&quot;;IF([.D577]&gt;[.D$3];&quot;Vender&quot;;&quot;Comprar&quot;);IF([.D577]&gt;[.C$3];&quot;Comprar&quot;;&quot;Vender&quot;))" office:value-type="string" office:string-value="Comprar" calcext:value-type="string">
            <text:p>Comprar</text:p>
          </table:table-cell>
          <table:table-cell table:formula="of:=IF(AND([.E576]=&quot;Vender&quot;;[.E577]=&quot;Comprar&quot;);&quot;VENTA&quot;;IF(AND([.E576]=&quot;Comprar&quot;;[.E577]=&quot;Vender&quot;);&quot;COMPRA&quot;;&quot;&quot;))">
            <text:p/>
          </table:table-cell>
          <table:table-cell/>
          <table:table-cell table:formula="of:=[.H576]" office:value-type="float" office:value="0" calcext:value-type="float">
            <text:p>0</text:p>
          </table:table-cell>
          <table:table-cell/>
          <table:table-cell table:formula="of:=[.J576]+[.I57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149" calcext:value-type="float">
            <text:p>1,149</text:p>
          </table:table-cell>
          <table:table-cell table:formula="of:=IF([.F577]&lt;&gt;&quot;&quot;;[.B525];IF([.E577]=&quot;Vender&quot;;IF([.B525]&gt;[.C577];[.B525];[.C577]);IF([.B525]&lt;[.C577];[.B525];[.C577])))" office:value-type="float" office:value="1.52" calcext:value-type="float">
            <text:p>1,52</text:p>
          </table:table-cell>
          <table:table-cell table:formula="of:=IF([.E577]=&quot;Comprar&quot;;([.B578]-[.C578])/[.C578];([.C578]-[.B578])/[.C578])" office:value-type="float" office:value="-0.244078947368421" calcext:value-type="float">
            <text:p>-0,244078947368421</text:p>
          </table:table-cell>
          <table:table-cell table:formula="of:=IF([.E577]=&quot;Comprar&quot;;IF([.D578]&gt;[.D$3];&quot;Vender&quot;;&quot;Comprar&quot;);IF([.D578]&gt;[.C$3];&quot;Comprar&quot;;&quot;Vender&quot;))" office:value-type="string" office:string-value="Comprar" calcext:value-type="string">
            <text:p>Comprar</text:p>
          </table:table-cell>
          <table:table-cell table:formula="of:=IF(AND([.E577]=&quot;Vender&quot;;[.E578]=&quot;Comprar&quot;);&quot;VENTA&quot;;IF(AND([.E577]=&quot;Comprar&quot;;[.E578]=&quot;Vender&quot;);&quot;COMPRA&quot;;&quot;&quot;))">
            <text:p/>
          </table:table-cell>
          <table:table-cell/>
          <table:table-cell table:formula="of:=[.H577]" office:value-type="float" office:value="0" calcext:value-type="float">
            <text:p>0</text:p>
          </table:table-cell>
          <table:table-cell/>
          <table:table-cell table:formula="of:=[.J577]+[.I57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133" calcext:value-type="float">
            <text:p>1,133</text:p>
          </table:table-cell>
          <table:table-cell table:formula="of:=IF([.F578]&lt;&gt;&quot;&quot;;[.B526];IF([.E578]=&quot;Vender&quot;;IF([.B526]&gt;[.C578];[.B526];[.C578]);IF([.B526]&lt;[.C578];[.B526];[.C578])))" office:value-type="float" office:value="1.52" calcext:value-type="float">
            <text:p>1,52</text:p>
          </table:table-cell>
          <table:table-cell table:formula="of:=IF([.E578]=&quot;Comprar&quot;;([.B579]-[.C579])/[.C579];([.C579]-[.B579])/[.C579])" office:value-type="float" office:value="-0.254605263157895" calcext:value-type="float">
            <text:p>-0,254605263157895</text:p>
          </table:table-cell>
          <table:table-cell table:formula="of:=IF([.E578]=&quot;Comprar&quot;;IF([.D579]&gt;[.D$3];&quot;Vender&quot;;&quot;Comprar&quot;);IF([.D579]&gt;[.C$3];&quot;Comprar&quot;;&quot;Vender&quot;))" office:value-type="string" office:string-value="Comprar" calcext:value-type="string">
            <text:p>Comprar</text:p>
          </table:table-cell>
          <table:table-cell table:formula="of:=IF(AND([.E578]=&quot;Vender&quot;;[.E579]=&quot;Comprar&quot;);&quot;VENTA&quot;;IF(AND([.E578]=&quot;Comprar&quot;;[.E579]=&quot;Vender&quot;);&quot;COMPRA&quot;;&quot;&quot;))">
            <text:p/>
          </table:table-cell>
          <table:table-cell/>
          <table:table-cell table:formula="of:=[.H578]" office:value-type="float" office:value="0" calcext:value-type="float">
            <text:p>0</text:p>
          </table:table-cell>
          <table:table-cell/>
          <table:table-cell table:formula="of:=[.J578]+[.I57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113" calcext:value-type="float">
            <text:p>1,113</text:p>
          </table:table-cell>
          <table:table-cell table:formula="of:=IF([.F579]&lt;&gt;&quot;&quot;;[.B527];IF([.E579]=&quot;Vender&quot;;IF([.B527]&gt;[.C579];[.B527];[.C579]);IF([.B527]&lt;[.C579];[.B527];[.C579])))" office:value-type="float" office:value="1.52" calcext:value-type="float">
            <text:p>1,52</text:p>
          </table:table-cell>
          <table:table-cell table:formula="of:=IF([.E579]=&quot;Comprar&quot;;([.B580]-[.C580])/[.C580];([.C580]-[.B580])/[.C580])" office:value-type="float" office:value="-0.267763157894737" calcext:value-type="float">
            <text:p>-0,267763157894737</text:p>
          </table:table-cell>
          <table:table-cell table:formula="of:=IF([.E579]=&quot;Comprar&quot;;IF([.D580]&gt;[.D$3];&quot;Vender&quot;;&quot;Comprar&quot;);IF([.D580]&gt;[.C$3];&quot;Comprar&quot;;&quot;Vender&quot;))" office:value-type="string" office:string-value="Comprar" calcext:value-type="string">
            <text:p>Comprar</text:p>
          </table:table-cell>
          <table:table-cell table:formula="of:=IF(AND([.E579]=&quot;Vender&quot;;[.E580]=&quot;Comprar&quot;);&quot;VENTA&quot;;IF(AND([.E579]=&quot;Comprar&quot;;[.E580]=&quot;Vender&quot;);&quot;COMPRA&quot;;&quot;&quot;))">
            <text:p/>
          </table:table-cell>
          <table:table-cell/>
          <table:table-cell table:formula="of:=[.H579]" office:value-type="float" office:value="0" calcext:value-type="float">
            <text:p>0</text:p>
          </table:table-cell>
          <table:table-cell/>
          <table:table-cell table:formula="of:=[.J579]+[.I58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076" calcext:value-type="float">
            <text:p>1,076</text:p>
          </table:table-cell>
          <table:table-cell table:formula="of:=IF([.F580]&lt;&gt;&quot;&quot;;[.B528];IF([.E580]=&quot;Vender&quot;;IF([.B528]&gt;[.C580];[.B528];[.C580]);IF([.B528]&lt;[.C580];[.B528];[.C580])))" office:value-type="float" office:value="1.52" calcext:value-type="float">
            <text:p>1,52</text:p>
          </table:table-cell>
          <table:table-cell table:formula="of:=IF([.E580]=&quot;Comprar&quot;;([.B581]-[.C581])/[.C581];([.C581]-[.B581])/[.C581])" office:value-type="float" office:value="-0.292105263157895" calcext:value-type="float">
            <text:p>-0,292105263157895</text:p>
          </table:table-cell>
          <table:table-cell table:formula="of:=IF([.E580]=&quot;Comprar&quot;;IF([.D581]&gt;[.D$3];&quot;Vender&quot;;&quot;Comprar&quot;);IF([.D581]&gt;[.C$3];&quot;Comprar&quot;;&quot;Vender&quot;))" office:value-type="string" office:string-value="Comprar" calcext:value-type="string">
            <text:p>Comprar</text:p>
          </table:table-cell>
          <table:table-cell table:formula="of:=IF(AND([.E580]=&quot;Vender&quot;;[.E581]=&quot;Comprar&quot;);&quot;VENTA&quot;;IF(AND([.E580]=&quot;Comprar&quot;;[.E581]=&quot;Vender&quot;);&quot;COMPRA&quot;;&quot;&quot;))">
            <text:p/>
          </table:table-cell>
          <table:table-cell/>
          <table:table-cell table:formula="of:=[.H580]" office:value-type="float" office:value="0" calcext:value-type="float">
            <text:p>0</text:p>
          </table:table-cell>
          <table:table-cell/>
          <table:table-cell table:formula="of:=[.J580]+[.I58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15" calcext:value-type="float">
            <text:p>1,15</text:p>
          </table:table-cell>
          <table:table-cell table:formula="of:=IF([.F581]&lt;&gt;&quot;&quot;;[.B529];IF([.E581]=&quot;Vender&quot;;IF([.B529]&gt;[.C581];[.B529];[.C581]);IF([.B529]&lt;[.C581];[.B529];[.C581])))" office:value-type="float" office:value="1.52" calcext:value-type="float">
            <text:p>1,52</text:p>
          </table:table-cell>
          <table:table-cell table:formula="of:=IF([.E581]=&quot;Comprar&quot;;([.B582]-[.C582])/[.C582];([.C582]-[.B582])/[.C582])" office:value-type="float" office:value="-0.243421052631579" calcext:value-type="float">
            <text:p>-0,243421052631579</text:p>
          </table:table-cell>
          <table:table-cell table:formula="of:=IF([.E581]=&quot;Comprar&quot;;IF([.D582]&gt;[.D$3];&quot;Vender&quot;;&quot;Comprar&quot;);IF([.D582]&gt;[.C$3];&quot;Comprar&quot;;&quot;Vender&quot;))" office:value-type="string" office:string-value="Comprar" calcext:value-type="string">
            <text:p>Comprar</text:p>
          </table:table-cell>
          <table:table-cell table:formula="of:=IF(AND([.E581]=&quot;Vender&quot;;[.E582]=&quot;Comprar&quot;);&quot;VENTA&quot;;IF(AND([.E581]=&quot;Comprar&quot;;[.E582]=&quot;Vender&quot;);&quot;COMPRA&quot;;&quot;&quot;))">
            <text:p/>
          </table:table-cell>
          <table:table-cell/>
          <table:table-cell table:formula="of:=[.H581]" office:value-type="float" office:value="0" calcext:value-type="float">
            <text:p>0</text:p>
          </table:table-cell>
          <table:table-cell/>
          <table:table-cell table:formula="of:=[.J581]+[.I58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196" calcext:value-type="float">
            <text:p>1,196</text:p>
          </table:table-cell>
          <table:table-cell table:formula="of:=IF([.F582]&lt;&gt;&quot;&quot;;[.B530];IF([.E582]=&quot;Vender&quot;;IF([.B530]&gt;[.C582];[.B530];[.C582]);IF([.B530]&lt;[.C582];[.B530];[.C582])))" office:value-type="float" office:value="1.52" calcext:value-type="float">
            <text:p>1,52</text:p>
          </table:table-cell>
          <table:table-cell table:formula="of:=IF([.E582]=&quot;Comprar&quot;;([.B583]-[.C583])/[.C583];([.C583]-[.B583])/[.C583])" office:value-type="float" office:value="-0.213157894736842" calcext:value-type="float">
            <text:p>-0,213157894736842</text:p>
          </table:table-cell>
          <table:table-cell table:formula="of:=IF([.E582]=&quot;Comprar&quot;;IF([.D583]&gt;[.D$3];&quot;Vender&quot;;&quot;Comprar&quot;);IF([.D583]&gt;[.C$3];&quot;Comprar&quot;;&quot;Vender&quot;))" office:value-type="string" office:string-value="Comprar" calcext:value-type="string">
            <text:p>Comprar</text:p>
          </table:table-cell>
          <table:table-cell table:formula="of:=IF(AND([.E582]=&quot;Vender&quot;;[.E583]=&quot;Comprar&quot;);&quot;VENTA&quot;;IF(AND([.E582]=&quot;Comprar&quot;;[.E583]=&quot;Vender&quot;);&quot;COMPRA&quot;;&quot;&quot;))">
            <text:p/>
          </table:table-cell>
          <table:table-cell/>
          <table:table-cell table:formula="of:=[.H582]" office:value-type="float" office:value="0" calcext:value-type="float">
            <text:p>0</text:p>
          </table:table-cell>
          <table:table-cell/>
          <table:table-cell table:formula="of:=[.J582]+[.I58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237" calcext:value-type="float">
            <text:p>1,237</text:p>
          </table:table-cell>
          <table:table-cell table:formula="of:=IF([.F583]&lt;&gt;&quot;&quot;;[.B531];IF([.E583]=&quot;Vender&quot;;IF([.B531]&gt;[.C583];[.B531];[.C583]);IF([.B531]&lt;[.C583];[.B531];[.C583])))" office:value-type="float" office:value="1.52" calcext:value-type="float">
            <text:p>1,52</text:p>
          </table:table-cell>
          <table:table-cell table:formula="of:=IF([.E583]=&quot;Comprar&quot;;([.B584]-[.C584])/[.C584];([.C584]-[.B584])/[.C584])" office:value-type="float" office:value="-0.186184210526316" calcext:value-type="float">
            <text:p>-0,186184210526316</text:p>
          </table:table-cell>
          <table:table-cell table:formula="of:=IF([.E583]=&quot;Comprar&quot;;IF([.D584]&gt;[.D$3];&quot;Vender&quot;;&quot;Comprar&quot;);IF([.D584]&gt;[.C$3];&quot;Comprar&quot;;&quot;Vender&quot;))" office:value-type="string" office:string-value="Comprar" calcext:value-type="string">
            <text:p>Comprar</text:p>
          </table:table-cell>
          <table:table-cell table:formula="of:=IF(AND([.E583]=&quot;Vender&quot;;[.E584]=&quot;Comprar&quot;);&quot;VENTA&quot;;IF(AND([.E583]=&quot;Comprar&quot;;[.E584]=&quot;Vender&quot;);&quot;COMPRA&quot;;&quot;&quot;))">
            <text:p/>
          </table:table-cell>
          <table:table-cell/>
          <table:table-cell table:formula="of:=[.H583]" office:value-type="float" office:value="0" calcext:value-type="float">
            <text:p>0</text:p>
          </table:table-cell>
          <table:table-cell/>
          <table:table-cell table:formula="of:=[.J583]+[.I58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51" calcext:value-type="float">
            <text:p>1,151</text:p>
          </table:table-cell>
          <table:table-cell table:formula="of:=IF([.F584]&lt;&gt;&quot;&quot;;[.B532];IF([.E584]=&quot;Vender&quot;;IF([.B532]&gt;[.C584];[.B532];[.C584]);IF([.B532]&lt;[.C584];[.B532];[.C584])))" office:value-type="float" office:value="1.52" calcext:value-type="float">
            <text:p>1,52</text:p>
          </table:table-cell>
          <table:table-cell table:formula="of:=IF([.E584]=&quot;Comprar&quot;;([.B585]-[.C585])/[.C585];([.C585]-[.B585])/[.C585])" office:value-type="float" office:value="-0.242763157894737" calcext:value-type="float">
            <text:p>-0,242763157894737</text:p>
          </table:table-cell>
          <table:table-cell table:formula="of:=IF([.E584]=&quot;Comprar&quot;;IF([.D585]&gt;[.D$3];&quot;Vender&quot;;&quot;Comprar&quot;);IF([.D585]&gt;[.C$3];&quot;Comprar&quot;;&quot;Vender&quot;))" office:value-type="string" office:string-value="Comprar" calcext:value-type="string">
            <text:p>Comprar</text:p>
          </table:table-cell>
          <table:table-cell table:formula="of:=IF(AND([.E584]=&quot;Vender&quot;;[.E585]=&quot;Comprar&quot;);&quot;VENTA&quot;;IF(AND([.E584]=&quot;Comprar&quot;;[.E585]=&quot;Vender&quot;);&quot;COMPRA&quot;;&quot;&quot;))">
            <text:p/>
          </table:table-cell>
          <table:table-cell/>
          <table:table-cell table:formula="of:=[.H584]" office:value-type="float" office:value="0" calcext:value-type="float">
            <text:p>0</text:p>
          </table:table-cell>
          <table:table-cell/>
          <table:table-cell table:formula="of:=[.J584]+[.I58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53" calcext:value-type="float">
            <text:p>1,153</text:p>
          </table:table-cell>
          <table:table-cell table:formula="of:=IF([.F585]&lt;&gt;&quot;&quot;;[.B533];IF([.E585]=&quot;Vender&quot;;IF([.B533]&gt;[.C585];[.B533];[.C585]);IF([.B533]&lt;[.C585];[.B533];[.C585])))" office:value-type="float" office:value="1.52" calcext:value-type="float">
            <text:p>1,52</text:p>
          </table:table-cell>
          <table:table-cell table:formula="of:=IF([.E585]=&quot;Comprar&quot;;([.B586]-[.C586])/[.C586];([.C586]-[.B586])/[.C586])" office:value-type="float" office:value="-0.241447368421053" calcext:value-type="float">
            <text:p>-0,241447368421053</text:p>
          </table:table-cell>
          <table:table-cell table:formula="of:=IF([.E585]=&quot;Comprar&quot;;IF([.D586]&gt;[.D$3];&quot;Vender&quot;;&quot;Comprar&quot;);IF([.D586]&gt;[.C$3];&quot;Comprar&quot;;&quot;Vender&quot;))" office:value-type="string" office:string-value="Comprar" calcext:value-type="string">
            <text:p>Comprar</text:p>
          </table:table-cell>
          <table:table-cell table:formula="of:=IF(AND([.E585]=&quot;Vender&quot;;[.E586]=&quot;Comprar&quot;);&quot;VENTA&quot;;IF(AND([.E585]=&quot;Comprar&quot;;[.E586]=&quot;Vender&quot;);&quot;COMPRA&quot;;&quot;&quot;))">
            <text:p/>
          </table:table-cell>
          <table:table-cell/>
          <table:table-cell table:formula="of:=[.H585]" office:value-type="float" office:value="0" calcext:value-type="float">
            <text:p>0</text:p>
          </table:table-cell>
          <table:table-cell/>
          <table:table-cell table:formula="of:=[.J585]+[.I58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5" calcext:value-type="float">
            <text:p>1,15</text:p>
          </table:table-cell>
          <table:table-cell table:formula="of:=IF([.F586]&lt;&gt;&quot;&quot;;[.B534];IF([.E586]=&quot;Vender&quot;;IF([.B534]&gt;[.C586];[.B534];[.C586]);IF([.B534]&lt;[.C586];[.B534];[.C586])))" office:value-type="float" office:value="1.52" calcext:value-type="float">
            <text:p>1,52</text:p>
          </table:table-cell>
          <table:table-cell table:formula="of:=IF([.E586]=&quot;Comprar&quot;;([.B587]-[.C587])/[.C587];([.C587]-[.B587])/[.C587])" office:value-type="float" office:value="-0.243421052631579" calcext:value-type="float">
            <text:p>-0,243421052631579</text:p>
          </table:table-cell>
          <table:table-cell table:formula="of:=IF([.E586]=&quot;Comprar&quot;;IF([.D587]&gt;[.D$3];&quot;Vender&quot;;&quot;Comprar&quot;);IF([.D587]&gt;[.C$3];&quot;Comprar&quot;;&quot;Vender&quot;))" office:value-type="string" office:string-value="Comprar" calcext:value-type="string">
            <text:p>Comprar</text:p>
          </table:table-cell>
          <table:table-cell table:formula="of:=IF(AND([.E586]=&quot;Vender&quot;;[.E587]=&quot;Comprar&quot;);&quot;VENTA&quot;;IF(AND([.E586]=&quot;Comprar&quot;;[.E587]=&quot;Vender&quot;);&quot;COMPRA&quot;;&quot;&quot;))">
            <text:p/>
          </table:table-cell>
          <table:table-cell/>
          <table:table-cell table:formula="of:=[.H586]" office:value-type="float" office:value="0" calcext:value-type="float">
            <text:p>0</text:p>
          </table:table-cell>
          <table:table-cell/>
          <table:table-cell table:formula="of:=[.J586]+[.I58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28" calcext:value-type="float">
            <text:p>1,28</text:p>
          </table:table-cell>
          <table:table-cell table:formula="of:=IF([.F587]&lt;&gt;&quot;&quot;;[.B535];IF([.E587]=&quot;Vender&quot;;IF([.B535]&gt;[.C587];[.B535];[.C587]);IF([.B535]&lt;[.C587];[.B535];[.C587])))" office:value-type="float" office:value="1.52" calcext:value-type="float">
            <text:p>1,52</text:p>
          </table:table-cell>
          <table:table-cell table:formula="of:=IF([.E587]=&quot;Comprar&quot;;([.B588]-[.C588])/[.C588];([.C588]-[.B588])/[.C588])" office:value-type="float" office:value="-0.157894736842105" calcext:value-type="float">
            <text:p>-0,157894736842105</text:p>
          </table:table-cell>
          <table:table-cell table:formula="of:=IF([.E587]=&quot;Comprar&quot;;IF([.D588]&gt;[.D$3];&quot;Vender&quot;;&quot;Comprar&quot;);IF([.D588]&gt;[.C$3];&quot;Comprar&quot;;&quot;Vender&quot;))" office:value-type="string" office:string-value="Comprar" calcext:value-type="string">
            <text:p>Comprar</text:p>
          </table:table-cell>
          <table:table-cell table:formula="of:=IF(AND([.E587]=&quot;Vender&quot;;[.E588]=&quot;Comprar&quot;);&quot;VENTA&quot;;IF(AND([.E587]=&quot;Comprar&quot;;[.E588]=&quot;Vender&quot;);&quot;COMPRA&quot;;&quot;&quot;))">
            <text:p/>
          </table:table-cell>
          <table:table-cell/>
          <table:table-cell table:formula="of:=[.H587]" office:value-type="float" office:value="0" calcext:value-type="float">
            <text:p>0</text:p>
          </table:table-cell>
          <table:table-cell/>
          <table:table-cell table:formula="of:=[.J587]+[.I58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343" calcext:value-type="float">
            <text:p>1,343</text:p>
          </table:table-cell>
          <table:table-cell table:formula="of:=IF([.F588]&lt;&gt;&quot;&quot;;[.B536];IF([.E588]=&quot;Vender&quot;;IF([.B536]&gt;[.C588];[.B536];[.C588]);IF([.B536]&lt;[.C588];[.B536];[.C588])))" office:value-type="float" office:value="1.52" calcext:value-type="float">
            <text:p>1,52</text:p>
          </table:table-cell>
          <table:table-cell table:formula="of:=IF([.E588]=&quot;Comprar&quot;;([.B589]-[.C589])/[.C589];([.C589]-[.B589])/[.C589])" office:value-type="float" office:value="-0.116447368421053" calcext:value-type="float">
            <text:p>-0,116447368421053</text:p>
          </table:table-cell>
          <table:table-cell table:formula="of:=IF([.E588]=&quot;Comprar&quot;;IF([.D589]&gt;[.D$3];&quot;Vender&quot;;&quot;Comprar&quot;);IF([.D589]&gt;[.C$3];&quot;Comprar&quot;;&quot;Vender&quot;))" office:value-type="string" office:string-value="Comprar" calcext:value-type="string">
            <text:p>Comprar</text:p>
          </table:table-cell>
          <table:table-cell table:formula="of:=IF(AND([.E588]=&quot;Vender&quot;;[.E589]=&quot;Comprar&quot;);&quot;VENTA&quot;;IF(AND([.E588]=&quot;Comprar&quot;;[.E589]=&quot;Vender&quot;);&quot;COMPRA&quot;;&quot;&quot;))">
            <text:p/>
          </table:table-cell>
          <table:table-cell/>
          <table:table-cell table:formula="of:=[.H588]" office:value-type="float" office:value="0" calcext:value-type="float">
            <text:p>0</text:p>
          </table:table-cell>
          <table:table-cell/>
          <table:table-cell table:formula="of:=[.J588]+[.I58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282" calcext:value-type="float">
            <text:p>1,282</text:p>
          </table:table-cell>
          <table:table-cell table:formula="of:=IF([.F589]&lt;&gt;&quot;&quot;;[.B537];IF([.E589]=&quot;Vender&quot;;IF([.B537]&gt;[.C589];[.B537];[.C589]);IF([.B537]&lt;[.C589];[.B537];[.C589])))" office:value-type="float" office:value="1.52" calcext:value-type="float">
            <text:p>1,52</text:p>
          </table:table-cell>
          <table:table-cell table:formula="of:=IF([.E589]=&quot;Comprar&quot;;([.B590]-[.C590])/[.C590];([.C590]-[.B590])/[.C590])" office:value-type="float" office:value="-0.156578947368421" calcext:value-type="float">
            <text:p>-0,156578947368421</text:p>
          </table:table-cell>
          <table:table-cell table:formula="of:=IF([.E589]=&quot;Comprar&quot;;IF([.D590]&gt;[.D$3];&quot;Vender&quot;;&quot;Comprar&quot;);IF([.D590]&gt;[.C$3];&quot;Comprar&quot;;&quot;Vender&quot;))" office:value-type="string" office:string-value="Comprar" calcext:value-type="string">
            <text:p>Comprar</text:p>
          </table:table-cell>
          <table:table-cell table:formula="of:=IF(AND([.E589]=&quot;Vender&quot;;[.E590]=&quot;Comprar&quot;);&quot;VENTA&quot;;IF(AND([.E589]=&quot;Comprar&quot;;[.E590]=&quot;Vender&quot;);&quot;COMPRA&quot;;&quot;&quot;))">
            <text:p/>
          </table:table-cell>
          <table:table-cell/>
          <table:table-cell table:formula="of:=[.H589]" office:value-type="float" office:value="0" calcext:value-type="float">
            <text:p>0</text:p>
          </table:table-cell>
          <table:table-cell/>
          <table:table-cell table:formula="of:=[.J589]+[.I59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251" calcext:value-type="float">
            <text:p>1,251</text:p>
          </table:table-cell>
          <table:table-cell table:formula="of:=IF([.F590]&lt;&gt;&quot;&quot;;[.B538];IF([.E590]=&quot;Vender&quot;;IF([.B538]&gt;[.C590];[.B538];[.C590]);IF([.B538]&lt;[.C590];[.B538];[.C590])))" office:value-type="float" office:value="1.52" calcext:value-type="float">
            <text:p>1,52</text:p>
          </table:table-cell>
          <table:table-cell table:formula="of:=IF([.E590]=&quot;Comprar&quot;;([.B591]-[.C591])/[.C591];([.C591]-[.B591])/[.C591])" office:value-type="float" office:value="-0.176973684210526" calcext:value-type="float">
            <text:p>-0,176973684210526</text:p>
          </table:table-cell>
          <table:table-cell table:formula="of:=IF([.E590]=&quot;Comprar&quot;;IF([.D591]&gt;[.D$3];&quot;Vender&quot;;&quot;Comprar&quot;);IF([.D591]&gt;[.C$3];&quot;Comprar&quot;;&quot;Vender&quot;))" office:value-type="string" office:string-value="Comprar" calcext:value-type="string">
            <text:p>Comprar</text:p>
          </table:table-cell>
          <table:table-cell table:formula="of:=IF(AND([.E590]=&quot;Vender&quot;;[.E591]=&quot;Comprar&quot;);&quot;VENTA&quot;;IF(AND([.E590]=&quot;Comprar&quot;;[.E591]=&quot;Vender&quot;);&quot;COMPRA&quot;;&quot;&quot;))">
            <text:p/>
          </table:table-cell>
          <table:table-cell/>
          <table:table-cell table:formula="of:=[.H590]" office:value-type="float" office:value="0" calcext:value-type="float">
            <text:p>0</text:p>
          </table:table-cell>
          <table:table-cell/>
          <table:table-cell table:formula="of:=[.J590]+[.I59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236" calcext:value-type="float">
            <text:p>1,236</text:p>
          </table:table-cell>
          <table:table-cell table:formula="of:=IF([.F591]&lt;&gt;&quot;&quot;;[.B539];IF([.E591]=&quot;Vender&quot;;IF([.B539]&gt;[.C591];[.B539];[.C591]);IF([.B539]&lt;[.C591];[.B539];[.C591])))" office:value-type="float" office:value="1.52" calcext:value-type="float">
            <text:p>1,52</text:p>
          </table:table-cell>
          <table:table-cell table:formula="of:=IF([.E591]=&quot;Comprar&quot;;([.B592]-[.C592])/[.C592];([.C592]-[.B592])/[.C592])" office:value-type="float" office:value="-0.186842105263158" calcext:value-type="float">
            <text:p>-0,186842105263158</text:p>
          </table:table-cell>
          <table:table-cell table:formula="of:=IF([.E591]=&quot;Comprar&quot;;IF([.D592]&gt;[.D$3];&quot;Vender&quot;;&quot;Comprar&quot;);IF([.D592]&gt;[.C$3];&quot;Comprar&quot;;&quot;Vender&quot;))" office:value-type="string" office:string-value="Comprar" calcext:value-type="string">
            <text:p>Comprar</text:p>
          </table:table-cell>
          <table:table-cell table:formula="of:=IF(AND([.E591]=&quot;Vender&quot;;[.E592]=&quot;Comprar&quot;);&quot;VENTA&quot;;IF(AND([.E591]=&quot;Comprar&quot;;[.E592]=&quot;Vender&quot;);&quot;COMPRA&quot;;&quot;&quot;))">
            <text:p/>
          </table:table-cell>
          <table:table-cell/>
          <table:table-cell table:formula="of:=[.H591]" office:value-type="float" office:value="0" calcext:value-type="float">
            <text:p>0</text:p>
          </table:table-cell>
          <table:table-cell/>
          <table:table-cell table:formula="of:=[.J591]+[.I592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207" calcext:value-type="float">
            <text:p>1,207</text:p>
          </table:table-cell>
          <table:table-cell table:formula="of:=IF([.F592]&lt;&gt;&quot;&quot;;[.B540];IF([.E592]=&quot;Vender&quot;;IF([.B540]&gt;[.C592];[.B540];[.C592]);IF([.B540]&lt;[.C592];[.B540];[.C592])))" office:value-type="float" office:value="1.52" calcext:value-type="float">
            <text:p>1,52</text:p>
          </table:table-cell>
          <table:table-cell table:formula="of:=IF([.E592]=&quot;Comprar&quot;;([.B593]-[.C593])/[.C593];([.C593]-[.B593])/[.C593])" office:value-type="float" office:value="-0.205921052631579" calcext:value-type="float">
            <text:p>-0,205921052631579</text:p>
          </table:table-cell>
          <table:table-cell table:formula="of:=IF([.E592]=&quot;Comprar&quot;;IF([.D593]&gt;[.D$3];&quot;Vender&quot;;&quot;Comprar&quot;);IF([.D593]&gt;[.C$3];&quot;Comprar&quot;;&quot;Vender&quot;))" office:value-type="string" office:string-value="Comprar" calcext:value-type="string">
            <text:p>Comprar</text:p>
          </table:table-cell>
          <table:table-cell table:formula="of:=IF(AND([.E592]=&quot;Vender&quot;;[.E593]=&quot;Comprar&quot;);&quot;VENTA&quot;;IF(AND([.E592]=&quot;Comprar&quot;;[.E593]=&quot;Vender&quot;);&quot;COMPRA&quot;;&quot;&quot;))">
            <text:p/>
          </table:table-cell>
          <table:table-cell/>
          <table:table-cell table:formula="of:=[.H592]" office:value-type="float" office:value="0" calcext:value-type="float">
            <text:p>0</text:p>
          </table:table-cell>
          <table:table-cell/>
          <table:table-cell table:formula="of:=[.J592]+[.I593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1" calcext:value-type="float">
            <text:p>1,151</text:p>
          </table:table-cell>
          <table:table-cell table:formula="of:=IF([.F593]&lt;&gt;&quot;&quot;;[.B541];IF([.E593]=&quot;Vender&quot;;IF([.B541]&gt;[.C593];[.B541];[.C593]);IF([.B541]&lt;[.C593];[.B541];[.C593])))" office:value-type="float" office:value="1.52" calcext:value-type="float">
            <text:p>1,52</text:p>
          </table:table-cell>
          <table:table-cell table:formula="of:=IF([.E593]=&quot;Comprar&quot;;([.B594]-[.C594])/[.C594];([.C594]-[.B594])/[.C594])" office:value-type="float" office:value="-0.242763157894737" calcext:value-type="float">
            <text:p>-0,242763157894737</text:p>
          </table:table-cell>
          <table:table-cell table:formula="of:=IF([.E593]=&quot;Comprar&quot;;IF([.D594]&gt;[.D$3];&quot;Vender&quot;;&quot;Comprar&quot;);IF([.D594]&gt;[.C$3];&quot;Comprar&quot;;&quot;Vender&quot;))" office:value-type="string" office:string-value="Comprar" calcext:value-type="string">
            <text:p>Comprar</text:p>
          </table:table-cell>
          <table:table-cell table:formula="of:=IF(AND([.E593]=&quot;Vender&quot;;[.E594]=&quot;Comprar&quot;);&quot;VENTA&quot;;IF(AND([.E593]=&quot;Comprar&quot;;[.E594]=&quot;Vender&quot;);&quot;COMPRA&quot;;&quot;&quot;))">
            <text:p/>
          </table:table-cell>
          <table:table-cell/>
          <table:table-cell table:formula="of:=[.H593]" office:value-type="float" office:value="0" calcext:value-type="float">
            <text:p>0</text:p>
          </table:table-cell>
          <table:table-cell/>
          <table:table-cell table:formula="of:=[.J593]+[.I594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6" calcext:value-type="float">
            <text:p>1,16</text:p>
          </table:table-cell>
          <table:table-cell table:formula="of:=IF([.F594]&lt;&gt;&quot;&quot;;[.B542];IF([.E594]=&quot;Vender&quot;;IF([.B542]&gt;[.C594];[.B542];[.C594]);IF([.B542]&lt;[.C594];[.B542];[.C594])))" office:value-type="float" office:value="1.504" calcext:value-type="float">
            <text:p>1,504</text:p>
          </table:table-cell>
          <table:table-cell table:formula="of:=IF([.E594]=&quot;Comprar&quot;;([.B595]-[.C595])/[.C595];([.C595]-[.B595])/[.C595])" office:value-type="float" office:value="-0.228723404255319" calcext:value-type="float">
            <text:p>-0,228723404255319</text:p>
          </table:table-cell>
          <table:table-cell table:formula="of:=IF([.E594]=&quot;Comprar&quot;;IF([.D595]&gt;[.D$3];&quot;Vender&quot;;&quot;Comprar&quot;);IF([.D595]&gt;[.C$3];&quot;Comprar&quot;;&quot;Vender&quot;))" office:value-type="string" office:string-value="Comprar" calcext:value-type="string">
            <text:p>Comprar</text:p>
          </table:table-cell>
          <table:table-cell table:formula="of:=IF(AND([.E594]=&quot;Vender&quot;;[.E595]=&quot;Comprar&quot;);&quot;VENTA&quot;;IF(AND([.E594]=&quot;Comprar&quot;;[.E595]=&quot;Vender&quot;);&quot;COMPRA&quot;;&quot;&quot;))">
            <text:p/>
          </table:table-cell>
          <table:table-cell/>
          <table:table-cell table:formula="of:=[.H594]" office:value-type="float" office:value="0" calcext:value-type="float">
            <text:p>0</text:p>
          </table:table-cell>
          <table:table-cell/>
          <table:table-cell table:formula="of:=[.J594]+[.I595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67" calcext:value-type="float">
            <text:p>1,167</text:p>
          </table:table-cell>
          <table:table-cell table:formula="of:=IF([.F595]&lt;&gt;&quot;&quot;;[.B543];IF([.E595]=&quot;Vender&quot;;IF([.B543]&gt;[.C595];[.B543];[.C595]);IF([.B543]&lt;[.C595];[.B543];[.C595])))" office:value-type="float" office:value="1.47" calcext:value-type="float">
            <text:p>1,47</text:p>
          </table:table-cell>
          <table:table-cell table:formula="of:=IF([.E595]=&quot;Comprar&quot;;([.B596]-[.C596])/[.C596];([.C596]-[.B596])/[.C596])" office:value-type="float" office:value="-0.206122448979592" calcext:value-type="float">
            <text:p>-0,206122448979592</text:p>
          </table:table-cell>
          <table:table-cell table:formula="of:=IF([.E595]=&quot;Comprar&quot;;IF([.D596]&gt;[.D$3];&quot;Vender&quot;;&quot;Comprar&quot;);IF([.D596]&gt;[.C$3];&quot;Comprar&quot;;&quot;Vender&quot;))" office:value-type="string" office:string-value="Comprar" calcext:value-type="string">
            <text:p>Comprar</text:p>
          </table:table-cell>
          <table:table-cell table:formula="of:=IF(AND([.E595]=&quot;Vender&quot;;[.E596]=&quot;Comprar&quot;);&quot;VENTA&quot;;IF(AND([.E595]=&quot;Comprar&quot;;[.E596]=&quot;Vender&quot;);&quot;COMPRA&quot;;&quot;&quot;))">
            <text:p/>
          </table:table-cell>
          <table:table-cell/>
          <table:table-cell table:formula="of:=[.H595]" office:value-type="float" office:value="0" calcext:value-type="float">
            <text:p>0</text:p>
          </table:table-cell>
          <table:table-cell/>
          <table:table-cell table:formula="of:=[.J595]+[.I596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7" calcext:value-type="float">
            <text:p>1,17</text:p>
          </table:table-cell>
          <table:table-cell table:formula="of:=IF([.F596]&lt;&gt;&quot;&quot;;[.B544];IF([.E596]=&quot;Vender&quot;;IF([.B544]&gt;[.C596];[.B544];[.C596]);IF([.B544]&lt;[.C596];[.B544];[.C596])))" office:value-type="float" office:value="1.422" calcext:value-type="float">
            <text:p>1,422</text:p>
          </table:table-cell>
          <table:table-cell table:formula="of:=IF([.E596]=&quot;Comprar&quot;;([.B597]-[.C597])/[.C597];([.C597]-[.B597])/[.C597])" office:value-type="float" office:value="-0.177215189873418" calcext:value-type="float">
            <text:p>-0,177215189873418</text:p>
          </table:table-cell>
          <table:table-cell table:formula="of:=IF([.E596]=&quot;Comprar&quot;;IF([.D597]&gt;[.D$3];&quot;Vender&quot;;&quot;Comprar&quot;);IF([.D597]&gt;[.C$3];&quot;Comprar&quot;;&quot;Vender&quot;))" office:value-type="string" office:string-value="Comprar" calcext:value-type="string">
            <text:p>Comprar</text:p>
          </table:table-cell>
          <table:table-cell table:formula="of:=IF(AND([.E596]=&quot;Vender&quot;;[.E597]=&quot;Comprar&quot;);&quot;VENTA&quot;;IF(AND([.E596]=&quot;Comprar&quot;;[.E597]=&quot;Vender&quot;);&quot;COMPRA&quot;;&quot;&quot;))">
            <text:p/>
          </table:table-cell>
          <table:table-cell/>
          <table:table-cell table:formula="of:=[.H596]" office:value-type="float" office:value="0" calcext:value-type="float">
            <text:p>0</text:p>
          </table:table-cell>
          <table:table-cell/>
          <table:table-cell table:formula="of:=[.J596]+[.I597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55" calcext:value-type="float">
            <text:p>1,155</text:p>
          </table:table-cell>
          <table:table-cell table:formula="of:=IF([.F597]&lt;&gt;&quot;&quot;;[.B545];IF([.E597]=&quot;Vender&quot;;IF([.B545]&gt;[.C597];[.B545];[.C597]);IF([.B545]&lt;[.C597];[.B545];[.C597])))" office:value-type="float" office:value="1.352" calcext:value-type="float">
            <text:p>1,352</text:p>
          </table:table-cell>
          <table:table-cell table:formula="of:=IF([.E597]=&quot;Comprar&quot;;([.B598]-[.C598])/[.C598];([.C598]-[.B598])/[.C598])" office:value-type="float" office:value="-0.145710059171598" calcext:value-type="float">
            <text:p>-0,145710059171598</text:p>
          </table:table-cell>
          <table:table-cell table:formula="of:=IF([.E597]=&quot;Comprar&quot;;IF([.D598]&gt;[.D$3];&quot;Vender&quot;;&quot;Comprar&quot;);IF([.D598]&gt;[.C$3];&quot;Comprar&quot;;&quot;Vender&quot;))" office:value-type="string" office:string-value="Comprar" calcext:value-type="string">
            <text:p>Comprar</text:p>
          </table:table-cell>
          <table:table-cell table:formula="of:=IF(AND([.E597]=&quot;Vender&quot;;[.E598]=&quot;Comprar&quot;);&quot;VENTA&quot;;IF(AND([.E597]=&quot;Comprar&quot;;[.E598]=&quot;Vender&quot;);&quot;COMPRA&quot;;&quot;&quot;))">
            <text:p/>
          </table:table-cell>
          <table:table-cell/>
          <table:table-cell table:formula="of:=[.H597]" office:value-type="float" office:value="0" calcext:value-type="float">
            <text:p>0</text:p>
          </table:table-cell>
          <table:table-cell/>
          <table:table-cell table:formula="of:=[.J597]+[.I598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09" calcext:value-type="float">
            <text:p>1,09</text:p>
          </table:table-cell>
          <table:table-cell table:formula="of:=IF([.F598]&lt;&gt;&quot;&quot;;[.B546];IF([.E598]=&quot;Vender&quot;;IF([.B546]&gt;[.C598];[.B546];[.C598]);IF([.B546]&lt;[.C598];[.B546];[.C598])))" office:value-type="float" office:value="1.29" calcext:value-type="float">
            <text:p>1,29</text:p>
          </table:table-cell>
          <table:table-cell table:formula="of:=IF([.E598]=&quot;Comprar&quot;;([.B599]-[.C599])/[.C599];([.C599]-[.B599])/[.C599])" office:value-type="float" office:value="-0.155038759689922" calcext:value-type="float">
            <text:p>-0,155038759689922</text:p>
          </table:table-cell>
          <table:table-cell table:formula="of:=IF([.E598]=&quot;Comprar&quot;;IF([.D599]&gt;[.D$3];&quot;Vender&quot;;&quot;Comprar&quot;);IF([.D599]&gt;[.C$3];&quot;Comprar&quot;;&quot;Vender&quot;))" office:value-type="string" office:string-value="Comprar" calcext:value-type="string">
            <text:p>Comprar</text:p>
          </table:table-cell>
          <table:table-cell table:formula="of:=IF(AND([.E598]=&quot;Vender&quot;;[.E599]=&quot;Comprar&quot;);&quot;VENTA&quot;;IF(AND([.E598]=&quot;Comprar&quot;;[.E599]=&quot;Vender&quot;);&quot;COMPRA&quot;;&quot;&quot;))">
            <text:p/>
          </table:table-cell>
          <table:table-cell/>
          <table:table-cell table:formula="of:=[.H598]" office:value-type="float" office:value="0" calcext:value-type="float">
            <text:p>0</text:p>
          </table:table-cell>
          <table:table-cell/>
          <table:table-cell table:formula="of:=[.J598]+[.I599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09" calcext:value-type="float">
            <text:p>1,09</text:p>
          </table:table-cell>
          <table:table-cell table:formula="of:=IF([.F599]&lt;&gt;&quot;&quot;;[.B547];IF([.E599]=&quot;Vender&quot;;IF([.B547]&gt;[.C599];[.B547];[.C599]);IF([.B547]&lt;[.C599];[.B547];[.C599])))" office:value-type="float" office:value="1.268" calcext:value-type="float">
            <text:p>1,268</text:p>
          </table:table-cell>
          <table:table-cell table:formula="of:=IF([.E599]=&quot;Comprar&quot;;([.B600]-[.C600])/[.C600];([.C600]-[.B600])/[.C600])" office:value-type="float" office:value="-0.140378548895899" calcext:value-type="float">
            <text:p>-0,140378548895899</text:p>
          </table:table-cell>
          <table:table-cell table:formula="of:=IF([.E599]=&quot;Comprar&quot;;IF([.D600]&gt;[.D$3];&quot;Vender&quot;;&quot;Comprar&quot;);IF([.D600]&gt;[.C$3];&quot;Comprar&quot;;&quot;Vender&quot;))" office:value-type="string" office:string-value="Comprar" calcext:value-type="string">
            <text:p>Comprar</text:p>
          </table:table-cell>
          <table:table-cell table:formula="of:=IF(AND([.E599]=&quot;Vender&quot;;[.E600]=&quot;Comprar&quot;);&quot;VENTA&quot;;IF(AND([.E599]=&quot;Comprar&quot;;[.E600]=&quot;Vender&quot;);&quot;COMPRA&quot;;&quot;&quot;))">
            <text:p/>
          </table:table-cell>
          <table:table-cell/>
          <table:table-cell table:formula="of:=[.H599]" office:value-type="float" office:value="0" calcext:value-type="float">
            <text:p>0</text:p>
          </table:table-cell>
          <table:table-cell/>
          <table:table-cell table:formula="of:=[.J599]+[.I600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2" calcext:value-type="float">
            <text:p>1,2</text:p>
          </table:table-cell>
          <table:table-cell table:formula="of:=IF([.F600]&lt;&gt;&quot;&quot;;[.B548];IF([.E600]=&quot;Vender&quot;;IF([.B548]&gt;[.C600];[.B548];[.C600]);IF([.B548]&lt;[.C600];[.B548];[.C600])))" office:value-type="float" office:value="1.247" calcext:value-type="float">
            <text:p>1,247</text:p>
          </table:table-cell>
          <table:table-cell table:formula="of:=IF([.E600]=&quot;Comprar&quot;;([.B601]-[.C601])/[.C601];([.C601]-[.B601])/[.C601])" office:value-type="float" office:value="-0.037690457097033" calcext:value-type="float">
            <text:p>-0,037690457097033</text:p>
          </table:table-cell>
          <table:table-cell table:formula="of:=IF([.E600]=&quot;Comprar&quot;;IF([.D601]&gt;[.D$3];&quot;Vender&quot;;&quot;Comprar&quot;);IF([.D601]&gt;[.C$3];&quot;Comprar&quot;;&quot;Vender&quot;))" office:value-type="string" office:string-value="Comprar" calcext:value-type="string">
            <text:p>Comprar</text:p>
          </table:table-cell>
          <table:table-cell table:formula="of:=IF(AND([.E600]=&quot;Vender&quot;;[.E601]=&quot;Comprar&quot;);&quot;VENTA&quot;;IF(AND([.E600]=&quot;Comprar&quot;;[.E601]=&quot;Vender&quot;);&quot;COMPRA&quot;;&quot;&quot;))">
            <text:p/>
          </table:table-cell>
          <table:table-cell/>
          <table:table-cell table:formula="of:=[.H600]" office:value-type="float" office:value="0" calcext:value-type="float">
            <text:p>0</text:p>
          </table:table-cell>
          <table:table-cell/>
          <table:table-cell table:formula="of:=[.J600]+[.I601]" office:value-type="float" office:value="2229.881" calcext:value-type="float">
            <text:p>2229,88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216" calcext:value-type="float">
            <text:p>1,216</text:p>
          </table:table-cell>
          <table:table-cell table:formula="of:=IF([.F601]&lt;&gt;&quot;&quot;;[.B549];IF([.E601]=&quot;Vender&quot;;IF([.B549]&gt;[.C601];[.B549];[.C601]);IF([.B549]&lt;[.C601];[.B549];[.C601])))" office:value-type="float" office:value="1.126" calcext:value-type="float">
            <text:p>1,126</text:p>
          </table:table-cell>
          <table:table-cell table:formula="of:=IF([.E601]=&quot;Comprar&quot;;([.B602]-[.C602])/[.C602];([.C602]-[.B602])/[.C602])" office:value-type="float" office:value="0.0799289520426289" calcext:value-type="float">
            <text:p>0,079928952042629</text:p>
          </table:table-cell>
          <table:table-cell table:formula="of:=IF([.E601]=&quot;Comprar&quot;;IF([.D602]&gt;[.D$3];&quot;Vender&quot;;&quot;Comprar&quot;);IF([.D602]&gt;[.C$3];&quot;Comprar&quot;;&quot;Vender&quot;))" office:value-type="string" office:string-value="Vender" calcext:value-type="string">
            <text:p>Vender</text:p>
          </table:table-cell>
          <table:table-cell table:formula="of:=IF(AND([.E601]=&quot;Vender&quot;;[.E602]=&quot;Comprar&quot;);&quot;VENTA&quot;;IF(AND([.E601]=&quot;Comprar&quot;;[.E602]=&quot;Vender&quot;);&quot;COMPRA&quot;;&quot;&quot;))" office:value-type="string" office:string-value="COMPRA" calcext:value-type="string">
            <text:p>COMPRA</text:p>
          </table:table-cell>
          <table:table-cell table:formula="of:=INT(15000/[.B602])" office:value-type="float" office:value="12335" calcext:value-type="float">
            <text:p>12335</text:p>
          </table:table-cell>
          <table:table-cell table:formula="of:=[.G602]" office:value-type="float" office:value="12335" calcext:value-type="float">
            <text:p>12335</text:p>
          </table:table-cell>
          <table:table-cell table:formula="of:=-[.G602]*[.B602]" office:value-type="float" office:value="-14999.36" calcext:value-type="float">
            <text:p>-14999,36</text:p>
          </table:table-cell>
          <table:table-cell table:formula="of:=[.J601]+[.I602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3" calcext:value-type="float">
            <text:p>1,3</text:p>
          </table:table-cell>
          <table:table-cell table:formula="of:=IF([.F602]&lt;&gt;&quot;&quot;;[.B550];IF([.E602]=&quot;Vender&quot;;IF([.B550]&gt;[.C602];[.B550];[.C602]);IF([.B550]&lt;[.C602];[.B550];[.C602])))" office:value-type="float" office:value="1.128" calcext:value-type="float">
            <text:p>1,128</text:p>
          </table:table-cell>
          <table:table-cell table:formula="of:=IF([.E602]=&quot;Comprar&quot;;([.B603]-[.C603])/[.C603];([.C603]-[.B603])/[.C603])" office:value-type="float" office:value="-0.152482269503546" calcext:value-type="float">
            <text:p>-0,152482269503546</text:p>
          </table:table-cell>
          <table:table-cell table:formula="of:=IF([.E602]=&quot;Comprar&quot;;IF([.D603]&gt;[.D$3];&quot;Vender&quot;;&quot;Comprar&quot;);IF([.D603]&gt;[.C$3];&quot;Comprar&quot;;&quot;Vender&quot;))" office:value-type="string" office:string-value="Vender" calcext:value-type="string">
            <text:p>Vender</text:p>
          </table:table-cell>
          <table:table-cell table:formula="of:=IF(AND([.E602]=&quot;Vender&quot;;[.E603]=&quot;Comprar&quot;);&quot;VENTA&quot;;IF(AND([.E602]=&quot;Comprar&quot;;[.E603]=&quot;Vender&quot;);&quot;COMPRA&quot;;&quot;&quot;))">
            <text:p/>
          </table:table-cell>
          <table:table-cell/>
          <table:table-cell table:formula="of:=[.H602]" office:value-type="float" office:value="12335" calcext:value-type="float">
            <text:p>12335</text:p>
          </table:table-cell>
          <table:table-cell/>
          <table:table-cell table:formula="of:=[.J602]+[.I603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36" calcext:value-type="float">
            <text:p>1,436</text:p>
          </table:table-cell>
          <table:table-cell table:formula="of:=IF([.F603]&lt;&gt;&quot;&quot;;[.B551];IF([.E603]=&quot;Vender&quot;;IF([.B551]&gt;[.C603];[.B551];[.C603]);IF([.B551]&lt;[.C603];[.B551];[.C603])))" office:value-type="float" office:value="1.128" calcext:value-type="float">
            <text:p>1,128</text:p>
          </table:table-cell>
          <table:table-cell table:formula="of:=IF([.E603]=&quot;Comprar&quot;;([.B604]-[.C604])/[.C604];([.C604]-[.B604])/[.C604])" office:value-type="float" office:value="-0.273049645390071" calcext:value-type="float">
            <text:p>-0,273049645390071</text:p>
          </table:table-cell>
          <table:table-cell table:formula="of:=IF([.E603]=&quot;Comprar&quot;;IF([.D604]&gt;[.D$3];&quot;Vender&quot;;&quot;Comprar&quot;);IF([.D604]&gt;[.C$3];&quot;Comprar&quot;;&quot;Vender&quot;))" office:value-type="string" office:string-value="Vender" calcext:value-type="string">
            <text:p>Vender</text:p>
          </table:table-cell>
          <table:table-cell table:formula="of:=IF(AND([.E603]=&quot;Vender&quot;;[.E604]=&quot;Comprar&quot;);&quot;VENTA&quot;;IF(AND([.E603]=&quot;Comprar&quot;;[.E604]=&quot;Vender&quot;);&quot;COMPRA&quot;;&quot;&quot;))">
            <text:p/>
          </table:table-cell>
          <table:table-cell/>
          <table:table-cell table:formula="of:=[.H603]" office:value-type="float" office:value="12335" calcext:value-type="float">
            <text:p>12335</text:p>
          </table:table-cell>
          <table:table-cell/>
          <table:table-cell table:formula="of:=[.J603]+[.I604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06" calcext:value-type="float">
            <text:p>1,406</text:p>
          </table:table-cell>
          <table:table-cell table:formula="of:=IF([.F604]&lt;&gt;&quot;&quot;;[.B552];IF([.E604]=&quot;Vender&quot;;IF([.B552]&gt;[.C604];[.B552];[.C604]);IF([.B552]&lt;[.C604];[.B552];[.C604])))" office:value-type="float" office:value="1.128" calcext:value-type="float">
            <text:p>1,128</text:p>
          </table:table-cell>
          <table:table-cell table:formula="of:=IF([.E604]=&quot;Comprar&quot;;([.B605]-[.C605])/[.C605];([.C605]-[.B605])/[.C605])" office:value-type="float" office:value="-0.24645390070922" calcext:value-type="float">
            <text:p>-0,24645390070922</text:p>
          </table:table-cell>
          <table:table-cell table:formula="of:=IF([.E604]=&quot;Comprar&quot;;IF([.D605]&gt;[.D$3];&quot;Vender&quot;;&quot;Comprar&quot;);IF([.D605]&gt;[.C$3];&quot;Comprar&quot;;&quot;Vender&quot;))" office:value-type="string" office:string-value="Vender" calcext:value-type="string">
            <text:p>Vender</text:p>
          </table:table-cell>
          <table:table-cell table:formula="of:=IF(AND([.E604]=&quot;Vender&quot;;[.E605]=&quot;Comprar&quot;);&quot;VENTA&quot;;IF(AND([.E604]=&quot;Comprar&quot;;[.E605]=&quot;Vender&quot;);&quot;COMPRA&quot;;&quot;&quot;))">
            <text:p/>
          </table:table-cell>
          <table:table-cell/>
          <table:table-cell table:formula="of:=[.H604]" office:value-type="float" office:value="12335" calcext:value-type="float">
            <text:p>12335</text:p>
          </table:table-cell>
          <table:table-cell/>
          <table:table-cell table:formula="of:=[.J604]+[.I605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16" calcext:value-type="float">
            <text:p>1,416</text:p>
          </table:table-cell>
          <table:table-cell table:formula="of:=IF([.F605]&lt;&gt;&quot;&quot;;[.B553];IF([.E605]=&quot;Vender&quot;;IF([.B553]&gt;[.C605];[.B553];[.C605]);IF([.B553]&lt;[.C605];[.B553];[.C605])))" office:value-type="float" office:value="1.128" calcext:value-type="float">
            <text:p>1,128</text:p>
          </table:table-cell>
          <table:table-cell table:formula="of:=IF([.E605]=&quot;Comprar&quot;;([.B606]-[.C606])/[.C606];([.C606]-[.B606])/[.C606])" office:value-type="float" office:value="-0.25531914893617" calcext:value-type="float">
            <text:p>-0,25531914893617</text:p>
          </table:table-cell>
          <table:table-cell table:formula="of:=IF([.E605]=&quot;Comprar&quot;;IF([.D606]&gt;[.D$3];&quot;Vender&quot;;&quot;Comprar&quot;);IF([.D606]&gt;[.C$3];&quot;Comprar&quot;;&quot;Vender&quot;))" office:value-type="string" office:string-value="Vender" calcext:value-type="string">
            <text:p>Vender</text:p>
          </table:table-cell>
          <table:table-cell table:formula="of:=IF(AND([.E605]=&quot;Vender&quot;;[.E606]=&quot;Comprar&quot;);&quot;VENTA&quot;;IF(AND([.E605]=&quot;Comprar&quot;;[.E606]=&quot;Vender&quot;);&quot;COMPRA&quot;;&quot;&quot;))">
            <text:p/>
          </table:table-cell>
          <table:table-cell/>
          <table:table-cell table:formula="of:=[.H605]" office:value-type="float" office:value="12335" calcext:value-type="float">
            <text:p>12335</text:p>
          </table:table-cell>
          <table:table-cell/>
          <table:table-cell table:formula="of:=[.J605]+[.I606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01" calcext:value-type="float">
            <text:p>1,401</text:p>
          </table:table-cell>
          <table:table-cell table:formula="of:=IF([.F606]&lt;&gt;&quot;&quot;;[.B554];IF([.E606]=&quot;Vender&quot;;IF([.B554]&gt;[.C606];[.B554];[.C606]);IF([.B554]&lt;[.C606];[.B554];[.C606])))" office:value-type="float" office:value="1.128" calcext:value-type="float">
            <text:p>1,128</text:p>
          </table:table-cell>
          <table:table-cell table:formula="of:=IF([.E606]=&quot;Comprar&quot;;([.B607]-[.C607])/[.C607];([.C607]-[.B607])/[.C607])" office:value-type="float" office:value="-0.242021276595745" calcext:value-type="float">
            <text:p>-0,242021276595745</text:p>
          </table:table-cell>
          <table:table-cell table:formula="of:=IF([.E606]=&quot;Comprar&quot;;IF([.D607]&gt;[.D$3];&quot;Vender&quot;;&quot;Comprar&quot;);IF([.D607]&gt;[.C$3];&quot;Comprar&quot;;&quot;Vender&quot;))" office:value-type="string" office:string-value="Vender" calcext:value-type="string">
            <text:p>Vender</text:p>
          </table:table-cell>
          <table:table-cell table:formula="of:=IF(AND([.E606]=&quot;Vender&quot;;[.E607]=&quot;Comprar&quot;);&quot;VENTA&quot;;IF(AND([.E606]=&quot;Comprar&quot;;[.E607]=&quot;Vender&quot;);&quot;COMPRA&quot;;&quot;&quot;))">
            <text:p/>
          </table:table-cell>
          <table:table-cell/>
          <table:table-cell table:formula="of:=[.H606]" office:value-type="float" office:value="12335" calcext:value-type="float">
            <text:p>12335</text:p>
          </table:table-cell>
          <table:table-cell/>
          <table:table-cell table:formula="of:=[.J606]+[.I607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09" calcext:value-type="float">
            <text:p>1,409</text:p>
          </table:table-cell>
          <table:table-cell table:formula="of:=IF([.F607]&lt;&gt;&quot;&quot;;[.B555];IF([.E607]=&quot;Vender&quot;;IF([.B555]&gt;[.C607];[.B555];[.C607]);IF([.B555]&lt;[.C607];[.B555];[.C607])))" office:value-type="float" office:value="1.128" calcext:value-type="float">
            <text:p>1,128</text:p>
          </table:table-cell>
          <table:table-cell table:formula="of:=IF([.E607]=&quot;Comprar&quot;;([.B608]-[.C608])/[.C608];([.C608]-[.B608])/[.C608])" office:value-type="float" office:value="-0.249113475177305" calcext:value-type="float">
            <text:p>-0,249113475177305</text:p>
          </table:table-cell>
          <table:table-cell table:formula="of:=IF([.E607]=&quot;Comprar&quot;;IF([.D608]&gt;[.D$3];&quot;Vender&quot;;&quot;Comprar&quot;);IF([.D608]&gt;[.C$3];&quot;Comprar&quot;;&quot;Vender&quot;))" office:value-type="string" office:string-value="Vender" calcext:value-type="string">
            <text:p>Vender</text:p>
          </table:table-cell>
          <table:table-cell table:formula="of:=IF(AND([.E607]=&quot;Vender&quot;;[.E608]=&quot;Comprar&quot;);&quot;VENTA&quot;;IF(AND([.E607]=&quot;Comprar&quot;;[.E608]=&quot;Vender&quot;);&quot;COMPRA&quot;;&quot;&quot;))">
            <text:p/>
          </table:table-cell>
          <table:table-cell/>
          <table:table-cell table:formula="of:=[.H607]" office:value-type="float" office:value="12335" calcext:value-type="float">
            <text:p>12335</text:p>
          </table:table-cell>
          <table:table-cell/>
          <table:table-cell table:formula="of:=[.J607]+[.I608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355" calcext:value-type="float">
            <text:p>1,355</text:p>
          </table:table-cell>
          <table:table-cell table:formula="of:=IF([.F608]&lt;&gt;&quot;&quot;;[.B556];IF([.E608]=&quot;Vender&quot;;IF([.B556]&gt;[.C608];[.B556];[.C608]);IF([.B556]&lt;[.C608];[.B556];[.C608])))" office:value-type="float" office:value="1.128" calcext:value-type="float">
            <text:p>1,128</text:p>
          </table:table-cell>
          <table:table-cell table:formula="of:=IF([.E608]=&quot;Comprar&quot;;([.B609]-[.C609])/[.C609];([.C609]-[.B609])/[.C609])" office:value-type="float" office:value="-0.201241134751773" calcext:value-type="float">
            <text:p>-0,201241134751773</text:p>
          </table:table-cell>
          <table:table-cell table:formula="of:=IF([.E608]=&quot;Comprar&quot;;IF([.D609]&gt;[.D$3];&quot;Vender&quot;;&quot;Comprar&quot;);IF([.D609]&gt;[.C$3];&quot;Comprar&quot;;&quot;Vender&quot;))" office:value-type="string" office:string-value="Vender" calcext:value-type="string">
            <text:p>Vender</text:p>
          </table:table-cell>
          <table:table-cell table:formula="of:=IF(AND([.E608]=&quot;Vender&quot;;[.E609]=&quot;Comprar&quot;);&quot;VENTA&quot;;IF(AND([.E608]=&quot;Comprar&quot;;[.E609]=&quot;Vender&quot;);&quot;COMPRA&quot;;&quot;&quot;))">
            <text:p/>
          </table:table-cell>
          <table:table-cell/>
          <table:table-cell table:formula="of:=[.H608]" office:value-type="float" office:value="12335" calcext:value-type="float">
            <text:p>12335</text:p>
          </table:table-cell>
          <table:table-cell/>
          <table:table-cell table:formula="of:=[.J608]+[.I609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35" calcext:value-type="float">
            <text:p>1,35</text:p>
          </table:table-cell>
          <table:table-cell table:formula="of:=IF([.F609]&lt;&gt;&quot;&quot;;[.B557];IF([.E609]=&quot;Vender&quot;;IF([.B557]&gt;[.C609];[.B557];[.C609]);IF([.B557]&lt;[.C609];[.B557];[.C609])))" office:value-type="float" office:value="1.128" calcext:value-type="float">
            <text:p>1,128</text:p>
          </table:table-cell>
          <table:table-cell table:formula="of:=IF([.E609]=&quot;Comprar&quot;;([.B610]-[.C610])/[.C610];([.C610]-[.B610])/[.C610])" office:value-type="float" office:value="-0.196808510638298" calcext:value-type="float">
            <text:p>-0,196808510638298</text:p>
          </table:table-cell>
          <table:table-cell table:formula="of:=IF([.E609]=&quot;Comprar&quot;;IF([.D610]&gt;[.D$3];&quot;Vender&quot;;&quot;Comprar&quot;);IF([.D610]&gt;[.C$3];&quot;Comprar&quot;;&quot;Vender&quot;))" office:value-type="string" office:string-value="Vender" calcext:value-type="string">
            <text:p>Vender</text:p>
          </table:table-cell>
          <table:table-cell table:formula="of:=IF(AND([.E609]=&quot;Vender&quot;;[.E610]=&quot;Comprar&quot;);&quot;VENTA&quot;;IF(AND([.E609]=&quot;Comprar&quot;;[.E610]=&quot;Vender&quot;);&quot;COMPRA&quot;;&quot;&quot;))">
            <text:p/>
          </table:table-cell>
          <table:table-cell/>
          <table:table-cell table:formula="of:=[.H609]" office:value-type="float" office:value="12335" calcext:value-type="float">
            <text:p>12335</text:p>
          </table:table-cell>
          <table:table-cell/>
          <table:table-cell table:formula="of:=[.J609]+[.I610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314" calcext:value-type="float">
            <text:p>1,314</text:p>
          </table:table-cell>
          <table:table-cell table:formula="of:=IF([.F610]&lt;&gt;&quot;&quot;;[.B558];IF([.E610]=&quot;Vender&quot;;IF([.B558]&gt;[.C610];[.B558];[.C610]);IF([.B558]&lt;[.C610];[.B558];[.C610])))" office:value-type="float" office:value="1.128" calcext:value-type="float">
            <text:p>1,128</text:p>
          </table:table-cell>
          <table:table-cell table:formula="of:=IF([.E610]=&quot;Comprar&quot;;([.B611]-[.C611])/[.C611];([.C611]-[.B611])/[.C611])" office:value-type="float" office:value="-0.164893617021277" calcext:value-type="float">
            <text:p>-0,164893617021277</text:p>
          </table:table-cell>
          <table:table-cell table:formula="of:=IF([.E610]=&quot;Comprar&quot;;IF([.D611]&gt;[.D$3];&quot;Vender&quot;;&quot;Comprar&quot;);IF([.D611]&gt;[.C$3];&quot;Comprar&quot;;&quot;Vender&quot;))" office:value-type="string" office:string-value="Vender" calcext:value-type="string">
            <text:p>Vender</text:p>
          </table:table-cell>
          <table:table-cell table:formula="of:=IF(AND([.E610]=&quot;Vender&quot;;[.E611]=&quot;Comprar&quot;);&quot;VENTA&quot;;IF(AND([.E610]=&quot;Comprar&quot;;[.E611]=&quot;Vender&quot;);&quot;COMPRA&quot;;&quot;&quot;))">
            <text:p/>
          </table:table-cell>
          <table:table-cell/>
          <table:table-cell table:formula="of:=[.H610]" office:value-type="float" office:value="12335" calcext:value-type="float">
            <text:p>12335</text:p>
          </table:table-cell>
          <table:table-cell/>
          <table:table-cell table:formula="of:=[.J610]+[.I611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27" calcext:value-type="float">
            <text:p>1,27</text:p>
          </table:table-cell>
          <table:table-cell table:formula="of:=IF([.F611]&lt;&gt;&quot;&quot;;[.B559];IF([.E611]=&quot;Vender&quot;;IF([.B559]&gt;[.C611];[.B559];[.C611]);IF([.B559]&lt;[.C611];[.B559];[.C611])))" office:value-type="float" office:value="1.128" calcext:value-type="float">
            <text:p>1,128</text:p>
          </table:table-cell>
          <table:table-cell table:formula="of:=IF([.E611]=&quot;Comprar&quot;;([.B612]-[.C612])/[.C612];([.C612]-[.B612])/[.C612])" office:value-type="float" office:value="-0.125886524822695" calcext:value-type="float">
            <text:p>-0,125886524822695</text:p>
          </table:table-cell>
          <table:table-cell table:formula="of:=IF([.E611]=&quot;Comprar&quot;;IF([.D612]&gt;[.D$3];&quot;Vender&quot;;&quot;Comprar&quot;);IF([.D612]&gt;[.C$3];&quot;Comprar&quot;;&quot;Vender&quot;))" office:value-type="string" office:string-value="Vender" calcext:value-type="string">
            <text:p>Vender</text:p>
          </table:table-cell>
          <table:table-cell table:formula="of:=IF(AND([.E611]=&quot;Vender&quot;;[.E612]=&quot;Comprar&quot;);&quot;VENTA&quot;;IF(AND([.E611]=&quot;Comprar&quot;;[.E612]=&quot;Vender&quot;);&quot;COMPRA&quot;;&quot;&quot;))">
            <text:p/>
          </table:table-cell>
          <table:table-cell/>
          <table:table-cell table:formula="of:=[.H611]" office:value-type="float" office:value="12335" calcext:value-type="float">
            <text:p>12335</text:p>
          </table:table-cell>
          <table:table-cell/>
          <table:table-cell table:formula="of:=[.J611]+[.I612]" office:value-type="float" office:value="-12769.479" calcext:value-type="float">
            <text:p>-12769,47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272" calcext:value-type="float">
            <text:p>1,272</text:p>
          </table:table-cell>
          <table:table-cell table:formula="of:=IF([.F612]&lt;&gt;&quot;&quot;;[.B560];IF([.E612]=&quot;Vender&quot;;IF([.B560]&gt;[.C612];[.B560];[.C612]);IF([.B560]&lt;[.C612];[.B560];[.C612])))" office:value-type="float" office:value="1.258" calcext:value-type="float">
            <text:p>1,258</text:p>
          </table:table-cell>
          <table:table-cell table:formula="of:=IF([.E612]=&quot;Comprar&quot;;([.B613]-[.C613])/[.C613];([.C613]-[.B613])/[.C613])" office:value-type="float" office:value="-0.0111287758346582" calcext:value-type="float">
            <text:p>-0,011128775834658</text:p>
          </table:table-cell>
          <table:table-cell table:formula="of:=IF([.E612]=&quot;Comprar&quot;;IF([.D613]&gt;[.D$3];&quot;Vender&quot;;&quot;Comprar&quot;);IF([.D613]&gt;[.C$3];&quot;Comprar&quot;;&quot;Vender&quot;))" office:value-type="string" office:string-value="Vender" calcext:value-type="string">
            <text:p>Vender</text:p>
          </table:table-cell>
          <table:table-cell table:formula="of:=IF(AND([.E612]=&quot;Vender&quot;;[.E613]=&quot;Comprar&quot;);&quot;VENTA&quot;;IF(AND([.E612]=&quot;Comprar&quot;;[.E613]=&quot;Vender&quot;);&quot;COMPRA&quot;;&quot;&quot;))">
            <text:p/>
          </table:table-cell>
          <table:table-cell/>
          <table:table-cell table:formula="of:=[.H612]" office:value-type="float" office:value="12335" calcext:value-type="float">
            <text:p>12335</text:p>
          </table:table-cell>
          <table:table-cell/>
          <table:table-cell table:formula="of:=[.J612]+[.I613]" office:value-type="float" office:value="-12769.479" calcext:value-type="float">
            <text:p>-12769,479</text:p>
          </table:table-cell>
          <table:table-cell table:formula="of:=[.C613]*(1-[.C3])" office:value-type="float" office:value="1.1852247" calcext:value-type="float">
            <text:p>1,18522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309" calcext:value-type="float">
            <text:p>1,309</text:p>
          </table:table-cell>
          <table:table-cell table:formula="of:=IF([.F613]&lt;&gt;&quot;&quot;;[.B561];IF([.E613]=&quot;Vender&quot;;IF([.B561]&gt;[.C613];[.B561];[.C613]);IF([.B561]&lt;[.C613];[.B561];[.C613])))" office:value-type="float" office:value="1.41" calcext:value-type="float">
            <text:p>1,41</text:p>
          </table:table-cell>
          <table:table-cell table:formula="of:=IF([.E613]=&quot;Comprar&quot;;([.B614]-[.C614])/[.C614];([.C614]-[.B614])/[.C614])" office:value-type="float" office:value="0.071631205673759" calcext:value-type="float">
            <text:p>0,071631205673759</text:p>
          </table:table-cell>
          <table:table-cell table:formula="of:=IF([.E613]=&quot;Comprar&quot;;IF([.D614]&gt;[.D$3];&quot;Vender&quot;;&quot;Comprar&quot;);IF([.D614]&gt;[.C$3];&quot;Comprar&quot;;&quot;Vender&quot;))" office:value-type="string" office:string-value="Comprar" calcext:value-type="string">
            <text:p>Comprar</text:p>
          </table:table-cell>
          <table:table-cell table:formula="of:=IF(AND([.E613]=&quot;Vender&quot;;[.E614]=&quot;Comprar&quot;);&quot;VENTA&quot;;IF(AND([.E613]=&quot;Comprar&quot;;[.E614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613]" office:value-type="float" office:value="12335" calcext:value-type="float">
            <text:p>12335</text:p>
          </table:table-cell>
          <table:table-cell table:formula="of:=[.H614]*[.B614]" office:value-type="float" office:value="16146.515" calcext:value-type="float">
            <text:p>16146,515</text:p>
          </table:table-cell>
          <table:table-cell table:formula="of:=[.J613]+[.I614]" office:value-type="float" office:value="3377.036" calcext:value-type="float">
            <text:p>3377,036</text:p>
          </table:table-cell>
          <table:table-cell table:formula="of:=[.C614]*(1-[.C3])" office:value-type="float" office:value="1.3284315" calcext:value-type="float">
            <text:p>1,3284315</text:p>
          </table:table-cell>
        </table:table-row>
      </table:table>
      <table:table table:name="Hoja2" table:style-name="ta1">
        <table:table-column table:style-name="co9" table:number-columns-repeated="6" table:default-cell-style-name="Default"/>
        <table:table-column table:style-name="co9" table:number-columns-repeated="2" table:default-cell-style-name="ce4"/>
        <table:table-row table:style-name="ro1">
          <table:table-cell office:value-type="float" office:value="20160822" calcext:value-type="float">
            <text:p>20160822</text:p>
          </table:table-cell>
          <table:table-cell office:value-type="float" office:value="2.73" calcext:value-type="float">
            <text:p>2,73</text:p>
          </table:table-cell>
          <table:table-cell office:value-type="float" office:value="2.745" calcext:value-type="float">
            <text:p>2,745</text:p>
          </table:table-cell>
          <table:table-cell office:value-type="float" office:value="2.75" calcext:value-type="float">
            <text:p>2,75</text:p>
          </table:table-cell>
          <table:table-cell office:value-type="float" office:value="2.665" calcext:value-type="float">
            <text:p>2,665</text:p>
          </table:table-cell>
          <table:table-cell office:value-type="float" office:value="364103" calcext:value-type="float">
            <text:p>36410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23" calcext:value-type="float">
            <text:p>20160823</text:p>
          </table:table-cell>
          <table:table-cell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office:value-type="float" office:value="2.825" calcext:value-type="float">
            <text:p>2,825</text:p>
          </table:table-cell>
          <table:table-cell office:value-type="float" office:value="2.73" calcext:value-type="float">
            <text:p>2,73</text:p>
          </table:table-cell>
          <table:table-cell office:value-type="float" office:value="409210" calcext:value-type="float">
            <text:p>4092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24" calcext:value-type="float">
            <text:p>20160824</text:p>
          </table:table-cell>
          <table:table-cell office:value-type="float" office:value="2.775" calcext:value-type="float">
            <text:p>2,775</text:p>
          </table:table-cell>
          <table:table-cell office:value-type="float" office:value="2.77" calcext:value-type="float">
            <text:p>2,77</text:p>
          </table:table-cell>
          <table:table-cell office:value-type="float" office:value="2.82" calcext:value-type="float">
            <text:p>2,82</text:p>
          </table:table-cell>
          <table:table-cell office:value-type="float" office:value="2.73" calcext:value-type="float">
            <text:p>2,73</text:p>
          </table:table-cell>
          <table:table-cell office:value-type="float" office:value="407839" calcext:value-type="float">
            <text:p>4078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25" calcext:value-type="float">
            <text:p>20160825</text:p>
          </table:table-cell>
          <table:table-cell office:value-type="float" office:value="2.73" calcext:value-type="float">
            <text:p>2,73</text:p>
          </table:table-cell>
          <table:table-cell office:value-type="float" office:value="2.68" calcext:value-type="float">
            <text:p>2,68</text:p>
          </table:table-cell>
          <table:table-cell office:value-type="float" office:value="2.76" calcext:value-type="float">
            <text:p>2,76</text:p>
          </table:table-cell>
          <table:table-cell office:value-type="float" office:value="2.68" calcext:value-type="float">
            <text:p>2,68</text:p>
          </table:table-cell>
          <table:table-cell office:value-type="float" office:value="405707" calcext:value-type="float">
            <text:p>4057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26" calcext:value-type="float">
            <text:p>20160826</text:p>
          </table:table-cell>
          <table:table-cell office:value-type="float" office:value="2.72" calcext:value-type="float">
            <text:p>2,72</text:p>
          </table:table-cell>
          <table:table-cell office:value-type="float" office:value="2.69" calcext:value-type="float">
            <text:p>2,69</text:p>
          </table:table-cell>
          <table:table-cell office:value-type="float" office:value="2.72" calcext:value-type="float">
            <text:p>2,72</text:p>
          </table:table-cell>
          <table:table-cell office:value-type="float" office:value="2.66" calcext:value-type="float">
            <text:p>2,66</text:p>
          </table:table-cell>
          <table:table-cell office:value-type="float" office:value="253189" calcext:value-type="float">
            <text:p>25318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29" calcext:value-type="float">
            <text:p>20160829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2.88" calcext:value-type="float">
            <text:p>2,88</text:p>
          </table:table-cell>
          <table:table-cell office:value-type="float" office:value="2.67" calcext:value-type="float">
            <text:p>2,67</text:p>
          </table:table-cell>
          <table:table-cell office:value-type="float" office:value="551614" calcext:value-type="float">
            <text:p>5516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30" calcext:value-type="float">
            <text:p>20160830</text:p>
          </table:table-cell>
          <table:table-cell office:value-type="float" office:value="2.93" calcext:value-type="float">
            <text:p>2,93</text:p>
          </table:table-cell>
          <table:table-cell office:value-type="float" office:value="2.965" calcext:value-type="float">
            <text:p>2,965</text:p>
          </table:table-cell>
          <table:table-cell office:value-type="float" office:value="2.97" calcext:value-type="float">
            <text:p>2,97</text:p>
          </table:table-cell>
          <table:table-cell office:value-type="float" office:value="2.865" calcext:value-type="float">
            <text:p>2,865</text:p>
          </table:table-cell>
          <table:table-cell office:value-type="float" office:value="901599" calcext:value-type="float">
            <text:p>9015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831" calcext:value-type="float">
            <text:p>20160831</text:p>
          </table:table-cell>
          <table:table-cell office:value-type="float" office:value="2.97" calcext:value-type="float">
            <text:p>2,97</text:p>
          </table:table-cell>
          <table:table-cell office:value-type="float" office:value="2.91" calcext:value-type="float">
            <text:p>2,91</text:p>
          </table:table-cell>
          <table:table-cell office:value-type="float" office:value="2.97" calcext:value-type="float">
            <text:p>2,97</text:p>
          </table:table-cell>
          <table:table-cell office:value-type="float" office:value="2.89" calcext:value-type="float">
            <text:p>2,89</text:p>
          </table:table-cell>
          <table:table-cell office:value-type="float" office:value="491617" calcext:value-type="float">
            <text:p>4916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1" calcext:value-type="float">
            <text:p>20160901</text:p>
          </table:table-cell>
          <table:table-cell office:value-type="float" office:value="2.91" calcext:value-type="float">
            <text:p>2,91</text:p>
          </table:table-cell>
          <table:table-cell office:value-type="float" office:value="2.85" calcext:value-type="float">
            <text:p>2,85</text:p>
          </table:table-cell>
          <table:table-cell office:value-type="float" office:value="2.95" calcext:value-type="float">
            <text:p>2,95</text:p>
          </table:table-cell>
          <table:table-cell office:value-type="float" office:value="2.825" calcext:value-type="float">
            <text:p>2,825</text:p>
          </table:table-cell>
          <table:table-cell office:value-type="float" office:value="466012" calcext:value-type="float">
            <text:p>4660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2" calcext:value-type="float">
            <text:p>20160902</text:p>
          </table:table-cell>
          <table:table-cell office:value-type="float" office:value="2.9" calcext:value-type="float">
            <text:p>2,9</text:p>
          </table:table-cell>
          <table:table-cell office:value-type="float" office:value="2.84" calcext:value-type="float">
            <text:p>2,84</text:p>
          </table:table-cell>
          <table:table-cell office:value-type="float" office:value="2.9" calcext:value-type="float">
            <text:p>2,9</text:p>
          </table:table-cell>
          <table:table-cell office:value-type="float" office:value="2.815" calcext:value-type="float">
            <text:p>2,815</text:p>
          </table:table-cell>
          <table:table-cell office:value-type="float" office:value="328220" calcext:value-type="float">
            <text:p>3282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5" calcext:value-type="float">
            <text:p>20160905</text:p>
          </table:table-cell>
          <table:table-cell office:value-type="float" office:value="2.91" calcext:value-type="float">
            <text:p>2,91</text:p>
          </table:table-cell>
          <table:table-cell office:value-type="float" office:value="2.84" calcext:value-type="float">
            <text:p>2,84</text:p>
          </table:table-cell>
          <table:table-cell office:value-type="float" office:value="2.91" calcext:value-type="float">
            <text:p>2,91</text:p>
          </table:table-cell>
          <table:table-cell office:value-type="float" office:value="2.84" calcext:value-type="float">
            <text:p>2,84</text:p>
          </table:table-cell>
          <table:table-cell office:value-type="float" office:value="225067" calcext:value-type="float">
            <text:p>2250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6" calcext:value-type="float">
            <text:p>20160906</text:p>
          </table:table-cell>
          <table:table-cell office:value-type="float" office:value="2.84" calcext:value-type="float">
            <text:p>2,84</text:p>
          </table:table-cell>
          <table:table-cell office:value-type="float" office:value="2.81" calcext:value-type="float">
            <text:p>2,81</text:p>
          </table:table-cell>
          <table:table-cell office:value-type="float" office:value="2.91" calcext:value-type="float">
            <text:p>2,91</text:p>
          </table:table-cell>
          <table:table-cell office:value-type="float" office:value="2.81" calcext:value-type="float">
            <text:p>2,81</text:p>
          </table:table-cell>
          <table:table-cell office:value-type="float" office:value="398319" calcext:value-type="float">
            <text:p>39831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7" calcext:value-type="float">
            <text:p>20160907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office:value-type="float" office:value="2.85" calcext:value-type="float">
            <text:p>2,85</text:p>
          </table:table-cell>
          <table:table-cell office:value-type="float" office:value="2.745" calcext:value-type="float">
            <text:p>2,745</text:p>
          </table:table-cell>
          <table:table-cell office:value-type="float" office:value="493056" calcext:value-type="float">
            <text:p>4930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8" calcext:value-type="float">
            <text:p>20160908</text:p>
          </table:table-cell>
          <table:table-cell office:value-type="float" office:value="2.855" calcext:value-type="float">
            <text:p>2,855</text:p>
          </table:table-cell>
          <table:table-cell office:value-type="float" office:value="2.81" calcext:value-type="float">
            <text:p>2,81</text:p>
          </table:table-cell>
          <table:table-cell office:value-type="float" office:value="2.865" calcext:value-type="float">
            <text:p>2,865</text:p>
          </table:table-cell>
          <table:table-cell office:value-type="float" office:value="2.775" calcext:value-type="float">
            <text:p>2,775</text:p>
          </table:table-cell>
          <table:table-cell office:value-type="float" office:value="369292" calcext:value-type="float">
            <text:p>3692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09" calcext:value-type="float">
            <text:p>20160909</text:p>
          </table:table-cell>
          <table:table-cell office:value-type="float" office:value="2.8" calcext:value-type="float">
            <text:p>2,8</text:p>
          </table:table-cell>
          <table:table-cell office:value-type="float" office:value="2.825" calcext:value-type="float">
            <text:p>2,825</text:p>
          </table:table-cell>
          <table:table-cell office:value-type="float" office:value="2.89" calcext:value-type="float">
            <text:p>2,89</text:p>
          </table:table-cell>
          <table:table-cell office:value-type="float" office:value="2.8" calcext:value-type="float">
            <text:p>2,8</text:p>
          </table:table-cell>
          <table:table-cell office:value-type="float" office:value="327985" calcext:value-type="float">
            <text:p>32798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2" calcext:value-type="float">
            <text:p>20160912</text:p>
          </table:table-cell>
          <table:table-cell office:value-type="float" office:value="2.815" calcext:value-type="float">
            <text:p>2,815</text:p>
          </table:table-cell>
          <table:table-cell office:value-type="float" office:value="2.78" calcext:value-type="float">
            <text:p>2,78</text:p>
          </table:table-cell>
          <table:table-cell office:value-type="float" office:value="2.82" calcext:value-type="float">
            <text:p>2,82</text:p>
          </table:table-cell>
          <table:table-cell office:value-type="float" office:value="2.68" calcext:value-type="float">
            <text:p>2,68</text:p>
          </table:table-cell>
          <table:table-cell office:value-type="float" office:value="545758" calcext:value-type="float">
            <text:p>5457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3" calcext:value-type="float">
            <text:p>20160913</text:p>
          </table:table-cell>
          <table:table-cell office:value-type="float" office:value="2.805" calcext:value-type="float">
            <text:p>2,805</text:p>
          </table:table-cell>
          <table:table-cell office:value-type="float" office:value="2.765" calcext:value-type="float">
            <text:p>2,765</text:p>
          </table:table-cell>
          <table:table-cell office:value-type="float" office:value="2.88" calcext:value-type="float">
            <text:p>2,88</text:p>
          </table:table-cell>
          <table:table-cell office:value-type="float" office:value="2.76" calcext:value-type="float">
            <text:p>2,76</text:p>
          </table:table-cell>
          <table:table-cell office:value-type="float" office:value="209280" calcext:value-type="float">
            <text:p>20928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4" calcext:value-type="float">
            <text:p>20160914</text:p>
          </table:table-cell>
          <table:table-cell office:value-type="float" office:value="2.78" calcext:value-type="float">
            <text:p>2,78</text:p>
          </table:table-cell>
          <table:table-cell office:value-type="float" office:value="2.785" calcext:value-type="float">
            <text:p>2,785</text:p>
          </table:table-cell>
          <table:table-cell office:value-type="float" office:value="2.82" calcext:value-type="float">
            <text:p>2,82</text:p>
          </table:table-cell>
          <table:table-cell office:value-type="float" office:value="2.76" calcext:value-type="float">
            <text:p>2,76</text:p>
          </table:table-cell>
          <table:table-cell office:value-type="float" office:value="185357" calcext:value-type="float">
            <text:p>1853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5" calcext:value-type="float">
            <text:p>20160915</text:p>
          </table:table-cell>
          <table:table-cell table:number-columns-repeated="2" office:value-type="float" office:value="2.79" calcext:value-type="float">
            <text:p>2,79</text:p>
          </table:table-cell>
          <table:table-cell office:value-type="float" office:value="2.815" calcext:value-type="float">
            <text:p>2,815</text:p>
          </table:table-cell>
          <table:table-cell office:value-type="float" office:value="2.78" calcext:value-type="float">
            <text:p>2,78</text:p>
          </table:table-cell>
          <table:table-cell office:value-type="float" office:value="131882" calcext:value-type="float">
            <text:p>1318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6" calcext:value-type="float">
            <text:p>20160916</text:p>
          </table:table-cell>
          <table:table-cell office:value-type="float" office:value="2.815" calcext:value-type="float">
            <text:p>2,815</text:p>
          </table:table-cell>
          <table:table-cell office:value-type="float" office:value="2.715" calcext:value-type="float">
            <text:p>2,715</text:p>
          </table:table-cell>
          <table:table-cell office:value-type="float" office:value="2.815" calcext:value-type="float">
            <text:p>2,815</text:p>
          </table:table-cell>
          <table:table-cell office:value-type="float" office:value="2.715" calcext:value-type="float">
            <text:p>2,715</text:p>
          </table:table-cell>
          <table:table-cell office:value-type="float" office:value="180807" calcext:value-type="float">
            <text:p>1808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19" calcext:value-type="float">
            <text:p>20160919</text:p>
          </table:table-cell>
          <table:table-cell office:value-type="float" office:value="2.76" calcext:value-type="float">
            <text:p>2,76</text:p>
          </table:table-cell>
          <table:table-cell office:value-type="float" office:value="2.755" calcext:value-type="float">
            <text:p>2,755</text:p>
          </table:table-cell>
          <table:table-cell office:value-type="float" office:value="2.81" calcext:value-type="float">
            <text:p>2,81</text:p>
          </table:table-cell>
          <table:table-cell office:value-type="float" office:value="2.71" calcext:value-type="float">
            <text:p>2,71</text:p>
          </table:table-cell>
          <table:table-cell office:value-type="float" office:value="211969" calcext:value-type="float">
            <text:p>2119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0" calcext:value-type="float">
            <text:p>20160920</text:p>
          </table:table-cell>
          <table:table-cell office:value-type="float" office:value="2.78" calcext:value-type="float">
            <text:p>2,78</text:p>
          </table:table-cell>
          <table:table-cell office:value-type="float" office:value="2.74" calcext:value-type="float">
            <text:p>2,74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187611" calcext:value-type="float">
            <text:p>18761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1" calcext:value-type="float">
            <text:p>20160921</text:p>
          </table:table-cell>
          <table:table-cell office:value-type="float" office:value="2.785" calcext:value-type="float">
            <text:p>2,785</text:p>
          </table:table-cell>
          <table:table-cell office:value-type="float" office:value="2.78" calcext:value-type="float">
            <text:p>2,78</text:p>
          </table:table-cell>
          <table:table-cell office:value-type="float" office:value="2.785" calcext:value-type="float">
            <text:p>2,785</text:p>
          </table:table-cell>
          <table:table-cell office:value-type="float" office:value="2.75" calcext:value-type="float">
            <text:p>2,75</text:p>
          </table:table-cell>
          <table:table-cell office:value-type="float" office:value="185471" calcext:value-type="float">
            <text:p>1854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2" calcext:value-type="float">
            <text:p>20160922</text:p>
          </table:table-cell>
          <table:table-cell office:value-type="float" office:value="2.83" calcext:value-type="float">
            <text:p>2,83</text:p>
          </table:table-cell>
          <table:table-cell office:value-type="float" office:value="2.845" calcext:value-type="float">
            <text:p>2,845</text:p>
          </table:table-cell>
          <table:table-cell office:value-type="float" office:value="2.89" calcext:value-type="float">
            <text:p>2,89</text:p>
          </table:table-cell>
          <table:table-cell office:value-type="float" office:value="2.82" calcext:value-type="float">
            <text:p>2,82</text:p>
          </table:table-cell>
          <table:table-cell office:value-type="float" office:value="600611" calcext:value-type="float">
            <text:p>60061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3" calcext:value-type="float">
            <text:p>20160923</text:p>
          </table:table-cell>
          <table:table-cell office:value-type="float" office:value="2.825" calcext:value-type="float">
            <text:p>2,825</text:p>
          </table:table-cell>
          <table:table-cell office:value-type="float" office:value="2.835" calcext:value-type="float">
            <text:p>2,835</text:p>
          </table:table-cell>
          <table:table-cell office:value-type="float" office:value="2.88" calcext:value-type="float">
            <text:p>2,88</text:p>
          </table:table-cell>
          <table:table-cell office:value-type="float" office:value="2.82" calcext:value-type="float">
            <text:p>2,82</text:p>
          </table:table-cell>
          <table:table-cell office:value-type="float" office:value="247708" calcext:value-type="float">
            <text:p>2477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6" calcext:value-type="float">
            <text:p>20160926</text:p>
          </table:table-cell>
          <table:table-cell office:value-type="float" office:value="2.855" calcext:value-type="float">
            <text:p>2,855</text:p>
          </table:table-cell>
          <table:table-cell table:number-columns-repeated="2" office:value-type="float" office:value="2.935" calcext:value-type="float">
            <text:p>2,935</text:p>
          </table:table-cell>
          <table:table-cell office:value-type="float" office:value="2.825" calcext:value-type="float">
            <text:p>2,825</text:p>
          </table:table-cell>
          <table:table-cell office:value-type="float" office:value="774455" calcext:value-type="float">
            <text:p>7744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7" calcext:value-type="float">
            <text:p>20160927</text:p>
          </table:table-cell>
          <table:table-cell office:value-type="float" office:value="2.95" calcext:value-type="float">
            <text:p>2,95</text:p>
          </table:table-cell>
          <table:table-cell office:value-type="float" office:value="2.99" calcext:value-type="float">
            <text:p>2,99</text:p>
          </table:table-cell>
          <table:table-cell office:value-type="float" office:value="3.045" calcext:value-type="float">
            <text:p>3,045</text:p>
          </table:table-cell>
          <table:table-cell office:value-type="float" office:value="2.94" calcext:value-type="float">
            <text:p>2,94</text:p>
          </table:table-cell>
          <table:table-cell office:value-type="float" office:value="1107153" calcext:value-type="float">
            <text:p>11071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8" calcext:value-type="float">
            <text:p>20160928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3.02" calcext:value-type="float">
            <text:p>3,02</text:p>
          </table:table-cell>
          <table:table-cell office:value-type="float" office:value="2.89" calcext:value-type="float">
            <text:p>2,89</text:p>
          </table:table-cell>
          <table:table-cell office:value-type="float" office:value="662615" calcext:value-type="float">
            <text:p>6626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29" calcext:value-type="float">
            <text:p>20160929</text:p>
          </table:table-cell>
          <table:table-cell office:value-type="float" office:value="2.925" calcext:value-type="float">
            <text:p>2,925</text:p>
          </table:table-cell>
          <table:table-cell office:value-type="float" office:value="2.82" calcext:value-type="float">
            <text:p>2,82</text:p>
          </table:table-cell>
          <table:table-cell office:value-type="float" office:value="2.925" calcext:value-type="float">
            <text:p>2,925</text:p>
          </table:table-cell>
          <table:table-cell office:value-type="float" office:value="2.805" calcext:value-type="float">
            <text:p>2,805</text:p>
          </table:table-cell>
          <table:table-cell office:value-type="float" office:value="503865" calcext:value-type="float">
            <text:p>50386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0930" calcext:value-type="float">
            <text:p>20160930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.835" calcext:value-type="float">
            <text:p>2,835</text:p>
          </table:table-cell>
          <table:table-cell office:value-type="float" office:value="2.74" calcext:value-type="float">
            <text:p>2,74</text:p>
          </table:table-cell>
          <table:table-cell office:value-type="float" office:value="467752" calcext:value-type="float">
            <text:p>46775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03" calcext:value-type="float">
            <text:p>20161003</text:p>
          </table:table-cell>
          <table:table-cell office:value-type="float" office:value="2.84" calcext:value-type="float">
            <text:p>2,84</text:p>
          </table:table-cell>
          <table:table-cell office:value-type="float" office:value="2.86" calcext:value-type="float">
            <text:p>2,86</text:p>
          </table:table-cell>
          <table:table-cell office:value-type="float" office:value="2.88" calcext:value-type="float">
            <text:p>2,88</text:p>
          </table:table-cell>
          <table:table-cell office:value-type="float" office:value="2.8" calcext:value-type="float">
            <text:p>2,8</text:p>
          </table:table-cell>
          <table:table-cell office:value-type="float" office:value="340806" calcext:value-type="float">
            <text:p>34080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04" calcext:value-type="float">
            <text:p>20161004</text:p>
          </table:table-cell>
          <table:table-cell office:value-type="float" office:value="2.87" calcext:value-type="float">
            <text:p>2,87</text:p>
          </table:table-cell>
          <table:table-cell office:value-type="float" office:value="2.825" calcext:value-type="float">
            <text:p>2,825</text:p>
          </table:table-cell>
          <table:table-cell office:value-type="float" office:value="2.89" calcext:value-type="float">
            <text:p>2,89</text:p>
          </table:table-cell>
          <table:table-cell office:value-type="float" office:value="2.825" calcext:value-type="float">
            <text:p>2,825</text:p>
          </table:table-cell>
          <table:table-cell office:value-type="float" office:value="333512" calcext:value-type="float">
            <text:p>3335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05" calcext:value-type="float">
            <text:p>20161005</text:p>
          </table:table-cell>
          <table:table-cell office:value-type="float" office:value="2.84" calcext:value-type="float">
            <text:p>2,84</text:p>
          </table:table-cell>
          <table:table-cell office:value-type="float" office:value="2.76" calcext:value-type="float">
            <text:p>2,76</text:p>
          </table:table-cell>
          <table:table-cell office:value-type="float" office:value="2.84" calcext:value-type="float">
            <text:p>2,84</text:p>
          </table:table-cell>
          <table:table-cell office:value-type="float" office:value="2.745" calcext:value-type="float">
            <text:p>2,745</text:p>
          </table:table-cell>
          <table:table-cell office:value-type="float" office:value="739140" calcext:value-type="float">
            <text:p>73914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06" calcext:value-type="float">
            <text:p>20161006</text:p>
          </table:table-cell>
          <table:table-cell office:value-type="float" office:value="2.775" calcext:value-type="float">
            <text:p>2,775</text:p>
          </table:table-cell>
          <table:table-cell office:value-type="float" office:value="2.77" calcext:value-type="float">
            <text:p>2,77</text:p>
          </table:table-cell>
          <table:table-cell office:value-type="float" office:value="2.79" calcext:value-type="float">
            <text:p>2,79</text:p>
          </table:table-cell>
          <table:table-cell office:value-type="float" office:value="2.75" calcext:value-type="float">
            <text:p>2,75</text:p>
          </table:table-cell>
          <table:table-cell office:value-type="float" office:value="283718" calcext:value-type="float">
            <text:p>2837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07" calcext:value-type="float">
            <text:p>20161007</text:p>
          </table:table-cell>
          <table:table-cell office:value-type="float" office:value="2.76" calcext:value-type="float">
            <text:p>2,76</text:p>
          </table:table-cell>
          <table:table-cell office:value-type="float" office:value="2.71" calcext:value-type="float">
            <text:p>2,71</text:p>
          </table:table-cell>
          <table:table-cell office:value-type="float" office:value="2.8" calcext:value-type="float">
            <text:p>2,8</text:p>
          </table:table-cell>
          <table:table-cell office:value-type="float" office:value="2.71" calcext:value-type="float">
            <text:p>2,71</text:p>
          </table:table-cell>
          <table:table-cell office:value-type="float" office:value="410744" calcext:value-type="float">
            <text:p>41074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0" calcext:value-type="float">
            <text:p>20161010</text:p>
          </table:table-cell>
          <table:table-cell table:number-columns-repeated="2" office:value-type="float" office:value="2.73" calcext:value-type="float">
            <text:p>2,73</text:p>
          </table:table-cell>
          <table:table-cell office:value-type="float" office:value="2.75" calcext:value-type="float">
            <text:p>2,75</text:p>
          </table:table-cell>
          <table:table-cell office:value-type="float" office:value="2.66" calcext:value-type="float">
            <text:p>2,66</text:p>
          </table:table-cell>
          <table:table-cell office:value-type="float" office:value="326559" calcext:value-type="float">
            <text:p>3265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1" calcext:value-type="float">
            <text:p>20161011</text:p>
          </table:table-cell>
          <table:table-cell office:value-type="float" office:value="2.745" calcext:value-type="float">
            <text:p>2,745</text:p>
          </table:table-cell>
          <table:table-cell office:value-type="float" office:value="2.77" calcext:value-type="float">
            <text:p>2,77</text:p>
          </table:table-cell>
          <table:table-cell office:value-type="float" office:value="2.825" calcext:value-type="float">
            <text:p>2,825</text:p>
          </table:table-cell>
          <table:table-cell office:value-type="float" office:value="2.715" calcext:value-type="float">
            <text:p>2,715</text:p>
          </table:table-cell>
          <table:table-cell office:value-type="float" office:value="318335" calcext:value-type="float">
            <text:p>3183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2" calcext:value-type="float">
            <text:p>20161012</text:p>
          </table:table-cell>
          <table:table-cell office:value-type="float" office:value="2.79" calcext:value-type="float">
            <text:p>2,79</text:p>
          </table:table-cell>
          <table:table-cell office:value-type="float" office:value="2.76" calcext:value-type="float">
            <text:p>2,76</text:p>
          </table:table-cell>
          <table:table-cell office:value-type="float" office:value="2.79" calcext:value-type="float">
            <text:p>2,79</text:p>
          </table:table-cell>
          <table:table-cell office:value-type="float" office:value="2.715" calcext:value-type="float">
            <text:p>2,715</text:p>
          </table:table-cell>
          <table:table-cell office:value-type="float" office:value="244083" calcext:value-type="float">
            <text:p>2440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3" calcext:value-type="float">
            <text:p>20161013</text:p>
          </table:table-cell>
          <table:table-cell office:value-type="float" office:value="2.76" calcext:value-type="float">
            <text:p>2,76</text:p>
          </table:table-cell>
          <table:table-cell office:value-type="float" office:value="2.66" calcext:value-type="float">
            <text:p>2,66</text:p>
          </table:table-cell>
          <table:table-cell office:value-type="float" office:value="2.77" calcext:value-type="float">
            <text:p>2,77</text:p>
          </table:table-cell>
          <table:table-cell office:value-type="float" office:value="2.635" calcext:value-type="float">
            <text:p>2,635</text:p>
          </table:table-cell>
          <table:table-cell office:value-type="float" office:value="512205" calcext:value-type="float">
            <text:p>5122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4" calcext:value-type="float">
            <text:p>20161014</text:p>
          </table:table-cell>
          <table:table-cell office:value-type="float" office:value="2.66" calcext:value-type="float">
            <text:p>2,66</text:p>
          </table:table-cell>
          <table:table-cell table:number-columns-repeated="2" office:value-type="float" office:value="2.77" calcext:value-type="float">
            <text:p>2,77</text:p>
          </table:table-cell>
          <table:table-cell office:value-type="float" office:value="2.66" calcext:value-type="float">
            <text:p>2,66</text:p>
          </table:table-cell>
          <table:table-cell office:value-type="float" office:value="380615" calcext:value-type="float">
            <text:p>3806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7" calcext:value-type="float">
            <text:p>20161017</text:p>
          </table:table-cell>
          <table:table-cell office:value-type="float" office:value="2.825" calcext:value-type="float">
            <text:p>2,825</text:p>
          </table:table-cell>
          <table:table-cell office:value-type="float" office:value="2.72" calcext:value-type="float">
            <text:p>2,72</text:p>
          </table:table-cell>
          <table:table-cell office:value-type="float" office:value="2.825" calcext:value-type="float">
            <text:p>2,825</text:p>
          </table:table-cell>
          <table:table-cell office:value-type="float" office:value="2.72" calcext:value-type="float">
            <text:p>2,72</text:p>
          </table:table-cell>
          <table:table-cell office:value-type="float" office:value="283812" calcext:value-type="float">
            <text:p>2838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8" calcext:value-type="float">
            <text:p>20161018</text:p>
          </table:table-cell>
          <table:table-cell office:value-type="float" office:value="2.76" calcext:value-type="float">
            <text:p>2,76</text:p>
          </table:table-cell>
          <table:table-cell office:value-type="float" office:value="2.75" calcext:value-type="float">
            <text:p>2,75</text:p>
          </table:table-cell>
          <table:table-cell office:value-type="float" office:value="2.78" calcext:value-type="float">
            <text:p>2,78</text:p>
          </table:table-cell>
          <table:table-cell office:value-type="float" office:value="2.745" calcext:value-type="float">
            <text:p>2,745</text:p>
          </table:table-cell>
          <table:table-cell office:value-type="float" office:value="361137" calcext:value-type="float">
            <text:p>3611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19" calcext:value-type="float">
            <text:p>20161019</text:p>
          </table:table-cell>
          <table:table-cell office:value-type="float" office:value="2.75" calcext:value-type="float">
            <text:p>2,75</text:p>
          </table:table-cell>
          <table:table-cell office:value-type="float" office:value="2.7" calcext:value-type="float">
            <text:p>2,7</text:p>
          </table:table-cell>
          <table:table-cell office:value-type="float" office:value="2.77" calcext:value-type="float">
            <text:p>2,77</text:p>
          </table:table-cell>
          <table:table-cell office:value-type="float" office:value="2.7" calcext:value-type="float">
            <text:p>2,7</text:p>
          </table:table-cell>
          <table:table-cell office:value-type="float" office:value="343253" calcext:value-type="float">
            <text:p>3432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0" calcext:value-type="float">
            <text:p>20161020</text:p>
          </table:table-cell>
          <table:table-cell office:value-type="float" office:value="2.71" calcext:value-type="float">
            <text:p>2,71</text:p>
          </table:table-cell>
          <table:table-cell office:value-type="float" office:value="2.695" calcext:value-type="float">
            <text:p>2,695</text:p>
          </table:table-cell>
          <table:table-cell office:value-type="float" office:value="2.74" calcext:value-type="float">
            <text:p>2,74</text:p>
          </table:table-cell>
          <table:table-cell office:value-type="float" office:value="2.68" calcext:value-type="float">
            <text:p>2,68</text:p>
          </table:table-cell>
          <table:table-cell office:value-type="float" office:value="755373" calcext:value-type="float">
            <text:p>7553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1" calcext:value-type="float">
            <text:p>20161021</text:p>
          </table:table-cell>
          <table:table-cell office:value-type="float" office:value="2.68" calcext:value-type="float">
            <text:p>2,68</text:p>
          </table:table-cell>
          <table:table-cell office:value-type="float" office:value="2.735" calcext:value-type="float">
            <text:p>2,735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office:value-type="float" office:value="298271" calcext:value-type="float">
            <text:p>2982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4" calcext:value-type="float">
            <text:p>20161024</text:p>
          </table:table-cell>
          <table:table-cell office:value-type="float" office:value="2.75" calcext:value-type="float">
            <text:p>2,75</text:p>
          </table:table-cell>
          <table:table-cell office:value-type="float" office:value="2.73" calcext:value-type="float">
            <text:p>2,73</text:p>
          </table:table-cell>
          <table:table-cell office:value-type="float" office:value="2.78" calcext:value-type="float">
            <text:p>2,78</text:p>
          </table:table-cell>
          <table:table-cell office:value-type="float" office:value="2.71" calcext:value-type="float">
            <text:p>2,71</text:p>
          </table:table-cell>
          <table:table-cell office:value-type="float" office:value="468188" calcext:value-type="float">
            <text:p>46818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5" calcext:value-type="float">
            <text:p>20161025</text:p>
          </table:table-cell>
          <table:table-cell table:number-columns-repeated="2" office:value-type="float" office:value="2.705" calcext:value-type="float">
            <text:p>2,705</text:p>
          </table:table-cell>
          <table:table-cell office:value-type="float" office:value="2.75" calcext:value-type="float">
            <text:p>2,75</text:p>
          </table:table-cell>
          <table:table-cell office:value-type="float" office:value="2.7" calcext:value-type="float">
            <text:p>2,7</text:p>
          </table:table-cell>
          <table:table-cell office:value-type="float" office:value="248949" calcext:value-type="float">
            <text:p>2489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6" calcext:value-type="float">
            <text:p>20161026</text:p>
          </table:table-cell>
          <table:table-cell office:value-type="float" office:value="2.7" calcext:value-type="float">
            <text:p>2,7</text:p>
          </table:table-cell>
          <table:table-cell office:value-type="float" office:value="2.695" calcext:value-type="float">
            <text:p>2,695</text:p>
          </table:table-cell>
          <table:table-cell office:value-type="float" office:value="2.72" calcext:value-type="float">
            <text:p>2,72</text:p>
          </table:table-cell>
          <table:table-cell office:value-type="float" office:value="2.68" calcext:value-type="float">
            <text:p>2,68</text:p>
          </table:table-cell>
          <table:table-cell office:value-type="float" office:value="327018" calcext:value-type="float">
            <text:p>3270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7" calcext:value-type="float">
            <text:p>20161027</text:p>
          </table:table-cell>
          <table:table-cell office:value-type="float" office:value="2.68" calcext:value-type="float">
            <text:p>2,68</text:p>
          </table:table-cell>
          <table:table-cell office:value-type="float" office:value="2.685" calcext:value-type="float">
            <text:p>2,685</text:p>
          </table:table-cell>
          <table:table-cell office:value-type="float" office:value="2.72" calcext:value-type="float">
            <text:p>2,72</text:p>
          </table:table-cell>
          <table:table-cell office:value-type="float" office:value="2.68" calcext:value-type="float">
            <text:p>2,68</text:p>
          </table:table-cell>
          <table:table-cell office:value-type="float" office:value="195597" calcext:value-type="float">
            <text:p>19559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28" calcext:value-type="float">
            <text:p>20161028</text:p>
          </table:table-cell>
          <table:table-cell office:value-type="float" office:value="2.68" calcext:value-type="float">
            <text:p>2,68</text:p>
          </table:table-cell>
          <table:table-cell office:value-type="float" office:value="2.56" calcext:value-type="float">
            <text:p>2,56</text:p>
          </table:table-cell>
          <table:table-cell office:value-type="float" office:value="2.68" calcext:value-type="float">
            <text:p>2,68</text:p>
          </table:table-cell>
          <table:table-cell office:value-type="float" office:value="2.55" calcext:value-type="float">
            <text:p>2,55</text:p>
          </table:table-cell>
          <table:table-cell office:value-type="float" office:value="725266" calcext:value-type="float">
            <text:p>72526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031" calcext:value-type="float">
            <text:p>20161031</text:p>
          </table:table-cell>
          <table:table-cell office:value-type="float" office:value="2.57" calcext:value-type="float">
            <text:p>2,57</text:p>
          </table:table-cell>
          <table:table-cell office:value-type="float" office:value="2.465" calcext:value-type="float">
            <text:p>2,465</text:p>
          </table:table-cell>
          <table:table-cell office:value-type="float" office:value="2.57" calcext:value-type="float">
            <text:p>2,57</text:p>
          </table:table-cell>
          <table:table-cell office:value-type="float" office:value="2.425" calcext:value-type="float">
            <text:p>2,425</text:p>
          </table:table-cell>
          <table:table-cell office:value-type="float" office:value="682354" calcext:value-type="float">
            <text:p>6823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1" calcext:value-type="float">
            <text:p>20161101</text:p>
          </table:table-cell>
          <table:table-cell office:value-type="float" office:value="2.44" calcext:value-type="float">
            <text:p>2,44</text:p>
          </table:table-cell>
          <table:table-cell office:value-type="float" office:value="2.45" calcext:value-type="float">
            <text:p>2,45</text:p>
          </table:table-cell>
          <table:table-cell office:value-type="float" office:value="2.495" calcext:value-type="float">
            <text:p>2,495</text:p>
          </table:table-cell>
          <table:table-cell office:value-type="float" office:value="2.42" calcext:value-type="float">
            <text:p>2,42</text:p>
          </table:table-cell>
          <table:table-cell office:value-type="float" office:value="288064" calcext:value-type="float">
            <text:p>2880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2" calcext:value-type="float">
            <text:p>20161102</text:p>
          </table:table-cell>
          <table:table-cell office:value-type="float" office:value="2.47" calcext:value-type="float">
            <text:p>2,47</text:p>
          </table:table-cell>
          <table:table-cell office:value-type="float" office:value="2.43" calcext:value-type="float">
            <text:p>2,43</text:p>
          </table:table-cell>
          <table:table-cell office:value-type="float" office:value="2.47" calcext:value-type="float">
            <text:p>2,47</text:p>
          </table:table-cell>
          <table:table-cell office:value-type="float" office:value="2.42" calcext:value-type="float">
            <text:p>2,42</text:p>
          </table:table-cell>
          <table:table-cell office:value-type="float" office:value="186951" calcext:value-type="float">
            <text:p>18695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3" calcext:value-type="float">
            <text:p>20161103</text:p>
          </table:table-cell>
          <table:table-cell office:value-type="float" office:value="2.42" calcext:value-type="float">
            <text:p>2,42</text:p>
          </table:table-cell>
          <table:table-cell office:value-type="float" office:value="2.39" calcext:value-type="float">
            <text:p>2,39</text:p>
          </table:table-cell>
          <table:table-cell office:value-type="float" office:value="2.44" calcext:value-type="float">
            <text:p>2,44</text:p>
          </table:table-cell>
          <table:table-cell office:value-type="float" office:value="2.37" calcext:value-type="float">
            <text:p>2,37</text:p>
          </table:table-cell>
          <table:table-cell office:value-type="float" office:value="271237" calcext:value-type="float">
            <text:p>2712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4" calcext:value-type="float">
            <text:p>20161104</text:p>
          </table:table-cell>
          <table:table-cell office:value-type="float" office:value="2.41" calcext:value-type="float">
            <text:p>2,41</text:p>
          </table:table-cell>
          <table:table-cell office:value-type="float" office:value="2.31" calcext:value-type="float">
            <text:p>2,31</text:p>
          </table:table-cell>
          <table:table-cell office:value-type="float" office:value="2.41" calcext:value-type="float">
            <text:p>2,41</text:p>
          </table:table-cell>
          <table:table-cell office:value-type="float" office:value="2.275" calcext:value-type="float">
            <text:p>2,275</text:p>
          </table:table-cell>
          <table:table-cell office:value-type="float" office:value="895729" calcext:value-type="float">
            <text:p>8957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7" calcext:value-type="float">
            <text:p>20161107</text:p>
          </table:table-cell>
          <table:table-cell office:value-type="float" office:value="2.35" calcext:value-type="float">
            <text:p>2,35</text:p>
          </table:table-cell>
          <table:table-cell office:value-type="float" office:value="2.335" calcext:value-type="float">
            <text:p>2,335</text:p>
          </table:table-cell>
          <table:table-cell office:value-type="float" office:value="2.39" calcext:value-type="float">
            <text:p>2,39</text:p>
          </table:table-cell>
          <table:table-cell office:value-type="float" office:value="2.33" calcext:value-type="float">
            <text:p>2,33</text:p>
          </table:table-cell>
          <table:table-cell office:value-type="float" office:value="303422" calcext:value-type="float">
            <text:p>30342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8" calcext:value-type="float">
            <text:p>20161108</text:p>
          </table:table-cell>
          <table:table-cell office:value-type="float" office:value="2.305" calcext:value-type="float">
            <text:p>2,305</text:p>
          </table:table-cell>
          <table:table-cell office:value-type="float" office:value="2.32" calcext:value-type="float">
            <text:p>2,32</text:p>
          </table:table-cell>
          <table:table-cell office:value-type="float" office:value="2.36" calcext:value-type="float">
            <text:p>2,36</text:p>
          </table:table-cell>
          <table:table-cell office:value-type="float" office:value="2.305" calcext:value-type="float">
            <text:p>2,305</text:p>
          </table:table-cell>
          <table:table-cell office:value-type="float" office:value="433815" calcext:value-type="float">
            <text:p>4338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09" calcext:value-type="float">
            <text:p>20161109</text:p>
          </table:table-cell>
          <table:table-cell office:value-type="float" office:value="2.16" calcext:value-type="float">
            <text:p>2,16</text:p>
          </table:table-cell>
          <table:table-cell office:value-type="float" office:value="2.49" calcext:value-type="float">
            <text:p>2,49</text:p>
          </table:table-cell>
          <table:table-cell office:value-type="float" office:value="2.5" calcext:value-type="float">
            <text:p>2,5</text:p>
          </table:table-cell>
          <table:table-cell office:value-type="float" office:value="2.155" calcext:value-type="float">
            <text:p>2,155</text:p>
          </table:table-cell>
          <table:table-cell office:value-type="float" office:value="1266939" calcext:value-type="float">
            <text:p>12669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0" calcext:value-type="float">
            <text:p>20161110</text:p>
          </table:table-cell>
          <table:table-cell office:value-type="float" office:value="2.57" calcext:value-type="float">
            <text:p>2,57</text:p>
          </table:table-cell>
          <table:table-cell office:value-type="float" office:value="2.46" calcext:value-type="float">
            <text:p>2,46</text:p>
          </table:table-cell>
          <table:table-cell office:value-type="float" office:value="2.59" calcext:value-type="float">
            <text:p>2,59</text:p>
          </table:table-cell>
          <table:table-cell office:value-type="float" office:value="2.405" calcext:value-type="float">
            <text:p>2,405</text:p>
          </table:table-cell>
          <table:table-cell office:value-type="float" office:value="923467" calcext:value-type="float">
            <text:p>9234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1" calcext:value-type="float">
            <text:p>20161111</text:p>
          </table:table-cell>
          <table:table-cell office:value-type="float" office:value="2.5" calcext:value-type="float">
            <text:p>2,5</text:p>
          </table:table-cell>
          <table:table-cell office:value-type="float" office:value="2.46" calcext:value-type="float">
            <text:p>2,46</text:p>
          </table:table-cell>
          <table:table-cell office:value-type="float" office:value="2.515" calcext:value-type="float">
            <text:p>2,515</text:p>
          </table:table-cell>
          <table:table-cell office:value-type="float" office:value="2.425" calcext:value-type="float">
            <text:p>2,425</text:p>
          </table:table-cell>
          <table:table-cell office:value-type="float" office:value="253924" calcext:value-type="float">
            <text:p>25392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4" calcext:value-type="float">
            <text:p>20161114</text:p>
          </table:table-cell>
          <table:table-cell office:value-type="float" office:value="2.53" calcext:value-type="float">
            <text:p>2,53</text:p>
          </table:table-cell>
          <table:table-cell office:value-type="float" office:value="2.5" calcext:value-type="float">
            <text:p>2,5</text:p>
          </table:table-cell>
          <table:table-cell office:value-type="float" office:value="2.53" calcext:value-type="float">
            <text:p>2,53</text:p>
          </table:table-cell>
          <table:table-cell office:value-type="float" office:value="2.43" calcext:value-type="float">
            <text:p>2,43</text:p>
          </table:table-cell>
          <table:table-cell office:value-type="float" office:value="274070" calcext:value-type="float">
            <text:p>2740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5" calcext:value-type="float">
            <text:p>20161115</text:p>
          </table:table-cell>
          <table:table-cell office:value-type="float" office:value="2.47" calcext:value-type="float">
            <text:p>2,47</text:p>
          </table:table-cell>
          <table:table-cell office:value-type="float" office:value="2.5" calcext:value-type="float">
            <text:p>2,5</text:p>
          </table:table-cell>
          <table:table-cell office:value-type="float" office:value="2.525" calcext:value-type="float">
            <text:p>2,525</text:p>
          </table:table-cell>
          <table:table-cell office:value-type="float" office:value="2.465" calcext:value-type="float">
            <text:p>2,465</text:p>
          </table:table-cell>
          <table:table-cell office:value-type="float" office:value="215047" calcext:value-type="float">
            <text:p>2150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6" calcext:value-type="float">
            <text:p>20161116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485" calcext:value-type="float">
            <text:p>2,485</text:p>
          </table:table-cell>
          <table:table-cell office:value-type="float" office:value="311187" calcext:value-type="float">
            <text:p>3111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7" calcext:value-type="float">
            <text:p>20161117</text:p>
          </table:table-cell>
          <table:table-cell office:value-type="float" office:value="2.575" calcext:value-type="float">
            <text:p>2,575</text:p>
          </table:table-cell>
          <table:table-cell office:value-type="float" office:value="2.51" calcext:value-type="float">
            <text:p>2,51</text:p>
          </table:table-cell>
          <table:table-cell office:value-type="float" office:value="2.575" calcext:value-type="float">
            <text:p>2,575</text:p>
          </table:table-cell>
          <table:table-cell office:value-type="float" office:value="2.46" calcext:value-type="float">
            <text:p>2,46</text:p>
          </table:table-cell>
          <table:table-cell office:value-type="float" office:value="278384" calcext:value-type="float">
            <text:p>2783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18" calcext:value-type="float">
            <text:p>20161118</text:p>
          </table:table-cell>
          <table:table-cell office:value-type="float" office:value="2.5" calcext:value-type="float">
            <text:p>2,5</text:p>
          </table:table-cell>
          <table:table-cell office:value-type="float" office:value="2.44" calcext:value-type="float">
            <text:p>2,44</text:p>
          </table:table-cell>
          <table:table-cell office:value-type="float" office:value="2.54" calcext:value-type="float">
            <text:p>2,54</text:p>
          </table:table-cell>
          <table:table-cell office:value-type="float" office:value="2.435" calcext:value-type="float">
            <text:p>2,435</text:p>
          </table:table-cell>
          <table:table-cell office:value-type="float" office:value="197202" calcext:value-type="float">
            <text:p>1972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1" calcext:value-type="float">
            <text:p>20161121</text:p>
          </table:table-cell>
          <table:table-cell office:value-type="float" office:value="2.43" calcext:value-type="float">
            <text:p>2,43</text:p>
          </table:table-cell>
          <table:table-cell office:value-type="float" office:value="2.385" calcext:value-type="float">
            <text:p>2,385</text:p>
          </table:table-cell>
          <table:table-cell office:value-type="float" office:value="2.44" calcext:value-type="float">
            <text:p>2,44</text:p>
          </table:table-cell>
          <table:table-cell office:value-type="float" office:value="2.38" calcext:value-type="float">
            <text:p>2,38</text:p>
          </table:table-cell>
          <table:table-cell office:value-type="float" office:value="250488" calcext:value-type="float">
            <text:p>25048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2" calcext:value-type="float">
            <text:p>20161122</text:p>
          </table:table-cell>
          <table:table-cell office:value-type="float" office:value="2.405" calcext:value-type="float">
            <text:p>2,405</text:p>
          </table:table-cell>
          <table:table-cell office:value-type="float" office:value="2.425" calcext:value-type="float">
            <text:p>2,425</text:p>
          </table:table-cell>
          <table:table-cell office:value-type="float" office:value="2.455" calcext:value-type="float">
            <text:p>2,455</text:p>
          </table:table-cell>
          <table:table-cell office:value-type="float" office:value="2.35" calcext:value-type="float">
            <text:p>2,35</text:p>
          </table:table-cell>
          <table:table-cell office:value-type="float" office:value="337042" calcext:value-type="float">
            <text:p>33704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3" calcext:value-type="float">
            <text:p>20161123</text:p>
          </table:table-cell>
          <table:table-cell office:value-type="float" office:value="2.47" calcext:value-type="float">
            <text:p>2,47</text:p>
          </table:table-cell>
          <table:table-cell office:value-type="float" office:value="2.435" calcext:value-type="float">
            <text:p>2,435</text:p>
          </table:table-cell>
          <table:table-cell office:value-type="float" office:value="2.47" calcext:value-type="float">
            <text:p>2,47</text:p>
          </table:table-cell>
          <table:table-cell office:value-type="float" office:value="2.395" calcext:value-type="float">
            <text:p>2,395</text:p>
          </table:table-cell>
          <table:table-cell office:value-type="float" office:value="229295" calcext:value-type="float">
            <text:p>22929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4" calcext:value-type="float">
            <text:p>20161124</text:p>
          </table:table-cell>
          <table:table-cell office:value-type="float" office:value="2.465" calcext:value-type="float">
            <text:p>2,465</text:p>
          </table:table-cell>
          <table:table-cell office:value-type="float" office:value="2.455" calcext:value-type="float">
            <text:p>2,455</text:p>
          </table:table-cell>
          <table:table-cell office:value-type="float" office:value="2.465" calcext:value-type="float">
            <text:p>2,465</text:p>
          </table:table-cell>
          <table:table-cell office:value-type="float" office:value="2.4" calcext:value-type="float">
            <text:p>2,4</text:p>
          </table:table-cell>
          <table:table-cell office:value-type="float" office:value="167215" calcext:value-type="float">
            <text:p>1672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5" calcext:value-type="float">
            <text:p>20161125</text:p>
          </table:table-cell>
          <table:table-cell office:value-type="float" office:value="2.4" calcext:value-type="float">
            <text:p>2,4</text:p>
          </table:table-cell>
          <table:table-cell office:value-type="float" office:value="2.39" calcext:value-type="float">
            <text:p>2,39</text:p>
          </table:table-cell>
          <table:table-cell office:value-type="float" office:value="2.45" calcext:value-type="float">
            <text:p>2,45</text:p>
          </table:table-cell>
          <table:table-cell office:value-type="float" office:value="2.39" calcext:value-type="float">
            <text:p>2,39</text:p>
          </table:table-cell>
          <table:table-cell office:value-type="float" office:value="119339" calcext:value-type="float">
            <text:p>1193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8" calcext:value-type="float">
            <text:p>20161128</text:p>
          </table:table-cell>
          <table:table-cell office:value-type="float" office:value="2.39" calcext:value-type="float">
            <text:p>2,39</text:p>
          </table:table-cell>
          <table:table-cell office:value-type="float" office:value="2.325" calcext:value-type="float">
            <text:p>2,325</text:p>
          </table:table-cell>
          <table:table-cell office:value-type="float" office:value="2.42" calcext:value-type="float">
            <text:p>2,42</text:p>
          </table:table-cell>
          <table:table-cell office:value-type="float" office:value="2.325" calcext:value-type="float">
            <text:p>2,325</text:p>
          </table:table-cell>
          <table:table-cell office:value-type="float" office:value="200357" calcext:value-type="float">
            <text:p>2003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29" calcext:value-type="float">
            <text:p>20161129</text:p>
          </table:table-cell>
          <table:table-cell office:value-type="float" office:value="2.425" calcext:value-type="float">
            <text:p>2,425</text:p>
          </table:table-cell>
          <table:table-cell office:value-type="float" office:value="2.31" calcext:value-type="float">
            <text:p>2,31</text:p>
          </table:table-cell>
          <table:table-cell office:value-type="float" office:value="2.425" calcext:value-type="float">
            <text:p>2,425</text:p>
          </table:table-cell>
          <table:table-cell office:value-type="float" office:value="2.29" calcext:value-type="float">
            <text:p>2,29</text:p>
          </table:table-cell>
          <table:table-cell office:value-type="float" office:value="250368" calcext:value-type="float">
            <text:p>2503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130" calcext:value-type="float">
            <text:p>20161130</text:p>
          </table:table-cell>
          <table:table-cell office:value-type="float" office:value="2.31" calcext:value-type="float">
            <text:p>2,31</text:p>
          </table:table-cell>
          <table:table-cell office:value-type="float" office:value="2.35" calcext:value-type="float">
            <text:p>2,35</text:p>
          </table:table-cell>
          <table:table-cell office:value-type="float" office:value="2.415" calcext:value-type="float">
            <text:p>2,415</text:p>
          </table:table-cell>
          <table:table-cell office:value-type="float" office:value="2.3" calcext:value-type="float">
            <text:p>2,3</text:p>
          </table:table-cell>
          <table:table-cell office:value-type="float" office:value="317329" calcext:value-type="float">
            <text:p>3173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1" calcext:value-type="float">
            <text:p>20161201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43" calcext:value-type="float">
            <text:p>2,43</text:p>
          </table:table-cell>
          <table:table-cell office:value-type="float" office:value="2.35" calcext:value-type="float">
            <text:p>2,35</text:p>
          </table:table-cell>
          <table:table-cell office:value-type="float" office:value="223878" calcext:value-type="float">
            <text:p>2238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2" calcext:value-type="float">
            <text:p>20161202</text:p>
          </table:table-cell>
          <table:table-cell office:value-type="float" office:value="2.415" calcext:value-type="float">
            <text:p>2,415</text:p>
          </table:table-cell>
          <table:table-cell office:value-type="float" office:value="2.35" calcext:value-type="float">
            <text:p>2,35</text:p>
          </table:table-cell>
          <table:table-cell office:value-type="float" office:value="2.42" calcext:value-type="float">
            <text:p>2,42</text:p>
          </table:table-cell>
          <table:table-cell office:value-type="float" office:value="2.31" calcext:value-type="float">
            <text:p>2,31</text:p>
          </table:table-cell>
          <table:table-cell office:value-type="float" office:value="377981" calcext:value-type="float">
            <text:p>37798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5" calcext:value-type="float">
            <text:p>20161205</text:p>
          </table:table-cell>
          <table:table-cell office:value-type="float" office:value="2.36" calcext:value-type="float">
            <text:p>2,36</text:p>
          </table:table-cell>
          <table:table-cell table:number-columns-repeated="2" office:value-type="float" office:value="2.445" calcext:value-type="float">
            <text:p>2,445</text:p>
          </table:table-cell>
          <table:table-cell office:value-type="float" office:value="2.33" calcext:value-type="float">
            <text:p>2,33</text:p>
          </table:table-cell>
          <table:table-cell office:value-type="float" office:value="265874" calcext:value-type="float">
            <text:p>2658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6" calcext:value-type="float">
            <text:p>20161206</text:p>
          </table:table-cell>
          <table:table-cell office:value-type="float" office:value="2.44" calcext:value-type="float">
            <text:p>2,44</text:p>
          </table:table-cell>
          <table:table-cell office:value-type="float" office:value="2.465" calcext:value-type="float">
            <text:p>2,465</text:p>
          </table:table-cell>
          <table:table-cell office:value-type="float" office:value="2.495" calcext:value-type="float">
            <text:p>2,495</text:p>
          </table:table-cell>
          <table:table-cell office:value-type="float" office:value="2.425" calcext:value-type="float">
            <text:p>2,425</text:p>
          </table:table-cell>
          <table:table-cell office:value-type="float" office:value="279935" calcext:value-type="float">
            <text:p>2799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7" calcext:value-type="float">
            <text:p>20161207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float" office:value="2.52" calcext:value-type="float">
            <text:p>2,52</text:p>
          </table:table-cell>
          <table:table-cell office:value-type="float" office:value="2.455" calcext:value-type="float">
            <text:p>2,455</text:p>
          </table:table-cell>
          <table:table-cell office:value-type="float" office:value="360773" calcext:value-type="float">
            <text:p>3607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8" calcext:value-type="float">
            <text:p>20161208</text:p>
          </table:table-cell>
          <table:table-cell office:value-type="float" office:value="2.52" calcext:value-type="float">
            <text:p>2,52</text:p>
          </table:table-cell>
          <table:table-cell office:value-type="float" office:value="2.495" calcext:value-type="float">
            <text:p>2,495</text:p>
          </table:table-cell>
          <table:table-cell office:value-type="float" office:value="2.52" calcext:value-type="float">
            <text:p>2,52</text:p>
          </table:table-cell>
          <table:table-cell office:value-type="float" office:value="2.49" calcext:value-type="float">
            <text:p>2,49</text:p>
          </table:table-cell>
          <table:table-cell office:value-type="float" office:value="241337" calcext:value-type="float">
            <text:p>2413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09" calcext:value-type="float">
            <text:p>20161209</text:p>
          </table:table-cell>
          <table:table-cell office:value-type="float" office:value="2.515" calcext:value-type="float">
            <text:p>2,515</text:p>
          </table:table-cell>
          <table:table-cell office:value-type="float" office:value="2.5" calcext:value-type="float">
            <text:p>2,5</text:p>
          </table:table-cell>
          <table:table-cell office:value-type="float" office:value="2.515" calcext:value-type="float">
            <text:p>2,515</text:p>
          </table:table-cell>
          <table:table-cell office:value-type="float" office:value="2.35" calcext:value-type="float">
            <text:p>2,35</text:p>
          </table:table-cell>
          <table:table-cell office:value-type="float" office:value="524202" calcext:value-type="float">
            <text:p>5242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2" calcext:value-type="float">
            <text:p>20161212</text:p>
          </table:table-cell>
          <table:table-cell office:value-type="float" office:value="2.46" calcext:value-type="float">
            <text:p>2,46</text:p>
          </table:table-cell>
          <table:table-cell office:value-type="float" office:value="2.525" calcext:value-type="float">
            <text:p>2,525</text:p>
          </table:table-cell>
          <table:table-cell office:value-type="float" office:value="2.59" calcext:value-type="float">
            <text:p>2,59</text:p>
          </table:table-cell>
          <table:table-cell office:value-type="float" office:value="2.46" calcext:value-type="float">
            <text:p>2,46</text:p>
          </table:table-cell>
          <table:table-cell office:value-type="float" office:value="431647" calcext:value-type="float">
            <text:p>4316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3" calcext:value-type="float">
            <text:p>20161213</text:p>
          </table:table-cell>
          <table:table-cell office:value-type="float" office:value="2.54" calcext:value-type="float">
            <text:p>2,54</text:p>
          </table:table-cell>
          <table:table-cell office:value-type="float" office:value="2.61" calcext:value-type="float">
            <text:p>2,61</text:p>
          </table:table-cell>
          <table:table-cell office:value-type="float" office:value="2.625" calcext:value-type="float">
            <text:p>2,625</text:p>
          </table:table-cell>
          <table:table-cell office:value-type="float" office:value="2.535" calcext:value-type="float">
            <text:p>2,535</text:p>
          </table:table-cell>
          <table:table-cell office:value-type="float" office:value="527091" calcext:value-type="float">
            <text:p>5270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4" calcext:value-type="float">
            <text:p>20161214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office:value-type="float" office:value="2.605" calcext:value-type="float">
            <text:p>2,605</text:p>
          </table:table-cell>
          <table:table-cell office:value-type="float" office:value="2.515" calcext:value-type="float">
            <text:p>2,515</text:p>
          </table:table-cell>
          <table:table-cell office:value-type="float" office:value="301322" calcext:value-type="float">
            <text:p>30132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5" calcext:value-type="float">
            <text:p>20161215</text:p>
          </table:table-cell>
          <table:table-cell office:value-type="float" office:value="2.58" calcext:value-type="float">
            <text:p>2,58</text:p>
          </table:table-cell>
          <table:table-cell office:value-type="float" office:value="2.57" calcext:value-type="float">
            <text:p>2,57</text:p>
          </table:table-cell>
          <table:table-cell office:value-type="float" office:value="2.59" calcext:value-type="float">
            <text:p>2,59</text:p>
          </table:table-cell>
          <table:table-cell office:value-type="float" office:value="2.55" calcext:value-type="float">
            <text:p>2,55</text:p>
          </table:table-cell>
          <table:table-cell office:value-type="float" office:value="159717" calcext:value-type="float">
            <text:p>1597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6" calcext:value-type="float">
            <text:p>20161216</text:p>
          </table:table-cell>
          <table:table-cell office:value-type="float" office:value="2.61" calcext:value-type="float">
            <text:p>2,61</text:p>
          </table:table-cell>
          <table:table-cell office:value-type="float" office:value="2.545" calcext:value-type="float">
            <text:p>2,545</text:p>
          </table:table-cell>
          <table:table-cell office:value-type="float" office:value="2.61" calcext:value-type="float">
            <text:p>2,61</text:p>
          </table:table-cell>
          <table:table-cell office:value-type="float" office:value="2.545" calcext:value-type="float">
            <text:p>2,545</text:p>
          </table:table-cell>
          <table:table-cell office:value-type="float" office:value="294351" calcext:value-type="float">
            <text:p>29435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19" calcext:value-type="float">
            <text:p>20161219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57" calcext:value-type="float">
            <text:p>2,57</text:p>
          </table:table-cell>
          <table:table-cell office:value-type="float" office:value="2.53" calcext:value-type="float">
            <text:p>2,53</text:p>
          </table:table-cell>
          <table:table-cell office:value-type="float" office:value="200805" calcext:value-type="float">
            <text:p>2008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0" calcext:value-type="float">
            <text:p>20161220</text:p>
          </table:table-cell>
          <table:table-cell office:value-type="float" office:value="2.53" calcext:value-type="float">
            <text:p>2,53</text:p>
          </table:table-cell>
          <table:table-cell office:value-type="float" office:value="2.54" calcext:value-type="float">
            <text:p>2,54</text:p>
          </table:table-cell>
          <table:table-cell office:value-type="float" office:value="2.59" calcext:value-type="float">
            <text:p>2,59</text:p>
          </table:table-cell>
          <table:table-cell office:value-type="float" office:value="2.53" calcext:value-type="float">
            <text:p>2,53</text:p>
          </table:table-cell>
          <table:table-cell office:value-type="float" office:value="226187" calcext:value-type="float">
            <text:p>2261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1" calcext:value-type="float">
            <text:p>20161221</text:p>
          </table:table-cell>
          <table:table-cell office:value-type="float" office:value="2.58" calcext:value-type="float">
            <text:p>2,58</text:p>
          </table:table-cell>
          <table:table-cell office:value-type="float" office:value="2.6" calcext:value-type="float">
            <text:p>2,6</text:p>
          </table:table-cell>
          <table:table-cell office:value-type="float" office:value="2.61" calcext:value-type="float">
            <text:p>2,61</text:p>
          </table:table-cell>
          <table:table-cell office:value-type="float" office:value="2.56" calcext:value-type="float">
            <text:p>2,56</text:p>
          </table:table-cell>
          <table:table-cell office:value-type="float" office:value="369481" calcext:value-type="float">
            <text:p>36948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2" calcext:value-type="float">
            <text:p>20161222</text:p>
          </table:table-cell>
          <table:table-cell office:value-type="float" office:value="2.7" calcext:value-type="float">
            <text:p>2,7</text:p>
          </table:table-cell>
          <table:table-cell office:value-type="float" office:value="2.87" calcext:value-type="float">
            <text:p>2,87</text:p>
          </table:table-cell>
          <table:table-cell office:value-type="float" office:value="2.925" calcext:value-type="float">
            <text:p>2,925</text:p>
          </table:table-cell>
          <table:table-cell office:value-type="float" office:value="2.695" calcext:value-type="float">
            <text:p>2,695</text:p>
          </table:table-cell>
          <table:table-cell office:value-type="float" office:value="2446340" calcext:value-type="float">
            <text:p>244634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3" calcext:value-type="float">
            <text:p>20161223</text:p>
          </table:table-cell>
          <table:table-cell office:value-type="float" office:value="2.87" calcext:value-type="float">
            <text:p>2,87</text:p>
          </table:table-cell>
          <table:table-cell office:value-type="float" office:value="2.75" calcext:value-type="float">
            <text:p>2,75</text:p>
          </table:table-cell>
          <table:table-cell office:value-type="float" office:value="2.905" calcext:value-type="float">
            <text:p>2,905</text:p>
          </table:table-cell>
          <table:table-cell office:value-type="float" office:value="2.72" calcext:value-type="float">
            <text:p>2,72</text:p>
          </table:table-cell>
          <table:table-cell office:value-type="float" office:value="1135588" calcext:value-type="float">
            <text:p>113558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7" calcext:value-type="float">
            <text:p>20161227</text:p>
          </table:table-cell>
          <table:table-cell office:value-type="float" office:value="2.78" calcext:value-type="float">
            <text:p>2,78</text:p>
          </table:table-cell>
          <table:table-cell office:value-type="float" office:value="2.7" calcext:value-type="float">
            <text:p>2,7</text:p>
          </table:table-cell>
          <table:table-cell office:value-type="float" office:value="2.785" calcext:value-type="float">
            <text:p>2,785</text:p>
          </table:table-cell>
          <table:table-cell office:value-type="float" office:value="2.65" calcext:value-type="float">
            <text:p>2,65</text:p>
          </table:table-cell>
          <table:table-cell office:value-type="float" office:value="462735" calcext:value-type="float">
            <text:p>4627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8" calcext:value-type="float">
            <text:p>20161228</text:p>
          </table:table-cell>
          <table:table-cell office:value-type="float" office:value="2.7" calcext:value-type="float">
            <text:p>2,7</text:p>
          </table:table-cell>
          <table:table-cell office:value-type="float" office:value="2.665" calcext:value-type="float">
            <text:p>2,665</text:p>
          </table:table-cell>
          <table:table-cell office:value-type="float" office:value="2.7" calcext:value-type="float">
            <text:p>2,7</text:p>
          </table:table-cell>
          <table:table-cell office:value-type="float" office:value="2.655" calcext:value-type="float">
            <text:p>2,655</text:p>
          </table:table-cell>
          <table:table-cell office:value-type="float" office:value="275286" calcext:value-type="float">
            <text:p>27528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29" calcext:value-type="float">
            <text:p>20161229</text:p>
          </table:table-cell>
          <table:table-cell office:value-type="float" office:value="2.65" calcext:value-type="float">
            <text:p>2,65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office:value-type="float" office:value="2.625" calcext:value-type="float">
            <text:p>2,625</text:p>
          </table:table-cell>
          <table:table-cell office:value-type="float" office:value="383229" calcext:value-type="float">
            <text:p>3832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61230" calcext:value-type="float">
            <text:p>20161230</text:p>
          </table:table-cell>
          <table:table-cell office:value-type="float" office:value="2.64" calcext:value-type="float">
            <text:p>2,64</text:p>
          </table:table-cell>
          <table:table-cell office:value-type="float" office:value="2.71" calcext:value-type="float">
            <text:p>2,71</text:p>
          </table:table-cell>
          <table:table-cell office:value-type="float" office:value="2.715" calcext:value-type="float">
            <text:p>2,715</text:p>
          </table:table-cell>
          <table:table-cell office:value-type="float" office:value="2.615" calcext:value-type="float">
            <text:p>2,615</text:p>
          </table:table-cell>
          <table:table-cell office:value-type="float" office:value="488064" calcext:value-type="float">
            <text:p>4880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2" calcext:value-type="float">
            <text:p>20170102</text:p>
          </table:table-cell>
          <table:table-cell office:value-type="float" office:value="2.705" calcext:value-type="float">
            <text:p>2,705</text:p>
          </table:table-cell>
          <table:table-cell office:value-type="float" office:value="2.755" calcext:value-type="float">
            <text:p>2,755</text:p>
          </table:table-cell>
          <table:table-cell office:value-type="float" office:value="2.765" calcext:value-type="float">
            <text:p>2,765</text:p>
          </table:table-cell>
          <table:table-cell office:value-type="float" office:value="2.695" calcext:value-type="float">
            <text:p>2,695</text:p>
          </table:table-cell>
          <table:table-cell office:value-type="float" office:value="278321" calcext:value-type="float">
            <text:p>2783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3" calcext:value-type="float">
            <text:p>20170103</text:p>
          </table:table-cell>
          <table:table-cell office:value-type="float" office:value="2.76" calcext:value-type="float">
            <text:p>2,76</text:p>
          </table:table-cell>
          <table:table-cell office:value-type="float" office:value="2.725" calcext:value-type="float">
            <text:p>2,725</text:p>
          </table:table-cell>
          <table:table-cell office:value-type="float" office:value="2.79" calcext:value-type="float">
            <text:p>2,79</text:p>
          </table:table-cell>
          <table:table-cell office:value-type="float" office:value="2.72" calcext:value-type="float">
            <text:p>2,72</text:p>
          </table:table-cell>
          <table:table-cell office:value-type="float" office:value="332341" calcext:value-type="float">
            <text:p>3323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4" calcext:value-type="float">
            <text:p>20170104</text:p>
          </table:table-cell>
          <table:table-cell office:value-type="float" office:value="2.77" calcext:value-type="float">
            <text:p>2,77</text:p>
          </table:table-cell>
          <table:table-cell office:value-type="float" office:value="2.73" calcext:value-type="float">
            <text:p>2,73</text:p>
          </table:table-cell>
          <table:table-cell office:value-type="float" office:value="2.77" calcext:value-type="float">
            <text:p>2,77</text:p>
          </table:table-cell>
          <table:table-cell office:value-type="float" office:value="2.725" calcext:value-type="float">
            <text:p>2,725</text:p>
          </table:table-cell>
          <table:table-cell office:value-type="float" office:value="308283" calcext:value-type="float">
            <text:p>3082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5" calcext:value-type="float">
            <text:p>20170105</text:p>
          </table:table-cell>
          <table:table-cell office:value-type="float" office:value="2.75" calcext:value-type="float">
            <text:p>2,75</text:p>
          </table:table-cell>
          <table:table-cell office:value-type="float" office:value="2.76" calcext:value-type="float">
            <text:p>2,76</text:p>
          </table:table-cell>
          <table:table-cell office:value-type="float" office:value="2.85" calcext:value-type="float">
            <text:p>2,85</text:p>
          </table:table-cell>
          <table:table-cell office:value-type="float" office:value="2.74" calcext:value-type="float">
            <text:p>2,74</text:p>
          </table:table-cell>
          <table:table-cell office:value-type="float" office:value="597873" calcext:value-type="float">
            <text:p>5978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6" calcext:value-type="float">
            <text:p>20170106</text:p>
          </table:table-cell>
          <table:table-cell office:value-type="float" office:value="2.81" calcext:value-type="float">
            <text:p>2,81</text:p>
          </table:table-cell>
          <table:table-cell office:value-type="float" office:value="2.77" calcext:value-type="float">
            <text:p>2,77</text:p>
          </table:table-cell>
          <table:table-cell office:value-type="float" office:value="2.81" calcext:value-type="float">
            <text:p>2,81</text:p>
          </table:table-cell>
          <table:table-cell office:value-type="float" office:value="2.765" calcext:value-type="float">
            <text:p>2,765</text:p>
          </table:table-cell>
          <table:table-cell office:value-type="float" office:value="315249" calcext:value-type="float">
            <text:p>3152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09" calcext:value-type="float">
            <text:p>20170109</text:p>
          </table:table-cell>
          <table:table-cell office:value-type="float" office:value="2.825" calcext:value-type="float">
            <text:p>2,825</text:p>
          </table:table-cell>
          <table:table-cell office:value-type="float" office:value="2.86" calcext:value-type="float">
            <text:p>2,86</text:p>
          </table:table-cell>
          <table:table-cell office:value-type="float" office:value="2.88" calcext:value-type="float">
            <text:p>2,88</text:p>
          </table:table-cell>
          <table:table-cell office:value-type="float" office:value="2.78" calcext:value-type="float">
            <text:p>2,78</text:p>
          </table:table-cell>
          <table:table-cell office:value-type="float" office:value="571924" calcext:value-type="float">
            <text:p>57192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0" calcext:value-type="float">
            <text:p>20170110</text:p>
          </table:table-cell>
          <table:table-cell office:value-type="float" office:value="2.88" calcext:value-type="float">
            <text:p>2,88</text:p>
          </table:table-cell>
          <table:table-cell office:value-type="float" office:value="2.87" calcext:value-type="float">
            <text:p>2,87</text:p>
          </table:table-cell>
          <table:table-cell office:value-type="float" office:value="2.93" calcext:value-type="float">
            <text:p>2,93</text:p>
          </table:table-cell>
          <table:table-cell office:value-type="float" office:value="2.825" calcext:value-type="float">
            <text:p>2,825</text:p>
          </table:table-cell>
          <table:table-cell office:value-type="float" office:value="764970" calcext:value-type="float">
            <text:p>7649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1" calcext:value-type="float">
            <text:p>20170111</text:p>
          </table:table-cell>
          <table:table-cell office:value-type="float" office:value="2.9" calcext:value-type="float">
            <text:p>2,9</text:p>
          </table:table-cell>
          <table:table-cell office:value-type="float" office:value="2.88" calcext:value-type="float">
            <text:p>2,88</text:p>
          </table:table-cell>
          <table:table-cell office:value-type="float" office:value="2.9" calcext:value-type="float">
            <text:p>2,9</text:p>
          </table:table-cell>
          <table:table-cell office:value-type="float" office:value="2.785" calcext:value-type="float">
            <text:p>2,785</text:p>
          </table:table-cell>
          <table:table-cell office:value-type="float" office:value="668587" calcext:value-type="float">
            <text:p>6685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2" calcext:value-type="float">
            <text:p>20170112</text:p>
          </table:table-cell>
          <table:table-cell office:value-type="float" office:value="2.83" calcext:value-type="float">
            <text:p>2,83</text:p>
          </table:table-cell>
          <table:table-cell office:value-type="float" office:value="2.81" calcext:value-type="float">
            <text:p>2,81</text:p>
          </table:table-cell>
          <table:table-cell office:value-type="float" office:value="2.86" calcext:value-type="float">
            <text:p>2,86</text:p>
          </table:table-cell>
          <table:table-cell office:value-type="float" office:value="2.78" calcext:value-type="float">
            <text:p>2,78</text:p>
          </table:table-cell>
          <table:table-cell office:value-type="float" office:value="344478" calcext:value-type="float">
            <text:p>3444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3" calcext:value-type="float">
            <text:p>20170113</text:p>
          </table:table-cell>
          <table:table-cell office:value-type="float" office:value="2.78" calcext:value-type="float">
            <text:p>2,78</text:p>
          </table:table-cell>
          <table:table-cell office:value-type="float" office:value="2.84" calcext:value-type="float">
            <text:p>2,84</text:p>
          </table:table-cell>
          <table:table-cell office:value-type="float" office:value="2.845" calcext:value-type="float">
            <text:p>2,845</text:p>
          </table:table-cell>
          <table:table-cell office:value-type="float" office:value="2.78" calcext:value-type="float">
            <text:p>2,78</text:p>
          </table:table-cell>
          <table:table-cell office:value-type="float" office:value="214791" calcext:value-type="float">
            <text:p>2147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6" calcext:value-type="float">
            <text:p>20170116</text:p>
          </table:table-cell>
          <table:table-cell office:value-type="float" office:value="2.83" calcext:value-type="float">
            <text:p>2,83</text:p>
          </table:table-cell>
          <table:table-cell office:value-type="float" office:value="2.84" calcext:value-type="float">
            <text:p>2,84</text:p>
          </table:table-cell>
          <table:table-cell office:value-type="float" office:value="2.875" calcext:value-type="float">
            <text:p>2,875</text:p>
          </table:table-cell>
          <table:table-cell office:value-type="float" office:value="2.815" calcext:value-type="float">
            <text:p>2,815</text:p>
          </table:table-cell>
          <table:table-cell office:value-type="float" office:value="250577" calcext:value-type="float">
            <text:p>25057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7" calcext:value-type="float">
            <text:p>20170117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2.865" calcext:value-type="float">
            <text:p>2,865</text:p>
          </table:table-cell>
          <table:table-cell office:value-type="float" office:value="2.815" calcext:value-type="float">
            <text:p>2,815</text:p>
          </table:table-cell>
          <table:table-cell office:value-type="float" office:value="187482" calcext:value-type="float">
            <text:p>1874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8" calcext:value-type="float">
            <text:p>20170118</text:p>
          </table:table-cell>
          <table:table-cell office:value-type="float" office:value="2.84" calcext:value-type="float">
            <text:p>2,84</text:p>
          </table:table-cell>
          <table:table-cell office:value-type="float" office:value="2.775" calcext:value-type="float">
            <text:p>2,775</text:p>
          </table:table-cell>
          <table:table-cell office:value-type="float" office:value="2.84" calcext:value-type="float">
            <text:p>2,84</text:p>
          </table:table-cell>
          <table:table-cell office:value-type="float" office:value="2.775" calcext:value-type="float">
            <text:p>2,775</text:p>
          </table:table-cell>
          <table:table-cell office:value-type="float" office:value="357197" calcext:value-type="float">
            <text:p>35719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19" calcext:value-type="float">
            <text:p>20170119</text:p>
          </table:table-cell>
          <table:table-cell office:value-type="float" office:value="2.785" calcext:value-type="float">
            <text:p>2,785</text:p>
          </table:table-cell>
          <table:table-cell table:number-columns-repeated="2" office:value-type="float" office:value="2.84" calcext:value-type="float">
            <text:p>2,84</text:p>
          </table:table-cell>
          <table:table-cell office:value-type="float" office:value="2.735" calcext:value-type="float">
            <text:p>2,735</text:p>
          </table:table-cell>
          <table:table-cell office:value-type="float" office:value="308943" calcext:value-type="float">
            <text:p>30894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0" calcext:value-type="float">
            <text:p>20170120</text:p>
          </table:table-cell>
          <table:table-cell office:value-type="float" office:value="2.81" calcext:value-type="float">
            <text:p>2,81</text:p>
          </table:table-cell>
          <table:table-cell office:value-type="float" office:value="2.825" calcext:value-type="float">
            <text:p>2,825</text:p>
          </table:table-cell>
          <table:table-cell office:value-type="float" office:value="2.845" calcext:value-type="float">
            <text:p>2,845</text:p>
          </table:table-cell>
          <table:table-cell office:value-type="float" office:value="2.785" calcext:value-type="float">
            <text:p>2,785</text:p>
          </table:table-cell>
          <table:table-cell office:value-type="float" office:value="252649" calcext:value-type="float">
            <text:p>2526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3" calcext:value-type="float">
            <text:p>20170123</text:p>
          </table:table-cell>
          <table:table-cell office:value-type="float" office:value="2.83" calcext:value-type="float">
            <text:p>2,83</text:p>
          </table:table-cell>
          <table:table-cell office:value-type="float" office:value="2.825" calcext:value-type="float">
            <text:p>2,825</text:p>
          </table:table-cell>
          <table:table-cell office:value-type="float" office:value="2.85" calcext:value-type="float">
            <text:p>2,85</text:p>
          </table:table-cell>
          <table:table-cell office:value-type="float" office:value="2.79" calcext:value-type="float">
            <text:p>2,79</text:p>
          </table:table-cell>
          <table:table-cell office:value-type="float" office:value="237950" calcext:value-type="float">
            <text:p>23795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4" calcext:value-type="float">
            <text:p>20170124</text:p>
          </table:table-cell>
          <table:table-cell office:value-type="float" office:value="2.85" calcext:value-type="float">
            <text:p>2,85</text:p>
          </table:table-cell>
          <table:table-cell office:value-type="float" office:value="2.895" calcext:value-type="float">
            <text:p>2,895</text:p>
          </table:table-cell>
          <table:table-cell office:value-type="float" office:value="2.93" calcext:value-type="float">
            <text:p>2,93</text:p>
          </table:table-cell>
          <table:table-cell office:value-type="float" office:value="2.845" calcext:value-type="float">
            <text:p>2,845</text:p>
          </table:table-cell>
          <table:table-cell office:value-type="float" office:value="880610" calcext:value-type="float">
            <text:p>8806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5" calcext:value-type="float">
            <text:p>20170125</text:p>
          </table:table-cell>
          <table:table-cell office:value-type="float" office:value="2.915" calcext:value-type="float">
            <text:p>2,915</text:p>
          </table:table-cell>
          <table:table-cell office:value-type="float" office:value="2.91" calcext:value-type="float">
            <text:p>2,91</text:p>
          </table:table-cell>
          <table:table-cell office:value-type="float" office:value="2.92" calcext:value-type="float">
            <text:p>2,92</text:p>
          </table:table-cell>
          <table:table-cell office:value-type="float" office:value="2.855" calcext:value-type="float">
            <text:p>2,855</text:p>
          </table:table-cell>
          <table:table-cell office:value-type="float" office:value="297228" calcext:value-type="float">
            <text:p>2972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6" calcext:value-type="float">
            <text:p>2017012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6" calcext:value-type="float">
            <text:p>2,96</text:p>
          </table:table-cell>
          <table:table-cell office:value-type="float" office:value="2.995" calcext:value-type="float">
            <text:p>2,995</text:p>
          </table:table-cell>
          <table:table-cell office:value-type="float" office:value="2.92" calcext:value-type="float">
            <text:p>2,92</text:p>
          </table:table-cell>
          <table:table-cell office:value-type="float" office:value="1090704" calcext:value-type="float">
            <text:p>10907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27" calcext:value-type="float">
            <text:p>20170127</text:p>
          </table:table-cell>
          <table:table-cell office:value-type="float" office:value="2.97" calcext:value-type="float">
            <text:p>2,97</text:p>
          </table:table-cell>
          <table:table-cell office:value-type="float" office:value="2.955" calcext:value-type="float">
            <text:p>2,955</text:p>
          </table:table-cell>
          <table:table-cell office:value-type="float" office:value="2.97" calcext:value-type="float">
            <text:p>2,97</text:p>
          </table:table-cell>
          <table:table-cell office:value-type="float" office:value="2.915" calcext:value-type="float">
            <text:p>2,915</text:p>
          </table:table-cell>
          <table:table-cell office:value-type="float" office:value="329731" calcext:value-type="float">
            <text:p>3297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30" calcext:value-type="float">
            <text:p>20170130</text:p>
          </table:table-cell>
          <table:table-cell office:value-type="float" office:value="2.95" calcext:value-type="float">
            <text:p>2,95</text:p>
          </table:table-cell>
          <table:table-cell office:value-type="float" office:value="2.89" calcext:value-type="float">
            <text:p>2,89</text:p>
          </table:table-cell>
          <table:table-cell office:value-type="float" office:value="2.97" calcext:value-type="float">
            <text:p>2,97</text:p>
          </table:table-cell>
          <table:table-cell office:value-type="float" office:value="2.87" calcext:value-type="float">
            <text:p>2,87</text:p>
          </table:table-cell>
          <table:table-cell office:value-type="float" office:value="367205" calcext:value-type="float">
            <text:p>3672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131" calcext:value-type="float">
            <text:p>20170131</text:p>
          </table:table-cell>
          <table:table-cell office:value-type="float" office:value="2.89" calcext:value-type="float">
            <text:p>2,89</text:p>
          </table:table-cell>
          <table:table-cell office:value-type="float" office:value="3.01" calcext:value-type="float">
            <text:p>3,01</text:p>
          </table:table-cell>
          <table:table-cell office:value-type="float" office:value="3.025" calcext:value-type="float">
            <text:p>3,025</text:p>
          </table:table-cell>
          <table:table-cell office:value-type="float" office:value="2.87" calcext:value-type="float">
            <text:p>2,87</text:p>
          </table:table-cell>
          <table:table-cell office:value-type="float" office:value="1017056" calcext:value-type="float">
            <text:p>10170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1" calcext:value-type="float">
            <text:p>20170201</text:p>
          </table:table-cell>
          <table:table-cell office:value-type="float" office:value="3.02" calcext:value-type="float">
            <text:p>3,02</text:p>
          </table:table-cell>
          <table:table-cell office:value-type="float" office:value="2.925" calcext:value-type="float">
            <text:p>2,925</text:p>
          </table:table-cell>
          <table:table-cell office:value-type="float" office:value="3.03" calcext:value-type="float">
            <text:p>3,03</text:p>
          </table:table-cell>
          <table:table-cell office:value-type="float" office:value="2.925" calcext:value-type="float">
            <text:p>2,925</text:p>
          </table:table-cell>
          <table:table-cell office:value-type="float" office:value="613304" calcext:value-type="float">
            <text:p>6133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2" calcext:value-type="float">
            <text:p>20170202</text:p>
          </table:table-cell>
          <table:table-cell office:value-type="float" office:value="2.91" calcext:value-type="float">
            <text:p>2,91</text:p>
          </table:table-cell>
          <table:table-cell office:value-type="float" office:value="2.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office:value-type="float" office:value="2.905" calcext:value-type="float">
            <text:p>2,905</text:p>
          </table:table-cell>
          <table:table-cell office:value-type="float" office:value="868724" calcext:value-type="float">
            <text:p>86872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3" calcext:value-type="float">
            <text:p>20170203</text:p>
          </table:table-cell>
          <table:table-cell office:value-type="float" office:value="2.99" calcext:value-type="float">
            <text:p>2,99</text:p>
          </table:table-cell>
          <table:table-cell office:value-type="float" office:value="2.93" calcext:value-type="float">
            <text:p>2,93</text:p>
          </table:table-cell>
          <table:table-cell office:value-type="float" office:value="2.99" calcext:value-type="float">
            <text:p>2,99</text:p>
          </table:table-cell>
          <table:table-cell office:value-type="float" office:value="2.93" calcext:value-type="float">
            <text:p>2,93</text:p>
          </table:table-cell>
          <table:table-cell office:value-type="float" office:value="302673" calcext:value-type="float">
            <text:p>3026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6" calcext:value-type="float">
            <text:p>2017020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3" calcext:value-type="float">
            <text:p>2,93</text:p>
          </table:table-cell>
          <table:table-cell office:value-type="float" office:value="2.995" calcext:value-type="float">
            <text:p>2,995</text:p>
          </table:table-cell>
          <table:table-cell office:value-type="float" office:value="2.915" calcext:value-type="float">
            <text:p>2,915</text:p>
          </table:table-cell>
          <table:table-cell office:value-type="float" office:value="324364" calcext:value-type="float">
            <text:p>3243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7" calcext:value-type="float">
            <text:p>201702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2.98" calcext:value-type="float">
            <text:p>2,98</text:p>
          </table:table-cell>
          <table:table-cell office:value-type="float" office:value="2.885" calcext:value-type="float">
            <text:p>2,885</text:p>
          </table:table-cell>
          <table:table-cell office:value-type="float" office:value="316170" calcext:value-type="float">
            <text:p>3161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8" calcext:value-type="float">
            <text:p>20170208</text:p>
          </table:table-cell>
          <table:table-cell office:value-type="float" office:value="2.98" calcext:value-type="float">
            <text:p>2,98</text:p>
          </table:table-cell>
          <table:table-cell office:value-type="float" office:value="2.955" calcext:value-type="float">
            <text:p>2,955</text:p>
          </table:table-cell>
          <table:table-cell office:value-type="float" office:value="2.98" calcext:value-type="float">
            <text:p>2,98</text:p>
          </table:table-cell>
          <table:table-cell office:value-type="float" office:value="2.9" calcext:value-type="float">
            <text:p>2,9</text:p>
          </table:table-cell>
          <table:table-cell office:value-type="float" office:value="218041" calcext:value-type="float">
            <text:p>2180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09" calcext:value-type="float">
            <text:p>20170209</text:p>
          </table:table-cell>
          <table:table-cell office:value-type="float" office:value="2.96" calcext:value-type="float">
            <text:p>2,96</text:p>
          </table:table-cell>
          <table:table-cell office:value-type="float" office:value="2.97" calcext:value-type="float">
            <text:p>2,97</text:p>
          </table:table-cell>
          <table:table-cell office:value-type="float" office:value="2.975" calcext:value-type="float">
            <text:p>2,975</text:p>
          </table:table-cell>
          <table:table-cell office:value-type="float" office:value="2.905" calcext:value-type="float">
            <text:p>2,905</text:p>
          </table:table-cell>
          <table:table-cell office:value-type="float" office:value="315199" calcext:value-type="float">
            <text:p>3151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0" calcext:value-type="float">
            <text:p>20170210</text:p>
          </table:table-cell>
          <table:table-cell office:value-type="float" office:value="2.975" calcext:value-type="float">
            <text:p>2,975</text:p>
          </table:table-cell>
          <table:table-cell office:value-type="float" office:value="2.965" calcext:value-type="float">
            <text:p>2,965</text:p>
          </table:table-cell>
          <table:table-cell office:value-type="float" office:value="2.98" calcext:value-type="float">
            <text:p>2,98</text:p>
          </table:table-cell>
          <table:table-cell office:value-type="float" office:value="2.94" calcext:value-type="float">
            <text:p>2,94</text:p>
          </table:table-cell>
          <table:table-cell office:value-type="float" office:value="163309" calcext:value-type="float">
            <text:p>16330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3" calcext:value-type="float">
            <text:p>20170213</text:p>
          </table:table-cell>
          <table:table-cell office:value-type="float" office:value="2.96" calcext:value-type="float">
            <text:p>2,96</text:p>
          </table:table-cell>
          <table:table-cell office:value-type="float" office:value="2.945" calcext:value-type="float">
            <text:p>2,945</text:p>
          </table:table-cell>
          <table:table-cell office:value-type="float" office:value="3.045" calcext:value-type="float">
            <text:p>3,045</text:p>
          </table:table-cell>
          <table:table-cell office:value-type="float" office:value="2.945" calcext:value-type="float">
            <text:p>2,945</text:p>
          </table:table-cell>
          <table:table-cell office:value-type="float" office:value="1669921" calcext:value-type="float">
            <text:p>16699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4" calcext:value-type="float">
            <text:p>20170214</text:p>
          </table:table-cell>
          <table:table-cell office:value-type="float" office:value="2.97" calcext:value-type="float">
            <text:p>2,97</text:p>
          </table:table-cell>
          <table:table-cell office:value-type="float" office:value="2.99" calcext:value-type="float">
            <text:p>2,99</text:p>
          </table:table-cell>
          <table:table-cell office:value-type="float" office:value="3.01" calcext:value-type="float">
            <text:p>3,01</text:p>
          </table:table-cell>
          <table:table-cell office:value-type="float" office:value="2.94" calcext:value-type="float">
            <text:p>2,94</text:p>
          </table:table-cell>
          <table:table-cell office:value-type="float" office:value="449102" calcext:value-type="float">
            <text:p>4491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5" calcext:value-type="float">
            <text:p>20170215</text:p>
          </table:table-cell>
          <table:table-cell table:number-columns-repeated="2" office:value-type="float" office:value="2.985" calcext:value-type="float">
            <text:p>2,985</text:p>
          </table:table-cell>
          <table:table-cell office:value-type="float" office:value="3.025" calcext:value-type="float">
            <text:p>3,025</text:p>
          </table:table-cell>
          <table:table-cell office:value-type="float" office:value="2.97" calcext:value-type="float">
            <text:p>2,97</text:p>
          </table:table-cell>
          <table:table-cell office:value-type="float" office:value="361226" calcext:value-type="float">
            <text:p>36122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6" calcext:value-type="float">
            <text:p>20170216</text:p>
          </table:table-cell>
          <table:table-cell office:value-type="float" office:value="3" calcext:value-type="float">
            <text:p>3</text:p>
          </table:table-cell>
          <table:table-cell office:value-type="float" office:value="2.955" calcext:value-type="float">
            <text:p>2,955</text:p>
          </table:table-cell>
          <table:table-cell office:value-type="float" office:value="3.01" calcext:value-type="float">
            <text:p>3,01</text:p>
          </table:table-cell>
          <table:table-cell office:value-type="float" office:value="2.955" calcext:value-type="float">
            <text:p>2,955</text:p>
          </table:table-cell>
          <table:table-cell office:value-type="float" office:value="346441" calcext:value-type="float">
            <text:p>3464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17" calcext:value-type="float">
            <text:p>20170217</text:p>
          </table:table-cell>
          <table:table-cell office:value-type="float" office:value="2.985" calcext:value-type="float">
            <text:p>2,985</text:p>
          </table:table-cell>
          <table:table-cell office:value-type="float" office:value="2.955" calcext:value-type="float">
            <text:p>2,955</text:p>
          </table:table-cell>
          <table:table-cell office:value-type="float" office:value="2.985" calcext:value-type="float">
            <text:p>2,985</text:p>
          </table:table-cell>
          <table:table-cell office:value-type="float" office:value="2.94" calcext:value-type="float">
            <text:p>2,94</text:p>
          </table:table-cell>
          <table:table-cell office:value-type="float" office:value="353962" calcext:value-type="float">
            <text:p>3539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0" calcext:value-type="float">
            <text:p>20170220</text:p>
          </table:table-cell>
          <table:table-cell office:value-type="float" office:value="2.975" calcext:value-type="float">
            <text:p>2,975</text:p>
          </table:table-cell>
          <table:table-cell office:value-type="float" office:value="3" calcext:value-type="float">
            <text:p>3</text:p>
          </table:table-cell>
          <table:table-cell office:value-type="float" office:value="3.015" calcext:value-type="float">
            <text:p>3,015</text:p>
          </table:table-cell>
          <table:table-cell office:value-type="float" office:value="2.96" calcext:value-type="float">
            <text:p>2,96</text:p>
          </table:table-cell>
          <table:table-cell office:value-type="float" office:value="463237" calcext:value-type="float">
            <text:p>4632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1" calcext:value-type="float">
            <text:p>20170221</text:p>
          </table:table-cell>
          <table:table-cell office:value-type="float" office:value="2.99" calcext:value-type="float">
            <text:p>2,99</text:p>
          </table:table-cell>
          <table:table-cell office:value-type="float" office:value="3.045" calcext:value-type="float">
            <text:p>3,045</text:p>
          </table:table-cell>
          <table:table-cell office:value-type="float" office:value="3.07" calcext:value-type="float">
            <text:p>3,07</text:p>
          </table:table-cell>
          <table:table-cell office:value-type="float" office:value="2.98" calcext:value-type="float">
            <text:p>2,98</text:p>
          </table:table-cell>
          <table:table-cell office:value-type="float" office:value="1176644" calcext:value-type="float">
            <text:p>117664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2" calcext:value-type="float">
            <text:p>20170222</text:p>
          </table:table-cell>
          <table:table-cell office:value-type="float" office:value="3.09" calcext:value-type="float">
            <text:p>3,09</text:p>
          </table:table-cell>
          <table:table-cell office:value-type="float" office:value="3.05" calcext:value-type="float">
            <text:p>3,05</text:p>
          </table:table-cell>
          <table:table-cell office:value-type="float" office:value="3.155" calcext:value-type="float">
            <text:p>3,155</text:p>
          </table:table-cell>
          <table:table-cell office:value-type="float" office:value="3.045" calcext:value-type="float">
            <text:p>3,045</text:p>
          </table:table-cell>
          <table:table-cell office:value-type="float" office:value="1689101" calcext:value-type="float">
            <text:p>16891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3" calcext:value-type="float">
            <text:p>20170223</text:p>
          </table:table-cell>
          <table:table-cell office:value-type="float" office:value="3.095" calcext:value-type="float">
            <text:p>3,095</text:p>
          </table:table-cell>
          <table:table-cell office:value-type="float" office:value="2.97" calcext:value-type="float">
            <text:p>2,97</text:p>
          </table:table-cell>
          <table:table-cell office:value-type="float" office:value="3.1" calcext:value-type="float">
            <text:p>3,1</text:p>
          </table:table-cell>
          <table:table-cell office:value-type="float" office:value="2.965" calcext:value-type="float">
            <text:p>2,965</text:p>
          </table:table-cell>
          <table:table-cell office:value-type="float" office:value="873209" calcext:value-type="float">
            <text:p>87320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4" calcext:value-type="float">
            <text:p>20170224</text:p>
          </table:table-cell>
          <table:table-cell office:value-type="float" office:value="2.96" calcext:value-type="float">
            <text:p>2,96</text:p>
          </table:table-cell>
          <table:table-cell office:value-type="float" office:value="2.77" calcext:value-type="float">
            <text:p>2,77</text:p>
          </table:table-cell>
          <table:table-cell office:value-type="float" office:value="2.965" calcext:value-type="float">
            <text:p>2,965</text:p>
          </table:table-cell>
          <table:table-cell office:value-type="float" office:value="2.68" calcext:value-type="float">
            <text:p>2,68</text:p>
          </table:table-cell>
          <table:table-cell office:value-type="float" office:value="2114907" calcext:value-type="float">
            <text:p>21149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7" calcext:value-type="float">
            <text:p>20170227</text:p>
          </table:table-cell>
          <table:table-cell office:value-type="float" office:value="2.75" calcext:value-type="float">
            <text:p>2,75</text:p>
          </table:table-cell>
          <table:table-cell office:value-type="float" office:value="2.685" calcext:value-type="float">
            <text:p>2,685</text:p>
          </table:table-cell>
          <table:table-cell office:value-type="float" office:value="2.755" calcext:value-type="float">
            <text:p>2,755</text:p>
          </table:table-cell>
          <table:table-cell office:value-type="float" office:value="2.685" calcext:value-type="float">
            <text:p>2,685</text:p>
          </table:table-cell>
          <table:table-cell office:value-type="float" office:value="1082401" calcext:value-type="float">
            <text:p>10824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228" calcext:value-type="float">
            <text:p>20170228</text:p>
          </table:table-cell>
          <table:table-cell office:value-type="float" office:value="2.68" calcext:value-type="float">
            <text:p>2,68</text:p>
          </table:table-cell>
          <table:table-cell office:value-type="float" office:value="2.715" calcext:value-type="float">
            <text:p>2,715</text:p>
          </table:table-cell>
          <table:table-cell office:value-type="float" office:value="2.735" calcext:value-type="float">
            <text:p>2,735</text:p>
          </table:table-cell>
          <table:table-cell office:value-type="float" office:value="2.63" calcext:value-type="float">
            <text:p>2,63</text:p>
          </table:table-cell>
          <table:table-cell office:value-type="float" office:value="765578" calcext:value-type="float">
            <text:p>7655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1" calcext:value-type="float">
            <text:p>20170301</text:p>
          </table:table-cell>
          <table:table-cell office:value-type="float" office:value="2.715" calcext:value-type="float">
            <text:p>2,715</text:p>
          </table:table-cell>
          <table:table-cell office:value-type="float" office:value="2.785" calcext:value-type="float">
            <text:p>2,785</text:p>
          </table:table-cell>
          <table:table-cell office:value-type="float" office:value="2.795" calcext:value-type="float">
            <text:p>2,795</text:p>
          </table:table-cell>
          <table:table-cell office:value-type="float" office:value="2.715" calcext:value-type="float">
            <text:p>2,715</text:p>
          </table:table-cell>
          <table:table-cell office:value-type="float" office:value="521363" calcext:value-type="float">
            <text:p>52136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2" calcext:value-type="float">
            <text:p>20170302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.8" calcext:value-type="float">
            <text:p>2,8</text:p>
          </table:table-cell>
          <table:table-cell office:value-type="float" office:value="529957" calcext:value-type="float">
            <text:p>5299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3" calcext:value-type="float">
            <text:p>20170303</text:p>
          </table:table-cell>
          <table:table-cell office:value-type="float" office:value="2.8" calcext:value-type="float">
            <text:p>2,8</text:p>
          </table:table-cell>
          <table:table-cell office:value-type="float" office:value="2.82" calcext:value-type="float">
            <text:p>2,82</text:p>
          </table:table-cell>
          <table:table-cell office:value-type="float" office:value="2.85" calcext:value-type="float">
            <text:p>2,85</text:p>
          </table:table-cell>
          <table:table-cell office:value-type="float" office:value="2.8" calcext:value-type="float">
            <text:p>2,8</text:p>
          </table:table-cell>
          <table:table-cell office:value-type="float" office:value="537270" calcext:value-type="float">
            <text:p>5372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6" calcext:value-type="float">
            <text:p>20170306</text:p>
          </table:table-cell>
          <table:table-cell office:value-type="float" office:value="2.84" calcext:value-type="float">
            <text:p>2,84</text:p>
          </table:table-cell>
          <table:table-cell office:value-type="float" office:value="2.765" calcext:value-type="float">
            <text:p>2,765</text:p>
          </table:table-cell>
          <table:table-cell office:value-type="float" office:value="2.84" calcext:value-type="float">
            <text:p>2,84</text:p>
          </table:table-cell>
          <table:table-cell office:value-type="float" office:value="2.75" calcext:value-type="float">
            <text:p>2,75</text:p>
          </table:table-cell>
          <table:table-cell office:value-type="float" office:value="584967" calcext:value-type="float">
            <text:p>5849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7" calcext:value-type="float">
            <text:p>20170307</text:p>
          </table:table-cell>
          <table:table-cell table:number-columns-repeated="2" office:value-type="float" office:value="2.755" calcext:value-type="float">
            <text:p>2,755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404860" calcext:value-type="float">
            <text:p>4048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8" calcext:value-type="float">
            <text:p>20170308</text:p>
          </table:table-cell>
          <table:table-cell office:value-type="float" office:value="2.75" calcext:value-type="float">
            <text:p>2,75</text:p>
          </table:table-cell>
          <table:table-cell office:value-type="float" office:value="2.735" calcext:value-type="float">
            <text:p>2,735</text:p>
          </table:table-cell>
          <table:table-cell office:value-type="float" office:value="2.84" calcext:value-type="float">
            <text:p>2,84</text:p>
          </table:table-cell>
          <table:table-cell office:value-type="float" office:value="2.73" calcext:value-type="float">
            <text:p>2,73</text:p>
          </table:table-cell>
          <table:table-cell office:value-type="float" office:value="629331" calcext:value-type="float">
            <text:p>6293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09" calcext:value-type="float">
            <text:p>20170309</text:p>
          </table:table-cell>
          <table:table-cell office:value-type="float" office:value="2.73" calcext:value-type="float">
            <text:p>2,73</text:p>
          </table:table-cell>
          <table:table-cell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430062" calcext:value-type="float">
            <text:p>4300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0" calcext:value-type="float">
            <text:p>20170310</text:p>
          </table:table-cell>
          <table:table-cell office:value-type="float" office:value="2.78" calcext:value-type="float">
            <text:p>2,78</text:p>
          </table:table-cell>
          <table:table-cell office:value-type="float" office:value="2.73" calcext:value-type="float">
            <text:p>2,73</text:p>
          </table:table-cell>
          <table:table-cell office:value-type="float" office:value="2.785" calcext:value-type="float">
            <text:p>2,785</text:p>
          </table:table-cell>
          <table:table-cell office:value-type="float" office:value="2.73" calcext:value-type="float">
            <text:p>2,73</text:p>
          </table:table-cell>
          <table:table-cell office:value-type="float" office:value="292532" calcext:value-type="float">
            <text:p>2925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3" calcext:value-type="float">
            <text:p>20170313</text:p>
          </table:table-cell>
          <table:table-cell office:value-type="float" office:value="2.75" calcext:value-type="float">
            <text:p>2,75</text:p>
          </table:table-cell>
          <table:table-cell office:value-type="float" office:value="2.705" calcext:value-type="float">
            <text:p>2,705</text:p>
          </table:table-cell>
          <table:table-cell office:value-type="float" office:value="2.77" calcext:value-type="float">
            <text:p>2,77</text:p>
          </table:table-cell>
          <table:table-cell office:value-type="float" office:value="2.705" calcext:value-type="float">
            <text:p>2,705</text:p>
          </table:table-cell>
          <table:table-cell office:value-type="float" office:value="432408" calcext:value-type="float">
            <text:p>4324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4" calcext:value-type="float">
            <text:p>20170314</text:p>
          </table:table-cell>
          <table:table-cell office:value-type="float" office:value="2.7" calcext:value-type="float">
            <text:p>2,7</text:p>
          </table:table-cell>
          <table:table-cell office:value-type="float" office:value="2.645" calcext:value-type="float">
            <text:p>2,645</text:p>
          </table:table-cell>
          <table:table-cell office:value-type="float" office:value="2.72" calcext:value-type="float">
            <text:p>2,72</text:p>
          </table:table-cell>
          <table:table-cell office:value-type="float" office:value="2.635" calcext:value-type="float">
            <text:p>2,635</text:p>
          </table:table-cell>
          <table:table-cell office:value-type="float" office:value="691035" calcext:value-type="float">
            <text:p>6910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5" calcext:value-type="float">
            <text:p>20170315</text:p>
          </table:table-cell>
          <table:table-cell office:value-type="float" office:value="2.65" calcext:value-type="float">
            <text:p>2,65</text:p>
          </table:table-cell>
          <table:table-cell office:value-type="float" office:value="2.7" calcext:value-type="float">
            <text:p>2,7</text:p>
          </table:table-cell>
          <table:table-cell office:value-type="float" office:value="2.71" calcext:value-type="float">
            <text:p>2,71</text:p>
          </table:table-cell>
          <table:table-cell office:value-type="float" office:value="2.65" calcext:value-type="float">
            <text:p>2,65</text:p>
          </table:table-cell>
          <table:table-cell office:value-type="float" office:value="228277" calcext:value-type="float">
            <text:p>22827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6" calcext:value-type="float">
            <text:p>20170316</text:p>
          </table:table-cell>
          <table:table-cell office:value-type="float" office:value="2.705" calcext:value-type="float">
            <text:p>2,705</text:p>
          </table:table-cell>
          <table:table-cell office:value-type="float" office:value="2.86" calcext:value-type="float">
            <text:p>2,86</text:p>
          </table:table-cell>
          <table:table-cell office:value-type="float" office:value="2.87" calcext:value-type="float">
            <text:p>2,87</text:p>
          </table:table-cell>
          <table:table-cell office:value-type="float" office:value="2.685" calcext:value-type="float">
            <text:p>2,685</text:p>
          </table:table-cell>
          <table:table-cell office:value-type="float" office:value="1474621" calcext:value-type="float">
            <text:p>14746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17" calcext:value-type="float">
            <text:p>20170317</text:p>
          </table:table-cell>
          <table:table-cell office:value-type="float" office:value="2.87" calcext:value-type="float">
            <text:p>2,87</text:p>
          </table:table-cell>
          <table:table-cell office:value-type="float" office:value="2.97" calcext:value-type="float">
            <text:p>2,97</text:p>
          </table:table-cell>
          <table:table-cell office:value-type="float" office:value="2.995" calcext:value-type="float">
            <text:p>2,995</text:p>
          </table:table-cell>
          <table:table-cell office:value-type="float" office:value="2.86" calcext:value-type="float">
            <text:p>2,86</text:p>
          </table:table-cell>
          <table:table-cell office:value-type="float" office:value="2131819" calcext:value-type="float">
            <text:p>213181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0" calcext:value-type="float">
            <text:p>20170320</text:p>
          </table:table-cell>
          <table:table-cell office:value-type="float" office:value="3" calcext:value-type="float">
            <text:p>3</text:p>
          </table:table-cell>
          <table:table-cell office:value-type="float" office:value="3.115" calcext:value-type="float">
            <text:p>3,115</text:p>
          </table:table-cell>
          <table:table-cell office:value-type="float" office:value="3.13" calcext:value-type="float">
            <text:p>3,13</text:p>
          </table:table-cell>
          <table:table-cell office:value-type="float" office:value="2.985" calcext:value-type="float">
            <text:p>2,985</text:p>
          </table:table-cell>
          <table:table-cell office:value-type="float" office:value="1839368" calcext:value-type="float">
            <text:p>18393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1" calcext:value-type="float">
            <text:p>20170321</text:p>
          </table:table-cell>
          <table:table-cell office:value-type="float" office:value="3.12" calcext:value-type="float">
            <text:p>3,12</text:p>
          </table:table-cell>
          <table:table-cell office:value-type="float" office:value="3.03" calcext:value-type="float">
            <text:p>3,03</text:p>
          </table:table-cell>
          <table:table-cell office:value-type="float" office:value="3.13" calcext:value-type="float">
            <text:p>3,13</text:p>
          </table:table-cell>
          <table:table-cell office:value-type="float" office:value="3.01" calcext:value-type="float">
            <text:p>3,01</text:p>
          </table:table-cell>
          <table:table-cell office:value-type="float" office:value="1686958" calcext:value-type="float">
            <text:p>16869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2" calcext:value-type="float">
            <text:p>20170322</text:p>
          </table:table-cell>
          <table:table-cell office:value-type="float" office:value="2.98" calcext:value-type="float">
            <text:p>2,98</text:p>
          </table:table-cell>
          <table:table-cell office:value-type="float" office:value="2.99" calcext:value-type="float">
            <text:p>2,99</text:p>
          </table:table-cell>
          <table:table-cell office:value-type="float" office:value="3.05" calcext:value-type="float">
            <text:p>3,05</text:p>
          </table:table-cell>
          <table:table-cell office:value-type="float" office:value="2.945" calcext:value-type="float">
            <text:p>2,945</text:p>
          </table:table-cell>
          <table:table-cell office:value-type="float" office:value="1051203" calcext:value-type="float">
            <text:p>105120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3" calcext:value-type="float">
            <text:p>20170323</text:p>
          </table:table-cell>
          <table:table-cell office:value-type="float" office:value="2.975" calcext:value-type="float">
            <text:p>2,975</text:p>
          </table:table-cell>
          <table:table-cell office:value-type="float" office:value="2.91" calcext:value-type="float">
            <text:p>2,91</text:p>
          </table:table-cell>
          <table:table-cell office:value-type="float" office:value="2.995" calcext:value-type="float">
            <text:p>2,995</text:p>
          </table:table-cell>
          <table:table-cell office:value-type="float" office:value="2.91" calcext:value-type="float">
            <text:p>2,91</text:p>
          </table:table-cell>
          <table:table-cell office:value-type="float" office:value="1254132" calcext:value-type="float">
            <text:p>12541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4" calcext:value-type="float">
            <text:p>20170324</text:p>
          </table:table-cell>
          <table:table-cell office:value-type="float" office:value="2.905" calcext:value-type="float">
            <text:p>2,905</text:p>
          </table:table-cell>
          <table:table-cell office:value-type="float" office:value="2.96" calcext:value-type="float">
            <text:p>2,96</text:p>
          </table:table-cell>
          <table:table-cell office:value-type="float" office:value="2.975" calcext:value-type="float">
            <text:p>2,975</text:p>
          </table:table-cell>
          <table:table-cell office:value-type="float" office:value="2.885" calcext:value-type="float">
            <text:p>2,885</text:p>
          </table:table-cell>
          <table:table-cell office:value-type="float" office:value="682503" calcext:value-type="float">
            <text:p>68250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7" calcext:value-type="float">
            <text:p>20170327</text:p>
          </table:table-cell>
          <table:table-cell office:value-type="float" office:value="2.99" calcext:value-type="float">
            <text:p>2,99</text:p>
          </table:table-cell>
          <table:table-cell office:value-type="float" office:value="3.03" calcext:value-type="float">
            <text:p>3,03</text:p>
          </table:table-cell>
          <table:table-cell office:value-type="float" office:value="3.06" calcext:value-type="float">
            <text:p>3,06</text:p>
          </table:table-cell>
          <table:table-cell office:value-type="float" office:value="2.97" calcext:value-type="float">
            <text:p>2,97</text:p>
          </table:table-cell>
          <table:table-cell office:value-type="float" office:value="1128479" calcext:value-type="float">
            <text:p>11284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8" calcext:value-type="float">
            <text:p>20170328</text:p>
          </table:table-cell>
          <table:table-cell office:value-type="float" office:value="3.03" calcext:value-type="float">
            <text:p>3,03</text:p>
          </table:table-cell>
          <table:table-cell office:value-type="float" office:value="2.98" calcext:value-type="float">
            <text:p>2,98</text:p>
          </table:table-cell>
          <table:table-cell office:value-type="float" office:value="3.07" calcext:value-type="float">
            <text:p>3,07</text:p>
          </table:table-cell>
          <table:table-cell office:value-type="float" office:value="2.97" calcext:value-type="float">
            <text:p>2,97</text:p>
          </table:table-cell>
          <table:table-cell office:value-type="float" office:value="1047167" calcext:value-type="float">
            <text:p>10471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29" calcext:value-type="float">
            <text:p>20170329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,975</text:p>
          </table:table-cell>
          <table:table-cell office:value-type="float" office:value="3.015" calcext:value-type="float">
            <text:p>3,015</text:p>
          </table:table-cell>
          <table:table-cell office:value-type="float" office:value="2.935" calcext:value-type="float">
            <text:p>2,935</text:p>
          </table:table-cell>
          <table:table-cell office:value-type="float" office:value="499277" calcext:value-type="float">
            <text:p>49927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30" calcext:value-type="float">
            <text:p>20170330</text:p>
          </table:table-cell>
          <table:table-cell office:value-type="float" office:value="2.98" calcext:value-type="float">
            <text:p>2,98</text:p>
          </table:table-cell>
          <table:table-cell office:value-type="float" office:value="3" calcext:value-type="float">
            <text:p>3</text:p>
          </table:table-cell>
          <table:table-cell office:value-type="float" office:value="3.005" calcext:value-type="float">
            <text:p>3,005</text:p>
          </table:table-cell>
          <table:table-cell office:value-type="float" office:value="2.955" calcext:value-type="float">
            <text:p>2,955</text:p>
          </table:table-cell>
          <table:table-cell office:value-type="float" office:value="363547" calcext:value-type="float">
            <text:p>3635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331" calcext:value-type="float">
            <text:p>20170331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,98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,93</text:p>
          </table:table-cell>
          <table:table-cell office:value-type="float" office:value="699531" calcext:value-type="float">
            <text:p>6995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03" calcext:value-type="float">
            <text:p>20170403</text:p>
          </table:table-cell>
          <table:table-cell office:value-type="float" office:value="2.99" calcext:value-type="float">
            <text:p>2,99</text:p>
          </table:table-cell>
          <table:table-cell office:value-type="float" office:value="2.955" calcext:value-type="float">
            <text:p>2,955</text:p>
          </table:table-cell>
          <table:table-cell office:value-type="float" office:value="3" calcext:value-type="float">
            <text:p>3</text:p>
          </table:table-cell>
          <table:table-cell office:value-type="float" office:value="2.935" calcext:value-type="float">
            <text:p>2,935</text:p>
          </table:table-cell>
          <table:table-cell office:value-type="float" office:value="392345" calcext:value-type="float">
            <text:p>39234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04" calcext:value-type="float">
            <text:p>20170404</text:p>
          </table:table-cell>
          <table:table-cell office:value-type="float" office:value="2.945" calcext:value-type="float">
            <text:p>2,945</text:p>
          </table:table-cell>
          <table:table-cell office:value-type="float" office:value="2.875" calcext:value-type="float">
            <text:p>2,875</text:p>
          </table:table-cell>
          <table:table-cell office:value-type="float" office:value="2.945" calcext:value-type="float">
            <text:p>2,945</text:p>
          </table:table-cell>
          <table:table-cell office:value-type="float" office:value="2.845" calcext:value-type="float">
            <text:p>2,845</text:p>
          </table:table-cell>
          <table:table-cell office:value-type="float" office:value="832671" calcext:value-type="float">
            <text:p>8326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05" calcext:value-type="float">
            <text:p>20170405</text:p>
          </table:table-cell>
          <table:table-cell office:value-type="float" office:value="2.865" calcext:value-type="float">
            <text:p>2,865</text:p>
          </table:table-cell>
          <table:table-cell office:value-type="float" office:value="2.9" calcext:value-type="float">
            <text:p>2,9</text:p>
          </table:table-cell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  <table:table-cell office:value-type="float" office:value="372757" calcext:value-type="float">
            <text:p>3727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06" calcext:value-type="float">
            <text:p>20170406</text:p>
          </table:table-cell>
          <table:table-cell office:value-type="float" office:value="2.86" calcext:value-type="float">
            <text:p>2,86</text:p>
          </table:table-cell>
          <table:table-cell office:value-type="float" office:value="2.89" calcext:value-type="float">
            <text:p>2,89</text:p>
          </table:table-cell>
          <table:table-cell office:value-type="float" office:value="2.91" calcext:value-type="float">
            <text:p>2,91</text:p>
          </table:table-cell>
          <table:table-cell office:value-type="float" office:value="2.82" calcext:value-type="float">
            <text:p>2,82</text:p>
          </table:table-cell>
          <table:table-cell office:value-type="float" office:value="387310" calcext:value-type="float">
            <text:p>3873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07" calcext:value-type="float">
            <text:p>20170407</text:p>
          </table:table-cell>
          <table:table-cell office:value-type="float" office:value="2.915" calcext:value-type="float">
            <text:p>2,915</text:p>
          </table:table-cell>
          <table:table-cell office:value-type="float" office:value="2.91" calcext:value-type="float">
            <text:p>2,91</text:p>
          </table:table-cell>
          <table:table-cell office:value-type="float" office:value="2.92" calcext:value-type="float">
            <text:p>2,92</text:p>
          </table:table-cell>
          <table:table-cell office:value-type="float" office:value="2.82" calcext:value-type="float">
            <text:p>2,82</text:p>
          </table:table-cell>
          <table:table-cell office:value-type="float" office:value="577582" calcext:value-type="float">
            <text:p>5775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0" calcext:value-type="float">
            <text:p>20170410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float" office:value="3.12" calcext:value-type="float">
            <text:p>3,12</text:p>
          </table:table-cell>
          <table:table-cell office:value-type="float" office:value="2.96" calcext:value-type="float">
            <text:p>2,96</text:p>
          </table:table-cell>
          <table:table-cell office:value-type="float" office:value="1889143" calcext:value-type="float">
            <text:p>188914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1" calcext:value-type="float">
            <text:p>20170411</text:p>
          </table:table-cell>
          <table:table-cell office:value-type="float" office:value="3.135" calcext:value-type="float">
            <text:p>3,135</text:p>
          </table:table-cell>
          <table:table-cell office:value-type="float" office:value="3.33" calcext:value-type="float">
            <text:p>3,33</text:p>
          </table:table-cell>
          <table:table-cell office:value-type="float" office:value="3.4" calcext:value-type="float">
            <text:p>3,4</text:p>
          </table:table-cell>
          <table:table-cell office:value-type="float" office:value="3.075" calcext:value-type="float">
            <text:p>3,075</text:p>
          </table:table-cell>
          <table:table-cell office:value-type="float" office:value="3737680" calcext:value-type="float">
            <text:p>373768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2" calcext:value-type="float">
            <text:p>20170412</text:p>
          </table:table-cell>
          <table:table-cell office:value-type="float" office:value="3.35" calcext:value-type="float">
            <text:p>3,35</text:p>
          </table:table-cell>
          <table:table-cell office:value-type="float" office:value="3.25" calcext:value-type="float">
            <text:p>3,25</text:p>
          </table:table-cell>
          <table:table-cell office:value-type="float" office:value="3.43" calcext:value-type="float">
            <text:p>3,43</text:p>
          </table:table-cell>
          <table:table-cell office:value-type="float" office:value="3.23" calcext:value-type="float">
            <text:p>3,23</text:p>
          </table:table-cell>
          <table:table-cell office:value-type="float" office:value="2606169" calcext:value-type="float">
            <text:p>26061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3" calcext:value-type="float">
            <text:p>20170413</text:p>
          </table:table-cell>
          <table:table-cell office:value-type="float" office:value="3.21" calcext:value-type="float">
            <text:p>3,21</text:p>
          </table:table-cell>
          <table:table-cell table:number-columns-repeated="2" office:value-type="float" office:value="3.375" calcext:value-type="float">
            <text:p>3,375</text:p>
          </table:table-cell>
          <table:table-cell office:value-type="float" office:value="3.21" calcext:value-type="float">
            <text:p>3,21</text:p>
          </table:table-cell>
          <table:table-cell office:value-type="float" office:value="1030287" calcext:value-type="float">
            <text:p>10302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8" calcext:value-type="float">
            <text:p>20170418</text:p>
          </table:table-cell>
          <table:table-cell office:value-type="float" office:value="3.43" calcext:value-type="float">
            <text:p>3,43</text:p>
          </table:table-cell>
          <table:table-cell office:value-type="float" office:value="3.3" calcext:value-type="float">
            <text:p>3,3</text:p>
          </table:table-cell>
          <table:table-cell office:value-type="float" office:value="3.43" calcext:value-type="float">
            <text:p>3,43</text:p>
          </table:table-cell>
          <table:table-cell office:value-type="float" office:value="3.3" calcext:value-type="float">
            <text:p>3,3</text:p>
          </table:table-cell>
          <table:table-cell office:value-type="float" office:value="1241666" calcext:value-type="float">
            <text:p>124166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19" calcext:value-type="float">
            <text:p>20170419</text:p>
          </table:table-cell>
          <table:table-cell office:value-type="float" office:value="3.28" calcext:value-type="float">
            <text:p>3,28</text:p>
          </table:table-cell>
          <table:table-cell office:value-type="float" office:value="3.34" calcext:value-type="float">
            <text:p>3,34</text:p>
          </table:table-cell>
          <table:table-cell office:value-type="float" office:value="3.365" calcext:value-type="float">
            <text:p>3,365</text:p>
          </table:table-cell>
          <table:table-cell office:value-type="float" office:value="3.25" calcext:value-type="float">
            <text:p>3,25</text:p>
          </table:table-cell>
          <table:table-cell office:value-type="float" office:value="661674" calcext:value-type="float">
            <text:p>6616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0" calcext:value-type="float">
            <text:p>20170420</text:p>
          </table:table-cell>
          <table:table-cell office:value-type="float" office:value="3.355" calcext:value-type="float">
            <text:p>3,355</text:p>
          </table:table-cell>
          <table:table-cell office:value-type="float" office:value="3.32" calcext:value-type="float">
            <text:p>3,32</text:p>
          </table:table-cell>
          <table:table-cell office:value-type="float" office:value="3.38" calcext:value-type="float">
            <text:p>3,38</text:p>
          </table:table-cell>
          <table:table-cell office:value-type="float" office:value="3.32" calcext:value-type="float">
            <text:p>3,32</text:p>
          </table:table-cell>
          <table:table-cell office:value-type="float" office:value="529787" calcext:value-type="float">
            <text:p>5297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1" calcext:value-type="float">
            <text:p>20170421</text:p>
          </table:table-cell>
          <table:table-cell office:value-type="float" office:value="3.32" calcext:value-type="float">
            <text:p>3,32</text:p>
          </table:table-cell>
          <table:table-cell office:value-type="float" office:value="3.27" calcext:value-type="float">
            <text:p>3,27</text:p>
          </table:table-cell>
          <table:table-cell office:value-type="float" office:value="3.38" calcext:value-type="float">
            <text:p>3,38</text:p>
          </table:table-cell>
          <table:table-cell office:value-type="float" office:value="3.26" calcext:value-type="float">
            <text:p>3,26</text:p>
          </table:table-cell>
          <table:table-cell office:value-type="float" office:value="613837" calcext:value-type="float">
            <text:p>6138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4" calcext:value-type="float">
            <text:p>20170424</text:p>
          </table:table-cell>
          <table:table-cell office:value-type="float" office:value="3.365" calcext:value-type="float">
            <text:p>3,365</text:p>
          </table:table-cell>
          <table:table-cell office:value-type="float" office:value="3.35" calcext:value-type="float">
            <text:p>3,35</text:p>
          </table:table-cell>
          <table:table-cell office:value-type="float" office:value="3.375" calcext:value-type="float">
            <text:p>3,375</text:p>
          </table:table-cell>
          <table:table-cell office:value-type="float" office:value="3.315" calcext:value-type="float">
            <text:p>3,315</text:p>
          </table:table-cell>
          <table:table-cell office:value-type="float" office:value="485583" calcext:value-type="float">
            <text:p>4855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5" calcext:value-type="float">
            <text:p>20170425</text:p>
          </table:table-cell>
          <table:table-cell office:value-type="float" office:value="3.35" calcext:value-type="float">
            <text:p>3,35</text:p>
          </table:table-cell>
          <table:table-cell office:value-type="float" office:value="3.48" calcext:value-type="float">
            <text:p>3,48</text:p>
          </table:table-cell>
          <table:table-cell office:value-type="float" office:value="3.535" calcext:value-type="float">
            <text:p>3,535</text:p>
          </table:table-cell>
          <table:table-cell office:value-type="float" office:value="3.35" calcext:value-type="float">
            <text:p>3,35</text:p>
          </table:table-cell>
          <table:table-cell office:value-type="float" office:value="2113167" calcext:value-type="float">
            <text:p>21131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6" calcext:value-type="float">
            <text:p>20170426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55" calcext:value-type="float">
            <text:p>3,55</text:p>
          </table:table-cell>
          <table:table-cell office:value-type="float" office:value="3.475" calcext:value-type="float">
            <text:p>3,475</text:p>
          </table:table-cell>
          <table:table-cell office:value-type="float" office:value="1233773" calcext:value-type="float">
            <text:p>12337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7" calcext:value-type="float">
            <text:p>20170427</text:p>
          </table:table-cell>
          <table:table-cell office:value-type="float" office:value="3.485" calcext:value-type="float">
            <text:p>3,485</text:p>
          </table:table-cell>
          <table:table-cell office:value-type="float" office:value="3.46" calcext:value-type="float">
            <text:p>3,46</text:p>
          </table:table-cell>
          <table:table-cell office:value-type="float" office:value="3.495" calcext:value-type="float">
            <text:p>3,495</text:p>
          </table:table-cell>
          <table:table-cell office:value-type="float" office:value="3.43" calcext:value-type="float">
            <text:p>3,43</text:p>
          </table:table-cell>
          <table:table-cell office:value-type="float" office:value="669855" calcext:value-type="float">
            <text:p>6698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428" calcext:value-type="float">
            <text:p>20170428</text:p>
          </table:table-cell>
          <table:table-cell office:value-type="float" office:value="3.475" calcext:value-type="float">
            <text:p>3,475</text:p>
          </table:table-cell>
          <table:table-cell office:value-type="float" office:value="3.52" calcext:value-type="float">
            <text:p>3,52</text:p>
          </table:table-cell>
          <table:table-cell office:value-type="float" office:value="3.565" calcext:value-type="float">
            <text:p>3,565</text:p>
          </table:table-cell>
          <table:table-cell office:value-type="float" office:value="3.43" calcext:value-type="float">
            <text:p>3,43</text:p>
          </table:table-cell>
          <table:table-cell office:value-type="float" office:value="584843" calcext:value-type="float">
            <text:p>58484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2" calcext:value-type="float">
            <text:p>20170502</text:p>
          </table:table-cell>
          <table:table-cell office:value-type="float" office:value="3.67" calcext:value-type="float">
            <text:p>3,67</text:p>
          </table:table-cell>
          <table:table-cell office:value-type="float" office:value="3.79" calcext:value-type="float">
            <text:p>3,79</text:p>
          </table:table-cell>
          <table:table-cell office:value-type="float" office:value="3.845" calcext:value-type="float">
            <text:p>3,845</text:p>
          </table:table-cell>
          <table:table-cell office:value-type="float" office:value="3.6" calcext:value-type="float">
            <text:p>3,6</text:p>
          </table:table-cell>
          <table:table-cell office:value-type="float" office:value="2813592" calcext:value-type="float">
            <text:p>28135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3" calcext:value-type="float">
            <text:p>20170503</text:p>
          </table:table-cell>
          <table:table-cell office:value-type="float" office:value="3.86" calcext:value-type="float">
            <text:p>3,86</text:p>
          </table:table-cell>
          <table:table-cell office:value-type="float" office:value="3.74" calcext:value-type="float">
            <text:p>3,74</text:p>
          </table:table-cell>
          <table:table-cell office:value-type="float" office:value="3.91" calcext:value-type="float">
            <text:p>3,91</text:p>
          </table:table-cell>
          <table:table-cell office:value-type="float" office:value="3.69" calcext:value-type="float">
            <text:p>3,69</text:p>
          </table:table-cell>
          <table:table-cell office:value-type="float" office:value="2324991" calcext:value-type="float">
            <text:p>23249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4" calcext:value-type="float">
            <text:p>20170504</text:p>
          </table:table-cell>
          <table:table-cell office:value-type="float" office:value="3.815" calcext:value-type="float">
            <text:p>3,815</text:p>
          </table:table-cell>
          <table:table-cell office:value-type="float" office:value="3.87" calcext:value-type="float">
            <text:p>3,87</text:p>
          </table:table-cell>
          <table:table-cell office:value-type="float" office:value="3.94" calcext:value-type="float">
            <text:p>3,94</text:p>
          </table:table-cell>
          <table:table-cell office:value-type="float" office:value="3.75" calcext:value-type="float">
            <text:p>3,75</text:p>
          </table:table-cell>
          <table:table-cell office:value-type="float" office:value="2402124" calcext:value-type="float">
            <text:p>240212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5" calcext:value-type="float">
            <text:p>20170505</text:p>
          </table:table-cell>
          <table:table-cell office:value-type="float" office:value="3.935" calcext:value-type="float">
            <text:p>3,935</text:p>
          </table:table-cell>
          <table:table-cell office:value-type="float" office:value="3.86" calcext:value-type="float">
            <text:p>3,86</text:p>
          </table:table-cell>
          <table:table-cell office:value-type="float" office:value="3.935" calcext:value-type="float">
            <text:p>3,935</text:p>
          </table:table-cell>
          <table:table-cell office:value-type="float" office:value="3.85" calcext:value-type="float">
            <text:p>3,85</text:p>
          </table:table-cell>
          <table:table-cell office:value-type="float" office:value="1391934" calcext:value-type="float">
            <text:p>139193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8" calcext:value-type="float">
            <text:p>20170508</text:p>
          </table:table-cell>
          <table:table-cell office:value-type="float" office:value="3.935" calcext:value-type="float">
            <text:p>3,935</text:p>
          </table:table-cell>
          <table:table-cell office:value-type="float" office:value="3.98" calcext:value-type="float">
            <text:p>3,98</text:p>
          </table:table-cell>
          <table:table-cell office:value-type="float" office:value="3.995" calcext:value-type="float">
            <text:p>3,995</text:p>
          </table:table-cell>
          <table:table-cell office:value-type="float" office:value="3.875" calcext:value-type="float">
            <text:p>3,875</text:p>
          </table:table-cell>
          <table:table-cell office:value-type="float" office:value="1614558" calcext:value-type="float">
            <text:p>16145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09" calcext:value-type="float">
            <text:p>20170509</text:p>
          </table:table-cell>
          <table:table-cell office:value-type="float" office:value="3.99" calcext:value-type="float">
            <text:p>3,99</text:p>
          </table:table-cell>
          <table:table-cell office:value-type="float" office:value="3.96" calcext:value-type="float">
            <text:p>3,96</text:p>
          </table:table-cell>
          <table:table-cell office:value-type="float" office:value="4.06" calcext:value-type="float">
            <text:p>4,06</text:p>
          </table:table-cell>
          <table:table-cell office:value-type="float" office:value="3.94" calcext:value-type="float">
            <text:p>3,94</text:p>
          </table:table-cell>
          <table:table-cell office:value-type="float" office:value="1464492" calcext:value-type="float">
            <text:p>14644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0" calcext:value-type="float">
            <text:p>20170510</text:p>
          </table:table-cell>
          <table:table-cell office:value-type="float" office:value="3.93" calcext:value-type="float">
            <text:p>3,93</text:p>
          </table:table-cell>
          <table:table-cell office:value-type="float" office:value="3.89" calcext:value-type="float">
            <text:p>3,89</text:p>
          </table:table-cell>
          <table:table-cell office:value-type="float" office:value="3.955" calcext:value-type="float">
            <text:p>3,955</text:p>
          </table:table-cell>
          <table:table-cell office:value-type="float" office:value="3.88" calcext:value-type="float">
            <text:p>3,88</text:p>
          </table:table-cell>
          <table:table-cell office:value-type="float" office:value="1096112" calcext:value-type="float">
            <text:p>10961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1" calcext:value-type="float">
            <text:p>20170511</text:p>
          </table:table-cell>
          <table:table-cell office:value-type="float" office:value="3.95" calcext:value-type="float">
            <text:p>3,95</text:p>
          </table:table-cell>
          <table:table-cell office:value-type="float" office:value="3.78" calcext:value-type="float">
            <text:p>3,78</text:p>
          </table:table-cell>
          <table:table-cell office:value-type="float" office:value="3.955" calcext:value-type="float">
            <text:p>3,955</text:p>
          </table:table-cell>
          <table:table-cell office:value-type="float" office:value="3.64" calcext:value-type="float">
            <text:p>3,64</text:p>
          </table:table-cell>
          <table:table-cell office:value-type="float" office:value="1963685" calcext:value-type="float">
            <text:p>196368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5" calcext:value-type="float">
            <text:p>20170515</text:p>
          </table:table-cell>
          <table:table-cell office:value-type="float" office:value="3.805" calcext:value-type="float">
            <text:p>3,805</text:p>
          </table:table-cell>
          <table:table-cell table:number-columns-repeated="2" office:value-type="float" office:value="3.88" calcext:value-type="float">
            <text:p>3,88</text:p>
          </table:table-cell>
          <table:table-cell office:value-type="float" office:value="3.785" calcext:value-type="float">
            <text:p>3,785</text:p>
          </table:table-cell>
          <table:table-cell office:value-type="float" office:value="586984" calcext:value-type="float">
            <text:p>5869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6" calcext:value-type="float">
            <text:p>20170516</text:p>
          </table:table-cell>
          <table:table-cell office:value-type="float" office:value="3.89" calcext:value-type="float">
            <text:p>3,89</text:p>
          </table:table-cell>
          <table:table-cell office:value-type="float" office:value="3.87" calcext:value-type="float">
            <text:p>3,87</text:p>
          </table:table-cell>
          <table:table-cell office:value-type="float" office:value="3.915" calcext:value-type="float">
            <text:p>3,915</text:p>
          </table:table-cell>
          <table:table-cell office:value-type="float" office:value="3.845" calcext:value-type="float">
            <text:p>3,845</text:p>
          </table:table-cell>
          <table:table-cell office:value-type="float" office:value="479096" calcext:value-type="float">
            <text:p>47909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7" calcext:value-type="float">
            <text:p>20170517</text:p>
          </table:table-cell>
          <table:table-cell office:value-type="float" office:value="3.805" calcext:value-type="float">
            <text:p>3,805</text:p>
          </table:table-cell>
          <table:table-cell office:value-type="float" office:value="3.74" calcext:value-type="float">
            <text:p>3,74</text:p>
          </table:table-cell>
          <table:table-cell office:value-type="float" office:value="3.885" calcext:value-type="float">
            <text:p>3,885</text:p>
          </table:table-cell>
          <table:table-cell office:value-type="float" office:value="3.72" calcext:value-type="float">
            <text:p>3,72</text:p>
          </table:table-cell>
          <table:table-cell office:value-type="float" office:value="722104" calcext:value-type="float">
            <text:p>7221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8" calcext:value-type="float">
            <text:p>20170518</text:p>
          </table:table-cell>
          <table:table-cell office:value-type="float" office:value="3.79" calcext:value-type="float">
            <text:p>3,79</text:p>
          </table:table-cell>
          <table:table-cell office:value-type="float" office:value="3.93" calcext:value-type="float">
            <text:p>3,93</text:p>
          </table:table-cell>
          <table:table-cell office:value-type="float" office:value="3.95" calcext:value-type="float">
            <text:p>3,95</text:p>
          </table:table-cell>
          <table:table-cell office:value-type="float" office:value="3.78" calcext:value-type="float">
            <text:p>3,78</text:p>
          </table:table-cell>
          <table:table-cell office:value-type="float" office:value="2079980" calcext:value-type="float">
            <text:p>207998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19" calcext:value-type="float">
            <text:p>20170519</text:p>
          </table:table-cell>
          <table:table-cell office:value-type="float" office:value="3.97" calcext:value-type="float">
            <text:p>3,97</text:p>
          </table:table-cell>
          <table:table-cell office:value-type="float" office:value="4.03" calcext:value-type="float">
            <text:p>4,03</text:p>
          </table:table-cell>
          <table:table-cell office:value-type="float" office:value="4.035" calcext:value-type="float">
            <text:p>4,035</text:p>
          </table:table-cell>
          <table:table-cell office:value-type="float" office:value="3.95" calcext:value-type="float">
            <text:p>3,95</text:p>
          </table:table-cell>
          <table:table-cell office:value-type="float" office:value="1532033" calcext:value-type="float">
            <text:p>153203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2" calcext:value-type="float">
            <text:p>20170522</text:p>
          </table:table-cell>
          <table:table-cell table:number-columns-repeated="2" office:value-type="float" office:value="4.01" calcext:value-type="float">
            <text:p>4,01</text:p>
          </table:table-cell>
          <table:table-cell office:value-type="float" office:value="4.03" calcext:value-type="float">
            <text:p>4,03</text:p>
          </table:table-cell>
          <table:table-cell office:value-type="float" office:value="3.885" calcext:value-type="float">
            <text:p>3,885</text:p>
          </table:table-cell>
          <table:table-cell office:value-type="float" office:value="925352" calcext:value-type="float">
            <text:p>92535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3" calcext:value-type="float">
            <text:p>20170523</text:p>
          </table:table-cell>
          <table:table-cell office:value-type="float" office:value="3.98" calcext:value-type="float">
            <text:p>3,98</text:p>
          </table:table-cell>
          <table:table-cell office:value-type="float" office:value="4.035" calcext:value-type="float">
            <text:p>4,035</text:p>
          </table:table-cell>
          <table:table-cell office:value-type="float" office:value="4.09" calcext:value-type="float">
            <text:p>4,09</text:p>
          </table:table-cell>
          <table:table-cell office:value-type="float" office:value="3.975" calcext:value-type="float">
            <text:p>3,975</text:p>
          </table:table-cell>
          <table:table-cell office:value-type="float" office:value="998900" calcext:value-type="float">
            <text:p>9989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4" calcext:value-type="float">
            <text:p>20170524</text:p>
          </table:table-cell>
          <table:table-cell office:value-type="float" office:value="4.08" calcext:value-type="float">
            <text:p>4,08</text:p>
          </table:table-cell>
          <table:table-cell office:value-type="float" office:value="4.085" calcext:value-type="float">
            <text:p>4,085</text:p>
          </table:table-cell>
          <table:table-cell office:value-type="float" office:value="4.09" calcext:value-type="float">
            <text:p>4,09</text:p>
          </table:table-cell>
          <table:table-cell office:value-type="float" office:value="4.035" calcext:value-type="float">
            <text:p>4,035</text:p>
          </table:table-cell>
          <table:table-cell office:value-type="float" office:value="813408" calcext:value-type="float">
            <text:p>8134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5" calcext:value-type="float">
            <text:p>20170525</text:p>
          </table:table-cell>
          <table:table-cell office:value-type="float" office:value="4.075" calcext:value-type="float">
            <text:p>4,075</text:p>
          </table:table-cell>
          <table:table-cell office:value-type="float" office:value="4.19" calcext:value-type="float">
            <text:p>4,19</text:p>
          </table:table-cell>
          <table:table-cell office:value-type="float" office:value="4.2" calcext:value-type="float">
            <text:p>4,2</text:p>
          </table:table-cell>
          <table:table-cell office:value-type="float" office:value="4.07" calcext:value-type="float">
            <text:p>4,07</text:p>
          </table:table-cell>
          <table:table-cell office:value-type="float" office:value="1716541" calcext:value-type="float">
            <text:p>17165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6" calcext:value-type="float">
            <text:p>20170526</text:p>
          </table:table-cell>
          <table:table-cell office:value-type="float" office:value="4.2" calcext:value-type="float">
            <text:p>4,2</text:p>
          </table:table-cell>
          <table:table-cell office:value-type="float" office:value="4.16" calcext:value-type="float">
            <text:p>4,16</text:p>
          </table:table-cell>
          <table:table-cell office:value-type="float" office:value="4.255" calcext:value-type="float">
            <text:p>4,255</text:p>
          </table:table-cell>
          <table:table-cell office:value-type="float" office:value="4.12" calcext:value-type="float">
            <text:p>4,12</text:p>
          </table:table-cell>
          <table:table-cell office:value-type="float" office:value="1307474" calcext:value-type="float">
            <text:p>13074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29" calcext:value-type="float">
            <text:p>20170529</text:p>
          </table:table-cell>
          <table:table-cell office:value-type="float" office:value="4.155" calcext:value-type="float">
            <text:p>4,155</text:p>
          </table:table-cell>
          <table:table-cell office:value-type="float" office:value="4.005" calcext:value-type="float">
            <text:p>4,005</text:p>
          </table:table-cell>
          <table:table-cell office:value-type="float" office:value="4.18" calcext:value-type="float">
            <text:p>4,18</text:p>
          </table:table-cell>
          <table:table-cell office:value-type="float" office:value="3.98" calcext:value-type="float">
            <text:p>3,98</text:p>
          </table:table-cell>
          <table:table-cell office:value-type="float" office:value="1277883" calcext:value-type="float">
            <text:p>12778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30" calcext:value-type="float">
            <text:p>20170530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13" calcext:value-type="float">
            <text:p>4,13</text:p>
          </table:table-cell>
          <table:table-cell office:value-type="float" office:value="4" calcext:value-type="float">
            <text:p>4</text:p>
          </table:table-cell>
          <table:table-cell office:value-type="float" office:value="870477" calcext:value-type="float">
            <text:p>87047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531" calcext:value-type="float">
            <text:p>20170531</text:p>
          </table:table-cell>
          <table:table-cell office:value-type="float" office:value="4.115" calcext:value-type="float">
            <text:p>4,115</text:p>
          </table:table-cell>
          <table:table-cell office:value-type="float" office:value="4.09" calcext:value-type="float">
            <text:p>4,09</text:p>
          </table:table-cell>
          <table:table-cell office:value-type="float" office:value="4.135" calcext:value-type="float">
            <text:p>4,135</text:p>
          </table:table-cell>
          <table:table-cell office:value-type="float" office:value="4.06" calcext:value-type="float">
            <text:p>4,06</text:p>
          </table:table-cell>
          <table:table-cell office:value-type="float" office:value="742707" calcext:value-type="float">
            <text:p>7427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1" calcext:value-type="float">
            <text:p>20170601</text:p>
          </table:table-cell>
          <table:table-cell office:value-type="float" office:value="4.09" calcext:value-type="float">
            <text:p>4,09</text:p>
          </table:table-cell>
          <table:table-cell table:number-columns-repeated="2" office:value-type="float" office:value="4.135" calcext:value-type="float">
            <text:p>4,135</text:p>
          </table:table-cell>
          <table:table-cell office:value-type="float" office:value="4.075" calcext:value-type="float">
            <text:p>4,075</text:p>
          </table:table-cell>
          <table:table-cell office:value-type="float" office:value="496500" calcext:value-type="float">
            <text:p>4965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2" calcext:value-type="float">
            <text:p>20170602</text:p>
          </table:table-cell>
          <table:table-cell office:value-type="float" office:value="4.155" calcext:value-type="float">
            <text:p>4,155</text:p>
          </table:table-cell>
          <table:table-cell office:value-type="float" office:value="4.145" calcext:value-type="float">
            <text:p>4,145</text:p>
          </table:table-cell>
          <table:table-cell office:value-type="float" office:value="4.2" calcext:value-type="float">
            <text:p>4,2</text:p>
          </table:table-cell>
          <table:table-cell office:value-type="float" office:value="4.12" calcext:value-type="float">
            <text:p>4,12</text:p>
          </table:table-cell>
          <table:table-cell office:value-type="float" office:value="676967" calcext:value-type="float">
            <text:p>6769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5" calcext:value-type="float">
            <text:p>20170605</text:p>
          </table:table-cell>
          <table:table-cell office:value-type="float" office:value="4.185" calcext:value-type="float">
            <text:p>4,185</text:p>
          </table:table-cell>
          <table:table-cell office:value-type="float" office:value="4.155" calcext:value-type="float">
            <text:p>4,155</text:p>
          </table:table-cell>
          <table:table-cell office:value-type="float" office:value="4.19" calcext:value-type="float">
            <text:p>4,19</text:p>
          </table:table-cell>
          <table:table-cell office:value-type="float" office:value="4.135" calcext:value-type="float">
            <text:p>4,135</text:p>
          </table:table-cell>
          <table:table-cell office:value-type="float" office:value="447155" calcext:value-type="float">
            <text:p>4471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6" calcext:value-type="float">
            <text:p>20170606</text:p>
          </table:table-cell>
          <table:table-cell office:value-type="float" office:value="4.15" calcext:value-type="float">
            <text:p>4,15</text:p>
          </table:table-cell>
          <table:table-cell office:value-type="float" office:value="3.99" calcext:value-type="float">
            <text:p>3,99</text:p>
          </table:table-cell>
          <table:table-cell office:value-type="float" office:value="4.15" calcext:value-type="float">
            <text:p>4,15</text:p>
          </table:table-cell>
          <table:table-cell office:value-type="float" office:value="3.98" calcext:value-type="float">
            <text:p>3,98</text:p>
          </table:table-cell>
          <table:table-cell office:value-type="float" office:value="1219730" calcext:value-type="float">
            <text:p>121973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7" calcext:value-type="float">
            <text:p>20170607</text:p>
          </table:table-cell>
          <table:table-cell office:value-type="float" office:value="3.97" calcext:value-type="float">
            <text:p>3,97</text:p>
          </table:table-cell>
          <table:table-cell office:value-type="float" office:value="3.875" calcext:value-type="float">
            <text:p>3,875</text:p>
          </table:table-cell>
          <table:table-cell office:value-type="float" office:value="4.09" calcext:value-type="float">
            <text:p>4,09</text:p>
          </table:table-cell>
          <table:table-cell office:value-type="float" office:value="3.73" calcext:value-type="float">
            <text:p>3,73</text:p>
          </table:table-cell>
          <table:table-cell office:value-type="float" office:value="1569336" calcext:value-type="float">
            <text:p>15693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8" calcext:value-type="float">
            <text:p>20170608</text:p>
          </table:table-cell>
          <table:table-cell office:value-type="float" office:value="3.83" calcext:value-type="float">
            <text:p>3,83</text:p>
          </table:table-cell>
          <table:table-cell office:value-type="float" office:value="3.905" calcext:value-type="float">
            <text:p>3,905</text:p>
          </table:table-cell>
          <table:table-cell office:value-type="float" office:value="3.91" calcext:value-type="float">
            <text:p>3,91</text:p>
          </table:table-cell>
          <table:table-cell office:value-type="float" office:value="3.73" calcext:value-type="float">
            <text:p>3,73</text:p>
          </table:table-cell>
          <table:table-cell office:value-type="float" office:value="1610372" calcext:value-type="float">
            <text:p>161037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09" calcext:value-type="float">
            <text:p>20170609</text:p>
          </table:table-cell>
          <table:table-cell office:value-type="float" office:value="3.935" calcext:value-type="float">
            <text:p>3,935</text:p>
          </table:table-cell>
          <table:table-cell office:value-type="float" office:value="3.845" calcext:value-type="float">
            <text:p>3,845</text:p>
          </table:table-cell>
          <table:table-cell office:value-type="float" office:value="3.96" calcext:value-type="float">
            <text:p>3,96</text:p>
          </table:table-cell>
          <table:table-cell office:value-type="float" office:value="3.8" calcext:value-type="float">
            <text:p>3,8</text:p>
          </table:table-cell>
          <table:table-cell office:value-type="float" office:value="540857" calcext:value-type="float">
            <text:p>5408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12" calcext:value-type="float">
            <text:p>20170612</text:p>
          </table:table-cell>
          <table:table-cell office:value-type="float" office:value="3.765" calcext:value-type="float">
            <text:p>3,765</text:p>
          </table:table-cell>
          <table:table-cell office:value-type="float" office:value="3.76" calcext:value-type="float">
            <text:p>3,76</text:p>
          </table:table-cell>
          <table:table-cell office:value-type="float" office:value="3.85" calcext:value-type="float">
            <text:p>3,85</text:p>
          </table:table-cell>
          <table:table-cell office:value-type="float" office:value="3.75" calcext:value-type="float">
            <text:p>3,75</text:p>
          </table:table-cell>
          <table:table-cell office:value-type="float" office:value="613555" calcext:value-type="float">
            <text:p>6135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13" calcext:value-type="float">
            <text:p>20170613</text:p>
          </table:table-cell>
          <table:table-cell office:value-type="float" office:value="3.76" calcext:value-type="float">
            <text:p>3,76</text:p>
          </table:table-cell>
          <table:table-cell office:value-type="float" office:value="3.885" calcext:value-type="float">
            <text:p>3,885</text:p>
          </table:table-cell>
          <table:table-cell office:value-type="float" office:value="3.895" calcext:value-type="float">
            <text:p>3,895</text:p>
          </table:table-cell>
          <table:table-cell office:value-type="float" office:value="3.73" calcext:value-type="float">
            <text:p>3,73</text:p>
          </table:table-cell>
          <table:table-cell office:value-type="float" office:value="785355" calcext:value-type="float">
            <text:p>7853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14" calcext:value-type="float">
            <text:p>20170614</text:p>
          </table:table-cell>
          <table:table-cell office:value-type="float" office:value="3.88" calcext:value-type="float">
            <text:p>3,88</text:p>
          </table:table-cell>
          <table:table-cell office:value-type="float" office:value="3.94" calcext:value-type="float">
            <text:p>3,94</text:p>
          </table:table-cell>
          <table:table-cell office:value-type="float" office:value="3.995" calcext:value-type="float">
            <text:p>3,995</text:p>
          </table:table-cell>
          <table:table-cell office:value-type="float" office:value="3.865" calcext:value-type="float">
            <text:p>3,865</text:p>
          </table:table-cell>
          <table:table-cell office:value-type="float" office:value="710388" calcext:value-type="float">
            <text:p>71038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15" calcext:value-type="float">
            <text:p>20170615</text:p>
          </table:table-cell>
          <table:table-cell office:value-type="float" office:value="3.95" calcext:value-type="float">
            <text:p>3,95</text:p>
          </table:table-cell>
          <table:table-cell office:value-type="float" office:value="3.855" calcext:value-type="float">
            <text:p>3,855</text:p>
          </table:table-cell>
          <table:table-cell office:value-type="float" office:value="3.96" calcext:value-type="float">
            <text:p>3,96</text:p>
          </table:table-cell>
          <table:table-cell office:value-type="float" office:value="3.77" calcext:value-type="float">
            <text:p>3,77</text:p>
          </table:table-cell>
          <table:table-cell office:value-type="float" office:value="574355" calcext:value-type="float">
            <text:p>5743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19" calcext:value-type="float">
            <text:p>20170619</text:p>
          </table:table-cell>
          <table:table-cell office:value-type="float" office:value="3.86" calcext:value-type="float">
            <text:p>3,86</text:p>
          </table:table-cell>
          <table:table-cell office:value-type="float" office:value="3.94" calcext:value-type="float">
            <text:p>3,94</text:p>
          </table:table-cell>
          <table:table-cell office:value-type="float" office:value="3.965" calcext:value-type="float">
            <text:p>3,965</text:p>
          </table:table-cell>
          <table:table-cell office:value-type="float" office:value="3.86" calcext:value-type="float">
            <text:p>3,86</text:p>
          </table:table-cell>
          <table:table-cell office:value-type="float" office:value="401436" calcext:value-type="float">
            <text:p>4014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0" calcext:value-type="float">
            <text:p>20170620</text:p>
          </table:table-cell>
          <table:table-cell office:value-type="float" office:value="3.95" calcext:value-type="float">
            <text:p>3,95</text:p>
          </table:table-cell>
          <table:table-cell office:value-type="float" office:value="3.965" calcext:value-type="float">
            <text:p>3,965</text:p>
          </table:table-cell>
          <table:table-cell office:value-type="float" office:value="3.975" calcext:value-type="float">
            <text:p>3,975</text:p>
          </table:table-cell>
          <table:table-cell office:value-type="float" office:value="3.905" calcext:value-type="float">
            <text:p>3,905</text:p>
          </table:table-cell>
          <table:table-cell office:value-type="float" office:value="352973" calcext:value-type="float">
            <text:p>3529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1" calcext:value-type="float">
            <text:p>20170621</text:p>
          </table:table-cell>
          <table:table-cell office:value-type="float" office:value="3.895" calcext:value-type="float">
            <text:p>3,895</text:p>
          </table:table-cell>
          <table:table-cell table:number-columns-repeated="2" office:value-type="float" office:value="3.97" calcext:value-type="float">
            <text:p>3,97</text:p>
          </table:table-cell>
          <table:table-cell office:value-type="float" office:value="3.87" calcext:value-type="float">
            <text:p>3,87</text:p>
          </table:table-cell>
          <table:table-cell office:value-type="float" office:value="571193" calcext:value-type="float">
            <text:p>57119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2" calcext:value-type="float">
            <text:p>20170622</text:p>
          </table:table-cell>
          <table:table-cell office:value-type="float" office:value="3.975" calcext:value-type="float">
            <text:p>3,975</text:p>
          </table:table-cell>
          <table:table-cell office:value-type="float" office:value="4.035" calcext:value-type="float">
            <text:p>4,035</text:p>
          </table:table-cell>
          <table:table-cell office:value-type="float" office:value="4.06" calcext:value-type="float">
            <text:p>4,06</text:p>
          </table:table-cell>
          <table:table-cell office:value-type="float" office:value="3.91" calcext:value-type="float">
            <text:p>3,91</text:p>
          </table:table-cell>
          <table:table-cell office:value-type="float" office:value="737437" calcext:value-type="float">
            <text:p>7374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3" calcext:value-type="float">
            <text:p>20170623</text:p>
          </table:table-cell>
          <table:table-cell office:value-type="float" office:value="4.025" calcext:value-type="float">
            <text:p>4,025</text:p>
          </table:table-cell>
          <table:table-cell office:value-type="float" office:value="3.945" calcext:value-type="float">
            <text:p>3,945</text:p>
          </table:table-cell>
          <table:table-cell office:value-type="float" office:value="4.055" calcext:value-type="float">
            <text:p>4,055</text:p>
          </table:table-cell>
          <table:table-cell office:value-type="float" office:value="3.945" calcext:value-type="float">
            <text:p>3,945</text:p>
          </table:table-cell>
          <table:table-cell office:value-type="float" office:value="375567" calcext:value-type="float">
            <text:p>3755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6" calcext:value-type="float">
            <text:p>20170626</text:p>
          </table:table-cell>
          <table:table-cell office:value-type="float" office:value="3.96" calcext:value-type="float">
            <text:p>3,96</text:p>
          </table:table-cell>
          <table:table-cell office:value-type="float" office:value="4.005" calcext:value-type="float">
            <text:p>4,005</text:p>
          </table:table-cell>
          <table:table-cell office:value-type="float" office:value="4.015" calcext:value-type="float">
            <text:p>4,015</text:p>
          </table:table-cell>
          <table:table-cell office:value-type="float" office:value="3.95" calcext:value-type="float">
            <text:p>3,95</text:p>
          </table:table-cell>
          <table:table-cell office:value-type="float" office:value="449116" calcext:value-type="float">
            <text:p>44911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7" calcext:value-type="float">
            <text:p>20170627</text:p>
          </table:table-cell>
          <table:table-cell office:value-type="float" office:value="3.985" calcext:value-type="float">
            <text:p>3,985</text:p>
          </table:table-cell>
          <table:table-cell office:value-type="float" office:value="4.005" calcext:value-type="float">
            <text:p>4,005</text:p>
          </table:table-cell>
          <table:table-cell office:value-type="float" office:value="4.01" calcext:value-type="float">
            <text:p>4,01</text:p>
          </table:table-cell>
          <table:table-cell office:value-type="float" office:value="3.945" calcext:value-type="float">
            <text:p>3,945</text:p>
          </table:table-cell>
          <table:table-cell office:value-type="float" office:value="433826" calcext:value-type="float">
            <text:p>43382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8" calcext:value-type="float">
            <text:p>20170628</text:p>
          </table:table-cell>
          <table:table-cell office:value-type="float" office:value="3.965" calcext:value-type="float">
            <text:p>3,965</text:p>
          </table:table-cell>
          <table:table-cell office:value-type="float" office:value="3.975" calcext:value-type="float">
            <text:p>3,975</text:p>
          </table:table-cell>
          <table:table-cell office:value-type="float" office:value="3.995" calcext:value-type="float">
            <text:p>3,995</text:p>
          </table:table-cell>
          <table:table-cell office:value-type="float" office:value="3.875" calcext:value-type="float">
            <text:p>3,875</text:p>
          </table:table-cell>
          <table:table-cell office:value-type="float" office:value="437029" calcext:value-type="float">
            <text:p>4370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29" calcext:value-type="float">
            <text:p>20170629</text:p>
          </table:table-cell>
          <table:table-cell office:value-type="float" office:value="4" calcext:value-type="float">
            <text:p>4</text:p>
          </table:table-cell>
          <table:table-cell office:value-type="float" office:value="3.92" calcext:value-type="float">
            <text:p>3,92</text:p>
          </table:table-cell>
          <table:table-cell office:value-type="float" office:value="4.005" calcext:value-type="float">
            <text:p>4,005</text:p>
          </table:table-cell>
          <table:table-cell office:value-type="float" office:value="3.9" calcext:value-type="float">
            <text:p>3,9</text:p>
          </table:table-cell>
          <table:table-cell office:value-type="float" office:value="535529" calcext:value-type="float">
            <text:p>5355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630" calcext:value-type="float">
            <text:p>20170630</text:p>
          </table:table-cell>
          <table:table-cell office:value-type="float" office:value="3.905" calcext:value-type="float">
            <text:p>3,905</text:p>
          </table:table-cell>
          <table:table-cell office:value-type="float" office:value="3.935" calcext:value-type="float">
            <text:p>3,935</text:p>
          </table:table-cell>
          <table:table-cell office:value-type="float" office:value="3.99" calcext:value-type="float">
            <text:p>3,99</text:p>
          </table:table-cell>
          <table:table-cell office:value-type="float" office:value="3.785" calcext:value-type="float">
            <text:p>3,785</text:p>
          </table:table-cell>
          <table:table-cell office:value-type="float" office:value="661746" calcext:value-type="float">
            <text:p>66174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03" calcext:value-type="float">
            <text:p>20170703</text:p>
          </table:table-cell>
          <table:table-cell office:value-type="float" office:value="3.89" calcext:value-type="float">
            <text:p>3,8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7" calcext:value-type="float">
            <text:p>3,97</text:p>
          </table:table-cell>
          <table:table-cell office:value-type="float" office:value="3.885" calcext:value-type="float">
            <text:p>3,885</text:p>
          </table:table-cell>
          <table:table-cell office:value-type="float" office:value="349499" calcext:value-type="float">
            <text:p>3494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04" calcext:value-type="float">
            <text:p>20170704</text:p>
          </table:table-cell>
          <table:table-cell office:value-type="float" office:value="3.89" calcext:value-type="float">
            <text:p>3,89</text:p>
          </table:table-cell>
          <table:table-cell office:value-type="float" office:value="3.86" calcext:value-type="float">
            <text:p>3,86</text:p>
          </table:table-cell>
          <table:table-cell office:value-type="float" office:value="3.93" calcext:value-type="float">
            <text:p>3,93</text:p>
          </table:table-cell>
          <table:table-cell office:value-type="float" office:value="3.855" calcext:value-type="float">
            <text:p>3,855</text:p>
          </table:table-cell>
          <table:table-cell office:value-type="float" office:value="374384" calcext:value-type="float">
            <text:p>3743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05" calcext:value-type="float">
            <text:p>20170705</text:p>
          </table:table-cell>
          <table:table-cell table:number-columns-repeated="2" office:value-type="float" office:value="3.86" calcext:value-type="float">
            <text:p>3,86</text:p>
          </table:table-cell>
          <table:table-cell office:value-type="float" office:value="3.89" calcext:value-type="float">
            <text:p>3,89</text:p>
          </table:table-cell>
          <table:table-cell office:value-type="float" office:value="3.81" calcext:value-type="float">
            <text:p>3,81</text:p>
          </table:table-cell>
          <table:table-cell office:value-type="float" office:value="301075" calcext:value-type="float">
            <text:p>3010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06" calcext:value-type="float">
            <text:p>20170706</text:p>
          </table:table-cell>
          <table:table-cell office:value-type="float" office:value="3.85" calcext:value-type="float">
            <text:p>3,85</text:p>
          </table:table-cell>
          <table:table-cell office:value-type="float" office:value="3.765" calcext:value-type="float">
            <text:p>3,765</text:p>
          </table:table-cell>
          <table:table-cell office:value-type="float" office:value="3.85" calcext:value-type="float">
            <text:p>3,85</text:p>
          </table:table-cell>
          <table:table-cell office:value-type="float" office:value="3.75" calcext:value-type="float">
            <text:p>3,75</text:p>
          </table:table-cell>
          <table:table-cell office:value-type="float" office:value="561653" calcext:value-type="float">
            <text:p>5616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07" calcext:value-type="float">
            <text:p>20170707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3.84" calcext:value-type="float">
            <text:p>3,84</text:p>
          </table:table-cell>
          <table:table-cell office:value-type="float" office:value="3.73" calcext:value-type="float">
            <text:p>3,73</text:p>
          </table:table-cell>
          <table:table-cell office:value-type="float" office:value="1072727" calcext:value-type="float">
            <text:p>10727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0" calcext:value-type="float">
            <text:p>20170710</text:p>
          </table:table-cell>
          <table:table-cell office:value-type="float" office:value="3.99" calcext:value-type="float">
            <text:p>3,99</text:p>
          </table:table-cell>
          <table:table-cell office:value-type="float" office:value="3.995" calcext:value-type="float">
            <text:p>3,995</text:p>
          </table:table-cell>
          <table:table-cell office:value-type="float" office:value="4.03" calcext:value-type="float">
            <text:p>4,03</text:p>
          </table:table-cell>
          <table:table-cell office:value-type="float" office:value="3.915" calcext:value-type="float">
            <text:p>3,915</text:p>
          </table:table-cell>
          <table:table-cell office:value-type="float" office:value="1202291" calcext:value-type="float">
            <text:p>12022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1" calcext:value-type="float">
            <text:p>20170711</text:p>
          </table:table-cell>
          <table:table-cell office:value-type="float" office:value="3.99" calcext:value-type="float">
            <text:p>3,9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9" calcext:value-type="float">
            <text:p>3,99</text:p>
          </table:table-cell>
          <table:table-cell office:value-type="float" office:value="3.9" calcext:value-type="float">
            <text:p>3,9</text:p>
          </table:table-cell>
          <table:table-cell office:value-type="float" office:value="479723" calcext:value-type="float">
            <text:p>47972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2" calcext:value-type="float">
            <text:p>20170712</text:p>
          </table:table-cell>
          <table:table-cell office:value-type="float" office:value="3.875" calcext:value-type="float">
            <text:p>3,875</text:p>
          </table:table-cell>
          <table:table-cell office:value-type="float" office:value="3.95" calcext:value-type="float">
            <text:p>3,95</text:p>
          </table:table-cell>
          <table:table-cell office:value-type="float" office:value="3.99" calcext:value-type="float">
            <text:p>3,99</text:p>
          </table:table-cell>
          <table:table-cell office:value-type="float" office:value="3.875" calcext:value-type="float">
            <text:p>3,875</text:p>
          </table:table-cell>
          <table:table-cell office:value-type="float" office:value="482468" calcext:value-type="float">
            <text:p>4824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3" calcext:value-type="float">
            <text:p>20170713</text:p>
          </table:table-cell>
          <table:table-cell office:value-type="float" office:value="3.95" calcext:value-type="float">
            <text:p>3,95</text:p>
          </table:table-cell>
          <table:table-cell office:value-type="float" office:value="3.94" calcext:value-type="float">
            <text:p>3,94</text:p>
          </table:table-cell>
          <table:table-cell office:value-type="float" office:value="3.985" calcext:value-type="float">
            <text:p>3,985</text:p>
          </table:table-cell>
          <table:table-cell office:value-type="float" office:value="3.93" calcext:value-type="float">
            <text:p>3,93</text:p>
          </table:table-cell>
          <table:table-cell office:value-type="float" office:value="275742" calcext:value-type="float">
            <text:p>27574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4" calcext:value-type="float">
            <text:p>20170714</text:p>
          </table:table-cell>
          <table:table-cell table:number-columns-repeated="2" office:value-type="float" office:value="3.925" calcext:value-type="float">
            <text:p>3,925</text:p>
          </table:table-cell>
          <table:table-cell office:value-type="float" office:value="3.96" calcext:value-type="float">
            <text:p>3,96</text:p>
          </table:table-cell>
          <table:table-cell office:value-type="float" office:value="3.92" calcext:value-type="float">
            <text:p>3,92</text:p>
          </table:table-cell>
          <table:table-cell office:value-type="float" office:value="239636" calcext:value-type="float">
            <text:p>2396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7" calcext:value-type="float">
            <text:p>20170717</text:p>
          </table:table-cell>
          <table:table-cell office:value-type="float" office:value="3.96" calcext:value-type="float">
            <text:p>3,96</text:p>
          </table:table-cell>
          <table:table-cell office:value-type="float" office:value="3.94" calcext:value-type="float">
            <text:p>3,94</text:p>
          </table:table-cell>
          <table:table-cell office:value-type="float" office:value="3.96" calcext:value-type="float">
            <text:p>3,96</text:p>
          </table:table-cell>
          <table:table-cell office:value-type="float" office:value="3.91" calcext:value-type="float">
            <text:p>3,91</text:p>
          </table:table-cell>
          <table:table-cell office:value-type="float" office:value="204825" calcext:value-type="float">
            <text:p>20482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8" calcext:value-type="float">
            <text:p>20170718</text:p>
          </table:table-cell>
          <table:table-cell office:value-type="float" office:value="3.95" calcext:value-type="float">
            <text:p>3,95</text:p>
          </table:table-cell>
          <table:table-cell office:value-type="float" office:value="3.93" calcext:value-type="float">
            <text:p>3,93</text:p>
          </table:table-cell>
          <table:table-cell office:value-type="float" office:value="3.95" calcext:value-type="float">
            <text:p>3,95</text:p>
          </table:table-cell>
          <table:table-cell office:value-type="float" office:value="3.85" calcext:value-type="float">
            <text:p>3,85</text:p>
          </table:table-cell>
          <table:table-cell office:value-type="float" office:value="355309" calcext:value-type="float">
            <text:p>35530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19" calcext:value-type="float">
            <text:p>20170719</text:p>
          </table:table-cell>
          <table:table-cell office:value-type="float" office:value="3.95" calcext:value-type="float">
            <text:p>3,95</text:p>
          </table:table-cell>
          <table:table-cell office:value-type="float" office:value="3.89" calcext:value-type="float">
            <text:p>3,89</text:p>
          </table:table-cell>
          <table:table-cell office:value-type="float" office:value="3.95" calcext:value-type="float">
            <text:p>3,95</text:p>
          </table:table-cell>
          <table:table-cell office:value-type="float" office:value="3.87" calcext:value-type="float">
            <text:p>3,87</text:p>
          </table:table-cell>
          <table:table-cell office:value-type="float" office:value="180160" calcext:value-type="float">
            <text:p>1801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1" calcext:value-type="float">
            <text:p>20170721</text:p>
          </table:table-cell>
          <table:table-cell office:value-type="float" office:value="3.885" calcext:value-type="float">
            <text:p>3,885</text:p>
          </table:table-cell>
          <table:table-cell office:value-type="float" office:value="3.88" calcext:value-type="float">
            <text:p>3,88</text:p>
          </table:table-cell>
          <table:table-cell office:value-type="float" office:value="3.885" calcext:value-type="float">
            <text:p>3,885</text:p>
          </table:table-cell>
          <table:table-cell office:value-type="float" office:value="3.815" calcext:value-type="float">
            <text:p>3,815</text:p>
          </table:table-cell>
          <table:table-cell office:value-type="float" office:value="173771" calcext:value-type="float">
            <text:p>1737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4" calcext:value-type="float">
            <text:p>20170724</text:p>
          </table:table-cell>
          <table:table-cell office:value-type="float" office:value="3.81" calcext:value-type="float">
            <text:p>3,81</text:p>
          </table:table-cell>
          <table:table-cell office:value-type="float" office:value="3.88" calcext:value-type="float">
            <text:p>3,88</text:p>
          </table:table-cell>
          <table:table-cell office:value-type="float" office:value="3.93" calcext:value-type="float">
            <text:p>3,93</text:p>
          </table:table-cell>
          <table:table-cell office:value-type="float" office:value="3.8" calcext:value-type="float">
            <text:p>3,8</text:p>
          </table:table-cell>
          <table:table-cell office:value-type="float" office:value="315162" calcext:value-type="float">
            <text:p>3151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5" calcext:value-type="float">
            <text:p>20170725</text:p>
          </table:table-cell>
          <table:table-cell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985" calcext:value-type="float">
            <text:p>3,985</text:p>
          </table:table-cell>
          <table:table-cell office:value-type="float" office:value="3.9" calcext:value-type="float">
            <text:p>3,9</text:p>
          </table:table-cell>
          <table:table-cell office:value-type="float" office:value="601420" calcext:value-type="float">
            <text:p>6014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6" calcext:value-type="float">
            <text:p>20170726</text:p>
          </table:table-cell>
          <table:table-cell office:value-type="float" office:value="3.98" calcext:value-type="float">
            <text:p>3,98</text:p>
          </table:table-cell>
          <table:table-cell office:value-type="float" office:value="3.92" calcext:value-type="float">
            <text:p>3,92</text:p>
          </table:table-cell>
          <table:table-cell office:value-type="float" office:value="3.98" calcext:value-type="float">
            <text:p>3,98</text:p>
          </table:table-cell>
          <table:table-cell office:value-type="float" office:value="3.91" calcext:value-type="float">
            <text:p>3,91</text:p>
          </table:table-cell>
          <table:table-cell office:value-type="float" office:value="348033" calcext:value-type="float">
            <text:p>34803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7" calcext:value-type="float">
            <text:p>20170727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office:value-type="float" office:value="3.975" calcext:value-type="float">
            <text:p>3,975</text:p>
          </table:table-cell>
          <table:table-cell office:value-type="float" office:value="3.84" calcext:value-type="float">
            <text:p>3,84</text:p>
          </table:table-cell>
          <table:table-cell office:value-type="float" office:value="598114" calcext:value-type="float">
            <text:p>5981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28" calcext:value-type="float">
            <text:p>20170728</text:p>
          </table:table-cell>
          <table:table-cell office:value-type="float" office:value="3.86" calcext:value-type="float">
            <text:p>3,86</text:p>
          </table:table-cell>
          <table:table-cell office:value-type="float" office:value="3.835" calcext:value-type="float">
            <text:p>3,835</text:p>
          </table:table-cell>
          <table:table-cell office:value-type="float" office:value="3.895" calcext:value-type="float">
            <text:p>3,895</text:p>
          </table:table-cell>
          <table:table-cell office:value-type="float" office:value="3.835" calcext:value-type="float">
            <text:p>3,835</text:p>
          </table:table-cell>
          <table:table-cell office:value-type="float" office:value="344667" calcext:value-type="float">
            <text:p>3446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731" calcext:value-type="float">
            <text:p>20170731</text:p>
          </table:table-cell>
          <table:table-cell office:value-type="float" office:value="3.93" calcext:value-type="float">
            <text:p>3,93</text:p>
          </table:table-cell>
          <table:table-cell office:value-type="float" office:value="3.85" calcext:value-type="float">
            <text:p>3,85</text:p>
          </table:table-cell>
          <table:table-cell office:value-type="float" office:value="3.93" calcext:value-type="float">
            <text:p>3,93</text:p>
          </table:table-cell>
          <table:table-cell office:value-type="float" office:value="3.815" calcext:value-type="float">
            <text:p>3,815</text:p>
          </table:table-cell>
          <table:table-cell office:value-type="float" office:value="330538" calcext:value-type="float">
            <text:p>33053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1" calcext:value-type="float">
            <text:p>20170801</text:p>
          </table:table-cell>
          <table:table-cell office:value-type="float" office:value="3.83" calcext:value-type="float">
            <text:p>3,83</text:p>
          </table:table-cell>
          <table:table-cell office:value-type="float" office:value="3.82" calcext:value-type="float">
            <text:p>3,82</text:p>
          </table:table-cell>
          <table:table-cell office:value-type="float" office:value="3.85" calcext:value-type="float">
            <text:p>3,85</text:p>
          </table:table-cell>
          <table:table-cell office:value-type="float" office:value="3.82" calcext:value-type="float">
            <text:p>3,82</text:p>
          </table:table-cell>
          <table:table-cell office:value-type="float" office:value="340136" calcext:value-type="float">
            <text:p>3401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2" calcext:value-type="float">
            <text:p>20170802</text:p>
          </table:table-cell>
          <table:table-cell office:value-type="float" office:value="3.83" calcext:value-type="float">
            <text:p>3,83</text:p>
          </table:table-cell>
          <table:table-cell office:value-type="float" office:value="3.8" calcext:value-type="float">
            <text:p>3,8</text:p>
          </table:table-cell>
          <table:table-cell office:value-type="float" office:value="3.845" calcext:value-type="float">
            <text:p>3,845</text:p>
          </table:table-cell>
          <table:table-cell office:value-type="float" office:value="3.8" calcext:value-type="float">
            <text:p>3,8</text:p>
          </table:table-cell>
          <table:table-cell office:value-type="float" office:value="351355" calcext:value-type="float">
            <text:p>3513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4" calcext:value-type="float">
            <text:p>20170804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3.87" calcext:value-type="float">
            <text:p>3,87</text:p>
          </table:table-cell>
          <table:table-cell office:value-type="float" office:value="3.745" calcext:value-type="float">
            <text:p>3,745</text:p>
          </table:table-cell>
          <table:table-cell office:value-type="float" office:value="395373" calcext:value-type="float">
            <text:p>3953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7" calcext:value-type="float">
            <text:p>20170807</text:p>
          </table:table-cell>
          <table:table-cell office:value-type="float" office:value="3.89" calcext:value-type="float">
            <text:p>3,89</text:p>
          </table:table-cell>
          <table:table-cell office:value-type="float" office:value="3.9" calcext:value-type="float">
            <text:p>3,9</text:p>
          </table:table-cell>
          <table:table-cell office:value-type="float" office:value="3.915" calcext:value-type="float">
            <text:p>3,915</text:p>
          </table:table-cell>
          <table:table-cell office:value-type="float" office:value="3.83" calcext:value-type="float">
            <text:p>3,83</text:p>
          </table:table-cell>
          <table:table-cell office:value-type="float" office:value="437823" calcext:value-type="float">
            <text:p>43782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8" calcext:value-type="float">
            <text:p>20170808</text:p>
          </table:table-cell>
          <table:table-cell office:value-type="float" office:value="3.9" calcext:value-type="float">
            <text:p>3,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25" calcext:value-type="float">
            <text:p>3,925</text:p>
          </table:table-cell>
          <table:table-cell office:value-type="float" office:value="3.895" calcext:value-type="float">
            <text:p>3,895</text:p>
          </table:table-cell>
          <table:table-cell office:value-type="float" office:value="288479" calcext:value-type="float">
            <text:p>2884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09" calcext:value-type="float">
            <text:p>20170809</text:p>
          </table:table-cell>
          <table:table-cell office:value-type="float" office:value="3.895" calcext:value-type="float">
            <text:p>3,895</text:p>
          </table:table-cell>
          <table:table-cell office:value-type="float" office:value="3.85" calcext:value-type="float">
            <text:p>3,85</text:p>
          </table:table-cell>
          <table:table-cell office:value-type="float" office:value="3.895" calcext:value-type="float">
            <text:p>3,895</text:p>
          </table:table-cell>
          <table:table-cell office:value-type="float" office:value="3.82" calcext:value-type="float">
            <text:p>3,82</text:p>
          </table:table-cell>
          <table:table-cell office:value-type="float" office:value="362696" calcext:value-type="float">
            <text:p>36269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0" calcext:value-type="float">
            <text:p>20170810</text:p>
          </table:table-cell>
          <table:table-cell office:value-type="float" office:value="3.815" calcext:value-type="float">
            <text:p>3,815</text:p>
          </table:table-cell>
          <table:table-cell office:value-type="float" office:value="3.79" calcext:value-type="float">
            <text:p>3,79</text:p>
          </table:table-cell>
          <table:table-cell office:value-type="float" office:value="3.865" calcext:value-type="float">
            <text:p>3,865</text:p>
          </table:table-cell>
          <table:table-cell office:value-type="float" office:value="3.78" calcext:value-type="float">
            <text:p>3,78</text:p>
          </table:table-cell>
          <table:table-cell office:value-type="float" office:value="445202" calcext:value-type="float">
            <text:p>4452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1" calcext:value-type="float">
            <text:p>20170811</text:p>
          </table:table-cell>
          <table:table-cell office:value-type="float" office:value="3.77" calcext:value-type="float">
            <text:p>3,77</text:p>
          </table:table-cell>
          <table:table-cell office:value-type="float" office:value="3.585" calcext:value-type="float">
            <text:p>3,585</text:p>
          </table:table-cell>
          <table:table-cell office:value-type="float" office:value="3.78" calcext:value-type="float">
            <text:p>3,78</text:p>
          </table:table-cell>
          <table:table-cell office:value-type="float" office:value="3.575" calcext:value-type="float">
            <text:p>3,575</text:p>
          </table:table-cell>
          <table:table-cell office:value-type="float" office:value="1129572" calcext:value-type="float">
            <text:p>112957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4" calcext:value-type="float">
            <text:p>20170814</text:p>
          </table:table-cell>
          <table:table-cell office:value-type="float" office:value="3.62" calcext:value-type="float">
            <text:p>3,62</text:p>
          </table:table-cell>
          <table:table-cell office:value-type="float" office:value="3.72" calcext:value-type="float">
            <text:p>3,72</text:p>
          </table:table-cell>
          <table:table-cell office:value-type="float" office:value="3.73" calcext:value-type="float">
            <text:p>3,73</text:p>
          </table:table-cell>
          <table:table-cell office:value-type="float" office:value="3.62" calcext:value-type="float">
            <text:p>3,62</text:p>
          </table:table-cell>
          <table:table-cell office:value-type="float" office:value="614497" calcext:value-type="float">
            <text:p>61449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5" calcext:value-type="float">
            <text:p>20170815</text:p>
          </table:table-cell>
          <table:table-cell office:value-type="float" office:value="3.75" calcext:value-type="float">
            <text:p>3,75</text:p>
          </table:table-cell>
          <table:table-cell office:value-type="float" office:value="3.695" calcext:value-type="float">
            <text:p>3,695</text:p>
          </table:table-cell>
          <table:table-cell office:value-type="float" office:value="3.77" calcext:value-type="float">
            <text:p>3,77</text:p>
          </table:table-cell>
          <table:table-cell office:value-type="float" office:value="3.69" calcext:value-type="float">
            <text:p>3,69</text:p>
          </table:table-cell>
          <table:table-cell office:value-type="float" office:value="221379" calcext:value-type="float">
            <text:p>2213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6" calcext:value-type="float">
            <text:p>20170816</text:p>
          </table:table-cell>
          <table:table-cell office:value-type="float" office:value="3.74" calcext:value-type="float">
            <text:p>3,74</text:p>
          </table:table-cell>
          <table:table-cell office:value-type="float" office:value="3.85" calcext:value-type="float">
            <text:p>3,85</text:p>
          </table:table-cell>
          <table:table-cell office:value-type="float" office:value="3.855" calcext:value-type="float">
            <text:p>3,855</text:p>
          </table:table-cell>
          <table:table-cell office:value-type="float" office:value="3.73" calcext:value-type="float">
            <text:p>3,73</text:p>
          </table:table-cell>
          <table:table-cell office:value-type="float" office:value="363629" calcext:value-type="float">
            <text:p>3636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7" calcext:value-type="float">
            <text:p>20170817</text:p>
          </table:table-cell>
          <table:table-cell office:value-type="float" office:value="3.86" calcext:value-type="float">
            <text:p>3,86</text:p>
          </table:table-cell>
          <table:table-cell office:value-type="float" office:value="3.78" calcext:value-type="float">
            <text:p>3,78</text:p>
          </table:table-cell>
          <table:table-cell office:value-type="float" office:value="3.865" calcext:value-type="float">
            <text:p>3,865</text:p>
          </table:table-cell>
          <table:table-cell office:value-type="float" office:value="3.755" calcext:value-type="float">
            <text:p>3,755</text:p>
          </table:table-cell>
          <table:table-cell office:value-type="float" office:value="252096" calcext:value-type="float">
            <text:p>25209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18" calcext:value-type="float">
            <text:p>20170818</text:p>
          </table:table-cell>
          <table:table-cell office:value-type="float" office:value="3.75" calcext:value-type="float">
            <text:p>3,75</text:p>
          </table:table-cell>
          <table:table-cell office:value-type="float" office:value="3.74" calcext:value-type="float">
            <text:p>3,74</text:p>
          </table:table-cell>
          <table:table-cell office:value-type="float" office:value="3.775" calcext:value-type="float">
            <text:p>3,775</text:p>
          </table:table-cell>
          <table:table-cell office:value-type="float" office:value="3.69" calcext:value-type="float">
            <text:p>3,69</text:p>
          </table:table-cell>
          <table:table-cell office:value-type="float" office:value="438815" calcext:value-type="float">
            <text:p>4388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1" calcext:value-type="float">
            <text:p>20170821</text:p>
          </table:table-cell>
          <table:table-cell office:value-type="float" office:value="3.74" calcext:value-type="float">
            <text:p>3,74</text:p>
          </table:table-cell>
          <table:table-cell office:value-type="float" office:value="3.72" calcext:value-type="float">
            <text:p>3,72</text:p>
          </table:table-cell>
          <table:table-cell office:value-type="float" office:value="3.79" calcext:value-type="float">
            <text:p>3,79</text:p>
          </table:table-cell>
          <table:table-cell office:value-type="float" office:value="3.65" calcext:value-type="float">
            <text:p>3,65</text:p>
          </table:table-cell>
          <table:table-cell office:value-type="float" office:value="292677" calcext:value-type="float">
            <text:p>29267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2" calcext:value-type="float">
            <text:p>20170822</text:p>
          </table:table-cell>
          <table:table-cell office:value-type="float" office:value="3.705" calcext:value-type="float">
            <text:p>3,705</text:p>
          </table:table-cell>
          <table:table-cell office:value-type="float" office:value="3.71" calcext:value-type="float">
            <text:p>3,71</text:p>
          </table:table-cell>
          <table:table-cell office:value-type="float" office:value="3.76" calcext:value-type="float">
            <text:p>3,76</text:p>
          </table:table-cell>
          <table:table-cell office:value-type="float" office:value="3.7" calcext:value-type="float">
            <text:p>3,7</text:p>
          </table:table-cell>
          <table:table-cell office:value-type="float" office:value="177416" calcext:value-type="float">
            <text:p>17741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4" calcext:value-type="float">
            <text:p>20170824</text:p>
          </table:table-cell>
          <table:table-cell table:number-columns-repeated="2" office:value-type="float" office:value="3.68" calcext:value-type="float">
            <text:p>3,68</text:p>
          </table:table-cell>
          <table:table-cell office:value-type="float" office:value="3.73" calcext:value-type="float">
            <text:p>3,73</text:p>
          </table:table-cell>
          <table:table-cell office:value-type="float" office:value="3.68" calcext:value-type="float">
            <text:p>3,68</text:p>
          </table:table-cell>
          <table:table-cell office:value-type="float" office:value="242174" calcext:value-type="float">
            <text:p>2421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5" calcext:value-type="float">
            <text:p>20170825</text:p>
          </table:table-cell>
          <table:table-cell office:value-type="float" office:value="3.685" calcext:value-type="float">
            <text:p>3,685</text:p>
          </table:table-cell>
          <table:table-cell office:value-type="float" office:value="3.7" calcext:value-type="float">
            <text:p>3,7</text:p>
          </table:table-cell>
          <table:table-cell office:value-type="float" office:value="3.725" calcext:value-type="float">
            <text:p>3,725</text:p>
          </table:table-cell>
          <table:table-cell office:value-type="float" office:value="3.685" calcext:value-type="float">
            <text:p>3,685</text:p>
          </table:table-cell>
          <table:table-cell office:value-type="float" office:value="88859" calcext:value-type="float">
            <text:p>888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8" calcext:value-type="float">
            <text:p>20170828</text:p>
          </table:table-cell>
          <table:table-cell office:value-type="float" office:value="3.71" calcext:value-type="float">
            <text:p>3,71</text:p>
          </table:table-cell>
          <table:table-cell office:value-type="float" office:value="3.75" calcext:value-type="float">
            <text:p>3,75</text:p>
          </table:table-cell>
          <table:table-cell office:value-type="float" office:value="3.765" calcext:value-type="float">
            <text:p>3,765</text:p>
          </table:table-cell>
          <table:table-cell office:value-type="float" office:value="3.64" calcext:value-type="float">
            <text:p>3,64</text:p>
          </table:table-cell>
          <table:table-cell office:value-type="float" office:value="231791" calcext:value-type="float">
            <text:p>2317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29" calcext:value-type="float">
            <text:p>20170829</text:p>
          </table:table-cell>
          <table:table-cell office:value-type="float" office:value="3.67" calcext:value-type="float">
            <text:p>3,67</text:p>
          </table:table-cell>
          <table:table-cell office:value-type="float" office:value="3.73" calcext:value-type="float">
            <text:p>3,73</text:p>
          </table:table-cell>
          <table:table-cell office:value-type="float" office:value="3.76" calcext:value-type="float">
            <text:p>3,76</text:p>
          </table:table-cell>
          <table:table-cell office:value-type="float" office:value="3.64" calcext:value-type="float">
            <text:p>3,64</text:p>
          </table:table-cell>
          <table:table-cell office:value-type="float" office:value="349198" calcext:value-type="float">
            <text:p>34919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30" calcext:value-type="float">
            <text:p>20170830</text:p>
          </table:table-cell>
          <table:table-cell office:value-type="float" office:value="3.74" calcext:value-type="float">
            <text:p>3,74</text:p>
          </table:table-cell>
          <table:table-cell office:value-type="float" office:value="3.745" calcext:value-type="float">
            <text:p>3,745</text:p>
          </table:table-cell>
          <table:table-cell office:value-type="float" office:value="3.77" calcext:value-type="float">
            <text:p>3,77</text:p>
          </table:table-cell>
          <table:table-cell office:value-type="float" office:value="3.67" calcext:value-type="float">
            <text:p>3,67</text:p>
          </table:table-cell>
          <table:table-cell office:value-type="float" office:value="317335" calcext:value-type="float">
            <text:p>3173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831" calcext:value-type="float">
            <text:p>20170831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</text:p>
          </table:table-cell>
          <table:table-cell office:value-type="float" office:value="3.93" calcext:value-type="float">
            <text:p>3,93</text:p>
          </table:table-cell>
          <table:table-cell office:value-type="float" office:value="3.72" calcext:value-type="float">
            <text:p>3,72</text:p>
          </table:table-cell>
          <table:table-cell office:value-type="float" office:value="719942" calcext:value-type="float">
            <text:p>71994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1" calcext:value-type="float">
            <text:p>20170901</text:p>
          </table:table-cell>
          <table:table-cell office:value-type="float" office:value="3.79" calcext:value-type="float">
            <text:p>3,79</text:p>
          </table:table-cell>
          <table:table-cell office:value-type="float" office:value="3.835" calcext:value-type="float">
            <text:p>3,835</text:p>
          </table:table-cell>
          <table:table-cell office:value-type="float" office:value="3.865" calcext:value-type="float">
            <text:p>3,865</text:p>
          </table:table-cell>
          <table:table-cell office:value-type="float" office:value="3.78" calcext:value-type="float">
            <text:p>3,78</text:p>
          </table:table-cell>
          <table:table-cell office:value-type="float" office:value="432334" calcext:value-type="float">
            <text:p>43233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4" calcext:value-type="float">
            <text:p>20170904</text:p>
          </table:table-cell>
          <table:table-cell office:value-type="float" office:value="3.8" calcext:value-type="float">
            <text:p>3,8</text:p>
          </table:table-cell>
          <table:table-cell office:value-type="float" office:value="3.84" calcext:value-type="float">
            <text:p>3,84</text:p>
          </table:table-cell>
          <table:table-cell office:value-type="float" office:value="3.865" calcext:value-type="float">
            <text:p>3,865</text:p>
          </table:table-cell>
          <table:table-cell office:value-type="float" office:value="3.755" calcext:value-type="float">
            <text:p>3,755</text:p>
          </table:table-cell>
          <table:table-cell office:value-type="float" office:value="392045" calcext:value-type="float">
            <text:p>39204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5" calcext:value-type="float">
            <text:p>20170905</text:p>
          </table:table-cell>
          <table:table-cell office:value-type="float" office:value="3.82" calcext:value-type="float">
            <text:p>3,82</text:p>
          </table:table-cell>
          <table:table-cell office:value-type="float" office:value="3.79" calcext:value-type="float">
            <text:p>3,79</text:p>
          </table:table-cell>
          <table:table-cell office:value-type="float" office:value="3.86" calcext:value-type="float">
            <text:p>3,86</text:p>
          </table:table-cell>
          <table:table-cell office:value-type="float" office:value="3.79" calcext:value-type="float">
            <text:p>3,79</text:p>
          </table:table-cell>
          <table:table-cell office:value-type="float" office:value="193887" calcext:value-type="float">
            <text:p>1938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6" calcext:value-type="float">
            <text:p>20170906</text:p>
          </table:table-cell>
          <table:table-cell office:value-type="float" office:value="3.795" calcext:value-type="float">
            <text:p>3,795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</text:p>
          </table:table-cell>
          <table:table-cell office:value-type="float" office:value="3.74" calcext:value-type="float">
            <text:p>3,74</text:p>
          </table:table-cell>
          <table:table-cell office:value-type="float" office:value="200660" calcext:value-type="float">
            <text:p>2006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7" calcext:value-type="float">
            <text:p>20170907</text:p>
          </table:table-cell>
          <table:table-cell office:value-type="float" office:value="3.755" calcext:value-type="float">
            <text:p>3,755</text:p>
          </table:table-cell>
          <table:table-cell office:value-type="float" office:value="3.73" calcext:value-type="float">
            <text:p>3,73</text:p>
          </table:table-cell>
          <table:table-cell office:value-type="float" office:value="3.775" calcext:value-type="float">
            <text:p>3,775</text:p>
          </table:table-cell>
          <table:table-cell office:value-type="float" office:value="3.7" calcext:value-type="float">
            <text:p>3,7</text:p>
          </table:table-cell>
          <table:table-cell office:value-type="float" office:value="271463" calcext:value-type="float">
            <text:p>27146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08" calcext:value-type="float">
            <text:p>20170908</text:p>
          </table:table-cell>
          <table:table-cell office:value-type="float" office:value="3.7" calcext:value-type="float">
            <text:p>3,7</text:p>
          </table:table-cell>
          <table:table-cell office:value-type="float" office:value="3.71" calcext:value-type="float">
            <text:p>3,71</text:p>
          </table:table-cell>
          <table:table-cell office:value-type="float" office:value="3.76" calcext:value-type="float">
            <text:p>3,76</text:p>
          </table:table-cell>
          <table:table-cell office:value-type="float" office:value="3.685" calcext:value-type="float">
            <text:p>3,685</text:p>
          </table:table-cell>
          <table:table-cell office:value-type="float" office:value="204362" calcext:value-type="float">
            <text:p>2043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1" calcext:value-type="float">
            <text:p>20170911</text:p>
          </table:table-cell>
          <table:table-cell office:value-type="float" office:value="3.715" calcext:value-type="float">
            <text:p>3,715</text:p>
          </table:table-cell>
          <table:table-cell office:value-type="float" office:value="3.705" calcext:value-type="float">
            <text:p>3,705</text:p>
          </table:table-cell>
          <table:table-cell office:value-type="float" office:value="3.83" calcext:value-type="float">
            <text:p>3,83</text:p>
          </table:table-cell>
          <table:table-cell office:value-type="float" office:value="3.705" calcext:value-type="float">
            <text:p>3,705</text:p>
          </table:table-cell>
          <table:table-cell office:value-type="float" office:value="484305" calcext:value-type="float">
            <text:p>4843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2" calcext:value-type="float">
            <text:p>20170912</text:p>
          </table:table-cell>
          <table:table-cell office:value-type="float" office:value="3.705" calcext:value-type="float">
            <text:p>3,705</text:p>
          </table:table-cell>
          <table:table-cell office:value-type="float" office:value="3.66" calcext:value-type="float">
            <text:p>3,66</text:p>
          </table:table-cell>
          <table:table-cell office:value-type="float" office:value="3.75" calcext:value-type="float">
            <text:p>3,75</text:p>
          </table:table-cell>
          <table:table-cell office:value-type="float" office:value="3.66" calcext:value-type="float">
            <text:p>3,66</text:p>
          </table:table-cell>
          <table:table-cell office:value-type="float" office:value="452522" calcext:value-type="float">
            <text:p>45252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3" calcext:value-type="float">
            <text:p>20170913</text:p>
          </table:table-cell>
          <table:table-cell office:value-type="float" office:value="3.65" calcext:value-type="float">
            <text:p>3,65</text:p>
          </table:table-cell>
          <table:table-cell office:value-type="float" office:value="3.7" calcext:value-type="float">
            <text:p>3,7</text:p>
          </table:table-cell>
          <table:table-cell office:value-type="float" office:value="3.745" calcext:value-type="float">
            <text:p>3,745</text:p>
          </table:table-cell>
          <table:table-cell office:value-type="float" office:value="3.64" calcext:value-type="float">
            <text:p>3,64</text:p>
          </table:table-cell>
          <table:table-cell office:value-type="float" office:value="431168" calcext:value-type="float">
            <text:p>4311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4" calcext:value-type="float">
            <text:p>20170914</text:p>
          </table:table-cell>
          <table:table-cell office:value-type="float" office:value="3.7" calcext:value-type="float">
            <text:p>3,7</text:p>
          </table:table-cell>
          <table:table-cell office:value-type="float" office:value="3.625" calcext:value-type="float">
            <text:p>3,625</text:p>
          </table:table-cell>
          <table:table-cell office:value-type="float" office:value="3.72" calcext:value-type="float">
            <text:p>3,72</text:p>
          </table:table-cell>
          <table:table-cell office:value-type="float" office:value="3.61" calcext:value-type="float">
            <text:p>3,61</text:p>
          </table:table-cell>
          <table:table-cell office:value-type="float" office:value="392646" calcext:value-type="float">
            <text:p>39264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8" calcext:value-type="float">
            <text:p>20170918</text:p>
          </table:table-cell>
          <table:table-cell office:value-type="float" office:value="3.595" calcext:value-type="float">
            <text:p>3,595</text:p>
          </table:table-cell>
          <table:table-cell office:value-type="float" office:value="3.58" calcext:value-type="float">
            <text:p>3,58</text:p>
          </table:table-cell>
          <table:table-cell office:value-type="float" office:value="3.62" calcext:value-type="float">
            <text:p>3,62</text:p>
          </table:table-cell>
          <table:table-cell office:value-type="float" office:value="3.565" calcext:value-type="float">
            <text:p>3,565</text:p>
          </table:table-cell>
          <table:table-cell office:value-type="float" office:value="280881" calcext:value-type="float">
            <text:p>28088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19" calcext:value-type="float">
            <text:p>20170919</text:p>
          </table:table-cell>
          <table:table-cell office:value-type="float" office:value="3.59" calcext:value-type="float">
            <text:p>3,59</text:p>
          </table:table-cell>
          <table:table-cell office:value-type="float" office:value="3.51" calcext:value-type="float">
            <text:p>3,51</text:p>
          </table:table-cell>
          <table:table-cell office:value-type="float" office:value="3.595" calcext:value-type="float">
            <text:p>3,595</text:p>
          </table:table-cell>
          <table:table-cell office:value-type="float" office:value="3.46" calcext:value-type="float">
            <text:p>3,46</text:p>
          </table:table-cell>
          <table:table-cell office:value-type="float" office:value="539204" calcext:value-type="float">
            <text:p>5392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0" calcext:value-type="float">
            <text:p>20170920</text:p>
          </table:table-cell>
          <table:table-cell office:value-type="float" office:value="3.5" calcext:value-type="float">
            <text:p>3,5</text:p>
          </table:table-cell>
          <table:table-cell office:value-type="float" office:value="3.425" calcext:value-type="float">
            <text:p>3,425</text:p>
          </table:table-cell>
          <table:table-cell office:value-type="float" office:value="3.555" calcext:value-type="float">
            <text:p>3,555</text:p>
          </table:table-cell>
          <table:table-cell office:value-type="float" office:value="3.38" calcext:value-type="float">
            <text:p>3,38</text:p>
          </table:table-cell>
          <table:table-cell office:value-type="float" office:value="785867" calcext:value-type="float">
            <text:p>7858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1" calcext:value-type="float">
            <text:p>20170921</text:p>
          </table:table-cell>
          <table:table-cell office:value-type="float" office:value="3.385" calcext:value-type="float">
            <text:p>3,385</text:p>
          </table:table-cell>
          <table:table-cell office:value-type="float" office:value="3.445" calcext:value-type="float">
            <text:p>3,445</text:p>
          </table:table-cell>
          <table:table-cell office:value-type="float" office:value="3.49" calcext:value-type="float">
            <text:p>3,49</text:p>
          </table:table-cell>
          <table:table-cell office:value-type="float" office:value="3.385" calcext:value-type="float">
            <text:p>3,385</text:p>
          </table:table-cell>
          <table:table-cell office:value-type="float" office:value="428955" calcext:value-type="float">
            <text:p>4289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5" calcext:value-type="float">
            <text:p>20170925</text:p>
          </table:table-cell>
          <table:table-cell office:value-type="float" office:value="3.495" calcext:value-type="float">
            <text:p>3,495</text:p>
          </table:table-cell>
          <table:table-cell office:value-type="float" office:value="3.48" calcext:value-type="float">
            <text:p>3,48</text:p>
          </table:table-cell>
          <table:table-cell office:value-type="float" office:value="3.5" calcext:value-type="float">
            <text:p>3,5</text:p>
          </table:table-cell>
          <table:table-cell office:value-type="float" office:value="3.47" calcext:value-type="float">
            <text:p>3,47</text:p>
          </table:table-cell>
          <table:table-cell office:value-type="float" office:value="322410" calcext:value-type="float">
            <text:p>3224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6" calcext:value-type="float">
            <text:p>20170926</text:p>
          </table:table-cell>
          <table:table-cell office:value-type="float" office:value="3.49" calcext:value-type="float">
            <text:p>3,49</text:p>
          </table:table-cell>
          <table:table-cell office:value-type="float" office:value="3.37" calcext:value-type="float">
            <text:p>3,37</text:p>
          </table:table-cell>
          <table:table-cell office:value-type="float" office:value="3.49" calcext:value-type="float">
            <text:p>3,49</text:p>
          </table:table-cell>
          <table:table-cell office:value-type="float" office:value="3.36" calcext:value-type="float">
            <text:p>3,36</text:p>
          </table:table-cell>
          <table:table-cell office:value-type="float" office:value="499861" calcext:value-type="float">
            <text:p>49986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7" calcext:value-type="float">
            <text:p>20170927</text:p>
          </table:table-cell>
          <table:table-cell office:value-type="float" office:value="3.35" calcext:value-type="float">
            <text:p>3,35</text:p>
          </table:table-cell>
          <table:table-cell office:value-type="float" office:value="3.36" calcext:value-type="float">
            <text:p>3,36</text:p>
          </table:table-cell>
          <table:table-cell office:value-type="float" office:value="3.4" calcext:value-type="float">
            <text:p>3,4</text:p>
          </table:table-cell>
          <table:table-cell office:value-type="float" office:value="3.325" calcext:value-type="float">
            <text:p>3,325</text:p>
          </table:table-cell>
          <table:table-cell office:value-type="float" office:value="478992" calcext:value-type="float">
            <text:p>4789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8" calcext:value-type="float">
            <text:p>20170928</text:p>
          </table:table-cell>
          <table:table-cell office:value-type="float" office:value="3.38" calcext:value-type="float">
            <text:p>3,38</text:p>
          </table:table-cell>
          <table:table-cell office:value-type="float" office:value="3.29" calcext:value-type="float">
            <text:p>3,29</text:p>
          </table:table-cell>
          <table:table-cell office:value-type="float" office:value="3.4" calcext:value-type="float">
            <text:p>3,4</text:p>
          </table:table-cell>
          <table:table-cell office:value-type="float" office:value="3.27" calcext:value-type="float">
            <text:p>3,27</text:p>
          </table:table-cell>
          <table:table-cell office:value-type="float" office:value="546848" calcext:value-type="float">
            <text:p>54684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0929" calcext:value-type="float">
            <text:p>20170929</text:p>
          </table:table-cell>
          <table:table-cell office:value-type="float" office:value="3.26" calcext:value-type="float">
            <text:p>3,26</text:p>
          </table:table-cell>
          <table:table-cell office:value-type="float" office:value="3.29" calcext:value-type="float">
            <text:p>3,29</text:p>
          </table:table-cell>
          <table:table-cell office:value-type="float" office:value="3.37" calcext:value-type="float">
            <text:p>3,37</text:p>
          </table:table-cell>
          <table:table-cell office:value-type="float" office:value="3.25" calcext:value-type="float">
            <text:p>3,25</text:p>
          </table:table-cell>
          <table:table-cell office:value-type="float" office:value="408630" calcext:value-type="float">
            <text:p>40863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2" calcext:value-type="float">
            <text:p>20171002</text:p>
          </table:table-cell>
          <table:table-cell office:value-type="float" office:value="3.21" calcext:value-type="float">
            <text:p>3,21</text:p>
          </table:table-cell>
          <table:table-cell office:value-type="float" office:value="3.18" calcext:value-type="float">
            <text:p>3,18</text:p>
          </table:table-cell>
          <table:table-cell office:value-type="float" office:value="3.255" calcext:value-type="float">
            <text:p>3,255</text:p>
          </table:table-cell>
          <table:table-cell office:value-type="float" office:value="3.1" calcext:value-type="float">
            <text:p>3,1</text:p>
          </table:table-cell>
          <table:table-cell office:value-type="float" office:value="769086" calcext:value-type="float">
            <text:p>76908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3" calcext:value-type="float">
            <text:p>20171003</text:p>
          </table:table-cell>
          <table:table-cell office:value-type="float" office:value="3.15" calcext:value-type="float">
            <text:p>3,15</text:p>
          </table:table-cell>
          <table:table-cell office:value-type="float" office:value="3.195" calcext:value-type="float">
            <text:p>3,195</text:p>
          </table:table-cell>
          <table:table-cell office:value-type="float" office:value="3.245" calcext:value-type="float">
            <text:p>3,245</text:p>
          </table:table-cell>
          <table:table-cell office:value-type="float" office:value="3.15" calcext:value-type="float">
            <text:p>3,15</text:p>
          </table:table-cell>
          <table:table-cell office:value-type="float" office:value="418993" calcext:value-type="float">
            <text:p>41899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4" calcext:value-type="float">
            <text:p>20171004</text:p>
          </table:table-cell>
          <table:table-cell office:value-type="float" office:value="3.165" calcext:value-type="float">
            <text:p>3,165</text:p>
          </table:table-cell>
          <table:table-cell office:value-type="float" office:value="3.035" calcext:value-type="float">
            <text:p>3,035</text:p>
          </table:table-cell>
          <table:table-cell office:value-type="float" office:value="3.17" calcext:value-type="float">
            <text:p>3,17</text:p>
          </table:table-cell>
          <table:table-cell office:value-type="float" office:value="2.98" calcext:value-type="float">
            <text:p>2,98</text:p>
          </table:table-cell>
          <table:table-cell office:value-type="float" office:value="1179639" calcext:value-type="float">
            <text:p>11796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5" calcext:value-type="float">
            <text:p>20171005</text:p>
          </table:table-cell>
          <table:table-cell office:value-type="float" office:value="2.97" calcext:value-type="float">
            <text:p>2,97</text:p>
          </table:table-cell>
          <table:table-cell office:value-type="float" office:value="3.135" calcext:value-type="float">
            <text:p>3,135</text:p>
          </table:table-cell>
          <table:table-cell office:value-type="float" office:value="3.195" calcext:value-type="float">
            <text:p>3,195</text:p>
          </table:table-cell>
          <table:table-cell office:value-type="float" office:value="2.94" calcext:value-type="float">
            <text:p>2,94</text:p>
          </table:table-cell>
          <table:table-cell office:value-type="float" office:value="1062973" calcext:value-type="float">
            <text:p>106297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6" calcext:value-type="float">
            <text:p>20171006</text:p>
          </table:table-cell>
          <table:table-cell office:value-type="float" office:value="3.13" calcext:value-type="float">
            <text:p>3,13</text:p>
          </table:table-cell>
          <table:table-cell office:value-type="float" office:value="3.1" calcext:value-type="float">
            <text:p>3,1</text:p>
          </table:table-cell>
          <table:table-cell office:value-type="float" office:value="3.16" calcext:value-type="float">
            <text:p>3,16</text:p>
          </table:table-cell>
          <table:table-cell office:value-type="float" office:value="3.06" calcext:value-type="float">
            <text:p>3,06</text:p>
          </table:table-cell>
          <table:table-cell office:value-type="float" office:value="559708" calcext:value-type="float">
            <text:p>5597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09" calcext:value-type="float">
            <text:p>20171009</text:p>
          </table:table-cell>
          <table:table-cell office:value-type="float" office:value="3.07" calcext:value-type="float">
            <text:p>3,07</text:p>
          </table:table-cell>
          <table:table-cell office:value-type="float" office:value="3.18" calcext:value-type="float">
            <text:p>3,18</text:p>
          </table:table-cell>
          <table:table-cell office:value-type="float" office:value="3.235" calcext:value-type="float">
            <text:p>3,235</text:p>
          </table:table-cell>
          <table:table-cell office:value-type="float" office:value="3.07" calcext:value-type="float">
            <text:p>3,07</text:p>
          </table:table-cell>
          <table:table-cell office:value-type="float" office:value="738984" calcext:value-type="float">
            <text:p>7389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0" calcext:value-type="float">
            <text:p>20171010</text:p>
          </table:table-cell>
          <table:table-cell office:value-type="float" office:value="3.18" calcext:value-type="float">
            <text:p>3,18</text:p>
          </table:table-cell>
          <table:table-cell office:value-type="float" office:value="3.04" calcext:value-type="float">
            <text:p>3,04</text:p>
          </table:table-cell>
          <table:table-cell office:value-type="float" office:value="3.18" calcext:value-type="float">
            <text:p>3,18</text:p>
          </table:table-cell>
          <table:table-cell office:value-type="float" office:value="3.035" calcext:value-type="float">
            <text:p>3,035</text:p>
          </table:table-cell>
          <table:table-cell office:value-type="float" office:value="678225" calcext:value-type="float">
            <text:p>67822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1" calcext:value-type="float">
            <text:p>20171011</text:p>
          </table:table-cell>
          <table:table-cell office:value-type="float" office:value="3.15" calcext:value-type="float">
            <text:p>3,15</text:p>
          </table:table-cell>
          <table:table-cell office:value-type="float" office:value="3.12" calcext:value-type="float">
            <text:p>3,12</text:p>
          </table:table-cell>
          <table:table-cell office:value-type="float" office:value="3.15" calcext:value-type="float">
            <text:p>3,15</text:p>
          </table:table-cell>
          <table:table-cell office:value-type="float" office:value="3.06" calcext:value-type="float">
            <text:p>3,06</text:p>
          </table:table-cell>
          <table:table-cell office:value-type="float" office:value="618679" calcext:value-type="float">
            <text:p>6186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2" calcext:value-type="float">
            <text:p>20171012</text:p>
          </table:table-cell>
          <table:table-cell office:value-type="float" office:value="3.145" calcext:value-type="float">
            <text:p>3,145</text:p>
          </table:table-cell>
          <table:table-cell office:value-type="float" office:value="3.14" calcext:value-type="float">
            <text:p>3,14</text:p>
          </table:table-cell>
          <table:table-cell office:value-type="float" office:value="3.15" calcext:value-type="float">
            <text:p>3,15</text:p>
          </table:table-cell>
          <table:table-cell office:value-type="float" office:value="3.12" calcext:value-type="float">
            <text:p>3,12</text:p>
          </table:table-cell>
          <table:table-cell office:value-type="float" office:value="202741" calcext:value-type="float">
            <text:p>2027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3" calcext:value-type="float">
            <text:p>20171013</text:p>
          </table:table-cell>
          <table:table-cell office:value-type="float" office:value="3.145" calcext:value-type="float">
            <text:p>3,145</text:p>
          </table:table-cell>
          <table:table-cell office:value-type="float" office:value="3" calcext:value-type="float">
            <text:p>3</text:p>
          </table:table-cell>
          <table:table-cell office:value-type="float" office:value="3.145" calcext:value-type="float">
            <text:p>3,145</text:p>
          </table:table-cell>
          <table:table-cell office:value-type="float" office:value="2.99" calcext:value-type="float">
            <text:p>2,99</text:p>
          </table:table-cell>
          <table:table-cell office:value-type="float" office:value="976231" calcext:value-type="float">
            <text:p>9762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6" calcext:value-type="float">
            <text:p>20171016</text:p>
          </table:table-cell>
          <table:table-cell office:value-type="float" office:value="3.065" calcext:value-type="float">
            <text:p>3,065</text:p>
          </table:table-cell>
          <table:table-cell office:value-type="float" office:value="3.07" calcext:value-type="float">
            <text:p>3,07</text:p>
          </table:table-cell>
          <table:table-cell office:value-type="float" office:value="3.09" calcext:value-type="float">
            <text:p>3,09</text:p>
          </table:table-cell>
          <table:table-cell office:value-type="float" office:value="3.035" calcext:value-type="float">
            <text:p>3,035</text:p>
          </table:table-cell>
          <table:table-cell office:value-type="float" office:value="389793" calcext:value-type="float">
            <text:p>38979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7" calcext:value-type="float">
            <text:p>20171017</text:p>
          </table:table-cell>
          <table:table-cell office:value-type="float" office:value="3.06" calcext:value-type="float">
            <text:p>3,06</text:p>
          </table:table-cell>
          <table:table-cell table:number-columns-repeated="2" office:value-type="float" office:value="3.15" calcext:value-type="float">
            <text:p>3,15</text:p>
          </table:table-cell>
          <table:table-cell office:value-type="float" office:value="3.04" calcext:value-type="float">
            <text:p>3,04</text:p>
          </table:table-cell>
          <table:table-cell office:value-type="float" office:value="636052" calcext:value-type="float">
            <text:p>63605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8" calcext:value-type="float">
            <text:p>20171018</text:p>
          </table:table-cell>
          <table:table-cell office:value-type="float" office:value="3.15" calcext:value-type="float">
            <text:p>3,15</text:p>
          </table:table-cell>
          <table:table-cell office:value-type="float" office:value="3.175" calcext:value-type="float">
            <text:p>3,175</text:p>
          </table:table-cell>
          <table:table-cell office:value-type="float" office:value="3.21" calcext:value-type="float">
            <text:p>3,21</text:p>
          </table:table-cell>
          <table:table-cell office:value-type="float" office:value="3.105" calcext:value-type="float">
            <text:p>3,105</text:p>
          </table:table-cell>
          <table:table-cell office:value-type="float" office:value="644736" calcext:value-type="float">
            <text:p>6447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19" calcext:value-type="float">
            <text:p>20171019</text:p>
          </table:table-cell>
          <table:table-cell office:value-type="float" office:value="3.175" calcext:value-type="float">
            <text:p>3,175</text:p>
          </table:table-cell>
          <table:table-cell office:value-type="float" office:value="3.07" calcext:value-type="float">
            <text:p>3,07</text:p>
          </table:table-cell>
          <table:table-cell office:value-type="float" office:value="3.2" calcext:value-type="float">
            <text:p>3,2</text:p>
          </table:table-cell>
          <table:table-cell office:value-type="float" office:value="3.035" calcext:value-type="float">
            <text:p>3,035</text:p>
          </table:table-cell>
          <table:table-cell office:value-type="float" office:value="841643" calcext:value-type="float">
            <text:p>84164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20" calcext:value-type="float">
            <text:p>20171020</text:p>
          </table:table-cell>
          <table:table-cell table:number-columns-repeated="2" office:value-type="float" office:value="3.095" calcext:value-type="float">
            <text:p>3,095</text:p>
          </table:table-cell>
          <table:table-cell office:value-type="float" office:value="3.125" calcext:value-type="float">
            <text:p>3,125</text:p>
          </table:table-cell>
          <table:table-cell office:value-type="float" office:value="3.05" calcext:value-type="float">
            <text:p>3,05</text:p>
          </table:table-cell>
          <table:table-cell office:value-type="float" office:value="384598" calcext:value-type="float">
            <text:p>38459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23" calcext:value-type="float">
            <text:p>20171023</text:p>
          </table:table-cell>
          <table:table-cell office:value-type="float" office:value="3.075" calcext:value-type="float">
            <text:p>3,075</text:p>
          </table:table-cell>
          <table:table-cell office:value-type="float" office:value="3.05" calcext:value-type="float">
            <text:p>3,05</text:p>
          </table:table-cell>
          <table:table-cell office:value-type="float" office:value="3.115" calcext:value-type="float">
            <text:p>3,115</text:p>
          </table:table-cell>
          <table:table-cell office:value-type="float" office:value="3.05" calcext:value-type="float">
            <text:p>3,05</text:p>
          </table:table-cell>
          <table:table-cell office:value-type="float" office:value="293149" calcext:value-type="float">
            <text:p>2931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25" calcext:value-type="float">
            <text:p>20171025</text:p>
          </table:table-cell>
          <table:table-cell office:value-type="float" office:value="3.07" calcext:value-type="float">
            <text:p>3,07</text:p>
          </table:table-cell>
          <table:table-cell office:value-type="float" office:value="3" calcext:value-type="float">
            <text:p>3</text:p>
          </table:table-cell>
          <table:table-cell office:value-type="float" office:value="3.115" calcext:value-type="float">
            <text:p>3,115</text:p>
          </table:table-cell>
          <table:table-cell office:value-type="float" office:value="3" calcext:value-type="float">
            <text:p>3</text:p>
          </table:table-cell>
          <table:table-cell office:value-type="float" office:value="666467" calcext:value-type="float">
            <text:p>6664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26" calcext:value-type="float">
            <text:p>20171026</text:p>
          </table:table-cell>
          <table:table-cell office:value-type="float" office:value="2.99" calcext:value-type="float">
            <text:p>2,99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,12</text:p>
          </table:table-cell>
          <table:table-cell office:value-type="float" office:value="2.94" calcext:value-type="float">
            <text:p>2,94</text:p>
          </table:table-cell>
          <table:table-cell office:value-type="float" office:value="1292613" calcext:value-type="float">
            <text:p>129261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27" calcext:value-type="float">
            <text:p>20171027</text:p>
          </table:table-cell>
          <table:table-cell office:value-type="float" office:value="3" calcext:value-type="float">
            <text:p>3</text:p>
          </table:table-cell>
          <table:table-cell office:value-type="float" office:value="2.945" calcext:value-type="float">
            <text:p>2,945</text:p>
          </table:table-cell>
          <table:table-cell office:value-type="float" office:value="3.035" calcext:value-type="float">
            <text:p>3,035</text:p>
          </table:table-cell>
          <table:table-cell office:value-type="float" office:value="2.94" calcext:value-type="float">
            <text:p>2,94</text:p>
          </table:table-cell>
          <table:table-cell office:value-type="float" office:value="516214" calcext:value-type="float">
            <text:p>5162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30" calcext:value-type="float">
            <text:p>201710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035" calcext:value-type="float">
            <text:p>3,035</text:p>
          </table:table-cell>
          <table:table-cell office:value-type="float" office:value="2.985" calcext:value-type="float">
            <text:p>2,985</text:p>
          </table:table-cell>
          <table:table-cell office:value-type="float" office:value="483918" calcext:value-type="float">
            <text:p>4839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031" calcext:value-type="float">
            <text:p>20171031</text:p>
          </table:table-cell>
          <table:table-cell office:value-type="float" office:value="3.045" calcext:value-type="float">
            <text:p>3,045</text:p>
          </table:table-cell>
          <table:table-cell office:value-type="float" office:value="3.28" calcext:value-type="float">
            <text:p>3,28</text:p>
          </table:table-cell>
          <table:table-cell office:value-type="float" office:value="3.29" calcext:value-type="float">
            <text:p>3,29</text:p>
          </table:table-cell>
          <table:table-cell office:value-type="float" office:value="3.045" calcext:value-type="float">
            <text:p>3,045</text:p>
          </table:table-cell>
          <table:table-cell office:value-type="float" office:value="1221584" calcext:value-type="float">
            <text:p>12215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1" calcext:value-type="float">
            <text:p>20171101</text:p>
          </table:table-cell>
          <table:table-cell office:value-type="float" office:value="3.38" calcext:value-type="float">
            <text:p>3,38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3.285" calcext:value-type="float">
            <text:p>3,285</text:p>
          </table:table-cell>
          <table:table-cell office:value-type="float" office:value="719750" calcext:value-type="float">
            <text:p>71975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2" calcext:value-type="float">
            <text:p>20171102</text:p>
          </table:table-cell>
          <table:table-cell office:value-type="float" office:value="3.32" calcext:value-type="float">
            <text:p>3,32</text:p>
          </table:table-cell>
          <table:table-cell office:value-type="float" office:value="3.24" calcext:value-type="float">
            <text:p>3,24</text:p>
          </table:table-cell>
          <table:table-cell office:value-type="float" office:value="3.355" calcext:value-type="float">
            <text:p>3,355</text:p>
          </table:table-cell>
          <table:table-cell office:value-type="float" office:value="3.2" calcext:value-type="float">
            <text:p>3,2</text:p>
          </table:table-cell>
          <table:table-cell office:value-type="float" office:value="621948" calcext:value-type="float">
            <text:p>62194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3" calcext:value-type="float">
            <text:p>20171103</text:p>
          </table:table-cell>
          <table:table-cell office:value-type="float" office:value="3.305" calcext:value-type="float">
            <text:p>3,305</text:p>
          </table:table-cell>
          <table:table-cell office:value-type="float" office:value="3.16" calcext:value-type="float">
            <text:p>3,16</text:p>
          </table:table-cell>
          <table:table-cell office:value-type="float" office:value="3.305" calcext:value-type="float">
            <text:p>3,305</text:p>
          </table:table-cell>
          <table:table-cell office:value-type="float" office:value="3.105" calcext:value-type="float">
            <text:p>3,105</text:p>
          </table:table-cell>
          <table:table-cell office:value-type="float" office:value="796387" calcext:value-type="float">
            <text:p>7963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6" calcext:value-type="float">
            <text:p>20171106</text:p>
          </table:table-cell>
          <table:table-cell office:value-type="float" office:value="3.16" calcext:value-type="float">
            <text:p>3,16</text:p>
          </table:table-cell>
          <table:table-cell office:value-type="float" office:value="3.34" calcext:value-type="float">
            <text:p>3,34</text:p>
          </table:table-cell>
          <table:table-cell office:value-type="float" office:value="3.35" calcext:value-type="float">
            <text:p>3,35</text:p>
          </table:table-cell>
          <table:table-cell office:value-type="float" office:value="3.15" calcext:value-type="float">
            <text:p>3,15</text:p>
          </table:table-cell>
          <table:table-cell office:value-type="float" office:value="693391" calcext:value-type="float">
            <text:p>6933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7" calcext:value-type="float">
            <text:p>20171107</text:p>
          </table:table-cell>
          <table:table-cell office:value-type="float" office:value="3.36" calcext:value-type="float">
            <text:p>3,36</text:p>
          </table:table-cell>
          <table:table-cell office:value-type="float" office:value="3.305" calcext:value-type="float">
            <text:p>3,305</text:p>
          </table:table-cell>
          <table:table-cell office:value-type="float" office:value="3.38" calcext:value-type="float">
            <text:p>3,38</text:p>
          </table:table-cell>
          <table:table-cell office:value-type="float" office:value="3.215" calcext:value-type="float">
            <text:p>3,215</text:p>
          </table:table-cell>
          <table:table-cell office:value-type="float" office:value="808717" calcext:value-type="float">
            <text:p>8087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08" calcext:value-type="float">
            <text:p>20171108</text:p>
          </table:table-cell>
          <table:table-cell office:value-type="float" office:value="3.3" calcext:value-type="float">
            <text:p>3,3</text:p>
          </table:table-cell>
          <table:table-cell office:value-type="float" office:value="3.245" calcext:value-type="float">
            <text:p>3,245</text:p>
          </table:table-cell>
          <table:table-cell office:value-type="float" office:value="3.32" calcext:value-type="float">
            <text:p>3,32</text:p>
          </table:table-cell>
          <table:table-cell office:value-type="float" office:value="3.24" calcext:value-type="float">
            <text:p>3,24</text:p>
          </table:table-cell>
          <table:table-cell office:value-type="float" office:value="267062" calcext:value-type="float">
            <text:p>267062</text:p>
          </table:table-cell>
          <table:table-cell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20171109" calcext:value-type="float">
            <text:p>20171109</text:p>
          </table:table-cell>
          <table:table-cell office:value-type="float" office:value="2.65" calcext:value-type="float">
            <text:p>2,65</text:p>
          </table:table-cell>
          <table:table-cell office:value-type="float" office:value="2.175" calcext:value-type="float">
            <text:p>2,175</text:p>
          </table:table-cell>
          <table:table-cell office:value-type="float" office:value="2.66" calcext:value-type="float">
            <text:p>2,66</text:p>
          </table:table-cell>
          <table:table-cell office:value-type="float" office:value="2.165" calcext:value-type="float">
            <text:p>2,165</text:p>
          </table:table-cell>
          <table:table-cell office:value-type="float" office:value="12296321" calcext:value-type="float">
            <text:p>12296321</text:p>
          </table:table-cell>
          <table:table-cell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20171110" calcext:value-type="float">
            <text:p>20171110</text:p>
          </table:table-cell>
          <table:table-cell office:value-type="float" office:value="2.245" calcext:value-type="float">
            <text:p>2,245</text:p>
          </table:table-cell>
          <table:table-cell office:value-type="float" office:value="2.3" calcext:value-type="float">
            <text:p>2,3</text:p>
          </table:table-cell>
          <table:table-cell office:value-type="float" office:value="2.37" calcext:value-type="float">
            <text:p>2,37</text:p>
          </table:table-cell>
          <table:table-cell office:value-type="float" office:value="2.035" calcext:value-type="float">
            <text:p>2,035</text:p>
          </table:table-cell>
          <table:table-cell office:value-type="float" office:value="5305531" calcext:value-type="float">
            <text:p>53055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13" calcext:value-type="float">
            <text:p>20171113</text:p>
          </table:table-cell>
          <table:table-cell office:value-type="float" office:value="2.38" calcext:value-type="float">
            <text:p>2,38</text:p>
          </table:table-cell>
          <table:table-cell office:value-type="float" office:value="2.385" calcext:value-type="float">
            <text:p>2,385</text:p>
          </table:table-cell>
          <table:table-cell office:value-type="float" office:value="2.44" calcext:value-type="float">
            <text:p>2,44</text:p>
          </table:table-cell>
          <table:table-cell office:value-type="float" office:value="2.32" calcext:value-type="float">
            <text:p>2,32</text:p>
          </table:table-cell>
          <table:table-cell office:value-type="float" office:value="2087953" calcext:value-type="float">
            <text:p>20879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14" calcext:value-type="float">
            <text:p>20171114</text:p>
          </table:table-cell>
          <table:table-cell office:value-type="float" office:value="2.385" calcext:value-type="float">
            <text:p>2,385</text:p>
          </table:table-cell>
          <table:table-cell office:value-type="float" office:value="2.275" calcext:value-type="float">
            <text:p>2,275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1172456" calcext:value-type="float">
            <text:p>11724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15" calcext:value-type="float">
            <text:p>20171115</text:p>
          </table:table-cell>
          <table:table-cell office:value-type="float" office:value="2.335" calcext:value-type="float">
            <text:p>2,335</text:p>
          </table:table-cell>
          <table:table-cell office:value-type="float" office:value="2.315" calcext:value-type="float">
            <text:p>2,315</text:p>
          </table:table-cell>
          <table:table-cell office:value-type="float" office:value="2.38" calcext:value-type="float">
            <text:p>2,38</text:p>
          </table:table-cell>
          <table:table-cell office:value-type="float" office:value="2.3" calcext:value-type="float">
            <text:p>2,3</text:p>
          </table:table-cell>
          <table:table-cell office:value-type="float" office:value="961013" calcext:value-type="float">
            <text:p>96101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16" calcext:value-type="float">
            <text:p>20171116</text:p>
          </table:table-cell>
          <table:table-cell office:value-type="float" office:value="2.32" calcext:value-type="float">
            <text:p>2,32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office:value-type="float" office:value="2.305" calcext:value-type="float">
            <text:p>2,305</text:p>
          </table:table-cell>
          <table:table-cell office:value-type="float" office:value="948115" calcext:value-type="float">
            <text:p>9481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17" calcext:value-type="float">
            <text:p>20171117</text:p>
          </table:table-cell>
          <table:table-cell office:value-type="float" office:value="2.445" calcext:value-type="float">
            <text:p>2,445</text:p>
          </table:table-cell>
          <table:table-cell office:value-type="float" office:value="2.44" calcext:value-type="float">
            <text:p>2,44</text:p>
          </table:table-cell>
          <table:table-cell office:value-type="float" office:value="2.445" calcext:value-type="float">
            <text:p>2,445</text:p>
          </table:table-cell>
          <table:table-cell office:value-type="float" office:value="2.4" calcext:value-type="float">
            <text:p>2,4</text:p>
          </table:table-cell>
          <table:table-cell office:value-type="float" office:value="509867" calcext:value-type="float">
            <text:p>5098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0" calcext:value-type="float">
            <text:p>20171120</text:p>
          </table:table-cell>
          <table:table-cell office:value-type="float" office:value="2.425" calcext:value-type="float">
            <text:p>2,425</text:p>
          </table:table-cell>
          <table:table-cell office:value-type="float" office:value="2.44" calcext:value-type="float">
            <text:p>2,44</text:p>
          </table:table-cell>
          <table:table-cell office:value-type="float" office:value="2.485" calcext:value-type="float">
            <text:p>2,485</text:p>
          </table:table-cell>
          <table:table-cell office:value-type="float" office:value="2.42" calcext:value-type="float">
            <text:p>2,42</text:p>
          </table:table-cell>
          <table:table-cell office:value-type="float" office:value="642619" calcext:value-type="float">
            <text:p>64261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1" calcext:value-type="float">
            <text:p>20171121</text:p>
          </table:table-cell>
          <table:table-cell office:value-type="float" office:value="2.445" calcext:value-type="float">
            <text:p>2,445</text:p>
          </table:table-cell>
          <table:table-cell office:value-type="float" office:value="2.4" calcext:value-type="float">
            <text:p>2,4</text:p>
          </table:table-cell>
          <table:table-cell office:value-type="float" office:value="2.45" calcext:value-type="float">
            <text:p>2,45</text:p>
          </table:table-cell>
          <table:table-cell office:value-type="float" office:value="2.37" calcext:value-type="float">
            <text:p>2,37</text:p>
          </table:table-cell>
          <table:table-cell office:value-type="float" office:value="367235" calcext:value-type="float">
            <text:p>3672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2" calcext:value-type="float">
            <text:p>20171122</text:p>
          </table:table-cell>
          <table:table-cell office:value-type="float" office:value="2.36" calcext:value-type="float">
            <text:p>2,36</text:p>
          </table:table-cell>
          <table:table-cell office:value-type="float" office:value="2.39" calcext:value-type="float">
            <text:p>2,39</text:p>
          </table:table-cell>
          <table:table-cell office:value-type="float" office:value="2.42" calcext:value-type="float">
            <text:p>2,42</text:p>
          </table:table-cell>
          <table:table-cell office:value-type="float" office:value="2.36" calcext:value-type="float">
            <text:p>2,36</text:p>
          </table:table-cell>
          <table:table-cell office:value-type="float" office:value="331906" calcext:value-type="float">
            <text:p>33190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3" calcext:value-type="float">
            <text:p>20171123</text:p>
          </table:table-cell>
          <table:table-cell office:value-type="float" office:value="2.38" calcext:value-type="float">
            <text:p>2,38</text:p>
          </table:table-cell>
          <table:table-cell office:value-type="float" office:value="2.41" calcext:value-type="float">
            <text:p>2,41</text:p>
          </table:table-cell>
          <table:table-cell office:value-type="float" office:value="2.425" calcext:value-type="float">
            <text:p>2,425</text:p>
          </table:table-cell>
          <table:table-cell office:value-type="float" office:value="2.38" calcext:value-type="float">
            <text:p>2,38</text:p>
          </table:table-cell>
          <table:table-cell office:value-type="float" office:value="408584" calcext:value-type="float">
            <text:p>4085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4" calcext:value-type="float">
            <text:p>20171124</text:p>
          </table:table-cell>
          <table:table-cell office:value-type="float" office:value="2.4" calcext:value-type="float">
            <text:p>2,4</text:p>
          </table:table-cell>
          <table:table-cell office:value-type="float" office:value="2.425" calcext:value-type="float">
            <text:p>2,425</text:p>
          </table:table-cell>
          <table:table-cell office:value-type="float" office:value="2.45" calcext:value-type="float">
            <text:p>2,45</text:p>
          </table:table-cell>
          <table:table-cell office:value-type="float" office:value="2.4" calcext:value-type="float">
            <text:p>2,4</text:p>
          </table:table-cell>
          <table:table-cell office:value-type="float" office:value="163719" calcext:value-type="float">
            <text:p>16371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7" calcext:value-type="float">
            <text:p>20171127</text:p>
          </table:table-cell>
          <table:table-cell office:value-type="float" office:value="2.44" calcext:value-type="float">
            <text:p>2,44</text:p>
          </table:table-cell>
          <table:table-cell office:value-type="float" office:value="2.345" calcext:value-type="float">
            <text:p>2,345</text:p>
          </table:table-cell>
          <table:table-cell office:value-type="float" office:value="2.44" calcext:value-type="float">
            <text:p>2,44</text:p>
          </table:table-cell>
          <table:table-cell office:value-type="float" office:value="2.345" calcext:value-type="float">
            <text:p>2,345</text:p>
          </table:table-cell>
          <table:table-cell office:value-type="float" office:value="667428" calcext:value-type="float">
            <text:p>6674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8" calcext:value-type="float">
            <text:p>20171128</text:p>
          </table:table-cell>
          <table:table-cell office:value-type="float" office:value="2.345" calcext:value-type="float">
            <text:p>2,345</text:p>
          </table:table-cell>
          <table:table-cell office:value-type="float" office:value="2.36" calcext:value-type="float">
            <text:p>2,36</text:p>
          </table:table-cell>
          <table:table-cell office:value-type="float" office:value="2.395" calcext:value-type="float">
            <text:p>2,395</text:p>
          </table:table-cell>
          <table:table-cell office:value-type="float" office:value="2.345" calcext:value-type="float">
            <text:p>2,345</text:p>
          </table:table-cell>
          <table:table-cell office:value-type="float" office:value="322112" calcext:value-type="float">
            <text:p>3221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29" calcext:value-type="float">
            <text:p>20171129</text:p>
          </table:table-cell>
          <table:table-cell office:value-type="float" office:value="2.355" calcext:value-type="float">
            <text:p>2,355</text:p>
          </table:table-cell>
          <table:table-cell office:value-type="float" office:value="2.365" calcext:value-type="float">
            <text:p>2,365</text:p>
          </table:table-cell>
          <table:table-cell office:value-type="float" office:value="2.39" calcext:value-type="float">
            <text:p>2,39</text:p>
          </table:table-cell>
          <table:table-cell office:value-type="float" office:value="2.355" calcext:value-type="float">
            <text:p>2,355</text:p>
          </table:table-cell>
          <table:table-cell office:value-type="float" office:value="368521" calcext:value-type="float">
            <text:p>3685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130" calcext:value-type="float">
            <text:p>20171130</text:p>
          </table:table-cell>
          <table:table-cell office:value-type="float" office:value="2.355" calcext:value-type="float">
            <text:p>2,355</text:p>
          </table:table-cell>
          <table:table-cell office:value-type="float" office:value="2.395" calcext:value-type="float">
            <text:p>2,395</text:p>
          </table:table-cell>
          <table:table-cell office:value-type="float" office:value="2.425" calcext:value-type="float">
            <text:p>2,425</text:p>
          </table:table-cell>
          <table:table-cell office:value-type="float" office:value="2.35" calcext:value-type="float">
            <text:p>2,35</text:p>
          </table:table-cell>
          <table:table-cell office:value-type="float" office:value="544482" calcext:value-type="float">
            <text:p>5444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1" calcext:value-type="float">
            <text:p>20171201</text:p>
          </table:table-cell>
          <table:table-cell office:value-type="float" office:value="2.39" calcext:value-type="float">
            <text:p>2,39</text:p>
          </table:table-cell>
          <table:table-cell office:value-type="float" office:value="2.38" calcext:value-type="float">
            <text:p>2,38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" calcext:value-type="float">
            <text:p>2,35</text:p>
          </table:table-cell>
          <table:table-cell office:value-type="float" office:value="335335" calcext:value-type="float">
            <text:p>3353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4" calcext:value-type="float">
            <text:p>20171204</text:p>
          </table:table-cell>
          <table:table-cell table:number-columns-repeated="2" office:value-type="float" office:value="2.39" calcext:value-type="float">
            <text:p>2,39</text:p>
          </table:table-cell>
          <table:table-cell office:value-type="float" office:value="2.42" calcext:value-type="float">
            <text:p>2,42</text:p>
          </table:table-cell>
          <table:table-cell office:value-type="float" office:value="2.365" calcext:value-type="float">
            <text:p>2,365</text:p>
          </table:table-cell>
          <table:table-cell office:value-type="float" office:value="367059" calcext:value-type="float">
            <text:p>3670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5" calcext:value-type="float">
            <text:p>20171205</text:p>
          </table:table-cell>
          <table:table-cell office:value-type="float" office:value="2.36" calcext:value-type="float">
            <text:p>2,36</text:p>
          </table:table-cell>
          <table:table-cell office:value-type="float" office:value="2.375" calcext:value-type="float">
            <text:p>2,375</text:p>
          </table:table-cell>
          <table:table-cell office:value-type="float" office:value="2.385" calcext:value-type="float">
            <text:p>2,385</text:p>
          </table:table-cell>
          <table:table-cell office:value-type="float" office:value="2.355" calcext:value-type="float">
            <text:p>2,355</text:p>
          </table:table-cell>
          <table:table-cell office:value-type="float" office:value="319620" calcext:value-type="float">
            <text:p>3196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6" calcext:value-type="float">
            <text:p>20171206</text:p>
          </table:table-cell>
          <table:table-cell office:value-type="float" office:value="2.36" calcext:value-type="float">
            <text:p>2,36</text:p>
          </table:table-cell>
          <table:table-cell office:value-type="float" office:value="2.3" calcext:value-type="float">
            <text:p>2,3</text:p>
          </table:table-cell>
          <table:table-cell office:value-type="float" office:value="2.37" calcext:value-type="float">
            <text:p>2,37</text:p>
          </table:table-cell>
          <table:table-cell office:value-type="float" office:value="2.3" calcext:value-type="float">
            <text:p>2,3</text:p>
          </table:table-cell>
          <table:table-cell office:value-type="float" office:value="517520" calcext:value-type="float">
            <text:p>5175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7" calcext:value-type="float">
            <text:p>20171207</text:p>
          </table:table-cell>
          <table:table-cell office:value-type="float" office:value="2.315" calcext:value-type="float">
            <text:p>2,315</text:p>
          </table:table-cell>
          <table:table-cell office:value-type="float" office:value="2.32" calcext:value-type="float">
            <text:p>2,32</text:p>
          </table:table-cell>
          <table:table-cell office:value-type="float" office:value="2.355" calcext:value-type="float">
            <text:p>2,355</text:p>
          </table:table-cell>
          <table:table-cell office:value-type="float" office:value="2.295" calcext:value-type="float">
            <text:p>2,295</text:p>
          </table:table-cell>
          <table:table-cell office:value-type="float" office:value="360194" calcext:value-type="float">
            <text:p>3601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08" calcext:value-type="float">
            <text:p>20171208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2.36" calcext:value-type="float">
            <text:p>2,36</text:p>
          </table:table-cell>
          <table:table-cell office:value-type="float" office:value="2.3" calcext:value-type="float">
            <text:p>2,3</text:p>
          </table:table-cell>
          <table:table-cell office:value-type="float" office:value="387954" calcext:value-type="float">
            <text:p>3879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1" calcext:value-type="float">
            <text:p>20171211</text:p>
          </table:table-cell>
          <table:table-cell office:value-type="float" office:value="2.595" calcext:value-type="float">
            <text:p>2,595</text:p>
          </table:table-cell>
          <table:table-cell office:value-type="float" office:value="2.56" calcext:value-type="float">
            <text:p>2,56</text:p>
          </table:table-cell>
          <table:table-cell office:value-type="float" office:value="2.77" calcext:value-type="float">
            <text:p>2,77</text:p>
          </table:table-cell>
          <table:table-cell office:value-type="float" office:value="2.385" calcext:value-type="float">
            <text:p>2,385</text:p>
          </table:table-cell>
          <table:table-cell office:value-type="float" office:value="4957621" calcext:value-type="float">
            <text:p>49576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2" calcext:value-type="float">
            <text:p>20171212</text:p>
          </table:table-cell>
          <table:table-cell office:value-type="float" office:value="2.56" calcext:value-type="float">
            <text:p>2,56</text:p>
          </table:table-cell>
          <table:table-cell office:value-type="float" office:value="2.47" calcext:value-type="float">
            <text:p>2,47</text:p>
          </table:table-cell>
          <table:table-cell office:value-type="float" office:value="2.58" calcext:value-type="float">
            <text:p>2,58</text:p>
          </table:table-cell>
          <table:table-cell office:value-type="float" office:value="2.45" calcext:value-type="float">
            <text:p>2,45</text:p>
          </table:table-cell>
          <table:table-cell office:value-type="float" office:value="1885532" calcext:value-type="float">
            <text:p>18855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float" office:value="2.48" calcext:value-type="float">
            <text:p>2,48</text:p>
          </table:table-cell>
          <table:table-cell office:value-type="float" office:value="2.47" calcext:value-type="float">
            <text:p>2,47</text:p>
          </table:table-cell>
          <table:table-cell office:value-type="float" office:value="2.51" calcext:value-type="float">
            <text:p>2,51</text:p>
          </table:table-cell>
          <table:table-cell office:value-type="float" office:value="2.415" calcext:value-type="float">
            <text:p>2,415</text:p>
          </table:table-cell>
          <table:table-cell office:value-type="float" office:value="692764" calcext:value-type="float">
            <text:p>6927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4" calcext:value-type="float">
            <text:p>20171214</text:p>
          </table:table-cell>
          <table:table-cell office:value-type="float" office:value="2.455" calcext:value-type="float">
            <text:p>2,455</text:p>
          </table:table-cell>
          <table:table-cell office:value-type="float" office:value="2.42" calcext:value-type="float">
            <text:p>2,42</text:p>
          </table:table-cell>
          <table:table-cell office:value-type="float" office:value="2.51" calcext:value-type="float">
            <text:p>2,51</text:p>
          </table:table-cell>
          <table:table-cell office:value-type="float" office:value="2.42" calcext:value-type="float">
            <text:p>2,42</text:p>
          </table:table-cell>
          <table:table-cell office:value-type="float" office:value="922920" calcext:value-type="float">
            <text:p>9229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5" calcext:value-type="float">
            <text:p>20171215</text:p>
          </table:table-cell>
          <table:table-cell office:value-type="float" office:value="2.255" calcext:value-type="float">
            <text:p>2,255</text:p>
          </table:table-cell>
          <table:table-cell office:value-type="float" office:value="2.345" calcext:value-type="float">
            <text:p>2,345</text:p>
          </table:table-cell>
          <table:table-cell office:value-type="float" office:value="2.46" calcext:value-type="float">
            <text:p>2,46</text:p>
          </table:table-cell>
          <table:table-cell office:value-type="float" office:value="2.22" calcext:value-type="float">
            <text:p>2,22</text:p>
          </table:table-cell>
          <table:table-cell office:value-type="float" office:value="2051235" calcext:value-type="float">
            <text:p>20512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8" calcext:value-type="float">
            <text:p>20171218</text:p>
          </table:table-cell>
          <table:table-cell office:value-type="float" office:value="2.31" calcext:value-type="float">
            <text:p>2,31</text:p>
          </table:table-cell>
          <table:table-cell office:value-type="float" office:value="2.35" calcext:value-type="float">
            <text:p>2,35</text:p>
          </table:table-cell>
          <table:table-cell office:value-type="float" office:value="2.37" calcext:value-type="float">
            <text:p>2,37</text:p>
          </table:table-cell>
          <table:table-cell office:value-type="float" office:value="2.29" calcext:value-type="float">
            <text:p>2,29</text:p>
          </table:table-cell>
          <table:table-cell office:value-type="float" office:value="589755" calcext:value-type="float">
            <text:p>5897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19" calcext:value-type="float">
            <text:p>20171219</text:p>
          </table:table-cell>
          <table:table-cell office:value-type="float" office:value="2.35" calcext:value-type="float">
            <text:p>2,35</text:p>
          </table:table-cell>
          <table:table-cell office:value-type="float" office:value="2.395" calcext:value-type="float">
            <text:p>2,395</text:p>
          </table:table-cell>
          <table:table-cell office:value-type="float" office:value="2.42" calcext:value-type="float">
            <text:p>2,42</text:p>
          </table:table-cell>
          <table:table-cell office:value-type="float" office:value="2.325" calcext:value-type="float">
            <text:p>2,325</text:p>
          </table:table-cell>
          <table:table-cell office:value-type="float" office:value="484147" calcext:value-type="float">
            <text:p>4841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0" calcext:value-type="float">
            <text:p>20171220</text:p>
          </table:table-cell>
          <table:table-cell office:value-type="float" office:value="2.415" calcext:value-type="float">
            <text:p>2,41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.38" calcext:value-type="float">
            <text:p>2,38</text:p>
          </table:table-cell>
          <table:table-cell office:value-type="float" office:value="377630" calcext:value-type="float">
            <text:p>37763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1" calcext:value-type="float">
            <text:p>20171221</text:p>
          </table:table-cell>
          <table:table-cell office:value-type="float" office:value="2.36" calcext:value-type="float">
            <text:p>2,36</text:p>
          </table:table-cell>
          <table:table-cell table:number-columns-repeated="2" office:value-type="float" office:value="2.45" calcext:value-type="float">
            <text:p>2,45</text:p>
          </table:table-cell>
          <table:table-cell office:value-type="float" office:value="2.36" calcext:value-type="float">
            <text:p>2,36</text:p>
          </table:table-cell>
          <table:table-cell office:value-type="float" office:value="715408" calcext:value-type="float">
            <text:p>7154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2" calcext:value-type="float">
            <text:p>20171222</text:p>
          </table:table-cell>
          <table:table-cell office:value-type="float" office:value="2.4" calcext:value-type="float">
            <text:p>2,4</text:p>
          </table:table-cell>
          <table:table-cell office:value-type="float" office:value="2.49" calcext:value-type="float">
            <text:p>2,49</text:p>
          </table:table-cell>
          <table:table-cell office:value-type="float" office:value="2.495" calcext:value-type="float">
            <text:p>2,495</text:p>
          </table:table-cell>
          <table:table-cell office:value-type="float" office:value="2.395" calcext:value-type="float">
            <text:p>2,395</text:p>
          </table:table-cell>
          <table:table-cell office:value-type="float" office:value="720047" calcext:value-type="float">
            <text:p>7200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7" calcext:value-type="float">
            <text:p>20171227</text:p>
          </table:table-cell>
          <table:table-cell office:value-type="float" office:value="2.52" calcext:value-type="float">
            <text:p>2,52</text:p>
          </table:table-cell>
          <table:table-cell office:value-type="float" office:value="2.595" calcext:value-type="float">
            <text:p>2,595</text:p>
          </table:table-cell>
          <table:table-cell office:value-type="float" office:value="2.6" calcext:value-type="float">
            <text:p>2,6</text:p>
          </table:table-cell>
          <table:table-cell office:value-type="float" office:value="2.495" calcext:value-type="float">
            <text:p>2,495</text:p>
          </table:table-cell>
          <table:table-cell office:value-type="float" office:value="1634450" calcext:value-type="float">
            <text:p>163445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8" calcext:value-type="float">
            <text:p>20171228</text:p>
          </table:table-cell>
          <table:table-cell office:value-type="float" office:value="2.61" calcext:value-type="float">
            <text:p>2,61</text:p>
          </table:table-cell>
          <table:table-cell office:value-type="float" office:value="2.58" calcext:value-type="float">
            <text:p>2,58</text:p>
          </table:table-cell>
          <table:table-cell office:value-type="float" office:value="2.63" calcext:value-type="float">
            <text:p>2,63</text:p>
          </table:table-cell>
          <table:table-cell office:value-type="float" office:value="2.535" calcext:value-type="float">
            <text:p>2,535</text:p>
          </table:table-cell>
          <table:table-cell office:value-type="float" office:value="1022434" calcext:value-type="float">
            <text:p>102243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71229" calcext:value-type="float">
            <text:p>20171229</text:p>
          </table:table-cell>
          <table:table-cell office:value-type="float" office:value="2.55" calcext:value-type="float">
            <text:p>2,55</text:p>
          </table:table-cell>
          <table:table-cell office:value-type="float" office:value="2.48" calcext:value-type="float">
            <text:p>2,48</text:p>
          </table:table-cell>
          <table:table-cell office:value-type="float" office:value="2.58" calcext:value-type="float">
            <text:p>2,58</text:p>
          </table:table-cell>
          <table:table-cell office:value-type="float" office:value="2.465" calcext:value-type="float">
            <text:p>2,465</text:p>
          </table:table-cell>
          <table:table-cell office:value-type="float" office:value="1080021" calcext:value-type="float">
            <text:p>10800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2" calcext:value-type="float">
            <text:p>20180102</text:p>
          </table:table-cell>
          <table:table-cell office:value-type="float" office:value="2.515" calcext:value-type="float">
            <text:p>2,515</text:p>
          </table:table-cell>
          <table:table-cell office:value-type="float" office:value="2.57" calcext:value-type="float">
            <text:p>2,57</text:p>
          </table:table-cell>
          <table:table-cell office:value-type="float" office:value="2.58" calcext:value-type="float">
            <text:p>2,58</text:p>
          </table:table-cell>
          <table:table-cell office:value-type="float" office:value="2.5" calcext:value-type="float">
            <text:p>2,5</text:p>
          </table:table-cell>
          <table:table-cell office:value-type="float" office:value="872729" calcext:value-type="float">
            <text:p>8727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3" calcext:value-type="float">
            <text:p>20180103</text:p>
          </table:table-cell>
          <table:table-cell office:value-type="float" office:value="2.602" calcext:value-type="float">
            <text:p>2,602</text:p>
          </table:table-cell>
          <table:table-cell office:value-type="float" office:value="2.6" calcext:value-type="float">
            <text:p>2,6</text:p>
          </table:table-cell>
          <table:table-cell office:value-type="float" office:value="2.69" calcext:value-type="float">
            <text:p>2,69</text:p>
          </table:table-cell>
          <table:table-cell office:value-type="float" office:value="2.6" calcext:value-type="float">
            <text:p>2,6</text:p>
          </table:table-cell>
          <table:table-cell office:value-type="float" office:value="1538807" calcext:value-type="float">
            <text:p>15388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4" calcext:value-type="float">
            <text:p>20180104</text:p>
          </table:table-cell>
          <table:table-cell office:value-type="float" office:value="2.61" calcext:value-type="float">
            <text:p>2,61</text:p>
          </table:table-cell>
          <table:table-cell office:value-type="float" office:value="2.63" calcext:value-type="float">
            <text:p>2,63</text:p>
          </table:table-cell>
          <table:table-cell office:value-type="float" office:value="2.66" calcext:value-type="float">
            <text:p>2,66</text:p>
          </table:table-cell>
          <table:table-cell office:value-type="float" office:value="2.604" calcext:value-type="float">
            <text:p>2,604</text:p>
          </table:table-cell>
          <table:table-cell office:value-type="float" office:value="871378" calcext:value-type="float">
            <text:p>8713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5" calcext:value-type="float">
            <text:p>20180105</text:p>
          </table:table-cell>
          <table:table-cell office:value-type="float" office:value="2.64" calcext:value-type="float">
            <text:p>2,64</text:p>
          </table:table-cell>
          <table:table-cell office:value-type="float" office:value="2.628" calcext:value-type="float">
            <text:p>2,628</text:p>
          </table:table-cell>
          <table:table-cell office:value-type="float" office:value="2.678" calcext:value-type="float">
            <text:p>2,678</text:p>
          </table:table-cell>
          <table:table-cell office:value-type="float" office:value="2.628" calcext:value-type="float">
            <text:p>2,628</text:p>
          </table:table-cell>
          <table:table-cell office:value-type="float" office:value="665718" calcext:value-type="float">
            <text:p>6657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8" calcext:value-type="float">
            <text:p>20180108</text:p>
          </table:table-cell>
          <table:table-cell office:value-type="float" office:value="2.62" calcext:value-type="float">
            <text:p>2,62</text:p>
          </table:table-cell>
          <table:table-cell office:value-type="float" office:value="2.678" calcext:value-type="float">
            <text:p>2,678</text:p>
          </table:table-cell>
          <table:table-cell office:value-type="float" office:value="2.68" calcext:value-type="float">
            <text:p>2,68</text:p>
          </table:table-cell>
          <table:table-cell office:value-type="float" office:value="2.62" calcext:value-type="float">
            <text:p>2,62</text:p>
          </table:table-cell>
          <table:table-cell office:value-type="float" office:value="777727" calcext:value-type="float">
            <text:p>7777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09" calcext:value-type="float">
            <text:p>20180109</text:p>
          </table:table-cell>
          <table:table-cell office:value-type="float" office:value="2.69" calcext:value-type="float">
            <text:p>2,69</text:p>
          </table:table-cell>
          <table:table-cell office:value-type="float" office:value="2.694" calcext:value-type="float">
            <text:p>2,694</text:p>
          </table:table-cell>
          <table:table-cell office:value-type="float" office:value="2.718" calcext:value-type="float">
            <text:p>2,718</text:p>
          </table:table-cell>
          <table:table-cell office:value-type="float" office:value="2.676" calcext:value-type="float">
            <text:p>2,676</text:p>
          </table:table-cell>
          <table:table-cell office:value-type="float" office:value="947782" calcext:value-type="float">
            <text:p>9477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0" calcext:value-type="float">
            <text:p>20180110</text:p>
          </table:table-cell>
          <table:table-cell office:value-type="float" office:value="2.7" calcext:value-type="float">
            <text:p>2,7</text:p>
          </table:table-cell>
          <table:table-cell office:value-type="float" office:value="2.696" calcext:value-type="float">
            <text:p>2,696</text:p>
          </table:table-cell>
          <table:table-cell office:value-type="float" office:value="2.734" calcext:value-type="float">
            <text:p>2,734</text:p>
          </table:table-cell>
          <table:table-cell office:value-type="float" office:value="2.672" calcext:value-type="float">
            <text:p>2,672</text:p>
          </table:table-cell>
          <table:table-cell office:value-type="float" office:value="978679" calcext:value-type="float">
            <text:p>9786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1" calcext:value-type="float">
            <text:p>20180111</text:p>
          </table:table-cell>
          <table:table-cell office:value-type="float" office:value="2.728" calcext:value-type="float">
            <text:p>2,728</text:p>
          </table:table-cell>
          <table:table-cell office:value-type="float" office:value="2.638" calcext:value-type="float">
            <text:p>2,638</text:p>
          </table:table-cell>
          <table:table-cell office:value-type="float" office:value="2.728" calcext:value-type="float">
            <text:p>2,728</text:p>
          </table:table-cell>
          <table:table-cell office:value-type="float" office:value="2.56" calcext:value-type="float">
            <text:p>2,56</text:p>
          </table:table-cell>
          <table:table-cell office:value-type="float" office:value="1077408" calcext:value-type="float">
            <text:p>10774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2" calcext:value-type="float">
            <text:p>20180112</text:p>
          </table:table-cell>
          <table:table-cell office:value-type="float" office:value="2.67" calcext:value-type="float">
            <text:p>2,67</text:p>
          </table:table-cell>
          <table:table-cell office:value-type="float" office:value="2.666" calcext:value-type="float">
            <text:p>2,666</text:p>
          </table:table-cell>
          <table:table-cell office:value-type="float" office:value="2.688" calcext:value-type="float">
            <text:p>2,688</text:p>
          </table:table-cell>
          <table:table-cell office:value-type="float" office:value="2.62" calcext:value-type="float">
            <text:p>2,62</text:p>
          </table:table-cell>
          <table:table-cell office:value-type="float" office:value="658422" calcext:value-type="float">
            <text:p>65842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5" calcext:value-type="float">
            <text:p>20180115</text:p>
          </table:table-cell>
          <table:table-cell office:value-type="float" office:value="2.71" calcext:value-type="float">
            <text:p>2,71</text:p>
          </table:table-cell>
          <table:table-cell office:value-type="float" office:value="2.724" calcext:value-type="float">
            <text:p>2,724</text:p>
          </table:table-cell>
          <table:table-cell office:value-type="float" office:value="2.73" calcext:value-type="float">
            <text:p>2,73</text:p>
          </table:table-cell>
          <table:table-cell office:value-type="float" office:value="2.672" calcext:value-type="float">
            <text:p>2,672</text:p>
          </table:table-cell>
          <table:table-cell office:value-type="float" office:value="1036258" calcext:value-type="float">
            <text:p>10362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6" calcext:value-type="float">
            <text:p>20180116</text:p>
          </table:table-cell>
          <table:table-cell office:value-type="float" office:value="2.73" calcext:value-type="float">
            <text:p>2,73</text:p>
          </table:table-cell>
          <table:table-cell office:value-type="float" office:value="2.722" calcext:value-type="float">
            <text:p>2,722</text:p>
          </table:table-cell>
          <table:table-cell office:value-type="float" office:value="2.762" calcext:value-type="float">
            <text:p>2,762</text:p>
          </table:table-cell>
          <table:table-cell office:value-type="float" office:value="2.69" calcext:value-type="float">
            <text:p>2,69</text:p>
          </table:table-cell>
          <table:table-cell office:value-type="float" office:value="890141" calcext:value-type="float">
            <text:p>89014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7" calcext:value-type="float">
            <text:p>20180117</text:p>
          </table:table-cell>
          <table:table-cell office:value-type="float" office:value="2.69" calcext:value-type="float">
            <text:p>2,69</text:p>
          </table:table-cell>
          <table:table-cell office:value-type="float" office:value="2.64" calcext:value-type="float">
            <text:p>2,64</text:p>
          </table:table-cell>
          <table:table-cell office:value-type="float" office:value="2.712" calcext:value-type="float">
            <text:p>2,712</text:p>
          </table:table-cell>
          <table:table-cell office:value-type="float" office:value="2.636" calcext:value-type="float">
            <text:p>2,636</text:p>
          </table:table-cell>
          <table:table-cell office:value-type="float" office:value="958340" calcext:value-type="float">
            <text:p>95834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18" calcext:value-type="float">
            <text:p>20180118</text:p>
          </table:table-cell>
          <table:table-cell office:value-type="float" office:value="2.668" calcext:value-type="float">
            <text:p>2,668</text:p>
          </table:table-cell>
          <table:table-cell office:value-type="float" office:value="2.578" calcext:value-type="float">
            <text:p>2,578</text:p>
          </table:table-cell>
          <table:table-cell office:value-type="float" office:value="2.67" calcext:value-type="float">
            <text:p>2,67</text:p>
          </table:table-cell>
          <table:table-cell office:value-type="float" office:value="2.572" calcext:value-type="float">
            <text:p>2,572</text:p>
          </table:table-cell>
          <table:table-cell office:value-type="float" office:value="1006503" calcext:value-type="float">
            <text:p>1006503</text:p>
          </table:table-cell>
          <table:table-cell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20180119" calcext:value-type="float">
            <text:p>20180119</text:p>
          </table:table-cell>
          <table:table-cell office:value-type="float" office:value="1.55" calcext:value-type="float">
            <text:p>1,55</text:p>
          </table:table-cell>
          <table:table-cell office:value-type="float" office:value="1.7" calcext:value-type="float">
            <text:p>1,7</text:p>
          </table:table-cell>
          <table:table-cell office:value-type="float" office:value="1.788" calcext:value-type="float">
            <text:p>1,788</text:p>
          </table:table-cell>
          <table:table-cell office:value-type="float" office:value="1.451" calcext:value-type="float">
            <text:p>1,451</text:p>
          </table:table-cell>
          <table:table-cell office:value-type="float" office:value="19932600" calcext:value-type="float">
            <text:p>19932600</text:p>
          </table:table-cell>
          <table:table-cell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float" office:value="20180122" calcext:value-type="float">
            <text:p>20180122</text:p>
          </table:table-cell>
          <table:table-cell office:value-type="float" office:value="1.8" calcext:value-type="float">
            <text:p>1,8</text:p>
          </table:table-cell>
          <table:table-cell office:value-type="float" office:value="1.817" calcext:value-type="float">
            <text:p>1,817</text:p>
          </table:table-cell>
          <table:table-cell office:value-type="float" office:value="1.88" calcext:value-type="float">
            <text:p>1,88</text:p>
          </table:table-cell>
          <table:table-cell office:value-type="float" office:value="1.731" calcext:value-type="float">
            <text:p>1,731</text:p>
          </table:table-cell>
          <table:table-cell office:value-type="float" office:value="7911878" calcext:value-type="float">
            <text:p>79118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23" calcext:value-type="float">
            <text:p>20180123</text:p>
          </table:table-cell>
          <table:table-cell office:value-type="float" office:value="1.9" calcext:value-type="float">
            <text:p>1,9</text:p>
          </table:table-cell>
          <table:table-cell office:value-type="float" office:value="1.869" calcext:value-type="float">
            <text:p>1,869</text:p>
          </table:table-cell>
          <table:table-cell office:value-type="float" office:value="1.915" calcext:value-type="float">
            <text:p>1,915</text:p>
          </table:table-cell>
          <table:table-cell office:value-type="float" office:value="1.854" calcext:value-type="float">
            <text:p>1,854</text:p>
          </table:table-cell>
          <table:table-cell office:value-type="float" office:value="4218462" calcext:value-type="float">
            <text:p>42184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24" calcext:value-type="float">
            <text:p>20180124</text:p>
          </table:table-cell>
          <table:table-cell office:value-type="float" office:value="1.892" calcext:value-type="float">
            <text:p>1,892</text:p>
          </table:table-cell>
          <table:table-cell office:value-type="float" office:value="1.868" calcext:value-type="float">
            <text:p>1,868</text:p>
          </table:table-cell>
          <table:table-cell office:value-type="float" office:value="1.902" calcext:value-type="float">
            <text:p>1,902</text:p>
          </table:table-cell>
          <table:table-cell office:value-type="float" office:value="1.852" calcext:value-type="float">
            <text:p>1,852</text:p>
          </table:table-cell>
          <table:table-cell office:value-type="float" office:value="2120738" calcext:value-type="float">
            <text:p>212073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25" calcext:value-type="float">
            <text:p>20180125</text:p>
          </table:table-cell>
          <table:table-cell office:value-type="float" office:value="1.872" calcext:value-type="float">
            <text:p>1,872</text:p>
          </table:table-cell>
          <table:table-cell office:value-type="float" office:value="1.813" calcext:value-type="float">
            <text:p>1,813</text:p>
          </table:table-cell>
          <table:table-cell office:value-type="float" office:value="1.881" calcext:value-type="float">
            <text:p>1,881</text:p>
          </table:table-cell>
          <table:table-cell office:value-type="float" office:value="1.8" calcext:value-type="float">
            <text:p>1,8</text:p>
          </table:table-cell>
          <table:table-cell office:value-type="float" office:value="1922570" calcext:value-type="float">
            <text:p>19225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26" calcext:value-type="float">
            <text:p>20180126</text:p>
          </table:table-cell>
          <table:table-cell office:value-type="float" office:value="1.81" calcext:value-type="float">
            <text:p>1,81</text:p>
          </table:table-cell>
          <table:table-cell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1.78" calcext:value-type="float">
            <text:p>1,78</text:p>
          </table:table-cell>
          <table:table-cell office:value-type="float" office:value="1261618" calcext:value-type="float">
            <text:p>12616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29" calcext:value-type="float">
            <text:p>20180129</text:p>
          </table:table-cell>
          <table:table-cell office:value-type="float" office:value="1.84" calcext:value-type="float">
            <text:p>1,84</text:p>
          </table:table-cell>
          <table:table-cell office:value-type="float" office:value="1.832" calcext:value-type="float">
            <text:p>1,832</text:p>
          </table:table-cell>
          <table:table-cell office:value-type="float" office:value="1.84" calcext:value-type="float">
            <text:p>1,84</text:p>
          </table:table-cell>
          <table:table-cell office:value-type="float" office:value="1.8" calcext:value-type="float">
            <text:p>1,8</text:p>
          </table:table-cell>
          <table:table-cell office:value-type="float" office:value="939640" calcext:value-type="float">
            <text:p>93964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30" calcext:value-type="float">
            <text:p>20180130</text:p>
          </table:table-cell>
          <table:table-cell office:value-type="float" office:value="1.82" calcext:value-type="float">
            <text:p>1,82</text:p>
          </table:table-cell>
          <table:table-cell office:value-type="float" office:value="1.775" calcext:value-type="float">
            <text:p>1,775</text:p>
          </table:table-cell>
          <table:table-cell office:value-type="float" office:value="1.826" calcext:value-type="float">
            <text:p>1,826</text:p>
          </table:table-cell>
          <table:table-cell office:value-type="float" office:value="1.76" calcext:value-type="float">
            <text:p>1,76</text:p>
          </table:table-cell>
          <table:table-cell office:value-type="float" office:value="1048128" calcext:value-type="float">
            <text:p>10481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131" calcext:value-type="float">
            <text:p>20180131</text:p>
          </table:table-cell>
          <table:table-cell office:value-type="float" office:value="1.821" calcext:value-type="float">
            <text:p>1,821</text:p>
          </table:table-cell>
          <table:table-cell office:value-type="float" office:value="1.728" calcext:value-type="float">
            <text:p>1,728</text:p>
          </table:table-cell>
          <table:table-cell office:value-type="float" office:value="1.821" calcext:value-type="float">
            <text:p>1,821</text:p>
          </table:table-cell>
          <table:table-cell office:value-type="float" office:value="1.715" calcext:value-type="float">
            <text:p>1,715</text:p>
          </table:table-cell>
          <table:table-cell office:value-type="float" office:value="1799094" calcext:value-type="float">
            <text:p>17990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1" calcext:value-type="float">
            <text:p>20180201</text:p>
          </table:table-cell>
          <table:table-cell office:value-type="float" office:value="1.74" calcext:value-type="float">
            <text:p>1,74</text:p>
          </table:table-cell>
          <table:table-cell office:value-type="float" office:value="1.737" calcext:value-type="float">
            <text:p>1,737</text:p>
          </table:table-cell>
          <table:table-cell office:value-type="float" office:value="1.778" calcext:value-type="float">
            <text:p>1,778</text:p>
          </table:table-cell>
          <table:table-cell office:value-type="float" office:value="1.73" calcext:value-type="float">
            <text:p>1,73</text:p>
          </table:table-cell>
          <table:table-cell office:value-type="float" office:value="1136495" calcext:value-type="float">
            <text:p>113649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2" calcext:value-type="float">
            <text:p>20180202</text:p>
          </table:table-cell>
          <table:table-cell office:value-type="float" office:value="1.748" calcext:value-type="float">
            <text:p>1,748</text:p>
          </table:table-cell>
          <table:table-cell office:value-type="float" office:value="1.714" calcext:value-type="float">
            <text:p>1,714</text:p>
          </table:table-cell>
          <table:table-cell office:value-type="float" office:value="1.771" calcext:value-type="float">
            <text:p>1,771</text:p>
          </table:table-cell>
          <table:table-cell office:value-type="float" office:value="1.701" calcext:value-type="float">
            <text:p>1,701</text:p>
          </table:table-cell>
          <table:table-cell office:value-type="float" office:value="788412" calcext:value-type="float">
            <text:p>7884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5" calcext:value-type="float">
            <text:p>20180205</text:p>
          </table:table-cell>
          <table:table-cell office:value-type="float" office:value="1.71" calcext:value-type="float">
            <text:p>1,71</text:p>
          </table:table-cell>
          <table:table-cell office:value-type="float" office:value="1.65" calcext:value-type="float">
            <text:p>1,65</text:p>
          </table:table-cell>
          <table:table-cell office:value-type="float" office:value="1.713" calcext:value-type="float">
            <text:p>1,713</text:p>
          </table:table-cell>
          <table:table-cell office:value-type="float" office:value="1.636" calcext:value-type="float">
            <text:p>1,636</text:p>
          </table:table-cell>
          <table:table-cell office:value-type="float" office:value="1625404" calcext:value-type="float">
            <text:p>16254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6" calcext:value-type="float">
            <text:p>20180206</text:p>
          </table:table-cell>
          <table:table-cell office:value-type="float" office:value="1.6" calcext:value-type="float">
            <text:p>1,6</text:p>
          </table:table-cell>
          <table:table-cell office:value-type="float" office:value="1.61" calcext:value-type="float">
            <text:p>1,61</text:p>
          </table:table-cell>
          <table:table-cell office:value-type="float" office:value="1.63" calcext:value-type="float">
            <text:p>1,63</text:p>
          </table:table-cell>
          <table:table-cell office:value-type="float" office:value="1.567" calcext:value-type="float">
            <text:p>1,567</text:p>
          </table:table-cell>
          <table:table-cell office:value-type="float" office:value="1309507" calcext:value-type="float">
            <text:p>130950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7" calcext:value-type="float">
            <text:p>20180207</text:p>
          </table:table-cell>
          <table:table-cell office:value-type="float" office:value="1.615" calcext:value-type="float">
            <text:p>1,615</text:p>
          </table:table-cell>
          <table:table-cell office:value-type="float" office:value="1.649" calcext:value-type="float">
            <text:p>1,649</text:p>
          </table:table-cell>
          <table:table-cell office:value-type="float" office:value="1.672" calcext:value-type="float">
            <text:p>1,672</text:p>
          </table:table-cell>
          <table:table-cell office:value-type="float" office:value="1.612" calcext:value-type="float">
            <text:p>1,612</text:p>
          </table:table-cell>
          <table:table-cell office:value-type="float" office:value="1402770" calcext:value-type="float">
            <text:p>14027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8" calcext:value-type="float">
            <text:p>20180208</text:p>
          </table:table-cell>
          <table:table-cell office:value-type="float" office:value="1.68" calcext:value-type="float">
            <text:p>1,68</text:p>
          </table:table-cell>
          <table:table-cell office:value-type="float" office:value="1.646" calcext:value-type="float">
            <text:p>1,646</text:p>
          </table:table-cell>
          <table:table-cell office:value-type="float" office:value="1.68" calcext:value-type="float">
            <text:p>1,68</text:p>
          </table:table-cell>
          <table:table-cell office:value-type="float" office:value="1.63" calcext:value-type="float">
            <text:p>1,63</text:p>
          </table:table-cell>
          <table:table-cell office:value-type="float" office:value="562634" calcext:value-type="float">
            <text:p>56263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09" calcext:value-type="float">
            <text:p>20180209</text:p>
          </table:table-cell>
          <table:table-cell office:value-type="float" office:value="1.649" calcext:value-type="float">
            <text:p>1,649</text:p>
          </table:table-cell>
          <table:table-cell office:value-type="float" office:value="1.632" calcext:value-type="float">
            <text:p>1,632</text:p>
          </table:table-cell>
          <table:table-cell office:value-type="float" office:value="1.664" calcext:value-type="float">
            <text:p>1,664</text:p>
          </table:table-cell>
          <table:table-cell office:value-type="float" office:value="1.61" calcext:value-type="float">
            <text:p>1,61</text:p>
          </table:table-cell>
          <table:table-cell office:value-type="float" office:value="607926" calcext:value-type="float">
            <text:p>60792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2" calcext:value-type="float">
            <text:p>20180212</text:p>
          </table:table-cell>
          <table:table-cell office:value-type="float" office:value="1.649" calcext:value-type="float">
            <text:p>1,649</text:p>
          </table:table-cell>
          <table:table-cell office:value-type="float" office:value="1.65" calcext:value-type="float">
            <text:p>1,65</text:p>
          </table:table-cell>
          <table:table-cell office:value-type="float" office:value="1.67" calcext:value-type="float">
            <text:p>1,67</text:p>
          </table:table-cell>
          <table:table-cell office:value-type="float" office:value="1.64" calcext:value-type="float">
            <text:p>1,64</text:p>
          </table:table-cell>
          <table:table-cell office:value-type="float" office:value="561160" calcext:value-type="float">
            <text:p>5611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3" calcext:value-type="float">
            <text:p>20180213</text:p>
          </table:table-cell>
          <table:table-cell office:value-type="float" office:value="1.65" calcext:value-type="float">
            <text:p>1,65</text:p>
          </table:table-cell>
          <table:table-cell office:value-type="float" office:value="1.624" calcext:value-type="float">
            <text:p>1,624</text:p>
          </table:table-cell>
          <table:table-cell office:value-type="float" office:value="1.665" calcext:value-type="float">
            <text:p>1,665</text:p>
          </table:table-cell>
          <table:table-cell office:value-type="float" office:value="1.611" calcext:value-type="float">
            <text:p>1,611</text:p>
          </table:table-cell>
          <table:table-cell office:value-type="float" office:value="864783" calcext:value-type="float">
            <text:p>8647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4" calcext:value-type="float">
            <text:p>20180214</text:p>
          </table:table-cell>
          <table:table-cell office:value-type="float" office:value="1.654" calcext:value-type="float">
            <text:p>1,654</text:p>
          </table:table-cell>
          <table:table-cell office:value-type="float" office:value="1.63" calcext:value-type="float">
            <text:p>1,63</text:p>
          </table:table-cell>
          <table:table-cell office:value-type="float" office:value="1.674" calcext:value-type="float">
            <text:p>1,674</text:p>
          </table:table-cell>
          <table:table-cell office:value-type="float" office:value="1.63" calcext:value-type="float">
            <text:p>1,63</text:p>
          </table:table-cell>
          <table:table-cell office:value-type="float" office:value="921200" calcext:value-type="float">
            <text:p>9212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5" calcext:value-type="float">
            <text:p>20180215</text:p>
          </table:table-cell>
          <table:table-cell office:value-type="float" office:value="1.643" calcext:value-type="float">
            <text:p>1,643</text:p>
          </table:table-cell>
          <table:table-cell office:value-type="float" office:value="1.713" calcext:value-type="float">
            <text:p>1,713</text:p>
          </table:table-cell>
          <table:table-cell office:value-type="float" office:value="1.755" calcext:value-type="float">
            <text:p>1,755</text:p>
          </table:table-cell>
          <table:table-cell office:value-type="float" office:value="1.643" calcext:value-type="float">
            <text:p>1,643</text:p>
          </table:table-cell>
          <table:table-cell office:value-type="float" office:value="1286406" calcext:value-type="float">
            <text:p>128640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6" calcext:value-type="float">
            <text:p>20180216</text:p>
          </table:table-cell>
          <table:table-cell office:value-type="float" office:value="1.754" calcext:value-type="float">
            <text:p>1,754</text:p>
          </table:table-cell>
          <table:table-cell office:value-type="float" office:value="1.72" calcext:value-type="float">
            <text:p>1,72</text:p>
          </table:table-cell>
          <table:table-cell office:value-type="float" office:value="1.754" calcext:value-type="float">
            <text:p>1,754</text:p>
          </table:table-cell>
          <table:table-cell office:value-type="float" office:value="1.71" calcext:value-type="float">
            <text:p>1,71</text:p>
          </table:table-cell>
          <table:table-cell office:value-type="float" office:value="926539" calcext:value-type="float">
            <text:p>9265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19" calcext:value-type="float">
            <text:p>20180219</text:p>
          </table:table-cell>
          <table:table-cell office:value-type="float" office:value="1.727" calcext:value-type="float">
            <text:p>1,727</text:p>
          </table:table-cell>
          <table:table-cell office:value-type="float" office:value="1.702" calcext:value-type="float">
            <text:p>1,702</text:p>
          </table:table-cell>
          <table:table-cell office:value-type="float" office:value="1.75" calcext:value-type="float">
            <text:p>1,75</text:p>
          </table:table-cell>
          <table:table-cell office:value-type="float" office:value="1.702" calcext:value-type="float">
            <text:p>1,702</text:p>
          </table:table-cell>
          <table:table-cell office:value-type="float" office:value="689256" calcext:value-type="float">
            <text:p>6892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0" calcext:value-type="float">
            <text:p>20180220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7" calcext:value-type="float">
            <text:p>1,697</text:p>
          </table:table-cell>
          <table:table-cell office:value-type="float" office:value="1.728" calcext:value-type="float">
            <text:p>1,728</text:p>
          </table:table-cell>
          <table:table-cell office:value-type="float" office:value="1.683" calcext:value-type="float">
            <text:p>1,683</text:p>
          </table:table-cell>
          <table:table-cell office:value-type="float" office:value="382260" calcext:value-type="float">
            <text:p>3822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1" calcext:value-type="float">
            <text:p>20180221</text:p>
          </table:table-cell>
          <table:table-cell office:value-type="float" office:value="1.69" calcext:value-type="float">
            <text:p>1,69</text:p>
          </table:table-cell>
          <table:table-cell office:value-type="float" office:value="1.699" calcext:value-type="float">
            <text:p>1,699</text:p>
          </table:table-cell>
          <table:table-cell office:value-type="float" office:value="1.723" calcext:value-type="float">
            <text:p>1,723</text:p>
          </table:table-cell>
          <table:table-cell office:value-type="float" office:value="1.674" calcext:value-type="float">
            <text:p>1,674</text:p>
          </table:table-cell>
          <table:table-cell office:value-type="float" office:value="366502" calcext:value-type="float">
            <text:p>3665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2" calcext:value-type="float">
            <text:p>20180222</text:p>
          </table:table-cell>
          <table:table-cell office:value-type="float" office:value="1.718" calcext:value-type="float">
            <text:p>1,718</text:p>
          </table:table-cell>
          <table:table-cell office:value-type="float" office:value="1.696" calcext:value-type="float">
            <text:p>1,696</text:p>
          </table:table-cell>
          <table:table-cell office:value-type="float" office:value="1.718" calcext:value-type="float">
            <text:p>1,718</text:p>
          </table:table-cell>
          <table:table-cell office:value-type="float" office:value="1.674" calcext:value-type="float">
            <text:p>1,674</text:p>
          </table:table-cell>
          <table:table-cell office:value-type="float" office:value="397415" calcext:value-type="float">
            <text:p>3974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3" calcext:value-type="float">
            <text:p>20180223</text:p>
          </table:table-cell>
          <table:table-cell office:value-type="float" office:value="1.706" calcext:value-type="float">
            <text:p>1,706</text:p>
          </table:table-cell>
          <table:table-cell office:value-type="float" office:value="1.702" calcext:value-type="float">
            <text:p>1,702</text:p>
          </table:table-cell>
          <table:table-cell office:value-type="float" office:value="1.712" calcext:value-type="float">
            <text:p>1,712</text:p>
          </table:table-cell>
          <table:table-cell office:value-type="float" office:value="1.659" calcext:value-type="float">
            <text:p>1,659</text:p>
          </table:table-cell>
          <table:table-cell office:value-type="float" office:value="504994" calcext:value-type="float">
            <text:p>5049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6" calcext:value-type="float">
            <text:p>20180226</text:p>
          </table:table-cell>
          <table:table-cell office:value-type="float" office:value="1.718" calcext:value-type="float">
            <text:p>1,718</text:p>
          </table:table-cell>
          <table:table-cell office:value-type="float" office:value="1.727" calcext:value-type="float">
            <text:p>1,727</text:p>
          </table:table-cell>
          <table:table-cell office:value-type="float" office:value="1.728" calcext:value-type="float">
            <text:p>1,728</text:p>
          </table:table-cell>
          <table:table-cell office:value-type="float" office:value="1.701" calcext:value-type="float">
            <text:p>1,701</text:p>
          </table:table-cell>
          <table:table-cell office:value-type="float" office:value="465791" calcext:value-type="float">
            <text:p>4657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7" calcext:value-type="float">
            <text:p>20180227</text:p>
          </table:table-cell>
          <table:table-cell office:value-type="float" office:value="1.713" calcext:value-type="float">
            <text:p>1,713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" calcext:value-type="float">
            <text:p>1,73</text:p>
          </table:table-cell>
          <table:table-cell office:value-type="float" office:value="1.711" calcext:value-type="float">
            <text:p>1,711</text:p>
          </table:table-cell>
          <table:table-cell office:value-type="float" office:value="394862" calcext:value-type="float">
            <text:p>39486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228" calcext:value-type="float">
            <text:p>20180228</text:p>
          </table:table-cell>
          <table:table-cell office:value-type="float" office:value="1.72" calcext:value-type="float">
            <text:p>1,72</text:p>
          </table:table-cell>
          <table:table-cell office:value-type="float" office:value="1.711" calcext:value-type="float">
            <text:p>1,711</text:p>
          </table:table-cell>
          <table:table-cell office:value-type="float" office:value="1.74" calcext:value-type="float">
            <text:p>1,74</text:p>
          </table:table-cell>
          <table:table-cell office:value-type="float" office:value="1.705" calcext:value-type="float">
            <text:p>1,705</text:p>
          </table:table-cell>
          <table:table-cell office:value-type="float" office:value="501438" calcext:value-type="float">
            <text:p>50143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1" calcext:value-type="float">
            <text:p>20180301</text:p>
          </table:table-cell>
          <table:table-cell office:value-type="float" office:value="1.69" calcext:value-type="float">
            <text:p>1,69</text:p>
          </table:table-cell>
          <table:table-cell office:value-type="float" office:value="1.703" calcext:value-type="float">
            <text:p>1,703</text:p>
          </table:table-cell>
          <table:table-cell office:value-type="float" office:value="1.729" calcext:value-type="float">
            <text:p>1,729</text:p>
          </table:table-cell>
          <table:table-cell office:value-type="float" office:value="1.663" calcext:value-type="float">
            <text:p>1,663</text:p>
          </table:table-cell>
          <table:table-cell office:value-type="float" office:value="682370" calcext:value-type="float">
            <text:p>6823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2" calcext:value-type="float">
            <text:p>20180302</text:p>
          </table:table-cell>
          <table:table-cell office:value-type="float" office:value="1.667" calcext:value-type="float">
            <text:p>1,667</text:p>
          </table:table-cell>
          <table:table-cell office:value-type="float" office:value="1.658" calcext:value-type="float">
            <text:p>1,658</text:p>
          </table:table-cell>
          <table:table-cell office:value-type="float" office:value="1.698" calcext:value-type="float">
            <text:p>1,698</text:p>
          </table:table-cell>
          <table:table-cell office:value-type="float" office:value="1.658" calcext:value-type="float">
            <text:p>1,658</text:p>
          </table:table-cell>
          <table:table-cell office:value-type="float" office:value="457790" calcext:value-type="float">
            <text:p>45779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5" calcext:value-type="float">
            <text:p>20180305</text:p>
          </table:table-cell>
          <table:table-cell office:value-type="float" office:value="1.662" calcext:value-type="float">
            <text:p>1,662</text:p>
          </table:table-cell>
          <table:table-cell office:value-type="float" office:value="1.68" calcext:value-type="float">
            <text:p>1,68</text:p>
          </table:table-cell>
          <table:table-cell office:value-type="float" office:value="1.69" calcext:value-type="float">
            <text:p>1,69</text:p>
          </table:table-cell>
          <table:table-cell office:value-type="float" office:value="1.64" calcext:value-type="float">
            <text:p>1,64</text:p>
          </table:table-cell>
          <table:table-cell office:value-type="float" office:value="506865" calcext:value-type="float">
            <text:p>50686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6" calcext:value-type="float">
            <text:p>20180306</text:p>
          </table:table-cell>
          <table:table-cell office:value-type="float" office:value="1.698" calcext:value-type="float">
            <text:p>1,698</text:p>
          </table:table-cell>
          <table:table-cell office:value-type="float" office:value="1.682" calcext:value-type="float">
            <text:p>1,682</text:p>
          </table:table-cell>
          <table:table-cell office:value-type="float" office:value="1.7" calcext:value-type="float">
            <text:p>1,7</text:p>
          </table:table-cell>
          <table:table-cell office:value-type="float" office:value="1.677" calcext:value-type="float">
            <text:p>1,677</text:p>
          </table:table-cell>
          <table:table-cell office:value-type="float" office:value="407410" calcext:value-type="float">
            <text:p>4074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7" calcext:value-type="float">
            <text:p>20180307</text:p>
          </table:table-cell>
          <table:table-cell office:value-type="float" office:value="1.68" calcext:value-type="float">
            <text:p>1,68</text:p>
          </table:table-cell>
          <table:table-cell office:value-type="float" office:value="1.695" calcext:value-type="float">
            <text:p>1,695</text:p>
          </table:table-cell>
          <table:table-cell office:value-type="float" office:value="1.699" calcext:value-type="float">
            <text:p>1,699</text:p>
          </table:table-cell>
          <table:table-cell office:value-type="float" office:value="1.672" calcext:value-type="float">
            <text:p>1,672</text:p>
          </table:table-cell>
          <table:table-cell office:value-type="float" office:value="502867" calcext:value-type="float">
            <text:p>5028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8" calcext:value-type="float">
            <text:p>20180308</text:p>
          </table:table-cell>
          <table:table-cell office:value-type="float" office:value="1.695" calcext:value-type="float">
            <text:p>1,695</text:p>
          </table:table-cell>
          <table:table-cell office:value-type="float" office:value="1.802" calcext:value-type="float">
            <text:p>1,802</text:p>
          </table:table-cell>
          <table:table-cell office:value-type="float" office:value="1.829" calcext:value-type="float">
            <text:p>1,829</text:p>
          </table:table-cell>
          <table:table-cell office:value-type="float" office:value="1.695" calcext:value-type="float">
            <text:p>1,695</text:p>
          </table:table-cell>
          <table:table-cell office:value-type="float" office:value="1431055" calcext:value-type="float">
            <text:p>14310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09" calcext:value-type="float">
            <text:p>20180309</text:p>
          </table:table-cell>
          <table:table-cell office:value-type="float" office:value="1.78" calcext:value-type="float">
            <text:p>1,78</text:p>
          </table:table-cell>
          <table:table-cell office:value-type="float" office:value="1.81" calcext:value-type="float">
            <text:p>1,81</text:p>
          </table:table-cell>
          <table:table-cell office:value-type="float" office:value="1.882" calcext:value-type="float">
            <text:p>1,882</text:p>
          </table:table-cell>
          <table:table-cell office:value-type="float" office:value="1.77" calcext:value-type="float">
            <text:p>1,77</text:p>
          </table:table-cell>
          <table:table-cell office:value-type="float" office:value="1341121" calcext:value-type="float">
            <text:p>13411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2" calcext:value-type="float">
            <text:p>20180312</text:p>
          </table:table-cell>
          <table:table-cell office:value-type="float" office:value="1.831" calcext:value-type="float">
            <text:p>1,831</text:p>
          </table:table-cell>
          <table:table-cell office:value-type="float" office:value="1.768" calcext:value-type="float">
            <text:p>1,768</text:p>
          </table:table-cell>
          <table:table-cell office:value-type="float" office:value="1.832" calcext:value-type="float">
            <text:p>1,832</text:p>
          </table:table-cell>
          <table:table-cell office:value-type="float" office:value="1.752" calcext:value-type="float">
            <text:p>1,752</text:p>
          </table:table-cell>
          <table:table-cell office:value-type="float" office:value="684494" calcext:value-type="float">
            <text:p>6844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3" calcext:value-type="float">
            <text:p>20180313</text:p>
          </table:table-cell>
          <table:table-cell office:value-type="float" office:value="1.77" calcext:value-type="float">
            <text:p>1,77</text:p>
          </table:table-cell>
          <table:table-cell office:value-type="float" office:value="1.75" calcext:value-type="float">
            <text:p>1,75</text:p>
          </table:table-cell>
          <table:table-cell office:value-type="float" office:value="1.785" calcext:value-type="float">
            <text:p>1,785</text:p>
          </table:table-cell>
          <table:table-cell office:value-type="float" office:value="1.75" calcext:value-type="float">
            <text:p>1,75</text:p>
          </table:table-cell>
          <table:table-cell office:value-type="float" office:value="587310" calcext:value-type="float">
            <text:p>5873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4" calcext:value-type="float">
            <text:p>20180314</text:p>
          </table:table-cell>
          <table:table-cell office:value-type="float" office:value="1.738" calcext:value-type="float">
            <text:p>1,738</text:p>
          </table:table-cell>
          <table:table-cell office:value-type="float" office:value="1.728" calcext:value-type="float">
            <text:p>1,728</text:p>
          </table:table-cell>
          <table:table-cell office:value-type="float" office:value="1.764" calcext:value-type="float">
            <text:p>1,764</text:p>
          </table:table-cell>
          <table:table-cell office:value-type="float" office:value="1.72" calcext:value-type="float">
            <text:p>1,72</text:p>
          </table:table-cell>
          <table:table-cell office:value-type="float" office:value="333354" calcext:value-type="float">
            <text:p>3333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5" calcext:value-type="float">
            <text:p>20180315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8" calcext:value-type="float">
            <text:p>1,708</text:p>
          </table:table-cell>
          <table:table-cell office:value-type="float" office:value="1.743" calcext:value-type="float">
            <text:p>1,743</text:p>
          </table:table-cell>
          <table:table-cell office:value-type="float" office:value="1.662" calcext:value-type="float">
            <text:p>1,662</text:p>
          </table:table-cell>
          <table:table-cell office:value-type="float" office:value="877104" calcext:value-type="float">
            <text:p>8771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6" calcext:value-type="float">
            <text:p>20180316</text:p>
          </table:table-cell>
          <table:table-cell office:value-type="float" office:value="1.701" calcext:value-type="float">
            <text:p>1,701</text:p>
          </table:table-cell>
          <table:table-cell office:value-type="float" office:value="1.68" calcext:value-type="float">
            <text:p>1,68</text:p>
          </table:table-cell>
          <table:table-cell office:value-type="float" office:value="1.719" calcext:value-type="float">
            <text:p>1,719</text:p>
          </table:table-cell>
          <table:table-cell office:value-type="float" office:value="1.671" calcext:value-type="float">
            <text:p>1,671</text:p>
          </table:table-cell>
          <table:table-cell office:value-type="float" office:value="481094" calcext:value-type="float">
            <text:p>4810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19" calcext:value-type="float">
            <text:p>20180319</text:p>
          </table:table-cell>
          <table:table-cell office:value-type="float" office:value="1.676" calcext:value-type="float">
            <text:p>1,676</text:p>
          </table:table-cell>
          <table:table-cell office:value-type="float" office:value="1.689" calcext:value-type="float">
            <text:p>1,689</text:p>
          </table:table-cell>
          <table:table-cell office:value-type="float" office:value="1.696" calcext:value-type="float">
            <text:p>1,696</text:p>
          </table:table-cell>
          <table:table-cell office:value-type="float" office:value="1.646" calcext:value-type="float">
            <text:p>1,646</text:p>
          </table:table-cell>
          <table:table-cell office:value-type="float" office:value="711328" calcext:value-type="float">
            <text:p>7113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0" calcext:value-type="float">
            <text:p>20180320</text:p>
          </table:table-cell>
          <table:table-cell office:value-type="float" office:value="1.69" calcext:value-type="float">
            <text:p>1,69</text:p>
          </table:table-cell>
          <table:table-cell office:value-type="float" office:value="1.652" calcext:value-type="float">
            <text:p>1,652</text:p>
          </table:table-cell>
          <table:table-cell office:value-type="float" office:value="1.691" calcext:value-type="float">
            <text:p>1,691</text:p>
          </table:table-cell>
          <table:table-cell office:value-type="float" office:value="1.651" calcext:value-type="float">
            <text:p>1,651</text:p>
          </table:table-cell>
          <table:table-cell office:value-type="float" office:value="477101" calcext:value-type="float">
            <text:p>4771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1" calcext:value-type="float">
            <text:p>20180321</text:p>
          </table:table-cell>
          <table:table-cell office:value-type="float" office:value="1.655" calcext:value-type="float">
            <text:p>1,655</text:p>
          </table:table-cell>
          <table:table-cell office:value-type="float" office:value="1.66" calcext:value-type="float">
            <text:p>1,66</text:p>
          </table:table-cell>
          <table:table-cell office:value-type="float" office:value="1.67" calcext:value-type="float">
            <text:p>1,67</text:p>
          </table:table-cell>
          <table:table-cell office:value-type="float" office:value="1.65" calcext:value-type="float">
            <text:p>1,65</text:p>
          </table:table-cell>
          <table:table-cell office:value-type="float" office:value="372135" calcext:value-type="float">
            <text:p>3721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2" calcext:value-type="float">
            <text:p>201803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22" calcext:value-type="float">
            <text:p>1,622</text:p>
          </table:table-cell>
          <table:table-cell office:value-type="float" office:value="1.65" calcext:value-type="float">
            <text:p>1,65</text:p>
          </table:table-cell>
          <table:table-cell office:value-type="float" office:value="1.62" calcext:value-type="float">
            <text:p>1,62</text:p>
          </table:table-cell>
          <table:table-cell office:value-type="float" office:value="552232" calcext:value-type="float">
            <text:p>5522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3" calcext:value-type="float">
            <text:p>20180323</text:p>
          </table:table-cell>
          <table:table-cell office:value-type="float" office:value="1.6" calcext:value-type="float">
            <text:p>1,6</text:p>
          </table:table-cell>
          <table:table-cell office:value-type="float" office:value="1.623" calcext:value-type="float">
            <text:p>1,623</text:p>
          </table:table-cell>
          <table:table-cell office:value-type="float" office:value="1.625" calcext:value-type="float">
            <text:p>1,625</text:p>
          </table:table-cell>
          <table:table-cell office:value-type="float" office:value="1.58" calcext:value-type="float">
            <text:p>1,58</text:p>
          </table:table-cell>
          <table:table-cell office:value-type="float" office:value="707387" calcext:value-type="float">
            <text:p>7073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6" calcext:value-type="float">
            <text:p>20180326</text:p>
          </table:table-cell>
          <table:table-cell office:value-type="float" office:value="1.682" calcext:value-type="float">
            <text:p>1,682</text:p>
          </table:table-cell>
          <table:table-cell office:value-type="float" office:value="1.61" calcext:value-type="float">
            <text:p>1,6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07" calcext:value-type="float">
            <text:p>1,607</text:p>
          </table:table-cell>
          <table:table-cell office:value-type="float" office:value="450412" calcext:value-type="float">
            <text:p>4504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7" calcext:value-type="float">
            <text:p>20180327</text:p>
          </table:table-cell>
          <table:table-cell office:value-type="float" office:value="1.654" calcext:value-type="float">
            <text:p>1,654</text:p>
          </table:table-cell>
          <table:table-cell office:value-type="float" office:value="1.641" calcext:value-type="float">
            <text:p>1,641</text:p>
          </table:table-cell>
          <table:table-cell office:value-type="float" office:value="1.66" calcext:value-type="float">
            <text:p>1,66</text:p>
          </table:table-cell>
          <table:table-cell office:value-type="float" office:value="1.59" calcext:value-type="float">
            <text:p>1,59</text:p>
          </table:table-cell>
          <table:table-cell office:value-type="float" office:value="576872" calcext:value-type="float">
            <text:p>57687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8" calcext:value-type="float">
            <text:p>20180328</text:p>
          </table:table-cell>
          <table:table-cell office:value-type="float" office:value="1.65" calcext:value-type="float">
            <text:p>1,65</text:p>
          </table:table-cell>
          <table:table-cell office:value-type="float" office:value="1.613" calcext:value-type="float">
            <text:p>1,613</text:p>
          </table:table-cell>
          <table:table-cell office:value-type="float" office:value="1.65" calcext:value-type="float">
            <text:p>1,65</text:p>
          </table:table-cell>
          <table:table-cell office:value-type="float" office:value="1.591" calcext:value-type="float">
            <text:p>1,591</text:p>
          </table:table-cell>
          <table:table-cell office:value-type="float" office:value="454220" calcext:value-type="float">
            <text:p>4542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329" calcext:value-type="float">
            <text:p>20180329</text:p>
          </table:table-cell>
          <table:table-cell office:value-type="float" office:value="1.62" calcext:value-type="float">
            <text:p>1,62</text:p>
          </table:table-cell>
          <table:table-cell office:value-type="float" office:value="1.648" calcext:value-type="float">
            <text:p>1,648</text:p>
          </table:table-cell>
          <table:table-cell office:value-type="float" office:value="1.649" calcext:value-type="float">
            <text:p>1,649</text:p>
          </table:table-cell>
          <table:table-cell office:value-type="float" office:value="1.61" calcext:value-type="float">
            <text:p>1,61</text:p>
          </table:table-cell>
          <table:table-cell office:value-type="float" office:value="367200" calcext:value-type="float">
            <text:p>3672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03" calcext:value-type="float">
            <text:p>20180403</text:p>
          </table:table-cell>
          <table:table-cell office:value-type="float" office:value="1.674" calcext:value-type="float">
            <text:p>1,674</text:p>
          </table:table-cell>
          <table:table-cell office:value-type="float" office:value="1.644" calcext:value-type="float">
            <text:p>1,644</text:p>
          </table:table-cell>
          <table:table-cell office:value-type="float" office:value="1.675" calcext:value-type="float">
            <text:p>1,675</text:p>
          </table:table-cell>
          <table:table-cell office:value-type="float" office:value="1.62" calcext:value-type="float">
            <text:p>1,62</text:p>
          </table:table-cell>
          <table:table-cell office:value-type="float" office:value="487159" calcext:value-type="float">
            <text:p>4871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04" calcext:value-type="float">
            <text:p>20180404</text:p>
          </table:table-cell>
          <table:table-cell office:value-type="float" office:value="1.63" calcext:value-type="float">
            <text:p>1,63</text:p>
          </table:table-cell>
          <table:table-cell office:value-type="float" office:value="1.61" calcext:value-type="float">
            <text:p>1,61</text:p>
          </table:table-cell>
          <table:table-cell office:value-type="float" office:value="1.639" calcext:value-type="float">
            <text:p>1,639</text:p>
          </table:table-cell>
          <table:table-cell office:value-type="float" office:value="1.6" calcext:value-type="float">
            <text:p>1,6</text:p>
          </table:table-cell>
          <table:table-cell office:value-type="float" office:value="566223" calcext:value-type="float">
            <text:p>56622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05" calcext:value-type="float">
            <text:p>20180405</text:p>
          </table:table-cell>
          <table:table-cell office:value-type="float" office:value="1.621" calcext:value-type="float">
            <text:p>1,621</text:p>
          </table:table-cell>
          <table:table-cell office:value-type="float" office:value="1.625" calcext:value-type="float">
            <text:p>1,625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537325" calcext:value-type="float">
            <text:p>53732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06" calcext:value-type="float">
            <text:p>20180406</text:p>
          </table:table-cell>
          <table:table-cell office:value-type="float" office:value="1.615" calcext:value-type="float">
            <text:p>1,615</text:p>
          </table:table-cell>
          <table:table-cell office:value-type="float" office:value="1.65" calcext:value-type="float">
            <text:p>1,65</text:p>
          </table:table-cell>
          <table:table-cell office:value-type="float" office:value="1.67" calcext:value-type="float">
            <text:p>1,67</text:p>
          </table:table-cell>
          <table:table-cell office:value-type="float" office:value="1.61" calcext:value-type="float">
            <text:p>1,61</text:p>
          </table:table-cell>
          <table:table-cell office:value-type="float" office:value="414599" calcext:value-type="float">
            <text:p>4145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09" calcext:value-type="float">
            <text:p>20180409</text:p>
          </table:table-cell>
          <table:table-cell office:value-type="float" office:value="1.789" calcext:value-type="float">
            <text:p>1,789</text:p>
          </table:table-cell>
          <table:table-cell office:value-type="float" office:value="1.77" calcext:value-type="float">
            <text:p>1,77</text:p>
          </table:table-cell>
          <table:table-cell office:value-type="float" office:value="1.79" calcext:value-type="float">
            <text:p>1,79</text:p>
          </table:table-cell>
          <table:table-cell office:value-type="float" office:value="1.666" calcext:value-type="float">
            <text:p>1,666</text:p>
          </table:table-cell>
          <table:table-cell office:value-type="float" office:value="1925894" calcext:value-type="float">
            <text:p>19258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0" calcext:value-type="float">
            <text:p>20180410</text:p>
          </table:table-cell>
          <table:table-cell office:value-type="float" office:value="1.79" calcext:value-type="float">
            <text:p>1,79</text:p>
          </table:table-cell>
          <table:table-cell office:value-type="float" office:value="1.721" calcext:value-type="float">
            <text:p>1,721</text:p>
          </table:table-cell>
          <table:table-cell office:value-type="float" office:value="1.79" calcext:value-type="float">
            <text:p>1,79</text:p>
          </table:table-cell>
          <table:table-cell office:value-type="float" office:value="1.69" calcext:value-type="float">
            <text:p>1,69</text:p>
          </table:table-cell>
          <table:table-cell office:value-type="float" office:value="934866" calcext:value-type="float">
            <text:p>93486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1" calcext:value-type="float">
            <text:p>20180411</text:p>
          </table:table-cell>
          <table:table-cell office:value-type="float" office:value="1.721" calcext:value-type="float">
            <text:p>1,721</text:p>
          </table:table-cell>
          <table:table-cell office:value-type="float" office:value="1.706" calcext:value-type="float">
            <text:p>1,706</text:p>
          </table:table-cell>
          <table:table-cell office:value-type="float" office:value="1.76" calcext:value-type="float">
            <text:p>1,76</text:p>
          </table:table-cell>
          <table:table-cell office:value-type="float" office:value="1.696" calcext:value-type="float">
            <text:p>1,696</text:p>
          </table:table-cell>
          <table:table-cell office:value-type="float" office:value="476391" calcext:value-type="float">
            <text:p>4763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2" calcext:value-type="float">
            <text:p>20180412</text:p>
          </table:table-cell>
          <table:table-cell office:value-type="float" office:value="1.701" calcext:value-type="float">
            <text:p>1,701</text:p>
          </table:table-cell>
          <table:table-cell office:value-type="float" office:value="1.722" calcext:value-type="float">
            <text:p>1,722</text:p>
          </table:table-cell>
          <table:table-cell office:value-type="float" office:value="1.73" calcext:value-type="float">
            <text:p>1,73</text:p>
          </table:table-cell>
          <table:table-cell office:value-type="float" office:value="1.671" calcext:value-type="float">
            <text:p>1,671</text:p>
          </table:table-cell>
          <table:table-cell office:value-type="float" office:value="445716" calcext:value-type="float">
            <text:p>44571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3" calcext:value-type="float">
            <text:p>20180413</text:p>
          </table:table-cell>
          <table:table-cell office:value-type="float" office:value="1.721" calcext:value-type="float">
            <text:p>1,721</text:p>
          </table:table-cell>
          <table:table-cell office:value-type="float" office:value="1.725" calcext:value-type="float">
            <text:p>1,725</text:p>
          </table:table-cell>
          <table:table-cell office:value-type="float" office:value="1.741" calcext:value-type="float">
            <text:p>1,741</text:p>
          </table:table-cell>
          <table:table-cell office:value-type="float" office:value="1.709" calcext:value-type="float">
            <text:p>1,709</text:p>
          </table:table-cell>
          <table:table-cell office:value-type="float" office:value="313811" calcext:value-type="float">
            <text:p>31381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6" calcext:value-type="float">
            <text:p>20180416</text:p>
          </table:table-cell>
          <table:table-cell office:value-type="float" office:value="1.752" calcext:value-type="float">
            <text:p>1,752</text:p>
          </table:table-cell>
          <table:table-cell office:value-type="float" office:value="1.688" calcext:value-type="float">
            <text:p>1,688</text:p>
          </table:table-cell>
          <table:table-cell office:value-type="float" office:value="1.756" calcext:value-type="float">
            <text:p>1,756</text:p>
          </table:table-cell>
          <table:table-cell office:value-type="float" office:value="1.685" calcext:value-type="float">
            <text:p>1,685</text:p>
          </table:table-cell>
          <table:table-cell office:value-type="float" office:value="561731" calcext:value-type="float">
            <text:p>5617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7" calcext:value-type="float">
            <text:p>20180417</text:p>
          </table:table-cell>
          <table:table-cell office:value-type="float" office:value="1.688" calcext:value-type="float">
            <text:p>1,688</text:p>
          </table:table-cell>
          <table:table-cell office:value-type="float" office:value="1.684" calcext:value-type="float">
            <text:p>1,684</text:p>
          </table:table-cell>
          <table:table-cell office:value-type="float" office:value="1.712" calcext:value-type="float">
            <text:p>1,712</text:p>
          </table:table-cell>
          <table:table-cell office:value-type="float" office:value="1.657" calcext:value-type="float">
            <text:p>1,657</text:p>
          </table:table-cell>
          <table:table-cell office:value-type="float" office:value="418814" calcext:value-type="float">
            <text:p>4188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8" calcext:value-type="float">
            <text:p>20180418</text:p>
          </table:table-cell>
          <table:table-cell table:number-columns-repeated="2" office:value-type="float" office:value="1.685" calcext:value-type="float">
            <text:p>1,685</text:p>
          </table:table-cell>
          <table:table-cell office:value-type="float" office:value="1.703" calcext:value-type="float">
            <text:p>1,703</text:p>
          </table:table-cell>
          <table:table-cell office:value-type="float" office:value="1.682" calcext:value-type="float">
            <text:p>1,682</text:p>
          </table:table-cell>
          <table:table-cell office:value-type="float" office:value="386104" calcext:value-type="float">
            <text:p>3861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19" calcext:value-type="float">
            <text:p>20180419</text:p>
          </table:table-cell>
          <table:table-cell office:value-type="float" office:value="1.705" calcext:value-type="float">
            <text:p>1,705</text:p>
          </table:table-cell>
          <table:table-cell office:value-type="float" office:value="1.715" calcext:value-type="float">
            <text:p>1,715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6" calcext:value-type="float">
            <text:p>1,686</text:p>
          </table:table-cell>
          <table:table-cell office:value-type="float" office:value="247217" calcext:value-type="float">
            <text:p>2472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0" calcext:value-type="float">
            <text:p>20180420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5" calcext:value-type="float">
            <text:p>1,685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5" calcext:value-type="float">
            <text:p>1,685</text:p>
          </table:table-cell>
          <table:table-cell office:value-type="float" office:value="421836" calcext:value-type="float">
            <text:p>42183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3" calcext:value-type="float">
            <text:p>20180423</text:p>
          </table:table-cell>
          <table:table-cell office:value-type="float" office:value="1.722" calcext:value-type="float">
            <text:p>1,722</text:p>
          </table:table-cell>
          <table:table-cell office:value-type="float" office:value="1.687" calcext:value-type="float">
            <text:p>1,687</text:p>
          </table:table-cell>
          <table:table-cell office:value-type="float" office:value="1.722" calcext:value-type="float">
            <text:p>1,722</text:p>
          </table:table-cell>
          <table:table-cell office:value-type="float" office:value="1.68" calcext:value-type="float">
            <text:p>1,68</text:p>
          </table:table-cell>
          <table:table-cell office:value-type="float" office:value="338769" calcext:value-type="float">
            <text:p>3387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4" calcext:value-type="float">
            <text:p>20180424</text:p>
          </table:table-cell>
          <table:table-cell office:value-type="float" office:value="1.681" calcext:value-type="float">
            <text:p>1,681</text:p>
          </table:table-cell>
          <table:table-cell office:value-type="float" office:value="1.645" calcext:value-type="float">
            <text:p>1,645</text:p>
          </table:table-cell>
          <table:table-cell office:value-type="float" office:value="1.7" calcext:value-type="float">
            <text:p>1,7</text:p>
          </table:table-cell>
          <table:table-cell office:value-type="float" office:value="1.635" calcext:value-type="float">
            <text:p>1,635</text:p>
          </table:table-cell>
          <table:table-cell office:value-type="float" office:value="448817" calcext:value-type="float">
            <text:p>4488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5" calcext:value-type="float">
            <text:p>20180425</text:p>
          </table:table-cell>
          <table:table-cell office:value-type="float" office:value="1.624" calcext:value-type="float">
            <text:p>1,624</text:p>
          </table:table-cell>
          <table:table-cell office:value-type="float" office:value="1.634" calcext:value-type="float">
            <text:p>1,63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351923" calcext:value-type="float">
            <text:p>35192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6" calcext:value-type="float">
            <text:p>20180426</text:p>
          </table:table-cell>
          <table:table-cell office:value-type="float" office:value="1.639" calcext:value-type="float">
            <text:p>1,639</text:p>
          </table:table-cell>
          <table:table-cell office:value-type="float" office:value="1.655" calcext:value-type="float">
            <text:p>1,655</text:p>
          </table:table-cell>
          <table:table-cell office:value-type="float" office:value="1.662" calcext:value-type="float">
            <text:p>1,662</text:p>
          </table:table-cell>
          <table:table-cell office:value-type="float" office:value="1.625" calcext:value-type="float">
            <text:p>1,625</text:p>
          </table:table-cell>
          <table:table-cell office:value-type="float" office:value="227091" calcext:value-type="float">
            <text:p>2270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27" calcext:value-type="float">
            <text:p>2018042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55" calcext:value-type="float">
            <text:p>1,655</text:p>
          </table:table-cell>
          <table:table-cell office:value-type="float" office:value="1.688" calcext:value-type="float">
            <text:p>1,688</text:p>
          </table:table-cell>
          <table:table-cell office:value-type="float" office:value="1.653" calcext:value-type="float">
            <text:p>1,653</text:p>
          </table:table-cell>
          <table:table-cell office:value-type="float" office:value="432939" calcext:value-type="float">
            <text:p>4329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430" calcext:value-type="float">
            <text:p>20180430</text:p>
          </table:table-cell>
          <table:table-cell office:value-type="float" office:value="1.61" calcext:value-type="float">
            <text:p>1,61</text:p>
          </table:table-cell>
          <table:table-cell office:value-type="float" office:value="1.626" calcext:value-type="float">
            <text:p>1,626</text:p>
          </table:table-cell>
          <table:table-cell office:value-type="float" office:value="1.648" calcext:value-type="float">
            <text:p>1,648</text:p>
          </table:table-cell>
          <table:table-cell office:value-type="float" office:value="1.61" calcext:value-type="float">
            <text:p>1,61</text:p>
          </table:table-cell>
          <table:table-cell office:value-type="float" office:value="479924" calcext:value-type="float">
            <text:p>47992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2" calcext:value-type="float">
            <text:p>20180502</text:p>
          </table:table-cell>
          <table:table-cell office:value-type="float" office:value="1.63" calcext:value-type="float">
            <text:p>1,63</text:p>
          </table:table-cell>
          <table:table-cell office:value-type="float" office:value="1.622" calcext:value-type="float">
            <text:p>1,622</text:p>
          </table:table-cell>
          <table:table-cell office:value-type="float" office:value="1.635" calcext:value-type="float">
            <text:p>1,635</text:p>
          </table:table-cell>
          <table:table-cell office:value-type="float" office:value="1.621" calcext:value-type="float">
            <text:p>1,621</text:p>
          </table:table-cell>
          <table:table-cell office:value-type="float" office:value="104375" calcext:value-type="float">
            <text:p>1043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3" calcext:value-type="float">
            <text:p>20180503</text:p>
          </table:table-cell>
          <table:table-cell office:value-type="float" office:value="1.637" calcext:value-type="float">
            <text:p>1,637</text:p>
          </table:table-cell>
          <table:table-cell office:value-type="float" office:value="1.635" calcext:value-type="float">
            <text:p>1,635</text:p>
          </table:table-cell>
          <table:table-cell office:value-type="float" office:value="1.64" calcext:value-type="float">
            <text:p>1,64</text:p>
          </table:table-cell>
          <table:table-cell office:value-type="float" office:value="1.626" calcext:value-type="float">
            <text:p>1,626</text:p>
          </table:table-cell>
          <table:table-cell office:value-type="float" office:value="131191" calcext:value-type="float">
            <text:p>1311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4" calcext:value-type="float">
            <text:p>20180504</text:p>
          </table:table-cell>
          <table:table-cell office:value-type="float" office:value="1.636" calcext:value-type="float">
            <text:p>1,636</text:p>
          </table:table-cell>
          <table:table-cell office:value-type="float" office:value="1.62" calcext:value-type="float">
            <text:p>1,62</text:p>
          </table:table-cell>
          <table:table-cell office:value-type="float" office:value="1.648" calcext:value-type="float">
            <text:p>1,648</text:p>
          </table:table-cell>
          <table:table-cell office:value-type="float" office:value="1.62" calcext:value-type="float">
            <text:p>1,62</text:p>
          </table:table-cell>
          <table:table-cell office:value-type="float" office:value="408174" calcext:value-type="float">
            <text:p>4081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7" calcext:value-type="float">
            <text:p>20180507</text:p>
          </table:table-cell>
          <table:table-cell office:value-type="float" office:value="1.638" calcext:value-type="float">
            <text:p>1,638</text:p>
          </table:table-cell>
          <table:table-cell office:value-type="float" office:value="1.661" calcext:value-type="float">
            <text:p>1,661</text:p>
          </table:table-cell>
          <table:table-cell office:value-type="float" office:value="1.668" calcext:value-type="float">
            <text:p>1,668</text:p>
          </table:table-cell>
          <table:table-cell office:value-type="float" office:value="1.622" calcext:value-type="float">
            <text:p>1,622</text:p>
          </table:table-cell>
          <table:table-cell office:value-type="float" office:value="807705" calcext:value-type="float">
            <text:p>8077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8" calcext:value-type="float">
            <text:p>20180508</text:p>
          </table:table-cell>
          <table:table-cell office:value-type="float" office:value="1.668" calcext:value-type="float">
            <text:p>1,668</text:p>
          </table:table-cell>
          <table:table-cell office:value-type="float" office:value="1.661" calcext:value-type="float">
            <text:p>1,661</text:p>
          </table:table-cell>
          <table:table-cell office:value-type="float" office:value="1.673" calcext:value-type="float">
            <text:p>1,673</text:p>
          </table:table-cell>
          <table:table-cell office:value-type="float" office:value="1.65" calcext:value-type="float">
            <text:p>1,65</text:p>
          </table:table-cell>
          <table:table-cell office:value-type="float" office:value="144955" calcext:value-type="float">
            <text:p>1449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09" calcext:value-type="float">
            <text:p>20180509</text:p>
          </table:table-cell>
          <table:table-cell office:value-type="float" office:value="1.67" calcext:value-type="float">
            <text:p>1,67</text:p>
          </table:table-cell>
          <table:table-cell office:value-type="float" office:value="1.673" calcext:value-type="float">
            <text:p>1,673</text:p>
          </table:table-cell>
          <table:table-cell office:value-type="float" office:value="1.687" calcext:value-type="float">
            <text:p>1,687</text:p>
          </table:table-cell>
          <table:table-cell office:value-type="float" office:value="1.665" calcext:value-type="float">
            <text:p>1,665</text:p>
          </table:table-cell>
          <table:table-cell office:value-type="float" office:value="350647" calcext:value-type="float">
            <text:p>35064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0" calcext:value-type="float">
            <text:p>20180510</text:p>
          </table:table-cell>
          <table:table-cell office:value-type="float" office:value="1.669" calcext:value-type="float">
            <text:p>1,669</text:p>
          </table:table-cell>
          <table:table-cell office:value-type="float" office:value="1.658" calcext:value-type="float">
            <text:p>1,658</text:p>
          </table:table-cell>
          <table:table-cell office:value-type="float" office:value="1.684" calcext:value-type="float">
            <text:p>1,684</text:p>
          </table:table-cell>
          <table:table-cell office:value-type="float" office:value="1.654" calcext:value-type="float">
            <text:p>1,654</text:p>
          </table:table-cell>
          <table:table-cell office:value-type="float" office:value="270979" calcext:value-type="float">
            <text:p>2709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1" calcext:value-type="float">
            <text:p>20180511</text:p>
          </table:table-cell>
          <table:table-cell office:value-type="float" office:value="1.684" calcext:value-type="float">
            <text:p>1,684</text:p>
          </table:table-cell>
          <table:table-cell office:value-type="float" office:value="1.668" calcext:value-type="float">
            <text:p>1,668</text:p>
          </table:table-cell>
          <table:table-cell office:value-type="float" office:value="1.684" calcext:value-type="float">
            <text:p>1,684</text:p>
          </table:table-cell>
          <table:table-cell office:value-type="float" office:value="1.653" calcext:value-type="float">
            <text:p>1,653</text:p>
          </table:table-cell>
          <table:table-cell office:value-type="float" office:value="307623" calcext:value-type="float">
            <text:p>30762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4" calcext:value-type="float">
            <text:p>20180514</text:p>
          </table:table-cell>
          <table:table-cell office:value-type="float" office:value="1.679" calcext:value-type="float">
            <text:p>1,679</text:p>
          </table:table-cell>
          <table:table-cell office:value-type="float" office:value="1.68" calcext:value-type="float">
            <text:p>1,68</text:p>
          </table:table-cell>
          <table:table-cell office:value-type="float" office:value="1.699" calcext:value-type="float">
            <text:p>1,699</text:p>
          </table:table-cell>
          <table:table-cell office:value-type="float" office:value="1.666" calcext:value-type="float">
            <text:p>1,666</text:p>
          </table:table-cell>
          <table:table-cell office:value-type="float" office:value="306852" calcext:value-type="float">
            <text:p>30685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5" calcext:value-type="float">
            <text:p>20180515</text:p>
          </table:table-cell>
          <table:table-cell table:number-columns-repeated="2" office:value-type="float" office:value="1.665" calcext:value-type="float">
            <text:p>1,665</text:p>
          </table:table-cell>
          <table:table-cell office:value-type="float" office:value="1.685" calcext:value-type="float">
            <text:p>1,685</text:p>
          </table:table-cell>
          <table:table-cell office:value-type="float" office:value="1.665" calcext:value-type="float">
            <text:p>1,665</text:p>
          </table:table-cell>
          <table:table-cell office:value-type="float" office:value="205044" calcext:value-type="float">
            <text:p>20504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6" calcext:value-type="float">
            <text:p>20180516</text:p>
          </table:table-cell>
          <table:table-cell office:value-type="float" office:value="1.665" calcext:value-type="float">
            <text:p>1,665</text:p>
          </table:table-cell>
          <table:table-cell office:value-type="float" office:value="1.64" calcext:value-type="float">
            <text:p>1,64</text:p>
          </table:table-cell>
          <table:table-cell office:value-type="float" office:value="1.679" calcext:value-type="float">
            <text:p>1,679</text:p>
          </table:table-cell>
          <table:table-cell office:value-type="float" office:value="1.64" calcext:value-type="float">
            <text:p>1,64</text:p>
          </table:table-cell>
          <table:table-cell office:value-type="float" office:value="266853" calcext:value-type="float">
            <text:p>2668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7" calcext:value-type="float">
            <text:p>20180517</text:p>
          </table:table-cell>
          <table:table-cell office:value-type="float" office:value="1.633" calcext:value-type="float">
            <text:p>1,633</text:p>
          </table:table-cell>
          <table:table-cell office:value-type="float" office:value="1.635" calcext:value-type="float">
            <text:p>1,635</text:p>
          </table:table-cell>
          <table:table-cell office:value-type="float" office:value="1.65" calcext:value-type="float">
            <text:p>1,65</text:p>
          </table:table-cell>
          <table:table-cell office:value-type="float" office:value="1.63" calcext:value-type="float">
            <text:p>1,63</text:p>
          </table:table-cell>
          <table:table-cell office:value-type="float" office:value="253737" calcext:value-type="float">
            <text:p>2537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18" calcext:value-type="float">
            <text:p>20180518</text:p>
          </table:table-cell>
          <table:table-cell office:value-type="float" office:value="1.641" calcext:value-type="float">
            <text:p>1,641</text:p>
          </table:table-cell>
          <table:table-cell office:value-type="float" office:value="1.631" calcext:value-type="float">
            <text:p>1,631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343029" calcext:value-type="float">
            <text:p>34302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1" calcext:value-type="float">
            <text:p>20180521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316369" calcext:value-type="float">
            <text:p>3163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2" calcext:value-type="float">
            <text:p>20180522</text:p>
          </table:table-cell>
          <table:table-cell office:value-type="float" office:value="1.611" calcext:value-type="float">
            <text:p>1,611</text:p>
          </table:table-cell>
          <table:table-cell office:value-type="float" office:value="1.622" calcext:value-type="float">
            <text:p>1,6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01" calcext:value-type="float">
            <text:p>1,601</text:p>
          </table:table-cell>
          <table:table-cell office:value-type="float" office:value="222187" calcext:value-type="float">
            <text:p>2221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3" calcext:value-type="float">
            <text:p>20180523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623" calcext:value-type="float">
            <text:p>1,623</text:p>
          </table:table-cell>
          <table:table-cell office:value-type="float" office:value="1.602" calcext:value-type="float">
            <text:p>1,602</text:p>
          </table:table-cell>
          <table:table-cell office:value-type="float" office:value="387335" calcext:value-type="float">
            <text:p>3873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4" calcext:value-type="float">
            <text:p>20180524</text:p>
          </table:table-cell>
          <table:table-cell office:value-type="float" office:value="1.625" calcext:value-type="float">
            <text:p>1,625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606" calcext:value-type="float">
            <text:p>1,606</text:p>
          </table:table-cell>
          <table:table-cell office:value-type="float" office:value="498371" calcext:value-type="float">
            <text:p>4983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5" calcext:value-type="float">
            <text:p>20180525</text:p>
          </table:table-cell>
          <table:table-cell office:value-type="float" office:value="1.63" calcext:value-type="float">
            <text:p>1,63</text:p>
          </table:table-cell>
          <table:table-cell office:value-type="float" office:value="1.619" calcext:value-type="float">
            <text:p>1,619</text:p>
          </table:table-cell>
          <table:table-cell office:value-type="float" office:value="1.633" calcext:value-type="float">
            <text:p>1,633</text:p>
          </table:table-cell>
          <table:table-cell office:value-type="float" office:value="1.6" calcext:value-type="float">
            <text:p>1,6</text:p>
          </table:table-cell>
          <table:table-cell office:value-type="float" office:value="526828" calcext:value-type="float">
            <text:p>5268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8" calcext:value-type="float">
            <text:p>20180528</text:p>
          </table:table-cell>
          <table:table-cell office:value-type="float" office:value="1.51" calcext:value-type="float">
            <text:p>1,51</text:p>
          </table:table-cell>
          <table:table-cell office:value-type="float" office:value="1.53" calcext:value-type="float">
            <text:p>1,53</text:p>
          </table:table-cell>
          <table:table-cell office:value-type="float" office:value="1.62" calcext:value-type="float">
            <text:p>1,62</text:p>
          </table:table-cell>
          <table:table-cell office:value-type="float" office:value="1.509" calcext:value-type="float">
            <text:p>1,509</text:p>
          </table:table-cell>
          <table:table-cell office:value-type="float" office:value="767731" calcext:value-type="float">
            <text:p>7677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29" calcext:value-type="float">
            <text:p>20180529</text:p>
          </table:table-cell>
          <table:table-cell office:value-type="float" office:value="1.5" calcext:value-type="float">
            <text:p>1,5</text:p>
          </table:table-cell>
          <table:table-cell office:value-type="float" office:value="1.426" calcext:value-type="float">
            <text:p>1,426</text:p>
          </table:table-cell>
          <table:table-cell office:value-type="float" office:value="1.5" calcext:value-type="float">
            <text:p>1,5</text:p>
          </table:table-cell>
          <table:table-cell office:value-type="float" office:value="1.41" calcext:value-type="float">
            <text:p>1,41</text:p>
          </table:table-cell>
          <table:table-cell office:value-type="float" office:value="1843081" calcext:value-type="float">
            <text:p>184308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30" calcext:value-type="float">
            <text:p>20180530</text:p>
          </table:table-cell>
          <table:table-cell office:value-type="float" office:value="1.431" calcext:value-type="float">
            <text:p>1,431</text:p>
          </table:table-cell>
          <table:table-cell office:value-type="float" office:value="1.461" calcext:value-type="float">
            <text:p>1,461</text:p>
          </table:table-cell>
          <table:table-cell office:value-type="float" office:value="1.485" calcext:value-type="float">
            <text:p>1,485</text:p>
          </table:table-cell>
          <table:table-cell office:value-type="float" office:value="1.4" calcext:value-type="float">
            <text:p>1,4</text:p>
          </table:table-cell>
          <table:table-cell office:value-type="float" office:value="743771" calcext:value-type="float">
            <text:p>7437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531" calcext:value-type="float">
            <text:p>20180531</text:p>
          </table:table-cell>
          <table:table-cell office:value-type="float" office:value="1.464" calcext:value-type="float">
            <text:p>1,464</text:p>
          </table:table-cell>
          <table:table-cell office:value-type="float" office:value="1.438" calcext:value-type="float">
            <text:p>1,438</text:p>
          </table:table-cell>
          <table:table-cell office:value-type="float" office:value="1.49" calcext:value-type="float">
            <text:p>1,49</text:p>
          </table:table-cell>
          <table:table-cell office:value-type="float" office:value="1.413" calcext:value-type="float">
            <text:p>1,413</text:p>
          </table:table-cell>
          <table:table-cell office:value-type="float" office:value="759045" calcext:value-type="float">
            <text:p>75904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1" calcext:value-type="float">
            <text:p>20180601</text:p>
          </table:table-cell>
          <table:table-cell office:value-type="float" office:value="1.437" calcext:value-type="float">
            <text:p>1,437</text:p>
          </table:table-cell>
          <table:table-cell office:value-type="float" office:value="1.468" calcext:value-type="float">
            <text:p>1,468</text:p>
          </table:table-cell>
          <table:table-cell office:value-type="float" office:value="1.469" calcext:value-type="float">
            <text:p>1,469</text:p>
          </table:table-cell>
          <table:table-cell office:value-type="float" office:value="1.428" calcext:value-type="float">
            <text:p>1,428</text:p>
          </table:table-cell>
          <table:table-cell office:value-type="float" office:value="422969" calcext:value-type="float">
            <text:p>4229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4" calcext:value-type="float">
            <text:p>20180604</text:p>
          </table:table-cell>
          <table:table-cell office:value-type="float" office:value="1.493" calcext:value-type="float">
            <text:p>1,493</text:p>
          </table:table-cell>
          <table:table-cell office:value-type="float" office:value="1.496" calcext:value-type="float">
            <text:p>1,496</text:p>
          </table:table-cell>
          <table:table-cell office:value-type="float" office:value="1.526" calcext:value-type="float">
            <text:p>1,526</text:p>
          </table:table-cell>
          <table:table-cell office:value-type="float" office:value="1.485" calcext:value-type="float">
            <text:p>1,485</text:p>
          </table:table-cell>
          <table:table-cell office:value-type="float" office:value="570056" calcext:value-type="float">
            <text:p>5700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5" calcext:value-type="float">
            <text:p>20180605</text:p>
          </table:table-cell>
          <table:table-cell office:value-type="float" office:value="1.521" calcext:value-type="float">
            <text:p>1,521</text:p>
          </table:table-cell>
          <table:table-cell office:value-type="float" office:value="1.488" calcext:value-type="float">
            <text:p>1,488</text:p>
          </table:table-cell>
          <table:table-cell office:value-type="float" office:value="1.521" calcext:value-type="float">
            <text:p>1,521</text:p>
          </table:table-cell>
          <table:table-cell office:value-type="float" office:value="1.456" calcext:value-type="float">
            <text:p>1,456</text:p>
          </table:table-cell>
          <table:table-cell office:value-type="float" office:value="441601" calcext:value-type="float">
            <text:p>4416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6" calcext:value-type="float">
            <text:p>20180606</text:p>
          </table:table-cell>
          <table:table-cell office:value-type="float" office:value="1.469" calcext:value-type="float">
            <text:p>1,469</text:p>
          </table:table-cell>
          <table:table-cell table:number-columns-repeated="2" office:value-type="float" office:value="1.523" calcext:value-type="float">
            <text:p>1,523</text:p>
          </table:table-cell>
          <table:table-cell office:value-type="float" office:value="1.461" calcext:value-type="float">
            <text:p>1,461</text:p>
          </table:table-cell>
          <table:table-cell office:value-type="float" office:value="364949" calcext:value-type="float">
            <text:p>3649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7" calcext:value-type="float">
            <text:p>20180607</text:p>
          </table:table-cell>
          <table:table-cell office:value-type="float" office:value="1.523" calcext:value-type="float">
            <text:p>1,523</text:p>
          </table:table-cell>
          <table:table-cell office:value-type="float" office:value="1.501" calcext:value-type="float">
            <text:p>1,501</text:p>
          </table:table-cell>
          <table:table-cell office:value-type="float" office:value="1.53" calcext:value-type="float">
            <text:p>1,53</text:p>
          </table:table-cell>
          <table:table-cell office:value-type="float" office:value="1.491" calcext:value-type="float">
            <text:p>1,491</text:p>
          </table:table-cell>
          <table:table-cell office:value-type="float" office:value="313783" calcext:value-type="float">
            <text:p>31378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08" calcext:value-type="float">
            <text:p>20180608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482" calcext:value-type="float">
            <text:p>1,482</text:p>
          </table:table-cell>
          <table:table-cell office:value-type="float" office:value="211621" calcext:value-type="float">
            <text:p>2116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1" calcext:value-type="float">
            <text:p>20180611</text:p>
          </table:table-cell>
          <table:table-cell office:value-type="float" office:value="1.605" calcext:value-type="float">
            <text:p>1,605</text:p>
          </table:table-cell>
          <table:table-cell office:value-type="float" office:value="1.66" calcext:value-type="float">
            <text:p>1,66</text:p>
          </table:table-cell>
          <table:table-cell office:value-type="float" office:value="1.67" calcext:value-type="float">
            <text:p>1,67</text:p>
          </table:table-cell>
          <table:table-cell office:value-type="float" office:value="1.5" calcext:value-type="float">
            <text:p>1,5</text:p>
          </table:table-cell>
          <table:table-cell office:value-type="float" office:value="1136670" calcext:value-type="float">
            <text:p>11366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2" calcext:value-type="float">
            <text:p>20180612</text:p>
          </table:table-cell>
          <table:table-cell office:value-type="float" office:value="1.71" calcext:value-type="float">
            <text:p>1,71</text:p>
          </table:table-cell>
          <table:table-cell office:value-type="float" office:value="1.687" calcext:value-type="float">
            <text:p>1,687</text:p>
          </table:table-cell>
          <table:table-cell office:value-type="float" office:value="1.776" calcext:value-type="float">
            <text:p>1,776</text:p>
          </table:table-cell>
          <table:table-cell office:value-type="float" office:value="1.654" calcext:value-type="float">
            <text:p>1,654</text:p>
          </table:table-cell>
          <table:table-cell office:value-type="float" office:value="1578492" calcext:value-type="float">
            <text:p>15784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3" calcext:value-type="float">
            <text:p>20180613</text:p>
          </table:table-cell>
          <table:table-cell office:value-type="float" office:value="1.7" calcext:value-type="float">
            <text:p>1,7</text:p>
          </table:table-cell>
          <table:table-cell office:value-type="float" office:value="1.629" calcext:value-type="float">
            <text:p>1,629</text:p>
          </table:table-cell>
          <table:table-cell office:value-type="float" office:value="1.7" calcext:value-type="float">
            <text:p>1,7</text:p>
          </table:table-cell>
          <table:table-cell office:value-type="float" office:value="1.62" calcext:value-type="float">
            <text:p>1,62</text:p>
          </table:table-cell>
          <table:table-cell office:value-type="float" office:value="575164" calcext:value-type="float">
            <text:p>5751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4" calcext:value-type="float">
            <text:p>20180614</text:p>
          </table:table-cell>
          <table:table-cell office:value-type="float" office:value="1.615" calcext:value-type="float">
            <text:p>1,615</text:p>
          </table:table-cell>
          <table:table-cell table:number-columns-repeated="2" office:value-type="float" office:value="1.666" calcext:value-type="float">
            <text:p>1,666</text:p>
          </table:table-cell>
          <table:table-cell office:value-type="float" office:value="1.61" calcext:value-type="float">
            <text:p>1,61</text:p>
          </table:table-cell>
          <table:table-cell office:value-type="float" office:value="400304" calcext:value-type="float">
            <text:p>40030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5" calcext:value-type="float">
            <text:p>20180615</text:p>
          </table:table-cell>
          <table:table-cell office:value-type="float" office:value="1.687" calcext:value-type="float">
            <text:p>1,687</text:p>
          </table:table-cell>
          <table:table-cell office:value-type="float" office:value="1.659" calcext:value-type="float">
            <text:p>1,659</text:p>
          </table:table-cell>
          <table:table-cell office:value-type="float" office:value="1.687" calcext:value-type="float">
            <text:p>1,687</text:p>
          </table:table-cell>
          <table:table-cell office:value-type="float" office:value="1.649" calcext:value-type="float">
            <text:p>1,649</text:p>
          </table:table-cell>
          <table:table-cell office:value-type="float" office:value="454199" calcext:value-type="float">
            <text:p>4541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8" calcext:value-type="float">
            <text:p>20180618</text:p>
          </table:table-cell>
          <table:table-cell office:value-type="float" office:value="1.652" calcext:value-type="float">
            <text:p>1,652</text:p>
          </table:table-cell>
          <table:table-cell office:value-type="float" office:value="1.622" calcext:value-type="float">
            <text:p>1,622</text:p>
          </table:table-cell>
          <table:table-cell office:value-type="float" office:value="1.675" calcext:value-type="float">
            <text:p>1,675</text:p>
          </table:table-cell>
          <table:table-cell office:value-type="float" office:value="1.611" calcext:value-type="float">
            <text:p>1,611</text:p>
          </table:table-cell>
          <table:table-cell office:value-type="float" office:value="303421" calcext:value-type="float">
            <text:p>3034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19" calcext:value-type="float">
            <text:p>20180619</text:p>
          </table:table-cell>
          <table:table-cell office:value-type="float" office:value="1.605" calcext:value-type="float">
            <text:p>1,605</text:p>
          </table:table-cell>
          <table:table-cell office:value-type="float" office:value="1.65" calcext:value-type="float">
            <text:p>1,65</text:p>
          </table:table-cell>
          <table:table-cell office:value-type="float" office:value="1.669" calcext:value-type="float">
            <text:p>1,669</text:p>
          </table:table-cell>
          <table:table-cell office:value-type="float" office:value="1.584" calcext:value-type="float">
            <text:p>1,584</text:p>
          </table:table-cell>
          <table:table-cell office:value-type="float" office:value="625699" calcext:value-type="float">
            <text:p>6256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0" calcext:value-type="float">
            <text:p>20180620</text:p>
          </table:table-cell>
          <table:table-cell office:value-type="float" office:value="1.673" calcext:value-type="float">
            <text:p>1,673</text:p>
          </table:table-cell>
          <table:table-cell office:value-type="float" office:value="1.66" calcext:value-type="float">
            <text:p>1,66</text:p>
          </table:table-cell>
          <table:table-cell office:value-type="float" office:value="1.678" calcext:value-type="float">
            <text:p>1,678</text:p>
          </table:table-cell>
          <table:table-cell office:value-type="float" office:value="1.647" calcext:value-type="float">
            <text:p>1,647</text:p>
          </table:table-cell>
          <table:table-cell office:value-type="float" office:value="369372" calcext:value-type="float">
            <text:p>36937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1" calcext:value-type="float">
            <text:p>20180621</text:p>
          </table:table-cell>
          <table:table-cell office:value-type="float" office:value="1.66" calcext:value-type="float">
            <text:p>1,66</text:p>
          </table:table-cell>
          <table:table-cell office:value-type="float" office:value="1.645" calcext:value-type="float">
            <text:p>1,645</text:p>
          </table:table-cell>
          <table:table-cell office:value-type="float" office:value="1.66" calcext:value-type="float">
            <text:p>1,66</text:p>
          </table:table-cell>
          <table:table-cell office:value-type="float" office:value="1.621" calcext:value-type="float">
            <text:p>1,621</text:p>
          </table:table-cell>
          <table:table-cell office:value-type="float" office:value="426002" calcext:value-type="float">
            <text:p>4260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2" calcext:value-type="float">
            <text:p>20180622</text:p>
          </table:table-cell>
          <table:table-cell office:value-type="float" office:value="1.642" calcext:value-type="float">
            <text:p>1,642</text:p>
          </table:table-cell>
          <table:table-cell table:number-columns-repeated="2" office:value-type="float" office:value="1.67" calcext:value-type="float">
            <text:p>1,67</text:p>
          </table:table-cell>
          <table:table-cell office:value-type="float" office:value="1.638" calcext:value-type="float">
            <text:p>1,638</text:p>
          </table:table-cell>
          <table:table-cell office:value-type="float" office:value="426844" calcext:value-type="float">
            <text:p>42684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5" calcext:value-type="float">
            <text:p>20180625</text:p>
          </table:table-cell>
          <table:table-cell office:value-type="float" office:value="1.666" calcext:value-type="float">
            <text:p>1,666</text:p>
          </table:table-cell>
          <table:table-cell office:value-type="float" office:value="1.656" calcext:value-type="float">
            <text:p>1,65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4" calcext:value-type="float">
            <text:p>1,64</text:p>
          </table:table-cell>
          <table:table-cell office:value-type="float" office:value="162170" calcext:value-type="float">
            <text:p>1621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6" calcext:value-type="float">
            <text:p>20180626</text:p>
          </table:table-cell>
          <table:table-cell office:value-type="float" office:value="1.658" calcext:value-type="float">
            <text:p>1,658</text:p>
          </table:table-cell>
          <table:table-cell office:value-type="float" office:value="1.633" calcext:value-type="float">
            <text:p>1,633</text:p>
          </table:table-cell>
          <table:table-cell office:value-type="float" office:value="1.676" calcext:value-type="float">
            <text:p>1,676</text:p>
          </table:table-cell>
          <table:table-cell office:value-type="float" office:value="1.61" calcext:value-type="float">
            <text:p>1,61</text:p>
          </table:table-cell>
          <table:table-cell office:value-type="float" office:value="465214" calcext:value-type="float">
            <text:p>4652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7" calcext:value-type="float">
            <text:p>20180627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1.645" calcext:value-type="float">
            <text:p>1,645</text:p>
          </table:table-cell>
          <table:table-cell office:value-type="float" office:value="1.601" calcext:value-type="float">
            <text:p>1,601</text:p>
          </table:table-cell>
          <table:table-cell office:value-type="float" office:value="509271" calcext:value-type="float">
            <text:p>5092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8" calcext:value-type="float">
            <text:p>20180628</text:p>
          </table:table-cell>
          <table:table-cell office:value-type="float" office:value="1.61" calcext:value-type="float">
            <text:p>1,61</text:p>
          </table:table-cell>
          <table:table-cell office:value-type="float" office:value="1.537" calcext:value-type="float">
            <text:p>1,537</text:p>
          </table:table-cell>
          <table:table-cell office:value-type="float" office:value="1.629" calcext:value-type="float">
            <text:p>1,629</text:p>
          </table:table-cell>
          <table:table-cell office:value-type="float" office:value="1.52" calcext:value-type="float">
            <text:p>1,52</text:p>
          </table:table-cell>
          <table:table-cell office:value-type="float" office:value="922564" calcext:value-type="float">
            <text:p>9225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629" calcext:value-type="float">
            <text:p>20180629</text:p>
          </table:table-cell>
          <table:table-cell office:value-type="float" office:value="1.551" calcext:value-type="float">
            <text:p>1,551</text:p>
          </table:table-cell>
          <table:table-cell office:value-type="float" office:value="1.524" calcext:value-type="float">
            <text:p>1,524</text:p>
          </table:table-cell>
          <table:table-cell office:value-type="float" office:value="1.569" calcext:value-type="float">
            <text:p>1,569</text:p>
          </table:table-cell>
          <table:table-cell office:value-type="float" office:value="1.52" calcext:value-type="float">
            <text:p>1,52</text:p>
          </table:table-cell>
          <table:table-cell office:value-type="float" office:value="460667" calcext:value-type="float">
            <text:p>46066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2" calcext:value-type="float">
            <text:p>20180702</text:p>
          </table:table-cell>
          <table:table-cell office:value-type="float" office:value="1.503" calcext:value-type="float">
            <text:p>1,503</text:p>
          </table:table-cell>
          <table:table-cell office:value-type="float" office:value="1.48" calcext:value-type="float">
            <text:p>1,48</text:p>
          </table:table-cell>
          <table:table-cell office:value-type="float" office:value="1.515" calcext:value-type="float">
            <text:p>1,515</text:p>
          </table:table-cell>
          <table:table-cell office:value-type="float" office:value="1.462" calcext:value-type="float">
            <text:p>1,462</text:p>
          </table:table-cell>
          <table:table-cell office:value-type="float" office:value="596369" calcext:value-type="float">
            <text:p>5963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3" calcext:value-type="float">
            <text:p>20180703</text:p>
          </table:table-cell>
          <table:table-cell office:value-type="float" office:value="1.48" calcext:value-type="float">
            <text:p>1,48</text:p>
          </table:table-cell>
          <table:table-cell office:value-type="float" office:value="1.489" calcext:value-type="float">
            <text:p>1,489</text:p>
          </table:table-cell>
          <table:table-cell office:value-type="float" office:value="1.493" calcext:value-type="float">
            <text:p>1,493</text:p>
          </table:table-cell>
          <table:table-cell office:value-type="float" office:value="1.468" calcext:value-type="float">
            <text:p>1,468</text:p>
          </table:table-cell>
          <table:table-cell office:value-type="float" office:value="318650" calcext:value-type="float">
            <text:p>31865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4" calcext:value-type="float">
            <text:p>20180704</text:p>
          </table:table-cell>
          <table:table-cell office:value-type="float" office:value="1.48" calcext:value-type="float">
            <text:p>1,48</text:p>
          </table:table-cell>
          <table:table-cell office:value-type="float" office:value="1.482" calcext:value-type="float">
            <text:p>1,482</text:p>
          </table:table-cell>
          <table:table-cell office:value-type="float" office:value="1.488" calcext:value-type="float">
            <text:p>1,488</text:p>
          </table:table-cell>
          <table:table-cell office:value-type="float" office:value="1.468" calcext:value-type="float">
            <text:p>1,468</text:p>
          </table:table-cell>
          <table:table-cell office:value-type="float" office:value="249510" calcext:value-type="float">
            <text:p>24951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5" calcext:value-type="float">
            <text:p>20180705</text:p>
          </table:table-cell>
          <table:table-cell office:value-type="float" office:value="1.474" calcext:value-type="float">
            <text:p>1,474</text:p>
          </table:table-cell>
          <table:table-cell office:value-type="float" office:value="1.514" calcext:value-type="float">
            <text:p>1,514</text:p>
          </table:table-cell>
          <table:table-cell office:value-type="float" office:value="1.53" calcext:value-type="float">
            <text:p>1,53</text:p>
          </table:table-cell>
          <table:table-cell office:value-type="float" office:value="1.474" calcext:value-type="float">
            <text:p>1,474</text:p>
          </table:table-cell>
          <table:table-cell office:value-type="float" office:value="373155" calcext:value-type="float">
            <text:p>3731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6" calcext:value-type="float">
            <text:p>20180706</text:p>
          </table:table-cell>
          <table:table-cell office:value-type="float" office:value="1.54" calcext:value-type="float">
            <text:p>1,54</text:p>
          </table:table-cell>
          <table:table-cell office:value-type="float" office:value="1.564" calcext:value-type="float">
            <text:p>1,564</text:p>
          </table:table-cell>
          <table:table-cell office:value-type="float" office:value="1.58" calcext:value-type="float">
            <text:p>1,58</text:p>
          </table:table-cell>
          <table:table-cell office:value-type="float" office:value="1.528" calcext:value-type="float">
            <text:p>1,528</text:p>
          </table:table-cell>
          <table:table-cell office:value-type="float" office:value="508619" calcext:value-type="float">
            <text:p>50861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09" calcext:value-type="float">
            <text:p>20180709</text:p>
          </table:table-cell>
          <table:table-cell office:value-type="float" office:value="1.58" calcext:value-type="float">
            <text:p>1,58</text:p>
          </table:table-cell>
          <table:table-cell office:value-type="float" office:value="1.562" calcext:value-type="float">
            <text:p>1,562</text:p>
          </table:table-cell>
          <table:table-cell office:value-type="float" office:value="1.6" calcext:value-type="float">
            <text:p>1,6</text:p>
          </table:table-cell>
          <table:table-cell office:value-type="float" office:value="1.562" calcext:value-type="float">
            <text:p>1,562</text:p>
          </table:table-cell>
          <table:table-cell office:value-type="float" office:value="388431" calcext:value-type="float">
            <text:p>38843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0" calcext:value-type="float">
            <text:p>20180710</text:p>
          </table:table-cell>
          <table:table-cell office:value-type="float" office:value="1.58" calcext:value-type="float">
            <text:p>1,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89" calcext:value-type="float">
            <text:p>1,589</text:p>
          </table:table-cell>
          <table:table-cell office:value-type="float" office:value="1.551" calcext:value-type="float">
            <text:p>1,551</text:p>
          </table:table-cell>
          <table:table-cell office:value-type="float" office:value="325215" calcext:value-type="float">
            <text:p>3252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1" calcext:value-type="float">
            <text:p>20180711</text:p>
          </table:table-cell>
          <table:table-cell office:value-type="float" office:value="1.555" calcext:value-type="float">
            <text:p>1,555</text:p>
          </table:table-cell>
          <table:table-cell office:value-type="float" office:value="1.516" calcext:value-type="float">
            <text:p>1,516</text:p>
          </table:table-cell>
          <table:table-cell office:value-type="float" office:value="1.56" calcext:value-type="float">
            <text:p>1,56</text:p>
          </table:table-cell>
          <table:table-cell office:value-type="float" office:value="1.516" calcext:value-type="float">
            <text:p>1,516</text:p>
          </table:table-cell>
          <table:table-cell office:value-type="float" office:value="306859" calcext:value-type="float">
            <text:p>3068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2" calcext:value-type="float">
            <text:p>20180712</text:p>
          </table:table-cell>
          <table:table-cell office:value-type="float" office:value="1.77" calcext:value-type="float">
            <text:p>1,77</text:p>
          </table:table-cell>
          <table:table-cell office:value-type="float" office:value="1.709" calcext:value-type="float">
            <text:p>1,709</text:p>
          </table:table-cell>
          <table:table-cell office:value-type="float" office:value="1.775" calcext:value-type="float">
            <text:p>1,775</text:p>
          </table:table-cell>
          <table:table-cell office:value-type="float" office:value="1.506" calcext:value-type="float">
            <text:p>1,506</text:p>
          </table:table-cell>
          <table:table-cell office:value-type="float" office:value="2555218" calcext:value-type="float">
            <text:p>25552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3" calcext:value-type="float">
            <text:p>20180713</text:p>
          </table:table-cell>
          <table:table-cell office:value-type="float" office:value="1.73" calcext:value-type="float">
            <text:p>1,73</text:p>
          </table:table-cell>
          <table:table-cell office:value-type="float" office:value="1.621" calcext:value-type="float">
            <text:p>1,621</text:p>
          </table:table-cell>
          <table:table-cell office:value-type="float" office:value="1.734" calcext:value-type="float">
            <text:p>1,734</text:p>
          </table:table-cell>
          <table:table-cell office:value-type="float" office:value="1.6" calcext:value-type="float">
            <text:p>1,6</text:p>
          </table:table-cell>
          <table:table-cell office:value-type="float" office:value="1212632" calcext:value-type="float">
            <text:p>12126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6" calcext:value-type="float">
            <text:p>20180716</text:p>
          </table:table-cell>
          <table:table-cell office:value-type="float" office:value="1.649" calcext:value-type="float">
            <text:p>1,649</text:p>
          </table:table-cell>
          <table:table-cell office:value-type="float" office:value="1.617" calcext:value-type="float">
            <text:p>1,617</text:p>
          </table:table-cell>
          <table:table-cell office:value-type="float" office:value="1.67" calcext:value-type="float">
            <text:p>1,67</text:p>
          </table:table-cell>
          <table:table-cell office:value-type="float" office:value="1.612" calcext:value-type="float">
            <text:p>1,612</text:p>
          </table:table-cell>
          <table:table-cell office:value-type="float" office:value="388351" calcext:value-type="float">
            <text:p>38835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7" calcext:value-type="float">
            <text:p>20180717</text:p>
          </table:table-cell>
          <table:table-cell office:value-type="float" office:value="1.62" calcext:value-type="float">
            <text:p>1,62</text:p>
          </table:table-cell>
          <table:table-cell office:value-type="float" office:value="1.571" calcext:value-type="float">
            <text:p>1,571</text:p>
          </table:table-cell>
          <table:table-cell office:value-type="float" office:value="1.62" calcext:value-type="float">
            <text:p>1,62</text:p>
          </table:table-cell>
          <table:table-cell office:value-type="float" office:value="1.57" calcext:value-type="float">
            <text:p>1,57</text:p>
          </table:table-cell>
          <table:table-cell office:value-type="float" office:value="400487" calcext:value-type="float">
            <text:p>4004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8" calcext:value-type="float">
            <text:p>20180718</text:p>
          </table:table-cell>
          <table:table-cell office:value-type="float" office:value="1.7" calcext:value-type="float">
            <text:p>1,7</text:p>
          </table:table-cell>
          <table:table-cell office:value-type="float" office:value="1.644" calcext:value-type="float">
            <text:p>1,644</text:p>
          </table:table-cell>
          <table:table-cell office:value-type="float" office:value="1.722" calcext:value-type="float">
            <text:p>1,722</text:p>
          </table:table-cell>
          <table:table-cell office:value-type="float" office:value="1.52" calcext:value-type="float">
            <text:p>1,52</text:p>
          </table:table-cell>
          <table:table-cell office:value-type="float" office:value="1509108" calcext:value-type="float">
            <text:p>15091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19" calcext:value-type="float">
            <text:p>20180719</text:p>
          </table:table-cell>
          <table:table-cell office:value-type="float" office:value="1.658" calcext:value-type="float">
            <text:p>1,658</text:p>
          </table:table-cell>
          <table:table-cell office:value-type="float" office:value="1.598" calcext:value-type="float">
            <text:p>1,598</text:p>
          </table:table-cell>
          <table:table-cell office:value-type="float" office:value="1.658" calcext:value-type="float">
            <text:p>1,658</text:p>
          </table:table-cell>
          <table:table-cell office:value-type="float" office:value="1.576" calcext:value-type="float">
            <text:p>1,576</text:p>
          </table:table-cell>
          <table:table-cell office:value-type="float" office:value="721633" calcext:value-type="float">
            <text:p>72163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0" calcext:value-type="float">
            <text:p>20180720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613" calcext:value-type="float">
            <text:p>1,613</text:p>
          </table:table-cell>
          <table:table-cell office:value-type="float" office:value="1.55" calcext:value-type="float">
            <text:p>1,55</text:p>
          </table:table-cell>
          <table:table-cell office:value-type="float" office:value="431842" calcext:value-type="float">
            <text:p>43184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3" calcext:value-type="float">
            <text:p>20180723</text:p>
          </table:table-cell>
          <table:table-cell office:value-type="float" office:value="1.57" calcext:value-type="float">
            <text:p>1,57</text:p>
          </table:table-cell>
          <table:table-cell office:value-type="float" office:value="1.581" calcext:value-type="float">
            <text:p>1,581</text:p>
          </table:table-cell>
          <table:table-cell office:value-type="float" office:value="1.6" calcext:value-type="float">
            <text:p>1,6</text:p>
          </table:table-cell>
          <table:table-cell office:value-type="float" office:value="1.56" calcext:value-type="float">
            <text:p>1,56</text:p>
          </table:table-cell>
          <table:table-cell office:value-type="float" office:value="267169" calcext:value-type="float">
            <text:p>2671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4" calcext:value-type="float">
            <text:p>20180724</text:p>
          </table:table-cell>
          <table:table-cell office:value-type="float" office:value="1.56" calcext:value-type="float">
            <text:p>1,56</text:p>
          </table:table-cell>
          <table:table-cell office:value-type="float" office:value="1.565" calcext:value-type="float">
            <text:p>1,565</text:p>
          </table:table-cell>
          <table:table-cell office:value-type="float" office:value="1.575" calcext:value-type="float">
            <text:p>1,575</text:p>
          </table:table-cell>
          <table:table-cell office:value-type="float" office:value="1.557" calcext:value-type="float">
            <text:p>1,557</text:p>
          </table:table-cell>
          <table:table-cell office:value-type="float" office:value="43002" calcext:value-type="float">
            <text:p>430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5" calcext:value-type="float">
            <text:p>20180725</text:p>
          </table:table-cell>
          <table:table-cell office:value-type="float" office:value="1.561" calcext:value-type="float">
            <text:p>1,561</text:p>
          </table:table-cell>
          <table:table-cell office:value-type="float" office:value="1.55" calcext:value-type="float">
            <text:p>1,55</text:p>
          </table:table-cell>
          <table:table-cell office:value-type="float" office:value="1.584" calcext:value-type="float">
            <text:p>1,584</text:p>
          </table:table-cell>
          <table:table-cell office:value-type="float" office:value="1.55" calcext:value-type="float">
            <text:p>1,55</text:p>
          </table:table-cell>
          <table:table-cell office:value-type="float" office:value="388758" calcext:value-type="float">
            <text:p>3887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6" calcext:value-type="float">
            <text:p>20180726</text:p>
          </table:table-cell>
          <table:table-cell office:value-type="float" office:value="1.555" calcext:value-type="float">
            <text:p>1,555</text:p>
          </table:table-cell>
          <table:table-cell office:value-type="float" office:value="1.595" calcext:value-type="float">
            <text:p>1,595</text:p>
          </table:table-cell>
          <table:table-cell office:value-type="float" office:value="1.6" calcext:value-type="float">
            <text:p>1,6</text:p>
          </table:table-cell>
          <table:table-cell office:value-type="float" office:value="1.555" calcext:value-type="float">
            <text:p>1,555</text:p>
          </table:table-cell>
          <table:table-cell office:value-type="float" office:value="373801" calcext:value-type="float">
            <text:p>3738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27" calcext:value-type="float">
            <text:p>20180727</text:p>
          </table:table-cell>
          <table:table-cell office:value-type="float" office:value="1.625" calcext:value-type="float">
            <text:p>1,625</text:p>
          </table:table-cell>
          <table:table-cell office:value-type="float" office:value="1.589" calcext:value-type="float">
            <text:p>1,589</text:p>
          </table:table-cell>
          <table:table-cell office:value-type="float" office:value="1.648" calcext:value-type="float">
            <text:p>1,648</text:p>
          </table:table-cell>
          <table:table-cell office:value-type="float" office:value="1.575" calcext:value-type="float">
            <text:p>1,575</text:p>
          </table:table-cell>
          <table:table-cell office:value-type="float" office:value="1008402" calcext:value-type="float">
            <text:p>10084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30" calcext:value-type="float">
            <text:p>20180730</text:p>
          </table:table-cell>
          <table:table-cell office:value-type="float" office:value="1.618" calcext:value-type="float">
            <text:p>1,618</text:p>
          </table:table-cell>
          <table:table-cell office:value-type="float" office:value="1.587" calcext:value-type="float">
            <text:p>1,587</text:p>
          </table:table-cell>
          <table:table-cell office:value-type="float" office:value="1.618" calcext:value-type="float">
            <text:p>1,618</text:p>
          </table:table-cell>
          <table:table-cell office:value-type="float" office:value="1.58" calcext:value-type="float">
            <text:p>1,58</text:p>
          </table:table-cell>
          <table:table-cell office:value-type="float" office:value="367111" calcext:value-type="float">
            <text:p>36711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731" calcext:value-type="float">
            <text:p>20180731</text:p>
          </table:table-cell>
          <table:table-cell office:value-type="float" office:value="1.585" calcext:value-type="float">
            <text:p>1,585</text:p>
          </table:table-cell>
          <table:table-cell office:value-type="float" office:value="1.57" calcext:value-type="float">
            <text:p>1,57</text:p>
          </table:table-cell>
          <table:table-cell office:value-type="float" office:value="1.594" calcext:value-type="float">
            <text:p>1,594</text:p>
          </table:table-cell>
          <table:table-cell office:value-type="float" office:value="1.57" calcext:value-type="float">
            <text:p>1,57</text:p>
          </table:table-cell>
          <table:table-cell office:value-type="float" office:value="131821" calcext:value-type="float">
            <text:p>1318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1" calcext:value-type="float">
            <text:p>20180801</text:p>
          </table:table-cell>
          <table:table-cell office:value-type="float" office:value="1.56" calcext:value-type="float">
            <text:p>1,56</text:p>
          </table:table-cell>
          <table:table-cell office:value-type="float" office:value="1.553" calcext:value-type="float">
            <text:p>1,553</text:p>
          </table:table-cell>
          <table:table-cell office:value-type="float" office:value="1.561" calcext:value-type="float">
            <text:p>1,561</text:p>
          </table:table-cell>
          <table:table-cell office:value-type="float" office:value="1.54" calcext:value-type="float">
            <text:p>1,54</text:p>
          </table:table-cell>
          <table:table-cell office:value-type="float" office:value="508454" calcext:value-type="float">
            <text:p>5084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2" calcext:value-type="float">
            <text:p>20180802</text:p>
          </table:table-cell>
          <table:table-cell office:value-type="float" office:value="1.569" calcext:value-type="float">
            <text:p>1,569</text:p>
          </table:table-cell>
          <table:table-cell office:value-type="float" office:value="1.551" calcext:value-type="float">
            <text:p>1,551</text:p>
          </table:table-cell>
          <table:table-cell office:value-type="float" office:value="1.575" calcext:value-type="float">
            <text:p>1,575</text:p>
          </table:table-cell>
          <table:table-cell office:value-type="float" office:value="1.54" calcext:value-type="float">
            <text:p>1,54</text:p>
          </table:table-cell>
          <table:table-cell office:value-type="float" office:value="389271" calcext:value-type="float">
            <text:p>38927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3" calcext:value-type="float">
            <text:p>20180803</text:p>
          </table:table-cell>
          <table:table-cell office:value-type="float" office:value="1.587" calcext:value-type="float">
            <text:p>1,587</text:p>
          </table:table-cell>
          <table:table-cell office:value-type="float" office:value="1.555" calcext:value-type="float">
            <text:p>1,555</text:p>
          </table:table-cell>
          <table:table-cell office:value-type="float" office:value="1.628" calcext:value-type="float">
            <text:p>1,628</text:p>
          </table:table-cell>
          <table:table-cell office:value-type="float" office:value="1.555" calcext:value-type="float">
            <text:p>1,555</text:p>
          </table:table-cell>
          <table:table-cell office:value-type="float" office:value="1077676" calcext:value-type="float">
            <text:p>107767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6" calcext:value-type="float">
            <text:p>20180806</text:p>
          </table:table-cell>
          <table:table-cell office:value-type="float" office:value="1.584" calcext:value-type="float">
            <text:p>1,584</text:p>
          </table:table-cell>
          <table:table-cell office:value-type="float" office:value="1.57" calcext:value-type="float">
            <text:p>1,57</text:p>
          </table:table-cell>
          <table:table-cell office:value-type="float" office:value="1.587" calcext:value-type="float">
            <text:p>1,587</text:p>
          </table:table-cell>
          <table:table-cell office:value-type="float" office:value="1.56" calcext:value-type="float">
            <text:p>1,56</text:p>
          </table:table-cell>
          <table:table-cell office:value-type="float" office:value="328651" calcext:value-type="float">
            <text:p>32865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7" calcext:value-type="float">
            <text:p>20180807</text:p>
          </table:table-cell>
          <table:table-cell office:value-type="float" office:value="1.585" calcext:value-type="float">
            <text:p>1,585</text:p>
          </table:table-cell>
          <table:table-cell office:value-type="float" office:value="1.612" calcext:value-type="float">
            <text:p>1,612</text:p>
          </table:table-cell>
          <table:table-cell office:value-type="float" office:value="1.66" calcext:value-type="float">
            <text:p>1,66</text:p>
          </table:table-cell>
          <table:table-cell office:value-type="float" office:value="1.578" calcext:value-type="float">
            <text:p>1,578</text:p>
          </table:table-cell>
          <table:table-cell office:value-type="float" office:value="1022221" calcext:value-type="float">
            <text:p>10222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8" calcext:value-type="float">
            <text:p>20180808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47" calcext:value-type="float">
            <text:p>1,647</text:p>
          </table:table-cell>
          <table:table-cell office:value-type="float" office:value="1.611" calcext:value-type="float">
            <text:p>1,611</text:p>
          </table:table-cell>
          <table:table-cell office:value-type="float" office:value="491217" calcext:value-type="float">
            <text:p>4912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09" calcext:value-type="float">
            <text:p>20180809</text:p>
          </table:table-cell>
          <table:table-cell office:value-type="float" office:value="1.629" calcext:value-type="float">
            <text:p>1,629</text:p>
          </table:table-cell>
          <table:table-cell office:value-type="float" office:value="1.6" calcext:value-type="float">
            <text:p>1,6</text:p>
          </table:table-cell>
          <table:table-cell office:value-type="float" office:value="1.63" calcext:value-type="float">
            <text:p>1,63</text:p>
          </table:table-cell>
          <table:table-cell office:value-type="float" office:value="1.59" calcext:value-type="float">
            <text:p>1,59</text:p>
          </table:table-cell>
          <table:table-cell office:value-type="float" office:value="425614" calcext:value-type="float">
            <text:p>4256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0" calcext:value-type="float">
            <text:p>20180810</text:p>
          </table:table-cell>
          <table:table-cell office:value-type="float" office:value="1.59" calcext:value-type="float">
            <text:p>1,59</text:p>
          </table:table-cell>
          <table:table-cell office:value-type="float" office:value="1.585" calcext:value-type="float">
            <text:p>1,585</text:p>
          </table:table-cell>
          <table:table-cell office:value-type="float" office:value="1.6" calcext:value-type="float">
            <text:p>1,6</text:p>
          </table:table-cell>
          <table:table-cell office:value-type="float" office:value="1.58" calcext:value-type="float">
            <text:p>1,58</text:p>
          </table:table-cell>
          <table:table-cell office:value-type="float" office:value="241027" calcext:value-type="float">
            <text:p>2410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3" calcext:value-type="float">
            <text:p>20180813</text:p>
          </table:table-cell>
          <table:table-cell office:value-type="float" office:value="1.585" calcext:value-type="float">
            <text:p>1,585</text:p>
          </table:table-cell>
          <table:table-cell office:value-type="float" office:value="1.575" calcext:value-type="float">
            <text:p>1,575</text:p>
          </table:table-cell>
          <table:table-cell office:value-type="float" office:value="1.598" calcext:value-type="float">
            <text:p>1,598</text:p>
          </table:table-cell>
          <table:table-cell office:value-type="float" office:value="1.573" calcext:value-type="float">
            <text:p>1,573</text:p>
          </table:table-cell>
          <table:table-cell office:value-type="float" office:value="310163" calcext:value-type="float">
            <text:p>31016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4" calcext:value-type="float">
            <text:p>20180814</text:p>
          </table:table-cell>
          <table:table-cell office:value-type="float" office:value="1.571" calcext:value-type="float">
            <text:p>1,571</text:p>
          </table:table-cell>
          <table:table-cell office:value-type="float" office:value="1.62" calcext:value-type="float">
            <text:p>1,62</text:p>
          </table:table-cell>
          <table:table-cell office:value-type="float" office:value="1.657" calcext:value-type="float">
            <text:p>1,657</text:p>
          </table:table-cell>
          <table:table-cell office:value-type="float" office:value="1.571" calcext:value-type="float">
            <text:p>1,571</text:p>
          </table:table-cell>
          <table:table-cell office:value-type="float" office:value="566632" calcext:value-type="float">
            <text:p>5666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5" calcext:value-type="float">
            <text:p>20180815</text:p>
          </table:table-cell>
          <table:table-cell office:value-type="float" office:value="1.62" calcext:value-type="float">
            <text:p>1,62</text:p>
          </table:table-cell>
          <table:table-cell office:value-type="float" office:value="1.619" calcext:value-type="float">
            <text:p>1,619</text:p>
          </table:table-cell>
          <table:table-cell office:value-type="float" office:value="1.669" calcext:value-type="float">
            <text:p>1,669</text:p>
          </table:table-cell>
          <table:table-cell office:value-type="float" office:value="1.61" calcext:value-type="float">
            <text:p>1,61</text:p>
          </table:table-cell>
          <table:table-cell office:value-type="float" office:value="614101" calcext:value-type="float">
            <text:p>6141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6" calcext:value-type="float">
            <text:p>20180816</text:p>
          </table:table-cell>
          <table:table-cell office:value-type="float" office:value="1.622" calcext:value-type="float">
            <text:p>1,622</text:p>
          </table:table-cell>
          <table:table-cell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office:value-type="float" office:value="1.61" calcext:value-type="float">
            <text:p>1,61</text:p>
          </table:table-cell>
          <table:table-cell office:value-type="float" office:value="297885" calcext:value-type="float">
            <text:p>29788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17" calcext:value-type="float">
            <text:p>20180817</text:p>
          </table:table-cell>
          <table:table-cell office:value-type="float" office:value="1.631" calcext:value-type="float">
            <text:p>1,631</text:p>
          </table:table-cell>
          <table:table-cell office:value-type="float" office:value="1.593" calcext:value-type="float">
            <text:p>1,593</text:p>
          </table:table-cell>
          <table:table-cell office:value-type="float" office:value="1.631" calcext:value-type="float">
            <text:p>1,631</text:p>
          </table:table-cell>
          <table:table-cell office:value-type="float" office:value="1.593" calcext:value-type="float">
            <text:p>1,593</text:p>
          </table:table-cell>
          <table:table-cell office:value-type="float" office:value="432691" calcext:value-type="float">
            <text:p>4326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0" calcext:value-type="float">
            <text:p>20180820</text:p>
          </table:table-cell>
          <table:table-cell office:value-type="float" office:value="1.591" calcext:value-type="float">
            <text:p>1,591</text:p>
          </table:table-cell>
          <table:table-cell office:value-type="float" office:value="1.582" calcext:value-type="float">
            <text:p>1,582</text:p>
          </table:table-cell>
          <table:table-cell office:value-type="float" office:value="1.605" calcext:value-type="float">
            <text:p>1,605</text:p>
          </table:table-cell>
          <table:table-cell office:value-type="float" office:value="1.581" calcext:value-type="float">
            <text:p>1,581</text:p>
          </table:table-cell>
          <table:table-cell office:value-type="float" office:value="393975" calcext:value-type="float">
            <text:p>3939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1" calcext:value-type="float">
            <text:p>20180821</text:p>
          </table:table-cell>
          <table:table-cell office:value-type="float" office:value="1.58" calcext:value-type="float">
            <text:p>1,58</text:p>
          </table:table-cell>
          <table:table-cell office:value-type="float" office:value="1.609" calcext:value-type="float">
            <text:p>1,609</text:p>
          </table:table-cell>
          <table:table-cell office:value-type="float" office:value="1.615" calcext:value-type="float">
            <text:p>1,615</text:p>
          </table:table-cell>
          <table:table-cell office:value-type="float" office:value="1.563" calcext:value-type="float">
            <text:p>1,563</text:p>
          </table:table-cell>
          <table:table-cell office:value-type="float" office:value="281237" calcext:value-type="float">
            <text:p>2812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2" calcext:value-type="float">
            <text:p>20180822</text:p>
          </table:table-cell>
          <table:table-cell office:value-type="float" office:value="1.622" calcext:value-type="float">
            <text:p>1,622</text:p>
          </table:table-cell>
          <table:table-cell office:value-type="float" office:value="1.645" calcext:value-type="float">
            <text:p>1,645</text:p>
          </table:table-cell>
          <table:table-cell office:value-type="float" office:value="1.649" calcext:value-type="float">
            <text:p>1,649</text:p>
          </table:table-cell>
          <table:table-cell office:value-type="float" office:value="1.607" calcext:value-type="float">
            <text:p>1,607</text:p>
          </table:table-cell>
          <table:table-cell office:value-type="float" office:value="448760" calcext:value-type="float">
            <text:p>44876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3" calcext:value-type="float">
            <text:p>20180823</text:p>
          </table:table-cell>
          <table:table-cell office:value-type="float" office:value="1.65" calcext:value-type="float">
            <text:p>1,65</text:p>
          </table:table-cell>
          <table:table-cell office:value-type="float" office:value="1.708" calcext:value-type="float">
            <text:p>1,708</text:p>
          </table:table-cell>
          <table:table-cell office:value-type="float" office:value="1.73" calcext:value-type="float">
            <text:p>1,73</text:p>
          </table:table-cell>
          <table:table-cell office:value-type="float" office:value="1.645" calcext:value-type="float">
            <text:p>1,645</text:p>
          </table:table-cell>
          <table:table-cell office:value-type="float" office:value="1422474" calcext:value-type="float">
            <text:p>14224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4" calcext:value-type="float">
            <text:p>20180824</text:p>
          </table:table-cell>
          <table:table-cell office:value-type="float" office:value="1.708" calcext:value-type="float">
            <text:p>1,708</text:p>
          </table:table-cell>
          <table:table-cell office:value-type="float" office:value="1.65" calcext:value-type="float">
            <text:p>1,65</text:p>
          </table:table-cell>
          <table:table-cell office:value-type="float" office:value="1.734" calcext:value-type="float">
            <text:p>1,734</text:p>
          </table:table-cell>
          <table:table-cell office:value-type="float" office:value="1.65" calcext:value-type="float">
            <text:p>1,65</text:p>
          </table:table-cell>
          <table:table-cell office:value-type="float" office:value="878601" calcext:value-type="float">
            <text:p>8786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7" calcext:value-type="float">
            <text:p>20180827</text:p>
          </table:table-cell>
          <table:table-cell office:value-type="float" office:value="1.664" calcext:value-type="float">
            <text:p>1,664</text:p>
          </table:table-cell>
          <table:table-cell office:value-type="float" office:value="1.69" calcext:value-type="float">
            <text:p>1,69</text:p>
          </table:table-cell>
          <table:table-cell office:value-type="float" office:value="1.7" calcext:value-type="float">
            <text:p>1,7</text:p>
          </table:table-cell>
          <table:table-cell office:value-type="float" office:value="1.65" calcext:value-type="float">
            <text:p>1,65</text:p>
          </table:table-cell>
          <table:table-cell office:value-type="float" office:value="426801" calcext:value-type="float">
            <text:p>4268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8" calcext:value-type="float">
            <text:p>20180828</text:p>
          </table:table-cell>
          <table:table-cell office:value-type="float" office:value="1.691" calcext:value-type="float">
            <text:p>1,691</text:p>
          </table:table-cell>
          <table:table-cell office:value-type="float" office:value="1.666" calcext:value-type="float">
            <text:p>1,666</text:p>
          </table:table-cell>
          <table:table-cell office:value-type="float" office:value="1.697" calcext:value-type="float">
            <text:p>1,697</text:p>
          </table:table-cell>
          <table:table-cell office:value-type="float" office:value="1.662" calcext:value-type="float">
            <text:p>1,662</text:p>
          </table:table-cell>
          <table:table-cell office:value-type="float" office:value="372091" calcext:value-type="float">
            <text:p>3720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29" calcext:value-type="float">
            <text:p>20180829</text:p>
          </table:table-cell>
          <table:table-cell office:value-type="float" office:value="1.662" calcext:value-type="float">
            <text:p>1,662</text:p>
          </table:table-cell>
          <table:table-cell office:value-type="float" office:value="1.65" calcext:value-type="float">
            <text:p>1,65</text:p>
          </table:table-cell>
          <table:table-cell office:value-type="float" office:value="1.68" calcext:value-type="float">
            <text:p>1,68</text:p>
          </table:table-cell>
          <table:table-cell office:value-type="float" office:value="1.632" calcext:value-type="float">
            <text:p>1,632</text:p>
          </table:table-cell>
          <table:table-cell office:value-type="float" office:value="317187" calcext:value-type="float">
            <text:p>3171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30" calcext:value-type="float">
            <text:p>20180830</text:p>
          </table:table-cell>
          <table:table-cell office:value-type="float" office:value="1.684" calcext:value-type="float">
            <text:p>1,684</text:p>
          </table:table-cell>
          <table:table-cell office:value-type="float" office:value="1.67" calcext:value-type="float">
            <text:p>1,67</text:p>
          </table:table-cell>
          <table:table-cell office:value-type="float" office:value="1.729" calcext:value-type="float">
            <text:p>1,729</text:p>
          </table:table-cell>
          <table:table-cell office:value-type="float" office:value="1.667" calcext:value-type="float">
            <text:p>1,667</text:p>
          </table:table-cell>
          <table:table-cell office:value-type="float" office:value="719114" calcext:value-type="float">
            <text:p>7191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831" calcext:value-type="float">
            <text:p>20180831</text:p>
          </table:table-cell>
          <table:table-cell office:value-type="float" office:value="1.699" calcext:value-type="float">
            <text:p>1,699</text:p>
          </table:table-cell>
          <table:table-cell office:value-type="float" office:value="1.661" calcext:value-type="float">
            <text:p>1,661</text:p>
          </table:table-cell>
          <table:table-cell office:value-type="float" office:value="1.699" calcext:value-type="float">
            <text:p>1,699</text:p>
          </table:table-cell>
          <table:table-cell office:value-type="float" office:value="1.657" calcext:value-type="float">
            <text:p>1,657</text:p>
          </table:table-cell>
          <table:table-cell office:value-type="float" office:value="498454" calcext:value-type="float">
            <text:p>4984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03" calcext:value-type="float">
            <text:p>20180903</text:p>
          </table:table-cell>
          <table:table-cell office:value-type="float" office:value="1.679" calcext:value-type="float">
            <text:p>1,679</text:p>
          </table:table-cell>
          <table:table-cell office:value-type="float" office:value="1.674" calcext:value-type="float">
            <text:p>1,674</text:p>
          </table:table-cell>
          <table:table-cell office:value-type="float" office:value="1.694" calcext:value-type="float">
            <text:p>1,694</text:p>
          </table:table-cell>
          <table:table-cell office:value-type="float" office:value="1.664" calcext:value-type="float">
            <text:p>1,664</text:p>
          </table:table-cell>
          <table:table-cell office:value-type="float" office:value="281900" calcext:value-type="float">
            <text:p>2819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04" calcext:value-type="float">
            <text:p>20180904</text:p>
          </table:table-cell>
          <table:table-cell office:value-type="float" office:value="1.689" calcext:value-type="float">
            <text:p>1,689</text:p>
          </table:table-cell>
          <table:table-cell office:value-type="float" office:value="1.62" calcext:value-type="float">
            <text:p>1,62</text:p>
          </table:table-cell>
          <table:table-cell office:value-type="float" office:value="1.689" calcext:value-type="float">
            <text:p>1,689</text:p>
          </table:table-cell>
          <table:table-cell office:value-type="float" office:value="1.61" calcext:value-type="float">
            <text:p>1,61</text:p>
          </table:table-cell>
          <table:table-cell office:value-type="float" office:value="349218" calcext:value-type="float">
            <text:p>34921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05" calcext:value-type="float">
            <text:p>20180905</text:p>
          </table:table-cell>
          <table:table-cell office:value-type="float" office:value="1.611" calcext:value-type="float">
            <text:p>1,611</text:p>
          </table:table-cell>
          <table:table-cell office:value-type="float" office:value="1.558" calcext:value-type="float">
            <text:p>1,558</text:p>
          </table:table-cell>
          <table:table-cell office:value-type="float" office:value="1.617" calcext:value-type="float">
            <text:p>1,617</text:p>
          </table:table-cell>
          <table:table-cell office:value-type="float" office:value="1.555" calcext:value-type="float">
            <text:p>1,555</text:p>
          </table:table-cell>
          <table:table-cell office:value-type="float" office:value="1463975" calcext:value-type="float">
            <text:p>14639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06" calcext:value-type="float">
            <text:p>20180906</text:p>
          </table:table-cell>
          <table:table-cell office:value-type="float" office:value="1.551" calcext:value-type="float">
            <text:p>1,551</text:p>
          </table:table-cell>
          <table:table-cell office:value-type="float" office:value="1.57" calcext:value-type="float">
            <text:p>1,57</text:p>
          </table:table-cell>
          <table:table-cell office:value-type="float" office:value="1.572" calcext:value-type="float">
            <text:p>1,572</text:p>
          </table:table-cell>
          <table:table-cell office:value-type="float" office:value="1.508" calcext:value-type="float">
            <text:p>1,508</text:p>
          </table:table-cell>
          <table:table-cell office:value-type="float" office:value="1590094" calcext:value-type="float">
            <text:p>159009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07" calcext:value-type="float">
            <text:p>20180907</text:p>
          </table:table-cell>
          <table:table-cell office:value-type="float" office:value="1.578" calcext:value-type="float">
            <text:p>1,578</text:p>
          </table:table-cell>
          <table:table-cell office:value-type="float" office:value="1.576" calcext:value-type="float">
            <text:p>1,576</text:p>
          </table:table-cell>
          <table:table-cell office:value-type="float" office:value="1.644" calcext:value-type="float">
            <text:p>1,644</text:p>
          </table:table-cell>
          <table:table-cell office:value-type="float" office:value="1.551" calcext:value-type="float">
            <text:p>1,551</text:p>
          </table:table-cell>
          <table:table-cell office:value-type="float" office:value="803492" calcext:value-type="float">
            <text:p>80349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0" calcext:value-type="float">
            <text:p>20180910</text:p>
          </table:table-cell>
          <table:table-cell office:value-type="float" office:value="1.585" calcext:value-type="float">
            <text:p>1,585</text:p>
          </table:table-cell>
          <table:table-cell office:value-type="float" office:value="1.567" calcext:value-type="float">
            <text:p>1,567</text:p>
          </table:table-cell>
          <table:table-cell office:value-type="float" office:value="1.595" calcext:value-type="float">
            <text:p>1,595</text:p>
          </table:table-cell>
          <table:table-cell office:value-type="float" office:value="1.567" calcext:value-type="float">
            <text:p>1,567</text:p>
          </table:table-cell>
          <table:table-cell office:value-type="float" office:value="185027" calcext:value-type="float">
            <text:p>1850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1" calcext:value-type="float">
            <text:p>20180911</text:p>
          </table:table-cell>
          <table:table-cell office:value-type="float" office:value="1.561" calcext:value-type="float">
            <text:p>1,561</text:p>
          </table:table-cell>
          <table:table-cell office:value-type="float" office:value="1.525" calcext:value-type="float">
            <text:p>1,525</text:p>
          </table:table-cell>
          <table:table-cell office:value-type="float" office:value="1.574" calcext:value-type="float">
            <text:p>1,574</text:p>
          </table:table-cell>
          <table:table-cell office:value-type="float" office:value="1.516" calcext:value-type="float">
            <text:p>1,516</text:p>
          </table:table-cell>
          <table:table-cell office:value-type="float" office:value="584540" calcext:value-type="float">
            <text:p>58454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2" calcext:value-type="float">
            <text:p>20180912</text:p>
          </table:table-cell>
          <table:table-cell office:value-type="float" office:value="1.529" calcext:value-type="float">
            <text:p>1,529</text:p>
          </table:table-cell>
          <table:table-cell office:value-type="float" office:value="1.52" calcext:value-type="float">
            <text:p>1,52</text:p>
          </table:table-cell>
          <table:table-cell office:value-type="float" office:value="1.553" calcext:value-type="float">
            <text:p>1,553</text:p>
          </table:table-cell>
          <table:table-cell office:value-type="float" office:value="1.52" calcext:value-type="float">
            <text:p>1,52</text:p>
          </table:table-cell>
          <table:table-cell office:value-type="float" office:value="299595" calcext:value-type="float">
            <text:p>29959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3" calcext:value-type="float">
            <text:p>20180913</text:p>
          </table:table-cell>
          <table:table-cell office:value-type="float" office:value="1.529" calcext:value-type="float">
            <text:p>1,529</text:p>
          </table:table-cell>
          <table:table-cell office:value-type="float" office:value="1.556" calcext:value-type="float">
            <text:p>1,556</text:p>
          </table:table-cell>
          <table:table-cell office:value-type="float" office:value="1.558" calcext:value-type="float">
            <text:p>1,558</text:p>
          </table:table-cell>
          <table:table-cell office:value-type="float" office:value="1.524" calcext:value-type="float">
            <text:p>1,524</text:p>
          </table:table-cell>
          <table:table-cell office:value-type="float" office:value="144046" calcext:value-type="float">
            <text:p>14404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4" calcext:value-type="float">
            <text:p>20180914</text:p>
          </table:table-cell>
          <table:table-cell office:value-type="float" office:value="1.547" calcext:value-type="float">
            <text:p>1,547</text:p>
          </table:table-cell>
          <table:table-cell office:value-type="float" office:value="1.533" calcext:value-type="float">
            <text:p>1,533</text:p>
          </table:table-cell>
          <table:table-cell office:value-type="float" office:value="1.56" calcext:value-type="float">
            <text:p>1,56</text:p>
          </table:table-cell>
          <table:table-cell office:value-type="float" office:value="1.52" calcext:value-type="float">
            <text:p>1,52</text:p>
          </table:table-cell>
          <table:table-cell office:value-type="float" office:value="316358" calcext:value-type="float">
            <text:p>3163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7" calcext:value-type="float">
            <text:p>20180917</text:p>
          </table:table-cell>
          <table:table-cell office:value-type="float" office:value="1.521" calcext:value-type="float">
            <text:p>1,521</text:p>
          </table:table-cell>
          <table:table-cell office:value-type="float" office:value="1.52" calcext:value-type="float">
            <text:p>1,52</text:p>
          </table:table-cell>
          <table:table-cell office:value-type="float" office:value="1.554" calcext:value-type="float">
            <text:p>1,554</text:p>
          </table:table-cell>
          <table:table-cell office:value-type="float" office:value="1.52" calcext:value-type="float">
            <text:p>1,52</text:p>
          </table:table-cell>
          <table:table-cell office:value-type="float" office:value="486811" calcext:value-type="float">
            <text:p>48681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8" calcext:value-type="float">
            <text:p>20180918</text:p>
          </table:table-cell>
          <table:table-cell office:value-type="float" office:value="1.52" calcext:value-type="float">
            <text:p>1,52</text:p>
          </table:table-cell>
          <table:table-cell office:value-type="float" office:value="1.547" calcext:value-type="float">
            <text:p>1,547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office:value-type="float" office:value="221115" calcext:value-type="float">
            <text:p>2211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19" calcext:value-type="float">
            <text:p>20180919</text:p>
          </table:table-cell>
          <table:table-cell office:value-type="float" office:value="1.55" calcext:value-type="float">
            <text:p>1,55</text:p>
          </table:table-cell>
          <table:table-cell office:value-type="float" office:value="1.538" calcext:value-type="float">
            <text:p>1,538</text:p>
          </table:table-cell>
          <table:table-cell office:value-type="float" office:value="1.554" calcext:value-type="float">
            <text:p>1,554</text:p>
          </table:table-cell>
          <table:table-cell office:value-type="float" office:value="1.53" calcext:value-type="float">
            <text:p>1,53</text:p>
          </table:table-cell>
          <table:table-cell office:value-type="float" office:value="326155" calcext:value-type="float">
            <text:p>3261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0" calcext:value-type="float">
            <text:p>20180920</text:p>
          </table:table-cell>
          <table:table-cell office:value-type="float" office:value="1.522" calcext:value-type="float">
            <text:p>1,522</text:p>
          </table:table-cell>
          <table:table-cell office:value-type="float" office:value="1.57" calcext:value-type="float">
            <text:p>1,57</text:p>
          </table:table-cell>
          <table:table-cell office:value-type="float" office:value="1.616" calcext:value-type="float">
            <text:p>1,616</text:p>
          </table:table-cell>
          <table:table-cell office:value-type="float" office:value="1.522" calcext:value-type="float">
            <text:p>1,522</text:p>
          </table:table-cell>
          <table:table-cell office:value-type="float" office:value="1405200" calcext:value-type="float">
            <text:p>140520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1" calcext:value-type="float">
            <text:p>20180921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62" calcext:value-type="float">
            <text:p>1,62</text:p>
          </table:table-cell>
          <table:table-cell office:value-type="float" office:value="1.561" calcext:value-type="float">
            <text:p>1,561</text:p>
          </table:table-cell>
          <table:table-cell office:value-type="float" office:value="896030" calcext:value-type="float">
            <text:p>89603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4" calcext:value-type="float">
            <text:p>20180924</text:p>
          </table:table-cell>
          <table:table-cell office:value-type="float" office:value="1.57" calcext:value-type="float">
            <text:p>1,57</text:p>
          </table:table-cell>
          <table:table-cell office:value-type="float" office:value="1.561" calcext:value-type="float">
            <text:p>1,561</text:p>
          </table:table-cell>
          <table:table-cell office:value-type="float" office:value="1.573" calcext:value-type="float">
            <text:p>1,573</text:p>
          </table:table-cell>
          <table:table-cell office:value-type="float" office:value="1.54" calcext:value-type="float">
            <text:p>1,54</text:p>
          </table:table-cell>
          <table:table-cell office:value-type="float" office:value="478756" calcext:value-type="float">
            <text:p>4787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5" calcext:value-type="float">
            <text:p>20180925</text:p>
          </table:table-cell>
          <table:table-cell office:value-type="float" office:value="1.548" calcext:value-type="float">
            <text:p>1,548</text:p>
          </table:table-cell>
          <table:table-cell office:value-type="float" office:value="1.561" calcext:value-type="float">
            <text:p>1,561</text:p>
          </table:table-cell>
          <table:table-cell office:value-type="float" office:value="1.57" calcext:value-type="float">
            <text:p>1,57</text:p>
          </table:table-cell>
          <table:table-cell office:value-type="float" office:value="1.541" calcext:value-type="float">
            <text:p>1,541</text:p>
          </table:table-cell>
          <table:table-cell office:value-type="float" office:value="347514" calcext:value-type="float">
            <text:p>34751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6" calcext:value-type="float">
            <text:p>20180926</text:p>
          </table:table-cell>
          <table:table-cell office:value-type="float" office:value="1.565" calcext:value-type="float">
            <text:p>1,565</text:p>
          </table:table-cell>
          <table:table-cell office:value-type="float" office:value="1.558" calcext:value-type="float">
            <text:p>1,5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39" calcext:value-type="float">
            <text:p>1,539</text:p>
          </table:table-cell>
          <table:table-cell office:value-type="float" office:value="276149" calcext:value-type="float">
            <text:p>27614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7" calcext:value-type="float">
            <text:p>20180927</text:p>
          </table:table-cell>
          <table:table-cell office:value-type="float" office:value="1.552" calcext:value-type="float">
            <text:p>1,552</text:p>
          </table:table-cell>
          <table:table-cell office:value-type="float" office:value="1.539" calcext:value-type="float">
            <text:p>1,539</text:p>
          </table:table-cell>
          <table:table-cell office:value-type="float" office:value="1.552" calcext:value-type="float">
            <text:p>1,552</text:p>
          </table:table-cell>
          <table:table-cell office:value-type="float" office:value="1.528" calcext:value-type="float">
            <text:p>1,528</text:p>
          </table:table-cell>
          <table:table-cell office:value-type="float" office:value="415039" calcext:value-type="float">
            <text:p>41503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0928" calcext:value-type="float">
            <text:p>20180928</text:p>
          </table:table-cell>
          <table:table-cell office:value-type="float" office:value="1.531" calcext:value-type="float">
            <text:p>1,531</text:p>
          </table:table-cell>
          <table:table-cell office:value-type="float" office:value="1.522" calcext:value-type="float">
            <text:p>1,522</text:p>
          </table:table-cell>
          <table:table-cell office:value-type="float" office:value="1.539" calcext:value-type="float">
            <text:p>1,539</text:p>
          </table:table-cell>
          <table:table-cell office:value-type="float" office:value="1.522" calcext:value-type="float">
            <text:p>1,522</text:p>
          </table:table-cell>
          <table:table-cell office:value-type="float" office:value="506961" calcext:value-type="float">
            <text:p>50696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1" calcext:value-type="float">
            <text:p>20181001</text:p>
          </table:table-cell>
          <table:table-cell office:value-type="float" office:value="1.536" calcext:value-type="float">
            <text:p>1,536</text:p>
          </table:table-cell>
          <table:table-cell office:value-type="float" office:value="1.558" calcext:value-type="float">
            <text:p>1,5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36" calcext:value-type="float">
            <text:p>1,536</text:p>
          </table:table-cell>
          <table:table-cell office:value-type="float" office:value="512546" calcext:value-type="float">
            <text:p>51254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2" calcext:value-type="float">
            <text:p>20181002</text:p>
          </table:table-cell>
          <table:table-cell office:value-type="float" office:value="1.56" calcext:value-type="float">
            <text:p>1,56</text:p>
          </table:table-cell>
          <table:table-cell office:value-type="float" office:value="1.58" calcext:value-type="float">
            <text:p>1,58</text:p>
          </table:table-cell>
          <table:table-cell office:value-type="float" office:value="1.637" calcext:value-type="float">
            <text:p>1,637</text:p>
          </table:table-cell>
          <table:table-cell office:value-type="float" office:value="1.56" calcext:value-type="float">
            <text:p>1,56</text:p>
          </table:table-cell>
          <table:table-cell office:value-type="float" office:value="1251248" calcext:value-type="float">
            <text:p>125124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3" calcext:value-type="float">
            <text:p>20181003</text:p>
          </table:table-cell>
          <table:table-cell office:value-type="float" office:value="1.575" calcext:value-type="float">
            <text:p>1,575</text:p>
          </table:table-cell>
          <table:table-cell office:value-type="float" office:value="1.55" calcext:value-type="float">
            <text:p>1,55</text:p>
          </table:table-cell>
          <table:table-cell office:value-type="float" office:value="1.58" calcext:value-type="float">
            <text:p>1,58</text:p>
          </table:table-cell>
          <table:table-cell office:value-type="float" office:value="1.55" calcext:value-type="float">
            <text:p>1,55</text:p>
          </table:table-cell>
          <table:table-cell office:value-type="float" office:value="268668" calcext:value-type="float">
            <text:p>2686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4" calcext:value-type="float">
            <text:p>20181004</text:p>
          </table:table-cell>
          <table:table-cell office:value-type="float" office:value="1.56" calcext:value-type="float">
            <text:p>1,56</text:p>
          </table:table-cell>
          <table:table-cell office:value-type="float" office:value="1.54" calcext:value-type="float">
            <text:p>1,54</text:p>
          </table:table-cell>
          <table:table-cell office:value-type="float" office:value="1.566" calcext:value-type="float">
            <text:p>1,566</text:p>
          </table:table-cell>
          <table:table-cell office:value-type="float" office:value="1.54" calcext:value-type="float">
            <text:p>1,54</text:p>
          </table:table-cell>
          <table:table-cell office:value-type="float" office:value="256656" calcext:value-type="float">
            <text:p>2566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5" calcext:value-type="float">
            <text:p>20181005</text:p>
          </table:table-cell>
          <table:table-cell office:value-type="float" office:value="1.54" calcext:value-type="float">
            <text:p>1,54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52" calcext:value-type="float">
            <text:p>1,52</text:p>
          </table:table-cell>
          <table:table-cell office:value-type="float" office:value="421032" calcext:value-type="float">
            <text:p>4210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8" calcext:value-type="float">
            <text:p>20181008</text:p>
          </table:table-cell>
          <table:table-cell office:value-type="float" office:value="1.52" calcext:value-type="float">
            <text:p>1,52</text:p>
          </table:table-cell>
          <table:table-cell office:value-type="float" office:value="1.504" calcext:value-type="float">
            <text:p>1,504</text:p>
          </table:table-cell>
          <table:table-cell office:value-type="float" office:value="1.526" calcext:value-type="float">
            <text:p>1,526</text:p>
          </table:table-cell>
          <table:table-cell office:value-type="float" office:value="1.5" calcext:value-type="float">
            <text:p>1,5</text:p>
          </table:table-cell>
          <table:table-cell office:value-type="float" office:value="331112" calcext:value-type="float">
            <text:p>33111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09" calcext:value-type="float">
            <text:p>20181009</text:p>
          </table:table-cell>
          <table:table-cell office:value-type="float" office:value="1.51" calcext:value-type="float">
            <text:p>1,51</text:p>
          </table:table-cell>
          <table:table-cell office:value-type="float" office:value="1.47" calcext:value-type="float">
            <text:p>1,47</text:p>
          </table:table-cell>
          <table:table-cell office:value-type="float" office:value="1.518" calcext:value-type="float">
            <text:p>1,518</text:p>
          </table:table-cell>
          <table:table-cell office:value-type="float" office:value="1.45" calcext:value-type="float">
            <text:p>1,45</text:p>
          </table:table-cell>
          <table:table-cell office:value-type="float" office:value="602670" calcext:value-type="float">
            <text:p>6026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0" calcext:value-type="float">
            <text:p>20181010</text:p>
          </table:table-cell>
          <table:table-cell office:value-type="float" office:value="1.475" calcext:value-type="float">
            <text:p>1,475</text:p>
          </table:table-cell>
          <table:table-cell office:value-type="float" office:value="1.422" calcext:value-type="float">
            <text:p>1,422</text:p>
          </table:table-cell>
          <table:table-cell office:value-type="float" office:value="1.475" calcext:value-type="float">
            <text:p>1,475</text:p>
          </table:table-cell>
          <table:table-cell office:value-type="float" office:value="1.421" calcext:value-type="float">
            <text:p>1,421</text:p>
          </table:table-cell>
          <table:table-cell office:value-type="float" office:value="597915" calcext:value-type="float">
            <text:p>5979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1" calcext:value-type="float">
            <text:p>20181011</text:p>
          </table:table-cell>
          <table:table-cell office:value-type="float" office:value="1.4" calcext:value-type="float">
            <text:p>1,4</text:p>
          </table:table-cell>
          <table:table-cell office:value-type="float" office:value="1.352" calcext:value-type="float">
            <text:p>1,352</text:p>
          </table:table-cell>
          <table:table-cell office:value-type="float" office:value="1.404" calcext:value-type="float">
            <text:p>1,404</text:p>
          </table:table-cell>
          <table:table-cell office:value-type="float" office:value="1.344" calcext:value-type="float">
            <text:p>1,344</text:p>
          </table:table-cell>
          <table:table-cell office:value-type="float" office:value="1071695" calcext:value-type="float">
            <text:p>107169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2" calcext:value-type="float">
            <text:p>20181012</text:p>
          </table:table-cell>
          <table:table-cell office:value-type="float" office:value="1.331" calcext:value-type="float">
            <text:p>1,331</text:p>
          </table:table-cell>
          <table:table-cell office:value-type="float" office:value="1.29" calcext:value-type="float">
            <text:p>1,29</text:p>
          </table:table-cell>
          <table:table-cell office:value-type="float" office:value="1.384" calcext:value-type="float">
            <text:p>1,384</text:p>
          </table:table-cell>
          <table:table-cell office:value-type="float" office:value="1.25" calcext:value-type="float">
            <text:p>1,25</text:p>
          </table:table-cell>
          <table:table-cell office:value-type="float" office:value="839227" calcext:value-type="float">
            <text:p>8392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5" calcext:value-type="float">
            <text:p>20181015</text:p>
          </table:table-cell>
          <table:table-cell office:value-type="float" office:value="1.32" calcext:value-type="float">
            <text:p>1,32</text:p>
          </table:table-cell>
          <table:table-cell office:value-type="float" office:value="1.268" calcext:value-type="float">
            <text:p>1,268</text:p>
          </table:table-cell>
          <table:table-cell office:value-type="float" office:value="1.32" calcext:value-type="float">
            <text:p>1,32</text:p>
          </table:table-cell>
          <table:table-cell office:value-type="float" office:value="1.268" calcext:value-type="float">
            <text:p>1,268</text:p>
          </table:table-cell>
          <table:table-cell office:value-type="float" office:value="600854" calcext:value-type="float">
            <text:p>60085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6" calcext:value-type="float">
            <text:p>20181016</text:p>
          </table:table-cell>
          <table:table-cell office:value-type="float" office:value="1.178" calcext:value-type="float">
            <text:p>1,178</text:p>
          </table:table-cell>
          <table:table-cell office:value-type="float" office:value="1.247" calcext:value-type="float">
            <text:p>1,247</text:p>
          </table:table-cell>
          <table:table-cell office:value-type="float" office:value="1.288" calcext:value-type="float">
            <text:p>1,288</text:p>
          </table:table-cell>
          <table:table-cell office:value-type="float" office:value="1.068" calcext:value-type="float">
            <text:p>1,068</text:p>
          </table:table-cell>
          <table:table-cell office:value-type="float" office:value="2268289" calcext:value-type="float">
            <text:p>226828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7" calcext:value-type="float">
            <text:p>20181017</text:p>
          </table:table-cell>
          <table:table-cell office:value-type="float" office:value="1.16" calcext:value-type="float">
            <text:p>1,16</text:p>
          </table:table-cell>
          <table:table-cell office:value-type="float" office:value="1.126" calcext:value-type="float">
            <text:p>1,126</text:p>
          </table:table-cell>
          <table:table-cell office:value-type="float" office:value="1.279" calcext:value-type="float">
            <text:p>1,279</text:p>
          </table:table-cell>
          <table:table-cell office:value-type="float" office:value="1.121" calcext:value-type="float">
            <text:p>1,121</text:p>
          </table:table-cell>
          <table:table-cell office:value-type="float" office:value="1152274" calcext:value-type="float">
            <text:p>115227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8" calcext:value-type="float">
            <text:p>20181018</text:p>
          </table:table-cell>
          <table:table-cell office:value-type="float" office:value="1.129" calcext:value-type="float">
            <text:p>1,12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68" calcext:value-type="float">
            <text:p>1,168</text:p>
          </table:table-cell>
          <table:table-cell office:value-type="float" office:value="1.106" calcext:value-type="float">
            <text:p>1,106</text:p>
          </table:table-cell>
          <table:table-cell office:value-type="float" office:value="861082" calcext:value-type="float">
            <text:p>8610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19" calcext:value-type="float">
            <text:p>20181019</text:p>
          </table:table-cell>
          <table:table-cell office:value-type="float" office:value="1.099" calcext:value-type="float">
            <text:p>1,099</text:p>
          </table:table-cell>
          <table:table-cell office:value-type="float" office:value="1.077" calcext:value-type="float">
            <text:p>1,077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4" calcext:value-type="float">
            <text:p>1,034</text:p>
          </table:table-cell>
          <table:table-cell office:value-type="float" office:value="1757232" calcext:value-type="float">
            <text:p>17572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2" calcext:value-type="float">
            <text:p>20181022</text:p>
          </table:table-cell>
          <table:table-cell office:value-type="float" office:value="1.062" calcext:value-type="float">
            <text:p>1,062</text:p>
          </table:table-cell>
          <table:table-cell office:value-type="float" office:value="1.014" calcext:value-type="float">
            <text:p>1,014</text:p>
          </table:table-cell>
          <table:table-cell office:value-type="float" office:value="1.092" calcext:value-type="float">
            <text:p>1,092</text:p>
          </table:table-cell>
          <table:table-cell office:value-type="float" office:value="1" calcext:value-type="float">
            <text:p>1</text:p>
          </table:table-cell>
          <table:table-cell office:value-type="float" office:value="1134989" calcext:value-type="float">
            <text:p>113498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3" calcext:value-type="float">
            <text:p>20181023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93" calcext:value-type="float">
            <text:p>0,993</text:p>
          </table:table-cell>
          <table:table-cell office:value-type="float" office:value="0.912" calcext:value-type="float">
            <text:p>0,912</text:p>
          </table:table-cell>
          <table:table-cell office:value-type="float" office:value="1669059" calcext:value-type="float">
            <text:p>16690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4" calcext:value-type="float">
            <text:p>20181024</text:p>
          </table:table-cell>
          <table:table-cell office:value-type="float" office:value="0.93" calcext:value-type="float">
            <text:p>0,9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8" calcext:value-type="float">
            <text:p>0,98</text:p>
          </table:table-cell>
          <table:table-cell office:value-type="float" office:value="0.922" calcext:value-type="float">
            <text:p>0,922</text:p>
          </table:table-cell>
          <table:table-cell office:value-type="float" office:value="989558" calcext:value-type="float">
            <text:p>98955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5" calcext:value-type="float">
            <text:p>20181025</text:p>
          </table:table-cell>
          <table:table-cell office:value-type="float" office:value="0.938" calcext:value-type="float">
            <text:p>0,93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9" calcext:value-type="float">
            <text:p>0,99</text:p>
          </table:table-cell>
          <table:table-cell office:value-type="float" office:value="0.915" calcext:value-type="float">
            <text:p>0,915</text:p>
          </table:table-cell>
          <table:table-cell office:value-type="float" office:value="1013075" calcext:value-type="float">
            <text:p>10130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6" calcext:value-type="float">
            <text:p>20181026</text:p>
          </table:table-cell>
          <table:table-cell office:value-type="float" office:value="0.922" calcext:value-type="float">
            <text:p>0,922</text:p>
          </table:table-cell>
          <table:table-cell office:value-type="float" office:value="0.92" calcext:value-type="float">
            <text:p>0,92</text:p>
          </table:table-cell>
          <table:table-cell office:value-type="float" office:value="0.955" calcext:value-type="float">
            <text:p>0,955</text:p>
          </table:table-cell>
          <table:table-cell office:value-type="float" office:value="0.871" calcext:value-type="float">
            <text:p>0,871</text:p>
          </table:table-cell>
          <table:table-cell office:value-type="float" office:value="1495015" calcext:value-type="float">
            <text:p>14950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29" calcext:value-type="float">
            <text:p>2018102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013864" calcext:value-type="float">
            <text:p>101386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30" calcext:value-type="float">
            <text:p>20181030</text:p>
          </table:table-cell>
          <table:table-cell office:value-type="float" office:value="1" calcext:value-type="float">
            <text:p>1</text:p>
          </table:table-cell>
          <table:table-cell office:value-type="float" office:value="0.968" calcext:value-type="float">
            <text:p>0,968</text:p>
          </table:table-cell>
          <table:table-cell office:value-type="float" office:value="1.016" calcext:value-type="float">
            <text:p>1,016</text:p>
          </table:table-cell>
          <table:table-cell office:value-type="float" office:value="0.966" calcext:value-type="float">
            <text:p>0,966</text:p>
          </table:table-cell>
          <table:table-cell office:value-type="float" office:value="522034" calcext:value-type="float">
            <text:p>52203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031" calcext:value-type="float">
            <text:p>20181031</text:p>
          </table:table-cell>
          <table:table-cell office:value-type="float" office:value="1.054" calcext:value-type="float">
            <text:p>1,054</text:p>
          </table:table-cell>
          <table:table-cell office:value-type="float" office:value="1.079" calcext:value-type="float">
            <text:p>1,079</text:p>
          </table:table-cell>
          <table:table-cell office:value-type="float" office:value="1.104" calcext:value-type="float">
            <text:p>1,104</text:p>
          </table:table-cell>
          <table:table-cell office:value-type="float" office:value="0.974" calcext:value-type="float">
            <text:p>0,974</text:p>
          </table:table-cell>
          <table:table-cell office:value-type="float" office:value="1404499" calcext:value-type="float">
            <text:p>140449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1" calcext:value-type="float">
            <text:p>20181101</text:p>
          </table:table-cell>
          <table:table-cell office:value-type="float" office:value="1.152" calcext:value-type="float">
            <text:p>1,152</text:p>
          </table:table-cell>
          <table:table-cell table:number-columns-repeated="2" office:value-type="float" office:value="1.258" calcext:value-type="float">
            <text:p>1,258</text:p>
          </table:table-cell>
          <table:table-cell office:value-type="float" office:value="1.054" calcext:value-type="float">
            <text:p>1,054</text:p>
          </table:table-cell>
          <table:table-cell office:value-type="float" office:value="2091184" calcext:value-type="float">
            <text:p>2091184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2" calcext:value-type="float">
            <text:p>20181102</text:p>
          </table:table-cell>
          <table:table-cell office:value-type="float" office:value="1.32" calcext:value-type="float">
            <text:p>1,32</text:p>
          </table:table-cell>
          <table:table-cell office:value-type="float" office:value="1.41" calcext:value-type="float">
            <text:p>1,41</text:p>
          </table:table-cell>
          <table:table-cell office:value-type="float" office:value="1.411" calcext:value-type="float">
            <text:p>1,411</text:p>
          </table:table-cell>
          <table:table-cell office:value-type="float" office:value="1.182" calcext:value-type="float">
            <text:p>1,182</text:p>
          </table:table-cell>
          <table:table-cell office:value-type="float" office:value="2444706" calcext:value-type="float">
            <text:p>244470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5" calcext:value-type="float">
            <text:p>20181105</text:p>
          </table:table-cell>
          <table:table-cell office:value-type="float" office:value="1.39" calcext:value-type="float">
            <text:p>1,39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325" calcext:value-type="float">
            <text:p>1,325</text:p>
          </table:table-cell>
          <table:table-cell office:value-type="float" office:value="1497675" calcext:value-type="float">
            <text:p>149767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6" calcext:value-type="float">
            <text:p>20181106</text:p>
          </table:table-cell>
          <table:table-cell office:value-type="float" office:value="1.373" calcext:value-type="float">
            <text:p>1,373</text:p>
          </table:table-cell>
          <table:table-cell office:value-type="float" office:value="1.336" calcext:value-type="float">
            <text:p>1,336</text:p>
          </table:table-cell>
          <table:table-cell office:value-type="float" office:value="1.373" calcext:value-type="float">
            <text:p>1,373</text:p>
          </table:table-cell>
          <table:table-cell office:value-type="float" office:value="1.31" calcext:value-type="float">
            <text:p>1,31</text:p>
          </table:table-cell>
          <table:table-cell office:value-type="float" office:value="839653" calcext:value-type="float">
            <text:p>83965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7" calcext:value-type="float">
            <text:p>2018110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61" calcext:value-type="float">
            <text:p>1,361</text:p>
          </table:table-cell>
          <table:table-cell office:value-type="float" office:value="1.368" calcext:value-type="float">
            <text:p>1,368</text:p>
          </table:table-cell>
          <table:table-cell office:value-type="float" office:value="1.33" calcext:value-type="float">
            <text:p>1,33</text:p>
          </table:table-cell>
          <table:table-cell office:value-type="float" office:value="513217" calcext:value-type="float">
            <text:p>51321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8" calcext:value-type="float">
            <text:p>20181108</text:p>
          </table:table-cell>
          <table:table-cell office:value-type="float" office:value="1.342" calcext:value-type="float">
            <text:p>1,342</text:p>
          </table:table-cell>
          <table:table-cell office:value-type="float" office:value="1.352" calcext:value-type="float">
            <text:p>1,352</text:p>
          </table:table-cell>
          <table:table-cell office:value-type="float" office:value="1.38" calcext:value-type="float">
            <text:p>1,38</text:p>
          </table:table-cell>
          <table:table-cell office:value-type="float" office:value="1.288" calcext:value-type="float">
            <text:p>1,288</text:p>
          </table:table-cell>
          <table:table-cell office:value-type="float" office:value="1258742" calcext:value-type="float">
            <text:p>125874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09" calcext:value-type="float">
            <text:p>20181109</text:p>
          </table:table-cell>
          <table:table-cell office:value-type="float" office:value="1.361" calcext:value-type="float">
            <text:p>1,361</text:p>
          </table:table-cell>
          <table:table-cell office:value-type="float" office:value="1.275" calcext:value-type="float">
            <text:p>1,275</text:p>
          </table:table-cell>
          <table:table-cell office:value-type="float" office:value="1.361" calcext:value-type="float">
            <text:p>1,361</text:p>
          </table:table-cell>
          <table:table-cell office:value-type="float" office:value="1.269" calcext:value-type="float">
            <text:p>1,269</text:p>
          </table:table-cell>
          <table:table-cell office:value-type="float" office:value="754155" calcext:value-type="float">
            <text:p>75415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2" calcext:value-type="float">
            <text:p>20181112</text:p>
          </table:table-cell>
          <table:table-cell office:value-type="float" office:value="1.27" calcext:value-type="float">
            <text:p>1,27</text:p>
          </table:table-cell>
          <table:table-cell office:value-type="float" office:value="1.204" calcext:value-type="float">
            <text:p>1,204</text:p>
          </table:table-cell>
          <table:table-cell office:value-type="float" office:value="1.27" calcext:value-type="float">
            <text:p>1,27</text:p>
          </table:table-cell>
          <table:table-cell office:value-type="float" office:value="1.196" calcext:value-type="float">
            <text:p>1,196</text:p>
          </table:table-cell>
          <table:table-cell office:value-type="float" office:value="572808" calcext:value-type="float">
            <text:p>57280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3" calcext:value-type="float">
            <text:p>20181113</text:p>
          </table:table-cell>
          <table:table-cell office:value-type="float" office:value="1.218" calcext:value-type="float">
            <text:p>1,218</text:p>
          </table:table-cell>
          <table:table-cell office:value-type="float" office:value="1.255" calcext:value-type="float">
            <text:p>1,255</text:p>
          </table:table-cell>
          <table:table-cell office:value-type="float" office:value="1.274" calcext:value-type="float">
            <text:p>1,274</text:p>
          </table:table-cell>
          <table:table-cell office:value-type="float" office:value="1.196" calcext:value-type="float">
            <text:p>1,196</text:p>
          </table:table-cell>
          <table:table-cell office:value-type="float" office:value="674379" calcext:value-type="float">
            <text:p>6743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4" calcext:value-type="float">
            <text:p>20181114</text:p>
          </table:table-cell>
          <table:table-cell office:value-type="float" office:value="1.132" calcext:value-type="float">
            <text:p>1,132</text:p>
          </table:table-cell>
          <table:table-cell office:value-type="float" office:value="1.054" calcext:value-type="float">
            <text:p>1,054</text:p>
          </table:table-cell>
          <table:table-cell office:value-type="float" office:value="1.231" calcext:value-type="float">
            <text:p>1,231</text:p>
          </table:table-cell>
          <table:table-cell office:value-type="float" office:value="1.054" calcext:value-type="float">
            <text:p>1,054</text:p>
          </table:table-cell>
          <table:table-cell office:value-type="float" office:value="1665420" calcext:value-type="float">
            <text:p>16654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5" calcext:value-type="float">
            <text:p>20181115</text:p>
          </table:table-cell>
          <table:table-cell office:value-type="float" office:value="1.068" calcext:value-type="float">
            <text:p>1,068</text:p>
          </table:table-cell>
          <table:table-cell office:value-type="float" office:value="1.044" calcext:value-type="float">
            <text:p>1,044</text:p>
          </table:table-cell>
          <table:table-cell office:value-type="float" office:value="1.1" calcext:value-type="float">
            <text:p>1,1</text:p>
          </table:table-cell>
          <table:table-cell office:value-type="float" office:value="1.015" calcext:value-type="float">
            <text:p>1,015</text:p>
          </table:table-cell>
          <table:table-cell office:value-type="float" office:value="1381789" calcext:value-type="float">
            <text:p>138178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6" calcext:value-type="float">
            <text:p>20181116</text:p>
          </table:table-cell>
          <table:table-cell office:value-type="float" office:value="1.034" calcext:value-type="float">
            <text:p>1,034</text:p>
          </table:table-cell>
          <table:table-cell office:value-type="float" office:value="1.039" calcext:value-type="float">
            <text:p>1,039</text:p>
          </table:table-cell>
          <table:table-cell office:value-type="float" office:value="1.093" calcext:value-type="float">
            <text:p>1,093</text:p>
          </table:table-cell>
          <table:table-cell office:value-type="float" office:value="1.022" calcext:value-type="float">
            <text:p>1,022</text:p>
          </table:table-cell>
          <table:table-cell office:value-type="float" office:value="960921" calcext:value-type="float">
            <text:p>96092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19" calcext:value-type="float">
            <text:p>20181119</text:p>
          </table:table-cell>
          <table:table-cell office:value-type="float" office:value="1.036" calcext:value-type="float">
            <text:p>1,036</text:p>
          </table:table-cell>
          <table:table-cell office:value-type="float" office:value="1.074" calcext:value-type="float">
            <text:p>1,074</text:p>
          </table:table-cell>
          <table:table-cell office:value-type="float" office:value="1.089" calcext:value-type="float">
            <text:p>1,089</text:p>
          </table:table-cell>
          <table:table-cell office:value-type="float" office:value="1.036" calcext:value-type="float">
            <text:p>1,036</text:p>
          </table:table-cell>
          <table:table-cell office:value-type="float" office:value="753182" calcext:value-type="float">
            <text:p>75318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0" calcext:value-type="float">
            <text:p>20181120</text:p>
          </table:table-cell>
          <table:table-cell office:value-type="float" office:value="1.065" calcext:value-type="float">
            <text:p>1,065</text:p>
          </table:table-cell>
          <table:table-cell office:value-type="float" office:value="1.024" calcext:value-type="float">
            <text:p>1,024</text:p>
          </table:table-cell>
          <table:table-cell office:value-type="float" office:value="1.065" calcext:value-type="float">
            <text:p>1,065</text:p>
          </table:table-cell>
          <table:table-cell office:value-type="float" office:value="1.011" calcext:value-type="float">
            <text:p>1,011</text:p>
          </table:table-cell>
          <table:table-cell office:value-type="float" office:value="826238" calcext:value-type="float">
            <text:p>82623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1" calcext:value-type="float">
            <text:p>20181121</text:p>
          </table:table-cell>
          <table:table-cell office:value-type="float" office:value="1.026" calcext:value-type="float">
            <text:p>1,026</text:p>
          </table:table-cell>
          <table:table-cell office:value-type="float" office:value="1.035" calcext:value-type="float">
            <text:p>1,035</text:p>
          </table:table-cell>
          <table:table-cell office:value-type="float" office:value="1.049" calcext:value-type="float">
            <text:p>1,049</text:p>
          </table:table-cell>
          <table:table-cell office:value-type="float" office:value="1" calcext:value-type="float">
            <text:p>1</text:p>
          </table:table-cell>
          <table:table-cell office:value-type="float" office:value="777898" calcext:value-type="float">
            <text:p>77789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2" calcext:value-type="float">
            <text:p>20181122</text:p>
          </table:table-cell>
          <table:table-cell office:value-type="float" office:value="1.043" calcext:value-type="float">
            <text:p>1,043</text:p>
          </table:table-cell>
          <table:table-cell office:value-type="float" office:value="1.052" calcext:value-type="float">
            <text:p>1,052</text:p>
          </table:table-cell>
          <table:table-cell office:value-type="float" office:value="1.1" calcext:value-type="float">
            <text:p>1,1</text:p>
          </table:table-cell>
          <table:table-cell office:value-type="float" office:value="1.021" calcext:value-type="float">
            <text:p>1,021</text:p>
          </table:table-cell>
          <table:table-cell office:value-type="float" office:value="935535" calcext:value-type="float">
            <text:p>93553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3" calcext:value-type="float">
            <text:p>20181123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5" calcext:value-type="float">
            <text:p>1,045</text:p>
          </table:table-cell>
          <table:table-cell office:value-type="float" office:value="1.06" calcext:value-type="float">
            <text:p>1,06</text:p>
          </table:table-cell>
          <table:table-cell office:value-type="float" office:value="1.032" calcext:value-type="float">
            <text:p>1,032</text:p>
          </table:table-cell>
          <table:table-cell office:value-type="float" office:value="389832" calcext:value-type="float">
            <text:p>38983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6" calcext:value-type="float">
            <text:p>20181126</text:p>
          </table:table-cell>
          <table:table-cell office:value-type="float" office:value="1.05" calcext:value-type="float">
            <text:p>1,05</text:p>
          </table:table-cell>
          <table:table-cell office:value-type="float" office:value="1.069" calcext:value-type="float">
            <text:p>1,069</text:p>
          </table:table-cell>
          <table:table-cell office:value-type="float" office:value="1.08" calcext:value-type="float">
            <text:p>1,08</text:p>
          </table:table-cell>
          <table:table-cell office:value-type="float" office:value="1.041" calcext:value-type="float">
            <text:p>1,041</text:p>
          </table:table-cell>
          <table:table-cell office:value-type="float" office:value="885322" calcext:value-type="float">
            <text:p>88532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7" calcext:value-type="float">
            <text:p>20181127</text:p>
          </table:table-cell>
          <table:table-cell office:value-type="float" office:value="1.08" calcext:value-type="float">
            <text:p>1,08</text:p>
          </table:table-cell>
          <table:table-cell office:value-type="float" office:value="1.149" calcext:value-type="float">
            <text:p>1,149</text:p>
          </table:table-cell>
          <table:table-cell office:value-type="float" office:value="1.165" calcext:value-type="float">
            <text:p>1,165</text:p>
          </table:table-cell>
          <table:table-cell office:value-type="float" office:value="1.07" calcext:value-type="float">
            <text:p>1,07</text:p>
          </table:table-cell>
          <table:table-cell office:value-type="float" office:value="1456720" calcext:value-type="float">
            <text:p>14567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8" calcext:value-type="float">
            <text:p>20181128</text:p>
          </table:table-cell>
          <table:table-cell office:value-type="float" office:value="1.149" calcext:value-type="float">
            <text:p>1,149</text:p>
          </table:table-cell>
          <table:table-cell office:value-type="float" office:value="1.133" calcext:value-type="float">
            <text:p>1,133</text:p>
          </table:table-cell>
          <table:table-cell office:value-type="float" office:value="1.18" calcext:value-type="float">
            <text:p>1,18</text:p>
          </table:table-cell>
          <table:table-cell office:value-type="float" office:value="1.12" calcext:value-type="float">
            <text:p>1,12</text:p>
          </table:table-cell>
          <table:table-cell office:value-type="float" office:value="1117020" calcext:value-type="float">
            <text:p>111702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29" calcext:value-type="float">
            <text:p>20181129</text:p>
          </table:table-cell>
          <table:table-cell office:value-type="float" office:value="1.13" calcext:value-type="float">
            <text:p>1,13</text:p>
          </table:table-cell>
          <table:table-cell office:value-type="float" office:value="1.113" calcext:value-type="float">
            <text:p>1,113</text:p>
          </table:table-cell>
          <table:table-cell office:value-type="float" office:value="1.148" calcext:value-type="float">
            <text:p>1,148</text:p>
          </table:table-cell>
          <table:table-cell office:value-type="float" office:value="1.105" calcext:value-type="float">
            <text:p>1,105</text:p>
          </table:table-cell>
          <table:table-cell office:value-type="float" office:value="453089" calcext:value-type="float">
            <text:p>45308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130" calcext:value-type="float">
            <text:p>20181130</text:p>
          </table:table-cell>
          <table:table-cell office:value-type="float" office:value="1.12" calcext:value-type="float">
            <text:p>1,12</text:p>
          </table:table-cell>
          <table:table-cell office:value-type="float" office:value="1.076" calcext:value-type="float">
            <text:p>1,076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5193878" calcext:value-type="float">
            <text:p>51938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03" calcext:value-type="float">
            <text:p>20181203</text:p>
          </table:table-cell>
          <table:table-cell office:value-type="float" office:value="1.081" calcext:value-type="float">
            <text:p>1,081</text:p>
          </table:table-cell>
          <table:table-cell office:value-type="float" office:value="1.15" calcext:value-type="float">
            <text:p>1,15</text:p>
          </table:table-cell>
          <table:table-cell office:value-type="float" office:value="1.156" calcext:value-type="float">
            <text:p>1,156</text:p>
          </table:table-cell>
          <table:table-cell office:value-type="float" office:value="1.07" calcext:value-type="float">
            <text:p>1,07</text:p>
          </table:table-cell>
          <table:table-cell office:value-type="float" office:value="1205887" calcext:value-type="float">
            <text:p>120588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04" calcext:value-type="float">
            <text:p>20181204</text:p>
          </table:table-cell>
          <table:table-cell office:value-type="float" office:value="1.143" calcext:value-type="float">
            <text:p>1,143</text:p>
          </table:table-cell>
          <table:table-cell office:value-type="float" office:value="1.196" calcext:value-type="float">
            <text:p>1,196</text:p>
          </table:table-cell>
          <table:table-cell office:value-type="float" office:value="1.204" calcext:value-type="float">
            <text:p>1,204</text:p>
          </table:table-cell>
          <table:table-cell office:value-type="float" office:value="1.121" calcext:value-type="float">
            <text:p>1,121</text:p>
          </table:table-cell>
          <table:table-cell office:value-type="float" office:value="791927" calcext:value-type="float">
            <text:p>79192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05" calcext:value-type="float">
            <text:p>20181205</text:p>
          </table:table-cell>
          <table:table-cell office:value-type="float" office:value="1.194" calcext:value-type="float">
            <text:p>1,194</text:p>
          </table:table-cell>
          <table:table-cell office:value-type="float" office:value="1.237" calcext:value-type="float">
            <text:p>1,237</text:p>
          </table:table-cell>
          <table:table-cell office:value-type="float" office:value="1.26" calcext:value-type="float">
            <text:p>1,26</text:p>
          </table:table-cell>
          <table:table-cell office:value-type="float" office:value="1.176" calcext:value-type="float">
            <text:p>1,176</text:p>
          </table:table-cell>
          <table:table-cell office:value-type="float" office:value="730705" calcext:value-type="float">
            <text:p>7307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06" calcext:value-type="float">
            <text:p>20181206</text:p>
          </table:table-cell>
          <table:table-cell office:value-type="float" office:value="1.236" calcext:value-type="float">
            <text:p>1,236</text:p>
          </table:table-cell>
          <table:table-cell office:value-type="float" office:value="1.151" calcext:value-type="float">
            <text:p>1,151</text:p>
          </table:table-cell>
          <table:table-cell office:value-type="float" office:value="1.236" calcext:value-type="float">
            <text:p>1,236</text:p>
          </table:table-cell>
          <table:table-cell office:value-type="float" office:value="1.15" calcext:value-type="float">
            <text:p>1,15</text:p>
          </table:table-cell>
          <table:table-cell office:value-type="float" office:value="884302" calcext:value-type="float">
            <text:p>88430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07" calcext:value-type="float">
            <text:p>20181207</text:p>
          </table:table-cell>
          <table:table-cell office:value-type="float" office:value="1.162" calcext:value-type="float">
            <text:p>1,162</text:p>
          </table:table-cell>
          <table:table-cell office:value-type="float" office:value="1.153" calcext:value-type="float">
            <text:p>1,153</text:p>
          </table:table-cell>
          <table:table-cell office:value-type="float" office:value="1.186" calcext:value-type="float">
            <text:p>1,186</text:p>
          </table:table-cell>
          <table:table-cell office:value-type="float" office:value="1.15" calcext:value-type="float">
            <text:p>1,15</text:p>
          </table:table-cell>
          <table:table-cell office:value-type="float" office:value="396201" calcext:value-type="float">
            <text:p>39620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0" calcext:value-type="float">
            <text:p>20181210</text:p>
          </table:table-cell>
          <table:table-cell office:value-type="float" office:value="1.11" calcext:value-type="float">
            <text:p>1,11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789269" calcext:value-type="float">
            <text:p>78926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1" calcext:value-type="float">
            <text:p>20181211</text:p>
          </table:table-cell>
          <table:table-cell office:value-type="float" office:value="1.2" calcext:value-type="float">
            <text:p>1,2</text:p>
          </table:table-cell>
          <table:table-cell office:value-type="float" office:value="1.28" calcext:value-type="float">
            <text:p>1,28</text:p>
          </table:table-cell>
          <table:table-cell office:value-type="float" office:value="1.37" calcext:value-type="float">
            <text:p>1,37</text:p>
          </table:table-cell>
          <table:table-cell office:value-type="float" office:value="1.2" calcext:value-type="float">
            <text:p>1,2</text:p>
          </table:table-cell>
          <table:table-cell office:value-type="float" office:value="2649437" calcext:value-type="float">
            <text:p>264943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2" calcext:value-type="float">
            <text:p>20181212</text:p>
          </table:table-cell>
          <table:table-cell office:value-type="float" office:value="1.28" calcext:value-type="float">
            <text:p>1,28</text:p>
          </table:table-cell>
          <table:table-cell office:value-type="float" office:value="1.343" calcext:value-type="float">
            <text:p>1,343</text:p>
          </table:table-cell>
          <table:table-cell office:value-type="float" office:value="1.369" calcext:value-type="float">
            <text:p>1,369</text:p>
          </table:table-cell>
          <table:table-cell office:value-type="float" office:value="1.275" calcext:value-type="float">
            <text:p>1,275</text:p>
          </table:table-cell>
          <table:table-cell office:value-type="float" office:value="1412168" calcext:value-type="float">
            <text:p>141216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3" calcext:value-type="float">
            <text:p>20181213</text:p>
          </table:table-cell>
          <table:table-cell office:value-type="float" office:value="1.37" calcext:value-type="float">
            <text:p>1,37</text:p>
          </table:table-cell>
          <table:table-cell office:value-type="float" office:value="1.282" calcext:value-type="float">
            <text:p>1,282</text:p>
          </table:table-cell>
          <table:table-cell office:value-type="float" office:value="1.37" calcext:value-type="float">
            <text:p>1,37</text:p>
          </table:table-cell>
          <table:table-cell office:value-type="float" office:value="1.271" calcext:value-type="float">
            <text:p>1,271</text:p>
          </table:table-cell>
          <table:table-cell office:value-type="float" office:value="628652" calcext:value-type="float">
            <text:p>628652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4" calcext:value-type="float">
            <text:p>20181214</text:p>
          </table:table-cell>
          <table:table-cell office:value-type="float" office:value="1.27" calcext:value-type="float">
            <text:p>1,27</text:p>
          </table:table-cell>
          <table:table-cell office:value-type="float" office:value="1.251" calcext:value-type="float">
            <text:p>1,251</text:p>
          </table:table-cell>
          <table:table-cell office:value-type="float" office:value="1.276" calcext:value-type="float">
            <text:p>1,276</text:p>
          </table:table-cell>
          <table:table-cell office:value-type="float" office:value="1.242" calcext:value-type="float">
            <text:p>1,242</text:p>
          </table:table-cell>
          <table:table-cell office:value-type="float" office:value="471625" calcext:value-type="float">
            <text:p>47162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7" calcext:value-type="float">
            <text:p>20181217</text:p>
          </table:table-cell>
          <table:table-cell office:value-type="float" office:value="1.251" calcext:value-type="float">
            <text:p>1,251</text:p>
          </table:table-cell>
          <table:table-cell office:value-type="float" office:value="1.236" calcext:value-type="float">
            <text:p>1,236</text:p>
          </table:table-cell>
          <table:table-cell office:value-type="float" office:value="1.283" calcext:value-type="float">
            <text:p>1,283</text:p>
          </table:table-cell>
          <table:table-cell office:value-type="float" office:value="1.225" calcext:value-type="float">
            <text:p>1,225</text:p>
          </table:table-cell>
          <table:table-cell office:value-type="float" office:value="206359" calcext:value-type="float">
            <text:p>20635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8" calcext:value-type="float">
            <text:p>20181218</text:p>
          </table:table-cell>
          <table:table-cell office:value-type="float" office:value="1.212" calcext:value-type="float">
            <text:p>1,212</text:p>
          </table:table-cell>
          <table:table-cell office:value-type="float" office:value="1.207" calcext:value-type="float">
            <text:p>1,207</text:p>
          </table:table-cell>
          <table:table-cell office:value-type="float" office:value="1.226" calcext:value-type="float">
            <text:p>1,226</text:p>
          </table:table-cell>
          <table:table-cell office:value-type="float" office:value="1.19" calcext:value-type="float">
            <text:p>1,19</text:p>
          </table:table-cell>
          <table:table-cell office:value-type="float" office:value="626670" calcext:value-type="float">
            <text:p>626670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19" calcext:value-type="float">
            <text:p>20181219</text:p>
          </table:table-cell>
          <table:table-cell office:value-type="float" office:value="1.193" calcext:value-type="float">
            <text:p>1,193</text:p>
          </table:table-cell>
          <table:table-cell office:value-type="float" office:value="1.151" calcext:value-type="float">
            <text:p>1,151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" calcext:value-type="float">
            <text:p>1,15</text:p>
          </table:table-cell>
          <table:table-cell office:value-type="float" office:value="573181" calcext:value-type="float">
            <text:p>57318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20" calcext:value-type="float">
            <text:p>20181220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3" calcext:value-type="float">
            <text:p>1,13</text:p>
          </table:table-cell>
          <table:table-cell office:value-type="float" office:value="547228" calcext:value-type="float">
            <text:p>5472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21" calcext:value-type="float">
            <text:p>20181221</text:p>
          </table:table-cell>
          <table:table-cell office:value-type="float" office:value="1.155" calcext:value-type="float">
            <text:p>1,155</text:p>
          </table:table-cell>
          <table:table-cell office:value-type="float" office:value="1.167" calcext:value-type="float">
            <text:p>1,167</text:p>
          </table:table-cell>
          <table:table-cell office:value-type="float" office:value="1.181" calcext:value-type="float">
            <text:p>1,181</text:p>
          </table:table-cell>
          <table:table-cell office:value-type="float" office:value="1.139" calcext:value-type="float">
            <text:p>1,139</text:p>
          </table:table-cell>
          <table:table-cell office:value-type="float" office:value="874565" calcext:value-type="float">
            <text:p>87456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24" calcext:value-type="float">
            <text:p>20181224</text:p>
          </table:table-cell>
          <table:table-cell office:value-type="float" office:value="1.155" calcext:value-type="float">
            <text:p>1,155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55" calcext:value-type="float">
            <text:p>1,155</text:p>
          </table:table-cell>
          <table:table-cell office:value-type="float" office:value="194956" calcext:value-type="float">
            <text:p>19495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27" calcext:value-type="float">
            <text:p>20181227</text:p>
          </table:table-cell>
          <table:table-cell office:value-type="float" office:value="1.159" calcext:value-type="float">
            <text:p>1,159</text:p>
          </table:table-cell>
          <table:table-cell office:value-type="float" office:value="1.155" calcext:value-type="float">
            <text:p>1,155</text:p>
          </table:table-cell>
          <table:table-cell office:value-type="float" office:value="1.186" calcext:value-type="float">
            <text:p>1,186</text:p>
          </table:table-cell>
          <table:table-cell office:value-type="float" office:value="1.13" calcext:value-type="float">
            <text:p>1,13</text:p>
          </table:table-cell>
          <table:table-cell office:value-type="float" office:value="1171978" calcext:value-type="float">
            <text:p>117197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28" calcext:value-type="float">
            <text:p>20181228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1007585" calcext:value-type="float">
            <text:p>100758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81231" calcext:value-type="float">
            <text:p>2018123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904363" calcext:value-type="float">
            <text:p>90436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2" calcext:value-type="float">
            <text:p>2019010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22" calcext:value-type="float">
            <text:p>1,22</text:p>
          </table:table-cell>
          <table:table-cell office:value-type="float" office:value="1.08" calcext:value-type="float">
            <text:p>1,08</text:p>
          </table:table-cell>
          <table:table-cell office:value-type="float" office:value="1151991" calcext:value-type="float">
            <text:p>1151991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3" calcext:value-type="float">
            <text:p>20190103</text:p>
          </table:table-cell>
          <table:table-cell office:value-type="float" office:value="1.2" calcext:value-type="float">
            <text:p>1,2</text:p>
          </table:table-cell>
          <table:table-cell office:value-type="float" office:value="1.216" calcext:value-type="float">
            <text:p>1,216</text:p>
          </table:table-cell>
          <table:table-cell office:value-type="float" office:value="1.236" calcext:value-type="float">
            <text:p>1,236</text:p>
          </table:table-cell>
          <table:table-cell office:value-type="float" office:value="1.176" calcext:value-type="float">
            <text:p>1,176</text:p>
          </table:table-cell>
          <table:table-cell office:value-type="float" office:value="764843" calcext:value-type="float">
            <text:p>764843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4" calcext:value-type="float">
            <text:p>20190104</text:p>
          </table:table-cell>
          <table:table-cell office:value-type="float" office:value="1.22" calcext:value-type="float">
            <text:p>1,22</text:p>
          </table:table-cell>
          <table:table-cell office:value-type="float" office:value="1.3" calcext:value-type="float">
            <text:p>1,3</text:p>
          </table:table-cell>
          <table:table-cell office:value-type="float" office:value="1.33" calcext:value-type="float">
            <text:p>1,33</text:p>
          </table:table-cell>
          <table:table-cell office:value-type="float" office:value="1.22" calcext:value-type="float">
            <text:p>1,22</text:p>
          </table:table-cell>
          <table:table-cell office:value-type="float" office:value="1143346" calcext:value-type="float">
            <text:p>114334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7" calcext:value-type="float">
            <text:p>20190107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436" calcext:value-type="float">
            <text:p>1,436</text:p>
          </table:table-cell>
          <table:table-cell office:value-type="float" office:value="1.32" calcext:value-type="float">
            <text:p>1,32</text:p>
          </table:table-cell>
          <table:table-cell office:value-type="float" office:value="1524215" calcext:value-type="float">
            <text:p>152421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8" calcext:value-type="float">
            <text:p>20190108</text:p>
          </table:table-cell>
          <table:table-cell office:value-type="float" office:value="1.45" calcext:value-type="float">
            <text:p>1,45</text:p>
          </table:table-cell>
          <table:table-cell office:value-type="float" office:value="1.406" calcext:value-type="float">
            <text:p>1,406</text:p>
          </table:table-cell>
          <table:table-cell office:value-type="float" office:value="1.51" calcext:value-type="float">
            <text:p>1,51</text:p>
          </table:table-cell>
          <table:table-cell office:value-type="float" office:value="1.386" calcext:value-type="float">
            <text:p>1,386</text:p>
          </table:table-cell>
          <table:table-cell office:value-type="float" office:value="2230979" calcext:value-type="float">
            <text:p>2230979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09" calcext:value-type="float">
            <text:p>20190109</text:p>
          </table:table-cell>
          <table:table-cell table:number-columns-repeated="2" office:value-type="float" office:value="1.416" calcext:value-type="float">
            <text:p>1,416</text:p>
          </table:table-cell>
          <table:table-cell office:value-type="float" office:value="1.448" calcext:value-type="float">
            <text:p>1,448</text:p>
          </table:table-cell>
          <table:table-cell office:value-type="float" office:value="1.39" calcext:value-type="float">
            <text:p>1,39</text:p>
          </table:table-cell>
          <table:table-cell office:value-type="float" office:value="530057" calcext:value-type="float">
            <text:p>530057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10" calcext:value-type="float">
            <text:p>20190110</text:p>
          </table:table-cell>
          <table:table-cell office:value-type="float" office:value="1.415" calcext:value-type="float">
            <text:p>1,415</text:p>
          </table:table-cell>
          <table:table-cell office:value-type="float" office:value="1.401" calcext:value-type="float">
            <text:p>1,401</text:p>
          </table:table-cell>
          <table:table-cell office:value-type="float" office:value="1.429" calcext:value-type="float">
            <text:p>1,429</text:p>
          </table:table-cell>
          <table:table-cell office:value-type="float" office:value="1.399" calcext:value-type="float">
            <text:p>1,399</text:p>
          </table:table-cell>
          <table:table-cell office:value-type="float" office:value="199428" calcext:value-type="float">
            <text:p>199428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11" calcext:value-type="float">
            <text:p>20190111</text:p>
          </table:table-cell>
          <table:table-cell office:value-type="float" office:value="1.401" calcext:value-type="float">
            <text:p>1,401</text:p>
          </table:table-cell>
          <table:table-cell office:value-type="float" office:value="1.409" calcext:value-type="float">
            <text:p>1,409</text:p>
          </table:table-cell>
          <table:table-cell office:value-type="float" office:value="1.424" calcext:value-type="float">
            <text:p>1,424</text:p>
          </table:table-cell>
          <table:table-cell office:value-type="float" office:value="1.391" calcext:value-type="float">
            <text:p>1,391</text:p>
          </table:table-cell>
          <table:table-cell office:value-type="float" office:value="282905" calcext:value-type="float">
            <text:p>282905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14" calcext:value-type="float">
            <text:p>20190114</text:p>
          </table:table-cell>
          <table:table-cell office:value-type="float" office:value="1.41" calcext:value-type="float">
            <text:p>1,41</text:p>
          </table:table-cell>
          <table:table-cell office:value-type="float" office:value="1.355" calcext:value-type="float">
            <text:p>1,355</text:p>
          </table:table-cell>
          <table:table-cell office:value-type="float" office:value="1.418" calcext:value-type="float">
            <text:p>1,418</text:p>
          </table:table-cell>
          <table:table-cell office:value-type="float" office:value="1.355" calcext:value-type="float">
            <text:p>1,355</text:p>
          </table:table-cell>
          <table:table-cell office:value-type="float" office:value="536666" calcext:value-type="float">
            <text:p>536666</text:p>
          </table:table-cell>
          <table:table-cell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float" office:value="20190115" calcext:value-type="float">
            <text:p>20190115</text:p>
          </table:table-cell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  <table:table-cell office:value-type="float" office:value="1.39" calcext:value-type="float">
            <text:p>1,39</text:p>
          </table:table-cell>
          <table:table-cell office:value-type="float" office:value="1.29" calcext:value-type="float">
            <text:p>1,29</text:p>
          </table:table-cell>
          <table:table-cell office:value-type="float" office:value="1792140" calcext:value-type="float">
            <text:p>1792140</text:p>
          </table:table-cell>
          <table:table-cell office:value-type="boolean" office:boolean-value="false" calcext:value-type="boolean">
            <text:p>FALSO</text:p>
          </table:table-cell>
          <table:table-cell table:style-name="Default"/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.345" calcext:value-type="float">
            <text:p>1,345</text:p>
          </table:table-cell>
          <table:table-cell office:value-type="float" office:value="1.314" calcext:value-type="float">
            <text:p>1,314</text:p>
          </table:table-cell>
          <table:table-cell office:value-type="float" office:value="1.372" calcext:value-type="float">
            <text:p>1,372</text:p>
          </table:table-cell>
          <table:table-cell office:value-type="float" office:value="1.312" calcext:value-type="float">
            <text:p>1,312</text:p>
          </table:table-cell>
          <table:table-cell office:value-type="float" office:value="715477" calcext:value-type="float">
            <text:p>715477</text:p>
          </table:table-cell>
          <table:table-cell office:value-type="boolean" office:boolean-value="false" calcext:value-type="boolean">
            <text:p>FALSO</text:p>
          </table:table-cell>
          <table:table-cell table:style-name="Default"/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.31" calcext:value-type="float">
            <text:p>1,31</text:p>
          </table:table-cell>
          <table:table-cell office:value-type="float" office:value="1.27" calcext:value-type="float">
            <text:p>1,27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834030" calcext:value-type="float">
            <text:p>834030</text:p>
          </table:table-cell>
          <table:table-cell office:value-type="boolean" office:boolean-value="false" calcext:value-type="boolean">
            <text:p>FALSO</text:p>
          </table:table-cell>
          <table:table-cell table:style-name="Default"/>
        </table:table-row>
        <table:table-row table:style-name="ro1">
          <table:table-cell office:value-type="float" office:value="20190118" calcext:value-type="float">
            <text:p>20190118</text:p>
          </table:table-cell>
          <table:table-cell office:value-type="float" office:value="1.298" calcext:value-type="float">
            <text:p>1,298</text:p>
          </table:table-cell>
          <table:table-cell office:value-type="float" office:value="1.272" calcext:value-type="float">
            <text:p>1,272</text:p>
          </table:table-cell>
          <table:table-cell office:value-type="float" office:value="1.34" calcext:value-type="float">
            <text:p>1,34</text:p>
          </table:table-cell>
          <table:table-cell office:value-type="float" office:value="1.272" calcext:value-type="float">
            <text:p>1,272</text:p>
          </table:table-cell>
          <table:table-cell office:value-type="float" office:value="798617" calcext:value-type="float">
            <text:p>798617</text:p>
          </table:table-cell>
          <table:table-cell office:value-type="boolean" office:boolean-value="false" calcext:value-type="boolean">
            <text:p>FALSO</text:p>
          </table:table-cell>
          <table:table-cell table:style-name="Default"/>
        </table:table-row>
        <table:table-row table:style-name="ro1">
          <table:table-cell office:value-type="float" office:value="20190121" calcext:value-type="float">
            <text:p>20190121</text:p>
          </table:table-cell>
          <table:table-cell office:value-type="float" office:value="1.27" calcext:value-type="float">
            <text:p>1,27</text:p>
          </table:table-cell>
          <table:table-cell office:value-type="float" office:value="1.309" calcext:value-type="float">
            <text:p>1,309</text:p>
          </table:table-cell>
          <table:table-cell office:value-type="float" office:value="1.338" calcext:value-type="float">
            <text:p>1,338</text:p>
          </table:table-cell>
          <table:table-cell office:value-type="float" office:value="1.238" calcext:value-type="float">
            <text:p>1,238</text:p>
          </table:table-cell>
          <table:table-cell office:value-type="float" office:value="1192667" calcext:value-type="float">
            <text:p>1192667</text:p>
          </table:table-cell>
          <table:table-cell office:value-type="boolean" office:boolean-value="false" calcext:value-type="boolean">
            <text:p>FALSO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Hoja1.B5:Hoja1.B60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Hoja2.A1:Hoja2.G6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21:26:13.8610455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05:34.936568533</meta:creation-date>
    <meta:generator>LibreOffice/5.2.7.2$Linux_X86_64 LibreOffice_project/20m0$Build-2</meta:generator>
    <dc:date>2019-01-21T23:26:31.493510173</dc:date>
    <meta:editing-duration>PT1H47M12S</meta:editing-duration>
    <meta:editing-cycles>6</meta:editing-cycles>
    <meta:document-statistic meta:table-count="2" meta:cell-count="8867" meta:object-count="0"/>
  </office:meta>
</office:document-meta>
</file>